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f49e7b" officeooo:paragraph-rsid="00f49e7b"/>
    </style:style>
    <style:style style:name="P23" style:family="paragraph" style:parent-style-name="Text_20_body">
      <style:text-properties fo:language="es" fo:country="CO" officeooo:rsid="00a5e7ac" officeooo:paragraph-rsid="00f74edd"/>
    </style:style>
    <style:style style:name="P24" style:family="paragraph" style:parent-style-name="Text_20_body">
      <style:text-properties fo:language="es" fo:country="CO" officeooo:rsid="01000761" officeooo:paragraph-rsid="01a31220"/>
    </style:style>
    <style:style style:name="P25" style:family="paragraph" style:parent-style-name="Text_20_body">
      <style:text-properties fo:language="es" fo:country="CO" officeooo:rsid="01000761" officeooo:paragraph-rsid="0db9652b"/>
    </style:style>
    <style:style style:name="P26" style:family="paragraph" style:parent-style-name="Text_20_body">
      <style:text-properties fo:language="es" fo:country="CO" officeooo:rsid="010578ab" officeooo:paragraph-rsid="03c85faf"/>
    </style:style>
    <style:style style:name="P27" style:family="paragraph" style:parent-style-name="Text_20_body">
      <style:text-properties fo:language="es" fo:country="CO" officeooo:rsid="03ccb078" officeooo:paragraph-rsid="03ccb078"/>
    </style:style>
    <style:style style:name="P28" style:family="paragraph" style:parent-style-name="Text_20_body">
      <style:text-properties fo:language="es" fo:country="CO" officeooo:rsid="03ce9a03" officeooo:paragraph-rsid="03ce9a03"/>
    </style:style>
    <style:style style:name="P29" style:family="paragraph" style:parent-style-name="Text_20_body">
      <style:text-properties fo:language="es" fo:country="CO" officeooo:rsid="010a297d" officeooo:paragraph-rsid="011ca2c1"/>
    </style:style>
    <style:style style:name="P30" style:family="paragraph" style:parent-style-name="Text_20_body">
      <style:text-properties fo:language="es" fo:country="CO" officeooo:rsid="0114d5e3" officeooo:paragraph-rsid="012bdf35"/>
    </style:style>
    <style:style style:name="P31" style:family="paragraph" style:parent-style-name="Text_20_body">
      <style:text-properties fo:language="es" fo:country="CO" officeooo:rsid="012f9fb3" officeooo:paragraph-rsid="012f9fb3"/>
    </style:style>
    <style:style style:name="P32" style:family="paragraph" style:parent-style-name="Text_20_body">
      <style:text-properties fo:language="es" fo:country="CO" officeooo:rsid="013332dc" officeooo:paragraph-rsid="013332dc"/>
    </style:style>
    <style:style style:name="P33" style:family="paragraph" style:parent-style-name="Text_20_body">
      <style:text-properties fo:language="es" fo:country="CO" officeooo:rsid="0120b59c" officeooo:paragraph-rsid="013997e3"/>
    </style:style>
    <style:style style:name="P34" style:family="paragraph" style:parent-style-name="Text_20_body">
      <style:text-properties fo:language="es" fo:country="CO" officeooo:rsid="0123b5ba" officeooo:paragraph-rsid="013a4286"/>
    </style:style>
    <style:style style:name="P35" style:family="paragraph" style:parent-style-name="Text_20_body">
      <style:text-properties fo:language="es" fo:country="CO" officeooo:rsid="012cfb61" officeooo:paragraph-rsid="012cfb61"/>
    </style:style>
    <style:style style:name="P36" style:family="paragraph" style:parent-style-name="Text_20_body">
      <style:text-properties fo:language="es" fo:country="CO" officeooo:rsid="013fbec4" officeooo:paragraph-rsid="013fbec4"/>
    </style:style>
    <style:style style:name="P37" style:family="paragraph" style:parent-style-name="Text_20_body">
      <style:text-properties fo:language="es" fo:country="CO" officeooo:rsid="013fbec4" officeooo:paragraph-rsid="01414cbe"/>
    </style:style>
    <style:style style:name="P38" style:family="paragraph" style:parent-style-name="Text_20_body">
      <style:text-properties fo:language="es" fo:country="CO" officeooo:rsid="013fbec4" officeooo:paragraph-rsid="0142a5e0"/>
    </style:style>
    <style:style style:name="P39" style:family="paragraph" style:parent-style-name="Text_20_body">
      <style:text-properties fo:language="es" fo:country="CO" officeooo:rsid="013fbec4" officeooo:paragraph-rsid="01c1fee3"/>
    </style:style>
    <style:style style:name="P40" style:family="paragraph" style:parent-style-name="Text_20_body">
      <style:text-properties fo:language="es" fo:country="CO" officeooo:rsid="013fbec4" officeooo:paragraph-rsid="01c9ec77"/>
    </style:style>
    <style:style style:name="P41" style:family="paragraph" style:parent-style-name="Text_20_body">
      <style:text-properties fo:language="es" fo:country="CO" officeooo:rsid="017d0b30" officeooo:paragraph-rsid="017d0b30"/>
    </style:style>
    <style:style style:name="P42" style:family="paragraph" style:parent-style-name="Text_20_body">
      <style:text-properties fo:language="es" fo:country="CO" officeooo:rsid="0145970f" officeooo:paragraph-rsid="014d9b7a"/>
    </style:style>
    <style:style style:name="P43" style:family="paragraph" style:parent-style-name="Text_20_body">
      <style:text-properties fo:language="es" fo:country="CO" officeooo:rsid="017bad34" officeooo:paragraph-rsid="017bad34"/>
    </style:style>
    <style:style style:name="P44" style:family="paragraph" style:parent-style-name="Text_20_body">
      <style:text-properties fo:language="es" fo:country="CO" officeooo:rsid="014cbac3" officeooo:paragraph-rsid="014d9b7a"/>
    </style:style>
    <style:style style:name="P45" style:family="paragraph" style:parent-style-name="Text_20_body">
      <style:text-properties fo:language="es" fo:country="CO" officeooo:rsid="0154c6ed" officeooo:paragraph-rsid="01d70448"/>
    </style:style>
    <style:style style:name="P46" style:family="paragraph" style:parent-style-name="Text_20_body">
      <style:text-properties fo:language="es" fo:country="CO" officeooo:rsid="014fcbd1" officeooo:paragraph-rsid="015d1c3e"/>
    </style:style>
    <style:style style:name="P47" style:family="paragraph" style:parent-style-name="Text_20_body">
      <style:text-properties fo:language="es" fo:country="CO" officeooo:rsid="03d4835b" officeooo:paragraph-rsid="03da8ddd"/>
    </style:style>
    <style:style style:name="P48" style:family="paragraph" style:parent-style-name="Text_20_body">
      <style:text-properties fo:language="es" fo:country="CO" officeooo:rsid="016962a7" officeooo:paragraph-rsid="016962a7"/>
    </style:style>
    <style:style style:name="P49" style:family="paragraph" style:parent-style-name="Text_20_body">
      <style:text-properties fo:language="es" fo:country="CO" officeooo:rsid="0161361c" officeooo:paragraph-rsid="0161361c"/>
    </style:style>
    <style:style style:name="P50" style:family="paragraph" style:parent-style-name="Text_20_body">
      <style:text-properties fo:language="es" fo:country="CO" officeooo:rsid="0161361c" officeooo:paragraph-rsid="016dd611"/>
    </style:style>
    <style:style style:name="P51" style:family="paragraph" style:parent-style-name="Text_20_body">
      <style:text-properties fo:language="es" fo:country="CO" officeooo:rsid="0161361c" officeooo:paragraph-rsid="017fa54d"/>
    </style:style>
    <style:style style:name="P52" style:family="paragraph" style:parent-style-name="Text_20_body">
      <style:text-properties fo:language="es" fo:country="CO" officeooo:rsid="01a662fe" officeooo:paragraph-rsid="02197cd0"/>
    </style:style>
    <style:style style:name="P53" style:family="paragraph" style:parent-style-name="Text_20_body">
      <style:text-properties fo:language="es" fo:country="CO" officeooo:rsid="02197cd0" officeooo:paragraph-rsid="02197cd0"/>
    </style:style>
    <style:style style:name="P54" style:family="paragraph" style:parent-style-name="Text_20_body">
      <style:text-properties fo:language="es" fo:country="CO" officeooo:rsid="021c7508" officeooo:paragraph-rsid="021c7508"/>
    </style:style>
    <style:style style:name="P55" style:family="paragraph" style:parent-style-name="Text_20_body">
      <style:text-properties fo:language="es" fo:country="CO" officeooo:rsid="01807387" officeooo:paragraph-rsid="01807387"/>
    </style:style>
    <style:style style:name="P56" style:family="paragraph" style:parent-style-name="Text_20_body">
      <style:text-properties fo:language="es" fo:country="CO" officeooo:rsid="0182804b" officeooo:paragraph-rsid="0182804b"/>
    </style:style>
    <style:style style:name="P57" style:family="paragraph" style:parent-style-name="Text_20_body">
      <style:text-properties fo:language="es" fo:country="CO" officeooo:rsid="016377cf" officeooo:paragraph-rsid="01639181"/>
    </style:style>
    <style:style style:name="P58" style:family="paragraph" style:parent-style-name="Text_20_body">
      <style:text-properties fo:language="es" fo:country="CO" officeooo:rsid="01639181" officeooo:paragraph-rsid="01639181"/>
    </style:style>
    <style:style style:name="P59" style:family="paragraph" style:parent-style-name="Text_20_body">
      <style:text-properties fo:language="es" fo:country="CO" officeooo:rsid="01653ce3" officeooo:paragraph-rsid="0171b47b"/>
    </style:style>
    <style:style style:name="P60" style:family="paragraph" style:parent-style-name="Text_20_body">
      <style:text-properties fo:language="es" fo:country="CO" officeooo:rsid="01653ce3" officeooo:paragraph-rsid="017ac598"/>
    </style:style>
    <style:style style:name="P61" style:family="paragraph" style:parent-style-name="Text_20_body">
      <style:text-properties fo:language="es" fo:country="CO" officeooo:rsid="03e34693" officeooo:paragraph-rsid="03e5fd92"/>
    </style:style>
    <style:style style:name="P62" style:family="paragraph" style:parent-style-name="Text_20_body">
      <style:text-properties fo:language="es" fo:country="CO" officeooo:rsid="01796376" officeooo:paragraph-rsid="018a18ee"/>
    </style:style>
    <style:style style:name="P63" style:family="paragraph" style:parent-style-name="Text_20_body">
      <style:text-properties fo:language="es" fo:country="CO" officeooo:rsid="03e6cac4" officeooo:paragraph-rsid="0171b47b"/>
    </style:style>
    <style:style style:name="P64" style:family="paragraph" style:parent-style-name="Text_20_body">
      <style:text-properties fo:language="es" fo:country="CO" officeooo:rsid="03e883be" officeooo:paragraph-rsid="03e883be"/>
    </style:style>
    <style:style style:name="P65" style:family="paragraph" style:parent-style-name="Text_20_body">
      <style:text-properties fo:language="es" fo:country="CO" officeooo:rsid="01a77b2d" officeooo:paragraph-rsid="01a77b2d"/>
    </style:style>
    <style:style style:name="P66" style:family="paragraph" style:parent-style-name="Text_20_body">
      <style:text-properties fo:language="es" fo:country="CO" officeooo:rsid="01a77b2d" officeooo:paragraph-rsid="01b0112f"/>
    </style:style>
    <style:style style:name="P67" style:family="paragraph" style:parent-style-name="Text_20_body">
      <style:text-properties fo:language="es" fo:country="CO" officeooo:rsid="01a77b2d" officeooo:paragraph-rsid="12a109df"/>
    </style:style>
    <style:style style:name="P68" style:family="paragraph" style:parent-style-name="Text_20_body">
      <style:text-properties fo:language="es" fo:country="CO" officeooo:rsid="01a96a20" officeooo:paragraph-rsid="01a96a20"/>
    </style:style>
    <style:style style:name="P69" style:family="paragraph" style:parent-style-name="Text_20_body">
      <style:text-properties fo:language="es" fo:country="CO" officeooo:rsid="01a96a20" officeooo:paragraph-rsid="01f82ea0"/>
    </style:style>
    <style:style style:name="P70" style:family="paragraph" style:parent-style-name="Text_20_body">
      <style:text-properties fo:language="es" fo:country="CO" officeooo:rsid="01a96a20" officeooo:paragraph-rsid="12a970e8"/>
    </style:style>
    <style:style style:name="P71" style:family="paragraph" style:parent-style-name="Text_20_body">
      <style:text-properties fo:language="es" fo:country="CO" officeooo:rsid="01aeec51" officeooo:paragraph-rsid="01aeec51"/>
    </style:style>
    <style:style style:name="P72" style:family="paragraph" style:parent-style-name="Text_20_body">
      <style:text-properties fo:language="es" fo:country="CO" officeooo:rsid="01b9100b" officeooo:paragraph-rsid="01b9100b"/>
    </style:style>
    <style:style style:name="P73" style:family="paragraph" style:parent-style-name="Text_20_body">
      <style:text-properties fo:language="es" fo:country="CO" officeooo:rsid="01baa223" officeooo:paragraph-rsid="01baa223"/>
    </style:style>
    <style:style style:name="P74" style:family="paragraph" style:parent-style-name="Text_20_body">
      <style:text-properties fo:language="es" fo:country="CO" officeooo:rsid="01bfe8c7" officeooo:paragraph-rsid="01c9ec77"/>
    </style:style>
    <style:style style:name="P75" style:family="paragraph" style:parent-style-name="Text_20_body">
      <style:text-properties fo:language="es" fo:country="CO" officeooo:rsid="01bfe8c7" officeooo:paragraph-rsid="01bfe8c7"/>
    </style:style>
    <style:style style:name="P76" style:family="paragraph" style:parent-style-name="Text_20_body">
      <style:text-properties fo:language="es" fo:country="CO" officeooo:paragraph-rsid="020d67b6"/>
    </style:style>
    <style:style style:name="P77" style:family="paragraph" style:parent-style-name="Text_20_body">
      <style:text-properties fo:language="es" fo:country="CO" officeooo:rsid="0210484e" officeooo:paragraph-rsid="0210484e"/>
    </style:style>
    <style:style style:name="P78" style:family="paragraph" style:parent-style-name="Text_20_body">
      <style:text-properties fo:language="es" fo:country="CO" officeooo:rsid="026ade1b" officeooo:paragraph-rsid="026ade1b"/>
    </style:style>
    <style:style style:name="P79" style:family="paragraph" style:parent-style-name="Text_20_body">
      <style:text-properties fo:language="es" fo:country="CO" officeooo:rsid="021b3d59" officeooo:paragraph-rsid="0251dff9"/>
    </style:style>
    <style:style style:name="P80" style:family="paragraph" style:parent-style-name="Text_20_body">
      <style:text-properties fo:language="es" fo:country="CO" officeooo:rsid="021d77cf" officeooo:paragraph-rsid="0251dff9"/>
    </style:style>
    <style:style style:name="P81" style:family="paragraph" style:parent-style-name="Text_20_body">
      <style:text-properties fo:language="es" fo:country="CO" officeooo:rsid="0231b468" officeooo:paragraph-rsid="0251dff9"/>
    </style:style>
    <style:style style:name="P82" style:family="paragraph" style:parent-style-name="Text_20_body">
      <style:text-properties fo:language="es" fo:country="CO" officeooo:rsid="023492b4" officeooo:paragraph-rsid="0251dff9"/>
    </style:style>
    <style:style style:name="P83" style:family="paragraph" style:parent-style-name="Text_20_body">
      <style:text-properties fo:language="es" fo:country="CO" officeooo:rsid="0235f541" officeooo:paragraph-rsid="0251dff9"/>
    </style:style>
    <style:style style:name="P84" style:family="paragraph" style:parent-style-name="Text_20_body">
      <style:text-properties fo:language="es" fo:country="CO" officeooo:rsid="023f4c45" officeooo:paragraph-rsid="0251dff9"/>
    </style:style>
    <style:style style:name="P85" style:family="paragraph" style:parent-style-name="Text_20_body">
      <style:text-properties fo:language="es" fo:country="CO" officeooo:rsid="02407cbd" officeooo:paragraph-rsid="0251dff9"/>
    </style:style>
    <style:style style:name="P86" style:family="paragraph" style:parent-style-name="Text_20_body">
      <style:text-properties fo:language="es" fo:country="CO" officeooo:rsid="02436015" officeooo:paragraph-rsid="0251dff9"/>
    </style:style>
    <style:style style:name="P87" style:family="paragraph" style:parent-style-name="Text_20_body">
      <style:text-properties fo:language="es" fo:country="CO" officeooo:rsid="02495ed3" officeooo:paragraph-rsid="0251dff9"/>
    </style:style>
    <style:style style:name="P88" style:family="paragraph" style:parent-style-name="Text_20_body">
      <style:text-properties fo:language="es" fo:country="CO" officeooo:rsid="024963c2" officeooo:paragraph-rsid="0251dff9"/>
    </style:style>
    <style:style style:name="P89" style:family="paragraph" style:parent-style-name="Text_20_body">
      <style:text-properties fo:language="es" fo:country="CO" officeooo:rsid="024b3330" officeooo:paragraph-rsid="0251dff9"/>
    </style:style>
    <style:style style:name="P90" style:family="paragraph" style:parent-style-name="Text_20_body">
      <style:text-properties fo:language="es" fo:country="CO" officeooo:rsid="025c8888" officeooo:paragraph-rsid="025c8888"/>
    </style:style>
    <style:style style:name="P91" style:family="paragraph" style:parent-style-name="Text_20_body">
      <style:text-properties fo:language="es" fo:country="CO" officeooo:rsid="025c8888" officeooo:paragraph-rsid="04cd7424"/>
    </style:style>
    <style:style style:name="P92" style:family="paragraph" style:parent-style-name="Text_20_body">
      <style:text-properties fo:language="es" fo:country="CO" officeooo:rsid="02aa88e2" officeooo:paragraph-rsid="02b95869"/>
    </style:style>
    <style:style style:name="P93" style:family="paragraph" style:parent-style-name="Text_20_body">
      <style:text-properties fo:language="es" fo:country="CO" officeooo:paragraph-rsid="02b95869"/>
    </style:style>
    <style:style style:name="P94" style:family="paragraph" style:parent-style-name="Text_20_body">
      <style:text-properties fo:language="es" fo:country="CO" officeooo:rsid="02b4fe04" officeooo:paragraph-rsid="02b95869"/>
    </style:style>
    <style:style style:name="P95" style:family="paragraph" style:parent-style-name="Text_20_body">
      <style:text-properties fo:language="es" fo:country="CO" officeooo:rsid="028041ac" officeooo:paragraph-rsid="02b95869"/>
    </style:style>
    <style:style style:name="P96" style:family="paragraph" style:parent-style-name="Text_20_body">
      <style:text-properties fo:language="es" fo:country="CO" officeooo:rsid="028208a9" officeooo:paragraph-rsid="02b95869"/>
    </style:style>
    <style:style style:name="P97" style:family="paragraph" style:parent-style-name="Text_20_body">
      <style:text-properties fo:language="es" fo:country="CO" officeooo:rsid="02823c00" officeooo:paragraph-rsid="02b95869"/>
    </style:style>
    <style:style style:name="P98" style:family="paragraph" style:parent-style-name="Text_20_body">
      <style:text-properties fo:language="es" fo:country="CO" officeooo:rsid="0286b2c3" officeooo:paragraph-rsid="02b95869"/>
    </style:style>
    <style:style style:name="P99" style:family="paragraph" style:parent-style-name="Text_20_body">
      <style:text-properties fo:language="es" fo:country="CO" officeooo:rsid="02881920" officeooo:paragraph-rsid="02b95869"/>
    </style:style>
    <style:style style:name="P100" style:family="paragraph" style:parent-style-name="Text_20_body">
      <style:text-properties fo:language="es" fo:country="CO" officeooo:rsid="02887173" officeooo:paragraph-rsid="02b95869"/>
    </style:style>
    <style:style style:name="P101" style:family="paragraph" style:parent-style-name="Text_20_body">
      <style:text-properties fo:language="es" fo:country="CO" officeooo:rsid="0294fd86" officeooo:paragraph-rsid="04522b60"/>
    </style:style>
    <style:style style:name="P102" style:family="paragraph" style:parent-style-name="Text_20_body">
      <style:text-properties fo:language="es" fo:country="CO" officeooo:rsid="028e86e0" officeooo:paragraph-rsid="04522b60"/>
    </style:style>
    <style:style style:name="P103" style:family="paragraph" style:parent-style-name="Text_20_body">
      <style:text-properties fo:language="es" fo:country="CO" officeooo:rsid="028b146c" officeooo:paragraph-rsid="045422a4"/>
    </style:style>
    <style:style style:name="P104" style:family="paragraph" style:parent-style-name="Text_20_body">
      <style:text-properties fo:language="es" fo:country="CO" officeooo:rsid="028b146c" officeooo:paragraph-rsid="02b95869"/>
    </style:style>
    <style:style style:name="P105" style:family="paragraph" style:parent-style-name="Text_20_body">
      <style:text-properties fo:language="es" fo:country="CO" officeooo:rsid="04522b60" officeooo:paragraph-rsid="04522b60"/>
    </style:style>
    <style:style style:name="P106" style:family="paragraph" style:parent-style-name="Text_20_body">
      <style:text-properties fo:language="es" fo:country="CO" officeooo:rsid="0455348e" officeooo:paragraph-rsid="0455348e"/>
    </style:style>
    <style:style style:name="P107" style:family="paragraph" style:parent-style-name="Text_20_body">
      <style:text-properties fo:language="es" fo:country="CO" officeooo:rsid="045722db" officeooo:paragraph-rsid="045722db"/>
    </style:style>
    <style:style style:name="P108" style:family="paragraph" style:parent-style-name="Text_20_body">
      <style:text-properties fo:language="es" fo:country="CO" officeooo:rsid="045cef78" officeooo:paragraph-rsid="045cef78"/>
    </style:style>
    <style:style style:name="P109" style:family="paragraph" style:parent-style-name="Text_20_body">
      <style:text-properties fo:language="es" fo:country="CO" officeooo:rsid="01dcc891" officeooo:paragraph-rsid="026dcf6f"/>
    </style:style>
    <style:style style:name="P110" style:family="paragraph" style:parent-style-name="Text_20_body">
      <style:text-properties fo:language="es" fo:country="CO" officeooo:rsid="01deb207" officeooo:paragraph-rsid="026dcf6f"/>
    </style:style>
    <style:style style:name="P111" style:family="paragraph" style:parent-style-name="Text_20_body">
      <style:text-properties fo:language="es" fo:country="CO" officeooo:rsid="01e15068" officeooo:paragraph-rsid="026dcf6f"/>
    </style:style>
    <style:style style:name="P112" style:family="paragraph" style:parent-style-name="Text_20_body">
      <style:text-properties fo:language="es" fo:country="CO" officeooo:rsid="01e1f83e" officeooo:paragraph-rsid="026dcf6f"/>
    </style:style>
    <style:style style:name="P113" style:family="paragraph" style:parent-style-name="Text_20_body">
      <style:text-properties fo:language="es" fo:country="CO" officeooo:rsid="024ddbdb" officeooo:paragraph-rsid="026dcf6f"/>
    </style:style>
    <style:style style:name="P114" style:family="paragraph" style:parent-style-name="Text_20_body">
      <style:text-properties fo:language="es" fo:country="CO" officeooo:rsid="01e5f1a0" officeooo:paragraph-rsid="026dcf6f"/>
    </style:style>
    <style:style style:name="P115" style:family="paragraph" style:parent-style-name="Text_20_body">
      <style:text-properties fo:language="es" fo:country="CO" officeooo:rsid="01e5f1a0" officeooo:paragraph-rsid="0e5ae425"/>
    </style:style>
    <style:style style:name="P116" style:family="paragraph" style:parent-style-name="Text_20_body">
      <style:text-properties fo:language="es" fo:country="CO" officeooo:rsid="01e76af2" officeooo:paragraph-rsid="026dcf6f"/>
    </style:style>
    <style:style style:name="P117" style:family="paragraph" style:parent-style-name="Text_20_body">
      <style:text-properties fo:language="es" fo:country="CO" officeooo:rsid="01e76af2" officeooo:paragraph-rsid="0e5ae425"/>
    </style:style>
    <style:style style:name="P118" style:family="paragraph" style:parent-style-name="Text_20_body">
      <style:text-properties fo:language="es" fo:country="CO" officeooo:rsid="02c2f943" officeooo:paragraph-rsid="02c2f943"/>
    </style:style>
    <style:style style:name="P119" style:family="paragraph" style:parent-style-name="Text_20_body">
      <style:text-properties fo:language="es" fo:country="CO" officeooo:rsid="02c34328" officeooo:paragraph-rsid="02c34328"/>
    </style:style>
    <style:style style:name="P120" style:family="paragraph" style:parent-style-name="Text_20_body">
      <style:text-properties fo:language="es" fo:country="CO" officeooo:rsid="02c36c18" officeooo:paragraph-rsid="02c36c18"/>
    </style:style>
    <style:style style:name="P121" style:family="paragraph" style:parent-style-name="Text_20_body">
      <style:text-properties fo:language="es" fo:country="CO" officeooo:rsid="02c36c18" officeooo:paragraph-rsid="02c43678"/>
    </style:style>
    <style:style style:name="P122" style:family="paragraph" style:parent-style-name="Text_20_body">
      <style:text-properties fo:language="es" fo:country="CO" officeooo:rsid="02c36c18" officeooo:paragraph-rsid="02c565b2"/>
    </style:style>
    <style:style style:name="P123" style:family="paragraph" style:parent-style-name="Text_20_body">
      <style:text-properties fo:language="es" fo:country="CO" officeooo:rsid="02c58765" officeooo:paragraph-rsid="02c58765"/>
    </style:style>
    <style:style style:name="P124" style:family="paragraph" style:parent-style-name="Text_20_body">
      <style:text-properties fo:language="es" fo:country="CO" officeooo:rsid="02c7927c" officeooo:paragraph-rsid="02c7927c"/>
    </style:style>
    <style:style style:name="P125" style:family="paragraph" style:parent-style-name="Text_20_body">
      <style:text-properties fo:language="es" fo:country="CO" officeooo:rsid="02c8e01f" officeooo:paragraph-rsid="02c8e01f"/>
    </style:style>
    <style:style style:name="P126" style:family="paragraph" style:parent-style-name="Text_20_body">
      <style:text-properties fo:language="es" fo:country="CO" officeooo:rsid="02cbc61e" officeooo:paragraph-rsid="02cbc61e"/>
    </style:style>
    <style:style style:name="P127" style:family="paragraph" style:parent-style-name="Text_20_body">
      <style:text-properties fo:language="es" fo:country="CO" officeooo:rsid="02cbd061" officeooo:paragraph-rsid="02cc7059"/>
    </style:style>
    <style:style style:name="P128" style:family="paragraph" style:parent-style-name="Text_20_body">
      <style:text-properties fo:language="es" fo:country="CO" officeooo:rsid="02cc7059" officeooo:paragraph-rsid="02cc7059"/>
    </style:style>
    <style:style style:name="P129" style:family="paragraph" style:parent-style-name="Text_20_body">
      <style:text-properties fo:language="es" fo:country="CO" officeooo:rsid="02d4fb39" officeooo:paragraph-rsid="02d4fb39"/>
    </style:style>
    <style:style style:name="P130" style:family="paragraph" style:parent-style-name="Text_20_body">
      <style:text-properties fo:language="es" fo:country="CO" officeooo:rsid="02d5e946" officeooo:paragraph-rsid="02d5e946"/>
    </style:style>
    <style:style style:name="P131" style:family="paragraph" style:parent-style-name="Text_20_body">
      <style:text-properties fo:language="es" fo:country="CO" officeooo:rsid="02d73229" officeooo:paragraph-rsid="02d73229"/>
    </style:style>
    <style:style style:name="P132" style:family="paragraph" style:parent-style-name="Text_20_body">
      <style:text-properties fo:language="es" fo:country="CO" officeooo:rsid="02d9fd6d" officeooo:paragraph-rsid="02ecd45b"/>
    </style:style>
    <style:style style:name="P133" style:family="paragraph" style:parent-style-name="Text_20_body">
      <style:text-properties fo:language="es" fo:country="CO" officeooo:rsid="02e22cbe" officeooo:paragraph-rsid="02e22cbe"/>
    </style:style>
    <style:style style:name="P134" style:family="paragraph" style:parent-style-name="Text_20_body">
      <style:text-properties fo:language="es" fo:country="CO" officeooo:rsid="02e22cbe" officeooo:paragraph-rsid="02e5ea5a"/>
    </style:style>
    <style:style style:name="P135" style:family="paragraph" style:parent-style-name="Text_20_body">
      <style:text-properties fo:language="es" fo:country="CO" officeooo:rsid="02e22cbe" officeooo:paragraph-rsid="11be5a8f"/>
    </style:style>
    <style:style style:name="P136" style:family="paragraph" style:parent-style-name="Text_20_body">
      <style:text-properties fo:language="es" fo:country="CO" officeooo:rsid="02e2bb9c" officeooo:paragraph-rsid="02e5ea5a"/>
    </style:style>
    <style:style style:name="P137" style:family="paragraph" style:parent-style-name="Text_20_body">
      <style:text-properties fo:language="es" fo:country="CO" officeooo:rsid="02e5ea5a" officeooo:paragraph-rsid="02e5ea5a"/>
    </style:style>
    <style:style style:name="P138" style:family="paragraph" style:parent-style-name="Text_20_body">
      <style:text-properties fo:language="es" fo:country="CO" officeooo:rsid="02e7bbb2" officeooo:paragraph-rsid="02e7bbb2"/>
    </style:style>
    <style:style style:name="P139" style:family="paragraph" style:parent-style-name="Text_20_body">
      <style:text-properties fo:language="es" fo:country="CO" officeooo:rsid="02f7553d" officeooo:paragraph-rsid="02f7553d"/>
    </style:style>
    <style:style style:name="P140" style:family="paragraph" style:parent-style-name="Text_20_body">
      <style:text-properties fo:language="es" fo:country="CO" officeooo:rsid="02f7553d" officeooo:paragraph-rsid="03065852"/>
    </style:style>
    <style:style style:name="P141" style:family="paragraph" style:parent-style-name="Text_20_body">
      <style:text-properties fo:language="es" fo:country="CO" officeooo:rsid="02f7553d" officeooo:paragraph-rsid="0460add5"/>
    </style:style>
    <style:style style:name="P142" style:family="paragraph" style:parent-style-name="Text_20_body">
      <style:text-properties fo:language="es" fo:country="CO" officeooo:rsid="02f7553d" officeooo:paragraph-rsid="0463a9d7"/>
    </style:style>
    <style:style style:name="P143" style:family="paragraph" style:parent-style-name="Text_20_body">
      <style:text-properties fo:language="es" fo:country="CO" officeooo:rsid="02f7553d" officeooo:paragraph-rsid="050b8176"/>
    </style:style>
    <style:style style:name="P144" style:family="paragraph" style:parent-style-name="Text_20_body">
      <style:text-properties fo:language="es" fo:country="CO" officeooo:rsid="02f7553d" officeooo:paragraph-rsid="05498773"/>
    </style:style>
    <style:style style:name="P145" style:family="paragraph" style:parent-style-name="Text_20_body">
      <style:text-properties fo:language="es" fo:country="CO" officeooo:rsid="02f7553d" officeooo:paragraph-rsid="0561bfae"/>
    </style:style>
    <style:style style:name="P146" style:family="paragraph" style:parent-style-name="Text_20_body">
      <style:text-properties fo:language="es" fo:country="CO" officeooo:rsid="02f7553d" officeooo:paragraph-rsid="05a65b54"/>
    </style:style>
    <style:style style:name="P147" style:family="paragraph" style:parent-style-name="Text_20_body">
      <style:text-properties fo:language="es" fo:country="CO" officeooo:rsid="046094a1" officeooo:paragraph-rsid="0460add5"/>
    </style:style>
    <style:style style:name="P148" style:family="paragraph" style:parent-style-name="Text_20_body">
      <style:text-properties fo:language="es" fo:country="CO" officeooo:rsid="046094a1" officeooo:paragraph-rsid="050b8176"/>
    </style:style>
    <style:style style:name="P149" style:family="paragraph" style:parent-style-name="Text_20_body">
      <style:text-properties fo:language="es" fo:country="CO" officeooo:rsid="046094a1" officeooo:paragraph-rsid="05a65b54"/>
    </style:style>
    <style:style style:name="P150" style:family="paragraph" style:parent-style-name="Text_20_body">
      <style:text-properties fo:language="es" fo:country="CO" officeooo:rsid="0460add5" officeooo:paragraph-rsid="0460add5"/>
    </style:style>
    <style:style style:name="P151" style:family="paragraph" style:parent-style-name="Text_20_body">
      <style:text-properties fo:language="es" fo:country="CO" officeooo:rsid="0463a9d7" officeooo:paragraph-rsid="0463a9d7"/>
    </style:style>
    <style:style style:name="P152" style:family="paragraph" style:parent-style-name="Text_20_body">
      <style:text-properties fo:language="es" fo:country="CO" officeooo:rsid="02fe250d" officeooo:paragraph-rsid="0304e70e"/>
    </style:style>
    <style:style style:name="P153" style:family="paragraph" style:parent-style-name="Text_20_body">
      <style:text-properties fo:language="es" fo:country="CO" officeooo:rsid="0304e70e" officeooo:paragraph-rsid="031fc113"/>
    </style:style>
    <style:style style:name="P154" style:family="paragraph" style:parent-style-name="Text_20_body">
      <style:text-properties fo:language="es" fo:country="CO" officeooo:rsid="0304e70e" officeooo:paragraph-rsid="0304e70e"/>
    </style:style>
    <style:style style:name="P155" style:family="paragraph" style:parent-style-name="Text_20_body">
      <style:text-properties fo:language="es" fo:country="CO" officeooo:rsid="0304e70e" officeooo:paragraph-rsid="069aab83"/>
    </style:style>
    <style:style style:name="P156" style:family="paragraph" style:parent-style-name="Text_20_body">
      <style:text-properties fo:language="es" fo:country="CO" officeooo:rsid="030447b6" officeooo:paragraph-rsid="030447b6"/>
    </style:style>
    <style:style style:name="P157" style:family="paragraph" style:parent-style-name="Text_20_body">
      <style:text-properties fo:language="es" fo:country="CO" officeooo:rsid="0254bbe6" officeooo:paragraph-rsid="02ff3f0c"/>
    </style:style>
    <style:style style:name="P158" style:family="paragraph" style:parent-style-name="Text_20_body">
      <style:text-properties fo:language="es" fo:country="CO" officeooo:rsid="0254bbe6" officeooo:paragraph-rsid="069b66dd"/>
    </style:style>
    <style:style style:name="P159" style:family="paragraph" style:parent-style-name="Text_20_body">
      <style:text-properties fo:language="es" fo:country="CO" officeooo:rsid="02ff3f0c" officeooo:paragraph-rsid="02ff3f0c"/>
    </style:style>
    <style:style style:name="P160" style:family="paragraph" style:parent-style-name="Text_20_body">
      <style:text-properties fo:language="es" fo:country="CO" officeooo:rsid="030016e6" officeooo:paragraph-rsid="030016e6"/>
    </style:style>
    <style:style style:name="P161" style:family="paragraph" style:parent-style-name="Text_20_body">
      <style:text-properties fo:language="es" fo:country="CO" officeooo:rsid="030180e0" officeooo:paragraph-rsid="030180e0"/>
    </style:style>
    <style:style style:name="P162" style:family="paragraph" style:parent-style-name="Text_20_body">
      <style:text-properties fo:language="es" fo:country="CO" officeooo:rsid="033c9e1c" officeooo:paragraph-rsid="033c9e1c"/>
    </style:style>
    <style:style style:name="P163" style:family="paragraph" style:parent-style-name="Text_20_body">
      <style:text-properties fo:language="es" fo:country="CO" officeooo:rsid="033e6771" officeooo:paragraph-rsid="036a76bd"/>
    </style:style>
    <style:style style:name="P164" style:family="paragraph" style:parent-style-name="Text_20_body">
      <style:text-properties fo:language="es" fo:country="CO" officeooo:rsid="033e6771" officeooo:paragraph-rsid="033e6771"/>
    </style:style>
    <style:style style:name="P165" style:family="paragraph" style:parent-style-name="Text_20_body">
      <style:text-properties fo:language="es" fo:country="CO" officeooo:rsid="0357b6aa" officeooo:paragraph-rsid="0357b6aa"/>
    </style:style>
    <style:style style:name="P166" style:family="paragraph" style:parent-style-name="Text_20_body">
      <style:text-properties fo:language="es" fo:country="CO" officeooo:rsid="0317b03c" officeooo:paragraph-rsid="0317b03c"/>
    </style:style>
    <style:style style:name="P167" style:family="paragraph" style:parent-style-name="Text_20_body">
      <style:text-properties fo:language="es" fo:country="CO" officeooo:rsid="032aaf6e" officeooo:paragraph-rsid="032aaf6e"/>
    </style:style>
    <style:style style:name="P168" style:family="paragraph" style:parent-style-name="Text_20_body">
      <style:text-properties fo:language="es" fo:country="CO" officeooo:rsid="032c4f6f" officeooo:paragraph-rsid="032c4f6f"/>
    </style:style>
    <style:style style:name="P169" style:family="paragraph" style:parent-style-name="Text_20_body">
      <style:text-properties fo:language="es" fo:country="CO" officeooo:rsid="032d5bc8" officeooo:paragraph-rsid="032d5bc8"/>
    </style:style>
    <style:style style:name="P170" style:family="paragraph" style:parent-style-name="Text_20_body">
      <style:text-properties fo:language="es" fo:country="CO" officeooo:rsid="032fb55d" officeooo:paragraph-rsid="032fb55d"/>
    </style:style>
    <style:style style:name="P171" style:family="paragraph" style:parent-style-name="Text_20_body">
      <style:text-properties fo:language="es" fo:country="CO" officeooo:rsid="0337b3e1" officeooo:paragraph-rsid="036e82ba"/>
    </style:style>
    <style:style style:name="P172" style:family="paragraph" style:parent-style-name="Text_20_body">
      <style:text-properties fo:language="es" fo:country="CO" officeooo:rsid="0337b3e1" officeooo:paragraph-rsid="069b66dd"/>
    </style:style>
    <style:style style:name="P173" style:family="paragraph" style:parent-style-name="Text_20_body">
      <style:text-properties fo:language="es" fo:country="CO" officeooo:rsid="036ff6cf" officeooo:paragraph-rsid="036ff6cf"/>
    </style:style>
    <style:style style:name="P174" style:family="paragraph" style:parent-style-name="Text_20_body">
      <style:text-properties fo:language="es" fo:country="CO" officeooo:rsid="037253e1" officeooo:paragraph-rsid="037253e1"/>
    </style:style>
    <style:style style:name="P175" style:family="paragraph" style:parent-style-name="Text_20_body">
      <style:text-properties fo:language="es" fo:country="CO" officeooo:rsid="037385b5" officeooo:paragraph-rsid="03762854"/>
    </style:style>
    <style:style style:name="P176" style:family="paragraph" style:parent-style-name="Text_20_body">
      <style:text-properties fo:language="es" fo:country="CO" officeooo:rsid="033ae18f" officeooo:paragraph-rsid="036e82ba"/>
    </style:style>
    <style:style style:name="P177" style:family="paragraph" style:parent-style-name="Text_20_body">
      <style:text-properties fo:language="es" fo:country="CO" officeooo:rsid="037943c5" officeooo:paragraph-rsid="037943c5"/>
    </style:style>
    <style:style style:name="P178" style:family="paragraph" style:parent-style-name="Text_20_body">
      <style:text-properties fo:language="es" fo:country="CO" officeooo:rsid="037d8119" officeooo:paragraph-rsid="037d8119"/>
    </style:style>
    <style:style style:name="P179" style:family="paragraph" style:parent-style-name="Text_20_body">
      <style:text-properties fo:language="es" fo:country="CO" officeooo:rsid="0388f378" officeooo:paragraph-rsid="0388f378"/>
    </style:style>
    <style:style style:name="P180" style:family="paragraph" style:parent-style-name="Text_20_body">
      <style:text-properties fo:language="es" fo:country="CO" officeooo:rsid="0388f378" officeooo:paragraph-rsid="038a82e4"/>
    </style:style>
    <style:style style:name="P181" style:family="paragraph" style:parent-style-name="Text_20_body">
      <style:text-properties fo:language="es" fo:country="CO" officeooo:rsid="0388f378" officeooo:paragraph-rsid="038de66b"/>
    </style:style>
    <style:style style:name="P182" style:family="paragraph" style:parent-style-name="Text_20_body">
      <style:text-properties fo:language="es" fo:country="CO" officeooo:rsid="037e50d7" officeooo:paragraph-rsid="03975d19"/>
    </style:style>
    <style:style style:name="P183" style:family="paragraph" style:parent-style-name="Text_20_body">
      <style:text-properties fo:language="es" fo:country="CO" officeooo:rsid="037e50d7" officeooo:paragraph-rsid="037e50d7"/>
    </style:style>
    <style:style style:name="P184" style:family="paragraph" style:parent-style-name="Text_20_body">
      <style:text-properties fo:language="es" fo:country="CO" officeooo:rsid="04a965fa" officeooo:paragraph-rsid="04a965fa"/>
    </style:style>
    <style:style style:name="P185" style:family="paragraph" style:parent-style-name="Text_20_body">
      <style:text-properties fo:language="es" fo:country="CO" officeooo:rsid="04b657c1" officeooo:paragraph-rsid="04c64927"/>
    </style:style>
    <style:style style:name="P186" style:family="paragraph" style:parent-style-name="Text_20_body">
      <style:text-properties fo:language="es" fo:country="CO" officeooo:rsid="04b657c1" officeooo:paragraph-rsid="055cafd1"/>
    </style:style>
    <style:style style:name="P187" style:family="paragraph" style:parent-style-name="Text_20_body">
      <style:text-properties fo:language="es" fo:country="CO" officeooo:rsid="04b657c1" officeooo:paragraph-rsid="0527783a"/>
    </style:style>
    <style:style style:name="P188" style:family="paragraph" style:parent-style-name="Text_20_body">
      <style:text-properties fo:language="es" fo:country="CO" officeooo:rsid="04b657c1" officeooo:paragraph-rsid="055d2be8"/>
    </style:style>
    <style:style style:name="P189" style:family="paragraph" style:parent-style-name="Text_20_body">
      <style:text-properties fo:language="es" fo:country="CO" officeooo:rsid="04b657c1" officeooo:paragraph-rsid="05ded9b0"/>
    </style:style>
    <style:style style:name="P190" style:family="paragraph" style:parent-style-name="Text_20_body">
      <style:text-properties fo:language="es" fo:country="CO" officeooo:rsid="04cd7424" officeooo:paragraph-rsid="04cd7424"/>
    </style:style>
    <style:style style:name="P191" style:family="paragraph" style:parent-style-name="Text_20_body">
      <style:text-properties fo:language="es" fo:country="CO" officeooo:rsid="04db6a82" officeooo:paragraph-rsid="04e37ca6"/>
    </style:style>
    <style:style style:name="P192" style:family="paragraph" style:parent-style-name="Text_20_body">
      <style:text-properties fo:language="es" fo:country="CO" officeooo:rsid="04c64927" officeooo:paragraph-rsid="04ed9486"/>
    </style:style>
    <style:style style:name="P193" style:family="paragraph" style:parent-style-name="Text_20_body">
      <style:text-properties fo:language="es" fo:country="CO" officeooo:rsid="04c2bd44" officeooo:paragraph-rsid="0527783a"/>
    </style:style>
    <style:style style:name="P194" style:family="paragraph" style:parent-style-name="Text_20_body">
      <style:text-properties fo:language="es" fo:country="CO" officeooo:rsid="050d5c27" officeooo:paragraph-rsid="050d5c27"/>
    </style:style>
    <style:style style:name="P195" style:family="paragraph" style:parent-style-name="Text_20_body">
      <style:text-properties fo:language="es" fo:country="CO" officeooo:rsid="05312e72" officeooo:paragraph-rsid="0537e74b"/>
    </style:style>
    <style:style style:name="P196" style:family="paragraph" style:parent-style-name="Text_20_body">
      <style:text-properties fo:language="es" fo:country="CO" officeooo:rsid="05312e72" officeooo:paragraph-rsid="05455a76"/>
    </style:style>
    <style:style style:name="P197" style:family="paragraph" style:parent-style-name="Text_20_body">
      <style:text-properties fo:language="es" fo:country="CO" officeooo:rsid="0305f075" officeooo:paragraph-rsid="0310d98f"/>
    </style:style>
    <style:style style:name="P198" style:family="paragraph" style:parent-style-name="Text_20_body">
      <style:text-properties fo:language="es" fo:country="CO" officeooo:rsid="053fce70" officeooo:paragraph-rsid="0542e953"/>
    </style:style>
    <style:style style:name="P199" style:family="paragraph" style:parent-style-name="Text_20_body">
      <style:text-properties fo:language="es" fo:country="CO" officeooo:rsid="050b8176" officeooo:paragraph-rsid="05455a76"/>
    </style:style>
    <style:style style:name="P200" style:family="paragraph" style:parent-style-name="Text_20_body">
      <style:text-properties fo:language="es" fo:country="CO" officeooo:rsid="052a4d86" officeooo:paragraph-rsid="0556a074"/>
    </style:style>
    <style:style style:name="P201" style:family="paragraph" style:parent-style-name="Text_20_body">
      <style:text-properties fo:language="es" fo:country="CO" officeooo:rsid="02cef25d" officeooo:paragraph-rsid="02d3bbe8"/>
    </style:style>
    <style:style style:name="P202" style:family="paragraph" style:parent-style-name="Text_20_body">
      <style:text-properties fo:language="es" fo:country="CO" officeooo:rsid="02bceb7c" officeooo:paragraph-rsid="0569af48"/>
    </style:style>
    <style:style style:name="P203" style:family="paragraph" style:parent-style-name="Text_20_body">
      <style:text-properties fo:language="es" fo:country="CO" officeooo:rsid="02bceb7c" officeooo:paragraph-rsid="0e5ae425"/>
    </style:style>
    <style:style style:name="P204" style:family="paragraph" style:parent-style-name="Text_20_body">
      <style:text-properties fo:language="es" fo:country="CO" officeooo:rsid="024e8fb3" officeooo:paragraph-rsid="0566573c"/>
    </style:style>
    <style:style style:name="P205" style:family="paragraph" style:parent-style-name="Text_20_body">
      <style:text-properties fo:language="es" fo:country="CO" officeooo:rsid="056b7f9f" officeooo:paragraph-rsid="056b7f9f"/>
    </style:style>
    <style:style style:name="P206" style:family="paragraph" style:parent-style-name="Text_20_body">
      <style:text-properties fo:language="es" fo:country="CO" officeooo:rsid="05a65b54" officeooo:paragraph-rsid="05a65b54"/>
    </style:style>
    <style:style style:name="P207" style:family="paragraph" style:parent-style-name="Text_20_body">
      <style:text-properties fo:language="es" fo:country="CO" officeooo:rsid="056d4f24" officeooo:paragraph-rsid="05717fbb"/>
    </style:style>
    <style:style style:name="P208" style:family="paragraph" style:parent-style-name="Text_20_body">
      <style:text-properties fo:language="es" fo:country="CO" officeooo:rsid="0617c587" officeooo:paragraph-rsid="0617c587"/>
    </style:style>
    <style:style style:name="P209" style:family="paragraph" style:parent-style-name="Text_20_body">
      <style:text-properties fo:language="es" fo:country="CO" officeooo:rsid="046b79ed" officeooo:paragraph-rsid="068bfd50"/>
    </style:style>
    <style:style style:name="P210" style:family="paragraph" style:parent-style-name="Text_20_body">
      <style:text-properties fo:language="es" fo:country="CO" officeooo:rsid="047786c8" officeooo:paragraph-rsid="068bfd50"/>
    </style:style>
    <style:style style:name="P211" style:family="paragraph" style:parent-style-name="Text_20_body">
      <style:text-properties fo:language="es" fo:country="CO" officeooo:paragraph-rsid="068bfd50"/>
    </style:style>
    <style:style style:name="P212" style:family="paragraph" style:parent-style-name="Text_20_body">
      <style:text-properties fo:language="es" fo:country="CO" officeooo:rsid="04698f91" officeooo:paragraph-rsid="0691f29d"/>
    </style:style>
    <style:style style:name="P213" style:family="paragraph" style:parent-style-name="Text_20_body">
      <style:text-properties fo:language="es" fo:country="CO" officeooo:rsid="049776a0" officeooo:paragraph-rsid="0691f29d"/>
    </style:style>
    <style:style style:name="P214" style:family="paragraph" style:parent-style-name="Text_20_body">
      <style:text-properties fo:language="es" fo:country="CO" officeooo:rsid="049776a0" officeooo:paragraph-rsid="07027f8b"/>
    </style:style>
    <style:style style:name="P215" style:family="paragraph" style:parent-style-name="Text_20_body">
      <style:text-properties fo:language="es" fo:country="CO" officeooo:rsid="04989c3c" officeooo:paragraph-rsid="0691f29d"/>
    </style:style>
    <style:style style:name="P216" style:family="paragraph" style:parent-style-name="Text_20_body">
      <style:text-properties fo:language="es" fo:country="CO" officeooo:rsid="049f4a57" officeooo:paragraph-rsid="0691f29d"/>
    </style:style>
    <style:style style:name="P217" style:family="paragraph" style:parent-style-name="Text_20_body">
      <style:text-properties fo:language="es" fo:country="CO" officeooo:paragraph-rsid="0691f29d"/>
    </style:style>
    <style:style style:name="P218" style:family="paragraph" style:parent-style-name="Text_20_body">
      <style:text-properties fo:language="es" fo:country="CO" officeooo:rsid="0336fe4d" officeooo:paragraph-rsid="069b66dd"/>
    </style:style>
    <style:style style:name="P219" style:family="paragraph" style:parent-style-name="Text_20_body">
      <style:text-properties fo:language="es" fo:country="CO" officeooo:rsid="0256015a" officeooo:paragraph-rsid="069b66dd"/>
    </style:style>
    <style:style style:name="P220" style:family="paragraph" style:parent-style-name="Text_20_body">
      <style:text-properties fo:language="es" fo:country="CO" officeooo:rsid="0259833c" officeooo:paragraph-rsid="069b66dd"/>
    </style:style>
    <style:style style:name="P221" style:family="paragraph" style:parent-style-name="Text_20_body">
      <style:text-properties fo:language="es" fo:country="CO" officeooo:rsid="025d82d6" officeooo:paragraph-rsid="069b66dd"/>
    </style:style>
    <style:style style:name="P222" style:family="paragraph" style:parent-style-name="Text_20_body">
      <style:text-properties fo:language="es" fo:country="CO" officeooo:rsid="06b56314" officeooo:paragraph-rsid="06b56314"/>
    </style:style>
    <style:style style:name="P223" style:family="paragraph" style:parent-style-name="Text_20_body">
      <style:text-properties fo:language="es" fo:country="CO" officeooo:rsid="037ed679" officeooo:paragraph-rsid="037ed679"/>
    </style:style>
    <style:style style:name="P224" style:family="paragraph" style:parent-style-name="Text_20_body">
      <style:text-properties fo:language="es" fo:country="CO" officeooo:rsid="07027f8b" officeooo:paragraph-rsid="07027f8b"/>
    </style:style>
    <style:style style:name="P225" style:family="paragraph" style:parent-style-name="Text_20_body">
      <style:text-properties fo:language="es" fo:country="CO" officeooo:rsid="070fe9f3" officeooo:paragraph-rsid="070fe9f3"/>
    </style:style>
    <style:style style:name="P226" style:family="paragraph" style:parent-style-name="Text_20_body">
      <style:text-properties fo:language="es" fo:country="CO" officeooo:rsid="0715d81a" officeooo:paragraph-rsid="0729446b"/>
    </style:style>
    <style:style style:name="P227" style:family="paragraph" style:parent-style-name="Text_20_body">
      <style:text-properties fo:language="es" fo:country="CO" officeooo:rsid="070b7aa6" officeooo:paragraph-rsid="070b7aa6"/>
    </style:style>
    <style:style style:name="P228" style:family="paragraph" style:parent-style-name="Text_20_body">
      <style:text-properties fo:language="es" fo:country="CO" officeooo:rsid="07cad10c" officeooo:paragraph-rsid="07cad10c"/>
    </style:style>
    <style:style style:name="P229" style:family="paragraph" style:parent-style-name="Text_20_body">
      <style:text-properties fo:language="es" fo:country="CO" officeooo:rsid="07b104b2" officeooo:paragraph-rsid="07b104b2"/>
    </style:style>
    <style:style style:name="P230" style:family="paragraph" style:parent-style-name="Text_20_body">
      <style:text-properties fo:language="es" fo:country="CO" officeooo:rsid="07fa4f3f" officeooo:paragraph-rsid="07faf899"/>
    </style:style>
    <style:style style:name="P231" style:family="paragraph" style:parent-style-name="Text_20_body">
      <style:text-properties fo:language="es" fo:country="CO" officeooo:rsid="08ef0057" officeooo:paragraph-rsid="08ef0057"/>
    </style:style>
    <style:style style:name="P232" style:family="paragraph" style:parent-style-name="Text_20_body">
      <style:text-properties fo:language="es" fo:country="CO" officeooo:rsid="090462b8" officeooo:paragraph-rsid="090462b8"/>
    </style:style>
    <style:style style:name="P233" style:family="paragraph" style:parent-style-name="Text_20_body">
      <style:text-properties fo:language="es" fo:country="CO" officeooo:rsid="08bf5c03" officeooo:paragraph-rsid="0940d532"/>
    </style:style>
    <style:style style:name="P234" style:family="paragraph" style:parent-style-name="Text_20_body">
      <style:text-properties fo:language="es" fo:country="CO" officeooo:rsid="0aa93d55" officeooo:paragraph-rsid="0aa93d55"/>
    </style:style>
    <style:style style:name="P235" style:family="paragraph" style:parent-style-name="Text_20_body">
      <style:text-properties fo:language="es" fo:country="CO" officeooo:rsid="0aa93d55" officeooo:paragraph-rsid="0b252d53"/>
    </style:style>
    <style:style style:name="P236" style:family="paragraph" style:parent-style-name="Text_20_body">
      <style:text-properties fo:language="es" fo:country="CO" officeooo:rsid="0db373c4" officeooo:paragraph-rsid="0db373c4"/>
    </style:style>
    <style:style style:name="P237" style:family="paragraph" style:parent-style-name="Text_20_body">
      <style:text-properties fo:language="es" fo:country="CO" officeooo:rsid="0db4b36e" officeooo:paragraph-rsid="0db4f1a1"/>
    </style:style>
    <style:style style:name="P238" style:family="paragraph" style:parent-style-name="Text_20_body">
      <style:text-properties fo:language="es" fo:country="CO" officeooo:rsid="0db4f1a1" officeooo:paragraph-rsid="0db66007"/>
    </style:style>
    <style:style style:name="P239" style:family="paragraph" style:parent-style-name="Text_20_body">
      <style:text-properties fo:language="es" fo:country="CO" officeooo:rsid="0db66007" officeooo:paragraph-rsid="0db66007"/>
    </style:style>
    <style:style style:name="P240" style:family="paragraph" style:parent-style-name="Text_20_body">
      <style:text-properties fo:language="es" fo:country="CO" officeooo:rsid="03fa6fe8" officeooo:paragraph-rsid="03cf56f8"/>
    </style:style>
    <style:style style:name="P241" style:family="paragraph" style:parent-style-name="Text_20_body">
      <style:text-properties fo:language="es" fo:country="CO" officeooo:rsid="0dc764db" officeooo:paragraph-rsid="0dc764db"/>
    </style:style>
    <style:style style:name="P242" style:family="paragraph" style:parent-style-name="Text_20_body">
      <style:text-properties fo:language="es" fo:country="CO" officeooo:rsid="0dc764db" officeooo:paragraph-rsid="0ddec886"/>
    </style:style>
    <style:style style:name="P243" style:family="paragraph" style:parent-style-name="Text_20_body">
      <style:text-properties fo:language="es" fo:country="CO" officeooo:rsid="0dc764db" officeooo:paragraph-rsid="0de32c0f"/>
    </style:style>
    <style:style style:name="P244" style:family="paragraph" style:parent-style-name="Text_20_body">
      <style:text-properties fo:language="es" fo:country="CO" officeooo:rsid="0dc8eef0" officeooo:paragraph-rsid="0dd6221e"/>
    </style:style>
    <style:style style:name="P245" style:family="paragraph" style:parent-style-name="Text_20_body">
      <style:text-properties fo:language="es" fo:country="CO" officeooo:rsid="0dc8eef0" officeooo:paragraph-rsid="0de32c0f"/>
    </style:style>
    <style:style style:name="P246" style:family="paragraph" style:parent-style-name="Text_20_body">
      <style:text-properties fo:language="es" fo:country="CO" officeooo:rsid="0dc9d7b3" officeooo:paragraph-rsid="0dd9ec6f"/>
    </style:style>
    <style:style style:name="P247" style:family="paragraph" style:parent-style-name="Text_20_body">
      <style:text-properties fo:language="es" fo:country="CO" officeooo:rsid="0dc9d7b3" officeooo:paragraph-rsid="0de32c0f"/>
    </style:style>
    <style:style style:name="P248" style:family="paragraph" style:parent-style-name="Text_20_body">
      <style:text-properties fo:language="es" fo:country="CO" officeooo:rsid="0db967d2" officeooo:paragraph-rsid="0dbb06b1"/>
    </style:style>
    <style:style style:name="P249" style:family="paragraph" style:parent-style-name="Text_20_body">
      <style:text-properties fo:language="es" fo:country="CO" officeooo:rsid="0de32c0f" officeooo:paragraph-rsid="0de32c0f"/>
    </style:style>
    <style:style style:name="P250" style:family="paragraph" style:parent-style-name="Text_20_body">
      <style:text-properties fo:language="es" fo:country="CO" officeooo:rsid="0dd0b0a7" officeooo:paragraph-rsid="0dd9ec6f"/>
    </style:style>
    <style:style style:name="P251" style:family="paragraph" style:parent-style-name="Text_20_body">
      <style:text-properties fo:language="es" fo:country="CO" officeooo:rsid="0dd0b0a7" officeooo:paragraph-rsid="0de32c0f"/>
    </style:style>
    <style:style style:name="P252" style:family="paragraph" style:parent-style-name="Text_20_body">
      <style:text-properties fo:language="es" fo:country="CO" officeooo:rsid="02df7a71" officeooo:paragraph-rsid="0e496fe2"/>
    </style:style>
    <style:style style:name="P253" style:family="paragraph" style:parent-style-name="Text_20_body">
      <style:text-properties fo:language="es" fo:country="CO" officeooo:rsid="0e5afb58" officeooo:paragraph-rsid="0e5afb58"/>
    </style:style>
    <style:style style:name="P254" style:family="paragraph" style:parent-style-name="Text_20_body">
      <style:text-properties fo:language="es" fo:country="CO" officeooo:rsid="0e5afb58" officeooo:paragraph-rsid="0e5c2b7f"/>
    </style:style>
    <style:style style:name="P255" style:family="paragraph" style:parent-style-name="Text_20_body">
      <style:text-properties fo:language="es" fo:country="CO" officeooo:rsid="0e5da6b8" officeooo:paragraph-rsid="0e5da6b8"/>
    </style:style>
    <style:style style:name="P256" style:family="paragraph" style:parent-style-name="Text_20_body">
      <style:text-properties fo:language="es" fo:country="CO" officeooo:rsid="0e78a580" officeooo:paragraph-rsid="0e78a580"/>
    </style:style>
    <style:style style:name="P257" style:family="paragraph" style:parent-style-name="Text_20_body">
      <style:text-properties fo:language="es" fo:country="CO" officeooo:rsid="0e78a580" officeooo:paragraph-rsid="0e7e2918"/>
    </style:style>
    <style:style style:name="P258" style:family="paragraph" style:parent-style-name="Text_20_body">
      <style:text-properties fo:language="es" fo:country="CO" officeooo:rsid="0e78bd5a" officeooo:paragraph-rsid="0e78bd5a"/>
    </style:style>
    <style:style style:name="P259" style:family="paragraph" style:parent-style-name="Text_20_body">
      <style:text-properties fo:language="es" fo:country="CO" officeooo:rsid="0e78bd5a" officeooo:paragraph-rsid="0e7a29b3"/>
    </style:style>
    <style:style style:name="P260" style:family="paragraph" style:parent-style-name="Text_20_body">
      <style:text-properties fo:language="es" fo:country="CO" officeooo:rsid="0e78bd5a" officeooo:paragraph-rsid="0e7d5217"/>
    </style:style>
    <style:style style:name="P261" style:family="paragraph" style:parent-style-name="Text_20_body">
      <style:text-properties fo:language="es" fo:country="CO" officeooo:rsid="0e809547" officeooo:paragraph-rsid="0e809547"/>
    </style:style>
    <style:style style:name="P262" style:family="paragraph" style:parent-style-name="Text_20_body">
      <style:text-properties fo:language="es" fo:country="CO" officeooo:rsid="0ea4aed2" officeooo:paragraph-rsid="0ea8b228"/>
    </style:style>
    <style:style style:name="P263" style:family="paragraph" style:parent-style-name="Text_20_body">
      <style:text-properties fo:language="es" fo:country="CO" officeooo:rsid="0ea4aed2" officeooo:paragraph-rsid="0eab1c32"/>
    </style:style>
    <style:style style:name="P264" style:family="paragraph" style:parent-style-name="Text_20_body">
      <style:text-properties fo:language="es" fo:country="CO" officeooo:rsid="0efbdd9b" officeooo:paragraph-rsid="0efc01c0"/>
    </style:style>
    <style:style style:name="P265" style:family="paragraph" style:parent-style-name="Text_20_body">
      <style:text-properties fo:language="es" fo:country="CO" officeooo:rsid="0efd92fa" officeooo:paragraph-rsid="0eff5c78"/>
    </style:style>
    <style:style style:name="P266" style:family="paragraph" style:parent-style-name="Text_20_body">
      <style:text-properties fo:language="es" fo:country="CO" officeooo:rsid="0eff5c78" officeooo:paragraph-rsid="0effdd1f"/>
    </style:style>
    <style:style style:name="P267" style:family="paragraph" style:parent-style-name="Text_20_body">
      <style:text-properties fo:language="es" fo:country="CO" officeooo:rsid="0eff5c78" officeooo:paragraph-rsid="0eff5c78"/>
    </style:style>
    <style:style style:name="P268" style:family="paragraph" style:parent-style-name="Text_20_body">
      <style:text-properties fo:language="es" fo:country="CO" officeooo:rsid="0effdd1f" officeooo:paragraph-rsid="0effdd1f"/>
    </style:style>
    <style:style style:name="P269" style:family="paragraph" style:parent-style-name="Text_20_body">
      <style:text-properties fo:language="es" fo:country="CO" officeooo:rsid="0f01155c" officeooo:paragraph-rsid="0f0838c5"/>
    </style:style>
    <style:style style:name="P270" style:family="paragraph" style:parent-style-name="Text_20_body">
      <style:text-properties fo:language="es" fo:country="CO" officeooo:rsid="0f08961a" officeooo:paragraph-rsid="0f08961a"/>
    </style:style>
    <style:style style:name="P271" style:family="paragraph" style:parent-style-name="Text_20_body">
      <style:text-properties fo:language="es" fo:country="CO" officeooo:rsid="0f0a5acc" officeooo:paragraph-rsid="0f0a5acc"/>
    </style:style>
    <style:style style:name="P272" style:family="paragraph" style:parent-style-name="Text_20_body">
      <style:text-properties fo:language="es" fo:country="CO" officeooo:rsid="106573a8" officeooo:paragraph-rsid="106573a8"/>
    </style:style>
    <style:style style:name="P273" style:family="paragraph" style:parent-style-name="Text_20_body">
      <style:text-properties fo:language="es" fo:country="CO" officeooo:rsid="0e752868" officeooo:paragraph-rsid="122c1e23"/>
    </style:style>
    <style:style style:name="P274" style:family="paragraph" style:parent-style-name="Text_20_body">
      <style:text-properties fo:language="es" fo:country="CO" officeooo:rsid="0e752868" officeooo:paragraph-rsid="1233bf7e"/>
    </style:style>
    <style:style style:name="P275" style:family="paragraph" style:parent-style-name="Text_20_body">
      <style:text-properties fo:language="es" fo:country="CO" officeooo:rsid="1237bdc0" officeooo:paragraph-rsid="1237bdc0"/>
    </style:style>
    <style:style style:name="P276" style:family="paragraph" style:parent-style-name="Text_20_body">
      <style:text-properties fo:language="es" fo:country="CO" officeooo:rsid="12381ed6" officeooo:paragraph-rsid="12381ed6"/>
    </style:style>
    <style:style style:name="P277" style:family="paragraph" style:parent-style-name="Text_20_body">
      <style:text-properties fo:language="es" fo:country="CO" officeooo:rsid="12381ed6" officeooo:paragraph-rsid="12390511"/>
    </style:style>
    <style:style style:name="P278" style:family="paragraph" style:parent-style-name="Text_20_body">
      <style:text-properties fo:language="es" fo:country="CO" officeooo:rsid="12390511" officeooo:paragraph-rsid="12390511"/>
    </style:style>
    <style:style style:name="P279" style:family="paragraph" style:parent-style-name="Text_20_body">
      <style:text-properties fo:language="es" fo:country="CO" officeooo:rsid="1233bf7e" officeooo:paragraph-rsid="1233bf7e"/>
    </style:style>
    <style:style style:name="P280" style:family="paragraph" style:parent-style-name="Text_20_body">
      <style:text-properties fo:language="es" fo:country="CO" officeooo:rsid="123cfcee" officeooo:paragraph-rsid="123cfcee"/>
    </style:style>
    <style:style style:name="P281" style:family="paragraph" style:parent-style-name="Text_20_body">
      <style:text-properties fo:language="es" fo:country="CO" officeooo:rsid="123eaf57" officeooo:paragraph-rsid="123eaf57"/>
    </style:style>
    <style:style style:name="P282" style:family="paragraph" style:parent-style-name="Text_20_body">
      <style:text-properties fo:language="es" fo:country="CO" officeooo:rsid="1240b4d3" officeooo:paragraph-rsid="1240b4d3"/>
    </style:style>
    <style:style style:name="P283" style:family="paragraph" style:parent-style-name="Text_20_body">
      <style:text-properties fo:language="es" fo:country="CO" officeooo:rsid="12429fdb" officeooo:paragraph-rsid="12429fdb"/>
    </style:style>
    <style:style style:name="P284" style:family="paragraph" style:parent-style-name="Text_20_body">
      <style:text-properties fo:language="es" fo:country="CO" officeooo:rsid="12429fdb" officeooo:paragraph-rsid="1245d6e3"/>
    </style:style>
    <style:style style:name="P285" style:family="paragraph" style:parent-style-name="Text_20_body">
      <style:text-properties fo:language="es" fo:country="CO" officeooo:rsid="12429fdb" officeooo:paragraph-rsid="124739d2"/>
    </style:style>
    <style:style style:name="P286" style:family="paragraph" style:parent-style-name="Text_20_body">
      <style:text-properties fo:language="es" fo:country="CO" officeooo:rsid="12482d30" officeooo:paragraph-rsid="12482d30"/>
    </style:style>
    <style:style style:name="P287" style:family="paragraph" style:parent-style-name="Text_20_body">
      <style:text-properties fo:language="es" fo:country="CO" officeooo:rsid="123bb69c" officeooo:paragraph-rsid="123bb69c"/>
    </style:style>
    <style:style style:name="P288" style:family="paragraph" style:parent-style-name="Text_20_body">
      <style:text-properties fo:language="es" fo:country="CO" officeooo:rsid="1221bdc9" officeooo:paragraph-rsid="1221bdc9"/>
    </style:style>
    <style:style style:name="P289" style:family="paragraph" style:parent-style-name="Text_20_body">
      <style:text-properties fo:language="es" fo:country="CO" officeooo:rsid="12918286" officeooo:paragraph-rsid="12918286"/>
    </style:style>
    <style:style style:name="P290" style:family="paragraph" style:parent-style-name="Text_20_body">
      <style:text-properties fo:language="es" fo:country="CO" officeooo:rsid="12918286" officeooo:paragraph-rsid="12939086"/>
    </style:style>
    <style:style style:name="P291" style:family="paragraph" style:parent-style-name="Text_20_body">
      <style:text-properties fo:language="es" fo:country="CO" officeooo:rsid="12918286" officeooo:paragraph-rsid="12bd7c33"/>
    </style:style>
    <style:style style:name="P292" style:family="paragraph" style:parent-style-name="Text_20_body">
      <style:text-properties fo:language="es" fo:country="CO" officeooo:rsid="12beefc1" officeooo:paragraph-rsid="12beefc1"/>
    </style:style>
    <style:style style:name="P293" style:family="paragraph" style:parent-style-name="Text_20_body">
      <style:text-properties officeooo:paragraph-rsid="04a622b4"/>
    </style:style>
    <style:style style:name="P294" style:family="paragraph" style:parent-style-name="Text_20_body">
      <style:text-properties officeooo:rsid="04aff813" officeooo:paragraph-rsid="04aff813"/>
    </style:style>
    <style:style style:name="P295" style:family="paragraph" style:parent-style-name="Text_20_body">
      <style:text-properties officeooo:rsid="04b00af5" officeooo:paragraph-rsid="04b23caf"/>
    </style:style>
    <style:style style:name="P296" style:family="paragraph" style:parent-style-name="Text_20_body">
      <style:text-properties officeooo:paragraph-rsid="04de7bbf"/>
    </style:style>
    <style:style style:name="P297" style:family="paragraph" style:parent-style-name="Text_20_body">
      <style:text-properties officeooo:rsid="04dfdc4d" officeooo:paragraph-rsid="04dfdc4d"/>
    </style:style>
    <style:style style:name="P298" style:family="paragraph" style:parent-style-name="Text_20_body">
      <style:text-properties officeooo:paragraph-rsid="04dfdc4d"/>
    </style:style>
    <style:style style:name="P299" style:family="paragraph" style:parent-style-name="Text_20_body">
      <style:text-properties officeooo:paragraph-rsid="04e37ca6"/>
    </style:style>
    <style:style style:name="P300" style:family="paragraph" style:parent-style-name="Text_20_body">
      <style:text-properties officeooo:paragraph-rsid="04f1c86e"/>
    </style:style>
    <style:style style:name="P301" style:family="paragraph" style:parent-style-name="Text_20_body">
      <style:text-properties officeooo:paragraph-rsid="04fec3e1"/>
    </style:style>
    <style:style style:name="P302" style:family="paragraph" style:parent-style-name="Text_20_body">
      <style:text-properties officeooo:rsid="0508e602" officeooo:paragraph-rsid="0508e602"/>
    </style:style>
    <style:style style:name="P303" style:family="paragraph" style:parent-style-name="Text_20_body">
      <style:text-properties officeooo:rsid="0509b1bb" officeooo:paragraph-rsid="0509b1bb"/>
    </style:style>
    <style:style style:name="P304" style:family="paragraph" style:parent-style-name="Text_20_body">
      <style:text-properties officeooo:rsid="0509b1bb" officeooo:paragraph-rsid="05498773"/>
    </style:style>
    <style:style style:name="P305" style:family="paragraph" style:parent-style-name="Text_20_body">
      <style:text-properties officeooo:paragraph-rsid="050f3316"/>
    </style:style>
    <style:style style:name="P306" style:family="paragraph" style:parent-style-name="Text_20_body">
      <style:text-properties officeooo:rsid="050f96b6" officeooo:paragraph-rsid="050f96b6"/>
    </style:style>
    <style:style style:name="P307" style:family="paragraph" style:parent-style-name="Text_20_body">
      <style:text-properties officeooo:paragraph-rsid="04f5a035"/>
    </style:style>
    <style:style style:name="P308" style:family="paragraph" style:parent-style-name="Text_20_body">
      <style:text-properties officeooo:rsid="05498773" officeooo:paragraph-rsid="05498773"/>
    </style:style>
    <style:style style:name="P309" style:family="paragraph" style:parent-style-name="Text_20_body">
      <style:text-properties officeooo:paragraph-rsid="050ed4dd"/>
    </style:style>
    <style:style style:name="P310" style:family="paragraph" style:parent-style-name="Text_20_body">
      <style:text-properties officeooo:rsid="0571d292" officeooo:paragraph-rsid="0571d292"/>
    </style:style>
    <style:style style:name="P311" style:family="paragraph" style:parent-style-name="Text_20_body">
      <style:text-properties officeooo:paragraph-rsid="059f476f"/>
    </style:style>
    <style:style style:name="P312" style:family="paragraph" style:parent-style-name="Text_20_body">
      <style:text-properties officeooo:paragraph-rsid="05a0e501"/>
    </style:style>
    <style:style style:name="P313" style:family="paragraph" style:parent-style-name="Text_20_body">
      <style:text-properties officeooo:rsid="05a3b538" officeooo:paragraph-rsid="05a3b538"/>
    </style:style>
    <style:style style:name="P314" style:family="paragraph" style:parent-style-name="Text_20_body">
      <style:text-properties officeooo:rsid="05a65b54" officeooo:paragraph-rsid="05a65b54"/>
    </style:style>
    <style:style style:name="P315" style:family="paragraph" style:parent-style-name="Text_20_body">
      <style:text-properties officeooo:rsid="05cc853a" officeooo:paragraph-rsid="068bfd50"/>
    </style:style>
    <style:style style:name="P316" style:family="paragraph" style:parent-style-name="Text_20_body">
      <style:text-properties officeooo:rsid="05cfdea3" officeooo:paragraph-rsid="0689e0fd"/>
    </style:style>
    <style:style style:name="P317" style:family="paragraph" style:parent-style-name="Text_20_body">
      <style:text-properties officeooo:rsid="05d32918" officeooo:paragraph-rsid="05d32918"/>
    </style:style>
    <style:style style:name="P318" style:family="paragraph" style:parent-style-name="Text_20_body">
      <style:text-properties officeooo:rsid="05d32918" officeooo:paragraph-rsid="05fdefc1"/>
    </style:style>
    <style:style style:name="P319" style:family="paragraph" style:parent-style-name="Text_20_body">
      <style:text-properties officeooo:paragraph-rsid="05d66a51"/>
    </style:style>
    <style:style style:name="P320" style:family="paragraph" style:parent-style-name="Text_20_body">
      <style:text-properties officeooo:rsid="05d78cdc" officeooo:paragraph-rsid="05d78cdc"/>
    </style:style>
    <style:style style:name="P321" style:family="paragraph" style:parent-style-name="Text_20_body">
      <style:text-properties officeooo:paragraph-rsid="05d9919b"/>
    </style:style>
    <style:style style:name="P322" style:family="paragraph" style:parent-style-name="Text_20_body">
      <style:text-properties officeooo:rsid="05d9919b" officeooo:paragraph-rsid="05d9919b"/>
    </style:style>
    <style:style style:name="P323" style:family="paragraph" style:parent-style-name="Text_20_body">
      <style:text-properties officeooo:rsid="05d9ae00" officeooo:paragraph-rsid="05f09521"/>
    </style:style>
    <style:style style:name="P324" style:family="paragraph" style:parent-style-name="Text_20_body">
      <style:text-properties officeooo:rsid="05d9fe8e" officeooo:paragraph-rsid="05d9fe8e"/>
    </style:style>
    <style:style style:name="P325" style:family="paragraph" style:parent-style-name="Text_20_body">
      <style:text-properties officeooo:paragraph-rsid="05eb1d20"/>
    </style:style>
    <style:style style:name="P326" style:family="paragraph" style:parent-style-name="Text_20_body">
      <style:text-properties officeooo:paragraph-rsid="05ecca6f"/>
    </style:style>
    <style:style style:name="P327" style:family="paragraph" style:parent-style-name="Text_20_body">
      <style:text-properties officeooo:rsid="05ee7655" officeooo:paragraph-rsid="05ee7655"/>
    </style:style>
    <style:style style:name="P328" style:family="paragraph" style:parent-style-name="Text_20_body">
      <style:text-properties officeooo:rsid="05f186fa" officeooo:paragraph-rsid="05f66b83"/>
    </style:style>
    <style:style style:name="P329" style:family="paragraph" style:parent-style-name="Text_20_body">
      <style:text-properties officeooo:paragraph-rsid="05f950e7"/>
    </style:style>
    <style:style style:name="P330" style:family="paragraph" style:parent-style-name="Text_20_body">
      <style:text-properties officeooo:rsid="05f950e7" officeooo:paragraph-rsid="05f950e7"/>
    </style:style>
    <style:style style:name="P331" style:family="paragraph" style:parent-style-name="Text_20_body">
      <style:text-properties officeooo:rsid="05fb1e75" officeooo:paragraph-rsid="068a1951"/>
    </style:style>
    <style:style style:name="P332" style:family="paragraph" style:parent-style-name="Text_20_body">
      <style:text-properties officeooo:rsid="05fb1e75" officeooo:paragraph-rsid="0691f29d"/>
    </style:style>
    <style:style style:name="P333" style:family="paragraph" style:parent-style-name="Text_20_body">
      <style:text-properties officeooo:rsid="05d75cb0" officeooo:paragraph-rsid="05d75cb0"/>
    </style:style>
    <style:style style:name="P334" style:family="paragraph" style:parent-style-name="Text_20_body">
      <style:text-properties officeooo:paragraph-rsid="06161907"/>
    </style:style>
    <style:style style:name="P335" style:family="paragraph" style:parent-style-name="Text_20_body">
      <style:text-properties officeooo:paragraph-rsid="0617c46f"/>
    </style:style>
    <style:style style:name="P336" style:family="paragraph" style:parent-style-name="Text_20_body">
      <style:text-properties officeooo:paragraph-rsid="0619628f"/>
    </style:style>
    <style:style style:name="P337" style:family="paragraph" style:parent-style-name="Text_20_body">
      <style:text-properties officeooo:rsid="061dec7a" officeooo:paragraph-rsid="061dec7a"/>
    </style:style>
    <style:style style:name="P338" style:family="paragraph" style:parent-style-name="Text_20_body">
      <style:text-properties officeooo:rsid="0620da91" officeooo:paragraph-rsid="0620da91"/>
    </style:style>
    <style:style style:name="P339" style:family="paragraph" style:parent-style-name="Text_20_body">
      <style:text-properties officeooo:paragraph-rsid="06211a79"/>
    </style:style>
    <style:style style:name="P340" style:family="paragraph" style:parent-style-name="Text_20_body">
      <style:text-properties officeooo:rsid="0623bf85" officeooo:paragraph-rsid="0623bf85"/>
    </style:style>
    <style:style style:name="P341" style:family="paragraph" style:parent-style-name="Text_20_body">
      <style:text-properties officeooo:rsid="0623bf85" officeooo:paragraph-rsid="065940fa"/>
    </style:style>
    <style:style style:name="P342" style:family="paragraph" style:parent-style-name="Text_20_body">
      <style:text-properties officeooo:rsid="0623c295" officeooo:paragraph-rsid="0623c295"/>
    </style:style>
    <style:style style:name="P343" style:family="paragraph" style:parent-style-name="Text_20_body">
      <style:text-properties officeooo:rsid="06257fa0" officeooo:paragraph-rsid="06257fa0"/>
    </style:style>
    <style:style style:name="P344" style:family="paragraph" style:parent-style-name="Text_20_body">
      <style:text-properties officeooo:paragraph-rsid="062aa2f5"/>
    </style:style>
    <style:style style:name="P345" style:family="paragraph" style:parent-style-name="Text_20_body">
      <style:text-properties officeooo:paragraph-rsid="062c3ebd"/>
    </style:style>
    <style:style style:name="P346" style:family="paragraph" style:parent-style-name="Text_20_body">
      <style:text-properties officeooo:paragraph-rsid="062d9ade"/>
    </style:style>
    <style:style style:name="P347" style:family="paragraph" style:parent-style-name="Text_20_body">
      <style:text-properties officeooo:paragraph-rsid="06308679"/>
    </style:style>
    <style:style style:name="P348" style:family="paragraph" style:parent-style-name="Text_20_body">
      <style:text-properties officeooo:paragraph-rsid="0630fe7b"/>
    </style:style>
    <style:style style:name="P349" style:family="paragraph" style:parent-style-name="Text_20_body">
      <style:text-properties officeooo:rsid="063db608" officeooo:paragraph-rsid="063db608"/>
    </style:style>
    <style:style style:name="P350" style:family="paragraph" style:parent-style-name="Text_20_body">
      <style:text-properties officeooo:rsid="06211a79" officeooo:paragraph-rsid="0651945e"/>
    </style:style>
    <style:style style:name="P351" style:family="paragraph" style:parent-style-name="Text_20_body">
      <style:text-properties officeooo:rsid="06507787" officeooo:paragraph-rsid="06507787"/>
    </style:style>
    <style:style style:name="P352" style:family="paragraph" style:parent-style-name="Text_20_body">
      <style:text-properties officeooo:paragraph-rsid="0651945e"/>
    </style:style>
    <style:style style:name="P353" style:family="paragraph" style:parent-style-name="Text_20_body">
      <style:text-properties officeooo:paragraph-rsid="0658874c"/>
    </style:style>
    <style:style style:name="P354" style:family="paragraph" style:parent-style-name="Text_20_body">
      <style:text-properties officeooo:paragraph-rsid="063df4b2"/>
    </style:style>
    <style:style style:name="P355" style:family="paragraph" style:parent-style-name="Text_20_body">
      <style:text-properties officeooo:rsid="064eca1d" officeooo:paragraph-rsid="0651945e"/>
    </style:style>
    <style:style style:name="P356" style:family="paragraph" style:parent-style-name="Text_20_body">
      <style:text-properties officeooo:rsid="0622bc4b" officeooo:paragraph-rsid="0658874c"/>
    </style:style>
    <style:style style:name="P357" style:family="paragraph" style:parent-style-name="Text_20_body">
      <style:text-properties officeooo:rsid="05b12c97" officeooo:paragraph-rsid="0674f0ab"/>
    </style:style>
    <style:style style:name="P358" style:family="paragraph" style:parent-style-name="Text_20_body">
      <style:text-properties officeooo:rsid="05b12c97" officeooo:paragraph-rsid="065f6bfd"/>
    </style:style>
    <style:style style:name="P359" style:family="paragraph" style:parent-style-name="Text_20_body">
      <style:text-properties officeooo:rsid="05b12c97" officeooo:paragraph-rsid="06886827"/>
    </style:style>
    <style:style style:name="P360" style:family="paragraph" style:parent-style-name="Text_20_body">
      <style:text-properties officeooo:paragraph-rsid="066638a5"/>
    </style:style>
    <style:style style:name="P361" style:family="paragraph" style:parent-style-name="Text_20_body">
      <style:text-properties officeooo:rsid="06697d61" officeooo:paragraph-rsid="06697d61"/>
    </style:style>
    <style:style style:name="P362" style:family="paragraph" style:parent-style-name="Text_20_body">
      <style:text-properties officeooo:rsid="0669ed38" officeooo:paragraph-rsid="0669ed38"/>
    </style:style>
    <style:style style:name="P363" style:family="paragraph" style:parent-style-name="Text_20_body">
      <style:text-properties officeooo:rsid="05b1a4b1" officeooo:paragraph-rsid="05bb0f13"/>
    </style:style>
    <style:style style:name="P364" style:family="paragraph" style:parent-style-name="Text_20_body">
      <style:text-properties officeooo:rsid="065f6bfd" officeooo:paragraph-rsid="06697d61"/>
    </style:style>
    <style:style style:name="P365" style:family="paragraph" style:parent-style-name="Text_20_body">
      <style:text-properties officeooo:rsid="065f6bfd" officeooo:paragraph-rsid="06858cad"/>
    </style:style>
    <style:style style:name="P366" style:family="paragraph" style:parent-style-name="Text_20_body">
      <style:text-properties officeooo:rsid="065db53e" officeooo:paragraph-rsid="065db53e"/>
    </style:style>
    <style:style style:name="P367" style:family="paragraph" style:parent-style-name="Text_20_body">
      <style:text-properties officeooo:rsid="0679bfce" officeooo:paragraph-rsid="067e695e"/>
    </style:style>
    <style:style style:name="P368" style:family="paragraph" style:parent-style-name="Text_20_body">
      <style:text-properties officeooo:rsid="05c85820" officeooo:paragraph-rsid="06858cad"/>
    </style:style>
    <style:style style:name="P369" style:family="paragraph" style:parent-style-name="Text_20_body">
      <style:text-properties officeooo:paragraph-rsid="0689e0fd"/>
    </style:style>
    <style:style style:name="P370" style:family="paragraph" style:parent-style-name="Text_20_body">
      <style:text-properties officeooo:paragraph-rsid="068bfd50"/>
    </style:style>
    <style:style style:name="P371" style:family="paragraph" style:parent-style-name="Text_20_body">
      <style:text-properties officeooo:rsid="0689e0fd" officeooo:paragraph-rsid="0689e0fd"/>
    </style:style>
    <style:style style:name="P372" style:family="paragraph" style:parent-style-name="Text_20_body">
      <style:text-properties officeooo:rsid="068f51f8" officeooo:paragraph-rsid="0691f29d"/>
    </style:style>
    <style:style style:name="P373" style:family="paragraph" style:parent-style-name="Text_20_body">
      <style:text-properties officeooo:paragraph-rsid="0691f29d"/>
    </style:style>
    <style:style style:name="P374" style:family="paragraph" style:parent-style-name="Text_20_body">
      <style:text-properties officeooo:paragraph-rsid="06c0970f"/>
    </style:style>
    <style:style style:name="P375" style:family="paragraph" style:parent-style-name="Text_20_body">
      <style:text-properties officeooo:rsid="06c2004e" officeooo:paragraph-rsid="06c2004e"/>
    </style:style>
    <style:style style:name="P376" style:family="paragraph" style:parent-style-name="Text_20_body">
      <style:text-properties officeooo:paragraph-rsid="06c2c3c1"/>
    </style:style>
    <style:style style:name="P377" style:family="paragraph" style:parent-style-name="Text_20_body">
      <style:text-properties officeooo:paragraph-rsid="06c3b828"/>
    </style:style>
    <style:style style:name="P378" style:family="paragraph" style:parent-style-name="Text_20_body">
      <style:text-properties officeooo:rsid="06feae61" officeooo:paragraph-rsid="06ff1797"/>
    </style:style>
    <style:style style:name="P379" style:family="paragraph" style:parent-style-name="Text_20_body">
      <style:text-properties officeooo:rsid="06feae61" officeooo:paragraph-rsid="06feae61"/>
    </style:style>
    <style:style style:name="P380" style:family="paragraph" style:parent-style-name="Text_20_body">
      <style:text-properties officeooo:paragraph-rsid="0705e3ba"/>
    </style:style>
    <style:style style:name="P381" style:family="paragraph" style:parent-style-name="Text_20_body">
      <style:text-properties officeooo:paragraph-rsid="070b7aa6"/>
    </style:style>
    <style:style style:name="P382" style:family="paragraph" style:parent-style-name="Text_20_body">
      <style:text-properties officeooo:paragraph-rsid="070fe9f3"/>
    </style:style>
    <style:style style:name="P383" style:family="paragraph" style:parent-style-name="Text_20_body">
      <style:text-properties officeooo:rsid="071337d4" officeooo:paragraph-rsid="071337d4"/>
    </style:style>
    <style:style style:name="P384" style:family="paragraph" style:parent-style-name="Text_20_body">
      <style:text-properties officeooo:paragraph-rsid="0713bb26"/>
    </style:style>
    <style:style style:name="P385" style:family="paragraph" style:parent-style-name="Text_20_body">
      <style:text-properties officeooo:paragraph-rsid="071aed2a"/>
    </style:style>
    <style:style style:name="P386" style:family="paragraph" style:parent-style-name="Text_20_body">
      <style:text-properties officeooo:paragraph-rsid="07278b06"/>
    </style:style>
    <style:style style:name="P387" style:family="paragraph" style:parent-style-name="Text_20_body">
      <style:text-properties officeooo:paragraph-rsid="073830bb"/>
    </style:style>
    <style:style style:name="P388" style:family="paragraph" style:parent-style-name="Text_20_body">
      <style:text-properties officeooo:rsid="073830bb" officeooo:paragraph-rsid="073830bb"/>
    </style:style>
    <style:style style:name="P389" style:family="paragraph" style:parent-style-name="Text_20_body">
      <style:text-properties officeooo:rsid="0738a80e" officeooo:paragraph-rsid="0738a80e"/>
    </style:style>
    <style:style style:name="P390" style:family="paragraph" style:parent-style-name="Text_20_body">
      <style:text-properties officeooo:rsid="073cd04f" officeooo:paragraph-rsid="073f9e6e"/>
    </style:style>
    <style:style style:name="P391" style:family="paragraph" style:parent-style-name="Text_20_body">
      <style:text-properties officeooo:rsid="0740e71b" officeooo:paragraph-rsid="0740e71b"/>
    </style:style>
    <style:style style:name="P392" style:family="paragraph" style:parent-style-name="Text_20_body">
      <style:text-properties officeooo:rsid="0747638b" officeooo:paragraph-rsid="0747638b"/>
    </style:style>
    <style:style style:name="P393" style:family="paragraph" style:parent-style-name="Text_20_body">
      <style:text-properties officeooo:rsid="0747638b" officeooo:paragraph-rsid="074aa4c2"/>
    </style:style>
    <style:style style:name="P394" style:family="paragraph" style:parent-style-name="Text_20_body">
      <style:text-properties officeooo:rsid="0747638b" officeooo:paragraph-rsid="0769a1f4"/>
    </style:style>
    <style:style style:name="P395" style:family="paragraph" style:parent-style-name="Text_20_body">
      <style:text-properties officeooo:rsid="073eb1b8" officeooo:paragraph-rsid="073f9e6e"/>
    </style:style>
    <style:style style:name="P396" style:family="paragraph" style:parent-style-name="Text_20_body">
      <style:text-properties officeooo:rsid="074ed2b5" officeooo:paragraph-rsid="07568ced"/>
    </style:style>
    <style:style style:name="P397" style:family="paragraph" style:parent-style-name="Text_20_body">
      <style:text-properties officeooo:rsid="074ed2b5" officeooo:paragraph-rsid="0a41617e"/>
    </style:style>
    <style:style style:name="P398" style:family="paragraph" style:parent-style-name="Text_20_body">
      <style:text-properties officeooo:paragraph-rsid="0755b7af"/>
    </style:style>
    <style:style style:name="P399" style:family="paragraph" style:parent-style-name="Text_20_body">
      <style:text-properties officeooo:rsid="0761d3e6" officeooo:paragraph-rsid="0761d3e6"/>
    </style:style>
    <style:style style:name="P400" style:family="paragraph" style:parent-style-name="Text_20_body">
      <style:text-properties officeooo:rsid="0750694a" officeooo:paragraph-rsid="0755b7af"/>
    </style:style>
    <style:style style:name="P401" style:family="paragraph" style:parent-style-name="Text_20_body">
      <style:text-properties officeooo:rsid="076a2ad2" officeooo:paragraph-rsid="076a2ad2"/>
    </style:style>
    <style:style style:name="P402" style:family="paragraph" style:parent-style-name="Text_20_body">
      <style:text-properties officeooo:paragraph-rsid="076c6362"/>
    </style:style>
    <style:style style:name="P403" style:family="paragraph" style:parent-style-name="Text_20_body">
      <style:text-properties officeooo:paragraph-rsid="077356bc"/>
    </style:style>
    <style:style style:name="P404" style:family="paragraph" style:parent-style-name="Text_20_body">
      <style:text-properties officeooo:paragraph-rsid="07792307"/>
    </style:style>
    <style:style style:name="P405" style:family="paragraph" style:parent-style-name="Text_20_body">
      <style:text-properties officeooo:paragraph-rsid="077bab06"/>
    </style:style>
    <style:style style:name="P406" style:family="paragraph" style:parent-style-name="Text_20_body">
      <style:text-properties officeooo:paragraph-rsid="077ce9e8"/>
    </style:style>
    <style:style style:name="P407" style:family="paragraph" style:parent-style-name="Text_20_body">
      <style:text-properties officeooo:paragraph-rsid="078d6f7d"/>
    </style:style>
    <style:style style:name="P408" style:family="paragraph" style:parent-style-name="Text_20_body">
      <style:text-properties officeooo:paragraph-rsid="07899637"/>
    </style:style>
    <style:style style:name="P409" style:family="paragraph" style:parent-style-name="Text_20_body">
      <style:text-properties officeooo:paragraph-rsid="07901bc6"/>
    </style:style>
    <style:style style:name="P410" style:family="paragraph" style:parent-style-name="Text_20_body">
      <style:text-properties officeooo:rsid="06c57c4b" officeooo:paragraph-rsid="06c57c4b"/>
    </style:style>
    <style:style style:name="P411" style:family="paragraph" style:parent-style-name="Text_20_body">
      <style:text-properties officeooo:rsid="07924f3c" officeooo:paragraph-rsid="07924f3c"/>
    </style:style>
    <style:style style:name="P412" style:family="paragraph" style:parent-style-name="Text_20_body">
      <style:text-properties officeooo:rsid="07990ff6" officeooo:paragraph-rsid="07990ff6"/>
    </style:style>
    <style:style style:name="P413" style:family="paragraph" style:parent-style-name="Text_20_body">
      <style:text-properties officeooo:rsid="079df63d" officeooo:paragraph-rsid="079df63d"/>
    </style:style>
    <style:style style:name="P414" style:family="paragraph" style:parent-style-name="Text_20_body">
      <style:text-properties officeooo:rsid="07a17bd7" officeooo:paragraph-rsid="07a17bd7"/>
    </style:style>
    <style:style style:name="P415" style:family="paragraph" style:parent-style-name="Text_20_body">
      <style:text-properties officeooo:paragraph-rsid="07af8e8a"/>
    </style:style>
    <style:style style:name="P416" style:family="paragraph" style:parent-style-name="Text_20_body">
      <style:text-properties officeooo:rsid="074aa4c2" officeooo:paragraph-rsid="07b4797f"/>
    </style:style>
    <style:style style:name="P417" style:family="paragraph" style:parent-style-name="Text_20_body">
      <style:text-properties officeooo:paragraph-rsid="07b8fafb"/>
    </style:style>
    <style:style style:name="P418" style:family="paragraph" style:parent-style-name="Text_20_body">
      <style:text-properties officeooo:paragraph-rsid="07be858d"/>
    </style:style>
    <style:style style:name="P419" style:family="paragraph" style:parent-style-name="Text_20_body">
      <style:text-properties officeooo:rsid="07b8fafb" officeooo:paragraph-rsid="07b8fafb"/>
    </style:style>
    <style:style style:name="P420" style:family="paragraph" style:parent-style-name="Text_20_body">
      <style:text-properties officeooo:rsid="078f7d25" officeooo:paragraph-rsid="07cad10c"/>
    </style:style>
    <style:style style:name="P421" style:family="paragraph" style:parent-style-name="Text_20_body">
      <style:text-properties officeooo:rsid="07cd9feb" officeooo:paragraph-rsid="07df750a"/>
    </style:style>
    <style:style style:name="P422" style:family="paragraph" style:parent-style-name="Text_20_body">
      <style:text-properties officeooo:rsid="07cd9feb" officeooo:paragraph-rsid="07e32ae2"/>
    </style:style>
    <style:style style:name="P423" style:family="paragraph" style:parent-style-name="Text_20_body">
      <style:text-properties officeooo:rsid="07ce2638" officeooo:paragraph-rsid="07d4dd92"/>
    </style:style>
    <style:style style:name="P424" style:family="paragraph" style:parent-style-name="Text_20_body">
      <style:text-properties officeooo:rsid="07ce2638" officeooo:paragraph-rsid="081c348e"/>
    </style:style>
    <style:style style:name="P425" style:family="paragraph" style:parent-style-name="Text_20_body">
      <style:text-properties officeooo:rsid="07d00a0f" officeooo:paragraph-rsid="07d4dd92"/>
    </style:style>
    <style:style style:name="P426" style:family="paragraph" style:parent-style-name="Text_20_body">
      <style:text-properties officeooo:rsid="07d6016b" officeooo:paragraph-rsid="07e0b835"/>
    </style:style>
    <style:style style:name="P427" style:family="paragraph" style:parent-style-name="Text_20_body">
      <style:text-properties officeooo:rsid="07d6016b" officeooo:paragraph-rsid="0b71002c"/>
    </style:style>
    <style:style style:name="P428" style:family="paragraph" style:parent-style-name="Text_20_body">
      <style:text-properties officeooo:rsid="07e5fecc" officeooo:paragraph-rsid="07e5fecc"/>
    </style:style>
    <style:style style:name="P429" style:family="paragraph" style:parent-style-name="Text_20_body">
      <style:text-properties officeooo:rsid="07ee333b" officeooo:paragraph-rsid="07f01a71"/>
    </style:style>
    <style:style style:name="P430" style:family="paragraph" style:parent-style-name="Text_20_body">
      <style:text-properties officeooo:rsid="07f3442a" officeooo:paragraph-rsid="07f3442a"/>
    </style:style>
    <style:style style:name="P431" style:family="paragraph" style:parent-style-name="Text_20_body">
      <style:text-properties officeooo:rsid="07f3442a" officeooo:paragraph-rsid="07f34724"/>
    </style:style>
    <style:style style:name="P432" style:family="paragraph" style:parent-style-name="Text_20_body">
      <style:text-properties officeooo:rsid="07f543e4" officeooo:paragraph-rsid="07f543e4"/>
    </style:style>
    <style:style style:name="P433" style:family="paragraph" style:parent-style-name="Text_20_body">
      <style:text-properties officeooo:rsid="07f543e4" officeooo:paragraph-rsid="086c73e3"/>
    </style:style>
    <style:style style:name="P434" style:family="paragraph" style:parent-style-name="Text_20_body">
      <style:text-properties officeooo:rsid="07f6422e" officeooo:paragraph-rsid="07f7d268"/>
    </style:style>
    <style:style style:name="P435" style:family="paragraph" style:parent-style-name="Text_20_body">
      <style:text-properties officeooo:rsid="07f6422e" officeooo:paragraph-rsid="07f6422e"/>
    </style:style>
    <style:style style:name="P436" style:family="paragraph" style:parent-style-name="Text_20_body">
      <style:text-properties officeooo:rsid="07f6422e" officeooo:paragraph-rsid="08657f2f"/>
    </style:style>
    <style:style style:name="P437" style:family="paragraph" style:parent-style-name="Text_20_body">
      <style:text-properties officeooo:paragraph-rsid="07f6422e"/>
    </style:style>
    <style:style style:name="P438" style:family="paragraph" style:parent-style-name="Text_20_body">
      <style:text-properties officeooo:rsid="07f97342" officeooo:paragraph-rsid="07f97342"/>
    </style:style>
    <style:style style:name="P439" style:family="paragraph" style:parent-style-name="Text_20_body">
      <style:text-properties officeooo:rsid="07fa4f3f" officeooo:paragraph-rsid="07fa4f3f"/>
    </style:style>
    <style:style style:name="P440" style:family="paragraph" style:parent-style-name="Text_20_body">
      <style:text-properties officeooo:rsid="07f01a71" officeooo:paragraph-rsid="07f01a71"/>
    </style:style>
    <style:style style:name="P441" style:family="paragraph" style:parent-style-name="Text_20_body">
      <style:text-properties officeooo:rsid="07cc5ccb" officeooo:paragraph-rsid="07cc5ccb"/>
    </style:style>
    <style:style style:name="P442" style:family="paragraph" style:parent-style-name="Text_20_body">
      <style:text-properties officeooo:rsid="07fdc782" officeooo:paragraph-rsid="0802772c"/>
    </style:style>
    <style:style style:name="P443" style:family="paragraph" style:parent-style-name="Text_20_body">
      <style:text-properties officeooo:rsid="0817762f" officeooo:paragraph-rsid="081ccaa1"/>
    </style:style>
    <style:style style:name="P444" style:family="paragraph" style:parent-style-name="Text_20_body">
      <style:text-properties officeooo:rsid="081ccaa1" officeooo:paragraph-rsid="0836b55d"/>
    </style:style>
    <style:style style:name="P445" style:family="paragraph" style:parent-style-name="Text_20_body">
      <style:text-properties officeooo:rsid="081ccaa1" officeooo:paragraph-rsid="08a87cf0"/>
    </style:style>
    <style:style style:name="P446" style:family="paragraph" style:parent-style-name="Text_20_body">
      <style:text-properties officeooo:rsid="081f29e4" officeooo:paragraph-rsid="0836b55d"/>
    </style:style>
    <style:style style:name="P447" style:family="paragraph" style:parent-style-name="Text_20_body">
      <style:text-properties officeooo:rsid="081f29e4" officeooo:paragraph-rsid="08a87cf0"/>
    </style:style>
    <style:style style:name="P448" style:family="paragraph" style:parent-style-name="Text_20_body">
      <style:text-properties officeooo:paragraph-rsid="0836b55d"/>
    </style:style>
    <style:style style:name="P449" style:family="paragraph" style:parent-style-name="Text_20_body">
      <style:text-properties officeooo:rsid="07f34724" officeooo:paragraph-rsid="0836b55d"/>
    </style:style>
    <style:style style:name="P450" style:family="paragraph" style:parent-style-name="Text_20_body">
      <style:text-properties officeooo:rsid="07e5c6f9" officeooo:paragraph-rsid="07e5fecc"/>
    </style:style>
    <style:style style:name="P451" style:family="paragraph" style:parent-style-name="Text_20_body">
      <style:text-properties officeooo:rsid="086d1e03" officeooo:paragraph-rsid="086d1e03"/>
    </style:style>
    <style:style style:name="P452" style:family="paragraph" style:parent-style-name="Text_20_body">
      <style:text-properties officeooo:rsid="087e7696" officeooo:paragraph-rsid="08a303e1"/>
    </style:style>
    <style:style style:name="P453" style:family="paragraph" style:parent-style-name="Text_20_body">
      <style:text-properties officeooo:paragraph-rsid="0890a102"/>
    </style:style>
    <style:style style:name="P454" style:family="paragraph" style:parent-style-name="Text_20_body">
      <style:text-properties officeooo:rsid="08935cf8" officeooo:paragraph-rsid="089b7eb5"/>
    </style:style>
    <style:style style:name="P455" style:family="paragraph" style:parent-style-name="Text_20_body">
      <style:text-properties officeooo:paragraph-rsid="089aece4"/>
    </style:style>
    <style:style style:name="P456" style:family="paragraph" style:parent-style-name="Text_20_body">
      <style:text-properties officeooo:paragraph-rsid="08a303e1"/>
    </style:style>
    <style:style style:name="P457" style:family="paragraph" style:parent-style-name="Text_20_body">
      <style:text-properties officeooo:paragraph-rsid="08a87cf0"/>
    </style:style>
    <style:style style:name="P458" style:family="paragraph" style:parent-style-name="Text_20_body">
      <style:text-properties officeooo:rsid="087e8eaa" officeooo:paragraph-rsid="08a303e1"/>
    </style:style>
    <style:style style:name="P459" style:family="paragraph" style:parent-style-name="Text_20_body">
      <style:text-properties officeooo:rsid="08abf2b8" officeooo:paragraph-rsid="08abf2b8"/>
    </style:style>
    <style:style style:name="P460" style:family="paragraph" style:parent-style-name="Text_20_body">
      <style:text-properties officeooo:rsid="08ad1d16" officeooo:paragraph-rsid="08ad1d16"/>
    </style:style>
    <style:style style:name="P461" style:family="paragraph" style:parent-style-name="Text_20_body">
      <style:text-properties officeooo:rsid="08aeea8f" officeooo:paragraph-rsid="08aeea8f"/>
    </style:style>
    <style:style style:name="P462" style:family="paragraph" style:parent-style-name="Text_20_body">
      <style:text-properties officeooo:paragraph-rsid="08afd0b4"/>
    </style:style>
    <style:style style:name="P463" style:family="paragraph" style:parent-style-name="Text_20_body">
      <style:text-properties officeooo:paragraph-rsid="08b11903"/>
    </style:style>
    <style:style style:name="P464" style:family="paragraph" style:parent-style-name="Text_20_body">
      <style:text-properties officeooo:paragraph-rsid="08b6833c"/>
    </style:style>
    <style:style style:name="P465" style:family="paragraph" style:parent-style-name="Text_20_body">
      <style:text-properties officeooo:paragraph-rsid="08b7b2ea"/>
    </style:style>
    <style:style style:name="P466" style:family="paragraph" style:parent-style-name="Text_20_body">
      <style:text-properties officeooo:paragraph-rsid="08c9104a"/>
    </style:style>
    <style:style style:name="P467" style:family="paragraph" style:parent-style-name="Text_20_body">
      <style:text-properties officeooo:paragraph-rsid="08d1cafd"/>
    </style:style>
    <style:style style:name="P468" style:family="paragraph" style:parent-style-name="Text_20_body">
      <style:text-properties officeooo:paragraph-rsid="08dd163d"/>
    </style:style>
    <style:style style:name="P469" style:family="paragraph" style:parent-style-name="Text_20_body">
      <style:text-properties officeooo:paragraph-rsid="08e1e301"/>
    </style:style>
    <style:style style:name="P470" style:family="paragraph" style:parent-style-name="Text_20_body">
      <style:text-properties officeooo:rsid="08e2c230" officeooo:paragraph-rsid="08e2c230"/>
    </style:style>
    <style:style style:name="P471" style:family="paragraph" style:parent-style-name="Text_20_body">
      <style:text-properties officeooo:rsid="08e6a206" officeooo:paragraph-rsid="08e6a206"/>
    </style:style>
    <style:style style:name="P472" style:family="paragraph" style:parent-style-name="Text_20_body">
      <style:text-properties officeooo:paragraph-rsid="08ea454f"/>
    </style:style>
    <style:style style:name="P473" style:family="paragraph" style:parent-style-name="Text_20_body">
      <style:text-properties officeooo:paragraph-rsid="08ef0057"/>
    </style:style>
    <style:style style:name="P474" style:family="paragraph" style:parent-style-name="Text_20_body">
      <style:text-properties officeooo:paragraph-rsid="08efe3bf"/>
    </style:style>
    <style:style style:name="P475" style:family="paragraph" style:parent-style-name="Text_20_body">
      <style:text-properties officeooo:paragraph-rsid="08f501fc"/>
    </style:style>
    <style:style style:name="P476" style:family="paragraph" style:parent-style-name="Text_20_body">
      <style:text-properties officeooo:paragraph-rsid="08fdae02"/>
    </style:style>
    <style:style style:name="P477" style:family="paragraph" style:parent-style-name="Text_20_body">
      <style:text-properties officeooo:rsid="08fdae02" officeooo:paragraph-rsid="08ff7284"/>
    </style:style>
    <style:style style:name="P478" style:family="paragraph" style:parent-style-name="Text_20_body">
      <style:text-properties officeooo:paragraph-rsid="08ff7284"/>
    </style:style>
    <style:style style:name="P479" style:family="paragraph" style:parent-style-name="Text_20_body">
      <style:text-properties officeooo:rsid="091d277c" officeooo:paragraph-rsid="0b18e656"/>
    </style:style>
    <style:style style:name="P480" style:family="paragraph" style:parent-style-name="Text_20_body">
      <style:text-properties officeooo:rsid="091d69c5" officeooo:paragraph-rsid="0b18e656"/>
    </style:style>
    <style:style style:name="P481" style:family="paragraph" style:parent-style-name="Text_20_body">
      <style:text-properties officeooo:rsid="0923349d" officeooo:paragraph-rsid="0b18e656"/>
    </style:style>
    <style:style style:name="P482" style:family="paragraph" style:parent-style-name="Text_20_body">
      <style:text-properties officeooo:rsid="092a1fc2" officeooo:paragraph-rsid="0b18e656"/>
    </style:style>
    <style:style style:name="P483" style:family="paragraph" style:parent-style-name="Text_20_body">
      <style:text-properties officeooo:rsid="092a1fc2" officeooo:paragraph-rsid="0a88352b"/>
    </style:style>
    <style:style style:name="P484" style:family="paragraph" style:parent-style-name="Text_20_body">
      <style:text-properties officeooo:paragraph-rsid="0940d532"/>
    </style:style>
    <style:style style:name="P485" style:family="paragraph" style:parent-style-name="Text_20_body">
      <style:text-properties officeooo:rsid="074d8687" officeooo:paragraph-rsid="0958bd0c"/>
    </style:style>
    <style:style style:name="P486" style:family="paragraph" style:parent-style-name="Text_20_body">
      <style:text-properties officeooo:rsid="074d8687" officeooo:paragraph-rsid="0a41617e"/>
    </style:style>
    <style:style style:name="P487" style:family="paragraph" style:parent-style-name="Text_20_body">
      <style:text-properties officeooo:rsid="074d8687" officeooo:paragraph-rsid="09bff479"/>
    </style:style>
    <style:style style:name="P488" style:family="paragraph" style:parent-style-name="Text_20_body">
      <style:text-properties officeooo:rsid="095bb0ef" officeooo:paragraph-rsid="098ed9d5"/>
    </style:style>
    <style:style style:name="P489" style:family="paragraph" style:parent-style-name="Text_20_body">
      <style:text-properties officeooo:rsid="0959b287" officeooo:paragraph-rsid="098ed9d5"/>
    </style:style>
    <style:style style:name="P490" style:family="paragraph" style:parent-style-name="Text_20_body">
      <style:text-properties officeooo:paragraph-rsid="08be7d6f"/>
    </style:style>
    <style:style style:name="P491" style:family="paragraph" style:parent-style-name="Text_20_body">
      <style:text-properties officeooo:paragraph-rsid="098ed9d5"/>
    </style:style>
    <style:style style:name="P492" style:family="paragraph" style:parent-style-name="Text_20_body">
      <style:text-properties officeooo:rsid="098f8007" officeooo:paragraph-rsid="09c1a372"/>
    </style:style>
    <style:style style:name="P493" style:family="paragraph" style:parent-style-name="Text_20_body">
      <style:text-properties officeooo:rsid="098f8007" officeooo:paragraph-rsid="0b561b31"/>
    </style:style>
    <style:style style:name="P494" style:family="paragraph" style:parent-style-name="Text_20_body">
      <style:text-properties officeooo:rsid="09910b55" officeooo:paragraph-rsid="09abf3cf"/>
    </style:style>
    <style:style style:name="P495" style:family="paragraph" style:parent-style-name="Text_20_body">
      <style:text-properties officeooo:rsid="09910b55" officeooo:paragraph-rsid="09c264e9"/>
    </style:style>
    <style:style style:name="P496" style:family="paragraph" style:parent-style-name="Text_20_body">
      <style:text-properties officeooo:rsid="09926a26" officeooo:paragraph-rsid="09abf3cf"/>
    </style:style>
    <style:style style:name="P497" style:family="paragraph" style:parent-style-name="Text_20_body">
      <style:text-properties officeooo:rsid="099974c3" officeooo:paragraph-rsid="09abf3cf"/>
    </style:style>
    <style:style style:name="P498" style:family="paragraph" style:parent-style-name="Text_20_body">
      <style:text-properties officeooo:rsid="09937829" officeooo:paragraph-rsid="09abf3cf"/>
    </style:style>
    <style:style style:name="P499" style:family="paragraph" style:parent-style-name="Text_20_body">
      <style:text-properties officeooo:paragraph-rsid="09b43cad"/>
    </style:style>
    <style:style style:name="P500" style:family="paragraph" style:parent-style-name="Text_20_body">
      <style:text-properties officeooo:rsid="0954b95a" officeooo:paragraph-rsid="09beaab4"/>
    </style:style>
    <style:style style:name="P501" style:family="paragraph" style:parent-style-name="Text_20_body">
      <style:text-properties officeooo:rsid="09ac8b3d" officeooo:paragraph-rsid="09c655a0"/>
    </style:style>
    <style:style style:name="P502" style:family="paragraph" style:parent-style-name="Text_20_body">
      <style:text-properties officeooo:rsid="09ac8b3d" officeooo:paragraph-rsid="09d6839d"/>
    </style:style>
    <style:style style:name="P503" style:family="paragraph" style:parent-style-name="Text_20_body">
      <style:text-properties officeooo:rsid="095c53ff" officeooo:paragraph-rsid="09c92027"/>
    </style:style>
    <style:style style:name="P504" style:family="paragraph" style:parent-style-name="Text_20_body">
      <style:text-properties officeooo:paragraph-rsid="09cc57ae"/>
    </style:style>
    <style:style style:name="P505" style:family="paragraph" style:parent-style-name="Text_20_body">
      <style:text-properties officeooo:rsid="09c43526" officeooo:paragraph-rsid="09c655a0"/>
    </style:style>
    <style:style style:name="P506" style:family="paragraph" style:parent-style-name="Text_20_body">
      <style:text-properties officeooo:rsid="09bbd148" officeooo:paragraph-rsid="09dbb298"/>
    </style:style>
    <style:style style:name="P507" style:family="paragraph" style:parent-style-name="Text_20_body">
      <style:text-properties officeooo:rsid="09e96ee9" officeooo:paragraph-rsid="09f84957"/>
    </style:style>
    <style:style style:name="P508" style:family="paragraph" style:parent-style-name="Text_20_body">
      <style:text-properties officeooo:rsid="09e96ee9" officeooo:paragraph-rsid="0b71002c"/>
    </style:style>
    <style:style style:name="P509" style:family="paragraph" style:parent-style-name="Text_20_body">
      <style:text-properties officeooo:rsid="09eb15e8" officeooo:paragraph-rsid="09eb15e8"/>
    </style:style>
    <style:style style:name="P510" style:family="paragraph" style:parent-style-name="Text_20_body">
      <style:text-properties officeooo:paragraph-rsid="0a10f87b"/>
    </style:style>
    <style:style style:name="P511" style:family="paragraph" style:parent-style-name="Text_20_body">
      <style:text-properties officeooo:paragraph-rsid="0a2465e3"/>
    </style:style>
    <style:style style:name="P512" style:family="paragraph" style:parent-style-name="Text_20_body">
      <style:text-properties officeooo:paragraph-rsid="0a265a56"/>
    </style:style>
    <style:style style:name="P513" style:family="paragraph" style:parent-style-name="Text_20_body">
      <style:text-properties officeooo:paragraph-rsid="0a30fc64"/>
    </style:style>
    <style:style style:name="P514" style:family="paragraph" style:parent-style-name="Text_20_body">
      <style:text-properties officeooo:paragraph-rsid="0a32d474"/>
    </style:style>
    <style:style style:name="P515" style:family="paragraph" style:parent-style-name="Text_20_body">
      <style:text-properties officeooo:rsid="0a39ed49" officeooo:paragraph-rsid="0a3e5658"/>
    </style:style>
    <style:style style:name="P516" style:family="paragraph" style:parent-style-name="Text_20_body">
      <style:text-properties officeooo:paragraph-rsid="0a3bd615"/>
    </style:style>
    <style:style style:name="P517" style:family="paragraph" style:parent-style-name="Text_20_body">
      <style:text-properties officeooo:paragraph-rsid="0a3e5658"/>
    </style:style>
    <style:style style:name="P518" style:family="paragraph" style:parent-style-name="Text_20_body">
      <style:text-properties officeooo:rsid="0a3fc936" officeooo:paragraph-rsid="0a3fc936"/>
    </style:style>
    <style:style style:name="P519" style:family="paragraph" style:parent-style-name="Text_20_body">
      <style:text-properties officeooo:paragraph-rsid="0a5bcf1d"/>
    </style:style>
    <style:style style:name="P520" style:family="paragraph" style:parent-style-name="Text_20_body">
      <style:text-properties officeooo:paragraph-rsid="0a7b96d4"/>
    </style:style>
    <style:style style:name="P521" style:family="paragraph" style:parent-style-name="Text_20_body">
      <style:text-properties officeooo:paragraph-rsid="0a819564"/>
    </style:style>
    <style:style style:name="P522" style:family="paragraph" style:parent-style-name="Text_20_body">
      <style:text-properties officeooo:paragraph-rsid="0a81a0bc"/>
    </style:style>
    <style:style style:name="P523" style:family="paragraph" style:parent-style-name="Text_20_body">
      <style:text-properties officeooo:paragraph-rsid="0a849e3a"/>
    </style:style>
    <style:style style:name="P524" style:family="paragraph" style:parent-style-name="Text_20_body">
      <style:text-properties officeooo:paragraph-rsid="0a88352b"/>
    </style:style>
    <style:style style:name="P525" style:family="paragraph" style:parent-style-name="Text_20_body">
      <style:text-properties officeooo:paragraph-rsid="0a8f13fc"/>
    </style:style>
    <style:style style:name="P526" style:family="paragraph" style:parent-style-name="Text_20_body">
      <style:text-properties officeooo:rsid="0a80d0dc" officeooo:paragraph-rsid="0a819564"/>
    </style:style>
    <style:style style:name="P527" style:family="paragraph" style:parent-style-name="Text_20_body">
      <style:text-properties officeooo:paragraph-rsid="0a9291bd"/>
    </style:style>
    <style:style style:name="P528" style:family="paragraph" style:parent-style-name="Text_20_body">
      <style:text-properties officeooo:paragraph-rsid="0a93fcb7"/>
    </style:style>
    <style:style style:name="P529" style:family="paragraph" style:parent-style-name="Text_20_body">
      <style:text-properties officeooo:rsid="0a93fcb7" officeooo:paragraph-rsid="0a93fcb7"/>
    </style:style>
    <style:style style:name="P530" style:family="paragraph" style:parent-style-name="Text_20_body">
      <style:text-properties officeooo:rsid="0a958263" officeooo:paragraph-rsid="0a97a584"/>
    </style:style>
    <style:style style:name="P531" style:family="paragraph" style:parent-style-name="Text_20_body">
      <style:text-properties officeooo:rsid="0a04f5bb" officeooo:paragraph-rsid="0a974fcb"/>
    </style:style>
    <style:style style:name="P532" style:family="paragraph" style:parent-style-name="Text_20_body">
      <style:text-properties officeooo:paragraph-rsid="0a9a27bb"/>
    </style:style>
    <style:style style:name="P533" style:family="paragraph" style:parent-style-name="Text_20_body">
      <style:text-properties officeooo:paragraph-rsid="0a9b1557"/>
    </style:style>
    <style:style style:name="P534" style:family="paragraph" style:parent-style-name="Text_20_body">
      <style:text-properties officeooo:rsid="0a0859fc" officeooo:paragraph-rsid="0a9e3795"/>
    </style:style>
    <style:style style:name="P535" style:family="paragraph" style:parent-style-name="Text_20_body">
      <style:text-properties officeooo:rsid="0a9ebe3a" officeooo:paragraph-rsid="0a9ebe3a"/>
    </style:style>
    <style:style style:name="P536" style:family="paragraph" style:parent-style-name="Text_20_body">
      <style:text-properties officeooo:paragraph-rsid="0aa02da1"/>
    </style:style>
    <style:style style:name="P537" style:family="paragraph" style:parent-style-name="Text_20_body">
      <style:text-properties officeooo:rsid="0a9ce1c7" officeooo:paragraph-rsid="0aa02da1"/>
    </style:style>
    <style:style style:name="P538" style:family="paragraph" style:parent-style-name="Text_20_body">
      <style:text-properties officeooo:paragraph-rsid="0ab076b7"/>
    </style:style>
    <style:style style:name="P539" style:family="paragraph" style:parent-style-name="Text_20_body">
      <style:text-properties officeooo:paragraph-rsid="0ab27820"/>
    </style:style>
    <style:style style:name="P540" style:family="paragraph" style:parent-style-name="Text_20_body">
      <style:text-properties officeooo:paragraph-rsid="0ab697b9"/>
    </style:style>
    <style:style style:name="P541" style:family="paragraph" style:parent-style-name="Text_20_body">
      <style:text-properties officeooo:paragraph-rsid="0ab7522b"/>
    </style:style>
    <style:style style:name="P542" style:family="paragraph" style:parent-style-name="Text_20_body">
      <style:text-properties officeooo:paragraph-rsid="0abbf6a2"/>
    </style:style>
    <style:style style:name="P543" style:family="paragraph" style:parent-style-name="Text_20_body">
      <style:text-properties officeooo:paragraph-rsid="0abcfb9a"/>
    </style:style>
    <style:style style:name="P544" style:family="paragraph" style:parent-style-name="Text_20_body">
      <style:text-properties officeooo:paragraph-rsid="0abe8bf1"/>
    </style:style>
    <style:style style:name="P545" style:family="paragraph" style:parent-style-name="Text_20_body">
      <style:text-properties officeooo:paragraph-rsid="0ac0935c"/>
    </style:style>
    <style:style style:name="P546" style:family="paragraph" style:parent-style-name="Text_20_body">
      <style:text-properties officeooo:paragraph-rsid="0ac5afe0"/>
    </style:style>
    <style:style style:name="P547" style:family="paragraph" style:parent-style-name="Text_20_body">
      <style:text-properties officeooo:paragraph-rsid="0aca098e"/>
    </style:style>
    <style:style style:name="P548" style:family="paragraph" style:parent-style-name="Text_20_body">
      <style:text-properties officeooo:paragraph-rsid="0accc738"/>
    </style:style>
    <style:style style:name="P549" style:family="paragraph" style:parent-style-name="Text_20_body">
      <style:text-properties officeooo:paragraph-rsid="0ad2840a"/>
    </style:style>
    <style:style style:name="P550" style:family="paragraph" style:parent-style-name="Text_20_body">
      <style:text-properties officeooo:rsid="0ad3df4f" officeooo:paragraph-rsid="0ad95b5f"/>
    </style:style>
    <style:style style:name="P551" style:family="paragraph" style:parent-style-name="Text_20_body">
      <style:text-properties officeooo:rsid="0ae4d3dd" officeooo:paragraph-rsid="0ae4d3dd"/>
    </style:style>
    <style:style style:name="P552" style:family="paragraph" style:parent-style-name="Text_20_body">
      <style:text-properties officeooo:paragraph-rsid="0ae7a27c"/>
    </style:style>
    <style:style style:name="P553" style:family="paragraph" style:parent-style-name="Text_20_body">
      <style:text-properties officeooo:paragraph-rsid="0ae91bd1"/>
    </style:style>
    <style:style style:name="P554" style:family="paragraph" style:parent-style-name="Text_20_body">
      <style:text-properties officeooo:paragraph-rsid="0aea4ab3"/>
    </style:style>
    <style:style style:name="P555" style:family="paragraph" style:parent-style-name="Text_20_body">
      <style:text-properties officeooo:paragraph-rsid="0aec9a25"/>
    </style:style>
    <style:style style:name="P556" style:family="paragraph" style:parent-style-name="Text_20_body">
      <style:text-properties officeooo:paragraph-rsid="0aee868a"/>
    </style:style>
    <style:style style:name="P557" style:family="paragraph" style:parent-style-name="Text_20_body">
      <style:text-properties officeooo:paragraph-rsid="0aefb1c7"/>
    </style:style>
    <style:style style:name="P558" style:family="paragraph" style:parent-style-name="Text_20_body">
      <style:text-properties officeooo:paragraph-rsid="0af9245d"/>
    </style:style>
    <style:style style:name="P559" style:family="paragraph" style:parent-style-name="Text_20_body">
      <style:text-properties officeooo:rsid="0b07d733" officeooo:paragraph-rsid="0b0ddc08"/>
    </style:style>
    <style:style style:name="P560" style:family="paragraph" style:parent-style-name="Text_20_body">
      <style:text-properties officeooo:paragraph-rsid="0b0ddc08"/>
    </style:style>
    <style:style style:name="P561" style:family="paragraph" style:parent-style-name="Text_20_body">
      <style:text-properties officeooo:paragraph-rsid="0b14a4da"/>
    </style:style>
    <style:style style:name="P562" style:family="paragraph" style:parent-style-name="Text_20_body">
      <style:text-properties officeooo:paragraph-rsid="0b15e95f"/>
    </style:style>
    <style:style style:name="P563" style:family="paragraph" style:parent-style-name="Text_20_body">
      <style:text-properties officeooo:paragraph-rsid="0b1798ca"/>
    </style:style>
    <style:style style:name="P564" style:family="paragraph" style:parent-style-name="Text_20_body">
      <style:text-properties officeooo:paragraph-rsid="0b18e656"/>
    </style:style>
    <style:style style:name="P565" style:family="paragraph" style:parent-style-name="Text_20_body">
      <style:text-properties officeooo:paragraph-rsid="0b07d733"/>
    </style:style>
    <style:style style:name="P566" style:family="paragraph" style:parent-style-name="Text_20_body">
      <style:text-properties officeooo:paragraph-rsid="0b252d53"/>
    </style:style>
    <style:style style:name="P567" style:family="paragraph" style:parent-style-name="Text_20_body">
      <style:text-properties officeooo:rsid="0b297fc7" officeooo:paragraph-rsid="0b297fc7"/>
    </style:style>
    <style:style style:name="P568" style:family="paragraph" style:parent-style-name="Text_20_body">
      <style:text-properties officeooo:rsid="0b0bad0d" officeooo:paragraph-rsid="0b0ddc08"/>
    </style:style>
    <style:style style:name="P569" style:family="paragraph" style:parent-style-name="Text_20_body">
      <style:text-properties officeooo:paragraph-rsid="0b315110"/>
    </style:style>
    <style:style style:name="P570" style:family="paragraph" style:parent-style-name="Text_20_body">
      <style:text-properties officeooo:rsid="0b413d01" officeooo:paragraph-rsid="0b413d01"/>
    </style:style>
    <style:style style:name="P571" style:family="paragraph" style:parent-style-name="Text_20_body">
      <style:text-properties officeooo:rsid="0b491926" officeooo:paragraph-rsid="0b491926"/>
    </style:style>
    <style:style style:name="P572" style:family="paragraph" style:parent-style-name="Text_20_body">
      <style:text-properties officeooo:rsid="0b4c8335" officeooo:paragraph-rsid="0b4d80fe"/>
    </style:style>
    <style:style style:name="P573" style:family="paragraph" style:parent-style-name="Text_20_body">
      <style:text-properties officeooo:rsid="0b53642b" officeooo:paragraph-rsid="0b53642b"/>
    </style:style>
    <style:style style:name="P574" style:family="paragraph" style:parent-style-name="Text_20_body">
      <style:text-properties officeooo:rsid="0b5520ff" officeooo:paragraph-rsid="0b5520ff"/>
    </style:style>
    <style:style style:name="P575" style:family="paragraph" style:parent-style-name="Text_20_body">
      <style:text-properties officeooo:rsid="0b7444e8" officeooo:paragraph-rsid="0b7444e8"/>
    </style:style>
    <style:style style:name="P576" style:family="paragraph" style:parent-style-name="Text_20_body">
      <style:text-properties officeooo:paragraph-rsid="0b7444e8"/>
    </style:style>
    <style:style style:name="P577" style:family="paragraph" style:parent-style-name="Text_20_body">
      <style:text-properties officeooo:rsid="0b75d4f4" officeooo:paragraph-rsid="0b75d4f4"/>
    </style:style>
    <style:style style:name="P578" style:family="paragraph" style:parent-style-name="Text_20_body">
      <style:text-properties officeooo:rsid="0b75d4f4" officeooo:paragraph-rsid="0b7e4902"/>
    </style:style>
    <style:style style:name="P579" style:family="paragraph" style:parent-style-name="Text_20_body">
      <style:text-properties officeooo:rsid="0b767550" officeooo:paragraph-rsid="0b767550"/>
    </style:style>
    <style:style style:name="P580" style:family="paragraph" style:parent-style-name="Text_20_body">
      <style:text-properties officeooo:rsid="0b7f7621" officeooo:paragraph-rsid="0b7f7621"/>
    </style:style>
    <style:style style:name="P581" style:family="paragraph" style:parent-style-name="Text_20_body">
      <style:text-properties officeooo:rsid="0b80c944" officeooo:paragraph-rsid="0b80c944"/>
    </style:style>
    <style:style style:name="P582" style:family="paragraph" style:parent-style-name="Text_20_body">
      <style:text-properties officeooo:rsid="0b849711" officeooo:paragraph-rsid="0b849711"/>
    </style:style>
    <style:style style:name="P583" style:family="paragraph" style:parent-style-name="Text_20_body">
      <style:text-properties officeooo:paragraph-rsid="0b9ee626"/>
    </style:style>
    <style:style style:name="P584" style:family="paragraph" style:parent-style-name="Text_20_body">
      <style:text-properties officeooo:paragraph-rsid="0ba04646"/>
    </style:style>
    <style:style style:name="P585" style:family="paragraph" style:parent-style-name="Text_20_body">
      <style:text-properties officeooo:rsid="0ba09ac2" officeooo:paragraph-rsid="0ba09ac2"/>
    </style:style>
    <style:style style:name="P586" style:family="paragraph" style:parent-style-name="Text_20_body">
      <style:text-properties officeooo:paragraph-rsid="0ba348a9"/>
    </style:style>
    <style:style style:name="P587" style:family="paragraph" style:parent-style-name="Text_20_body">
      <style:text-properties officeooo:rsid="0ba3ff63" officeooo:paragraph-rsid="0ba3ff63"/>
    </style:style>
    <style:style style:name="P588" style:family="paragraph" style:parent-style-name="Text_20_body">
      <style:text-properties officeooo:rsid="0ba3ff63" officeooo:paragraph-rsid="0ba57d48"/>
    </style:style>
    <style:style style:name="P589" style:family="paragraph" style:parent-style-name="Text_20_body">
      <style:text-properties officeooo:paragraph-rsid="0ba3ff63"/>
    </style:style>
    <style:style style:name="P590" style:family="paragraph" style:parent-style-name="Text_20_body">
      <style:text-properties officeooo:paragraph-rsid="0ba4019e"/>
    </style:style>
    <style:style style:name="P591" style:family="paragraph" style:parent-style-name="Text_20_body">
      <style:text-properties officeooo:rsid="0ba4aab6" officeooo:paragraph-rsid="0ba4aab6"/>
    </style:style>
    <style:style style:name="P592" style:family="paragraph" style:parent-style-name="Text_20_body">
      <style:text-properties officeooo:rsid="0ba8b64e" officeooo:paragraph-rsid="0ba8b64e"/>
    </style:style>
    <style:style style:name="P593" style:family="paragraph" style:parent-style-name="Text_20_body">
      <style:text-properties officeooo:rsid="0ba8b64e" officeooo:paragraph-rsid="0ba8f94e"/>
    </style:style>
    <style:style style:name="P594" style:family="paragraph" style:parent-style-name="Text_20_body">
      <style:text-properties officeooo:rsid="0baca354" officeooo:paragraph-rsid="0baca354"/>
    </style:style>
    <style:style style:name="P595" style:family="paragraph" style:parent-style-name="Text_20_body">
      <style:text-properties officeooo:paragraph-rsid="0bae94fd"/>
    </style:style>
    <style:style style:name="P596" style:family="paragraph" style:parent-style-name="Text_20_body">
      <style:text-properties officeooo:rsid="0bae94fd" officeooo:paragraph-rsid="0bae94fd"/>
    </style:style>
    <style:style style:name="P597" style:family="paragraph" style:parent-style-name="Text_20_body">
      <style:text-properties officeooo:rsid="0bb0b3d0" officeooo:paragraph-rsid="0bb0b3d0"/>
    </style:style>
    <style:style style:name="P598" style:family="paragraph" style:parent-style-name="Text_20_body">
      <style:text-properties officeooo:paragraph-rsid="0bbdf7d6"/>
    </style:style>
    <style:style style:name="P599" style:family="paragraph" style:parent-style-name="Text_20_body">
      <style:text-properties officeooo:paragraph-rsid="0bbf17df"/>
    </style:style>
    <style:style style:name="P600" style:family="paragraph" style:parent-style-name="Text_20_body">
      <style:text-properties officeooo:rsid="0bbf3792" officeooo:paragraph-rsid="0bbf3792"/>
    </style:style>
    <style:style style:name="P601" style:family="paragraph" style:parent-style-name="Text_20_body">
      <style:text-properties officeooo:paragraph-rsid="0bc0f15f"/>
    </style:style>
    <style:style style:name="P602" style:family="paragraph" style:parent-style-name="Text_20_body">
      <style:text-properties officeooo:rsid="0bc2d494" officeooo:paragraph-rsid="0bc2d494"/>
    </style:style>
    <style:style style:name="P603" style:family="paragraph" style:parent-style-name="Text_20_body">
      <style:text-properties officeooo:paragraph-rsid="0bc7ff4b"/>
    </style:style>
    <style:style style:name="P604" style:family="paragraph" style:parent-style-name="Text_20_body">
      <style:text-properties officeooo:paragraph-rsid="0bd2d838"/>
    </style:style>
    <style:style style:name="P605" style:family="paragraph" style:parent-style-name="Text_20_body">
      <style:text-properties officeooo:paragraph-rsid="0bd2fd4a"/>
    </style:style>
    <style:style style:name="P606" style:family="paragraph" style:parent-style-name="Text_20_body">
      <style:text-properties officeooo:paragraph-rsid="0bd7fd28"/>
    </style:style>
    <style:style style:name="P607" style:family="paragraph" style:parent-style-name="Text_20_body">
      <style:text-properties officeooo:rsid="0bd4e8c7" officeooo:paragraph-rsid="0bd4e8c7"/>
    </style:style>
    <style:style style:name="P608" style:family="paragraph" style:parent-style-name="Text_20_body">
      <style:text-properties officeooo:paragraph-rsid="0bdff79b"/>
    </style:style>
    <style:style style:name="P609" style:family="paragraph" style:parent-style-name="Text_20_body">
      <style:text-properties officeooo:rsid="0be275b8" officeooo:paragraph-rsid="0be275b8"/>
    </style:style>
    <style:style style:name="P610" style:family="paragraph" style:parent-style-name="Text_20_body">
      <style:text-properties officeooo:rsid="0beb7791" officeooo:paragraph-rsid="0beb7791"/>
    </style:style>
    <style:style style:name="P611" style:family="paragraph" style:parent-style-name="Text_20_body">
      <style:text-properties officeooo:rsid="0be8fb20" officeooo:paragraph-rsid="0beb7791"/>
    </style:style>
    <style:style style:name="P612" style:family="paragraph" style:parent-style-name="Text_20_body">
      <style:text-properties officeooo:rsid="0be83915" officeooo:paragraph-rsid="0bfba6d2"/>
    </style:style>
    <style:style style:name="P613" style:family="paragraph" style:parent-style-name="Text_20_body">
      <style:text-properties officeooo:paragraph-rsid="0c015ae4"/>
    </style:style>
    <style:style style:name="P614" style:family="paragraph" style:parent-style-name="Text_20_body">
      <style:text-properties officeooo:paragraph-rsid="0c0378a8"/>
    </style:style>
    <style:style style:name="P615" style:family="paragraph" style:parent-style-name="Text_20_body">
      <style:text-properties officeooo:paragraph-rsid="0c04a884"/>
    </style:style>
    <style:style style:name="P616" style:family="paragraph" style:parent-style-name="Text_20_body">
      <style:text-properties officeooo:paragraph-rsid="0c07c578"/>
    </style:style>
    <style:style style:name="P617" style:family="paragraph" style:parent-style-name="Text_20_body">
      <style:text-properties officeooo:rsid="0c09bfe9" officeooo:paragraph-rsid="0c1964a1"/>
    </style:style>
    <style:style style:name="P618" style:family="paragraph" style:parent-style-name="Text_20_body">
      <style:text-properties officeooo:rsid="0c09bfe9" officeooo:paragraph-rsid="0c39d19e"/>
    </style:style>
    <style:style style:name="P619" style:family="paragraph" style:parent-style-name="Text_20_body">
      <style:text-properties officeooo:paragraph-rsid="0c0f3ab2"/>
    </style:style>
    <style:style style:name="P620" style:family="paragraph" style:parent-style-name="Text_20_body">
      <style:text-properties officeooo:paragraph-rsid="0c190ae4"/>
    </style:style>
    <style:style style:name="P621" style:family="paragraph" style:parent-style-name="Text_20_body">
      <style:text-properties officeooo:rsid="0c015ae4" officeooo:paragraph-rsid="0c0f3ab2"/>
    </style:style>
    <style:style style:name="P622" style:family="paragraph" style:parent-style-name="Text_20_body">
      <style:text-properties officeooo:paragraph-rsid="0c1c98da"/>
    </style:style>
    <style:style style:name="P623" style:family="paragraph" style:parent-style-name="Text_20_body">
      <style:text-properties officeooo:paragraph-rsid="0c1dfa34"/>
    </style:style>
    <style:style style:name="P624" style:family="paragraph" style:parent-style-name="Text_20_body">
      <style:text-properties officeooo:paragraph-rsid="0c205e39"/>
    </style:style>
    <style:style style:name="P625" style:family="paragraph" style:parent-style-name="Text_20_body">
      <style:text-properties officeooo:paragraph-rsid="0c2420cf"/>
    </style:style>
    <style:style style:name="P626" style:family="paragraph" style:parent-style-name="Text_20_body">
      <style:text-properties officeooo:paragraph-rsid="0c314b55"/>
    </style:style>
    <style:style style:name="P627" style:family="paragraph" style:parent-style-name="Text_20_body">
      <style:paragraph-properties>
        <style:tab-stops>
          <style:tab-stop style:position="18.43mm"/>
        </style:tab-stops>
      </style:paragraph-properties>
      <style:text-properties officeooo:paragraph-rsid="0c366162"/>
    </style:style>
    <style:style style:name="P628" style:family="paragraph" style:parent-style-name="Text_20_body">
      <style:paragraph-properties>
        <style:tab-stops>
          <style:tab-stop style:position="18.43mm"/>
        </style:tab-stops>
      </style:paragraph-properties>
      <style:text-properties officeooo:paragraph-rsid="0c37266c"/>
    </style:style>
    <style:style style:name="P629" style:family="paragraph" style:parent-style-name="Text_20_body">
      <style:paragraph-properties>
        <style:tab-stops>
          <style:tab-stop style:position="18.43mm"/>
        </style:tab-stops>
      </style:paragraph-properties>
      <style:text-properties officeooo:paragraph-rsid="0c619601"/>
    </style:style>
    <style:style style:name="P630" style:family="paragraph" style:parent-style-name="Text_20_body">
      <style:paragraph-properties>
        <style:tab-stops>
          <style:tab-stop style:position="18.43mm"/>
        </style:tab-stops>
      </style:paragraph-properties>
      <style:text-properties officeooo:paragraph-rsid="0c7a6540"/>
    </style:style>
    <style:style style:name="P631" style:family="paragraph" style:parent-style-name="Text_20_body">
      <style:paragraph-properties>
        <style:tab-stops>
          <style:tab-stop style:position="18.43mm"/>
        </style:tab-stops>
      </style:paragraph-properties>
      <style:text-properties officeooo:paragraph-rsid="0c7e3efc"/>
    </style:style>
    <style:style style:name="P632" style:family="paragraph" style:parent-style-name="Text_20_body">
      <style:paragraph-properties>
        <style:tab-stops>
          <style:tab-stop style:position="18.43mm"/>
        </style:tab-stops>
      </style:paragraph-properties>
      <style:text-properties officeooo:paragraph-rsid="0c7fc638"/>
    </style:style>
    <style:style style:name="P633" style:family="paragraph" style:parent-style-name="Text_20_body">
      <style:text-properties officeooo:paragraph-rsid="0c36d0a1"/>
    </style:style>
    <style:style style:name="P634" style:family="paragraph" style:parent-style-name="Text_20_body">
      <style:paragraph-properties>
        <style:tab-stops>
          <style:tab-stop style:position="18.43mm"/>
        </style:tab-stops>
      </style:paragraph-properties>
      <style:text-properties officeooo:rsid="0c366162" officeooo:paragraph-rsid="0c38be3c"/>
    </style:style>
    <style:style style:name="P635" style:family="paragraph" style:parent-style-name="Text_20_body">
      <style:text-properties officeooo:paragraph-rsid="0c46c853"/>
    </style:style>
    <style:style style:name="P636" style:family="paragraph" style:parent-style-name="Text_20_body">
      <style:text-properties officeooo:paragraph-rsid="0c499913"/>
    </style:style>
    <style:style style:name="P637" style:family="paragraph" style:parent-style-name="Text_20_body">
      <style:text-properties officeooo:paragraph-rsid="0c5b53b4"/>
    </style:style>
    <style:style style:name="P638" style:family="paragraph" style:parent-style-name="Text_20_body">
      <style:text-properties officeooo:paragraph-rsid="0c657bc6"/>
    </style:style>
    <style:style style:name="P639" style:family="paragraph" style:parent-style-name="Text_20_body">
      <style:text-properties officeooo:paragraph-rsid="0c6cba23"/>
    </style:style>
    <style:style style:name="P640" style:family="paragraph" style:parent-style-name="Text_20_body">
      <style:text-properties officeooo:paragraph-rsid="0c86600e"/>
    </style:style>
    <style:style style:name="P641" style:family="paragraph" style:parent-style-name="Text_20_body">
      <style:text-properties officeooo:paragraph-rsid="0c8922e9"/>
    </style:style>
    <style:style style:name="P642" style:family="paragraph" style:parent-style-name="Text_20_body">
      <style:text-properties officeooo:rsid="0c87603c" officeooo:paragraph-rsid="0c99f814"/>
    </style:style>
    <style:style style:name="P643" style:family="paragraph" style:parent-style-name="Text_20_body">
      <style:text-properties officeooo:rsid="0c87603c" officeooo:paragraph-rsid="0d4ec93c"/>
    </style:style>
    <style:style style:name="P644" style:family="paragraph" style:parent-style-name="Text_20_body">
      <style:text-properties officeooo:paragraph-rsid="0c9dc8ab"/>
    </style:style>
    <style:style style:name="P645" style:family="paragraph" style:parent-style-name="Text_20_body">
      <style:text-properties officeooo:rsid="0c9fd089" officeooo:paragraph-rsid="0c9fd089"/>
    </style:style>
    <style:style style:name="P646" style:family="paragraph" style:parent-style-name="Text_20_body">
      <style:text-properties officeooo:paragraph-rsid="0ca01fde"/>
    </style:style>
    <style:style style:name="P647" style:family="paragraph" style:parent-style-name="Text_20_body">
      <style:text-properties officeooo:paragraph-rsid="0ca54097"/>
    </style:style>
    <style:style style:name="P648" style:family="paragraph" style:parent-style-name="Text_20_body">
      <style:text-properties officeooo:rsid="0ca8e568" officeooo:paragraph-rsid="0ca8e568"/>
    </style:style>
    <style:style style:name="P649" style:family="paragraph" style:parent-style-name="Text_20_body">
      <style:text-properties officeooo:paragraph-rsid="0caa9085"/>
    </style:style>
    <style:style style:name="P650" style:family="paragraph" style:parent-style-name="Text_20_body">
      <style:text-properties officeooo:paragraph-rsid="0caf2046"/>
    </style:style>
    <style:style style:name="P651" style:family="paragraph" style:parent-style-name="Text_20_body">
      <style:text-properties officeooo:paragraph-rsid="0cb9c25f"/>
    </style:style>
    <style:style style:name="P652" style:family="paragraph" style:parent-style-name="Text_20_body">
      <style:text-properties officeooo:rsid="0cad15ca" officeooo:paragraph-rsid="0caf2046"/>
    </style:style>
    <style:style style:name="P653" style:family="paragraph" style:parent-style-name="Text_20_body">
      <style:text-properties officeooo:rsid="0cc385ac" officeooo:paragraph-rsid="0cc3a43a"/>
    </style:style>
    <style:style style:name="P654" style:family="paragraph" style:parent-style-name="Text_20_body">
      <style:text-properties officeooo:paragraph-rsid="0cc385ac"/>
    </style:style>
    <style:style style:name="P655" style:family="paragraph" style:parent-style-name="Text_20_body">
      <style:text-properties officeooo:paragraph-rsid="0cc595e5"/>
    </style:style>
    <style:style style:name="P656" style:family="paragraph" style:parent-style-name="Text_20_body">
      <style:text-properties officeooo:rsid="0cc6d073" officeooo:paragraph-rsid="0cc6d073"/>
    </style:style>
    <style:style style:name="P657" style:family="paragraph" style:parent-style-name="Text_20_body">
      <style:text-properties officeooo:rsid="0cc8b9ba" officeooo:paragraph-rsid="0cc8b9ba"/>
    </style:style>
    <style:style style:name="P658" style:family="paragraph" style:parent-style-name="Text_20_body">
      <style:text-properties officeooo:rsid="0ccbaa12" officeooo:paragraph-rsid="0ccd6c5b"/>
    </style:style>
    <style:style style:name="P659" style:family="paragraph" style:parent-style-name="Text_20_body">
      <style:text-properties officeooo:paragraph-rsid="0ccd6c5b"/>
    </style:style>
    <style:style style:name="P660" style:family="paragraph" style:parent-style-name="Text_20_body">
      <style:text-properties officeooo:rsid="0cd05940" officeooo:paragraph-rsid="0cd05940"/>
    </style:style>
    <style:style style:name="P661" style:family="paragraph" style:parent-style-name="Text_20_body">
      <style:text-properties officeooo:rsid="0cd140e9" officeooo:paragraph-rsid="0cd140e9"/>
    </style:style>
    <style:style style:name="P662" style:family="paragraph" style:parent-style-name="Text_20_body">
      <style:text-properties officeooo:rsid="0ce8f7ba" officeooo:paragraph-rsid="0cf25cb8"/>
    </style:style>
    <style:style style:name="P663" style:family="paragraph" style:parent-style-name="Text_20_body">
      <style:text-properties officeooo:rsid="0cf35e6e" officeooo:paragraph-rsid="0cf3fb58"/>
    </style:style>
    <style:style style:name="P664" style:family="paragraph" style:parent-style-name="Text_20_body">
      <style:text-properties officeooo:rsid="0cf35e6e" officeooo:paragraph-rsid="0cf614dc"/>
    </style:style>
    <style:style style:name="P665" style:family="paragraph" style:parent-style-name="Text_20_body">
      <style:text-properties officeooo:rsid="0cf35e6e" officeooo:paragraph-rsid="0d4272b7"/>
    </style:style>
    <style:style style:name="P666" style:family="paragraph" style:parent-style-name="Text_20_body">
      <style:text-properties officeooo:rsid="0cf7c514" officeooo:paragraph-rsid="0cf7c514"/>
    </style:style>
    <style:style style:name="P667" style:family="paragraph" style:parent-style-name="Text_20_body">
      <style:text-properties officeooo:rsid="0cf7c514" officeooo:paragraph-rsid="0d03a727"/>
    </style:style>
    <style:style style:name="P668" style:family="paragraph" style:parent-style-name="Text_20_body">
      <style:text-properties officeooo:paragraph-rsid="0cffede4"/>
    </style:style>
    <style:style style:name="P669" style:family="paragraph" style:parent-style-name="Text_20_body">
      <style:text-properties officeooo:rsid="09b2f530" officeooo:paragraph-rsid="09dbb298"/>
    </style:style>
    <style:style style:name="P670" style:family="paragraph" style:parent-style-name="Text_20_body">
      <style:text-properties officeooo:rsid="09cc57ae" officeooo:paragraph-rsid="09cc57ae"/>
    </style:style>
    <style:style style:name="P671" style:family="paragraph" style:parent-style-name="Text_20_body">
      <style:text-properties officeooo:rsid="0d09480c" officeooo:paragraph-rsid="0d09480c"/>
    </style:style>
    <style:style style:name="P672" style:family="paragraph" style:parent-style-name="Text_20_body">
      <style:text-properties officeooo:rsid="0d09480c" officeooo:paragraph-rsid="0d3b484a"/>
    </style:style>
    <style:style style:name="P673" style:family="paragraph" style:parent-style-name="Text_20_body">
      <style:text-properties officeooo:rsid="0d09480c" officeooo:paragraph-rsid="0d3cc47a"/>
    </style:style>
    <style:style style:name="P674" style:family="paragraph" style:parent-style-name="Text_20_body">
      <style:text-properties officeooo:rsid="0d09480c" officeooo:paragraph-rsid="0d4272b7"/>
    </style:style>
    <style:style style:name="P675" style:family="paragraph" style:parent-style-name="Text_20_body">
      <style:text-properties officeooo:rsid="0d0d638d" officeooo:paragraph-rsid="0d0d638d"/>
    </style:style>
    <style:style style:name="P676" style:family="paragraph" style:parent-style-name="Text_20_body">
      <style:text-properties officeooo:paragraph-rsid="0d0f0eaa"/>
    </style:style>
    <style:style style:name="P677" style:family="paragraph" style:parent-style-name="Text_20_body">
      <style:text-properties officeooo:paragraph-rsid="0d1aad1c"/>
    </style:style>
    <style:style style:name="P678" style:family="paragraph" style:parent-style-name="Text_20_body">
      <style:text-properties officeooo:paragraph-rsid="0d24bec5"/>
    </style:style>
    <style:style style:name="P679" style:family="paragraph" style:parent-style-name="Text_20_body">
      <style:text-properties officeooo:rsid="0d25a423" officeooo:paragraph-rsid="0d29744c"/>
    </style:style>
    <style:style style:name="P680" style:family="paragraph" style:parent-style-name="Text_20_body">
      <style:text-properties officeooo:paragraph-rsid="0d2b64e5"/>
    </style:style>
    <style:style style:name="P681" style:family="paragraph" style:parent-style-name="Text_20_body">
      <style:text-properties officeooo:paragraph-rsid="0d2d21b6"/>
    </style:style>
    <style:style style:name="P682" style:family="paragraph" style:parent-style-name="Text_20_body">
      <style:text-properties officeooo:paragraph-rsid="0d2ea86e"/>
    </style:style>
    <style:style style:name="P683" style:family="paragraph" style:parent-style-name="Text_20_body">
      <style:text-properties officeooo:paragraph-rsid="0d3092d3"/>
    </style:style>
    <style:style style:name="P684" style:family="paragraph" style:parent-style-name="Text_20_body">
      <style:text-properties officeooo:paragraph-rsid="0d323c4b"/>
    </style:style>
    <style:style style:name="P685" style:family="paragraph" style:parent-style-name="Text_20_body">
      <style:text-properties officeooo:paragraph-rsid="0d340a58"/>
    </style:style>
    <style:style style:name="P686" style:family="paragraph" style:parent-style-name="Text_20_body">
      <style:text-properties officeooo:paragraph-rsid="0d3579e1"/>
    </style:style>
    <style:style style:name="P687" style:family="paragraph" style:parent-style-name="Text_20_body">
      <style:text-properties officeooo:rsid="0d3579e1" officeooo:paragraph-rsid="0d3579e1"/>
    </style:style>
    <style:style style:name="P688" style:family="paragraph" style:parent-style-name="Text_20_body">
      <style:text-properties officeooo:paragraph-rsid="0cc6d073"/>
    </style:style>
    <style:style style:name="P689" style:family="paragraph" style:parent-style-name="Text_20_body">
      <style:text-properties officeooo:paragraph-rsid="0d4272b7"/>
    </style:style>
    <style:style style:name="P690" style:family="paragraph" style:parent-style-name="Text_20_body">
      <style:text-properties officeooo:rsid="0d4272b7" officeooo:paragraph-rsid="0d4272b7"/>
    </style:style>
    <style:style style:name="P691" style:family="paragraph" style:parent-style-name="Text_20_body">
      <style:text-properties officeooo:paragraph-rsid="0d45ad92"/>
    </style:style>
    <style:style style:name="P692" style:family="paragraph" style:parent-style-name="Text_20_body">
      <style:text-properties officeooo:rsid="0caf2046" officeooo:paragraph-rsid="0d4b7a5b"/>
    </style:style>
    <style:style style:name="P693" style:family="paragraph" style:parent-style-name="Text_20_body">
      <style:text-properties officeooo:rsid="0b8c9d03" officeooo:paragraph-rsid="0d4b7a5b"/>
    </style:style>
    <style:style style:name="P694" style:family="paragraph" style:parent-style-name="Text_20_body">
      <style:text-properties officeooo:paragraph-rsid="0d568177"/>
    </style:style>
    <style:style style:name="P695" style:family="paragraph" style:parent-style-name="Text_20_body">
      <style:text-properties officeooo:rsid="0d4ec93c" officeooo:paragraph-rsid="0d568177"/>
    </style:style>
    <style:style style:name="P696" style:family="paragraph" style:parent-style-name="Text_20_body">
      <style:text-properties officeooo:paragraph-rsid="0d609f9e"/>
    </style:style>
    <style:style style:name="P697" style:family="paragraph" style:parent-style-name="Text_20_body">
      <style:text-properties officeooo:rsid="0d609f9e" officeooo:paragraph-rsid="0d647988"/>
    </style:style>
    <style:style style:name="P698" style:family="paragraph" style:parent-style-name="Text_20_body">
      <style:text-properties officeooo:rsid="0d712afb" officeooo:paragraph-rsid="0d7a7113"/>
    </style:style>
    <style:style style:name="P699" style:family="paragraph" style:parent-style-name="Text_20_body">
      <style:text-properties officeooo:rsid="0d712afb" officeooo:paragraph-rsid="11be5a8f"/>
    </style:style>
    <style:style style:name="P700" style:family="paragraph" style:parent-style-name="Text_20_body">
      <style:text-properties officeooo:rsid="0d6fab28" officeooo:paragraph-rsid="0d83ef92"/>
    </style:style>
    <style:style style:name="P701" style:family="paragraph" style:parent-style-name="Text_20_body">
      <style:text-properties officeooo:rsid="0d842d7b" officeooo:paragraph-rsid="0d842d7b"/>
    </style:style>
    <style:style style:name="P702" style:family="paragraph" style:parent-style-name="Text_20_body">
      <style:text-properties officeooo:rsid="0d84f9f2" officeooo:paragraph-rsid="0d84f9f2"/>
    </style:style>
    <style:style style:name="P703" style:family="paragraph" style:parent-style-name="Text_20_body">
      <style:text-properties officeooo:paragraph-rsid="0d84f9f2"/>
    </style:style>
    <style:style style:name="P704" style:family="paragraph" style:parent-style-name="Text_20_body">
      <style:text-properties officeooo:rsid="0d875061" officeooo:paragraph-rsid="0d875061"/>
    </style:style>
    <style:style style:name="P705" style:family="paragraph" style:parent-style-name="Text_20_body">
      <style:text-properties officeooo:rsid="0d875061" officeooo:paragraph-rsid="0f449866"/>
    </style:style>
    <style:style style:name="P706" style:family="paragraph" style:parent-style-name="Text_20_body">
      <style:text-properties officeooo:rsid="0d880731" officeooo:paragraph-rsid="0d938e76"/>
    </style:style>
    <style:style style:name="P707" style:family="paragraph" style:parent-style-name="Text_20_body">
      <style:text-properties officeooo:paragraph-rsid="0d8c21c7"/>
    </style:style>
    <style:style style:name="P708" style:family="paragraph" style:parent-style-name="Text_20_body">
      <style:text-properties officeooo:rsid="0d8f7ff7" officeooo:paragraph-rsid="0d8f7ff7"/>
    </style:style>
    <style:style style:name="P709" style:family="paragraph" style:parent-style-name="Text_20_body">
      <style:text-properties officeooo:paragraph-rsid="0da3ba63"/>
    </style:style>
    <style:style style:name="P710" style:family="paragraph" style:parent-style-name="Text_20_body">
      <style:text-properties officeooo:rsid="0dbd3256" officeooo:paragraph-rsid="0dbd3256"/>
    </style:style>
    <style:style style:name="P711" style:family="paragraph" style:parent-style-name="Text_20_body">
      <style:text-properties officeooo:rsid="0dbd3256" officeooo:paragraph-rsid="0dbee6d2"/>
    </style:style>
    <style:style style:name="P712" style:family="paragraph" style:parent-style-name="Text_20_body">
      <style:text-properties officeooo:rsid="0dc16308" officeooo:paragraph-rsid="0dc16308"/>
    </style:style>
    <style:style style:name="P713" style:family="paragraph" style:parent-style-name="Text_20_body">
      <style:text-properties officeooo:rsid="0dec125e" officeooo:paragraph-rsid="0df411c5"/>
    </style:style>
    <style:style style:name="P714" style:family="paragraph" style:parent-style-name="Text_20_body">
      <style:text-properties officeooo:rsid="0ded48c2" officeooo:paragraph-rsid="0ded48c2"/>
    </style:style>
    <style:style style:name="P715" style:family="paragraph" style:parent-style-name="Text_20_body">
      <style:text-properties officeooo:rsid="0ded48c2" officeooo:paragraph-rsid="0e36a1dd"/>
    </style:style>
    <style:style style:name="P716" style:family="paragraph" style:parent-style-name="Text_20_body">
      <style:text-properties officeooo:rsid="0ded48c2" officeooo:paragraph-rsid="0e38144d"/>
    </style:style>
    <style:style style:name="P717" style:family="paragraph" style:parent-style-name="Text_20_body">
      <style:text-properties officeooo:rsid="0ded48c2" officeooo:paragraph-rsid="0e5ae425"/>
    </style:style>
    <style:style style:name="P718" style:family="paragraph" style:parent-style-name="Text_20_body">
      <style:text-properties officeooo:rsid="0ded48c2" officeooo:paragraph-rsid="0e809547"/>
    </style:style>
    <style:style style:name="P719" style:family="paragraph" style:parent-style-name="Text_20_body">
      <style:text-properties officeooo:rsid="0ded48c2" officeooo:paragraph-rsid="0defdb7c"/>
    </style:style>
    <style:style style:name="P720" style:family="paragraph" style:parent-style-name="Text_20_body">
      <style:text-properties officeooo:rsid="0dee65a4" officeooo:paragraph-rsid="0dee65a4"/>
    </style:style>
    <style:style style:name="P721" style:family="paragraph" style:parent-style-name="Text_20_body">
      <style:text-properties officeooo:rsid="0dee65a4" officeooo:paragraph-rsid="0df3e6a5"/>
    </style:style>
    <style:style style:name="P722" style:family="paragraph" style:parent-style-name="Text_20_body">
      <style:text-properties officeooo:rsid="0deee950" officeooo:paragraph-rsid="0deee950"/>
    </style:style>
    <style:style style:name="P723" style:family="paragraph" style:parent-style-name="Text_20_body">
      <style:text-properties officeooo:rsid="0def91c1" officeooo:paragraph-rsid="0def91c1"/>
    </style:style>
    <style:style style:name="P724" style:family="paragraph" style:parent-style-name="Text_20_body">
      <style:text-properties officeooo:rsid="0e1c5f73" officeooo:paragraph-rsid="0e1c5f73"/>
    </style:style>
    <style:style style:name="P725" style:family="paragraph" style:parent-style-name="Text_20_body">
      <style:text-properties officeooo:rsid="0decdfe0" officeooo:paragraph-rsid="0e370d44"/>
    </style:style>
    <style:style style:name="P726" style:family="paragraph" style:parent-style-name="Text_20_body">
      <style:text-properties officeooo:rsid="0e9a77a6" officeooo:paragraph-rsid="0e9a77a6"/>
    </style:style>
    <style:style style:name="P727" style:family="paragraph" style:parent-style-name="Text_20_body">
      <style:text-properties officeooo:rsid="0e9a77a6" officeooo:paragraph-rsid="0e9e56e0"/>
    </style:style>
    <style:style style:name="P728" style:family="paragraph" style:parent-style-name="Text_20_body">
      <style:text-properties officeooo:rsid="0e9a77a6" officeooo:paragraph-rsid="0ea288ce"/>
    </style:style>
    <style:style style:name="P729" style:family="paragraph" style:parent-style-name="Text_20_body">
      <style:text-properties officeooo:rsid="0e9a77a6" officeooo:paragraph-rsid="0e98b31b"/>
    </style:style>
    <style:style style:name="P730" style:family="paragraph" style:parent-style-name="Text_20_body">
      <style:text-properties officeooo:rsid="0ea1530d" officeooo:paragraph-rsid="0ea1530d"/>
    </style:style>
    <style:style style:name="P731" style:family="paragraph" style:parent-style-name="Text_20_body">
      <style:text-properties officeooo:rsid="0ea288ce" officeooo:paragraph-rsid="0ea288ce"/>
    </style:style>
    <style:style style:name="P732" style:family="paragraph" style:parent-style-name="Text_20_body">
      <style:text-properties officeooo:rsid="0e9e56e0" officeooo:paragraph-rsid="0e9e56e0"/>
    </style:style>
    <style:style style:name="P733" style:family="paragraph" style:parent-style-name="Text_20_body">
      <style:text-properties officeooo:rsid="0dc28310" officeooo:paragraph-rsid="0dc28310"/>
    </style:style>
    <style:style style:name="P734" style:family="paragraph" style:parent-style-name="Text_20_body">
      <style:text-properties officeooo:rsid="0ea4aed2" officeooo:paragraph-rsid="0ea4aed2"/>
    </style:style>
    <style:style style:name="P735" style:family="paragraph" style:parent-style-name="Text_20_body">
      <style:text-properties officeooo:paragraph-rsid="0de3b0ba"/>
    </style:style>
    <style:style style:name="P736" style:family="paragraph" style:parent-style-name="Text_20_body">
      <style:text-properties officeooo:rsid="0e1a406b" officeooo:paragraph-rsid="0e315461"/>
    </style:style>
    <style:style style:name="P737" style:family="paragraph" style:parent-style-name="Text_20_body">
      <style:text-properties officeooo:rsid="0ec56be0" officeooo:paragraph-rsid="0ec56be0"/>
    </style:style>
    <style:style style:name="P738" style:family="paragraph" style:parent-style-name="Text_20_body">
      <style:text-properties officeooo:rsid="0ebbc082" officeooo:paragraph-rsid="0ee4e7b9"/>
    </style:style>
    <style:style style:name="P739" style:family="paragraph" style:parent-style-name="Text_20_body">
      <style:text-properties officeooo:rsid="0e648d98" officeooo:paragraph-rsid="0edf249d"/>
    </style:style>
    <style:style style:name="P740" style:family="paragraph" style:parent-style-name="Text_20_body">
      <style:text-properties officeooo:rsid="0e2dcde4" officeooo:paragraph-rsid="0ee0d43f"/>
    </style:style>
    <style:style style:name="P741" style:family="paragraph" style:parent-style-name="Text_20_body">
      <style:text-properties officeooo:rsid="0eb016d8" officeooo:paragraph-rsid="0eea8d8b"/>
    </style:style>
    <style:style style:name="P742" style:family="paragraph" style:parent-style-name="Text_20_body">
      <style:text-properties officeooo:rsid="0eea8d8b" officeooo:paragraph-rsid="0eea8d8b"/>
    </style:style>
    <style:style style:name="P743" style:family="paragraph" style:parent-style-name="Text_20_body">
      <style:text-properties officeooo:rsid="0eeb9a33" officeooo:paragraph-rsid="0ef2c56d"/>
    </style:style>
    <style:style style:name="P744" style:family="paragraph" style:parent-style-name="Text_20_body">
      <style:text-properties officeooo:rsid="0f0e5bdd" officeooo:paragraph-rsid="0f12db14"/>
    </style:style>
    <style:style style:name="P745" style:family="paragraph" style:parent-style-name="Text_20_body">
      <style:text-properties officeooo:rsid="0f12db14" officeooo:paragraph-rsid="0f1aaa3f"/>
    </style:style>
    <style:style style:name="P746" style:family="paragraph" style:parent-style-name="Text_20_body">
      <style:text-properties officeooo:rsid="0f1d5b3d" officeooo:paragraph-rsid="0f1d5b3d"/>
    </style:style>
    <style:style style:name="P747" style:family="paragraph" style:parent-style-name="Text_20_body">
      <style:text-properties officeooo:rsid="0f1d5b3d" officeooo:paragraph-rsid="0f503680"/>
    </style:style>
    <style:style style:name="P748" style:family="paragraph" style:parent-style-name="Text_20_body">
      <style:text-properties officeooo:rsid="0f21582f" officeooo:paragraph-rsid="0f21582f"/>
    </style:style>
    <style:style style:name="P749" style:family="paragraph" style:parent-style-name="Text_20_body">
      <style:text-properties officeooo:rsid="0f22411a" officeooo:paragraph-rsid="0f22411a"/>
    </style:style>
    <style:style style:name="P750" style:family="paragraph" style:parent-style-name="Text_20_body">
      <style:text-properties officeooo:rsid="0f22411a" officeooo:paragraph-rsid="0f29a54b"/>
    </style:style>
    <style:style style:name="P751" style:family="paragraph" style:parent-style-name="Text_20_body">
      <style:text-properties officeooo:rsid="0f2b453e" officeooo:paragraph-rsid="0f2b453e"/>
    </style:style>
    <style:style style:name="P752" style:family="paragraph" style:parent-style-name="Text_20_body">
      <style:text-properties officeooo:rsid="0f2b453e" officeooo:paragraph-rsid="0f2cc6d7"/>
    </style:style>
    <style:style style:name="P753" style:family="paragraph" style:parent-style-name="Text_20_body">
      <style:text-properties officeooo:rsid="0f2d2fae" officeooo:paragraph-rsid="0f2d2fae"/>
    </style:style>
    <style:style style:name="P754" style:family="paragraph" style:parent-style-name="Text_20_body">
      <style:text-properties officeooo:rsid="0f2fd331" officeooo:paragraph-rsid="0f36cb40"/>
    </style:style>
    <style:style style:name="P755" style:family="paragraph" style:parent-style-name="Text_20_body">
      <style:text-properties officeooo:rsid="0f3122b6" officeooo:paragraph-rsid="0f3122b6"/>
    </style:style>
    <style:style style:name="P756" style:family="paragraph" style:parent-style-name="Text_20_body">
      <style:text-properties officeooo:rsid="0f3b9323" officeooo:paragraph-rsid="0f3b9323"/>
    </style:style>
    <style:style style:name="P757" style:family="paragraph" style:parent-style-name="Text_20_body">
      <style:text-properties officeooo:rsid="0f3b9323" officeooo:paragraph-rsid="0f3f4253"/>
    </style:style>
    <style:style style:name="P758" style:family="paragraph" style:parent-style-name="Text_20_body">
      <style:text-properties officeooo:rsid="0f3b9323" officeooo:paragraph-rsid="0f4014eb"/>
    </style:style>
    <style:style style:name="P759" style:family="paragraph" style:parent-style-name="Text_20_body">
      <style:text-properties officeooo:rsid="0f3b9323" officeooo:paragraph-rsid="0f6c9844"/>
    </style:style>
    <style:style style:name="P760" style:family="paragraph" style:parent-style-name="Text_20_body">
      <style:text-properties officeooo:rsid="0f3b9323" officeooo:paragraph-rsid="0f6e5e5d"/>
    </style:style>
    <style:style style:name="P761" style:family="paragraph" style:parent-style-name="Text_20_body">
      <style:text-properties officeooo:rsid="0f3b9323" officeooo:paragraph-rsid="0f814389"/>
    </style:style>
    <style:style style:name="P762" style:family="paragraph" style:parent-style-name="Text_20_body">
      <style:text-properties officeooo:rsid="0f3b9323" officeooo:paragraph-rsid="0f8b672a"/>
    </style:style>
    <style:style style:name="P763" style:family="paragraph" style:parent-style-name="Text_20_body">
      <style:text-properties officeooo:rsid="0f3b9323" officeooo:paragraph-rsid="0f974ef2"/>
    </style:style>
    <style:style style:name="P764" style:family="paragraph" style:parent-style-name="Text_20_body">
      <style:text-properties officeooo:rsid="0f3e2439" officeooo:paragraph-rsid="0f42bf0a"/>
    </style:style>
    <style:style style:name="P765" style:family="paragraph" style:parent-style-name="Text_20_body">
      <style:text-properties officeooo:rsid="0f3e2439" officeooo:paragraph-rsid="0f68c4b8"/>
    </style:style>
    <style:style style:name="P766" style:family="paragraph" style:parent-style-name="Text_20_body">
      <style:text-properties officeooo:rsid="0f14cbdb" officeooo:paragraph-rsid="0f53e3f8"/>
    </style:style>
    <style:style style:name="P767" style:family="paragraph" style:parent-style-name="Text_20_body">
      <style:text-properties officeooo:rsid="0f62b1f5" officeooo:paragraph-rsid="0f62b1f5"/>
    </style:style>
    <style:style style:name="P768" style:family="paragraph" style:parent-style-name="Text_20_body">
      <style:text-properties officeooo:rsid="0f82b4dd" officeooo:paragraph-rsid="0f82b4dd"/>
    </style:style>
    <style:style style:name="P769" style:family="paragraph" style:parent-style-name="Text_20_body">
      <style:text-properties officeooo:rsid="0f852905" officeooo:paragraph-rsid="0f866f61"/>
    </style:style>
    <style:style style:name="P770" style:family="paragraph" style:parent-style-name="Text_20_body">
      <style:text-properties officeooo:rsid="0f852905" officeooo:paragraph-rsid="0f87def7"/>
    </style:style>
    <style:style style:name="P771" style:family="paragraph" style:parent-style-name="Text_20_body">
      <style:text-properties officeooo:rsid="0f8de1cf" officeooo:paragraph-rsid="0f8de1cf"/>
    </style:style>
    <style:style style:name="P772" style:family="paragraph" style:parent-style-name="Text_20_body">
      <style:text-properties officeooo:rsid="0f8eac43" officeooo:paragraph-rsid="0f8eac43"/>
    </style:style>
    <style:style style:name="P773" style:family="paragraph" style:parent-style-name="Text_20_body">
      <style:text-properties officeooo:rsid="0f9fb7a2" officeooo:paragraph-rsid="0f9fb7a2"/>
    </style:style>
    <style:style style:name="P774" style:family="paragraph" style:parent-style-name="Text_20_body">
      <style:text-properties officeooo:rsid="0fa19317" officeooo:paragraph-rsid="0fa19317"/>
    </style:style>
    <style:style style:name="P775" style:family="paragraph" style:parent-style-name="Text_20_body">
      <style:text-properties officeooo:rsid="0fa19317" officeooo:paragraph-rsid="0fae32f1"/>
    </style:style>
    <style:style style:name="P776" style:family="paragraph" style:parent-style-name="Text_20_body">
      <style:text-properties officeooo:rsid="0fa3592c" officeooo:paragraph-rsid="0fa3592c"/>
    </style:style>
    <style:style style:name="P777" style:family="paragraph" style:parent-style-name="Text_20_body">
      <style:text-properties officeooo:rsid="0fa3592c" officeooo:paragraph-rsid="0fb105cd"/>
    </style:style>
    <style:style style:name="P778" style:family="paragraph" style:parent-style-name="Text_20_body">
      <style:text-properties officeooo:rsid="0fa3592c" officeooo:paragraph-rsid="0fb2f89c"/>
    </style:style>
    <style:style style:name="P779" style:family="paragraph" style:parent-style-name="Text_20_body">
      <style:text-properties officeooo:rsid="0fa6f07d" officeooo:paragraph-rsid="0fa6f07d"/>
    </style:style>
    <style:style style:name="P780" style:family="paragraph" style:parent-style-name="Text_20_body">
      <style:text-properties officeooo:rsid="0fa6f07d" officeooo:paragraph-rsid="0fb52705"/>
    </style:style>
    <style:style style:name="P781" style:family="paragraph" style:parent-style-name="Text_20_body">
      <style:text-properties officeooo:rsid="0fa9f5a5" officeooo:paragraph-rsid="0fa9f5a5"/>
    </style:style>
    <style:style style:name="P782" style:family="paragraph" style:parent-style-name="Text_20_body">
      <style:text-properties officeooo:rsid="0fd30e5c" officeooo:paragraph-rsid="0fd30e5c"/>
    </style:style>
    <style:style style:name="P783" style:family="paragraph" style:parent-style-name="Text_20_body">
      <style:text-properties officeooo:rsid="0fd30e5c" officeooo:paragraph-rsid="0fd3684b"/>
    </style:style>
    <style:style style:name="P784" style:family="paragraph" style:parent-style-name="Text_20_body">
      <style:text-properties officeooo:rsid="0fd3684b" officeooo:paragraph-rsid="0fd3684b"/>
    </style:style>
    <style:style style:name="P785" style:family="paragraph" style:parent-style-name="Text_20_body">
      <style:text-properties officeooo:rsid="0fd3684b" officeooo:paragraph-rsid="0fe96b5f"/>
    </style:style>
    <style:style style:name="P786" style:family="paragraph" style:parent-style-name="Text_20_body">
      <style:text-properties officeooo:rsid="0fd3684b" officeooo:paragraph-rsid="1014d88f"/>
    </style:style>
    <style:style style:name="P787" style:family="paragraph" style:parent-style-name="Text_20_body">
      <style:text-properties officeooo:rsid="0fd3684b" officeooo:paragraph-rsid="1014f937"/>
    </style:style>
    <style:style style:name="P788" style:family="paragraph" style:parent-style-name="Text_20_body">
      <style:text-properties officeooo:rsid="0fd3684b" officeooo:paragraph-rsid="1016cde4"/>
    </style:style>
    <style:style style:name="P789" style:family="paragraph" style:parent-style-name="Text_20_body">
      <style:text-properties officeooo:rsid="0fd75f9d" officeooo:paragraph-rsid="0fd75f9d"/>
    </style:style>
    <style:style style:name="P790" style:family="paragraph" style:parent-style-name="Text_20_body">
      <style:text-properties officeooo:rsid="0fe7847d" officeooo:paragraph-rsid="0fea82d4"/>
    </style:style>
    <style:style style:name="P791" style:family="paragraph" style:parent-style-name="Text_20_body">
      <style:text-properties officeooo:rsid="0ff2682f" officeooo:paragraph-rsid="0ff2682f"/>
    </style:style>
    <style:style style:name="P792" style:family="paragraph" style:parent-style-name="Text_20_body">
      <style:text-properties officeooo:rsid="0fb6eb9f" officeooo:paragraph-rsid="0fb6eb9f"/>
    </style:style>
    <style:style style:name="P793" style:family="paragraph" style:parent-style-name="Text_20_body">
      <style:text-properties officeooo:rsid="0ff625f2" officeooo:paragraph-rsid="0ff625f2"/>
    </style:style>
    <style:style style:name="P794" style:family="paragraph" style:parent-style-name="Text_20_body">
      <style:text-properties officeooo:rsid="0ffd875c" officeooo:paragraph-rsid="0ffd875c"/>
    </style:style>
    <style:style style:name="P795" style:family="paragraph" style:parent-style-name="Text_20_body">
      <style:text-properties officeooo:rsid="10024941" officeooo:paragraph-rsid="100c9459"/>
    </style:style>
    <style:style style:name="P796" style:family="paragraph" style:parent-style-name="Text_20_body">
      <style:text-properties officeooo:rsid="10024941" officeooo:paragraph-rsid="1025251b"/>
    </style:style>
    <style:style style:name="P797" style:family="paragraph" style:parent-style-name="Text_20_body">
      <style:text-properties officeooo:rsid="10024941" officeooo:paragraph-rsid="103d7d2f"/>
    </style:style>
    <style:style style:name="P798" style:family="paragraph" style:parent-style-name="Text_20_body">
      <style:text-properties officeooo:paragraph-rsid="0f8f8d5c"/>
    </style:style>
    <style:style style:name="P799" style:family="paragraph" style:parent-style-name="Text_20_body">
      <style:text-properties officeooo:rsid="0fbcaf21" officeooo:paragraph-rsid="10154bb2"/>
    </style:style>
    <style:style style:name="P800" style:family="paragraph" style:parent-style-name="Text_20_body">
      <style:text-properties officeooo:rsid="0fbcaf21" officeooo:paragraph-rsid="1016cde4"/>
    </style:style>
    <style:style style:name="P801" style:family="paragraph" style:parent-style-name="Text_20_body">
      <style:text-properties officeooo:rsid="0fbcaf21" officeooo:paragraph-rsid="1089b340"/>
    </style:style>
    <style:style style:name="P802" style:family="paragraph" style:parent-style-name="Text_20_body">
      <style:text-properties officeooo:rsid="0fbcaf21" officeooo:paragraph-rsid="11f9301c"/>
    </style:style>
    <style:style style:name="P803" style:family="paragraph" style:parent-style-name="Text_20_body">
      <style:text-properties officeooo:rsid="101d8444" officeooo:paragraph-rsid="102051ee"/>
    </style:style>
    <style:style style:name="P804" style:family="paragraph" style:parent-style-name="Text_20_body">
      <style:text-properties officeooo:rsid="102051ee" officeooo:paragraph-rsid="1025a0f8"/>
    </style:style>
    <style:style style:name="P805" style:family="paragraph" style:parent-style-name="Text_20_body">
      <style:text-properties officeooo:rsid="101f2e90" officeooo:paragraph-rsid="102bc2a4"/>
    </style:style>
    <style:style style:name="P806" style:family="paragraph" style:parent-style-name="Text_20_body">
      <style:text-properties officeooo:rsid="102d9dc4" officeooo:paragraph-rsid="10320a34"/>
    </style:style>
    <style:style style:name="P807" style:family="paragraph" style:parent-style-name="Text_20_body">
      <style:text-properties officeooo:rsid="102d9dc4" officeooo:paragraph-rsid="10507dc3"/>
    </style:style>
    <style:style style:name="P808" style:family="paragraph" style:parent-style-name="Text_20_body">
      <style:text-properties officeooo:rsid="102d9dc4" officeooo:paragraph-rsid="10b28bf1"/>
    </style:style>
    <style:style style:name="P809" style:family="paragraph" style:parent-style-name="Text_20_body">
      <style:text-properties officeooo:rsid="10562bab" officeooo:paragraph-rsid="10562bab"/>
    </style:style>
    <style:style style:name="P810" style:family="paragraph" style:parent-style-name="Text_20_body">
      <style:text-properties officeooo:rsid="1058215f" officeooo:paragraph-rsid="1058215f"/>
    </style:style>
    <style:style style:name="P811" style:family="paragraph" style:parent-style-name="Text_20_body">
      <style:text-properties officeooo:rsid="10687b84" officeooo:paragraph-rsid="10687b84"/>
    </style:style>
    <style:style style:name="P812" style:family="paragraph" style:parent-style-name="Text_20_body">
      <style:text-properties officeooo:rsid="10687b84" officeooo:paragraph-rsid="1073e8ee"/>
    </style:style>
    <style:style style:name="P813" style:family="paragraph" style:parent-style-name="Text_20_body">
      <style:text-properties officeooo:rsid="1069684d" officeooo:paragraph-rsid="1069684d"/>
    </style:style>
    <style:style style:name="P814" style:family="paragraph" style:parent-style-name="Text_20_body">
      <style:text-properties officeooo:rsid="106a543e" officeooo:paragraph-rsid="106a543e"/>
    </style:style>
    <style:style style:name="P815" style:family="paragraph" style:parent-style-name="Text_20_body">
      <style:text-properties officeooo:rsid="106a543e" officeooo:paragraph-rsid="107d548f"/>
    </style:style>
    <style:style style:name="P816" style:family="paragraph" style:parent-style-name="Text_20_body">
      <style:text-properties officeooo:rsid="106c19d0" officeooo:paragraph-rsid="106c19d0"/>
    </style:style>
    <style:style style:name="P817" style:family="paragraph" style:parent-style-name="Text_20_body">
      <style:text-properties officeooo:rsid="1073e8ee" officeooo:paragraph-rsid="1073e8ee"/>
    </style:style>
    <style:style style:name="P818" style:family="paragraph" style:parent-style-name="Text_20_body">
      <style:text-properties officeooo:rsid="1073e8ee" officeooo:paragraph-rsid="107d548f"/>
    </style:style>
    <style:style style:name="P819" style:family="paragraph" style:parent-style-name="Text_20_body">
      <style:text-properties officeooo:rsid="1078e91d" officeooo:paragraph-rsid="1078e91d"/>
    </style:style>
    <style:style style:name="P820" style:family="paragraph" style:parent-style-name="Text_20_body">
      <style:text-properties officeooo:rsid="105e4051" officeooo:paragraph-rsid="105e4051"/>
    </style:style>
    <style:style style:name="P821" style:family="paragraph" style:parent-style-name="Text_20_body">
      <style:text-properties officeooo:rsid="1083084c" officeooo:paragraph-rsid="1083084c"/>
    </style:style>
    <style:style style:name="P822" style:family="paragraph" style:parent-style-name="Text_20_body">
      <style:text-properties officeooo:rsid="108cb800" officeooo:paragraph-rsid="108e7a7a"/>
    </style:style>
    <style:style style:name="P823" style:family="paragraph" style:parent-style-name="Text_20_body">
      <style:text-properties officeooo:rsid="10a3e1ee" officeooo:paragraph-rsid="10a3e1ee"/>
    </style:style>
    <style:style style:name="P824" style:family="paragraph" style:parent-style-name="Text_20_body">
      <style:text-properties officeooo:rsid="10a79003" officeooo:paragraph-rsid="10a79003"/>
    </style:style>
    <style:style style:name="P825" style:family="paragraph" style:parent-style-name="Text_20_body">
      <style:text-properties officeooo:rsid="10b8c545" officeooo:paragraph-rsid="10cd43ab"/>
    </style:style>
    <style:style style:name="P826" style:family="paragraph" style:parent-style-name="Text_20_body">
      <style:text-properties officeooo:rsid="10b8c545" officeooo:paragraph-rsid="112ac70c"/>
    </style:style>
    <style:style style:name="P827" style:family="paragraph" style:parent-style-name="Text_20_body">
      <style:text-properties officeooo:rsid="10b8c545" officeooo:paragraph-rsid="112d2be4"/>
    </style:style>
    <style:style style:name="P828" style:family="paragraph" style:parent-style-name="Text_20_body">
      <style:text-properties officeooo:rsid="10bec70c" officeooo:paragraph-rsid="10cd43ab"/>
    </style:style>
    <style:style style:name="P829" style:family="paragraph" style:parent-style-name="Text_20_body">
      <style:text-properties officeooo:rsid="10c7a041" officeooo:paragraph-rsid="10ce4703"/>
    </style:style>
    <style:style style:name="P830" style:family="paragraph" style:parent-style-name="Text_20_body">
      <style:text-properties officeooo:rsid="10ea2620" officeooo:paragraph-rsid="1104a203"/>
    </style:style>
    <style:style style:name="P831" style:family="paragraph" style:parent-style-name="Text_20_body">
      <style:text-properties officeooo:rsid="1098805e" officeooo:paragraph-rsid="1121ea2e"/>
    </style:style>
    <style:style style:name="P832" style:family="paragraph" style:parent-style-name="Text_20_body">
      <style:text-properties officeooo:rsid="1121ea2e" officeooo:paragraph-rsid="112db33b"/>
    </style:style>
    <style:style style:name="P833" style:family="paragraph" style:parent-style-name="Text_20_body">
      <style:text-properties officeooo:rsid="10a63f95" officeooo:paragraph-rsid="10a63f95"/>
    </style:style>
    <style:style style:name="P834" style:family="paragraph" style:parent-style-name="Text_20_body">
      <style:text-properties officeooo:rsid="11303603" officeooo:paragraph-rsid="11303603"/>
    </style:style>
    <style:style style:name="P835" style:family="paragraph" style:parent-style-name="Text_20_body">
      <style:text-properties officeooo:rsid="10b7230f" officeooo:paragraph-rsid="10b7230f"/>
    </style:style>
    <style:style style:name="P836" style:family="paragraph" style:parent-style-name="Text_20_body">
      <style:text-properties officeooo:rsid="11338cb1" officeooo:paragraph-rsid="1137e7c0"/>
    </style:style>
    <style:style style:name="P837" style:family="paragraph" style:parent-style-name="Text_20_body">
      <style:text-properties officeooo:rsid="113390b2" officeooo:paragraph-rsid="1142c5ef"/>
    </style:style>
    <style:style style:name="P838" style:family="paragraph" style:parent-style-name="Text_20_body">
      <style:text-properties officeooo:rsid="10c8c137" officeooo:paragraph-rsid="10cdbca6"/>
    </style:style>
    <style:style style:name="P839" style:family="paragraph" style:parent-style-name="Text_20_body">
      <style:text-properties officeooo:rsid="1151f39a" officeooo:paragraph-rsid="1151f39a"/>
    </style:style>
    <style:style style:name="P840" style:family="paragraph" style:parent-style-name="Text_20_body">
      <style:text-properties officeooo:rsid="10cfe887" officeooo:paragraph-rsid="1151f39a"/>
    </style:style>
    <style:style style:name="P841" style:family="paragraph" style:parent-style-name="Text_20_body">
      <style:text-properties officeooo:rsid="1152f293" officeooo:paragraph-rsid="1152f293"/>
    </style:style>
    <style:style style:name="P842" style:family="paragraph" style:parent-style-name="Text_20_body">
      <style:text-properties officeooo:rsid="1152f293" officeooo:paragraph-rsid="10f931f2"/>
    </style:style>
    <style:style style:name="P843" style:family="paragraph" style:parent-style-name="Text_20_body">
      <style:text-properties officeooo:rsid="10e33d20" officeooo:paragraph-rsid="11543578"/>
    </style:style>
    <style:style style:name="P844" style:family="paragraph" style:parent-style-name="Text_20_body">
      <style:text-properties officeooo:rsid="10df310b" officeooo:paragraph-rsid="10e1f7c5"/>
    </style:style>
    <style:style style:name="P845" style:family="paragraph" style:parent-style-name="Text_20_body">
      <style:text-properties officeooo:rsid="115fbea1" officeooo:paragraph-rsid="1162d341"/>
    </style:style>
    <style:style style:name="P846" style:family="paragraph" style:parent-style-name="Text_20_body">
      <style:text-properties officeooo:rsid="116f64a0" officeooo:paragraph-rsid="11714b14"/>
    </style:style>
    <style:style style:name="P847" style:family="paragraph" style:parent-style-name="Text_20_body">
      <style:text-properties officeooo:rsid="11714b14" officeooo:paragraph-rsid="1175579f"/>
    </style:style>
    <style:style style:name="P848" style:family="paragraph" style:parent-style-name="Text_20_body">
      <style:text-properties officeooo:rsid="1100a77c" officeooo:paragraph-rsid="1168a699"/>
    </style:style>
    <style:style style:name="P849" style:family="paragraph" style:parent-style-name="Text_20_body">
      <style:text-properties officeooo:rsid="1174a3b0" officeooo:paragraph-rsid="1174e9af"/>
    </style:style>
    <style:style style:name="P850" style:family="paragraph" style:parent-style-name="Text_20_body">
      <style:text-properties officeooo:rsid="1100c0f0" officeooo:paragraph-rsid="1109936d"/>
    </style:style>
    <style:style style:name="P851" style:family="paragraph" style:parent-style-name="Text_20_body">
      <style:text-properties officeooo:rsid="118267eb" officeooo:paragraph-rsid="1184808b"/>
    </style:style>
    <style:style style:name="P852" style:family="paragraph" style:parent-style-name="Text_20_body">
      <style:text-properties officeooo:rsid="10faac16" officeooo:paragraph-rsid="11148031"/>
    </style:style>
    <style:style style:name="P853" style:family="paragraph" style:parent-style-name="Text_20_body">
      <style:text-properties officeooo:rsid="118884dc" officeooo:paragraph-rsid="118884dc"/>
    </style:style>
    <style:style style:name="P854" style:family="paragraph" style:parent-style-name="Text_20_body">
      <style:text-properties officeooo:rsid="110fc40e" officeooo:paragraph-rsid="114a32f4"/>
    </style:style>
    <style:style style:name="P855" style:family="paragraph" style:parent-style-name="Text_20_body">
      <style:text-properties officeooo:rsid="114d9c13" officeooo:paragraph-rsid="114d9c13"/>
    </style:style>
    <style:style style:name="P856" style:family="paragraph" style:parent-style-name="Text_20_body">
      <style:text-properties officeooo:rsid="115e4006" officeooo:paragraph-rsid="115e4006"/>
    </style:style>
    <style:style style:name="P857" style:family="paragraph" style:parent-style-name="Text_20_body">
      <style:text-properties officeooo:rsid="10d180c1" officeooo:paragraph-rsid="10f07b43"/>
    </style:style>
    <style:style style:name="P858" style:family="paragraph" style:parent-style-name="Text_20_body">
      <style:text-properties officeooo:rsid="1192d346" officeooo:paragraph-rsid="1192d346"/>
    </style:style>
    <style:style style:name="P859" style:family="paragraph" style:parent-style-name="Text_20_body">
      <style:text-properties officeooo:rsid="119a9eb1" officeooo:paragraph-rsid="119a9eb1"/>
    </style:style>
    <style:style style:name="P860" style:family="paragraph" style:parent-style-name="Text_20_body">
      <style:text-properties officeooo:rsid="119f3b77" officeooo:paragraph-rsid="119f3b77"/>
    </style:style>
    <style:style style:name="P861" style:family="paragraph" style:parent-style-name="Text_20_body">
      <style:text-properties officeooo:rsid="11a05f80" officeooo:paragraph-rsid="11a79e1c"/>
    </style:style>
    <style:style style:name="P862" style:family="paragraph" style:parent-style-name="Text_20_body">
      <style:text-properties officeooo:rsid="119e9aa6" officeooo:paragraph-rsid="119f3b77"/>
    </style:style>
    <style:style style:name="P863" style:family="paragraph" style:parent-style-name="Text_20_body">
      <style:text-properties officeooo:paragraph-rsid="11a94f6e"/>
    </style:style>
    <style:style style:name="P864" style:family="paragraph" style:parent-style-name="Text_20_body">
      <style:text-properties officeooo:paragraph-rsid="11a95d2d"/>
    </style:style>
    <style:style style:name="P865" style:family="paragraph" style:parent-style-name="Text_20_body">
      <style:text-properties officeooo:rsid="107a7296" officeooo:paragraph-rsid="11b8548d"/>
    </style:style>
    <style:style style:name="P866" style:family="paragraph" style:parent-style-name="Text_20_body">
      <style:text-properties officeooo:rsid="0d792b2a" officeooo:paragraph-rsid="11be5a8f"/>
    </style:style>
    <style:style style:name="P867" style:family="paragraph" style:parent-style-name="Text_20_body">
      <style:text-properties officeooo:rsid="05a589c0" officeooo:paragraph-rsid="11be5a8f"/>
    </style:style>
    <style:style style:name="P868" style:family="paragraph" style:parent-style-name="Text_20_body">
      <style:text-properties officeooo:rsid="0674f0ab" officeooo:paragraph-rsid="0674f0ab"/>
    </style:style>
    <style:style style:name="P869" style:family="paragraph" style:parent-style-name="Text_20_body">
      <style:text-properties officeooo:rsid="11c4a690" officeooo:paragraph-rsid="11d2e5cb"/>
    </style:style>
    <style:style style:name="P870" style:family="paragraph" style:parent-style-name="Text_20_body">
      <style:text-properties officeooo:rsid="05a1b699" officeooo:paragraph-rsid="11ca4d77"/>
    </style:style>
    <style:style style:name="P871" style:family="paragraph" style:parent-style-name="Text_20_body">
      <style:text-properties officeooo:rsid="0678634f" officeooo:paragraph-rsid="06848d89"/>
    </style:style>
    <style:style style:name="P872" style:family="paragraph" style:parent-style-name="Text_20_body">
      <style:text-properties officeooo:rsid="11c397f0" officeooo:paragraph-rsid="11dc6ea7"/>
    </style:style>
    <style:style style:name="P873" style:family="paragraph" style:parent-style-name="Text_20_body">
      <style:text-properties officeooo:rsid="109ed546" officeooo:paragraph-rsid="11d963be"/>
    </style:style>
    <style:style style:name="P874" style:family="paragraph" style:parent-style-name="Text_20_body">
      <style:text-properties officeooo:rsid="119725a7" officeooo:paragraph-rsid="119dd7a4"/>
    </style:style>
    <style:style style:name="P875" style:family="paragraph" style:parent-style-name="Text_20_body">
      <style:text-properties officeooo:paragraph-rsid="11dc6ea7"/>
    </style:style>
    <style:style style:name="P876" style:family="paragraph" style:parent-style-name="Text_20_body">
      <style:text-properties officeooo:paragraph-rsid="11e506b1"/>
    </style:style>
    <style:style style:name="P877" style:family="paragraph" style:parent-style-name="Text_20_body">
      <style:text-properties officeooo:rsid="0d91cd38" officeooo:paragraph-rsid="11e506b1"/>
    </style:style>
    <style:style style:name="P878" style:family="paragraph" style:parent-style-name="Text_20_body">
      <style:text-properties officeooo:rsid="11dddd89" officeooo:paragraph-rsid="11dc6ea7"/>
    </style:style>
    <style:style style:name="P879" style:family="paragraph" style:parent-style-name="Text_20_body">
      <style:text-properties officeooo:rsid="0fb8e1f2" officeooo:paragraph-rsid="11f9301c"/>
    </style:style>
    <style:style style:name="P880" style:family="paragraph" style:parent-style-name="Text_20_body">
      <style:text-properties officeooo:rsid="1201dc02" officeooo:paragraph-rsid="1201dc02"/>
    </style:style>
    <style:style style:name="P881" style:family="paragraph" style:parent-style-name="Text_20_body">
      <style:text-properties officeooo:rsid="1201dc02" officeooo:paragraph-rsid="1205dc09"/>
    </style:style>
    <style:style style:name="P882" style:family="paragraph" style:parent-style-name="Text_20_body">
      <style:text-properties officeooo:rsid="1201dc02" officeooo:paragraph-rsid="121e7785"/>
    </style:style>
    <style:style style:name="P883" style:family="paragraph" style:parent-style-name="Text_20_body">
      <style:text-properties officeooo:rsid="1201dc02" officeooo:paragraph-rsid="1221bdc9"/>
    </style:style>
    <style:style style:name="P884" style:family="paragraph" style:parent-style-name="Text_20_body">
      <style:text-properties officeooo:rsid="0d8dba42" officeooo:paragraph-rsid="0d8dba42"/>
    </style:style>
    <style:style style:name="P885" style:family="paragraph" style:parent-style-name="Text_20_body">
      <style:text-properties officeooo:rsid="1207db1f" officeooo:paragraph-rsid="1207db1f"/>
    </style:style>
    <style:style style:name="P886" style:family="paragraph" style:parent-style-name="Text_20_body">
      <style:text-properties officeooo:rsid="121e7785" officeooo:paragraph-rsid="121e7785"/>
    </style:style>
    <style:style style:name="P887" style:family="paragraph" style:parent-style-name="Text_20_body">
      <style:text-properties officeooo:rsid="1233bf7e" officeooo:paragraph-rsid="1233bf7e"/>
    </style:style>
    <style:style style:name="P888" style:family="paragraph" style:parent-style-name="Text_20_body">
      <style:text-properties officeooo:rsid="120ae6ba" officeooo:paragraph-rsid="124f33d9"/>
    </style:style>
    <style:style style:name="P889" style:family="paragraph" style:parent-style-name="Text_20_body">
      <style:text-properties officeooo:rsid="120ca65e" officeooo:paragraph-rsid="124f33d9"/>
    </style:style>
    <style:style style:name="P890" style:family="paragraph" style:parent-style-name="Text_20_body">
      <style:text-properties officeooo:rsid="120ddd83" officeooo:paragraph-rsid="124f33d9"/>
    </style:style>
    <style:style style:name="P891" style:family="paragraph" style:parent-style-name="Text_20_body">
      <style:text-properties officeooo:rsid="120ec21b" officeooo:paragraph-rsid="124f33d9"/>
    </style:style>
    <style:style style:name="P892" style:family="paragraph" style:parent-style-name="Text_20_body">
      <style:text-properties officeooo:rsid="1211cc9a" officeooo:paragraph-rsid="124f33d9"/>
    </style:style>
    <style:style style:name="P893" style:family="paragraph" style:parent-style-name="Text_20_body">
      <style:text-properties officeooo:rsid="12134ee5" officeooo:paragraph-rsid="124f33d9"/>
    </style:style>
    <style:style style:name="P894" style:family="paragraph" style:parent-style-name="Text_20_body">
      <style:text-properties officeooo:rsid="12175277" officeooo:paragraph-rsid="124f33d9"/>
    </style:style>
    <style:style style:name="P895" style:family="paragraph" style:parent-style-name="Text_20_body">
      <style:text-properties officeooo:rsid="1224ab93" officeooo:paragraph-rsid="124f33d9"/>
    </style:style>
    <style:style style:name="P896" style:family="paragraph" style:parent-style-name="Text_20_body">
      <style:text-properties officeooo:rsid="1253489c" officeooo:paragraph-rsid="1253489c"/>
    </style:style>
    <style:style style:name="P897" style:family="paragraph" style:parent-style-name="Text_20_body">
      <style:text-properties officeooo:rsid="1254838e" officeooo:paragraph-rsid="12590e8b"/>
    </style:style>
    <style:style style:name="P898" style:family="paragraph" style:parent-style-name="Text_20_body">
      <style:text-properties officeooo:rsid="125c6258" officeooo:paragraph-rsid="125c6258"/>
    </style:style>
    <style:style style:name="P899" style:family="paragraph" style:parent-style-name="Text_20_body">
      <style:text-properties officeooo:rsid="125863b2" officeooo:paragraph-rsid="12590e8b"/>
    </style:style>
    <style:style style:name="P900" style:family="paragraph" style:parent-style-name="Text_20_body">
      <style:text-properties officeooo:rsid="125e1b8f" officeooo:paragraph-rsid="125e1b8f"/>
    </style:style>
    <style:style style:name="P901" style:family="paragraph" style:parent-style-name="Text_20_body">
      <style:text-properties officeooo:rsid="125e689e" officeooo:paragraph-rsid="1267d1c9"/>
    </style:style>
    <style:style style:name="P902" style:family="paragraph" style:parent-style-name="Text_20_body">
      <style:text-properties officeooo:rsid="125e689e" officeooo:paragraph-rsid="12696b6d"/>
    </style:style>
    <style:style style:name="P903" style:family="paragraph" style:parent-style-name="Text_20_body">
      <style:text-properties officeooo:rsid="125e9b43" officeooo:paragraph-rsid="125e9b43"/>
    </style:style>
    <style:style style:name="P904" style:family="paragraph" style:parent-style-name="Text_20_body">
      <style:text-properties officeooo:rsid="125e9b43" officeooo:paragraph-rsid="1260b71a"/>
    </style:style>
    <style:style style:name="P905" style:family="paragraph" style:parent-style-name="Text_20_body">
      <style:text-properties officeooo:rsid="12606afa" officeooo:paragraph-rsid="12606afa"/>
    </style:style>
    <style:style style:name="P906" style:family="paragraph" style:parent-style-name="Text_20_body">
      <style:text-properties officeooo:rsid="128759f6" officeooo:paragraph-rsid="128759f6"/>
    </style:style>
    <style:style style:name="P907" style:family="paragraph" style:parent-style-name="Text_20_body">
      <style:text-properties officeooo:rsid="129554af" officeooo:paragraph-rsid="129554af"/>
    </style:style>
    <style:style style:name="P908" style:family="paragraph" style:parent-style-name="Text_20_body">
      <style:text-properties officeooo:rsid="1298bba0" officeooo:paragraph-rsid="129ad340"/>
    </style:style>
    <style:style style:name="P909" style:family="paragraph" style:parent-style-name="Text_20_body">
      <style:text-properties officeooo:rsid="129eb4ab" officeooo:paragraph-rsid="129eb4ab"/>
    </style:style>
    <style:style style:name="P910" style:family="paragraph" style:parent-style-name="Text_20_body">
      <style:text-properties officeooo:rsid="129a4a49" officeooo:paragraph-rsid="129dda31"/>
    </style:style>
    <style:style style:name="P911" style:family="paragraph" style:parent-style-name="Text_20_body">
      <style:text-properties officeooo:rsid="129a4a49" officeooo:paragraph-rsid="12a7cc72"/>
    </style:style>
    <style:style style:name="P912" style:family="paragraph" style:parent-style-name="Text_20_body">
      <style:text-properties officeooo:rsid="125573fb" officeooo:paragraph-rsid="126460aa"/>
    </style:style>
    <style:style style:name="P913" style:family="paragraph" style:parent-style-name="Text_20_body">
      <style:text-properties officeooo:rsid="12918286" officeooo:paragraph-rsid="12b6e484"/>
    </style:style>
    <style:style style:name="P914" style:family="paragraph" style:parent-style-name="Text_20_body">
      <style:text-properties officeooo:rsid="12b4e2c2" officeooo:paragraph-rsid="12b4e2c2"/>
    </style:style>
    <style:style style:name="P915" style:family="paragraph" style:parent-style-name="Text_20_body">
      <style:text-properties officeooo:rsid="12b6e484" officeooo:paragraph-rsid="12b6e484"/>
    </style:style>
    <style:style style:name="P916" style:family="paragraph" style:parent-style-name="Text_20_body">
      <style:text-properties officeooo:rsid="12b981e8" officeooo:paragraph-rsid="12beefc1"/>
    </style:style>
    <style:style style:name="P917" style:family="paragraph" style:parent-style-name="Text_20_body">
      <style:text-properties officeooo:rsid="12bc7618" officeooo:paragraph-rsid="12bc7618"/>
    </style:style>
    <style:style style:name="P918" style:family="paragraph" style:parent-style-name="Text_20_body">
      <style:text-properties officeooo:rsid="12bceed6" officeooo:paragraph-rsid="12bceed6"/>
    </style:style>
    <style:style style:name="P919" style:family="paragraph" style:parent-style-name="Text_20_body">
      <style:text-properties officeooo:rsid="12bd7c33" officeooo:paragraph-rsid="12bd7c33"/>
    </style:style>
    <style:style style:name="P920" style:family="paragraph" style:parent-style-name="Footnote">
      <style:text-properties officeooo:paragraph-rsid="042e052b"/>
    </style:style>
    <style:style style:name="P921" style:family="paragraph" style:parent-style-name="Footnote">
      <style:text-properties officeooo:paragraph-rsid="04112ad4"/>
    </style:style>
    <style:style style:name="P922" style:family="paragraph" style:parent-style-name="Footnote">
      <style:text-properties officeooo:paragraph-rsid="04335fd6"/>
    </style:style>
    <style:style style:name="P923" style:family="paragraph" style:parent-style-name="Footnote">
      <style:text-properties officeooo:paragraph-rsid="04355c4c"/>
    </style:style>
    <style:style style:name="P924" style:family="paragraph" style:parent-style-name="Footnote">
      <style:text-properties officeooo:paragraph-rsid="04375530"/>
    </style:style>
    <style:style style:name="P925" style:family="paragraph" style:parent-style-name="Footnote">
      <style:text-properties officeooo:paragraph-rsid="043907f0"/>
    </style:style>
    <style:style style:name="P926" style:family="paragraph" style:parent-style-name="Footnote">
      <style:text-properties officeooo:paragraph-rsid="0413bbdc"/>
    </style:style>
    <style:style style:name="P927" style:family="paragraph" style:parent-style-name="Footnote">
      <style:text-properties officeooo:paragraph-rsid="04112acf"/>
    </style:style>
    <style:style style:name="P928" style:family="paragraph" style:parent-style-name="Footnote">
      <style:text-properties officeooo:paragraph-rsid="04396e82"/>
    </style:style>
    <style:style style:name="P929" style:family="paragraph" style:parent-style-name="Footnote">
      <style:text-properties officeooo:paragraph-rsid="043ce5f8"/>
    </style:style>
    <style:style style:name="P930" style:family="paragraph" style:parent-style-name="Footnote">
      <style:text-properties officeooo:paragraph-rsid="043f8f12"/>
    </style:style>
    <style:style style:name="P931" style:family="paragraph" style:parent-style-name="Footnote">
      <style:text-properties officeooo:paragraph-rsid="0440700b"/>
    </style:style>
    <style:style style:name="P932" style:family="paragraph" style:parent-style-name="Footnote">
      <style:text-properties officeooo:paragraph-rsid="04464285"/>
    </style:style>
    <style:style style:name="P933" style:family="paragraph" style:parent-style-name="Footnote">
      <style:text-properties officeooo:paragraph-rsid="04d43b3e"/>
    </style:style>
    <style:style style:name="P934" style:family="paragraph" style:parent-style-name="Footnote">
      <style:text-properties officeooo:paragraph-rsid="05587118"/>
    </style:style>
    <style:style style:name="P935" style:family="paragraph" style:parent-style-name="Footnote">
      <style:text-properties officeooo:paragraph-rsid="0620da91"/>
    </style:style>
    <style:style style:name="P936" style:family="paragraph" style:parent-style-name="Footnote">
      <style:text-properties officeooo:paragraph-rsid="0674f0ab"/>
    </style:style>
    <style:style style:name="P937" style:family="paragraph" style:parent-style-name="Footnote">
      <style:text-properties officeooo:paragraph-rsid="047f2ff1"/>
    </style:style>
    <style:style style:name="P938" style:family="paragraph" style:parent-style-name="Footnote">
      <style:text-properties officeooo:paragraph-rsid="0481e0e5"/>
    </style:style>
    <style:style style:name="P939" style:family="paragraph" style:parent-style-name="Footnote">
      <style:text-properties officeooo:paragraph-rsid="04841c63"/>
    </style:style>
    <style:style style:name="P940" style:family="paragraph" style:parent-style-name="Footnote">
      <style:text-properties officeooo:paragraph-rsid="047200ad"/>
    </style:style>
    <style:style style:name="P941" style:family="paragraph" style:parent-style-name="Footnote">
      <style:text-properties officeooo:paragraph-rsid="0770642c"/>
    </style:style>
    <style:style style:name="P942" style:family="paragraph" style:parent-style-name="Footnote">
      <style:text-properties officeooo:paragraph-rsid="081d6b41"/>
    </style:style>
    <style:style style:name="P943" style:family="paragraph" style:parent-style-name="Footnote">
      <style:text-properties officeooo:paragraph-rsid="08411cb3"/>
    </style:style>
    <style:style style:name="P944" style:family="paragraph" style:parent-style-name="Footnote">
      <style:text-properties officeooo:paragraph-rsid="08935cf8"/>
    </style:style>
    <style:style style:name="P945" style:family="paragraph" style:parent-style-name="Footnote">
      <style:text-properties officeooo:paragraph-rsid="08996104"/>
    </style:style>
    <style:style style:name="P946" style:family="paragraph" style:parent-style-name="Footnote">
      <style:text-properties officeooo:paragraph-rsid="0a54f0f5"/>
    </style:style>
    <style:style style:name="P947" style:family="paragraph" style:parent-style-name="Footnote">
      <style:text-properties officeooo:paragraph-rsid="0a55c97d"/>
    </style:style>
    <style:style style:name="P948" style:family="paragraph" style:parent-style-name="Footnote">
      <style:paragraph-properties fo:text-align="justify" style:justify-single-word="false"/>
    </style:style>
    <style:style style:name="P949" style:family="paragraph" style:parent-style-name="Footnote">
      <style:paragraph-properties fo:text-align="start" style:justify-single-word="false"/>
      <style:text-properties officeooo:paragraph-rsid="0aab98bf"/>
    </style:style>
    <style:style style:name="P950" style:family="paragraph" style:parent-style-name="Footnote">
      <style:text-properties officeooo:paragraph-rsid="0b1ddbb3"/>
    </style:style>
    <style:style style:name="P951" style:family="paragraph" style:parent-style-name="Footnote">
      <style:text-properties officeooo:paragraph-rsid="0d0a175b"/>
    </style:style>
    <style:style style:name="P952" style:family="paragraph" style:parent-style-name="Footnote">
      <style:text-properties officeooo:paragraph-rsid="0d7a7113"/>
    </style:style>
    <style:style style:name="P953" style:family="paragraph" style:parent-style-name="Standard">
      <style:text-properties fo:language="es" fo:country="CO" officeooo:rsid="0005ca48" officeooo:paragraph-rsid="03a40951"/>
    </style:style>
    <style:style style:name="P954" style:family="paragraph" style:parent-style-name="Standard">
      <style:text-properties fo:language="es" fo:country="CO" officeooo:rsid="0026230a" officeooo:paragraph-rsid="00292c32"/>
    </style:style>
    <style:style style:name="P955" style:family="paragraph" style:parent-style-name="Standard">
      <style:text-properties fo:language="es" fo:country="CO" officeooo:rsid="03a89141" officeooo:paragraph-rsid="03ae287a"/>
    </style:style>
    <style:style style:name="P956" style:family="paragraph" style:parent-style-name="Standard">
      <style:text-properties fo:language="es" fo:country="CO" officeooo:rsid="03a93f3f" officeooo:paragraph-rsid="03ae287a"/>
    </style:style>
    <style:style style:name="P957" style:family="paragraph" style:parent-style-name="Standard">
      <style:text-properties fo:language="es" fo:country="CO" officeooo:rsid="03a93f3f" officeooo:paragraph-rsid="002d2b8f"/>
    </style:style>
    <style:style style:name="P958" style:family="paragraph" style:parent-style-name="Standard">
      <style:text-properties fo:language="es" fo:country="CO" officeooo:rsid="03aab302" officeooo:paragraph-rsid="00292c32"/>
    </style:style>
    <style:style style:name="P959" style:family="paragraph" style:parent-style-name="Standard">
      <style:text-properties fo:language="es" fo:country="CO" officeooo:rsid="002d2b8f" officeooo:paragraph-rsid="002d2b8f"/>
    </style:style>
    <style:style style:name="P960" style:family="paragraph" style:parent-style-name="Standard">
      <style:text-properties fo:language="es" fo:country="CO" officeooo:rsid="03af0c32" officeooo:paragraph-rsid="03af0c32"/>
    </style:style>
    <style:style style:name="P961" style:family="paragraph" style:parent-style-name="Standard">
      <style:text-properties fo:language="es" fo:country="CO" officeooo:rsid="003d141a" officeooo:paragraph-rsid="04238ad6"/>
    </style:style>
    <style:style style:name="P962" style:family="paragraph" style:parent-style-name="Standard">
      <style:text-properties fo:language="es" fo:country="CO" officeooo:rsid="00441106" officeooo:paragraph-rsid="00441106"/>
    </style:style>
    <style:style style:name="P963" style:family="paragraph" style:parent-style-name="Standard">
      <style:text-properties fo:language="es" fo:country="CO" officeooo:rsid="007ac012" officeooo:paragraph-rsid="03b7bbc6"/>
    </style:style>
    <style:style style:name="P964" style:family="paragraph" style:parent-style-name="Standard">
      <style:text-properties fo:language="es" fo:country="CO" officeooo:rsid="00519ae3" officeooo:paragraph-rsid="03b7bbc6"/>
    </style:style>
    <style:style style:name="P965" style:family="paragraph" style:parent-style-name="Standard">
      <style:text-properties fo:language="es" fo:country="CO" officeooo:rsid="00519ae3" officeooo:paragraph-rsid="00519ae3"/>
    </style:style>
    <style:style style:name="P966" style:family="paragraph" style:parent-style-name="Standard">
      <style:text-properties fo:language="es" fo:country="CO" officeooo:rsid="0052b846" officeooo:paragraph-rsid="03b7bbc6"/>
    </style:style>
    <style:style style:name="P967" style:family="paragraph" style:parent-style-name="Standard">
      <style:text-properties fo:language="es" fo:country="CO" officeooo:rsid="0052b846" officeooo:paragraph-rsid="0052b846"/>
    </style:style>
    <style:style style:name="P968" style:family="paragraph" style:parent-style-name="Standard">
      <style:text-properties fo:language="es" fo:country="CO" officeooo:rsid="00463344" officeooo:paragraph-rsid="03b7bbc6"/>
    </style:style>
    <style:style style:name="P969" style:family="paragraph" style:parent-style-name="Standard">
      <style:text-properties fo:language="es" fo:country="CO" officeooo:rsid="00463344" officeooo:paragraph-rsid="00463344"/>
    </style:style>
    <style:style style:name="P970" style:family="paragraph" style:parent-style-name="Standard">
      <style:text-properties fo:language="es" fo:country="CO" officeooo:rsid="00542ade" officeooo:paragraph-rsid="00542ade"/>
    </style:style>
    <style:style style:name="P971" style:family="paragraph" style:parent-style-name="Standard">
      <style:text-properties fo:language="es" fo:country="CO" officeooo:rsid="00542ade" officeooo:paragraph-rsid="005aee38"/>
    </style:style>
    <style:style style:name="P972" style:family="paragraph" style:parent-style-name="Standard">
      <style:text-properties fo:language="es" fo:country="CO" officeooo:rsid="00542ade" officeooo:paragraph-rsid="0a54f0f5"/>
    </style:style>
    <style:style style:name="P973" style:family="paragraph" style:parent-style-name="Standard">
      <style:text-properties fo:language="es" fo:country="CO" officeooo:rsid="0055f0a0" officeooo:paragraph-rsid="005aee38"/>
    </style:style>
    <style:style style:name="P974" style:family="paragraph" style:parent-style-name="Standard">
      <style:text-properties fo:language="es" fo:country="CO" officeooo:rsid="0097ffc5" officeooo:paragraph-rsid="0097ffc5"/>
    </style:style>
    <style:style style:name="P975" style:family="paragraph" style:parent-style-name="Standard">
      <style:text-properties fo:language="es" fo:country="CO" officeooo:rsid="005cc6ba" officeooo:paragraph-rsid="005cc6ba"/>
    </style:style>
    <style:style style:name="P976" style:family="paragraph" style:parent-style-name="Standard">
      <style:text-properties fo:language="es" fo:country="CO" officeooo:rsid="005cc6ba" officeooo:paragraph-rsid="0095552e"/>
    </style:style>
    <style:style style:name="P977" style:family="paragraph" style:parent-style-name="Standard">
      <style:text-properties fo:language="es" fo:country="CO" officeooo:rsid="00e684fb" officeooo:paragraph-rsid="00e6b730"/>
    </style:style>
    <style:style style:name="P978" style:family="paragraph" style:parent-style-name="Standard">
      <style:text-properties fo:language="es" fo:country="CO" officeooo:rsid="00696f10" officeooo:paragraph-rsid="00696f10"/>
    </style:style>
    <style:style style:name="P979" style:family="paragraph" style:parent-style-name="Standard">
      <style:text-properties fo:language="es" fo:country="CO" officeooo:rsid="006d3ea3" officeooo:paragraph-rsid="006d3ea3"/>
    </style:style>
    <style:style style:name="P980" style:family="paragraph" style:parent-style-name="Standard">
      <style:text-properties fo:language="es" fo:country="CO" officeooo:rsid="03aca457" officeooo:paragraph-rsid="03aca457"/>
    </style:style>
    <style:style style:name="P981" style:family="paragraph" style:parent-style-name="Standard">
      <style:text-properties fo:language="es" fo:country="CO" officeooo:rsid="06cb041a" officeooo:paragraph-rsid="06cdf422"/>
    </style:style>
    <style:style style:name="P982" style:family="paragraph" style:parent-style-name="Standard">
      <style:text-properties fo:language="es" fo:country="CO" officeooo:rsid="0da582e3" officeooo:paragraph-rsid="0db111ac"/>
    </style:style>
    <style:style style:name="P983" style:family="paragraph" style:parent-style-name="Standard">
      <style:text-properties fo:language="es" fo:country="CO" officeooo:rsid="0dafb8b3" officeooo:paragraph-rsid="0db19613"/>
    </style:style>
    <style:style style:name="P984" style:family="paragraph" style:parent-style-name="Standard">
      <style:text-properties fo:language="es" fo:country="CO" officeooo:rsid="0dafb8b3" officeooo:paragraph-rsid="0dafb8b3"/>
    </style:style>
    <style:style style:name="P985" style:family="paragraph" style:parent-style-name="Standard">
      <style:text-properties fo:language="es" fo:country="CO" officeooo:rsid="0dc66deb" officeooo:paragraph-rsid="12304bb0"/>
    </style:style>
    <style:style style:name="P986" style:family="paragraph" style:parent-style-name="Standard">
      <style:text-properties officeooo:rsid="05048acd" officeooo:paragraph-rsid="05048acd"/>
    </style:style>
    <style:style style:name="P987" style:family="paragraph" style:parent-style-name="Standard">
      <style:text-properties officeooo:rsid="0622bc4b" officeooo:paragraph-rsid="0622bc4b"/>
    </style:style>
    <style:style style:name="P988" style:family="paragraph" style:parent-style-name="Standard">
      <style:text-properties officeooo:rsid="093d8f09" officeooo:paragraph-rsid="0b18e656"/>
    </style:style>
    <style:style style:name="P989" style:family="paragraph" style:parent-style-name="Standard">
      <style:text-properties officeooo:rsid="094c95dd" officeooo:paragraph-rsid="0b18e656"/>
    </style:style>
    <style:style style:name="P990" style:family="paragraph" style:parent-style-name="Standard">
      <style:text-properties officeooo:rsid="09b8d456" officeooo:paragraph-rsid="0b18e656"/>
    </style:style>
    <style:style style:name="P991" style:family="paragraph" style:parent-style-name="Standard">
      <style:text-properties officeooo:rsid="09e5d9cf" officeooo:paragraph-rsid="0b18e656"/>
    </style:style>
    <style:style style:name="P992" style:family="paragraph" style:parent-style-name="Standard">
      <style:text-properties officeooo:paragraph-rsid="0a55c97d"/>
    </style:style>
    <style:style style:name="P993" style:family="paragraph" style:parent-style-name="Standard">
      <style:text-properties officeooo:paragraph-rsid="0b18e656"/>
    </style:style>
    <style:style style:name="P994" style:family="paragraph" style:parent-style-name="Texto_5f_Oración">
      <style:text-properties fo:language="es" fo:country="CO"/>
    </style:style>
    <style:style style:name="P995" style:family="paragraph" style:parent-style-name="Texto_5f_Canto">
      <style:text-properties fo:language="es" fo:country="CO"/>
    </style:style>
    <style:style style:name="P996" style:family="paragraph" style:parent-style-name="Texto_5f_Biblia">
      <style:text-properties fo:language="es" fo:country="CO" officeooo:paragraph-rsid="042c33a0"/>
    </style:style>
    <style:style style:name="P997" style:family="paragraph" style:parent-style-name="Texto_5f_Biblia">
      <style:text-properties fo:language="es" fo:country="CO" officeooo:paragraph-rsid="068bfd50"/>
    </style:style>
    <style:style style:name="P998" style:family="paragraph" style:parent-style-name="Texto_5f_Biblia">
      <style:text-properties fo:language="es" fo:country="CO" officeooo:paragraph-rsid="0691f29d"/>
    </style:style>
    <style:style style:name="P999" style:family="paragraph" style:parent-style-name="Texto_5f_Biblia">
      <style:text-properties fo:language="es" fo:country="CO" officeooo:paragraph-rsid="07027f8b"/>
    </style:style>
    <style:style style:name="P1000" style:family="paragraph" style:parent-style-name="Heading_20_2">
      <style:text-properties fo:language="es" fo:country="CO"/>
    </style:style>
    <style:style style:name="P1001" style:family="paragraph" style:parent-style-name="Heading_20_2">
      <style:text-properties fo:language="es" fo:country="CO" officeooo:rsid="0005ca48" officeooo:paragraph-rsid="0426500c"/>
    </style:style>
    <style:style style:name="P1002" style:family="paragraph" style:parent-style-name="Heading_20_2">
      <style:text-properties fo:language="es" fo:country="CO" officeooo:rsid="01a77b2d" officeooo:paragraph-rsid="01a77b2d"/>
    </style:style>
    <style:style style:name="P1003" style:family="paragraph" style:parent-style-name="Heading_20_2">
      <style:text-properties fo:language="es" fo:country="CO" officeooo:paragraph-rsid="02b95869"/>
    </style:style>
    <style:style style:name="P1004" style:family="paragraph" style:parent-style-name="Heading_20_2">
      <style:text-properties fo:language="es" fo:country="CO" officeooo:rsid="04522b60" officeooo:paragraph-rsid="04522b60"/>
    </style:style>
    <style:style style:name="P1005" style:family="paragraph" style:parent-style-name="Heading_20_2">
      <style:text-properties fo:language="es" fo:country="CO" officeooo:paragraph-rsid="026dcf6f"/>
    </style:style>
    <style:style style:name="P1006" style:family="paragraph" style:parent-style-name="Heading_20_2">
      <style:text-properties fo:language="es" fo:country="CO" officeooo:rsid="037d8119" officeooo:paragraph-rsid="037d8119"/>
    </style:style>
    <style:style style:name="P1007" style:family="paragraph" style:parent-style-name="Heading_20_2">
      <style:text-properties fo:language="es" fo:country="CO" officeooo:rsid="04b59698" officeooo:paragraph-rsid="04dcb495"/>
    </style:style>
    <style:style style:name="P1008" style:family="paragraph" style:parent-style-name="Heading_20_2">
      <style:text-properties fo:language="es" fo:country="CO" officeooo:rsid="04b59698" officeooo:paragraph-rsid="04b59698"/>
    </style:style>
    <style:style style:name="P1009" style:family="paragraph" style:parent-style-name="Heading_20_2">
      <style:text-properties fo:language="es" fo:country="CO" officeooo:rsid="04b59698" officeooo:paragraph-rsid="04d8bcf6"/>
    </style:style>
    <style:style style:name="P1010" style:family="paragraph" style:parent-style-name="Heading_20_2">
      <style:text-properties fo:language="es" fo:country="CO" officeooo:paragraph-rsid="0691f29d"/>
    </style:style>
    <style:style style:name="P1011" style:family="paragraph" style:parent-style-name="Heading_20_2">
      <style:text-properties fo:language="es" fo:country="CO" officeooo:paragraph-rsid="068bfd50"/>
    </style:style>
    <style:style style:name="P1012" style:family="paragraph" style:parent-style-name="Heading_20_2">
      <style:text-properties fo:language="es" fo:country="CO" officeooo:rsid="0eb07005" officeooo:paragraph-rsid="0eb016d8"/>
    </style:style>
    <style:style style:name="P1013" style:family="paragraph" style:parent-style-name="Heading_20_2">
      <style:text-properties officeooo:paragraph-rsid="0732c275"/>
    </style:style>
    <style:style style:name="P1014" style:family="paragraph" style:parent-style-name="Heading_20_2">
      <style:text-properties officeooo:rsid="0732c275" officeooo:paragraph-rsid="0732c275"/>
    </style:style>
    <style:style style:name="P1015" style:family="paragraph" style:parent-style-name="Heading_20_2">
      <style:text-properties officeooo:paragraph-rsid="08634017"/>
    </style:style>
    <style:style style:name="P1016" style:family="paragraph" style:parent-style-name="Heading_20_2">
      <style:text-properties officeooo:rsid="0905760d"/>
    </style:style>
    <style:style style:name="P1017" style:family="paragraph" style:parent-style-name="Heading_20_2">
      <style:text-properties officeooo:paragraph-rsid="098ed9d5"/>
    </style:style>
    <style:style style:name="P1018" style:family="paragraph" style:parent-style-name="Heading_20_2">
      <style:text-properties officeooo:paragraph-rsid="09abf3cf"/>
    </style:style>
    <style:style style:name="P1019" style:family="paragraph" style:parent-style-name="Heading_20_2">
      <style:text-properties officeooo:rsid="09ac8b3d" officeooo:paragraph-rsid="09b43cad"/>
    </style:style>
    <style:style style:name="P1020" style:family="paragraph" style:parent-style-name="Heading_20_2">
      <style:text-properties officeooo:paragraph-rsid="09b43cad"/>
    </style:style>
    <style:style style:name="P1021" style:family="paragraph" style:parent-style-name="Heading_20_2">
      <style:text-properties officeooo:rsid="09e96ee9" officeooo:paragraph-rsid="09dc4f02"/>
    </style:style>
    <style:style style:name="P1022" style:family="paragraph" style:parent-style-name="Heading_20_2">
      <style:text-properties officeooo:rsid="09180b82" officeooo:paragraph-rsid="0b18e656"/>
    </style:style>
    <style:style style:name="P1023" style:family="paragraph" style:parent-style-name="Heading_20_2">
      <style:text-properties officeooo:rsid="0bb0b3d0" officeooo:paragraph-rsid="0bb5689a"/>
    </style:style>
    <style:style style:name="P1024" style:family="paragraph" style:parent-style-name="Heading_20_2">
      <style:text-properties officeooo:rsid="0c1a7d57" officeooo:paragraph-rsid="0c1a7d57"/>
    </style:style>
    <style:style style:name="P1025" style:family="paragraph" style:parent-style-name="Heading_20_2">
      <style:text-properties officeooo:rsid="0d842d7b" officeooo:paragraph-rsid="0d842d7b"/>
    </style:style>
    <style:style style:name="P1026" style:family="paragraph" style:parent-style-name="Heading_20_2">
      <style:text-properties officeooo:rsid="0dbd3256"/>
    </style:style>
    <style:style style:name="P1027" style:family="paragraph" style:parent-style-name="Heading_20_2">
      <style:text-properties officeooo:rsid="0f0e5bdd" officeooo:paragraph-rsid="0f12db14"/>
    </style:style>
    <style:style style:name="P1028" style:family="paragraph" style:parent-style-name="Heading_20_2">
      <style:text-properties officeooo:rsid="0fec5def" officeooo:paragraph-rsid="0fec5def"/>
    </style:style>
    <style:style style:name="P1029" style:family="paragraph" style:parent-style-name="Heading_20_2">
      <style:text-properties officeooo:paragraph-rsid="124f33d9"/>
    </style:style>
    <style:style style:name="P1030" style:family="paragraph" style:parent-style-name="Heading_20_2">
      <style:text-properties officeooo:rsid="12bd7c33" officeooo:paragraph-rsid="12bd7c33"/>
    </style:style>
    <style:style style:name="P1031" style:family="paragraph" style:parent-style-name="Heading_20_1">
      <style:text-properties fo:language="es" fo:country="CO"/>
    </style:style>
    <style:style style:name="P1032" style:family="paragraph" style:parent-style-name="Heading_20_1">
      <style:text-properties fo:language="es" fo:country="CO" officeooo:rsid="02f6ea0c" officeooo:paragraph-rsid="02f6ea0c"/>
    </style:style>
    <style:style style:name="P1033" style:family="paragraph" style:parent-style-name="Heading_20_1">
      <style:text-properties fo:language="es" fo:country="CO" officeooo:rsid="04bc984e"/>
    </style:style>
    <style:style style:name="P1034" style:family="paragraph" style:parent-style-name="Heading_20_1">
      <style:text-properties officeooo:rsid="06fbd2e7" officeooo:paragraph-rsid="06fbd2e7"/>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c1e4"/>
    </style:style>
    <style:style style:name="T121" style:family="text">
      <style:text-properties officeooo:rsid="01fe732c"/>
    </style:style>
    <style:style style:name="T122" style:family="text">
      <style:text-properties officeooo:rsid="01ff6b47"/>
    </style:style>
    <style:style style:name="T123" style:family="text">
      <style:text-properties officeooo:rsid="0207fc79"/>
    </style:style>
    <style:style style:name="T124" style:family="text">
      <style:text-properties officeooo:rsid="02096b25"/>
    </style:style>
    <style:style style:name="T125" style:family="text">
      <style:text-properties officeooo:rsid="020b2084"/>
    </style:style>
    <style:style style:name="T126" style:family="text">
      <style:text-properties officeooo:rsid="020d146f"/>
    </style:style>
    <style:style style:name="T127" style:family="text">
      <style:text-properties officeooo:rsid="020d67b6"/>
    </style:style>
    <style:style style:name="T128" style:family="text">
      <style:text-properties officeooo:rsid="02130de2"/>
    </style:style>
    <style:style style:name="T129" style:family="text">
      <style:text-properties officeooo:rsid="0216320b"/>
    </style:style>
    <style:style style:name="T130" style:family="text">
      <style:text-properties officeooo:rsid="0216a451"/>
    </style:style>
    <style:style style:name="T131" style:family="text">
      <style:text-properties officeooo:rsid="02197cd0"/>
    </style:style>
    <style:style style:name="T132" style:family="text">
      <style:text-properties officeooo:rsid="021b19ff"/>
    </style:style>
    <style:style style:name="T133" style:family="text">
      <style:text-properties officeooo:rsid="021c7508"/>
    </style:style>
    <style:style style:name="T134" style:family="text">
      <style:text-properties officeooo:rsid="02306efe"/>
    </style:style>
    <style:style style:name="T135" style:family="text">
      <style:text-properties officeooo:rsid="021cb7b4"/>
    </style:style>
    <style:style style:name="T136" style:family="text">
      <style:text-properties officeooo:rsid="022f6383"/>
    </style:style>
    <style:style style:name="T137" style:family="text">
      <style:text-properties officeooo:rsid="02227514"/>
    </style:style>
    <style:style style:name="T138" style:family="text">
      <style:text-properties officeooo:rsid="0223f949"/>
    </style:style>
    <style:style style:name="T139" style:family="text">
      <style:text-properties officeooo:rsid="0232a08e"/>
    </style:style>
    <style:style style:name="T140" style:family="text">
      <style:text-properties officeooo:rsid="0236de6e"/>
    </style:style>
    <style:style style:name="T141" style:family="text">
      <style:text-properties officeooo:rsid="02443c0e"/>
    </style:style>
    <style:style style:name="T142" style:family="text">
      <style:text-properties officeooo:rsid="024a3e5e"/>
    </style:style>
    <style:style style:name="T143" style:family="text">
      <style:text-properties officeooo:rsid="024963c2"/>
    </style:style>
    <style:style style:name="T144" style:family="text">
      <style:text-properties officeooo:rsid="025d2d72"/>
    </style:style>
    <style:style style:name="T145" style:family="text">
      <style:text-properties officeooo:rsid="025f55de"/>
    </style:style>
    <style:style style:name="T146" style:family="text">
      <style:text-properties officeooo:rsid="0262fe88"/>
    </style:style>
    <style:style style:name="T147" style:family="text">
      <style:text-properties officeooo:rsid="0263a0ad"/>
    </style:style>
    <style:style style:name="T148" style:family="text">
      <style:text-properties officeooo:rsid="02649ddd"/>
    </style:style>
    <style:style style:name="T149" style:family="text">
      <style:text-properties officeooo:rsid="026c41ca"/>
    </style:style>
    <style:style style:name="T150" style:family="text">
      <style:text-properties officeooo:rsid="01daeb5f"/>
    </style:style>
    <style:style style:name="T151" style:family="text">
      <style:text-properties officeooo:rsid="01e052a6"/>
    </style:style>
    <style:style style:name="T152" style:family="text">
      <style:text-properties officeooo:rsid="01e1f83e"/>
    </style:style>
    <style:style style:name="T153" style:family="text">
      <style:text-properties officeooo:rsid="01e15068"/>
    </style:style>
    <style:style style:name="T154" style:family="text">
      <style:text-properties officeooo:rsid="01deb207"/>
    </style:style>
    <style:style style:name="T155" style:family="text">
      <style:text-properties officeooo:rsid="01e2ce24"/>
    </style:style>
    <style:style style:name="T156" style:family="text">
      <style:text-properties officeooo:rsid="024e8fb3"/>
    </style:style>
    <style:style style:name="T157" style:family="text">
      <style:text-properties officeooo:rsid="024ddbdb"/>
    </style:style>
    <style:style style:name="T158" style:family="text">
      <style:text-properties officeooo:rsid="01e76af2"/>
    </style:style>
    <style:style style:name="T159" style:family="text">
      <style:text-properties officeooo:rsid="01e93e8b"/>
    </style:style>
    <style:style style:name="T160" style:family="text">
      <style:text-properties officeooo:rsid="028208a9"/>
    </style:style>
    <style:style style:name="T161" style:family="text">
      <style:text-properties officeooo:rsid="0284ac7d"/>
    </style:style>
    <style:style style:name="T162" style:family="text">
      <style:text-properties officeooo:rsid="02876dcf"/>
    </style:style>
    <style:style style:name="T163" style:family="text">
      <style:text-properties officeooo:rsid="028cf1e8"/>
    </style:style>
    <style:style style:name="T164" style:family="text">
      <style:text-properties officeooo:rsid="029078c5"/>
    </style:style>
    <style:style style:name="T165" style:family="text">
      <style:text-properties officeooo:rsid="0291b2a7"/>
    </style:style>
    <style:style style:name="T166" style:family="text">
      <style:text-properties officeooo:rsid="0296d71b"/>
    </style:style>
    <style:style style:name="T167" style:family="text">
      <style:text-properties officeooo:rsid="02989953"/>
    </style:style>
    <style:style style:name="T168" style:family="text">
      <style:text-properties officeooo:rsid="029c17aa"/>
    </style:style>
    <style:style style:name="T169" style:family="text">
      <style:text-properties officeooo:rsid="029c3896"/>
    </style:style>
    <style:style style:name="T170" style:family="text">
      <style:text-properties officeooo:rsid="029c9888"/>
    </style:style>
    <style:style style:name="T171" style:family="text">
      <style:text-properties officeooo:rsid="02a0247a"/>
    </style:style>
    <style:style style:name="T172" style:family="text">
      <style:text-properties officeooo:rsid="02aa88e2"/>
    </style:style>
    <style:style style:name="T173" style:family="text">
      <style:text-properties officeooo:rsid="02ac6110"/>
    </style:style>
    <style:style style:name="T174" style:family="text">
      <style:text-properties officeooo:rsid="02adfdce"/>
    </style:style>
    <style:style style:name="T175" style:family="text">
      <style:text-properties officeooo:rsid="02b35911"/>
    </style:style>
    <style:style style:name="T176" style:family="text">
      <style:text-properties officeooo:rsid="02b657e9"/>
    </style:style>
    <style:style style:name="T177" style:family="text">
      <style:text-properties officeooo:rsid="02b8e716"/>
    </style:style>
    <style:style style:name="T178" style:family="text">
      <style:text-properties officeooo:rsid="02bad5d4"/>
    </style:style>
    <style:style style:name="T179" style:family="text">
      <style:text-properties officeooo:rsid="02c1105c"/>
    </style:style>
    <style:style style:name="T180" style:family="text">
      <style:text-properties officeooo:rsid="02c2f943"/>
    </style:style>
    <style:style style:name="T181" style:family="text">
      <style:text-properties officeooo:rsid="02c34328"/>
    </style:style>
    <style:style style:name="T182" style:family="text">
      <style:text-properties officeooo:rsid="02c36c18"/>
    </style:style>
    <style:style style:name="T183" style:family="text">
      <style:text-properties officeooo:rsid="02c43678"/>
    </style:style>
    <style:style style:name="T184" style:family="text">
      <style:text-properties officeooo:rsid="02c565b2"/>
    </style:style>
    <style:style style:name="T185" style:family="text">
      <style:text-properties officeooo:rsid="02c99356"/>
    </style:style>
    <style:style style:name="T186" style:family="text">
      <style:text-properties officeooo:rsid="02cbd061"/>
    </style:style>
    <style:style style:name="T187" style:family="text">
      <style:text-properties officeooo:rsid="02cc7059"/>
    </style:style>
    <style:style style:name="T188" style:family="text">
      <style:text-properties officeooo:rsid="02ce5e7c"/>
    </style:style>
    <style:style style:name="T189" style:family="text">
      <style:text-properties officeooo:rsid="02ce7705"/>
    </style:style>
    <style:style style:name="T190" style:family="text">
      <style:text-properties officeooo:rsid="02d07fc3"/>
    </style:style>
    <style:style style:name="T191" style:family="text">
      <style:text-properties officeooo:rsid="02d213d6"/>
    </style:style>
    <style:style style:name="T192" style:family="text">
      <style:text-properties officeooo:rsid="02d28e61"/>
    </style:style>
    <style:style style:name="T193" style:family="text">
      <style:text-properties officeooo:rsid="02d5e946"/>
    </style:style>
    <style:style style:name="T194" style:family="text">
      <style:text-properties officeooo:rsid="02d73229"/>
    </style:style>
    <style:style style:name="T195" style:family="text">
      <style:text-properties officeooo:rsid="02d8f0a4"/>
    </style:style>
    <style:style style:name="T196" style:family="text">
      <style:text-properties officeooo:rsid="02d9fd6d"/>
    </style:style>
    <style:style style:name="T197" style:family="text">
      <style:text-properties officeooo:rsid="02e0f633"/>
    </style:style>
    <style:style style:name="T198" style:family="text">
      <style:text-properties officeooo:rsid="02e2bb9c"/>
    </style:style>
    <style:style style:name="T199" style:family="text">
      <style:text-properties officeooo:rsid="02e44d30"/>
    </style:style>
    <style:style style:name="T200" style:family="text">
      <style:text-properties officeooo:rsid="02ea8c26"/>
    </style:style>
    <style:style style:name="T201" style:family="text">
      <style:text-properties officeooo:rsid="02eaef73"/>
    </style:style>
    <style:style style:name="T202" style:family="text">
      <style:text-properties officeooo:rsid="02f3d631"/>
    </style:style>
    <style:style style:name="T203" style:family="text">
      <style:text-properties officeooo:rsid="02fde2fd"/>
    </style:style>
    <style:style style:name="T204" style:family="text">
      <style:text-properties officeooo:rsid="0254bbe6"/>
    </style:style>
    <style:style style:name="T205" style:family="text">
      <style:text-properties officeooo:rsid="0257ca57"/>
    </style:style>
    <style:style style:name="T206" style:family="text">
      <style:text-properties officeooo:rsid="025ef613"/>
    </style:style>
    <style:style style:name="T207" style:family="text">
      <style:text-properties officeooo:rsid="02ff3f0c"/>
    </style:style>
    <style:style style:name="T208" style:family="text">
      <style:text-properties officeooo:rsid="030447b6"/>
    </style:style>
    <style:style style:name="T209" style:family="text">
      <style:text-properties officeooo:rsid="0304e70e"/>
    </style:style>
    <style:style style:name="T210" style:family="text">
      <style:text-properties officeooo:rsid="03065852"/>
    </style:style>
    <style:style style:name="T211" style:family="text">
      <style:text-properties officeooo:rsid="03071b87"/>
    </style:style>
    <style:style style:name="T212" style:family="text">
      <style:text-properties officeooo:rsid="0308a60e"/>
    </style:style>
    <style:style style:name="T213" style:family="text">
      <style:text-properties officeooo:rsid="030c9310"/>
    </style:style>
    <style:style style:name="T214" style:family="text">
      <style:text-properties officeooo:rsid="0313c48a"/>
    </style:style>
    <style:style style:name="T215" style:family="text">
      <style:text-properties officeooo:rsid="0318ace4"/>
    </style:style>
    <style:style style:name="T216" style:family="text">
      <style:text-properties officeooo:rsid="031b32a9"/>
    </style:style>
    <style:style style:name="T217" style:family="text">
      <style:text-properties officeooo:rsid="031bb833"/>
    </style:style>
    <style:style style:name="T218" style:family="text">
      <style:text-properties officeooo:rsid="031c01d2"/>
    </style:style>
    <style:style style:name="T219" style:family="text">
      <style:text-properties officeooo:rsid="031c0b0e"/>
    </style:style>
    <style:style style:name="T220" style:family="text">
      <style:text-properties officeooo:rsid="031eb39b"/>
    </style:style>
    <style:style style:name="T221" style:family="text">
      <style:text-properties officeooo:rsid="031ef2d8"/>
    </style:style>
    <style:style style:name="T222" style:family="text">
      <style:text-properties officeooo:rsid="031f7c57"/>
    </style:style>
    <style:style style:name="T223" style:family="text">
      <style:text-properties officeooo:rsid="03215c2f"/>
    </style:style>
    <style:style style:name="T224" style:family="text">
      <style:text-properties officeooo:rsid="0325d4c7"/>
    </style:style>
    <style:style style:name="T225" style:family="text">
      <style:text-properties officeooo:rsid="032827d8"/>
    </style:style>
    <style:style style:name="T226" style:family="text">
      <style:text-properties officeooo:rsid="03299901"/>
    </style:style>
    <style:style style:name="T227" style:family="text">
      <style:text-properties officeooo:rsid="032c4f6f"/>
    </style:style>
    <style:style style:name="T228" style:family="text">
      <style:text-properties officeooo:rsid="032d5bc8"/>
    </style:style>
    <style:style style:name="T229" style:family="text">
      <style:text-properties officeooo:rsid="032f0724"/>
    </style:style>
    <style:style style:name="T230" style:family="text">
      <style:text-properties officeooo:rsid="03321d86"/>
    </style:style>
    <style:style style:name="T231" style:family="text">
      <style:text-properties officeooo:rsid="03345571"/>
    </style:style>
    <style:style style:name="T232" style:family="text">
      <style:text-properties officeooo:rsid="033518e8"/>
    </style:style>
    <style:style style:name="T233" style:family="text">
      <style:text-properties officeooo:rsid="0337b3e1"/>
    </style:style>
    <style:style style:name="T234" style:family="text">
      <style:text-properties officeooo:rsid="03398690"/>
    </style:style>
    <style:style style:name="T235" style:family="text">
      <style:text-properties officeooo:rsid="033e6771"/>
    </style:style>
    <style:style style:name="T236" style:family="text">
      <style:text-properties officeooo:rsid="033ec8e3"/>
    </style:style>
    <style:style style:name="T237" style:family="text">
      <style:text-properties officeooo:rsid="033f6a8d"/>
    </style:style>
    <style:style style:name="T238" style:family="text">
      <style:text-properties officeooo:rsid="0340d3da"/>
    </style:style>
    <style:style style:name="T239" style:family="text">
      <style:text-properties officeooo:rsid="0344af75"/>
    </style:style>
    <style:style style:name="T240" style:family="text">
      <style:text-properties officeooo:rsid="034fc41d"/>
    </style:style>
    <style:style style:name="T241" style:family="text">
      <style:text-properties officeooo:rsid="0351b8ff"/>
    </style:style>
    <style:style style:name="T242" style:family="text">
      <style:text-properties officeooo:rsid="035351ef"/>
    </style:style>
    <style:style style:name="T243" style:family="text">
      <style:text-properties officeooo:rsid="0357cb05"/>
    </style:style>
    <style:style style:name="T244" style:family="text">
      <style:text-properties officeooo:rsid="0358c16a"/>
    </style:style>
    <style:style style:name="T245" style:family="text">
      <style:text-properties officeooo:rsid="035a8cbb"/>
    </style:style>
    <style:style style:name="T246" style:family="text">
      <style:text-properties officeooo:rsid="03607a2b"/>
    </style:style>
    <style:style style:name="T247" style:family="text">
      <style:text-properties officeooo:rsid="036137de"/>
    </style:style>
    <style:style style:name="T248" style:family="text">
      <style:text-properties officeooo:rsid="0362ee6d"/>
    </style:style>
    <style:style style:name="T249" style:family="text">
      <style:text-properties officeooo:rsid="0366d1c0"/>
    </style:style>
    <style:style style:name="T250" style:family="text">
      <style:text-properties officeooo:rsid="03673dc9"/>
    </style:style>
    <style:style style:name="T251" style:family="text">
      <style:text-properties officeooo:rsid="0368ad87"/>
    </style:style>
    <style:style style:name="T252" style:family="text">
      <style:text-properties officeooo:rsid="036e82ba"/>
    </style:style>
    <style:style style:name="T253" style:family="text">
      <style:text-properties officeooo:rsid="03712112"/>
    </style:style>
    <style:style style:name="T254" style:family="text">
      <style:text-properties officeooo:rsid="0374431a"/>
    </style:style>
    <style:style style:name="T255" style:family="text">
      <style:text-properties officeooo:rsid="0375bb7e"/>
    </style:style>
    <style:style style:name="T256" style:family="text">
      <style:text-properties officeooo:rsid="037a1f07"/>
    </style:style>
    <style:style style:name="T257" style:family="text">
      <style:text-properties officeooo:rsid="037e50d7"/>
    </style:style>
    <style:style style:name="T258" style:family="text">
      <style:text-properties officeooo:rsid="038059c6"/>
    </style:style>
    <style:style style:name="T259" style:family="text">
      <style:text-properties officeooo:rsid="03852ca3"/>
    </style:style>
    <style:style style:name="T260" style:family="text">
      <style:text-properties officeooo:rsid="0388f9e4"/>
    </style:style>
    <style:style style:name="T261" style:family="text">
      <style:text-properties officeooo:rsid="038a055a"/>
    </style:style>
    <style:style style:name="T262" style:family="text">
      <style:text-properties officeooo:rsid="038a82e4"/>
    </style:style>
    <style:style style:name="T263" style:family="text">
      <style:text-properties officeooo:rsid="038de66b"/>
    </style:style>
    <style:style style:name="T264" style:family="text">
      <style:text-properties officeooo:rsid="03916136"/>
    </style:style>
    <style:style style:name="T265" style:family="text">
      <style:text-properties officeooo:rsid="0392eadc"/>
    </style:style>
    <style:style style:name="T266" style:family="text">
      <style:text-properties officeooo:rsid="0392fc86"/>
    </style:style>
    <style:style style:name="T267" style:family="text">
      <style:text-properties officeooo:rsid="0394842a"/>
    </style:style>
    <style:style style:name="T268" style:family="text">
      <style:text-properties officeooo:rsid="03998d50"/>
    </style:style>
    <style:style style:name="T269" style:family="text">
      <style:text-properties officeooo:rsid="039b168a"/>
    </style:style>
    <style:style style:name="T270" style:family="text">
      <style:text-properties officeooo:rsid="03a0d949"/>
    </style:style>
    <style:style style:name="T271" style:family="text">
      <style:text-properties officeooo:rsid="03a93f3f"/>
    </style:style>
    <style:style style:name="T272" style:family="text">
      <style:text-properties officeooo:rsid="03acb446"/>
    </style:style>
    <style:style style:name="T273" style:family="text">
      <style:text-properties officeooo:rsid="03ae287a"/>
    </style:style>
    <style:style style:name="T274" style:family="text">
      <style:text-properties officeooo:rsid="03af0c32"/>
    </style:style>
    <style:style style:name="T275" style:family="text">
      <style:text-properties officeooo:rsid="03afbf0d"/>
    </style:style>
    <style:style style:name="T276" style:family="text">
      <style:text-properties officeooo:rsid="03ba617f"/>
    </style:style>
    <style:style style:name="T277" style:family="text">
      <style:text-properties officeooo:rsid="03bd1e85"/>
    </style:style>
    <style:style style:name="T278" style:family="text">
      <style:text-properties officeooo:rsid="03be5cbe"/>
    </style:style>
    <style:style style:name="T279" style:family="text">
      <style:text-properties officeooo:rsid="03c07314"/>
    </style:style>
    <style:style style:name="T280" style:family="text">
      <style:text-properties officeooo:rsid="03ce9a03"/>
    </style:style>
    <style:style style:name="T281" style:family="text">
      <style:text-properties officeooo:rsid="03dc42ef"/>
    </style:style>
    <style:style style:name="T282" style:family="text">
      <style:text-properties officeooo:rsid="03dd0eac"/>
    </style:style>
    <style:style style:name="T283" style:family="text">
      <style:text-properties officeooo:rsid="03dfa251"/>
    </style:style>
    <style:style style:name="T284" style:family="text">
      <style:text-properties officeooo:rsid="03dfee5e"/>
    </style:style>
    <style:style style:name="T285" style:family="text">
      <style:text-properties officeooo:rsid="03e05f22"/>
    </style:style>
    <style:style style:name="T286" style:family="text">
      <style:text-properties officeooo:rsid="03e4b2a1"/>
    </style:style>
    <style:style style:name="T287" style:family="text">
      <style:text-properties officeooo:rsid="03e9e1c2"/>
    </style:style>
    <style:style style:name="T288" style:family="text">
      <style:text-properties officeooo:rsid="03ec4ee7"/>
    </style:style>
    <style:style style:name="T289" style:family="text">
      <style:text-properties officeooo:rsid="03ee3827"/>
    </style:style>
    <style:style style:name="T290" style:family="text">
      <style:text-properties officeooo:rsid="03f01ff2"/>
    </style:style>
    <style:style style:name="T291" style:family="text">
      <style:text-properties officeooo:rsid="03f1beaa"/>
    </style:style>
    <style:style style:name="T292" style:family="text">
      <style:text-properties officeooo:rsid="03f39706"/>
    </style:style>
    <style:style style:name="T293" style:family="text">
      <style:text-properties officeooo:rsid="03f39918"/>
    </style:style>
    <style:style style:name="T294" style:family="text">
      <style:text-properties officeooo:rsid="03f8fc70"/>
    </style:style>
    <style:style style:name="T295" style:family="text">
      <style:text-properties officeooo:rsid="03fa6fe8"/>
    </style:style>
    <style:style style:name="T296" style:family="text">
      <style:text-properties officeooo:rsid="0402b22e"/>
    </style:style>
    <style:style style:name="T297" style:family="text">
      <style:text-properties officeooo:rsid="042053d0"/>
    </style:style>
    <style:style style:name="T298" style:family="text">
      <style:text-properties officeooo:rsid="04238ad6"/>
    </style:style>
    <style:style style:name="T299" style:family="text">
      <style:text-properties officeooo:rsid="042575f9"/>
    </style:style>
    <style:style style:name="T300" style:family="text">
      <style:text-properties officeooo:rsid="0426500c"/>
    </style:style>
    <style:style style:name="T301" style:family="text">
      <style:text-properties officeooo:rsid="04278a1b"/>
    </style:style>
    <style:style style:name="T302" style:family="text">
      <style:text-properties officeooo:rsid="0442707c"/>
    </style:style>
    <style:style style:name="T303" style:family="text">
      <style:text-properties officeooo:rsid="044317d7"/>
    </style:style>
    <style:style style:name="T304" style:family="text">
      <style:text-properties officeooo:rsid="04447c60"/>
    </style:style>
    <style:style style:name="T305" style:family="text">
      <style:text-properties officeooo:rsid="044c2cf2"/>
    </style:style>
    <style:style style:name="T306" style:family="text">
      <style:text-properties officeooo:rsid="044eb060"/>
    </style:style>
    <style:style style:name="T307" style:family="text">
      <style:text-properties officeooo:rsid="044f57c4"/>
    </style:style>
    <style:style style:name="T308" style:family="text">
      <style:text-properties officeooo:rsid="0458c1bd"/>
    </style:style>
    <style:style style:name="T309" style:family="text">
      <style:text-properties officeooo:rsid="045b1630"/>
    </style:style>
    <style:style style:name="T310" style:family="text">
      <style:text-properties officeooo:rsid="045ccf65"/>
    </style:style>
    <style:style style:name="T311" style:family="text">
      <style:text-properties officeooo:rsid="045ec449"/>
    </style:style>
    <style:style style:name="T312" style:family="text">
      <style:text-properties officeooo:rsid="046094a1"/>
    </style:style>
    <style:style style:name="T313" style:family="text">
      <style:text-properties officeooo:rsid="0460add5"/>
    </style:style>
    <style:style style:name="T314" style:family="text">
      <style:text-properties officeooo:rsid="0463a9d7"/>
    </style:style>
    <style:style style:name="T315" style:family="text">
      <style:text-properties officeooo:rsid="0467fb5b"/>
    </style:style>
    <style:style style:name="T316" style:family="text">
      <style:text-properties officeooo:rsid="0468e20e"/>
    </style:style>
    <style:style style:name="T317" style:family="text">
      <style:text-properties officeooo:rsid="046e7b97"/>
    </style:style>
    <style:style style:name="T318" style:family="text">
      <style:text-properties officeooo:rsid="046f7369"/>
    </style:style>
    <style:style style:name="T319" style:family="text">
      <style:text-properties officeooo:rsid="04709234"/>
    </style:style>
    <style:style style:name="T320" style:family="text">
      <style:text-properties officeooo:rsid="047200ad"/>
    </style:style>
    <style:style style:name="T321" style:family="text">
      <style:text-properties officeooo:rsid="0475a44d"/>
    </style:style>
    <style:style style:name="T322" style:family="text">
      <style:text-properties officeooo:rsid="0477d750"/>
    </style:style>
    <style:style style:name="T323" style:family="text">
      <style:text-properties officeooo:rsid="047c0221"/>
    </style:style>
    <style:style style:name="T324" style:family="text">
      <style:text-properties officeooo:rsid="04857be8"/>
    </style:style>
    <style:style style:name="T325" style:family="text">
      <style:text-properties officeooo:rsid="049361b8"/>
    </style:style>
    <style:style style:name="T326" style:family="text">
      <style:text-properties officeooo:rsid="0497cba9"/>
    </style:style>
    <style:style style:name="T327" style:family="text">
      <style:text-properties officeooo:rsid="0498e305"/>
    </style:style>
    <style:style style:name="T328" style:family="text">
      <style:text-properties officeooo:rsid="049bd6af"/>
    </style:style>
    <style:style style:name="T329" style:family="text">
      <style:text-properties officeooo:rsid="04a0fd76"/>
    </style:style>
    <style:style style:name="T330" style:family="text">
      <style:text-properties officeooo:rsid="04a121e7"/>
    </style:style>
    <style:style style:name="T331" style:family="text">
      <style:text-properties fo:language="es" fo:country="CO"/>
    </style:style>
    <style:style style:name="T332" style:family="text">
      <style:text-properties fo:language="es" fo:country="CO" officeooo:rsid="042e052b"/>
    </style:style>
    <style:style style:name="T333" style:family="text">
      <style:text-properties fo:language="es" fo:country="CO" officeooo:rsid="0430048e"/>
    </style:style>
    <style:style style:name="T334" style:family="text">
      <style:text-properties fo:language="es" fo:country="CO" officeooo:rsid="04335fd6"/>
    </style:style>
    <style:style style:name="T335" style:family="text">
      <style:text-properties fo:language="es" fo:country="CO" officeooo:rsid="04355c4c"/>
    </style:style>
    <style:style style:name="T336" style:family="text">
      <style:text-properties fo:language="es" fo:country="CO" officeooo:rsid="04375530"/>
    </style:style>
    <style:style style:name="T337" style:family="text">
      <style:text-properties fo:language="es" fo:country="CO" officeooo:rsid="0438883f"/>
    </style:style>
    <style:style style:name="T338" style:family="text">
      <style:text-properties fo:language="es" fo:country="CO" officeooo:rsid="043907f0"/>
    </style:style>
    <style:style style:name="T339" style:family="text">
      <style:text-properties fo:language="es" fo:country="CO" officeooo:rsid="04112ad4"/>
    </style:style>
    <style:style style:name="T340" style:family="text">
      <style:text-properties fo:language="es" fo:country="CO" officeooo:rsid="04112acf"/>
    </style:style>
    <style:style style:name="T341" style:family="text">
      <style:text-properties fo:language="es" fo:country="CO" officeooo:rsid="0413bbdc"/>
    </style:style>
    <style:style style:name="T342" style:family="text">
      <style:text-properties fo:language="es" fo:country="CO" officeooo:rsid="04396e82"/>
    </style:style>
    <style:style style:name="T343" style:family="text">
      <style:text-properties fo:language="es" fo:country="CO" officeooo:rsid="043aff50"/>
    </style:style>
    <style:style style:name="T344" style:family="text">
      <style:text-properties fo:language="es" fo:country="CO" officeooo:rsid="043c7023"/>
    </style:style>
    <style:style style:name="T345" style:family="text">
      <style:text-properties fo:language="es" fo:country="CO" officeooo:rsid="043ce5f8"/>
    </style:style>
    <style:style style:name="T346" style:family="text">
      <style:text-properties fo:language="es" fo:country="CO" officeooo:rsid="0440e797"/>
    </style:style>
    <style:style style:name="T347" style:family="text">
      <style:text-properties fo:language="es" fo:country="CO" officeooo:rsid="04458f22"/>
    </style:style>
    <style:style style:name="T348" style:family="text">
      <style:text-properties fo:language="es" fo:country="CO" officeooo:rsid="0446ee8b"/>
    </style:style>
    <style:style style:name="T349" style:family="text">
      <style:text-properties fo:language="es" fo:country="CO" officeooo:rsid="0448a8d6"/>
    </style:style>
    <style:style style:name="T350" style:family="text">
      <style:text-properties fo:language="es" fo:country="CO" officeooo:rsid="044a9864"/>
    </style:style>
    <style:style style:name="T351" style:family="text">
      <style:text-properties fo:language="es" fo:country="CO" officeooo:rsid="044c2cf2"/>
    </style:style>
    <style:style style:name="T352" style:family="text">
      <style:text-properties fo:language="es" fo:country="CO" officeooo:rsid="044d8178"/>
    </style:style>
    <style:style style:name="T353" style:family="text">
      <style:text-properties fo:language="es" fo:country="CO" officeooo:rsid="044e4643"/>
    </style:style>
    <style:style style:name="T354" style:family="text">
      <style:text-properties fo:language="es" fo:country="CO" officeooo:rsid="0467eb78"/>
    </style:style>
    <style:style style:name="T355" style:family="text">
      <style:text-properties fo:language="es" fo:country="CO" officeooo:rsid="0468e20e"/>
    </style:style>
    <style:style style:name="T356" style:family="text">
      <style:text-properties fo:language="es" fo:country="CO" officeooo:rsid="0497cba9"/>
    </style:style>
    <style:style style:name="T357" style:family="text">
      <style:text-properties fo:language="es" fo:country="CO" officeooo:rsid="046c3bd8"/>
    </style:style>
    <style:style style:name="T358" style:family="text">
      <style:text-properties fo:language="es" fo:country="CO" officeooo:rsid="047200ad"/>
    </style:style>
    <style:style style:name="T359" style:family="text">
      <style:text-properties fo:language="es" fo:country="CO" officeooo:rsid="047c0221"/>
    </style:style>
    <style:style style:name="T360" style:family="text">
      <style:text-properties fo:language="es" fo:country="CO" officeooo:rsid="047d9194"/>
    </style:style>
    <style:style style:name="T361" style:family="text">
      <style:text-properties fo:language="es" fo:country="CO" officeooo:rsid="047f2ff1"/>
    </style:style>
    <style:style style:name="T362" style:family="text">
      <style:text-properties fo:language="es" fo:country="CO" officeooo:rsid="047fa770"/>
    </style:style>
    <style:style style:name="T363" style:family="text">
      <style:text-properties fo:language="es" fo:country="CO" officeooo:rsid="0480d71a"/>
    </style:style>
    <style:style style:name="T364" style:family="text">
      <style:text-properties fo:language="es" fo:country="CO" officeooo:rsid="04857be8"/>
    </style:style>
    <style:style style:name="T365" style:family="text">
      <style:text-properties fo:language="es" fo:country="CO" officeooo:rsid="0486fcf0"/>
    </style:style>
    <style:style style:name="T366" style:family="text">
      <style:text-properties fo:language="es" fo:country="CO" officeooo:rsid="048a4596"/>
    </style:style>
    <style:style style:name="T367" style:family="text">
      <style:text-properties fo:language="es" fo:country="CO" officeooo:rsid="048c0ba7"/>
    </style:style>
    <style:style style:name="T368" style:family="text">
      <style:text-properties fo:language="es" fo:country="CO" officeooo:rsid="048c8a74"/>
    </style:style>
    <style:style style:name="T369" style:family="text">
      <style:text-properties fo:language="es" fo:country="CO" officeooo:rsid="048ca4a3"/>
    </style:style>
    <style:style style:name="T370" style:family="text">
      <style:text-properties fo:language="es" fo:country="CO" officeooo:rsid="048e3ccc"/>
    </style:style>
    <style:style style:name="T371" style:family="text">
      <style:text-properties fo:language="es" fo:country="CO" officeooo:rsid="04a31ff0"/>
    </style:style>
    <style:style style:name="T372" style:family="text">
      <style:text-properties fo:language="es" fo:country="CO" officeooo:rsid="04a622b4"/>
    </style:style>
    <style:style style:name="T373" style:family="text">
      <style:text-properties fo:language="es" fo:country="CO" officeooo:rsid="04a766ee"/>
    </style:style>
    <style:style style:name="T374" style:family="text">
      <style:text-properties fo:language="es" fo:country="CO" officeooo:rsid="04ab5c6c"/>
    </style:style>
    <style:style style:name="T375" style:family="text">
      <style:text-properties fo:language="es" fo:country="CO" officeooo:rsid="04ac5adc"/>
    </style:style>
    <style:style style:name="T376" style:family="text">
      <style:text-properties fo:language="es" fo:country="CO" officeooo:rsid="04acb33b"/>
    </style:style>
    <style:style style:name="T377" style:family="text">
      <style:text-properties fo:language="es" fo:country="CO" officeooo:rsid="04ae4226"/>
    </style:style>
    <style:style style:name="T378" style:family="text">
      <style:text-properties fo:language="es" fo:country="CO" officeooo:rsid="01988155"/>
    </style:style>
    <style:style style:name="T379" style:family="text">
      <style:text-properties fo:language="es" fo:country="CO" officeooo:rsid="021af236"/>
    </style:style>
    <style:style style:name="T380" style:family="text">
      <style:text-properties fo:language="es" fo:country="CO" officeooo:rsid="021d77cf"/>
    </style:style>
    <style:style style:name="T381" style:family="text">
      <style:text-properties fo:language="es" fo:country="CO" officeooo:rsid="021f4620"/>
    </style:style>
    <style:style style:name="T382" style:family="text">
      <style:text-properties fo:language="es" fo:country="CO" officeooo:rsid="0230204c"/>
    </style:style>
    <style:style style:name="T383" style:family="text">
      <style:text-properties fo:language="es" fo:country="CO" officeooo:rsid="02385f94"/>
    </style:style>
    <style:style style:name="T384" style:family="text">
      <style:text-properties fo:language="es" fo:country="CO" officeooo:rsid="0238dd6c"/>
    </style:style>
    <style:style style:name="T385" style:family="text">
      <style:text-properties fo:language="es" fo:country="CO" officeooo:rsid="02391409"/>
    </style:style>
    <style:style style:name="T386" style:family="text">
      <style:text-properties fo:language="es" fo:country="CO" officeooo:rsid="023a9278"/>
    </style:style>
    <style:style style:name="T387" style:family="text">
      <style:text-properties fo:language="es" fo:country="CO" officeooo:rsid="043066a2"/>
    </style:style>
    <style:style style:name="T388" style:family="text">
      <style:text-properties fo:language="es" fo:country="CO" officeooo:rsid="023b53a5"/>
    </style:style>
    <style:style style:name="T389" style:family="text">
      <style:text-properties fo:language="es" fo:country="CO" officeooo:rsid="023ed49c"/>
    </style:style>
    <style:style style:name="T390" style:family="text">
      <style:text-properties fo:language="es" fo:country="CO" officeooo:rsid="040d0201"/>
    </style:style>
    <style:style style:name="T391" style:family="text">
      <style:text-properties fo:language="es" fo:country="CO" officeooo:rsid="024888d3"/>
    </style:style>
    <style:style style:name="T392" style:family="text">
      <style:text-properties fo:language="es" fo:country="CO" officeooo:rsid="03998d50"/>
    </style:style>
    <style:style style:name="T393" style:family="text">
      <style:text-properties fo:language="es" fo:country="CO" officeooo:rsid="046d8b6b"/>
    </style:style>
    <style:style style:name="T394" style:family="text">
      <style:text-properties fo:language="es" fo:country="CO" officeooo:rsid="04866412"/>
    </style:style>
    <style:style style:name="T395" style:family="text">
      <style:text-properties fo:language="es" fo:country="CO" officeooo:rsid="04885506"/>
    </style:style>
    <style:style style:name="T396" style:family="text">
      <style:text-properties fo:language="es" fo:country="CO" officeooo:rsid="048970fe"/>
    </style:style>
    <style:style style:name="T397" style:family="text">
      <style:text-properties fo:language="es" fo:country="CO" officeooo:rsid="039b168a"/>
    </style:style>
    <style:style style:name="T398" style:family="text">
      <style:text-properties fo:language="es" fo:country="CO" officeooo:rsid="04aa4bc2"/>
    </style:style>
    <style:style style:name="T399" style:family="text">
      <style:text-properties fo:language="es" fo:country="CO" officeooo:rsid="04b1b9d7"/>
    </style:style>
    <style:style style:name="T400" style:family="text">
      <style:text-properties fo:language="es" fo:country="CO" officeooo:rsid="04b23caf"/>
    </style:style>
    <style:style style:name="T401" style:family="text">
      <style:text-properties fo:language="es" fo:country="CO" officeooo:rsid="04b2ec3f"/>
    </style:style>
    <style:style style:name="T402" style:family="text">
      <style:text-properties fo:language="es" fo:country="CO" officeooo:rsid="04bf3431"/>
    </style:style>
    <style:style style:name="T403" style:family="text">
      <style:text-properties fo:language="es" fo:country="CO" officeooo:rsid="04cf6c32"/>
    </style:style>
    <style:style style:name="T404" style:family="text">
      <style:text-properties fo:language="es" fo:country="CO" officeooo:rsid="04d26608"/>
    </style:style>
    <style:style style:name="T405" style:family="text">
      <style:text-properties fo:language="es" fo:country="CO" officeooo:rsid="04d569be"/>
    </style:style>
    <style:style style:name="T406" style:family="text">
      <style:text-properties fo:language="es" fo:country="CO" officeooo:rsid="04db6a82"/>
    </style:style>
    <style:style style:name="T407" style:family="text">
      <style:text-properties fo:language="es" fo:country="CO" officeooo:rsid="04dab30a"/>
    </style:style>
    <style:style style:name="T408" style:family="text">
      <style:text-properties fo:language="es" fo:country="CO" officeooo:rsid="04de7bbf"/>
    </style:style>
    <style:style style:name="T409" style:family="text">
      <style:text-properties fo:language="es" fo:country="CO" officeooo:rsid="04de97ab"/>
    </style:style>
    <style:style style:name="T410" style:family="text">
      <style:text-properties fo:language="es" fo:country="CO" officeooo:rsid="04df263b"/>
    </style:style>
    <style:style style:name="T411" style:family="text">
      <style:text-properties fo:language="es" fo:country="CO" officeooo:rsid="04dfdc4d"/>
    </style:style>
    <style:style style:name="T412" style:family="text">
      <style:text-properties fo:language="es" fo:country="CO" officeooo:rsid="04e053e1"/>
    </style:style>
    <style:style style:name="T413" style:family="text">
      <style:text-properties fo:language="es" fo:country="CO" officeooo:rsid="04e1a3ed"/>
    </style:style>
    <style:style style:name="T414" style:family="text">
      <style:text-properties fo:language="es" fo:country="CO" officeooo:rsid="04e37ca6"/>
    </style:style>
    <style:style style:name="T415" style:family="text">
      <style:text-properties fo:language="es" fo:country="CO" officeooo:rsid="04f064b5"/>
    </style:style>
    <style:style style:name="T416" style:family="text">
      <style:text-properties fo:language="es" fo:country="CO" officeooo:rsid="04f1c86e"/>
    </style:style>
    <style:style style:name="T417" style:family="text">
      <style:text-properties fo:language="es" fo:country="CO" officeooo:rsid="04f1d6c8"/>
    </style:style>
    <style:style style:name="T418" style:family="text">
      <style:text-properties fo:language="es" fo:country="CO" officeooo:rsid="04c2bd44"/>
    </style:style>
    <style:style style:name="T419" style:family="text">
      <style:text-properties fo:language="es" fo:country="CO" officeooo:rsid="04b657c1"/>
    </style:style>
    <style:style style:name="T420" style:family="text">
      <style:text-properties fo:language="es" fo:country="CO" officeooo:rsid="04f5a035"/>
    </style:style>
    <style:style style:name="T421" style:family="text">
      <style:text-properties fo:language="es" fo:country="CO" officeooo:rsid="025c8888"/>
    </style:style>
    <style:style style:name="T422" style:family="text">
      <style:text-properties fo:language="es" fo:country="CO" officeooo:rsid="04447c60"/>
    </style:style>
    <style:style style:name="T423" style:family="text">
      <style:text-properties fo:language="es" fo:country="CO" officeooo:rsid="04fec3e1"/>
    </style:style>
    <style:style style:name="T424" style:family="text">
      <style:text-properties fo:language="es" fo:country="CO" officeooo:rsid="0503de45"/>
    </style:style>
    <style:style style:name="T425" style:family="text">
      <style:text-properties fo:language="es" fo:country="CO" officeooo:rsid="0505492f"/>
    </style:style>
    <style:style style:name="T426" style:family="text">
      <style:text-properties fo:language="es" fo:country="CO" officeooo:rsid="0526ab9e"/>
    </style:style>
    <style:style style:name="T427" style:family="text">
      <style:text-properties fo:language="es" fo:country="CO" officeooo:rsid="05e91dc6"/>
    </style:style>
    <style:style style:name="T428" style:family="text">
      <style:text-properties fo:language="es" fo:country="CO" officeooo:rsid="060e2a74"/>
    </style:style>
    <style:style style:name="T429" style:family="text">
      <style:text-properties fo:language="es" fo:country="CO" officeooo:rsid="0610aa37"/>
    </style:style>
    <style:style style:name="T430" style:family="text">
      <style:text-properties fo:language="es" fo:country="CO" officeooo:rsid="0610e320"/>
    </style:style>
    <style:style style:name="T431" style:family="text">
      <style:text-properties fo:language="es" fo:country="CO" officeooo:rsid="06161907"/>
    </style:style>
    <style:style style:name="T432" style:family="text">
      <style:text-properties fo:language="es" fo:country="CO" officeooo:rsid="0617c46f"/>
    </style:style>
    <style:style style:name="T433" style:family="text">
      <style:text-properties fo:language="es" fo:country="CO" officeooo:rsid="0619628f"/>
    </style:style>
    <style:style style:name="T434" style:family="text">
      <style:text-properties fo:language="es" fo:country="CO" officeooo:rsid="061a5483"/>
    </style:style>
    <style:style style:name="T435" style:family="text">
      <style:text-properties fo:language="es" fo:country="CO" officeooo:rsid="06350d88"/>
    </style:style>
    <style:style style:name="T436" style:family="text">
      <style:text-properties fo:language="es" fo:country="CO" officeooo:rsid="05cc8db4"/>
    </style:style>
    <style:style style:name="T437" style:family="text">
      <style:text-properties fo:language="es" fo:country="CO" officeooo:rsid="047a4de8"/>
    </style:style>
    <style:style style:name="T438" style:family="text">
      <style:text-properties fo:language="es" fo:country="CO" officeooo:rsid="0478648f"/>
    </style:style>
    <style:style style:name="T439" style:family="text">
      <style:text-properties fo:language="es" fo:country="CO" officeooo:rsid="0697ddbc"/>
    </style:style>
    <style:style style:name="T440" style:family="text">
      <style:text-properties fo:language="es" fo:country="CO" officeooo:rsid="07040084"/>
    </style:style>
    <style:style style:name="T441" style:family="text">
      <style:text-properties fo:language="es" fo:country="CO" officeooo:rsid="0705e3ba"/>
    </style:style>
    <style:style style:name="T442" style:family="text">
      <style:text-properties fo:language="es" fo:country="CO" officeooo:rsid="0709a8b4"/>
    </style:style>
    <style:style style:name="T443" style:family="text">
      <style:text-properties fo:language="es" fo:country="CO" officeooo:rsid="070b7aa6"/>
    </style:style>
    <style:style style:name="T444" style:family="text">
      <style:text-properties fo:language="es" fo:country="CO" officeooo:rsid="070c8560"/>
    </style:style>
    <style:style style:name="T445" style:family="text">
      <style:text-properties fo:language="es" fo:country="CO" officeooo:rsid="070ca462"/>
    </style:style>
    <style:style style:name="T446" style:family="text">
      <style:text-properties fo:language="es" fo:country="CO" officeooo:rsid="070e0fed"/>
    </style:style>
    <style:style style:name="T447" style:family="text">
      <style:text-properties fo:language="es" fo:country="CO" officeooo:rsid="0711b11d"/>
    </style:style>
    <style:style style:name="T448" style:family="text">
      <style:text-properties fo:language="es" fo:country="CO" officeooo:rsid="0713bb26"/>
    </style:style>
    <style:style style:name="T449" style:family="text">
      <style:text-properties fo:language="es" fo:country="CO" officeooo:rsid="071337d4"/>
    </style:style>
    <style:style style:name="T450" style:family="text">
      <style:text-properties fo:language="es" fo:country="CO" officeooo:rsid="0713e635"/>
    </style:style>
    <style:style style:name="T451" style:family="text">
      <style:text-properties fo:language="es" fo:country="CO" officeooo:rsid="0715d81a"/>
    </style:style>
    <style:style style:name="T452" style:family="text">
      <style:text-properties fo:language="es" fo:country="CO" officeooo:rsid="0717abe7"/>
    </style:style>
    <style:style style:name="T453" style:family="text">
      <style:text-properties fo:language="es" fo:country="CO" officeooo:rsid="07278b06"/>
    </style:style>
    <style:style style:name="T454" style:family="text">
      <style:text-properties fo:language="es" fo:country="CO" officeooo:rsid="072963ed"/>
    </style:style>
    <style:style style:name="T455" style:family="text">
      <style:text-properties fo:language="es" fo:country="CO" officeooo:rsid="072acee4"/>
    </style:style>
    <style:style style:name="T456" style:family="text">
      <style:text-properties fo:language="es" fo:country="CO" officeooo:rsid="072c5675"/>
    </style:style>
    <style:style style:name="T457" style:family="text">
      <style:text-properties fo:language="es" fo:country="CO" officeooo:rsid="072c9d77"/>
    </style:style>
    <style:style style:name="T458" style:family="text">
      <style:text-properties fo:language="es" fo:country="CO" officeooo:rsid="07301f75"/>
    </style:style>
    <style:style style:name="T459" style:family="text">
      <style:text-properties fo:language="es" fo:country="CO" officeooo:rsid="07315a6c"/>
    </style:style>
    <style:style style:name="T460" style:family="text">
      <style:text-properties fo:language="es" fo:country="CO" officeooo:rsid="074397ed"/>
    </style:style>
    <style:style style:name="T461" style:family="text">
      <style:text-properties fo:language="es" fo:country="CO" officeooo:rsid="076c092e"/>
    </style:style>
    <style:style style:name="T462" style:family="text">
      <style:text-properties fo:language="es" fo:country="CO" officeooo:rsid="076c6362"/>
    </style:style>
    <style:style style:name="T463" style:family="text">
      <style:text-properties fo:language="es" fo:country="CO" officeooo:rsid="076da4af"/>
    </style:style>
    <style:style style:name="T464" style:family="text">
      <style:text-properties fo:language="es" fo:country="CO" officeooo:rsid="076e0542"/>
    </style:style>
    <style:style style:name="T465" style:family="text">
      <style:text-properties fo:language="es" fo:country="CO" officeooo:rsid="0770351b"/>
    </style:style>
    <style:style style:name="T466" style:family="text">
      <style:text-properties fo:language="es" fo:country="CO" officeooo:rsid="0778915c"/>
    </style:style>
    <style:style style:name="T467" style:family="text">
      <style:text-properties fo:language="es" fo:country="CO" officeooo:rsid="07792307"/>
    </style:style>
    <style:style style:name="T468" style:family="text">
      <style:text-properties fo:language="es" fo:country="CO" officeooo:rsid="077b1f2c"/>
    </style:style>
    <style:style style:name="T469" style:family="text">
      <style:text-properties fo:language="es" fo:country="CO" officeooo:rsid="077bab06"/>
    </style:style>
    <style:style style:name="T470" style:family="text">
      <style:text-properties fo:language="es" fo:country="CO" officeooo:rsid="077ed07b"/>
    </style:style>
    <style:style style:name="T471" style:family="text">
      <style:text-properties fo:language="es" fo:country="CO" officeooo:rsid="077f9582"/>
    </style:style>
    <style:style style:name="T472" style:family="text">
      <style:text-properties fo:language="es" fo:country="CO" officeooo:rsid="07828519"/>
    </style:style>
    <style:style style:name="T473" style:family="text">
      <style:text-properties fo:language="es" fo:country="CO" officeooo:rsid="078377e4"/>
    </style:style>
    <style:style style:name="T474" style:family="text">
      <style:text-properties fo:language="es" fo:country="CO" officeooo:rsid="0781601b"/>
    </style:style>
    <style:style style:name="T475" style:family="text">
      <style:text-properties fo:language="es" fo:country="CO" officeooo:rsid="078500a6"/>
    </style:style>
    <style:style style:name="T476" style:family="text">
      <style:text-properties fo:language="es" fo:country="CO" officeooo:rsid="0785ffc9"/>
    </style:style>
    <style:style style:name="T477" style:family="text">
      <style:text-properties fo:language="es" fo:country="CO" officeooo:rsid="078620bc"/>
    </style:style>
    <style:style style:name="T478" style:family="text">
      <style:text-properties fo:language="es" fo:country="CO" officeooo:rsid="07899637"/>
    </style:style>
    <style:style style:name="T479" style:family="text">
      <style:text-properties fo:language="es" fo:country="CO" officeooo:rsid="07901bc6"/>
    </style:style>
    <style:style style:name="T480" style:family="text">
      <style:text-properties fo:language="es" fo:country="CO" officeooo:rsid="07908220"/>
    </style:style>
    <style:style style:name="T481" style:family="text">
      <style:text-properties fo:language="es" fo:country="CO" officeooo:rsid="07a53f71"/>
    </style:style>
    <style:style style:name="T482" style:family="text">
      <style:text-properties fo:language="es" fo:country="CO" officeooo:rsid="07a72bee"/>
    </style:style>
    <style:style style:name="T483" style:family="text">
      <style:text-properties fo:language="es" fo:country="CO" officeooo:rsid="07a7d420"/>
    </style:style>
    <style:style style:name="T484" style:family="text">
      <style:text-properties fo:language="es" fo:country="CO" officeooo:rsid="07a91a96"/>
    </style:style>
    <style:style style:name="T485" style:family="text">
      <style:text-properties fo:language="es" fo:country="CO" officeooo:rsid="0755b7af"/>
    </style:style>
    <style:style style:name="T486" style:family="text">
      <style:text-properties fo:language="es" fo:country="CO" officeooo:rsid="07a9ca1a"/>
    </style:style>
    <style:style style:name="T487" style:family="text">
      <style:text-properties fo:language="es" fo:country="CO" officeooo:rsid="07ab89d7"/>
    </style:style>
    <style:style style:name="T488" style:family="text">
      <style:text-properties fo:language="es" fo:country="CO" officeooo:rsid="07ae9461"/>
    </style:style>
    <style:style style:name="T489" style:family="text">
      <style:text-properties fo:language="es" fo:country="CO" officeooo:rsid="07af8e8a"/>
    </style:style>
    <style:style style:name="T490" style:family="text">
      <style:text-properties fo:language="es" fo:country="CO" officeooo:rsid="07b73ae9"/>
    </style:style>
    <style:style style:name="T491" style:family="text">
      <style:text-properties fo:language="es" fo:country="CO" officeooo:rsid="07b8fafb"/>
    </style:style>
    <style:style style:name="T492" style:family="text">
      <style:text-properties fo:language="es" fo:country="CO" officeooo:rsid="07ba3a7f"/>
    </style:style>
    <style:style style:name="T493" style:family="text">
      <style:text-properties fo:language="es" fo:country="CO" officeooo:rsid="07baecf0"/>
    </style:style>
    <style:style style:name="T494" style:family="text">
      <style:text-properties fo:language="es" fo:country="CO" officeooo:rsid="07bcd6ff"/>
    </style:style>
    <style:style style:name="T495" style:family="text">
      <style:text-properties fo:language="es" fo:country="CO" officeooo:rsid="07bcf261"/>
    </style:style>
    <style:style style:name="T496" style:family="text">
      <style:text-properties fo:language="es" fo:country="CO" officeooo:rsid="07bd9164"/>
    </style:style>
    <style:style style:name="T497" style:family="text">
      <style:text-properties fo:language="es" fo:country="CO" officeooo:rsid="07c16baf"/>
    </style:style>
    <style:style style:name="T498" style:family="text">
      <style:text-properties fo:language="es" fo:country="CO" officeooo:rsid="07c6c255"/>
    </style:style>
    <style:style style:name="T499" style:family="text">
      <style:text-properties fo:language="es" fo:country="CO" officeooo:rsid="07c79380"/>
    </style:style>
    <style:style style:name="T500" style:family="text">
      <style:text-properties fo:language="es" fo:country="CO" officeooo:rsid="07c7d007"/>
    </style:style>
    <style:style style:name="T501" style:family="text">
      <style:text-properties fo:language="es" fo:country="CO" officeooo:rsid="07ce2638"/>
    </style:style>
    <style:style style:name="T502" style:family="text">
      <style:text-properties fo:language="es" fo:country="CO" officeooo:rsid="07e32ae2"/>
    </style:style>
    <style:style style:name="T503" style:family="text">
      <style:text-properties fo:language="es" fo:country="CO" officeooo:rsid="07eb3ffc"/>
    </style:style>
    <style:style style:name="T504" style:family="text">
      <style:text-properties fo:language="es" fo:country="CO" officeooo:rsid="07f6422e"/>
    </style:style>
    <style:style style:name="T505" style:family="text">
      <style:text-properties fo:language="es" fo:country="CO" officeooo:rsid="07f7d268"/>
    </style:style>
    <style:style style:name="T506" style:family="text">
      <style:text-properties fo:language="es" fo:country="CO" officeooo:rsid="07faf899"/>
    </style:style>
    <style:style style:name="T507" style:family="text">
      <style:text-properties fo:language="es" fo:country="CO" officeooo:rsid="07fc190d"/>
    </style:style>
    <style:style style:name="T508" style:family="text">
      <style:text-properties fo:language="es" fo:country="CO" officeooo:rsid="07fdc782"/>
    </style:style>
    <style:style style:name="T509" style:family="text">
      <style:text-properties fo:language="es" fo:country="CO" officeooo:rsid="07fdf5bb"/>
    </style:style>
    <style:style style:name="T510" style:family="text">
      <style:text-properties fo:language="es" fo:country="CO" officeooo:rsid="07ff1136"/>
    </style:style>
    <style:style style:name="T511" style:family="text">
      <style:text-properties fo:language="es" fo:country="CO" officeooo:rsid="08007a2c"/>
    </style:style>
    <style:style style:name="T512" style:family="text">
      <style:text-properties fo:language="es" fo:country="CO" officeooo:rsid="0801fb66"/>
    </style:style>
    <style:style style:name="T513" style:family="text">
      <style:text-properties fo:language="es" fo:country="CO" officeooo:rsid="0802772c"/>
    </style:style>
    <style:style style:name="T514" style:family="text">
      <style:text-properties fo:language="es" fo:country="CO" officeooo:rsid="0804f4d4"/>
    </style:style>
    <style:style style:name="T515" style:family="text">
      <style:text-properties fo:language="es" fo:country="CO" officeooo:rsid="0806ec33"/>
    </style:style>
    <style:style style:name="T516" style:family="text">
      <style:text-properties fo:language="es" fo:country="CO" officeooo:rsid="0808cbe1"/>
    </style:style>
    <style:style style:name="T517" style:family="text">
      <style:text-properties fo:language="es" fo:country="CO" officeooo:rsid="0809fd70"/>
    </style:style>
    <style:style style:name="T518" style:family="text">
      <style:text-properties fo:language="es" fo:country="CO" officeooo:rsid="080c27fb"/>
    </style:style>
    <style:style style:name="T519" style:family="text">
      <style:text-properties fo:language="es" fo:country="CO" officeooo:rsid="080d79d1"/>
    </style:style>
    <style:style style:name="T520" style:family="text">
      <style:text-properties fo:language="es" fo:country="CO" officeooo:rsid="080e35e3"/>
    </style:style>
    <style:style style:name="T521" style:family="text">
      <style:text-properties fo:language="es" fo:country="CO" officeooo:rsid="088d0f53"/>
    </style:style>
    <style:style style:name="T522" style:family="text">
      <style:text-properties fo:language="es" fo:country="CO" officeooo:rsid="088d9a9e"/>
    </style:style>
    <style:style style:name="T523" style:family="text">
      <style:text-properties fo:language="es" fo:country="CO" officeooo:rsid="08b11903"/>
    </style:style>
    <style:style style:name="T524" style:family="text">
      <style:text-properties fo:language="es" fo:country="CO" officeooo:rsid="08b14151"/>
    </style:style>
    <style:style style:name="T525" style:family="text">
      <style:text-properties fo:language="es" fo:country="CO" officeooo:rsid="08b56740"/>
    </style:style>
    <style:style style:name="T526" style:family="text">
      <style:text-properties fo:language="es" fo:country="CO" officeooo:rsid="08b35e38"/>
    </style:style>
    <style:style style:name="T527" style:family="text">
      <style:text-properties fo:language="es" fo:country="CO" officeooo:rsid="08b6833c"/>
    </style:style>
    <style:style style:name="T528" style:family="text">
      <style:text-properties fo:language="es" fo:country="CO" officeooo:rsid="08b7b2ea"/>
    </style:style>
    <style:style style:name="T529" style:family="text">
      <style:text-properties fo:language="es" fo:country="CO" officeooo:rsid="08b7c7ee"/>
    </style:style>
    <style:style style:name="T530" style:family="text">
      <style:text-properties fo:language="es" fo:country="CO" officeooo:rsid="08b8a048"/>
    </style:style>
    <style:style style:name="T531" style:family="text">
      <style:text-properties fo:language="es" fo:country="CO" officeooo:rsid="08bab0de"/>
    </style:style>
    <style:style style:name="T532" style:family="text">
      <style:text-properties fo:language="es" fo:country="CO" officeooo:rsid="08bb0973"/>
    </style:style>
    <style:style style:name="T533" style:family="text">
      <style:text-properties fo:language="es" fo:country="CO" officeooo:rsid="08bcd3f6"/>
    </style:style>
    <style:style style:name="T534" style:family="text">
      <style:text-properties fo:language="es" fo:country="CO" officeooo:rsid="08be7d6f"/>
    </style:style>
    <style:style style:name="T535" style:family="text">
      <style:text-properties fo:language="es" fo:country="CO" officeooo:rsid="08c0a798"/>
    </style:style>
    <style:style style:name="T536" style:family="text">
      <style:text-properties fo:language="es" fo:country="CO" officeooo:rsid="08c15c09"/>
    </style:style>
    <style:style style:name="T537" style:family="text">
      <style:text-properties fo:language="es" fo:country="CO" officeooo:rsid="08bf5c03"/>
    </style:style>
    <style:style style:name="T538" style:family="text">
      <style:text-properties fo:language="es" fo:country="CO" officeooo:rsid="08c201f0"/>
    </style:style>
    <style:style style:name="T539" style:family="text">
      <style:text-properties fo:language="es" fo:country="CO" officeooo:rsid="08c22b2d"/>
    </style:style>
    <style:style style:name="T540" style:family="text">
      <style:text-properties fo:language="es" fo:country="CO" officeooo:rsid="08c5f3ee"/>
    </style:style>
    <style:style style:name="T541" style:family="text">
      <style:text-properties fo:language="es" fo:country="CO" officeooo:rsid="08c74212"/>
    </style:style>
    <style:style style:name="T542" style:family="text">
      <style:text-properties fo:language="es" fo:country="CO" officeooo:rsid="08c9104a"/>
    </style:style>
    <style:style style:name="T543" style:family="text">
      <style:text-properties fo:language="es" fo:country="CO" officeooo:rsid="08cad779"/>
    </style:style>
    <style:style style:name="T544" style:family="text">
      <style:text-properties fo:language="es" fo:country="CO" officeooo:rsid="08cdabac"/>
    </style:style>
    <style:style style:name="T545" style:family="text">
      <style:text-properties fo:language="es" fo:country="CO" officeooo:rsid="08ceeb42"/>
    </style:style>
    <style:style style:name="T546" style:family="text">
      <style:text-properties fo:language="es" fo:country="CO" officeooo:rsid="08cf02ac"/>
    </style:style>
    <style:style style:name="T547" style:family="text">
      <style:text-properties fo:language="es" fo:country="CO" officeooo:rsid="08d0c5ae"/>
    </style:style>
    <style:style style:name="T548" style:family="text">
      <style:text-properties fo:language="es" fo:country="CO" officeooo:rsid="08d1cafd"/>
    </style:style>
    <style:style style:name="T549" style:family="text">
      <style:text-properties fo:language="es" fo:country="CO" officeooo:rsid="08d35968"/>
    </style:style>
    <style:style style:name="T550" style:family="text">
      <style:text-properties fo:language="es" fo:country="CO" officeooo:rsid="08d4b3e3"/>
    </style:style>
    <style:style style:name="T551" style:family="text">
      <style:text-properties fo:language="es" fo:country="CO" officeooo:rsid="08d51a18"/>
    </style:style>
    <style:style style:name="T552" style:family="text">
      <style:text-properties fo:language="es" fo:country="CO" officeooo:rsid="08d6d7b4"/>
    </style:style>
    <style:style style:name="T553" style:family="text">
      <style:text-properties fo:language="es" fo:country="CO" officeooo:rsid="08db8e14"/>
    </style:style>
    <style:style style:name="T554" style:family="text">
      <style:text-properties fo:language="es" fo:country="CO" officeooo:rsid="0729446b"/>
    </style:style>
    <style:style style:name="T555" style:family="text">
      <style:text-properties fo:language="es" fo:country="CO" officeooo:rsid="08dd163d"/>
    </style:style>
    <style:style style:name="T556" style:family="text">
      <style:text-properties fo:language="es" fo:country="CO" officeooo:rsid="08df93fe"/>
    </style:style>
    <style:style style:name="T557" style:family="text">
      <style:text-properties fo:language="es" fo:country="CO" officeooo:rsid="08e170c2"/>
    </style:style>
    <style:style style:name="T558" style:family="text">
      <style:text-properties fo:language="es" fo:country="CO" officeooo:rsid="08e2c230"/>
    </style:style>
    <style:style style:name="T559" style:family="text">
      <style:text-properties fo:language="es" fo:country="CO" officeooo:rsid="08e34050"/>
    </style:style>
    <style:style style:name="T560" style:family="text">
      <style:text-properties fo:language="es" fo:country="CO" officeooo:rsid="08e5e9df"/>
    </style:style>
    <style:style style:name="T561" style:family="text">
      <style:text-properties fo:language="es" fo:country="CO" officeooo:rsid="08e7b51d"/>
    </style:style>
    <style:style style:name="T562" style:family="text">
      <style:text-properties fo:language="es" fo:country="CO" officeooo:rsid="08e93c61"/>
    </style:style>
    <style:style style:name="T563" style:family="text">
      <style:text-properties fo:language="es" fo:country="CO" officeooo:rsid="08e856fd"/>
    </style:style>
    <style:style style:name="T564" style:family="text">
      <style:text-properties fo:language="es" fo:country="CO" officeooo:rsid="08ea454f"/>
    </style:style>
    <style:style style:name="T565" style:family="text">
      <style:text-properties fo:language="es" fo:country="CO" officeooo:rsid="08eb7280"/>
    </style:style>
    <style:style style:name="T566" style:family="text">
      <style:text-properties fo:language="es" fo:country="CO" officeooo:rsid="08ebb365"/>
    </style:style>
    <style:style style:name="T567" style:family="text">
      <style:text-properties fo:language="es" fo:country="CO" officeooo:rsid="08ec92ab"/>
    </style:style>
    <style:style style:name="T568" style:family="text">
      <style:text-properties fo:language="es" fo:country="CO" officeooo:rsid="08ed71f8"/>
    </style:style>
    <style:style style:name="T569" style:family="text">
      <style:text-properties fo:language="es" fo:country="CO" officeooo:rsid="08ef0057"/>
    </style:style>
    <style:style style:name="T570" style:family="text">
      <style:text-properties fo:language="es" fo:country="CO" officeooo:rsid="08efe3bf"/>
    </style:style>
    <style:style style:name="T571" style:family="text">
      <style:text-properties fo:language="es" fo:country="CO" officeooo:rsid="08f38778"/>
    </style:style>
    <style:style style:name="T572" style:family="text">
      <style:text-properties fo:language="es" fo:country="CO" officeooo:rsid="08f501fc"/>
    </style:style>
    <style:style style:name="T573" style:family="text">
      <style:text-properties fo:language="es" fo:country="CO" officeooo:rsid="08f87602"/>
    </style:style>
    <style:style style:name="T574" style:family="text">
      <style:text-properties fo:language="es" fo:country="CO" officeooo:rsid="08f6e6ec"/>
    </style:style>
    <style:style style:name="T575" style:family="text">
      <style:text-properties fo:language="es" fo:country="CO" officeooo:rsid="08f917c3"/>
    </style:style>
    <style:style style:name="T576" style:family="text">
      <style:text-properties fo:language="es" fo:country="CO" officeooo:rsid="08fdae02"/>
    </style:style>
    <style:style style:name="T577" style:family="text">
      <style:text-properties fo:language="es" fo:country="CO" officeooo:rsid="08ff7284"/>
    </style:style>
    <style:style style:name="T578" style:family="text">
      <style:text-properties fo:language="es" fo:country="CO" officeooo:rsid="09003359"/>
    </style:style>
    <style:style style:name="T579" style:family="text">
      <style:text-properties fo:language="es" fo:country="CO" officeooo:rsid="09025c90"/>
    </style:style>
    <style:style style:name="T580" style:family="text">
      <style:text-properties fo:language="es" fo:country="CO" officeooo:rsid="093e3d24"/>
    </style:style>
    <style:style style:name="T581" style:family="text">
      <style:text-properties fo:language="es" fo:country="CO" officeooo:rsid="093f04d5"/>
    </style:style>
    <style:style style:name="T582" style:family="text">
      <style:text-properties fo:language="es" fo:country="CO" officeooo:rsid="0940d532"/>
    </style:style>
    <style:style style:name="T583" style:family="text">
      <style:text-properties fo:language="es" fo:country="CO" officeooo:rsid="0a54a9a6"/>
    </style:style>
    <style:style style:name="T584" style:family="text">
      <style:text-properties fo:language="es" fo:country="CO" officeooo:rsid="0055f0a0"/>
    </style:style>
    <style:style style:name="T585" style:family="text">
      <style:text-properties fo:language="es" fo:country="CO" officeooo:rsid="0a88352b"/>
    </style:style>
    <style:style style:name="T586" style:family="text">
      <style:text-properties fo:language="es" fo:country="CO" officeooo:rsid="0a86bb0f"/>
    </style:style>
    <style:style style:name="T587" style:family="text">
      <style:text-properties fo:language="es" fo:country="CO" officeooo:rsid="0a8b005a"/>
    </style:style>
    <style:style style:name="T588" style:family="text">
      <style:text-properties fo:language="es" fo:country="CO" officeooo:rsid="0ac0935c"/>
    </style:style>
    <style:style style:name="T589" style:family="text">
      <style:text-properties fo:language="es" fo:country="CO" officeooo:rsid="0b1b9e40"/>
    </style:style>
    <style:style style:name="T590" style:family="text">
      <style:text-properties fo:language="es" fo:country="CO" officeooo:rsid="0bd09054"/>
    </style:style>
    <style:style style:name="T591" style:family="text">
      <style:text-properties fo:language="es" fo:country="CO" officeooo:rsid="0bd281f4"/>
    </style:style>
    <style:style style:name="T592" style:family="text">
      <style:text-properties fo:language="es" fo:country="CO" officeooo:rsid="0bd1b1ff"/>
    </style:style>
    <style:style style:name="T593" style:family="text">
      <style:text-properties fo:language="es" fo:country="CO" officeooo:rsid="0bd2d838"/>
    </style:style>
    <style:style style:name="T594" style:family="text">
      <style:text-properties fo:language="es" fo:country="CO" officeooo:rsid="0bd2fd4a"/>
    </style:style>
    <style:style style:name="T595" style:family="text">
      <style:text-properties fo:language="es" fo:country="CO" officeooo:rsid="0bd4e8c7"/>
    </style:style>
    <style:style style:name="T596" style:family="text">
      <style:text-properties fo:language="es" fo:country="CO" officeooo:rsid="0bd67903"/>
    </style:style>
    <style:style style:name="T597" style:family="text">
      <style:text-properties fo:language="es" fo:country="CO" officeooo:rsid="0bd67c55"/>
    </style:style>
    <style:style style:name="T598" style:family="text">
      <style:text-properties fo:language="es" fo:country="CO" officeooo:rsid="0bd7fd28"/>
    </style:style>
    <style:style style:name="T599" style:family="text">
      <style:text-properties fo:language="es" fo:country="CO" officeooo:rsid="0bd8f2a0"/>
    </style:style>
    <style:style style:name="T600" style:family="text">
      <style:text-properties fo:language="es" fo:country="CO" officeooo:rsid="0bd9b13e"/>
    </style:style>
    <style:style style:name="T601" style:family="text">
      <style:text-properties fo:language="es" fo:country="CO" officeooo:rsid="0bdb5d11"/>
    </style:style>
    <style:style style:name="T602" style:family="text">
      <style:text-properties fo:language="es" fo:country="CO" officeooo:rsid="0bdb99a9"/>
    </style:style>
    <style:style style:name="T603" style:family="text">
      <style:text-properties fo:language="es" fo:country="CO" officeooo:rsid="0bdd7c08"/>
    </style:style>
    <style:style style:name="T604" style:family="text">
      <style:text-properties fo:language="es" fo:country="CO" officeooo:rsid="0bdfa442"/>
    </style:style>
    <style:style style:name="T605" style:family="text">
      <style:text-properties fo:language="es" fo:country="CO" officeooo:rsid="0bdff79b"/>
    </style:style>
    <style:style style:name="T606" style:family="text">
      <style:text-properties fo:language="es" fo:country="CO" officeooo:rsid="0be04602"/>
    </style:style>
    <style:style style:name="T607" style:family="text">
      <style:text-properties fo:language="es" fo:country="CO" officeooo:rsid="0be12e68"/>
    </style:style>
    <style:style style:name="T608" style:family="text">
      <style:text-properties fo:language="es" fo:country="CO" officeooo:rsid="0c1bc942"/>
    </style:style>
    <style:style style:name="T609" style:family="text">
      <style:text-properties fo:language="es" fo:country="CO" officeooo:rsid="0bc8e824"/>
    </style:style>
    <style:style style:name="T610" style:family="text">
      <style:text-properties fo:language="es" fo:country="CO" officeooo:rsid="0c1dfa34"/>
    </style:style>
    <style:style style:name="T611" style:family="text">
      <style:text-properties fo:language="es" fo:country="CO" officeooo:rsid="0c1e7959"/>
    </style:style>
    <style:style style:name="T612" style:family="text">
      <style:text-properties fo:language="es" fo:country="CO" officeooo:rsid="0c1eb55c"/>
    </style:style>
    <style:style style:name="T613" style:family="text">
      <style:text-properties fo:language="es" fo:country="CO" officeooo:rsid="0c1f5ca3"/>
    </style:style>
    <style:style style:name="T614" style:family="text">
      <style:text-properties fo:language="es" fo:country="CO" officeooo:rsid="0c204d9c"/>
    </style:style>
    <style:style style:name="T615" style:family="text">
      <style:text-properties fo:language="es" fo:country="CO" officeooo:rsid="0c205e39"/>
    </style:style>
    <style:style style:name="T616" style:family="text">
      <style:text-properties fo:language="es" fo:country="CO" officeooo:rsid="0c208944"/>
    </style:style>
    <style:style style:name="T617" style:family="text">
      <style:text-properties fo:language="es" fo:country="CO" officeooo:rsid="0beb7791"/>
    </style:style>
    <style:style style:name="T618" style:family="text">
      <style:text-properties fo:language="es" fo:country="CO" officeooo:rsid="0c2193e3"/>
    </style:style>
    <style:style style:name="T619" style:family="text">
      <style:text-properties fo:language="es" fo:country="CO" officeooo:rsid="0c231c90"/>
    </style:style>
    <style:style style:name="T620" style:family="text">
      <style:text-properties fo:language="es" fo:country="CO" officeooo:rsid="0c2420cf"/>
    </style:style>
    <style:style style:name="T621" style:family="text">
      <style:text-properties fo:language="es" fo:country="CO" officeooo:rsid="0c25365c"/>
    </style:style>
    <style:style style:name="T622" style:family="text">
      <style:text-properties fo:language="es" fo:country="CO" officeooo:rsid="0c2694f0"/>
    </style:style>
    <style:style style:name="T623" style:family="text">
      <style:text-properties fo:language="es" fo:country="CO" officeooo:rsid="0c279c12"/>
    </style:style>
    <style:style style:name="T624" style:family="text">
      <style:text-properties fo:language="es" fo:country="CO" officeooo:rsid="0c27cb80"/>
    </style:style>
    <style:style style:name="T625" style:family="text">
      <style:text-properties fo:language="es" fo:country="CO" officeooo:rsid="0c297907"/>
    </style:style>
    <style:style style:name="T626" style:family="text">
      <style:text-properties fo:language="es" fo:country="CO" officeooo:rsid="0c2a8246"/>
    </style:style>
    <style:style style:name="T627" style:family="text">
      <style:text-properties fo:language="es" fo:country="CO" officeooo:rsid="0c2c25b5"/>
    </style:style>
    <style:style style:name="T628" style:family="text">
      <style:text-properties fo:language="es" fo:country="CO" officeooo:rsid="0c2d9b26"/>
    </style:style>
    <style:style style:name="T629" style:family="text">
      <style:text-properties fo:language="es" fo:country="CO" officeooo:rsid="0c2fa971"/>
    </style:style>
    <style:style style:name="T630" style:family="text">
      <style:text-properties fo:language="es" fo:country="CO" officeooo:rsid="0c610fc4"/>
    </style:style>
    <style:style style:name="T631" style:family="text">
      <style:text-properties fo:language="es" fo:country="CO" officeooo:rsid="0c615e2a"/>
    </style:style>
    <style:style style:name="T632" style:family="text">
      <style:text-properties fo:language="es" fo:country="CO" officeooo:rsid="0c628f1f"/>
    </style:style>
    <style:style style:name="T633" style:family="text">
      <style:text-properties fo:language="es" fo:country="CO" officeooo:rsid="0c657bc6"/>
    </style:style>
    <style:style style:name="T634" style:family="text">
      <style:text-properties fo:language="es" fo:country="CO" officeooo:rsid="0c6792a4"/>
    </style:style>
    <style:style style:name="T635" style:family="text">
      <style:text-properties fo:language="es" fo:country="CO" officeooo:rsid="0c689e4d"/>
    </style:style>
    <style:style style:name="T636" style:family="text">
      <style:text-properties fo:language="es" fo:country="CO" officeooo:rsid="0c696381"/>
    </style:style>
    <style:style style:name="T637" style:family="text">
      <style:text-properties fo:language="es" fo:country="CO" officeooo:rsid="0c696779"/>
    </style:style>
    <style:style style:name="T638" style:family="text">
      <style:text-properties fo:language="es" fo:country="CO" officeooo:rsid="0c6b1855"/>
    </style:style>
    <style:style style:name="T639" style:family="text">
      <style:text-properties fo:language="es" fo:country="CO" officeooo:rsid="0c6cba23"/>
    </style:style>
    <style:style style:name="T640" style:family="text">
      <style:text-properties fo:language="es" fo:country="CO" officeooo:rsid="0c6624a9"/>
    </style:style>
    <style:style style:name="T641" style:family="text">
      <style:text-properties fo:language="es" fo:country="CO" officeooo:rsid="0c6e86d6"/>
    </style:style>
    <style:style style:name="T642" style:family="text">
      <style:text-properties fo:language="es" fo:country="CO" officeooo:rsid="0c6eb2cc"/>
    </style:style>
    <style:style style:name="T643" style:family="text">
      <style:text-properties fo:language="es" fo:country="CO" officeooo:rsid="0c6eeae5"/>
    </style:style>
    <style:style style:name="T644" style:family="text">
      <style:text-properties fo:language="es" fo:country="CO" officeooo:rsid="0c6f2c26"/>
    </style:style>
    <style:style style:name="T645" style:family="text">
      <style:text-properties fo:language="es" fo:country="CO" officeooo:rsid="0c6f9b13"/>
    </style:style>
    <style:style style:name="T646" style:family="text">
      <style:text-properties fo:language="es" fo:country="CO" officeooo:rsid="0c70e9e3"/>
    </style:style>
    <style:style style:name="T647" style:family="text">
      <style:text-properties fo:language="es" fo:country="CO" officeooo:rsid="0c724fa5"/>
    </style:style>
    <style:style style:name="T648" style:family="text">
      <style:text-properties fo:language="es" fo:country="CO" officeooo:rsid="0c740228"/>
    </style:style>
    <style:style style:name="T649" style:family="text">
      <style:text-properties fo:language="es" fo:country="CO" officeooo:rsid="0d9eb93c"/>
    </style:style>
    <style:style style:name="T650" style:family="text">
      <style:text-properties fo:language="es" fo:country="CO" officeooo:rsid="0da1feb5"/>
    </style:style>
    <style:style style:name="T651" style:family="text">
      <style:text-properties fo:language="es" fo:country="CO" officeooo:rsid="0da3ba63"/>
    </style:style>
    <style:style style:name="T652" style:family="text">
      <style:text-properties fo:language="es" fo:country="CO" officeooo:rsid="0da52e17"/>
    </style:style>
    <style:style style:name="T653" style:family="text">
      <style:text-properties fo:language="es" fo:country="CO" officeooo:rsid="0de32c0f"/>
    </style:style>
    <style:style style:name="T654" style:family="text">
      <style:text-properties fo:language="es" fo:country="CO" officeooo:rsid="0db967d2"/>
    </style:style>
    <style:style style:name="T655" style:family="text">
      <style:text-properties fo:language="es" fo:country="CO" officeooo:rsid="0dbb06b1"/>
    </style:style>
    <style:style style:name="T656" style:family="text">
      <style:text-properties fo:language="es" fo:country="CO" officeooo:rsid="0de3b0ba"/>
    </style:style>
    <style:style style:name="T657" style:family="text">
      <style:text-properties fo:language="es" fo:country="CO" officeooo:rsid="0de3d518"/>
    </style:style>
    <style:style style:name="T658" style:family="text">
      <style:text-properties fo:language="es" fo:country="CO" officeooo:rsid="0eb07005"/>
    </style:style>
    <style:style style:name="T659" style:family="text">
      <style:text-properties fo:language="es" fo:country="CO" officeooo:rsid="0eb26cff"/>
    </style:style>
    <style:style style:name="T660" style:family="text">
      <style:text-properties fo:language="es" fo:country="CO" officeooo:rsid="0ee853ff"/>
    </style:style>
    <style:style style:name="T661" style:family="text">
      <style:text-properties fo:language="es" fo:country="CO" officeooo:rsid="0ee9aae9"/>
    </style:style>
    <style:style style:name="T662" style:family="text">
      <style:text-properties fo:language="es" fo:country="CO" officeooo:rsid="0eea8d8b"/>
    </style:style>
    <style:style style:name="T663" style:family="text">
      <style:text-properties fo:language="es" fo:country="CO" officeooo:rsid="0eeb9a33"/>
    </style:style>
    <style:style style:name="T664" style:family="text">
      <style:text-properties fo:language="es" fo:country="CO" officeooo:rsid="0eeceaf6"/>
    </style:style>
    <style:style style:name="T665" style:family="text">
      <style:text-properties fo:language="es" fo:country="CO" officeooo:rsid="0eee3ef6"/>
    </style:style>
    <style:style style:name="T666" style:family="text">
      <style:text-properties fo:language="es" fo:country="CO" officeooo:rsid="0eefa393"/>
    </style:style>
    <style:style style:name="T667" style:family="text">
      <style:text-properties fo:language="es" fo:country="CO" officeooo:rsid="0ef15239"/>
    </style:style>
    <style:style style:name="T668" style:family="text">
      <style:text-properties fo:language="es" fo:country="CO" officeooo:rsid="0ef2c56d"/>
    </style:style>
    <style:style style:name="T669" style:family="text">
      <style:text-properties fo:language="es" fo:country="CO" officeooo:rsid="0ef3566b"/>
    </style:style>
    <style:style style:name="T670" style:family="text">
      <style:text-properties fo:language="es" fo:country="CO" officeooo:rsid="0ef44952"/>
    </style:style>
    <style:style style:name="T671" style:family="text">
      <style:text-properties fo:language="es" fo:country="CO" officeooo:rsid="0ef5a3d8"/>
    </style:style>
    <style:style style:name="T672" style:family="text">
      <style:text-properties fo:language="es" fo:country="CO" officeooo:rsid="0ef6aacd"/>
    </style:style>
    <style:style style:name="T673" style:family="text">
      <style:text-properties fo:language="es" fo:country="CO" officeooo:rsid="0f4f50a0"/>
    </style:style>
    <style:style style:name="T674" style:family="text">
      <style:text-properties fo:language="es" fo:country="CO" officeooo:rsid="106573a8"/>
    </style:style>
    <style:style style:name="T675" style:family="text">
      <style:text-properties fo:language="es" fo:country="CO" officeooo:rsid="10687b84"/>
    </style:style>
    <style:style style:name="T676" style:family="text">
      <style:text-properties fo:language="es" fo:country="CO" officeooo:rsid="1077fd69"/>
    </style:style>
    <style:style style:name="T677" style:family="text">
      <style:text-properties fo:language="es" fo:country="CO" officeooo:rsid="107d548f"/>
    </style:style>
    <style:style style:name="T678" style:family="text">
      <style:text-properties fo:language="es" fo:country="CO" officeooo:rsid="0e4c676f"/>
    </style:style>
    <style:style style:name="T679" style:family="text">
      <style:text-properties fo:language="es" fo:country="CO" officeooo:rsid="03a0d949"/>
    </style:style>
    <style:style style:name="T680" style:family="text">
      <style:text-properties fo:language="es" fo:country="CO" officeooo:rsid="12016275"/>
    </style:style>
    <style:style style:name="T681" style:family="text">
      <style:text-properties fo:language="es" fo:country="CO" officeooo:rsid="12041d52"/>
    </style:style>
    <style:style style:name="T682" style:family="text">
      <style:text-properties fo:language="es" fo:country="CO" officeooo:rsid="1205dc09"/>
    </style:style>
    <style:style style:name="T683" style:family="text">
      <style:text-properties fo:language="es" fo:country="CO" officeooo:rsid="121e7785"/>
    </style:style>
    <style:style style:name="T684" style:family="text">
      <style:text-properties fo:language="es" fo:country="CO" officeooo:rsid="121ee245"/>
    </style:style>
    <style:style style:name="T685" style:family="text">
      <style:text-properties fo:language="es" fo:country="CO" officeooo:rsid="1221bdc9"/>
    </style:style>
    <style:style style:name="T686" style:family="text">
      <style:text-properties fo:language="es" fo:country="CO" officeooo:rsid="0e752868"/>
    </style:style>
    <style:style style:name="T687" style:family="text">
      <style:text-properties fo:language="es" fo:country="CO" officeooo:rsid="122c1e23"/>
    </style:style>
    <style:style style:name="T688" style:family="text">
      <style:text-properties fo:language="es" fo:country="CO" officeooo:rsid="1234d0e2"/>
    </style:style>
    <style:style style:name="T689" style:family="text">
      <style:text-properties officeooo:rsid="04b00af5"/>
    </style:style>
    <style:style style:name="T690" style:family="text">
      <style:text-properties officeooo:rsid="04b9591f"/>
    </style:style>
    <style:style style:name="T691" style:family="text">
      <style:text-properties officeooo:rsid="04bd42c5"/>
    </style:style>
    <style:style style:name="T692" style:family="text">
      <style:text-properties officeooo:rsid="04c1815a"/>
    </style:style>
    <style:style style:name="T693" style:family="text">
      <style:text-properties officeooo:rsid="04b657c1"/>
    </style:style>
    <style:style style:name="T694" style:family="text">
      <style:text-properties officeooo:rsid="04c64927"/>
    </style:style>
    <style:style style:name="T695" style:family="text">
      <style:text-properties officeooo:rsid="025c8888"/>
    </style:style>
    <style:style style:name="T696" style:family="text">
      <style:text-properties officeooo:rsid="04c7a190"/>
    </style:style>
    <style:style style:name="T697" style:family="text">
      <style:text-properties officeooo:rsid="04caec87"/>
    </style:style>
    <style:style style:name="T698" style:family="text">
      <style:text-properties officeooo:rsid="04cbfdd7"/>
    </style:style>
    <style:style style:name="T699" style:family="text">
      <style:text-properties officeooo:rsid="04cd7424"/>
    </style:style>
    <style:style style:name="T700" style:family="text">
      <style:text-properties officeooo:rsid="04cf6c32"/>
    </style:style>
    <style:style style:name="T701" style:family="text">
      <style:text-properties officeooo:rsid="04d26608"/>
    </style:style>
    <style:style style:name="T702" style:family="text">
      <style:text-properties officeooo:rsid="04d43b3e"/>
    </style:style>
    <style:style style:name="T703" style:family="text">
      <style:text-properties officeooo:rsid="04d569be"/>
    </style:style>
    <style:style style:name="T704" style:family="text">
      <style:text-properties officeooo:rsid="04d8bcf6"/>
    </style:style>
    <style:style style:name="T705" style:family="text">
      <style:text-properties officeooo:rsid="04db6a82"/>
    </style:style>
    <style:style style:name="T706" style:family="text">
      <style:text-properties officeooo:rsid="04dcb495"/>
    </style:style>
    <style:style style:name="T707" style:family="text">
      <style:text-properties officeooo:rsid="04de7bbf"/>
    </style:style>
    <style:style style:name="T708" style:family="text">
      <style:text-properties officeooo:rsid="04de97ab"/>
    </style:style>
    <style:style style:name="T709" style:family="text">
      <style:text-properties officeooo:rsid="04df263b"/>
    </style:style>
    <style:style style:name="T710" style:family="text">
      <style:text-properties officeooo:rsid="04dfdc4d"/>
    </style:style>
    <style:style style:name="T711" style:family="text">
      <style:text-properties officeooo:rsid="04e37ca6"/>
    </style:style>
    <style:style style:name="T712" style:family="text">
      <style:text-properties officeooo:rsid="04ed69aa"/>
    </style:style>
    <style:style style:name="T713" style:family="text">
      <style:text-properties officeooo:rsid="04ed9486"/>
    </style:style>
    <style:style style:name="T714" style:family="text">
      <style:text-properties officeooo:rsid="04ef8e05"/>
    </style:style>
    <style:style style:name="T715" style:family="text">
      <style:text-properties officeooo:rsid="04f1c86e"/>
    </style:style>
    <style:style style:name="T716" style:family="text">
      <style:text-properties officeooo:rsid="04f5a035"/>
    </style:style>
    <style:style style:name="T717" style:family="text">
      <style:text-properties officeooo:rsid="04fa5ef3"/>
    </style:style>
    <style:style style:name="T718" style:family="text">
      <style:text-properties officeooo:rsid="04fd8a83"/>
    </style:style>
    <style:style style:name="T719" style:family="text">
      <style:text-properties officeooo:rsid="04fec3e1"/>
    </style:style>
    <style:style style:name="T720" style:family="text">
      <style:text-properties officeooo:rsid="04ff5559"/>
    </style:style>
    <style:style style:name="T721" style:family="text">
      <style:text-properties officeooo:rsid="050073b9"/>
    </style:style>
    <style:style style:name="T722" style:family="text">
      <style:text-properties officeooo:rsid="0503de45"/>
    </style:style>
    <style:style style:name="T723" style:family="text">
      <style:text-properties officeooo:rsid="0509b1bb"/>
    </style:style>
    <style:style style:name="T724" style:family="text">
      <style:text-properties officeooo:rsid="050a891c"/>
    </style:style>
    <style:style style:name="T725" style:family="text">
      <style:text-properties officeooo:rsid="050b8176"/>
    </style:style>
    <style:style style:name="T726" style:family="text">
      <style:text-properties officeooo:rsid="050d5c27"/>
    </style:style>
    <style:style style:name="T727" style:family="text">
      <style:text-properties officeooo:rsid="050ed4dd"/>
    </style:style>
    <style:style style:name="T728" style:family="text">
      <style:text-properties officeooo:rsid="05111f15"/>
    </style:style>
    <style:style style:name="T729" style:family="text">
      <style:text-properties officeooo:rsid="052c1b9c"/>
    </style:style>
    <style:style style:name="T730" style:family="text">
      <style:text-properties officeooo:rsid="052c6dc6"/>
    </style:style>
    <style:style style:name="T731" style:family="text">
      <style:text-properties officeooo:rsid="05371d24"/>
    </style:style>
    <style:style style:name="T732" style:family="text">
      <style:text-properties officeooo:rsid="053a124a"/>
    </style:style>
    <style:style style:name="T733" style:family="text">
      <style:text-properties officeooo:rsid="05406b35"/>
    </style:style>
    <style:style style:name="T734" style:family="text">
      <style:text-properties officeooo:rsid="05421f2a"/>
    </style:style>
    <style:style style:name="T735" style:family="text">
      <style:text-properties officeooo:rsid="05455a76"/>
    </style:style>
    <style:style style:name="T736" style:family="text">
      <style:text-properties officeooo:rsid="05464020"/>
    </style:style>
    <style:style style:name="T737" style:family="text">
      <style:text-properties officeooo:rsid="0548234b"/>
    </style:style>
    <style:style style:name="T738" style:family="text">
      <style:text-properties officeooo:rsid="05498773"/>
    </style:style>
    <style:style style:name="T739" style:family="text">
      <style:text-properties officeooo:rsid="054a9f7e"/>
    </style:style>
    <style:style style:name="T740" style:family="text">
      <style:text-properties officeooo:rsid="054cbe18"/>
    </style:style>
    <style:style style:name="T741" style:family="text">
      <style:text-properties officeooo:rsid="055354cf"/>
    </style:style>
    <style:style style:name="T742" style:family="text">
      <style:text-properties officeooo:rsid="0554f79b"/>
    </style:style>
    <style:style style:name="T743" style:family="text">
      <style:text-properties officeooo:rsid="0555736e"/>
    </style:style>
    <style:style style:name="T744" style:family="text">
      <style:text-properties officeooo:rsid="05564b5c"/>
    </style:style>
    <style:style style:name="T745" style:family="text">
      <style:text-properties officeooo:rsid="0556a074"/>
    </style:style>
    <style:style style:name="T746" style:family="text">
      <style:text-properties officeooo:rsid="0557b40d"/>
    </style:style>
    <style:style style:name="T747" style:family="text">
      <style:text-properties officeooo:rsid="05587118"/>
    </style:style>
    <style:style style:name="T748" style:family="text">
      <style:text-properties officeooo:rsid="055afce0"/>
    </style:style>
    <style:style style:name="T749" style:family="text">
      <style:text-properties officeooo:rsid="055cafd1"/>
    </style:style>
    <style:style style:name="T750" style:family="text">
      <style:text-properties officeooo:rsid="055d2be8"/>
    </style:style>
    <style:style style:name="T751" style:family="text">
      <style:text-properties officeooo:rsid="056122bf"/>
    </style:style>
    <style:style style:name="T752" style:family="text">
      <style:text-properties officeooo:rsid="0562f1d2"/>
    </style:style>
    <style:style style:name="T753" style:family="text">
      <style:text-properties officeooo:rsid="05649e28"/>
    </style:style>
    <style:style style:name="T754" style:family="text">
      <style:text-properties officeooo:rsid="056524d9"/>
    </style:style>
    <style:style style:name="T755" style:family="text">
      <style:text-properties officeooo:rsid="0566451f"/>
    </style:style>
    <style:style style:name="T756" style:family="text">
      <style:text-properties officeooo:rsid="0566573c"/>
    </style:style>
    <style:style style:name="T757" style:family="text">
      <style:text-properties officeooo:rsid="056787e7"/>
    </style:style>
    <style:style style:name="T758" style:family="text">
      <style:text-properties officeooo:rsid="0568ed24"/>
    </style:style>
    <style:style style:name="T759" style:family="text">
      <style:text-properties officeooo:rsid="0569af48"/>
    </style:style>
    <style:style style:name="T760" style:family="text">
      <style:text-properties officeooo:rsid="056cf4a8"/>
    </style:style>
    <style:style style:name="T761" style:family="text">
      <style:text-properties officeooo:rsid="056d4f24"/>
    </style:style>
    <style:style style:name="T762" style:family="text">
      <style:text-properties officeooo:rsid="057342a9"/>
    </style:style>
    <style:style style:name="T763" style:family="text">
      <style:text-properties officeooo:rsid="0574111c"/>
    </style:style>
    <style:style style:name="T764" style:family="text">
      <style:text-properties officeooo:rsid="05937769"/>
    </style:style>
    <style:style style:name="T765" style:family="text">
      <style:text-properties officeooo:rsid="059f476f"/>
    </style:style>
    <style:style style:name="T766" style:family="text">
      <style:text-properties officeooo:rsid="05a0e501"/>
    </style:style>
    <style:style style:name="T767" style:family="text">
      <style:text-properties officeooo:rsid="05a246cf"/>
    </style:style>
    <style:style style:name="T768" style:family="text">
      <style:text-properties officeooo:rsid="05a36dc7"/>
    </style:style>
    <style:style style:name="T769" style:family="text">
      <style:text-properties officeooo:rsid="05a56ce3"/>
    </style:style>
    <style:style style:name="T770" style:family="text">
      <style:text-properties officeooo:rsid="05a65b54"/>
    </style:style>
    <style:style style:name="T771" style:family="text">
      <style:text-properties officeooo:rsid="05a7ea5e"/>
    </style:style>
    <style:style style:name="T772" style:family="text">
      <style:text-properties officeooo:rsid="05a87ef6"/>
    </style:style>
    <style:style style:name="T773" style:family="text">
      <style:text-properties officeooo:rsid="05aa0806"/>
    </style:style>
    <style:style style:name="T774" style:family="text">
      <style:text-properties officeooo:rsid="05af7eca"/>
    </style:style>
    <style:style style:name="T775" style:family="text">
      <style:text-properties officeooo:rsid="05b12c97"/>
    </style:style>
    <style:style style:name="T776" style:family="text">
      <style:text-properties officeooo:rsid="05b1a4b1"/>
    </style:style>
    <style:style style:name="T777" style:family="text">
      <style:text-properties officeooo:rsid="05b2d33e"/>
    </style:style>
    <style:style style:name="T778" style:family="text">
      <style:text-properties officeooo:rsid="05b47486"/>
    </style:style>
    <style:style style:name="T779" style:family="text">
      <style:text-properties officeooo:rsid="05b6519a"/>
    </style:style>
    <style:style style:name="T780" style:family="text">
      <style:text-properties officeooo:rsid="05b9805d"/>
    </style:style>
    <style:style style:name="T781" style:family="text">
      <style:text-properties officeooo:rsid="05be12f7"/>
    </style:style>
    <style:style style:name="T782" style:family="text">
      <style:text-properties officeooo:rsid="05bfd0ab"/>
    </style:style>
    <style:style style:name="T783" style:family="text">
      <style:text-properties officeooo:rsid="05c88246"/>
    </style:style>
    <style:style style:name="T784" style:family="text">
      <style:text-properties officeooo:rsid="05cbb38b"/>
    </style:style>
    <style:style style:name="T785" style:family="text">
      <style:text-properties officeooo:rsid="05ce356c"/>
    </style:style>
    <style:style style:name="T786" style:family="text">
      <style:text-properties officeooo:rsid="05d1be50"/>
    </style:style>
    <style:style style:name="T787" style:family="text">
      <style:text-properties officeooo:rsid="05d4a8a3"/>
    </style:style>
    <style:style style:name="T788" style:family="text">
      <style:text-properties officeooo:rsid="05d78cdc"/>
    </style:style>
    <style:style style:name="T789" style:family="text">
      <style:text-properties officeooo:rsid="05d93218"/>
    </style:style>
    <style:style style:name="T790" style:family="text">
      <style:text-properties officeooo:rsid="05d9919b"/>
    </style:style>
    <style:style style:name="T791" style:family="text">
      <style:text-properties officeooo:rsid="05d9ae00"/>
    </style:style>
    <style:style style:name="T792" style:family="text">
      <style:text-properties officeooo:rsid="05da9bc7"/>
    </style:style>
    <style:style style:name="T793" style:family="text">
      <style:text-properties officeooo:rsid="05ded9b0"/>
    </style:style>
    <style:style style:name="T794" style:family="text">
      <style:text-properties officeooo:rsid="05e21e94"/>
    </style:style>
    <style:style style:name="T795" style:family="text">
      <style:text-properties officeooo:rsid="05e5817e"/>
    </style:style>
    <style:style style:name="T796" style:family="text">
      <style:text-properties officeooo:rsid="05e91dc6"/>
    </style:style>
    <style:style style:name="T797" style:family="text">
      <style:text-properties officeooo:rsid="05eb1d20"/>
    </style:style>
    <style:style style:name="T798" style:family="text">
      <style:text-properties officeooo:rsid="05ecca6f"/>
    </style:style>
    <style:style style:name="T799" style:family="text">
      <style:text-properties officeooo:rsid="05ee7655"/>
    </style:style>
    <style:style style:name="T800" style:family="text">
      <style:text-properties officeooo:rsid="05ee9b91"/>
    </style:style>
    <style:style style:name="T801" style:family="text">
      <style:text-properties officeooo:rsid="05f09521"/>
    </style:style>
    <style:style style:name="T802" style:family="text">
      <style:text-properties officeooo:rsid="05f77b25"/>
    </style:style>
    <style:style style:name="T803" style:family="text">
      <style:text-properties officeooo:rsid="05f950e7"/>
    </style:style>
    <style:style style:name="T804" style:family="text">
      <style:text-properties officeooo:rsid="05f968d5"/>
    </style:style>
    <style:style style:name="T805" style:family="text">
      <style:text-properties officeooo:rsid="05fbdd3d"/>
    </style:style>
    <style:style style:name="T806" style:family="text">
      <style:text-properties officeooo:rsid="05fccf5d"/>
    </style:style>
    <style:style style:name="T807" style:family="text">
      <style:text-properties officeooo:rsid="05fdefc1"/>
    </style:style>
    <style:style style:name="T808" style:family="text">
      <style:text-properties officeooo:rsid="05fe48c9"/>
    </style:style>
    <style:style style:name="T809" style:family="text">
      <style:text-properties officeooo:rsid="06061169"/>
    </style:style>
    <style:style style:name="T810" style:family="text">
      <style:text-properties officeooo:rsid="0607a5e6"/>
    </style:style>
    <style:style style:name="T811" style:family="text">
      <style:text-properties officeooo:rsid="06082e0a"/>
    </style:style>
    <style:style style:name="T812" style:family="text">
      <style:text-properties officeooo:rsid="06085511"/>
    </style:style>
    <style:style style:name="T813" style:family="text">
      <style:text-properties officeooo:rsid="06089d7f"/>
    </style:style>
    <style:style style:name="T814" style:family="text">
      <style:text-properties officeooo:rsid="060a5749"/>
    </style:style>
    <style:style style:name="T815" style:family="text">
      <style:text-properties officeooo:rsid="060a94c4"/>
    </style:style>
    <style:style style:name="T816" style:family="text">
      <style:text-properties officeooo:rsid="060c60bc"/>
    </style:style>
    <style:style style:name="T817" style:family="text">
      <style:text-properties officeooo:rsid="060e2a74"/>
    </style:style>
    <style:style style:name="T818" style:family="text">
      <style:text-properties officeooo:rsid="0610aa37"/>
    </style:style>
    <style:style style:name="T819" style:family="text">
      <style:text-properties officeooo:rsid="0610e320"/>
    </style:style>
    <style:style style:name="T820" style:family="text">
      <style:text-properties officeooo:rsid="06161907"/>
    </style:style>
    <style:style style:name="T821" style:family="text">
      <style:text-properties officeooo:rsid="0617c46f"/>
    </style:style>
    <style:style style:name="T822" style:family="text">
      <style:text-properties officeooo:rsid="0619628f"/>
    </style:style>
    <style:style style:name="T823" style:family="text">
      <style:text-properties officeooo:rsid="0620da91"/>
    </style:style>
    <style:style style:name="T824" style:family="text">
      <style:text-properties officeooo:rsid="06211a79"/>
    </style:style>
    <style:style style:name="T825" style:family="text">
      <style:text-properties officeooo:rsid="0622bc4b"/>
    </style:style>
    <style:style style:name="T826" style:family="text">
      <style:text-properties officeooo:rsid="0623bf85"/>
    </style:style>
    <style:style style:name="T827" style:family="text">
      <style:text-properties officeooo:rsid="062561f8"/>
    </style:style>
    <style:style style:name="T828" style:family="text">
      <style:text-properties officeooo:rsid="0626a869"/>
    </style:style>
    <style:style style:name="T829" style:family="text">
      <style:text-properties officeooo:rsid="06292ab7"/>
    </style:style>
    <style:style style:name="T830" style:family="text">
      <style:text-properties officeooo:rsid="062aa2f5"/>
    </style:style>
    <style:style style:name="T831" style:family="text">
      <style:text-properties officeooo:rsid="062c3ebd"/>
    </style:style>
    <style:style style:name="T832" style:family="text">
      <style:text-properties officeooo:rsid="062d9ade"/>
    </style:style>
    <style:style style:name="T833" style:family="text">
      <style:text-properties officeooo:rsid="062f6303"/>
    </style:style>
    <style:style style:name="T834" style:family="text">
      <style:text-properties officeooo:rsid="06308679"/>
    </style:style>
    <style:style style:name="T835" style:family="text">
      <style:text-properties officeooo:rsid="0630fe7b"/>
    </style:style>
    <style:style style:name="T836" style:family="text">
      <style:text-properties officeooo:rsid="0631dd7c"/>
    </style:style>
    <style:style style:name="T837" style:family="text">
      <style:text-properties officeooo:rsid="06337fa8"/>
    </style:style>
    <style:style style:name="T838" style:family="text">
      <style:text-properties officeooo:rsid="0635c28e"/>
    </style:style>
    <style:style style:name="T839" style:family="text">
      <style:text-properties officeooo:rsid="063755e8"/>
    </style:style>
    <style:style style:name="T840" style:family="text">
      <style:text-properties officeooo:rsid="06390cc4"/>
    </style:style>
    <style:style style:name="T841" style:family="text">
      <style:text-properties officeooo:rsid="063d0dd7"/>
    </style:style>
    <style:style style:name="T842" style:family="text">
      <style:text-properties officeooo:rsid="063db608"/>
    </style:style>
    <style:style style:name="T843" style:family="text">
      <style:text-properties officeooo:rsid="063df4b2"/>
    </style:style>
    <style:style style:name="T844" style:family="text">
      <style:text-properties officeooo:rsid="063fb66a"/>
    </style:style>
    <style:style style:name="T845" style:family="text">
      <style:text-properties officeooo:rsid="06414cde"/>
    </style:style>
    <style:style style:name="T846" style:family="text">
      <style:text-properties officeooo:rsid="06446810"/>
    </style:style>
    <style:style style:name="T847" style:family="text">
      <style:text-properties officeooo:rsid="064a6d06"/>
    </style:style>
    <style:style style:name="T848" style:family="text">
      <style:text-properties officeooo:rsid="064b9f39"/>
    </style:style>
    <style:style style:name="T849" style:family="text">
      <style:text-properties officeooo:rsid="064eca1d"/>
    </style:style>
    <style:style style:name="T850" style:family="text">
      <style:text-properties officeooo:rsid="0651945e"/>
    </style:style>
    <style:style style:name="T851" style:family="text">
      <style:text-properties officeooo:rsid="06532f36"/>
    </style:style>
    <style:style style:name="T852" style:family="text">
      <style:text-properties officeooo:rsid="0657af93"/>
    </style:style>
    <style:style style:name="T853" style:family="text">
      <style:text-properties officeooo:rsid="0658874c"/>
    </style:style>
    <style:style style:name="T854" style:family="text">
      <style:text-properties officeooo:rsid="065940fa"/>
    </style:style>
    <style:style style:name="T855" style:family="text">
      <style:text-properties officeooo:rsid="065c2515"/>
    </style:style>
    <style:style style:name="T856" style:family="text">
      <style:text-properties officeooo:rsid="065f6bfd"/>
    </style:style>
    <style:style style:name="T857" style:family="text">
      <style:text-properties officeooo:rsid="06601017"/>
    </style:style>
    <style:style style:name="T858" style:family="text">
      <style:text-properties officeooo:rsid="06657030"/>
    </style:style>
    <style:style style:name="T859" style:family="text">
      <style:text-properties officeooo:rsid="06694454"/>
    </style:style>
    <style:style style:name="T860" style:family="text">
      <style:text-properties officeooo:rsid="0669ed38"/>
    </style:style>
    <style:style style:name="T861" style:family="text">
      <style:text-properties officeooo:rsid="066b69c3"/>
    </style:style>
    <style:style style:name="T862" style:family="text">
      <style:text-properties officeooo:rsid="066be0e1"/>
    </style:style>
    <style:style style:name="T863" style:family="text">
      <style:text-properties officeooo:rsid="066ee3e1"/>
    </style:style>
    <style:style style:name="T864" style:family="text">
      <style:text-properties officeooo:rsid="0674f0ab"/>
    </style:style>
    <style:style style:name="T865" style:family="text">
      <style:text-properties officeooo:rsid="0675e9b0"/>
    </style:style>
    <style:style style:name="T866" style:family="text">
      <style:text-properties officeooo:rsid="0676cdb5"/>
    </style:style>
    <style:style style:name="T867" style:family="text">
      <style:text-properties officeooo:rsid="067c0903"/>
    </style:style>
    <style:style style:name="T868" style:family="text">
      <style:text-properties officeooo:rsid="067cb450"/>
    </style:style>
    <style:style style:name="T869" style:family="text">
      <style:text-properties officeooo:rsid="06848d89"/>
    </style:style>
    <style:style style:name="T870" style:family="text">
      <style:text-properties officeooo:rsid="06886827"/>
    </style:style>
    <style:style style:name="T871" style:family="text">
      <style:text-properties officeooo:rsid="0689e0fd"/>
    </style:style>
    <style:style style:name="T872" style:family="text">
      <style:text-properties officeooo:rsid="068a1951"/>
    </style:style>
    <style:style style:name="T873" style:family="text">
      <style:text-properties officeooo:rsid="068fdb3e"/>
    </style:style>
    <style:style style:name="T874" style:family="text">
      <style:text-properties officeooo:rsid="0691992e"/>
    </style:style>
    <style:style style:name="T875" style:family="text">
      <style:text-properties officeooo:rsid="0691f29d"/>
    </style:style>
    <style:style style:name="T876" style:family="text">
      <style:text-properties officeooo:rsid="06921c91"/>
    </style:style>
    <style:style style:name="T877" style:family="text">
      <style:text-properties officeooo:rsid="0693ca00"/>
    </style:style>
    <style:style style:name="T878" style:family="text">
      <style:text-properties officeooo:rsid="06958a99"/>
    </style:style>
    <style:style style:name="T879" style:family="text">
      <style:text-properties officeooo:rsid="069774bd"/>
    </style:style>
    <style:style style:name="T880" style:family="text">
      <style:text-properties officeooo:rsid="0697ddbc"/>
    </style:style>
    <style:style style:name="T881" style:family="text">
      <style:text-properties officeooo:rsid="069aab83"/>
    </style:style>
    <style:style style:name="T882" style:family="text">
      <style:text-properties officeooo:rsid="069b66dd"/>
    </style:style>
    <style:style style:name="T883" style:family="text">
      <style:text-properties officeooo:rsid="069e60c3"/>
    </style:style>
    <style:style style:name="T884" style:family="text">
      <style:text-properties officeooo:rsid="069ed06f"/>
    </style:style>
    <style:style style:name="T885" style:family="text">
      <style:text-properties officeooo:rsid="069fd3a9"/>
    </style:style>
    <style:style style:name="T886" style:family="text">
      <style:text-properties officeooo:rsid="069fd9a0"/>
    </style:style>
    <style:style style:name="T887" style:family="text">
      <style:text-properties officeooo:rsid="06a0603c"/>
    </style:style>
    <style:style style:name="T888" style:family="text">
      <style:text-properties officeooo:rsid="06a1977c"/>
    </style:style>
    <style:style style:name="T889" style:family="text">
      <style:text-properties officeooo:rsid="06ae9655"/>
    </style:style>
    <style:style style:name="T890" style:family="text">
      <style:text-properties officeooo:rsid="06b0a017"/>
    </style:style>
    <style:style style:name="T891" style:family="text">
      <style:text-properties officeooo:rsid="06b702e3"/>
    </style:style>
    <style:style style:name="T892" style:family="text">
      <style:text-properties officeooo:rsid="06b77e32"/>
    </style:style>
    <style:style style:name="T893" style:family="text">
      <style:text-properties officeooo:rsid="06bcf9b3"/>
    </style:style>
    <style:style style:name="T894" style:family="text">
      <style:text-properties officeooo:rsid="06c0970f"/>
    </style:style>
    <style:style style:name="T895" style:family="text">
      <style:text-properties officeooo:rsid="06c2004e"/>
    </style:style>
    <style:style style:name="T896" style:family="text">
      <style:text-properties officeooo:rsid="06c2c3c1"/>
    </style:style>
    <style:style style:name="T897" style:family="text">
      <style:text-properties officeooo:rsid="06c3b828"/>
    </style:style>
    <style:style style:name="T898" style:family="text">
      <style:text-properties officeooo:rsid="06c4e34b"/>
    </style:style>
    <style:style style:name="T899" style:family="text">
      <style:text-properties officeooo:rsid="06c65c13"/>
    </style:style>
    <style:style style:name="T900" style:family="text">
      <style:text-properties officeooo:rsid="06c7b61c"/>
    </style:style>
    <style:style style:name="T901" style:family="text">
      <style:text-properties officeooo:rsid="06cdf422"/>
    </style:style>
    <style:style style:name="T902" style:family="text">
      <style:text-properties officeooo:rsid="06ff1797"/>
    </style:style>
    <style:style style:name="T903" style:family="text">
      <style:text-properties officeooo:rsid="07007086"/>
    </style:style>
    <style:style style:name="T904" style:family="text">
      <style:text-properties officeooo:rsid="07040084"/>
    </style:style>
    <style:style style:name="T905" style:family="text">
      <style:text-properties officeooo:rsid="070b7aa6"/>
    </style:style>
    <style:style style:name="T906" style:family="text">
      <style:text-properties officeooo:rsid="070c8560"/>
    </style:style>
    <style:style style:name="T907" style:family="text">
      <style:text-properties officeooo:rsid="070e0fed"/>
    </style:style>
    <style:style style:name="T908" style:family="text">
      <style:text-properties officeooo:rsid="0713bb26"/>
    </style:style>
    <style:style style:name="T909" style:family="text">
      <style:text-properties officeooo:rsid="0713e635"/>
    </style:style>
    <style:style style:name="T910" style:family="text">
      <style:text-properties officeooo:rsid="0715d81a"/>
    </style:style>
    <style:style style:name="T911" style:family="text">
      <style:text-properties officeooo:rsid="0717abe7"/>
    </style:style>
    <style:style style:name="T912" style:family="text">
      <style:text-properties officeooo:rsid="07198ca7"/>
    </style:style>
    <style:style style:name="T913" style:family="text">
      <style:text-properties officeooo:rsid="071a8ff1"/>
    </style:style>
    <style:style style:name="T914" style:family="text">
      <style:text-properties officeooo:rsid="071aebb4"/>
    </style:style>
    <style:style style:name="T915" style:family="text">
      <style:text-properties officeooo:rsid="0729446b"/>
    </style:style>
    <style:style style:name="T916" style:family="text">
      <style:text-properties officeooo:rsid="072c5675"/>
    </style:style>
    <style:style style:name="T917" style:family="text">
      <style:text-properties officeooo:rsid="0732c275"/>
    </style:style>
    <style:style style:name="T918" style:family="text">
      <style:text-properties officeooo:rsid="073494c3"/>
    </style:style>
    <style:style style:name="T919" style:family="text">
      <style:text-properties officeooo:rsid="07367412"/>
    </style:style>
    <style:style style:name="T920" style:family="text">
      <style:text-properties officeooo:rsid="073830bb"/>
    </style:style>
    <style:style style:name="T921" style:family="text">
      <style:text-properties officeooo:rsid="0738a80e"/>
    </style:style>
    <style:style style:name="T922" style:family="text">
      <style:text-properties officeooo:rsid="07394942"/>
    </style:style>
    <style:style style:name="T923" style:family="text">
      <style:text-properties officeooo:rsid="073a99a2"/>
    </style:style>
    <style:style style:name="T924" style:family="text">
      <style:text-properties officeooo:rsid="073eb1b8"/>
    </style:style>
    <style:style style:name="T925" style:family="text">
      <style:text-properties officeooo:rsid="073f9e6e"/>
    </style:style>
    <style:style style:name="T926" style:family="text">
      <style:text-properties officeooo:rsid="0740e71b"/>
    </style:style>
    <style:style style:name="T927" style:family="text">
      <style:text-properties officeooo:rsid="07491c05"/>
    </style:style>
    <style:style style:name="T928" style:family="text">
      <style:text-properties officeooo:rsid="074aa4c2"/>
    </style:style>
    <style:style style:name="T929" style:family="text">
      <style:text-properties officeooo:rsid="074ed2b5"/>
    </style:style>
    <style:style style:name="T930" style:family="text">
      <style:text-properties officeooo:rsid="0750694a"/>
    </style:style>
    <style:style style:name="T931" style:family="text">
      <style:text-properties officeooo:rsid="0755b7af"/>
    </style:style>
    <style:style style:name="T932" style:family="text">
      <style:text-properties officeooo:rsid="07568ced"/>
    </style:style>
    <style:style style:name="T933" style:family="text">
      <style:text-properties officeooo:rsid="075bed7f"/>
    </style:style>
    <style:style style:name="T934" style:family="text">
      <style:text-properties officeooo:rsid="075efa8e"/>
    </style:style>
    <style:style style:name="T935" style:family="text">
      <style:text-properties officeooo:rsid="076089b4"/>
    </style:style>
    <style:style style:name="T936" style:family="text">
      <style:text-properties officeooo:rsid="07610315"/>
    </style:style>
    <style:style style:name="T937" style:family="text">
      <style:text-properties officeooo:rsid="0761d3e6"/>
    </style:style>
    <style:style style:name="T938" style:family="text">
      <style:text-properties officeooo:rsid="0763cec2"/>
    </style:style>
    <style:style style:name="T939" style:family="text">
      <style:text-properties officeooo:rsid="076a5d39"/>
    </style:style>
    <style:style style:name="T940" style:family="text">
      <style:text-properties officeooo:rsid="076a9921"/>
    </style:style>
    <style:style style:name="T941" style:family="text">
      <style:text-properties officeooo:rsid="076c6362"/>
    </style:style>
    <style:style style:name="T942" style:family="text">
      <style:text-properties officeooo:rsid="076da4af"/>
    </style:style>
    <style:style style:name="T943" style:family="text">
      <style:text-properties officeooo:rsid="076e0542"/>
    </style:style>
    <style:style style:name="T944" style:family="text">
      <style:text-properties officeooo:rsid="076f2c48"/>
    </style:style>
    <style:style style:name="T945" style:family="text">
      <style:text-properties officeooo:rsid="0770642c"/>
    </style:style>
    <style:style style:name="T946" style:family="text">
      <style:text-properties officeooo:rsid="077356bc"/>
    </style:style>
    <style:style style:name="T947" style:family="text">
      <style:text-properties officeooo:rsid="077bab06"/>
    </style:style>
    <style:style style:name="T948" style:family="text">
      <style:text-properties officeooo:rsid="078377e4"/>
    </style:style>
    <style:style style:name="T949" style:family="text">
      <style:text-properties officeooo:rsid="078620bc"/>
    </style:style>
    <style:style style:name="T950" style:family="text">
      <style:text-properties officeooo:rsid="078b8574"/>
    </style:style>
    <style:style style:name="T951" style:family="text">
      <style:text-properties officeooo:rsid="078e9334"/>
    </style:style>
    <style:style style:name="T952" style:family="text">
      <style:text-properties officeooo:rsid="078f7d25"/>
    </style:style>
    <style:style style:name="T953" style:family="text">
      <style:text-properties officeooo:rsid="07901bc6"/>
    </style:style>
    <style:style style:name="T954" style:family="text">
      <style:text-properties officeooo:rsid="07924f3c"/>
    </style:style>
    <style:style style:name="T955" style:family="text">
      <style:text-properties officeooo:rsid="07938dea"/>
    </style:style>
    <style:style style:name="T956" style:family="text">
      <style:text-properties officeooo:rsid="0794498b"/>
    </style:style>
    <style:style style:name="T957" style:family="text">
      <style:text-properties officeooo:rsid="079610bc"/>
    </style:style>
    <style:style style:name="T958" style:family="text">
      <style:text-properties officeooo:rsid="07991005"/>
    </style:style>
    <style:style style:name="T959" style:family="text">
      <style:text-properties officeooo:rsid="0799c6f0"/>
    </style:style>
    <style:style style:name="T960" style:family="text">
      <style:text-properties officeooo:rsid="079a3a1a"/>
    </style:style>
    <style:style style:name="T961" style:family="text">
      <style:text-properties officeooo:rsid="079b9b0e"/>
    </style:style>
    <style:style style:name="T962" style:family="text">
      <style:text-properties officeooo:rsid="079fba82"/>
    </style:style>
    <style:style style:name="T963" style:family="text">
      <style:text-properties officeooo:rsid="07a06956"/>
    </style:style>
    <style:style style:name="T964" style:family="text">
      <style:text-properties officeooo:rsid="07a2cae1"/>
    </style:style>
    <style:style style:name="T965" style:family="text">
      <style:text-properties officeooo:rsid="07a3758f"/>
    </style:style>
    <style:style style:name="T966" style:family="text">
      <style:text-properties officeooo:rsid="07a407e9"/>
    </style:style>
    <style:style style:name="T967" style:family="text">
      <style:text-properties officeooo:rsid="07a4da81"/>
    </style:style>
    <style:style style:name="T968" style:family="text">
      <style:text-properties officeooo:rsid="07a4effa"/>
    </style:style>
    <style:style style:name="T969" style:family="text">
      <style:text-properties officeooo:rsid="07a9ca1a"/>
    </style:style>
    <style:style style:name="T970" style:family="text">
      <style:text-properties officeooo:rsid="07ab89d7"/>
    </style:style>
    <style:style style:name="T971" style:family="text">
      <style:text-properties officeooo:rsid="07af8e8a"/>
    </style:style>
    <style:style style:name="T972" style:family="text">
      <style:text-properties officeooo:rsid="07b293a2"/>
    </style:style>
    <style:style style:name="T973" style:family="text">
      <style:text-properties officeooo:rsid="07b2b209"/>
    </style:style>
    <style:style style:name="T974" style:family="text">
      <style:text-properties officeooo:rsid="07b4797f"/>
    </style:style>
    <style:style style:name="T975" style:family="text">
      <style:text-properties officeooo:rsid="07b73ae9"/>
    </style:style>
    <style:style style:name="T976" style:family="text">
      <style:text-properties officeooo:rsid="07b8fafb"/>
    </style:style>
    <style:style style:name="T977" style:family="text">
      <style:text-properties officeooo:rsid="07c6c255"/>
    </style:style>
    <style:style style:name="T978" style:family="text">
      <style:text-properties officeooo:rsid="07c94c12"/>
    </style:style>
    <style:style style:name="T979" style:family="text">
      <style:text-properties officeooo:rsid="07ce2638"/>
    </style:style>
    <style:style style:name="T980" style:family="text">
      <style:text-properties officeooo:rsid="07d0bf51"/>
    </style:style>
    <style:style style:name="T981" style:family="text">
      <style:text-properties officeooo:rsid="07d2de13"/>
    </style:style>
    <style:style style:name="T982" style:family="text">
      <style:text-properties officeooo:rsid="07d341a6"/>
    </style:style>
    <style:style style:name="T983" style:family="text">
      <style:text-properties officeooo:rsid="07d45449"/>
    </style:style>
    <style:style style:name="T984" style:family="text">
      <style:text-properties officeooo:rsid="07d7363d"/>
    </style:style>
    <style:style style:name="T985" style:family="text">
      <style:text-properties officeooo:rsid="07d93b55"/>
    </style:style>
    <style:style style:name="T986" style:family="text">
      <style:text-properties officeooo:rsid="07d9e172"/>
    </style:style>
    <style:style style:name="T987" style:family="text">
      <style:text-properties officeooo:rsid="07db5650"/>
    </style:style>
    <style:style style:name="T988" style:family="text">
      <style:text-properties officeooo:rsid="07df750a"/>
    </style:style>
    <style:style style:name="T989" style:family="text">
      <style:text-properties officeooo:rsid="07e1542a"/>
    </style:style>
    <style:style style:name="T990" style:family="text">
      <style:text-properties officeooo:rsid="07e5fecc"/>
    </style:style>
    <style:style style:name="T991" style:family="text">
      <style:text-properties officeooo:rsid="07e784cc"/>
    </style:style>
    <style:style style:name="T992" style:family="text">
      <style:text-properties officeooo:rsid="07eb2e35"/>
    </style:style>
    <style:style style:name="T993" style:family="text">
      <style:text-properties officeooo:rsid="07eba8c4"/>
    </style:style>
    <style:style style:name="T994" style:family="text">
      <style:text-properties officeooo:rsid="07ee333b"/>
    </style:style>
    <style:style style:name="T995" style:family="text">
      <style:text-properties officeooo:rsid="07f17f91"/>
    </style:style>
    <style:style style:name="T996" style:family="text">
      <style:text-properties officeooo:rsid="07f3442a"/>
    </style:style>
    <style:style style:name="T997" style:family="text">
      <style:text-properties officeooo:rsid="07f34724"/>
    </style:style>
    <style:style style:name="T998" style:family="text">
      <style:text-properties officeooo:rsid="07f543e4"/>
    </style:style>
    <style:style style:name="T999" style:family="text">
      <style:text-properties officeooo:rsid="07f6422e"/>
    </style:style>
    <style:style style:name="T1000" style:family="text">
      <style:text-properties officeooo:rsid="07f76f82"/>
    </style:style>
    <style:style style:name="T1001" style:family="text">
      <style:text-properties officeooo:rsid="07f7d268"/>
    </style:style>
    <style:style style:name="T1002" style:family="text">
      <style:text-properties officeooo:rsid="07f97342"/>
    </style:style>
    <style:style style:name="T1003" style:family="text">
      <style:text-properties officeooo:rsid="07fa4f3f"/>
    </style:style>
    <style:style style:name="T1004" style:family="text">
      <style:text-properties officeooo:rsid="08074775"/>
    </style:style>
    <style:style style:name="T1005" style:family="text">
      <style:text-properties officeooo:rsid="08145463"/>
    </style:style>
    <style:style style:name="T1006" style:family="text">
      <style:text-properties officeooo:rsid="0816fbc7"/>
    </style:style>
    <style:style style:name="T1007" style:family="text">
      <style:text-properties officeooo:rsid="081b7d41"/>
    </style:style>
    <style:style style:name="T1008" style:family="text">
      <style:text-properties officeooo:rsid="081c348e"/>
    </style:style>
    <style:style style:name="T1009" style:family="text">
      <style:text-properties officeooo:rsid="081cc3f2"/>
    </style:style>
    <style:style style:name="T1010" style:family="text">
      <style:text-properties officeooo:rsid="081ccaa1"/>
    </style:style>
    <style:style style:name="T1011" style:family="text">
      <style:text-properties officeooo:rsid="081d6b41"/>
    </style:style>
    <style:style style:name="T1012" style:family="text">
      <style:text-properties officeooo:rsid="081f29e4"/>
    </style:style>
    <style:style style:name="T1013" style:family="text">
      <style:text-properties officeooo:rsid="08203751"/>
    </style:style>
    <style:style style:name="T1014" style:family="text">
      <style:text-properties officeooo:rsid="0825bc1e"/>
    </style:style>
    <style:style style:name="T1015" style:family="text">
      <style:text-properties officeooo:rsid="08266bb5"/>
    </style:style>
    <style:style style:name="T1016" style:family="text">
      <style:text-properties officeooo:rsid="0836b55d"/>
    </style:style>
    <style:style style:name="T1017" style:family="text">
      <style:text-properties officeooo:rsid="083ec294"/>
    </style:style>
    <style:style style:name="T1018" style:family="text">
      <style:text-properties officeooo:rsid="08419dfd"/>
    </style:style>
    <style:style style:name="T1019" style:family="text">
      <style:text-properties officeooo:rsid="0842e924"/>
    </style:style>
    <style:style style:name="T1020" style:family="text">
      <style:text-properties officeooo:rsid="08442a3b"/>
    </style:style>
    <style:style style:name="T1021" style:family="text">
      <style:text-properties officeooo:rsid="0848831a"/>
    </style:style>
    <style:style style:name="T1022" style:family="text">
      <style:text-properties officeooo:rsid="08621683"/>
    </style:style>
    <style:style style:name="T1023" style:family="text">
      <style:text-properties officeooo:rsid="08634017"/>
    </style:style>
    <style:style style:name="T1024" style:family="text">
      <style:text-properties officeooo:rsid="08657f2f"/>
    </style:style>
    <style:style style:name="T1025" style:family="text">
      <style:text-properties officeooo:rsid="086865fb"/>
    </style:style>
    <style:style style:name="T1026" style:family="text">
      <style:text-properties officeooo:rsid="086a51cc"/>
    </style:style>
    <style:style style:name="T1027" style:family="text">
      <style:text-properties officeooo:rsid="086d1e03"/>
    </style:style>
    <style:style style:name="T1028" style:family="text">
      <style:text-properties officeooo:rsid="086d772f"/>
    </style:style>
    <style:style style:name="T1029" style:family="text">
      <style:text-properties officeooo:rsid="086ff947"/>
    </style:style>
    <style:style style:name="T1030" style:family="text">
      <style:text-properties officeooo:rsid="0870523f"/>
    </style:style>
    <style:style style:name="T1031" style:family="text">
      <style:text-properties officeooo:rsid="087a9899"/>
    </style:style>
    <style:style style:name="T1032" style:family="text">
      <style:text-properties officeooo:rsid="087e7696"/>
    </style:style>
    <style:style style:name="T1033" style:family="text">
      <style:text-properties officeooo:rsid="087e8eaa"/>
    </style:style>
    <style:style style:name="T1034" style:family="text">
      <style:text-properties officeooo:rsid="0891be24"/>
    </style:style>
    <style:style style:name="T1035" style:family="text">
      <style:text-properties officeooo:rsid="08935cf8"/>
    </style:style>
    <style:style style:name="T1036" style:family="text">
      <style:text-properties officeooo:rsid="0893e65e"/>
    </style:style>
    <style:style style:name="T1037" style:family="text">
      <style:text-properties officeooo:rsid="089714d0"/>
    </style:style>
    <style:style style:name="T1038" style:family="text">
      <style:text-properties officeooo:rsid="0898785f"/>
    </style:style>
    <style:style style:name="T1039" style:family="text">
      <style:text-properties officeooo:rsid="08996104"/>
    </style:style>
    <style:style style:name="T1040" style:family="text">
      <style:text-properties officeooo:rsid="089aece4"/>
    </style:style>
    <style:style style:name="T1041" style:family="text">
      <style:text-properties officeooo:rsid="089e9f9e"/>
    </style:style>
    <style:style style:name="T1042" style:family="text">
      <style:text-properties officeooo:rsid="08ad1d16"/>
    </style:style>
    <style:style style:name="T1043" style:family="text">
      <style:text-properties officeooo:rsid="08ae28f6"/>
    </style:style>
    <style:style style:name="T1044" style:family="text">
      <style:text-properties officeooo:rsid="08b11903"/>
    </style:style>
    <style:style style:name="T1045" style:family="text">
      <style:text-properties officeooo:rsid="08b56740"/>
    </style:style>
    <style:style style:name="T1046" style:family="text">
      <style:text-properties officeooo:rsid="08b6833c"/>
    </style:style>
    <style:style style:name="T1047" style:family="text">
      <style:text-properties officeooo:rsid="08c15c09"/>
    </style:style>
    <style:style style:name="T1048" style:family="text">
      <style:text-properties officeooo:rsid="08e34050"/>
    </style:style>
    <style:style style:name="T1049" style:family="text">
      <style:text-properties officeooo:rsid="08e93c61"/>
    </style:style>
    <style:style style:name="T1050" style:family="text">
      <style:text-properties officeooo:rsid="08ea454f"/>
    </style:style>
    <style:style style:name="T1051" style:family="text">
      <style:text-properties officeooo:rsid="08ec92ab"/>
    </style:style>
    <style:style style:name="T1052" style:family="text">
      <style:text-properties officeooo:rsid="08ed71f8"/>
    </style:style>
    <style:style style:name="T1053" style:family="text">
      <style:text-properties officeooo:rsid="08ef0057"/>
    </style:style>
    <style:style style:name="T1054" style:family="text">
      <style:text-properties officeooo:rsid="08efe3bf"/>
    </style:style>
    <style:style style:name="T1055" style:family="text">
      <style:text-properties officeooo:rsid="08f501fc"/>
    </style:style>
    <style:style style:name="T1056" style:family="text">
      <style:text-properties officeooo:rsid="08f917c3"/>
    </style:style>
    <style:style style:name="T1057" style:family="text">
      <style:text-properties officeooo:rsid="08fdae02"/>
    </style:style>
    <style:style style:name="T1058" style:family="text">
      <style:text-properties officeooo:rsid="08ff7284"/>
    </style:style>
    <style:style style:name="T1059" style:family="text">
      <style:text-properties officeooo:rsid="09067cb3"/>
    </style:style>
    <style:style style:name="T1060" style:family="text">
      <style:text-properties officeooo:rsid="090961ef"/>
    </style:style>
    <style:style style:name="T1061" style:family="text">
      <style:text-properties officeooo:rsid="090aa1d6"/>
    </style:style>
    <style:style style:name="T1062" style:family="text">
      <style:text-properties officeooo:rsid="09180b82"/>
    </style:style>
    <style:style style:name="T1063" style:family="text">
      <style:text-properties officeooo:rsid="09181058"/>
    </style:style>
    <style:style style:name="T1064" style:family="text">
      <style:text-properties officeooo:rsid="0919fc68"/>
    </style:style>
    <style:style style:name="T1065" style:family="text">
      <style:text-properties officeooo:rsid="091af3b8"/>
    </style:style>
    <style:style style:name="T1066" style:family="text">
      <style:text-properties officeooo:rsid="091d277c"/>
    </style:style>
    <style:style style:name="T1067" style:family="text">
      <style:text-properties officeooo:rsid="091d69c5"/>
    </style:style>
    <style:style style:name="T1068" style:family="text">
      <style:text-properties officeooo:rsid="091f66a7"/>
    </style:style>
    <style:style style:name="T1069" style:family="text">
      <style:text-properties officeooo:rsid="09215159"/>
    </style:style>
    <style:style style:name="T1070" style:family="text">
      <style:text-properties officeooo:rsid="0923349d"/>
    </style:style>
    <style:style style:name="T1071" style:family="text">
      <style:text-properties officeooo:rsid="0923430d"/>
    </style:style>
    <style:style style:name="T1072" style:family="text">
      <style:text-properties officeooo:rsid="0924e836"/>
    </style:style>
    <style:style style:name="T1073" style:family="text">
      <style:text-properties officeooo:rsid="092510eb"/>
    </style:style>
    <style:style style:name="T1074" style:family="text">
      <style:text-properties officeooo:rsid="092a1fc2"/>
    </style:style>
    <style:style style:name="T1075" style:family="text">
      <style:text-properties officeooo:rsid="092becf9"/>
    </style:style>
    <style:style style:name="T1076" style:family="text">
      <style:text-properties officeooo:rsid="092daecd"/>
    </style:style>
    <style:style style:name="T1077" style:family="text">
      <style:text-properties officeooo:rsid="092f8251"/>
    </style:style>
    <style:style style:name="T1078" style:family="text">
      <style:text-properties officeooo:rsid="093145c4"/>
    </style:style>
    <style:style style:name="T1079" style:family="text">
      <style:text-properties officeooo:rsid="0933ab98"/>
    </style:style>
    <style:style style:name="T1080" style:family="text">
      <style:text-properties officeooo:rsid="0934c686"/>
    </style:style>
    <style:style style:name="T1081" style:family="text">
      <style:text-properties officeooo:rsid="0936b424"/>
    </style:style>
    <style:style style:name="T1082" style:family="text">
      <style:text-properties officeooo:rsid="093ab617"/>
    </style:style>
    <style:style style:name="T1083" style:family="text">
      <style:text-properties officeooo:rsid="093d8f09"/>
    </style:style>
    <style:style style:name="T1084" style:family="text">
      <style:text-properties officeooo:rsid="093e3d24"/>
    </style:style>
    <style:style style:name="T1085" style:family="text">
      <style:text-properties officeooo:rsid="094302a0"/>
    </style:style>
    <style:style style:name="T1086" style:family="text">
      <style:text-properties officeooo:rsid="0944d183"/>
    </style:style>
    <style:style style:name="T1087" style:family="text">
      <style:text-properties officeooo:rsid="0947dc52"/>
    </style:style>
    <style:style style:name="T1088" style:family="text">
      <style:text-properties officeooo:rsid="0949a6de"/>
    </style:style>
    <style:style style:name="T1089" style:family="text">
      <style:text-properties officeooo:rsid="094b1e41"/>
    </style:style>
    <style:style style:name="T1090" style:family="text">
      <style:text-properties officeooo:rsid="094c9ff0"/>
    </style:style>
    <style:style style:name="T1091" style:family="text">
      <style:text-properties officeooo:rsid="094d1d7e"/>
    </style:style>
    <style:style style:name="T1092" style:family="text">
      <style:text-properties officeooo:rsid="094dcfb3"/>
    </style:style>
    <style:style style:name="T1093" style:family="text">
      <style:text-properties officeooo:rsid="094e719c"/>
    </style:style>
    <style:style style:name="T1094" style:family="text">
      <style:text-properties officeooo:rsid="074d8687"/>
    </style:style>
    <style:style style:name="T1095" style:family="text">
      <style:text-properties officeooo:rsid="0958bd0c"/>
    </style:style>
    <style:style style:name="T1096" style:family="text">
      <style:text-properties officeooo:rsid="095bb0ef"/>
    </style:style>
    <style:style style:name="T1097" style:family="text">
      <style:text-properties officeooo:rsid="095c53ff"/>
    </style:style>
    <style:style style:name="T1098" style:family="text">
      <style:text-properties officeooo:rsid="095df6e1"/>
    </style:style>
    <style:style style:name="T1099" style:family="text">
      <style:text-properties officeooo:rsid="095fc621"/>
    </style:style>
    <style:style style:name="T1100" style:family="text">
      <style:text-properties officeooo:rsid="096078f8"/>
    </style:style>
    <style:style style:name="T1101" style:family="text">
      <style:text-properties officeooo:rsid="096209ad"/>
    </style:style>
    <style:style style:name="T1102" style:family="text">
      <style:text-properties officeooo:rsid="09658237"/>
    </style:style>
    <style:style style:name="T1103" style:family="text">
      <style:text-properties officeooo:rsid="096bd4b0"/>
    </style:style>
    <style:style style:name="T1104" style:family="text">
      <style:text-properties officeooo:rsid="096ea692"/>
    </style:style>
    <style:style style:name="T1105" style:family="text">
      <style:text-properties officeooo:rsid="096fd9ed"/>
    </style:style>
    <style:style style:name="T1106" style:family="text">
      <style:text-properties officeooo:rsid="0972b329"/>
    </style:style>
    <style:style style:name="T1107" style:family="text">
      <style:text-properties officeooo:rsid="09736aac"/>
    </style:style>
    <style:style style:name="T1108" style:family="text">
      <style:text-properties officeooo:rsid="098211a0"/>
    </style:style>
    <style:style style:name="T1109" style:family="text">
      <style:text-properties officeooo:rsid="098bd85c"/>
    </style:style>
    <style:style style:name="T1110" style:family="text">
      <style:text-properties officeooo:rsid="09910b55"/>
    </style:style>
    <style:style style:name="T1111" style:family="text">
      <style:text-properties officeooo:rsid="09951451"/>
    </style:style>
    <style:style style:name="T1112" style:family="text">
      <style:text-properties officeooo:rsid="0996e05a"/>
    </style:style>
    <style:style style:name="T1113" style:family="text">
      <style:text-properties officeooo:rsid="099a0dca"/>
    </style:style>
    <style:style style:name="T1114" style:family="text">
      <style:text-properties officeooo:rsid="09a1a966"/>
    </style:style>
    <style:style style:name="T1115" style:family="text">
      <style:text-properties officeooo:rsid="09a29e41"/>
    </style:style>
    <style:style style:name="T1116" style:family="text">
      <style:text-properties officeooo:rsid="09a3b482"/>
    </style:style>
    <style:style style:name="T1117" style:family="text">
      <style:text-properties officeooo:rsid="09a5296f"/>
    </style:style>
    <style:style style:name="T1118" style:family="text">
      <style:text-properties officeooo:rsid="09a74312"/>
    </style:style>
    <style:style style:name="T1119" style:family="text">
      <style:text-properties officeooo:rsid="09a7cf51"/>
    </style:style>
    <style:style style:name="T1120" style:family="text">
      <style:text-properties officeooo:rsid="09ac8b3d"/>
    </style:style>
    <style:style style:name="T1121" style:family="text">
      <style:text-properties officeooo:rsid="09ae5218"/>
    </style:style>
    <style:style style:name="T1122" style:family="text">
      <style:text-properties officeooo:rsid="09afd36a"/>
    </style:style>
    <style:style style:name="T1123" style:family="text">
      <style:text-properties officeooo:rsid="09b9531b"/>
    </style:style>
    <style:style style:name="T1124" style:family="text">
      <style:text-properties officeooo:rsid="09bb4ba7"/>
    </style:style>
    <style:style style:name="T1125" style:family="text">
      <style:text-properties officeooo:rsid="09bd0745"/>
    </style:style>
    <style:style style:name="T1126" style:family="text">
      <style:text-properties officeooo:rsid="09be9a58"/>
    </style:style>
    <style:style style:name="T1127" style:family="text">
      <style:text-properties officeooo:rsid="09c1a372"/>
    </style:style>
    <style:style style:name="T1128" style:family="text">
      <style:text-properties officeooo:rsid="09c42b3a"/>
    </style:style>
    <style:style style:name="T1129" style:family="text">
      <style:text-properties officeooo:rsid="09c43526"/>
    </style:style>
    <style:style style:name="T1130" style:family="text">
      <style:text-properties officeooo:rsid="09c92027"/>
    </style:style>
    <style:style style:name="T1131" style:family="text">
      <style:text-properties officeooo:rsid="09cc57ae"/>
    </style:style>
    <style:style style:name="T1132" style:family="text">
      <style:text-properties officeooo:rsid="09cfb772"/>
    </style:style>
    <style:style style:name="T1133" style:family="text">
      <style:text-properties officeooo:rsid="09d10afe"/>
    </style:style>
    <style:style style:name="T1134" style:family="text">
      <style:text-properties officeooo:rsid="09d37056"/>
    </style:style>
    <style:style style:name="T1135" style:family="text">
      <style:text-properties officeooo:rsid="09da3822"/>
    </style:style>
    <style:style style:name="T1136" style:family="text">
      <style:text-properties officeooo:rsid="09eb15e8"/>
    </style:style>
    <style:style style:name="T1137" style:family="text">
      <style:text-properties officeooo:rsid="09ebbdb3"/>
    </style:style>
    <style:style style:name="T1138" style:family="text">
      <style:text-properties officeooo:rsid="09ebceb5"/>
    </style:style>
    <style:style style:name="T1139" style:family="text">
      <style:text-properties officeooo:rsid="09edb259"/>
    </style:style>
    <style:style style:name="T1140" style:family="text">
      <style:text-properties officeooo:rsid="09edfe33"/>
    </style:style>
    <style:style style:name="T1141" style:family="text">
      <style:text-properties officeooo:rsid="09ef0ce2"/>
    </style:style>
    <style:style style:name="T1142" style:family="text">
      <style:text-properties officeooo:rsid="09f23648"/>
    </style:style>
    <style:style style:name="T1143" style:family="text">
      <style:text-properties officeooo:rsid="09f60542"/>
    </style:style>
    <style:style style:name="T1144" style:family="text">
      <style:text-properties officeooo:rsid="09f84957"/>
    </style:style>
    <style:style style:name="T1145" style:family="text">
      <style:text-properties officeooo:rsid="09fdbe55"/>
    </style:style>
    <style:style style:name="T1146" style:family="text">
      <style:text-properties officeooo:rsid="09ffb780"/>
    </style:style>
    <style:style style:name="T1147" style:family="text">
      <style:text-properties officeooo:rsid="0a010528"/>
    </style:style>
    <style:style style:name="T1148" style:family="text">
      <style:text-properties officeooo:rsid="0a01bb0e"/>
    </style:style>
    <style:style style:name="T1149" style:family="text">
      <style:text-properties officeooo:rsid="0a04f5bb"/>
    </style:style>
    <style:style style:name="T1150" style:family="text">
      <style:text-properties officeooo:rsid="0a0d3f82"/>
    </style:style>
    <style:style style:name="T1151" style:family="text">
      <style:text-properties officeooo:rsid="0a10f87b"/>
    </style:style>
    <style:style style:name="T1152" style:family="text">
      <style:text-properties officeooo:rsid="0a172557"/>
    </style:style>
    <style:style style:name="T1153" style:family="text">
      <style:text-properties officeooo:rsid="0a1d6444"/>
    </style:style>
    <style:style style:name="T1154" style:family="text">
      <style:text-properties officeooo:rsid="0a1e7755"/>
    </style:style>
    <style:style style:name="T1155" style:family="text">
      <style:text-properties officeooo:rsid="0a1f11bc"/>
    </style:style>
    <style:style style:name="T1156" style:family="text">
      <style:text-properties officeooo:rsid="0a205408"/>
    </style:style>
    <style:style style:name="T1157" style:family="text">
      <style:text-properties officeooo:rsid="0a223ac6"/>
    </style:style>
    <style:style style:name="T1158" style:family="text">
      <style:text-properties officeooo:rsid="0a2f833b"/>
    </style:style>
    <style:style style:name="T1159" style:family="text">
      <style:text-properties officeooo:rsid="0a30fc64"/>
    </style:style>
    <style:style style:name="T1160" style:family="text">
      <style:text-properties officeooo:rsid="0a32d474"/>
    </style:style>
    <style:style style:name="T1161" style:family="text">
      <style:text-properties officeooo:rsid="0a34dd38"/>
    </style:style>
    <style:style style:name="T1162" style:family="text">
      <style:text-properties officeooo:rsid="0a39ed49"/>
    </style:style>
    <style:style style:name="T1163" style:family="text">
      <style:text-properties officeooo:rsid="0a3a76d4"/>
    </style:style>
    <style:style style:name="T1164" style:family="text">
      <style:text-properties officeooo:rsid="0a3bd615"/>
    </style:style>
    <style:style style:name="T1165" style:family="text">
      <style:text-properties officeooo:rsid="0a3c58f2"/>
    </style:style>
    <style:style style:name="T1166" style:family="text">
      <style:text-properties officeooo:rsid="0a3e5658"/>
    </style:style>
    <style:style style:name="T1167" style:family="text">
      <style:text-properties officeooo:rsid="0a41617e"/>
    </style:style>
    <style:style style:name="T1168" style:family="text">
      <style:text-properties officeooo:rsid="0a54f0f5"/>
    </style:style>
    <style:style style:name="T1169" style:family="text">
      <style:text-properties officeooo:rsid="0a55c97d"/>
    </style:style>
    <style:style style:name="T1170" style:family="text">
      <style:text-properties officeooo:rsid="0a56ae3d"/>
    </style:style>
    <style:style style:name="T1171" style:family="text">
      <style:text-properties officeooo:rsid="0a59fd3c"/>
    </style:style>
    <style:style style:name="T1172" style:family="text">
      <style:text-properties officeooo:rsid="0a5bcf1d"/>
    </style:style>
    <style:style style:name="T1173" style:family="text">
      <style:text-properties officeooo:rsid="0a5d4c26"/>
    </style:style>
    <style:style style:name="T1174" style:family="text">
      <style:text-properties officeooo:rsid="0a5e861d"/>
    </style:style>
    <style:style style:name="T1175" style:family="text">
      <style:text-properties officeooo:rsid="0a62ba1f"/>
    </style:style>
    <style:style style:name="T1176" style:family="text">
      <style:text-properties officeooo:rsid="0a6394f0"/>
    </style:style>
    <style:style style:name="T1177" style:family="text">
      <style:text-properties officeooo:rsid="0a64b1a5"/>
    </style:style>
    <style:style style:name="T1178" style:family="text">
      <style:text-properties officeooo:rsid="0a60b8ec"/>
    </style:style>
    <style:style style:name="T1179" style:family="text">
      <style:text-properties officeooo:rsid="0a658585"/>
    </style:style>
    <style:style style:name="T1180" style:family="text">
      <style:text-properties officeooo:rsid="0a67704a"/>
    </style:style>
    <style:style style:name="T1181" style:family="text">
      <style:text-properties officeooo:rsid="0a68a55c"/>
    </style:style>
    <style:style style:name="T1182" style:family="text">
      <style:text-properties officeooo:rsid="0a69ec51"/>
    </style:style>
    <style:style style:name="T1183" style:family="text">
      <style:text-properties officeooo:rsid="0a6bc8ef"/>
    </style:style>
    <style:style style:name="T1184" style:family="text">
      <style:text-properties officeooo:rsid="0a79e960"/>
    </style:style>
    <style:style style:name="T1185" style:family="text">
      <style:text-properties officeooo:rsid="0a7b96d4"/>
    </style:style>
    <style:style style:name="T1186" style:family="text">
      <style:text-properties officeooo:rsid="0a80d0dc"/>
    </style:style>
    <style:style style:name="T1187" style:family="text">
      <style:text-properties officeooo:rsid="0a81a0bc"/>
    </style:style>
    <style:style style:name="T1188" style:family="text">
      <style:text-properties officeooo:rsid="0a849e3a"/>
    </style:style>
    <style:style style:name="T1189" style:family="text">
      <style:text-properties officeooo:rsid="0a8693d8"/>
    </style:style>
    <style:style style:name="T1190" style:family="text">
      <style:text-properties officeooo:rsid="0a86bb0f"/>
    </style:style>
    <style:style style:name="T1191" style:family="text">
      <style:text-properties officeooo:rsid="0a88352b"/>
    </style:style>
    <style:style style:name="T1192" style:family="text">
      <style:text-properties officeooo:rsid="0a8b005a"/>
    </style:style>
    <style:style style:name="T1193" style:family="text">
      <style:text-properties officeooo:rsid="0a8c96a1"/>
    </style:style>
    <style:style style:name="T1194" style:family="text">
      <style:text-properties officeooo:rsid="0a8f13fc"/>
    </style:style>
    <style:style style:name="T1195" style:family="text">
      <style:text-properties officeooo:rsid="0a923d07"/>
    </style:style>
    <style:style style:name="T1196" style:family="text">
      <style:text-properties officeooo:rsid="0a9291bd"/>
    </style:style>
    <style:style style:name="T1197" style:family="text">
      <style:text-properties officeooo:rsid="0a93fcb7"/>
    </style:style>
    <style:style style:name="T1198" style:family="text">
      <style:text-properties officeooo:rsid="0a974fcb"/>
    </style:style>
    <style:style style:name="T1199" style:family="text">
      <style:text-properties officeooo:rsid="0a987b8b"/>
    </style:style>
    <style:style style:name="T1200" style:family="text">
      <style:text-properties officeooo:rsid="0a9a27bb"/>
    </style:style>
    <style:style style:name="T1201" style:family="text">
      <style:text-properties officeooo:rsid="0a9b1557"/>
    </style:style>
    <style:style style:name="T1202" style:family="text">
      <style:text-properties officeooo:rsid="0a9ce1c7"/>
    </style:style>
    <style:style style:name="T1203" style:family="text">
      <style:text-properties officeooo:rsid="0a9ebe3a"/>
    </style:style>
    <style:style style:name="T1204" style:family="text">
      <style:text-properties officeooo:rsid="0aa02da1"/>
    </style:style>
    <style:style style:name="T1205" style:family="text">
      <style:text-properties officeooo:rsid="0aa054a0"/>
    </style:style>
    <style:style style:name="T1206" style:family="text">
      <style:text-properties officeooo:rsid="0aa23950"/>
    </style:style>
    <style:style style:name="T1207" style:family="text">
      <style:text-properties officeooo:rsid="0aa517db"/>
    </style:style>
    <style:style style:name="T1208" style:family="text">
      <style:text-properties officeooo:rsid="0aa9dc72"/>
    </style:style>
    <style:style style:name="T1209" style:family="text">
      <style:text-properties officeooo:rsid="0aab98bf"/>
    </style:style>
    <style:style style:name="T1210" style:family="text">
      <style:text-properties officeooo:rsid="0aaea3a6"/>
    </style:style>
    <style:style style:name="T1211" style:family="text">
      <style:text-properties officeooo:rsid="0ab076b7"/>
    </style:style>
    <style:style style:name="T1212" style:family="text">
      <style:text-properties officeooo:rsid="0ab0e6a5"/>
    </style:style>
    <style:style style:name="T1213" style:family="text">
      <style:text-properties officeooo:rsid="0ab27820"/>
    </style:style>
    <style:style style:name="T1214" style:family="text">
      <style:text-properties officeooo:rsid="0ab36590"/>
    </style:style>
    <style:style style:name="T1215" style:family="text">
      <style:text-properties officeooo:rsid="0ab697b9"/>
    </style:style>
    <style:style style:name="T1216" style:family="text">
      <style:text-properties officeooo:rsid="0ab7522b"/>
    </style:style>
    <style:style style:name="T1217" style:family="text">
      <style:text-properties officeooo:rsid="0abbf6a2"/>
    </style:style>
    <style:style style:name="T1218" style:family="text">
      <style:text-properties officeooo:rsid="0abcfb9a"/>
    </style:style>
    <style:style style:name="T1219" style:family="text">
      <style:text-properties officeooo:rsid="0abd6e3b"/>
    </style:style>
    <style:style style:name="T1220" style:family="text">
      <style:text-properties officeooo:rsid="0abe8bf1"/>
    </style:style>
    <style:style style:name="T1221" style:family="text">
      <style:text-properties officeooo:rsid="0ac3411a"/>
    </style:style>
    <style:style style:name="T1222" style:family="text">
      <style:text-properties officeooo:rsid="0ac3c77b"/>
    </style:style>
    <style:style style:name="T1223" style:family="text">
      <style:text-properties officeooo:rsid="0ac4d0bf"/>
    </style:style>
    <style:style style:name="T1224" style:family="text">
      <style:text-properties officeooo:rsid="0aca098e"/>
    </style:style>
    <style:style style:name="T1225" style:family="text">
      <style:text-properties officeooo:rsid="0acb1f3a"/>
    </style:style>
    <style:style style:name="T1226" style:family="text">
      <style:text-properties officeooo:rsid="0accc738"/>
    </style:style>
    <style:style style:name="T1227" style:family="text">
      <style:text-properties officeooo:rsid="0ad0d498"/>
    </style:style>
    <style:style style:name="T1228" style:family="text">
      <style:text-properties officeooo:rsid="0ad2840a"/>
    </style:style>
    <style:style style:name="T1229" style:family="text">
      <style:text-properties officeooo:rsid="0ad5bc21"/>
    </style:style>
    <style:style style:name="T1230" style:family="text">
      <style:text-properties officeooo:rsid="0ad6bc3e"/>
    </style:style>
    <style:style style:name="T1231" style:family="text">
      <style:text-properties officeooo:rsid="0ad95b5f"/>
    </style:style>
    <style:style style:name="T1232" style:family="text">
      <style:text-properties officeooo:rsid="0ad9c239"/>
    </style:style>
    <style:style style:name="T1233" style:family="text">
      <style:text-properties officeooo:rsid="0adcb36d"/>
    </style:style>
    <style:style style:name="T1234" style:family="text">
      <style:text-properties officeooo:rsid="0adf3f73"/>
    </style:style>
    <style:style style:name="T1235" style:family="text">
      <style:text-properties officeooo:rsid="0ae70890"/>
    </style:style>
    <style:style style:name="T1236" style:family="text">
      <style:text-properties officeooo:rsid="0ae7a27c"/>
    </style:style>
    <style:style style:name="T1237" style:family="text">
      <style:text-properties officeooo:rsid="0ae91bd1"/>
    </style:style>
    <style:style style:name="T1238" style:family="text">
      <style:text-properties officeooo:rsid="0aea4ab3"/>
    </style:style>
    <style:style style:name="T1239" style:family="text">
      <style:text-properties officeooo:rsid="0aebdde0"/>
    </style:style>
    <style:style style:name="T1240" style:family="text">
      <style:text-properties officeooo:rsid="0aec9a25"/>
    </style:style>
    <style:style style:name="T1241" style:family="text">
      <style:text-properties officeooo:rsid="0aee868a"/>
    </style:style>
    <style:style style:name="T1242" style:family="text">
      <style:text-properties officeooo:rsid="0aefb1c7"/>
    </style:style>
    <style:style style:name="T1243" style:family="text">
      <style:text-properties officeooo:rsid="0af2ab9e"/>
    </style:style>
    <style:style style:name="T1244" style:family="text">
      <style:text-properties officeooo:rsid="0af9245d"/>
    </style:style>
    <style:style style:name="T1245" style:family="text">
      <style:text-properties officeooo:rsid="0b030eef"/>
    </style:style>
    <style:style style:name="T1246" style:family="text">
      <style:text-properties officeooo:rsid="0b04dc6a"/>
    </style:style>
    <style:style style:name="T1247" style:family="text">
      <style:text-properties officeooo:rsid="0b07d733"/>
    </style:style>
    <style:style style:name="T1248" style:family="text">
      <style:text-properties officeooo:rsid="0b0dec8b"/>
    </style:style>
    <style:style style:name="T1249" style:family="text">
      <style:text-properties officeooo:rsid="0b11203f"/>
    </style:style>
    <style:style style:name="T1250" style:family="text">
      <style:text-properties officeooo:rsid="0b126dc8"/>
    </style:style>
    <style:style style:name="T1251" style:family="text">
      <style:text-properties officeooo:rsid="0b1194f8"/>
    </style:style>
    <style:style style:name="T1252" style:family="text">
      <style:text-properties officeooo:rsid="0b12f147"/>
    </style:style>
    <style:style style:name="T1253" style:family="text">
      <style:text-properties officeooo:rsid="0b15e95f"/>
    </style:style>
    <style:style style:name="T1254" style:family="text">
      <style:text-properties officeooo:rsid="0b1798ca"/>
    </style:style>
    <style:style style:name="T1255" style:family="text">
      <style:text-properties officeooo:rsid="0b1b9e40"/>
    </style:style>
    <style:style style:name="T1256" style:family="text">
      <style:text-properties officeooo:rsid="0b1d920b"/>
    </style:style>
    <style:style style:name="T1257" style:family="text">
      <style:text-properties officeooo:rsid="0b2658e9"/>
    </style:style>
    <style:style style:name="T1258" style:family="text">
      <style:text-properties officeooo:rsid="0b27ef80"/>
    </style:style>
    <style:style style:name="T1259" style:family="text">
      <style:text-properties officeooo:rsid="0b282a93"/>
    </style:style>
    <style:style style:name="T1260" style:family="text">
      <style:text-properties officeooo:rsid="0b2899f5"/>
    </style:style>
    <style:style style:name="T1261" style:family="text">
      <style:text-properties officeooo:rsid="0b2aead7"/>
    </style:style>
    <style:style style:name="T1262" style:family="text">
      <style:text-properties officeooo:rsid="0b33501f"/>
    </style:style>
    <style:style style:name="T1263" style:family="text">
      <style:text-properties officeooo:rsid="0b3c24cd"/>
    </style:style>
    <style:style style:name="T1264" style:family="text">
      <style:text-properties officeooo:rsid="0b3ccec4"/>
    </style:style>
    <style:style style:name="T1265" style:family="text">
      <style:text-properties officeooo:rsid="0b3da7b6"/>
    </style:style>
    <style:style style:name="T1266" style:family="text">
      <style:text-properties officeooo:rsid="0b3ea4c0"/>
    </style:style>
    <style:style style:name="T1267" style:family="text">
      <style:text-properties officeooo:rsid="0b400059"/>
    </style:style>
    <style:style style:name="T1268" style:family="text">
      <style:text-properties officeooo:rsid="0b4415e8"/>
    </style:style>
    <style:style style:name="T1269" style:family="text">
      <style:text-properties officeooo:rsid="0b44219a"/>
    </style:style>
    <style:style style:name="T1270" style:family="text">
      <style:text-properties officeooo:rsid="0b4531e3"/>
    </style:style>
    <style:style style:name="T1271" style:family="text">
      <style:text-properties officeooo:rsid="0b4825fe"/>
    </style:style>
    <style:style style:name="T1272" style:family="text">
      <style:text-properties officeooo:rsid="0b4bc714"/>
    </style:style>
    <style:style style:name="T1273" style:family="text">
      <style:text-properties officeooo:rsid="0b4c402f"/>
    </style:style>
    <style:style style:name="T1274" style:family="text">
      <style:text-properties officeooo:rsid="098f8007"/>
    </style:style>
    <style:style style:name="T1275" style:family="text">
      <style:text-properties officeooo:rsid="0b4d80fe"/>
    </style:style>
    <style:style style:name="T1276" style:family="text">
      <style:text-properties officeooo:rsid="0b4f1f7d"/>
    </style:style>
    <style:style style:name="T1277" style:family="text">
      <style:text-properties officeooo:rsid="0b507bc3"/>
    </style:style>
    <style:style style:name="T1278" style:family="text">
      <style:text-properties officeooo:rsid="0b53e064"/>
    </style:style>
    <style:style style:name="T1279" style:family="text">
      <style:text-properties officeooo:rsid="0b5476b1"/>
    </style:style>
    <style:style style:name="T1280" style:family="text">
      <style:text-properties officeooo:rsid="0b54a1c5"/>
    </style:style>
    <style:style style:name="T1281" style:family="text">
      <style:text-properties officeooo:rsid="0b55beaa"/>
    </style:style>
    <style:style style:name="T1282" style:family="text">
      <style:text-properties officeooo:rsid="0b582829"/>
    </style:style>
    <style:style style:name="T1283" style:family="text">
      <style:text-properties officeooo:rsid="0b59d6c7"/>
    </style:style>
    <style:style style:name="T1284" style:family="text">
      <style:text-properties officeooo:rsid="0b5b103d"/>
    </style:style>
    <style:style style:name="T1285" style:family="text">
      <style:text-properties officeooo:rsid="0b5e10ea"/>
    </style:style>
    <style:style style:name="T1286" style:family="text">
      <style:text-properties officeooo:rsid="0b5f1eab"/>
    </style:style>
    <style:style style:name="T1287" style:family="text">
      <style:text-properties officeooo:rsid="0b60cdc3"/>
    </style:style>
    <style:style style:name="T1288" style:family="text">
      <style:text-properties officeooo:rsid="0b624bd9"/>
    </style:style>
    <style:style style:name="T1289" style:family="text">
      <style:text-properties officeooo:rsid="0b66ce1d"/>
    </style:style>
    <style:style style:name="T1290" style:family="text">
      <style:text-properties officeooo:rsid="0b686299"/>
    </style:style>
    <style:style style:name="T1291" style:family="text">
      <style:text-properties officeooo:rsid="0b68f0d4"/>
    </style:style>
    <style:style style:name="T1292" style:family="text">
      <style:text-properties officeooo:rsid="0b69e52a"/>
    </style:style>
    <style:style style:name="T1293" style:family="text">
      <style:text-properties officeooo:rsid="0b6bf383"/>
    </style:style>
    <style:style style:name="T1294" style:family="text">
      <style:text-properties officeooo:rsid="0b70b82e"/>
    </style:style>
    <style:style style:name="T1295" style:family="text">
      <style:text-properties officeooo:rsid="0b71002c"/>
    </style:style>
    <style:style style:name="T1296" style:family="text">
      <style:text-properties officeooo:rsid="0b73a3f0"/>
    </style:style>
    <style:style style:name="T1297" style:family="text">
      <style:text-properties officeooo:rsid="0b7444e8"/>
    </style:style>
    <style:style style:name="T1298" style:family="text">
      <style:text-properties officeooo:rsid="0b748758"/>
    </style:style>
    <style:style style:name="T1299" style:family="text">
      <style:text-properties officeooo:rsid="0b792fba"/>
    </style:style>
    <style:style style:name="T1300" style:family="text">
      <style:text-properties officeooo:rsid="0b7e4902"/>
    </style:style>
    <style:style style:name="T1301" style:family="text">
      <style:text-properties officeooo:rsid="0b813c8a"/>
    </style:style>
    <style:style style:name="T1302" style:family="text">
      <style:text-properties officeooo:rsid="0b8553d4"/>
    </style:style>
    <style:style style:name="T1303" style:family="text">
      <style:text-properties officeooo:rsid="0b8c2249"/>
    </style:style>
    <style:style style:name="T1304" style:family="text">
      <style:text-properties officeooo:rsid="0b8c9d03"/>
    </style:style>
    <style:style style:name="T1305" style:family="text">
      <style:text-properties officeooo:rsid="0b9ee626"/>
    </style:style>
    <style:style style:name="T1306" style:family="text">
      <style:text-properties officeooo:rsid="0ba04646"/>
    </style:style>
    <style:style style:name="T1307" style:family="text">
      <style:text-properties officeooo:rsid="0ba09ac2"/>
    </style:style>
    <style:style style:name="T1308" style:family="text">
      <style:text-properties officeooo:rsid="0ba348a9"/>
    </style:style>
    <style:style style:name="T1309" style:family="text">
      <style:text-properties officeooo:rsid="0ba3ff63"/>
    </style:style>
    <style:style style:name="T1310" style:family="text">
      <style:text-properties officeooo:rsid="0ba4019e"/>
    </style:style>
    <style:style style:name="T1311" style:family="text">
      <style:text-properties officeooo:rsid="0ba57d48"/>
    </style:style>
    <style:style style:name="T1312" style:family="text">
      <style:text-properties officeooo:rsid="0ba6edd1"/>
    </style:style>
    <style:style style:name="T1313" style:family="text">
      <style:text-properties officeooo:rsid="0ba8f94e"/>
    </style:style>
    <style:style style:name="T1314" style:family="text">
      <style:text-properties officeooo:rsid="0baca354"/>
    </style:style>
    <style:style style:name="T1315" style:family="text">
      <style:text-properties officeooo:rsid="0bae94fd"/>
    </style:style>
    <style:style style:name="T1316" style:family="text">
      <style:text-properties officeooo:rsid="0bb0685c"/>
    </style:style>
    <style:style style:name="T1317" style:family="text">
      <style:text-properties officeooo:rsid="0bb1e6e2"/>
    </style:style>
    <style:style style:name="T1318" style:family="text">
      <style:text-properties officeooo:rsid="0bb1fd11"/>
    </style:style>
    <style:style style:name="T1319" style:family="text">
      <style:text-properties officeooo:rsid="0bb34463"/>
    </style:style>
    <style:style style:name="T1320" style:family="text">
      <style:text-properties officeooo:rsid="0bb4d377"/>
    </style:style>
    <style:style style:name="T1321" style:family="text">
      <style:text-properties officeooo:rsid="0bbd3516"/>
    </style:style>
    <style:style style:name="T1322" style:family="text">
      <style:text-properties officeooo:rsid="0bbdf7d6"/>
    </style:style>
    <style:style style:name="T1323" style:family="text">
      <style:text-properties officeooo:rsid="0bbf17df"/>
    </style:style>
    <style:style style:name="T1324" style:family="text">
      <style:text-properties officeooo:rsid="0bbf3792"/>
    </style:style>
    <style:style style:name="T1325" style:family="text">
      <style:text-properties officeooo:rsid="0bc0f15f"/>
    </style:style>
    <style:style style:name="T1326" style:family="text">
      <style:text-properties officeooo:rsid="0bc4a72a"/>
    </style:style>
    <style:style style:name="T1327" style:family="text">
      <style:text-properties officeooo:rsid="0bc67d9c"/>
    </style:style>
    <style:style style:name="T1328" style:family="text">
      <style:text-properties officeooo:rsid="0bc7ff4b"/>
    </style:style>
    <style:style style:name="T1329" style:family="text">
      <style:text-properties officeooo:rsid="0bd1b1ff"/>
    </style:style>
    <style:style style:name="T1330" style:family="text">
      <style:text-properties officeooo:rsid="0bd2d838"/>
    </style:style>
    <style:style style:name="T1331" style:family="text">
      <style:text-properties officeooo:rsid="0bd2fd4a"/>
    </style:style>
    <style:style style:name="T1332" style:family="text">
      <style:text-properties officeooo:rsid="0bd4e8c7"/>
    </style:style>
    <style:style style:name="T1333" style:family="text">
      <style:text-properties officeooo:rsid="0bd67903"/>
    </style:style>
    <style:style style:name="T1334" style:family="text">
      <style:text-properties officeooo:rsid="0bd8f2a0"/>
    </style:style>
    <style:style style:name="T1335" style:family="text">
      <style:text-properties officeooo:rsid="0bdb99a9"/>
    </style:style>
    <style:style style:name="T1336" style:family="text">
      <style:text-properties officeooo:rsid="0bdff79b"/>
    </style:style>
    <style:style style:name="T1337" style:family="text">
      <style:text-properties officeooo:rsid="0be2f8ac"/>
    </style:style>
    <style:style style:name="T1338" style:family="text">
      <style:text-properties officeooo:rsid="0be8fb20"/>
    </style:style>
    <style:style style:name="T1339" style:family="text">
      <style:text-properties officeooo:rsid="0beb7791"/>
    </style:style>
    <style:style style:name="T1340" style:family="text">
      <style:text-properties officeooo:rsid="0bef7de0"/>
    </style:style>
    <style:style style:name="T1341" style:family="text">
      <style:text-properties officeooo:rsid="0bf14c75"/>
    </style:style>
    <style:style style:name="T1342" style:family="text">
      <style:text-properties officeooo:rsid="0bf4fc22"/>
    </style:style>
    <style:style style:name="T1343" style:family="text">
      <style:text-properties officeooo:rsid="0bf6f49c"/>
    </style:style>
    <style:style style:name="T1344" style:family="text">
      <style:text-properties officeooo:rsid="0bfba6d2"/>
    </style:style>
    <style:style style:name="T1345" style:family="text">
      <style:text-properties officeooo:rsid="0bfc6638"/>
    </style:style>
    <style:style style:name="T1346" style:family="text">
      <style:text-properties officeooo:rsid="0bfc9534"/>
    </style:style>
    <style:style style:name="T1347" style:family="text">
      <style:text-properties officeooo:rsid="0c015ae4"/>
    </style:style>
    <style:style style:name="T1348" style:family="text">
      <style:text-properties officeooo:rsid="0c02b2e6"/>
    </style:style>
    <style:style style:name="T1349" style:family="text">
      <style:text-properties officeooo:rsid="0c0378a8"/>
    </style:style>
    <style:style style:name="T1350" style:family="text">
      <style:text-properties officeooo:rsid="0c04a884"/>
    </style:style>
    <style:style style:name="T1351" style:family="text">
      <style:text-properties officeooo:rsid="0c07c578"/>
    </style:style>
    <style:style style:name="T1352" style:family="text">
      <style:text-properties officeooo:rsid="0c0807e6"/>
    </style:style>
    <style:style style:name="T1353" style:family="text">
      <style:text-properties officeooo:rsid="0c0c0dc1"/>
    </style:style>
    <style:style style:name="T1354" style:family="text">
      <style:text-properties officeooo:rsid="0c130731"/>
    </style:style>
    <style:style style:name="T1355" style:family="text">
      <style:text-properties officeooo:rsid="0c169019"/>
    </style:style>
    <style:style style:name="T1356" style:family="text">
      <style:text-properties officeooo:rsid="0c16c1f3"/>
    </style:style>
    <style:style style:name="T1357" style:family="text">
      <style:text-properties officeooo:rsid="0c1bc942"/>
    </style:style>
    <style:style style:name="T1358" style:family="text">
      <style:text-properties officeooo:rsid="0bc8e824"/>
    </style:style>
    <style:style style:name="T1359" style:family="text">
      <style:text-properties officeooo:rsid="0c1c98da"/>
    </style:style>
    <style:style style:name="T1360" style:family="text">
      <style:text-properties officeooo:rsid="0c205e39"/>
    </style:style>
    <style:style style:name="T1361" style:family="text">
      <style:text-properties officeooo:rsid="0c208944"/>
    </style:style>
    <style:style style:name="T1362" style:family="text">
      <style:text-properties officeooo:rsid="0c314b55"/>
    </style:style>
    <style:style style:name="T1363" style:family="text">
      <style:text-properties officeooo:rsid="0c32495c"/>
    </style:style>
    <style:style style:name="T1364" style:family="text">
      <style:text-properties officeooo:rsid="0c33e324"/>
    </style:style>
    <style:style style:name="T1365" style:family="text">
      <style:text-properties officeooo:rsid="0c366162"/>
    </style:style>
    <style:style style:name="T1366" style:family="text">
      <style:text-properties officeooo:rsid="0c36d0a1"/>
    </style:style>
    <style:style style:name="T1367" style:family="text">
      <style:text-properties officeooo:rsid="0c37266c"/>
    </style:style>
    <style:style style:name="T1368" style:family="text">
      <style:text-properties officeooo:rsid="0c38be3c"/>
    </style:style>
    <style:style style:name="T1369" style:family="text">
      <style:text-properties officeooo:rsid="0c448547"/>
    </style:style>
    <style:style style:name="T1370" style:family="text">
      <style:text-properties officeooo:rsid="0c46c853"/>
    </style:style>
    <style:style style:name="T1371" style:family="text">
      <style:text-properties officeooo:rsid="0c5b53b4"/>
    </style:style>
    <style:style style:name="T1372" style:family="text">
      <style:text-properties officeooo:rsid="0c5ff926"/>
    </style:style>
    <style:style style:name="T1373" style:family="text">
      <style:text-properties officeooo:rsid="0c615e2a"/>
    </style:style>
    <style:style style:name="T1374" style:family="text">
      <style:text-properties officeooo:rsid="0c6ac03a"/>
    </style:style>
    <style:style style:name="T1375" style:family="text">
      <style:text-properties officeooo:rsid="0c6cba23"/>
    </style:style>
    <style:style style:name="T1376" style:family="text">
      <style:text-properties officeooo:rsid="0c788420"/>
    </style:style>
    <style:style style:name="T1377" style:family="text">
      <style:text-properties officeooo:rsid="0c406852"/>
    </style:style>
    <style:style style:name="T1378" style:family="text">
      <style:text-properties officeooo:rsid="0c788f9b"/>
    </style:style>
    <style:style style:name="T1379" style:family="text">
      <style:text-properties officeooo:rsid="0c7a6540"/>
    </style:style>
    <style:style style:name="T1380" style:family="text">
      <style:text-properties officeooo:rsid="0c7e3efc"/>
    </style:style>
    <style:style style:name="T1381" style:family="text">
      <style:text-properties officeooo:rsid="0c7fc638"/>
    </style:style>
    <style:style style:name="T1382" style:family="text">
      <style:text-properties officeooo:rsid="0c81a586"/>
    </style:style>
    <style:style style:name="T1383" style:family="text">
      <style:text-properties officeooo:rsid="0c81eca3"/>
    </style:style>
    <style:style style:name="T1384" style:family="text">
      <style:text-properties officeooo:rsid="0c8392df"/>
    </style:style>
    <style:style style:name="T1385" style:family="text">
      <style:text-properties officeooo:rsid="0c850f7a"/>
    </style:style>
    <style:style style:name="T1386" style:family="text">
      <style:text-properties officeooo:rsid="0c86600e"/>
    </style:style>
    <style:style style:name="T1387" style:family="text">
      <style:text-properties officeooo:rsid="0c87603c"/>
    </style:style>
    <style:style style:name="T1388" style:family="text">
      <style:text-properties officeooo:rsid="0c8af3f7"/>
    </style:style>
    <style:style style:name="T1389" style:family="text">
      <style:text-properties officeooo:rsid="0c9dc8ab"/>
    </style:style>
    <style:style style:name="T1390" style:family="text">
      <style:text-properties officeooo:rsid="0c9ec558"/>
    </style:style>
    <style:style style:name="T1391" style:family="text">
      <style:text-properties officeooo:rsid="0ca01fde"/>
    </style:style>
    <style:style style:name="T1392" style:family="text">
      <style:text-properties officeooo:rsid="0ca23984"/>
    </style:style>
    <style:style style:name="T1393" style:family="text">
      <style:text-properties officeooo:rsid="0ca30314"/>
    </style:style>
    <style:style style:name="T1394" style:family="text">
      <style:text-properties officeooo:rsid="0ca4fa10"/>
    </style:style>
    <style:style style:name="T1395" style:family="text">
      <style:text-properties officeooo:rsid="0ca54097"/>
    </style:style>
    <style:style style:name="T1396" style:family="text">
      <style:text-properties officeooo:rsid="0ca83457"/>
    </style:style>
    <style:style style:name="T1397" style:family="text">
      <style:text-properties officeooo:rsid="0ca8e568"/>
    </style:style>
    <style:style style:name="T1398" style:family="text">
      <style:text-properties officeooo:rsid="0caa2bd4"/>
    </style:style>
    <style:style style:name="T1399" style:family="text">
      <style:text-properties officeooo:rsid="0caa9085"/>
    </style:style>
    <style:style style:name="T1400" style:family="text">
      <style:text-properties officeooo:rsid="0cabf277"/>
    </style:style>
    <style:style style:name="T1401" style:family="text">
      <style:text-properties officeooo:rsid="0cad15ca"/>
    </style:style>
    <style:style style:name="T1402" style:family="text">
      <style:text-properties officeooo:rsid="0cadaeb4"/>
    </style:style>
    <style:style style:name="T1403" style:family="text">
      <style:text-properties officeooo:rsid="0cb45626"/>
    </style:style>
    <style:style style:name="T1404" style:family="text">
      <style:text-properties officeooo:rsid="0cb9c25f"/>
    </style:style>
    <style:style style:name="T1405" style:family="text">
      <style:text-properties officeooo:rsid="0cc0204f"/>
    </style:style>
    <style:style style:name="T1406" style:family="text">
      <style:text-properties officeooo:rsid="0cc0c7cd"/>
    </style:style>
    <style:style style:name="T1407" style:family="text">
      <style:text-properties officeooo:rsid="0cc35107"/>
    </style:style>
    <style:style style:name="T1408" style:family="text">
      <style:text-properties officeooo:rsid="0cc385ac"/>
    </style:style>
    <style:style style:name="T1409" style:family="text">
      <style:text-properties officeooo:rsid="0cc3a43a"/>
    </style:style>
    <style:style style:name="T1410" style:family="text">
      <style:text-properties officeooo:rsid="0cc595e5"/>
    </style:style>
    <style:style style:name="T1411" style:family="text">
      <style:text-properties officeooo:rsid="0cc6d073"/>
    </style:style>
    <style:style style:name="T1412" style:family="text">
      <style:text-properties officeooo:rsid="0cc7f124"/>
    </style:style>
    <style:style style:name="T1413" style:family="text">
      <style:text-properties officeooo:rsid="0ccd6c5b"/>
    </style:style>
    <style:style style:name="T1414" style:family="text">
      <style:text-properties officeooo:rsid="0ccef310"/>
    </style:style>
    <style:style style:name="T1415" style:family="text">
      <style:text-properties officeooo:rsid="0cd19e46"/>
    </style:style>
    <style:style style:name="T1416" style:family="text">
      <style:text-properties officeooo:rsid="0cd3709b"/>
    </style:style>
    <style:style style:name="T1417" style:family="text">
      <style:text-properties officeooo:rsid="0cd44758"/>
    </style:style>
    <style:style style:name="T1418" style:family="text">
      <style:text-properties officeooo:rsid="0cd60c65"/>
    </style:style>
    <style:style style:name="T1419" style:family="text">
      <style:text-properties officeooo:rsid="0cd6806a"/>
    </style:style>
    <style:style style:name="T1420" style:family="text">
      <style:text-properties officeooo:rsid="0cdbd136"/>
    </style:style>
    <style:style style:name="T1421" style:family="text">
      <style:text-properties officeooo:rsid="0cdd8a52"/>
    </style:style>
    <style:style style:name="T1422" style:family="text">
      <style:text-properties officeooo:rsid="0ce71e25"/>
    </style:style>
    <style:style style:name="T1423" style:family="text">
      <style:text-properties officeooo:rsid="0ce7e646"/>
    </style:style>
    <style:style style:name="T1424" style:family="text">
      <style:text-properties officeooo:rsid="0ceab7f8"/>
    </style:style>
    <style:style style:name="T1425" style:family="text">
      <style:text-properties officeooo:rsid="0ceeba06"/>
    </style:style>
    <style:style style:name="T1426" style:family="text">
      <style:text-properties officeooo:rsid="0cf15ac1"/>
    </style:style>
    <style:style style:name="T1427" style:family="text">
      <style:text-properties officeooo:rsid="0cf3fb58"/>
    </style:style>
    <style:style style:name="T1428" style:family="text">
      <style:text-properties officeooo:rsid="0cf567d5"/>
    </style:style>
    <style:style style:name="T1429" style:family="text">
      <style:text-properties officeooo:rsid="0cf614dc"/>
    </style:style>
    <style:style style:name="T1430" style:family="text">
      <style:text-properties officeooo:rsid="0cf89e11"/>
    </style:style>
    <style:style style:name="T1431" style:family="text">
      <style:text-properties officeooo:rsid="0cf9c372"/>
    </style:style>
    <style:style style:name="T1432" style:family="text">
      <style:text-properties officeooo:rsid="0cfa332f"/>
    </style:style>
    <style:style style:name="T1433" style:family="text">
      <style:text-properties officeooo:rsid="0ccbf014"/>
    </style:style>
    <style:style style:name="T1434" style:family="text">
      <style:text-properties officeooo:rsid="0cffede4"/>
    </style:style>
    <style:style style:name="T1435" style:family="text">
      <style:text-properties officeooo:rsid="0d03a727"/>
    </style:style>
    <style:style style:name="T1436" style:family="text">
      <style:text-properties officeooo:rsid="0d03aed2"/>
    </style:style>
    <style:style style:name="T1437" style:family="text">
      <style:text-properties officeooo:rsid="0d059b24"/>
    </style:style>
    <style:style style:name="T1438" style:family="text">
      <style:text-properties officeooo:rsid="0d0a920a"/>
    </style:style>
    <style:style style:name="T1439" style:family="text">
      <style:text-properties officeooo:rsid="0d0bddbb"/>
    </style:style>
    <style:style style:name="T1440" style:family="text">
      <style:text-properties officeooo:rsid="0d0ee778"/>
    </style:style>
    <style:style style:name="T1441" style:family="text">
      <style:text-properties officeooo:rsid="0d0ef743"/>
    </style:style>
    <style:style style:name="T1442" style:family="text">
      <style:text-properties officeooo:rsid="0d0f0eaa"/>
    </style:style>
    <style:style style:name="T1443" style:family="text">
      <style:text-properties officeooo:rsid="0d10b6a7"/>
    </style:style>
    <style:style style:name="T1444" style:family="text">
      <style:text-properties officeooo:rsid="0d1aad1c"/>
    </style:style>
    <style:style style:name="T1445" style:family="text">
      <style:text-properties officeooo:rsid="0d0f7b2b"/>
    </style:style>
    <style:style style:name="T1446" style:family="text">
      <style:text-properties officeooo:rsid="0d1b5941"/>
    </style:style>
    <style:style style:name="T1447" style:family="text">
      <style:text-properties officeooo:rsid="0d1b8809"/>
    </style:style>
    <style:style style:name="T1448" style:family="text">
      <style:text-properties officeooo:rsid="0d1e8cf9"/>
    </style:style>
    <style:style style:name="T1449" style:family="text">
      <style:text-properties officeooo:rsid="0d1efdfb"/>
    </style:style>
    <style:style style:name="T1450" style:family="text">
      <style:text-properties officeooo:rsid="0d204620"/>
    </style:style>
    <style:style style:name="T1451" style:family="text">
      <style:text-properties officeooo:rsid="0d2178b3"/>
    </style:style>
    <style:style style:name="T1452" style:family="text">
      <style:text-properties officeooo:rsid="0d221567"/>
    </style:style>
    <style:style style:name="T1453" style:family="text">
      <style:text-properties officeooo:rsid="0d23a148"/>
    </style:style>
    <style:style style:name="T1454" style:family="text">
      <style:text-properties officeooo:rsid="0d24bec5"/>
    </style:style>
    <style:style style:name="T1455" style:family="text">
      <style:text-properties officeooo:rsid="0d26d45b"/>
    </style:style>
    <style:style style:name="T1456" style:family="text">
      <style:text-properties officeooo:rsid="0d281d27"/>
    </style:style>
    <style:style style:name="T1457" style:family="text">
      <style:text-properties officeooo:rsid="0d2d21b6"/>
    </style:style>
    <style:style style:name="T1458" style:family="text">
      <style:text-properties officeooo:rsid="0d2ea86e"/>
    </style:style>
    <style:style style:name="T1459" style:family="text">
      <style:text-properties officeooo:rsid="0d3092d3"/>
    </style:style>
    <style:style style:name="T1460" style:family="text">
      <style:text-properties officeooo:rsid="0d323c4b"/>
    </style:style>
    <style:style style:name="T1461" style:family="text">
      <style:text-properties officeooo:rsid="0d3320c3"/>
    </style:style>
    <style:style style:name="T1462" style:family="text">
      <style:text-properties officeooo:rsid="0d338c86"/>
    </style:style>
    <style:style style:name="T1463" style:family="text">
      <style:text-properties officeooo:rsid="0d340a58"/>
    </style:style>
    <style:style style:name="T1464" style:family="text">
      <style:text-properties officeooo:rsid="0d3579e1"/>
    </style:style>
    <style:style style:name="T1465" style:family="text">
      <style:text-properties officeooo:rsid="0d36faca"/>
    </style:style>
    <style:style style:name="T1466" style:family="text">
      <style:text-properties officeooo:rsid="0d38aa2d"/>
    </style:style>
    <style:style style:name="T1467" style:family="text">
      <style:text-properties officeooo:rsid="0d3b484a"/>
    </style:style>
    <style:style style:name="T1468" style:family="text">
      <style:text-properties officeooo:rsid="0d3cc47a"/>
    </style:style>
    <style:style style:name="T1469" style:family="text">
      <style:text-properties officeooo:rsid="0d3cc839"/>
    </style:style>
    <style:style style:name="T1470" style:family="text">
      <style:text-properties officeooo:rsid="0d3fbffc"/>
    </style:style>
    <style:style style:name="T1471" style:family="text">
      <style:text-properties officeooo:rsid="0d44f3d3"/>
    </style:style>
    <style:style style:name="T1472" style:family="text">
      <style:text-properties officeooo:rsid="0d478739"/>
    </style:style>
    <style:style style:name="T1473" style:family="text">
      <style:text-properties officeooo:rsid="0d49dc7a"/>
    </style:style>
    <style:style style:name="T1474" style:family="text">
      <style:text-properties officeooo:rsid="0d4c3086"/>
    </style:style>
    <style:style style:name="T1475" style:family="text">
      <style:text-properties officeooo:rsid="0d4dfcca"/>
    </style:style>
    <style:style style:name="T1476" style:family="text">
      <style:text-properties officeooo:rsid="0d4ec93c"/>
    </style:style>
    <style:style style:name="T1477" style:family="text">
      <style:text-properties officeooo:rsid="0d4fddd1"/>
    </style:style>
    <style:style style:name="T1478" style:family="text">
      <style:text-properties officeooo:rsid="0d513d15"/>
    </style:style>
    <style:style style:name="T1479" style:family="text">
      <style:text-properties officeooo:rsid="0d5ca1fc"/>
    </style:style>
    <style:style style:name="T1480" style:family="text">
      <style:text-properties officeooo:rsid="0d609f9e"/>
    </style:style>
    <style:style style:name="T1481" style:family="text">
      <style:text-properties officeooo:rsid="0d60352b"/>
    </style:style>
    <style:style style:name="T1482" style:family="text">
      <style:text-properties officeooo:rsid="0d60bef5"/>
    </style:style>
    <style:style style:name="T1483" style:family="text">
      <style:text-properties officeooo:rsid="0d63d0c8"/>
    </style:style>
    <style:style style:name="T1484" style:family="text">
      <style:text-properties officeooo:rsid="0d6deafd"/>
    </style:style>
    <style:style style:name="T1485" style:family="text">
      <style:text-properties officeooo:rsid="0d6fab28"/>
    </style:style>
    <style:style style:name="T1486" style:family="text">
      <style:text-properties officeooo:rsid="0d71b5bc"/>
    </style:style>
    <style:style style:name="T1487" style:family="text">
      <style:text-properties officeooo:rsid="0d720d9b"/>
    </style:style>
    <style:style style:name="T1488" style:family="text">
      <style:text-properties officeooo:rsid="0d726913"/>
    </style:style>
    <style:style style:name="T1489" style:family="text">
      <style:text-properties officeooo:rsid="0d748aec"/>
    </style:style>
    <style:style style:name="T1490" style:family="text">
      <style:text-properties officeooo:rsid="0d75303f"/>
    </style:style>
    <style:style style:name="T1491" style:family="text">
      <style:text-properties officeooo:rsid="0d77b5c5"/>
    </style:style>
    <style:style style:name="T1492" style:family="text">
      <style:text-properties officeooo:rsid="0d7a6a89"/>
    </style:style>
    <style:style style:name="T1493" style:family="text">
      <style:text-properties officeooo:rsid="0d7e2ffb"/>
    </style:style>
    <style:style style:name="T1494" style:family="text">
      <style:text-properties officeooo:rsid="0d83ef92"/>
    </style:style>
    <style:style style:name="T1495" style:family="text">
      <style:text-properties officeooo:rsid="0d84f9f2"/>
    </style:style>
    <style:style style:name="T1496" style:family="text">
      <style:text-properties officeooo:rsid="0d875061"/>
    </style:style>
    <style:style style:name="T1497" style:family="text">
      <style:text-properties officeooo:rsid="0d880731"/>
    </style:style>
    <style:style style:name="T1498" style:family="text">
      <style:text-properties officeooo:rsid="0d897720"/>
    </style:style>
    <style:style style:name="T1499" style:family="text">
      <style:text-properties officeooo:rsid="0d8f73bc"/>
    </style:style>
    <style:style style:name="T1500" style:family="text">
      <style:text-properties officeooo:rsid="0d90c924"/>
    </style:style>
    <style:style style:name="T1501" style:family="text">
      <style:text-properties officeooo:rsid="0d91cd38"/>
    </style:style>
    <style:style style:name="T1502" style:family="text">
      <style:text-properties officeooo:rsid="0d938e76"/>
    </style:style>
    <style:style style:name="T1503" style:family="text">
      <style:text-properties officeooo:rsid="0d974759"/>
    </style:style>
    <style:style style:name="T1504" style:family="text">
      <style:text-properties officeooo:rsid="0d99252a"/>
    </style:style>
    <style:style style:name="T1505" style:family="text">
      <style:text-properties officeooo:rsid="0d99a5b7"/>
    </style:style>
    <style:style style:name="T1506" style:family="text">
      <style:text-properties officeooo:rsid="0d9abc3b"/>
    </style:style>
    <style:style style:name="T1507" style:family="text">
      <style:text-properties officeooo:rsid="0d9eb93c"/>
    </style:style>
    <style:style style:name="T1508" style:family="text">
      <style:text-properties officeooo:rsid="0da1feb5"/>
    </style:style>
    <style:style style:name="T1509" style:family="text">
      <style:text-properties officeooo:rsid="0dafb8b3"/>
    </style:style>
    <style:style style:name="T1510" style:family="text">
      <style:text-properties officeooo:rsid="0db0e63e"/>
    </style:style>
    <style:style style:name="T1511" style:family="text">
      <style:text-properties officeooo:rsid="00e9f554"/>
    </style:style>
    <style:style style:name="T1512" style:family="text">
      <style:text-properties officeooo:rsid="0db4f1a1"/>
    </style:style>
    <style:style style:name="T1513" style:family="text">
      <style:text-properties officeooo:rsid="0db9652b"/>
    </style:style>
    <style:style style:name="T1514" style:family="text">
      <style:text-properties officeooo:rsid="0dbb06b1"/>
    </style:style>
    <style:style style:name="T1515" style:family="text">
      <style:text-properties officeooo:rsid="0dbee6d2"/>
    </style:style>
    <style:style style:name="T1516" style:family="text">
      <style:text-properties officeooo:rsid="0dbf746c"/>
    </style:style>
    <style:style style:name="T1517" style:family="text">
      <style:text-properties officeooo:rsid="0dc2a0e8"/>
    </style:style>
    <style:style style:name="T1518" style:family="text">
      <style:text-properties officeooo:rsid="0dc6067c"/>
    </style:style>
    <style:style style:name="T1519" style:family="text">
      <style:text-properties officeooo:rsid="0dc618e3"/>
    </style:style>
    <style:style style:name="T1520" style:family="text">
      <style:text-properties officeooo:rsid="0dc76c83"/>
    </style:style>
    <style:style style:name="T1521" style:family="text">
      <style:text-properties officeooo:rsid="0dcb98a4"/>
    </style:style>
    <style:style style:name="T1522" style:family="text">
      <style:text-properties officeooo:rsid="0dcbbd34"/>
    </style:style>
    <style:style style:name="T1523" style:family="text">
      <style:text-properties officeooo:rsid="0dcda04c"/>
    </style:style>
    <style:style style:name="T1524" style:family="text">
      <style:text-properties officeooo:rsid="0dd04c69"/>
    </style:style>
    <style:style style:name="T1525" style:family="text">
      <style:text-properties officeooo:rsid="0dd19261"/>
    </style:style>
    <style:style style:name="T1526" style:family="text">
      <style:text-properties officeooo:rsid="0dd22517"/>
    </style:style>
    <style:style style:name="T1527" style:family="text">
      <style:text-properties officeooo:rsid="0dd3bfcb"/>
    </style:style>
    <style:style style:name="T1528" style:family="text">
      <style:text-properties officeooo:rsid="0dd6221e"/>
    </style:style>
    <style:style style:name="T1529" style:family="text">
      <style:text-properties officeooo:rsid="0dd7f913"/>
    </style:style>
    <style:style style:name="T1530" style:family="text">
      <style:text-properties officeooo:rsid="0dd9ec6f"/>
    </style:style>
    <style:style style:name="T1531" style:family="text">
      <style:text-properties officeooo:rsid="0dddd739"/>
    </style:style>
    <style:style style:name="T1532" style:family="text">
      <style:text-properties officeooo:rsid="0ddeb27b"/>
    </style:style>
    <style:style style:name="T1533" style:family="text">
      <style:text-properties officeooo:rsid="0ddf6c89"/>
    </style:style>
    <style:style style:name="T1534" style:family="text">
      <style:text-properties officeooo:rsid="0de32c0f"/>
    </style:style>
    <style:style style:name="T1535" style:family="text">
      <style:text-properties officeooo:rsid="0de3b0ba"/>
    </style:style>
    <style:style style:name="T1536" style:family="text">
      <style:text-properties officeooo:rsid="0decdfe0"/>
    </style:style>
    <style:style style:name="T1537" style:family="text">
      <style:text-properties officeooo:rsid="0ded48c2"/>
    </style:style>
    <style:style style:name="T1538" style:family="text">
      <style:text-properties officeooo:rsid="0dee65a4"/>
    </style:style>
    <style:style style:name="T1539" style:family="text">
      <style:text-properties officeooo:rsid="0deee950"/>
    </style:style>
    <style:style style:name="T1540" style:family="text">
      <style:text-properties officeooo:rsid="0def91c1"/>
    </style:style>
    <style:style style:name="T1541" style:family="text">
      <style:text-properties officeooo:rsid="0defdb7c"/>
    </style:style>
    <style:style style:name="T1542" style:family="text">
      <style:text-properties officeooo:rsid="0df00a0d"/>
    </style:style>
    <style:style style:name="T1543" style:family="text">
      <style:text-properties officeooo:rsid="0df0e58f"/>
    </style:style>
    <style:style style:name="T1544" style:family="text">
      <style:text-properties officeooo:rsid="0df0f4eb"/>
    </style:style>
    <style:style style:name="T1545" style:family="text">
      <style:text-properties officeooo:rsid="0df3e6a5"/>
    </style:style>
    <style:style style:name="T1546" style:family="text">
      <style:text-properties officeooo:rsid="0df40a58"/>
    </style:style>
    <style:style style:name="T1547" style:family="text">
      <style:text-properties officeooo:rsid="0df411c5"/>
    </style:style>
    <style:style style:name="T1548" style:family="text">
      <style:text-properties officeooo:rsid="0dfb842c"/>
    </style:style>
    <style:style style:name="T1549" style:family="text">
      <style:text-properties officeooo:rsid="0dfdf77d"/>
    </style:style>
    <style:style style:name="T1550" style:family="text">
      <style:text-properties officeooo:rsid="0e0e6b23"/>
    </style:style>
    <style:style style:name="T1551" style:family="text">
      <style:text-properties officeooo:rsid="0e1a406b"/>
    </style:style>
    <style:style style:name="T1552" style:family="text">
      <style:text-properties officeooo:rsid="0e1c5f73"/>
    </style:style>
    <style:style style:name="T1553" style:family="text">
      <style:text-properties officeooo:rsid="0e1e05db"/>
    </style:style>
    <style:style style:name="T1554" style:family="text">
      <style:text-properties officeooo:rsid="0e1f1b02"/>
    </style:style>
    <style:style style:name="T1555" style:family="text">
      <style:text-properties officeooo:rsid="0e1fc4a7"/>
    </style:style>
    <style:style style:name="T1556" style:family="text">
      <style:text-properties officeooo:rsid="0e2030f8"/>
    </style:style>
    <style:style style:name="T1557" style:family="text">
      <style:text-properties officeooo:rsid="0e2dcde4"/>
    </style:style>
    <style:style style:name="T1558" style:family="text">
      <style:text-properties officeooo:rsid="0e34bafe"/>
    </style:style>
    <style:style style:name="T1559" style:family="text">
      <style:text-properties officeooo:rsid="0e36a1dd"/>
    </style:style>
    <style:style style:name="T1560" style:family="text">
      <style:text-properties officeooo:rsid="0e38144d"/>
    </style:style>
    <style:style style:name="T1561" style:family="text">
      <style:text-properties officeooo:rsid="0e38a7e3"/>
    </style:style>
    <style:style style:name="T1562" style:family="text">
      <style:text-properties officeooo:rsid="0e3a7f5b"/>
    </style:style>
    <style:style style:name="T1563" style:family="text">
      <style:text-properties officeooo:rsid="0e3ac6fb"/>
    </style:style>
    <style:style style:name="T1564" style:family="text">
      <style:text-properties officeooo:rsid="0e3b543c"/>
    </style:style>
    <style:style style:name="T1565" style:family="text">
      <style:text-properties officeooo:rsid="0e3cf5f1"/>
    </style:style>
    <style:style style:name="T1566" style:family="text">
      <style:text-properties officeooo:rsid="0e3d8c2c"/>
    </style:style>
    <style:style style:name="T1567" style:family="text">
      <style:text-properties officeooo:rsid="0e3f0ce5"/>
    </style:style>
    <style:style style:name="T1568" style:family="text">
      <style:text-properties officeooo:rsid="0e460862"/>
    </style:style>
    <style:style style:name="T1569" style:family="text">
      <style:text-properties officeooo:rsid="0e49499f"/>
    </style:style>
    <style:style style:name="T1570" style:family="text">
      <style:text-properties officeooo:rsid="0e496fe2"/>
    </style:style>
    <style:style style:name="T1571" style:family="text">
      <style:text-properties officeooo:rsid="0e4af280"/>
    </style:style>
    <style:style style:name="T1572" style:family="text">
      <style:text-properties officeooo:rsid="0e4c676f"/>
    </style:style>
    <style:style style:name="T1573" style:family="text">
      <style:text-properties officeooo:rsid="0e4f8fa4"/>
    </style:style>
    <style:style style:name="T1574" style:family="text">
      <style:text-properties officeooo:rsid="0e506849"/>
    </style:style>
    <style:style style:name="T1575" style:family="text">
      <style:text-properties officeooo:rsid="0e51efae"/>
    </style:style>
    <style:style style:name="T1576" style:family="text">
      <style:text-properties officeooo:rsid="0e538dfd"/>
    </style:style>
    <style:style style:name="T1577" style:family="text">
      <style:text-properties officeooo:rsid="0e53d112"/>
    </style:style>
    <style:style style:name="T1578" style:family="text">
      <style:text-properties officeooo:rsid="0e56b180"/>
    </style:style>
    <style:style style:name="T1579" style:family="text">
      <style:text-properties officeooo:rsid="0e5a09b3"/>
    </style:style>
    <style:style style:name="T1580" style:family="text">
      <style:text-properties officeooo:rsid="0e5ae425"/>
    </style:style>
    <style:style style:name="T1581" style:family="text">
      <style:text-properties officeooo:rsid="0e5c2b7f"/>
    </style:style>
    <style:style style:name="T1582" style:family="text">
      <style:text-properties officeooo:rsid="0e5e9878"/>
    </style:style>
    <style:style style:name="T1583" style:family="text">
      <style:text-properties officeooo:rsid="0e5f6faf"/>
    </style:style>
    <style:style style:name="T1584" style:family="text">
      <style:text-properties officeooo:rsid="0e5fd05f"/>
    </style:style>
    <style:style style:name="T1585" style:family="text">
      <style:text-properties officeooo:rsid="0e612a58"/>
    </style:style>
    <style:style style:name="T1586" style:family="text">
      <style:text-properties officeooo:rsid="0e651020"/>
    </style:style>
    <style:style style:name="T1587" style:family="text">
      <style:text-properties officeooo:rsid="0e65ee63"/>
    </style:style>
    <style:style style:name="T1588" style:family="text">
      <style:text-properties officeooo:rsid="0e691bb6"/>
    </style:style>
    <style:style style:name="T1589" style:family="text">
      <style:text-properties officeooo:rsid="0e6d5c25"/>
    </style:style>
    <style:style style:name="T1590" style:family="text">
      <style:text-properties officeooo:rsid="0e752868"/>
    </style:style>
    <style:style style:name="T1591" style:family="text">
      <style:text-properties officeooo:rsid="0e7a29b3"/>
    </style:style>
    <style:style style:name="T1592" style:family="text">
      <style:text-properties officeooo:rsid="0e7ba7ce"/>
    </style:style>
    <style:style style:name="T1593" style:family="text">
      <style:text-properties officeooo:rsid="0e7d5217"/>
    </style:style>
    <style:style style:name="T1594" style:family="text">
      <style:text-properties officeooo:rsid="0e7e2918"/>
    </style:style>
    <style:style style:name="T1595" style:family="text">
      <style:text-properties officeooo:rsid="0e829b74"/>
    </style:style>
    <style:style style:name="T1596" style:family="text">
      <style:text-properties officeooo:rsid="0e84bcb6"/>
    </style:style>
    <style:style style:name="T1597" style:family="text">
      <style:text-properties officeooo:rsid="0e879292"/>
    </style:style>
    <style:style style:name="T1598" style:family="text">
      <style:text-properties officeooo:rsid="0e891707"/>
    </style:style>
    <style:style style:name="T1599" style:family="text">
      <style:text-properties officeooo:rsid="0e9a77a6"/>
    </style:style>
    <style:style style:name="T1600" style:family="text">
      <style:text-properties officeooo:rsid="0e9e56e0"/>
    </style:style>
    <style:style style:name="T1601" style:family="text">
      <style:text-properties officeooo:rsid="0ea10557"/>
    </style:style>
    <style:style style:name="T1602" style:family="text">
      <style:text-properties officeooo:rsid="0ea288ce"/>
    </style:style>
    <style:style style:name="T1603" style:family="text">
      <style:text-properties officeooo:rsid="0ea363da"/>
    </style:style>
    <style:style style:name="T1604" style:family="text">
      <style:text-properties officeooo:rsid="0ea8b228"/>
    </style:style>
    <style:style style:name="T1605" style:family="text">
      <style:text-properties officeooo:rsid="0eacacd2"/>
    </style:style>
    <style:style style:name="T1606" style:family="text">
      <style:text-properties officeooo:rsid="0eb26cff"/>
    </style:style>
    <style:style style:name="T1607" style:family="text">
      <style:text-properties officeooo:rsid="0eb5b240"/>
    </style:style>
    <style:style style:name="T1608" style:family="text">
      <style:text-properties officeooo:rsid="0ec56be0"/>
    </style:style>
    <style:style style:name="T1609" style:family="text">
      <style:text-properties officeooo:rsid="0ec68315"/>
    </style:style>
    <style:style style:name="T1610" style:family="text">
      <style:text-properties officeooo:rsid="0ec78254"/>
    </style:style>
    <style:style style:name="T1611" style:family="text">
      <style:text-properties officeooo:rsid="0ecb3f77"/>
    </style:style>
    <style:style style:name="T1612" style:family="text">
      <style:text-properties officeooo:rsid="0ecb4837"/>
    </style:style>
    <style:style style:name="T1613" style:family="text">
      <style:text-properties officeooo:rsid="0ecffc8d"/>
    </style:style>
    <style:style style:name="T1614" style:family="text">
      <style:text-properties officeooo:rsid="0ed1aa57"/>
    </style:style>
    <style:style style:name="T1615" style:family="text">
      <style:text-properties officeooo:rsid="0ed413fa"/>
    </style:style>
    <style:style style:name="T1616" style:family="text">
      <style:text-properties officeooo:rsid="0ed79214"/>
    </style:style>
    <style:style style:name="T1617" style:family="text">
      <style:text-properties officeooo:rsid="0efc01c0"/>
    </style:style>
    <style:style style:name="T1618" style:family="text">
      <style:text-properties officeooo:rsid="0eff5c78"/>
    </style:style>
    <style:style style:name="T1619" style:family="text">
      <style:text-properties officeooo:rsid="0effdd1f"/>
    </style:style>
    <style:style style:name="T1620" style:family="text">
      <style:text-properties officeooo:rsid="0f01155c"/>
    </style:style>
    <style:style style:name="T1621" style:family="text">
      <style:text-properties officeooo:rsid="0f038f41"/>
    </style:style>
    <style:style style:name="T1622" style:family="text">
      <style:text-properties officeooo:rsid="0f03c176"/>
    </style:style>
    <style:style style:name="T1623" style:family="text">
      <style:text-properties officeooo:rsid="0f06632b"/>
    </style:style>
    <style:style style:name="T1624" style:family="text">
      <style:text-properties officeooo:rsid="0f0838c5"/>
    </style:style>
    <style:style style:name="T1625" style:family="text">
      <style:text-properties officeooo:rsid="0f0a87a0"/>
    </style:style>
    <style:style style:name="T1626" style:family="text">
      <style:text-properties officeooo:rsid="0f0e5bdd"/>
    </style:style>
    <style:style style:name="T1627" style:family="text">
      <style:text-properties officeooo:rsid="0f11c374"/>
    </style:style>
    <style:style style:name="T1628" style:family="text">
      <style:text-properties officeooo:rsid="0f14cbdb"/>
    </style:style>
    <style:style style:name="T1629" style:family="text">
      <style:text-properties officeooo:rsid="0f1735e4"/>
    </style:style>
    <style:style style:name="T1630" style:family="text">
      <style:text-properties officeooo:rsid="0f197a7d"/>
    </style:style>
    <style:style style:name="T1631" style:family="text">
      <style:text-properties officeooo:rsid="0f1e029b"/>
    </style:style>
    <style:style style:name="T1632" style:family="text">
      <style:text-properties officeooo:rsid="0f1e3e07"/>
    </style:style>
    <style:style style:name="T1633" style:family="text">
      <style:text-properties officeooo:rsid="0f1f522a"/>
    </style:style>
    <style:style style:name="T1634" style:family="text">
      <style:text-properties officeooo:rsid="0f22411a"/>
    </style:style>
    <style:style style:name="T1635" style:family="text">
      <style:text-properties officeooo:rsid="0f24c67a"/>
    </style:style>
    <style:style style:name="T1636" style:family="text">
      <style:text-properties officeooo:rsid="0f264021"/>
    </style:style>
    <style:style style:name="T1637" style:family="text">
      <style:text-properties officeooo:rsid="0f29a54b"/>
    </style:style>
    <style:style style:name="T1638" style:family="text">
      <style:text-properties officeooo:rsid="0f1d5b3d"/>
    </style:style>
    <style:style style:name="T1639" style:family="text">
      <style:text-properties officeooo:rsid="0f2cc6d7"/>
    </style:style>
    <style:style style:name="T1640" style:family="text">
      <style:text-properties officeooo:rsid="0f2e8783"/>
    </style:style>
    <style:style style:name="T1641" style:family="text">
      <style:text-properties officeooo:rsid="0f3122b6"/>
    </style:style>
    <style:style style:name="T1642" style:family="text">
      <style:text-properties officeooo:rsid="0f32e783"/>
    </style:style>
    <style:style style:name="T1643" style:family="text">
      <style:text-properties officeooo:rsid="0f336952"/>
    </style:style>
    <style:style style:name="T1644" style:family="text">
      <style:text-properties officeooo:rsid="0f354d78"/>
    </style:style>
    <style:style style:name="T1645" style:family="text">
      <style:text-properties officeooo:rsid="0f3d4b2a"/>
    </style:style>
    <style:style style:name="T1646" style:family="text">
      <style:text-properties officeooo:rsid="0f4014eb"/>
    </style:style>
    <style:style style:name="T1647" style:family="text">
      <style:text-properties officeooo:rsid="0f42bf0a"/>
    </style:style>
    <style:style style:name="T1648" style:family="text">
      <style:text-properties officeooo:rsid="0f43a588"/>
    </style:style>
    <style:style style:name="T1649" style:family="text">
      <style:text-properties officeooo:rsid="0f43e702"/>
    </style:style>
    <style:style style:name="T1650" style:family="text">
      <style:text-properties officeooo:rsid="0f4f50a0"/>
    </style:style>
    <style:style style:name="T1651" style:family="text">
      <style:text-properties officeooo:rsid="0f503680"/>
    </style:style>
    <style:style style:name="T1652" style:family="text">
      <style:text-properties officeooo:rsid="0f5721c6"/>
    </style:style>
    <style:style style:name="T1653" style:family="text">
      <style:text-properties officeooo:rsid="0f5f3e09"/>
    </style:style>
    <style:style style:name="T1654" style:family="text">
      <style:text-properties officeooo:rsid="0f6475d7"/>
    </style:style>
    <style:style style:name="T1655" style:family="text">
      <style:text-properties officeooo:rsid="0f6685b4"/>
    </style:style>
    <style:style style:name="T1656" style:family="text">
      <style:text-properties officeooo:rsid="0f67939c"/>
    </style:style>
    <style:style style:name="T1657" style:family="text">
      <style:text-properties officeooo:rsid="0f6a0cbb"/>
    </style:style>
    <style:style style:name="T1658" style:family="text">
      <style:text-properties officeooo:rsid="0f6c9844"/>
    </style:style>
    <style:style style:name="T1659" style:family="text">
      <style:text-properties officeooo:rsid="0f6f8702"/>
    </style:style>
    <style:style style:name="T1660" style:family="text">
      <style:text-properties officeooo:rsid="0f8083b0"/>
    </style:style>
    <style:style style:name="T1661" style:family="text">
      <style:text-properties officeooo:rsid="0f83c65a"/>
    </style:style>
    <style:style style:name="T1662" style:family="text">
      <style:text-properties officeooo:rsid="0f866f61"/>
    </style:style>
    <style:style style:name="T1663" style:family="text">
      <style:text-properties officeooo:rsid="0f87def7"/>
    </style:style>
    <style:style style:name="T1664" style:family="text">
      <style:text-properties officeooo:rsid="0f8a8faa"/>
    </style:style>
    <style:style style:name="T1665" style:family="text">
      <style:text-properties officeooo:rsid="0f8b672a"/>
    </style:style>
    <style:style style:name="T1666" style:family="text">
      <style:text-properties officeooo:rsid="0f8eac43"/>
    </style:style>
    <style:style style:name="T1667" style:family="text">
      <style:text-properties officeooo:rsid="0f8f8d5c"/>
    </style:style>
    <style:style style:name="T1668" style:family="text">
      <style:text-properties officeooo:rsid="0f91569d"/>
    </style:style>
    <style:style style:name="T1669" style:family="text">
      <style:text-properties officeooo:rsid="0f92c344"/>
    </style:style>
    <style:style style:name="T1670" style:family="text">
      <style:text-properties officeooo:rsid="0f947a33"/>
    </style:style>
    <style:style style:name="T1671" style:family="text">
      <style:text-properties officeooo:rsid="0f9aafa5"/>
    </style:style>
    <style:style style:name="T1672" style:family="text">
      <style:text-properties officeooo:rsid="0f9f89e1"/>
    </style:style>
    <style:style style:name="T1673" style:family="text">
      <style:text-properties officeooo:rsid="0f9fb7a2"/>
    </style:style>
    <style:style style:name="T1674" style:family="text">
      <style:text-properties officeooo:rsid="0fa3592c"/>
    </style:style>
    <style:style style:name="T1675" style:family="text">
      <style:text-properties officeooo:rsid="0fa9f5a5"/>
    </style:style>
    <style:style style:name="T1676" style:family="text">
      <style:text-properties officeooo:rsid="0fa19317"/>
    </style:style>
    <style:style style:name="T1677" style:family="text">
      <style:text-properties officeooo:rsid="0facc3a2"/>
    </style:style>
    <style:style style:name="T1678" style:family="text">
      <style:text-properties officeooo:rsid="0fadee6d"/>
    </style:style>
    <style:style style:name="T1679" style:family="text">
      <style:text-properties officeooo:rsid="0fae32f1"/>
    </style:style>
    <style:style style:name="T1680" style:family="text">
      <style:text-properties officeooo:rsid="0fafdcc2"/>
    </style:style>
    <style:style style:name="T1681" style:family="text">
      <style:text-properties officeooo:rsid="0fb105cd"/>
    </style:style>
    <style:style style:name="T1682" style:family="text">
      <style:text-properties officeooo:rsid="0fb486e3"/>
    </style:style>
    <style:style style:name="T1683" style:family="text">
      <style:text-properties officeooo:rsid="0fb52705"/>
    </style:style>
    <style:style style:name="T1684" style:family="text">
      <style:text-properties officeooo:rsid="0fb8e1f2"/>
    </style:style>
    <style:style style:name="T1685" style:family="text">
      <style:text-properties officeooo:rsid="0fbcaf21"/>
    </style:style>
    <style:style style:name="T1686" style:family="text">
      <style:text-properties officeooo:rsid="0fd3684b"/>
    </style:style>
    <style:style style:name="T1687" style:family="text">
      <style:text-properties officeooo:rsid="0fd5360e"/>
    </style:style>
    <style:style style:name="T1688" style:family="text">
      <style:text-properties officeooo:rsid="0fd59db4"/>
    </style:style>
    <style:style style:name="T1689" style:family="text">
      <style:text-properties officeooo:rsid="0fd91836"/>
    </style:style>
    <style:style style:name="T1690" style:family="text">
      <style:text-properties officeooo:rsid="0fde9da0"/>
    </style:style>
    <style:style style:name="T1691" style:family="text">
      <style:text-properties officeooo:rsid="0fe73a8f"/>
    </style:style>
    <style:style style:name="T1692" style:family="text">
      <style:text-properties officeooo:rsid="0fd30e5c"/>
    </style:style>
    <style:style style:name="T1693" style:family="text">
      <style:text-properties officeooo:rsid="0fe96b5f"/>
    </style:style>
    <style:style style:name="T1694" style:family="text">
      <style:text-properties officeooo:rsid="0fea82d4"/>
    </style:style>
    <style:style style:name="T1695" style:family="text">
      <style:text-properties officeooo:rsid="0feafe9f"/>
    </style:style>
    <style:style style:name="T1696" style:family="text">
      <style:text-properties officeooo:rsid="0ff3106b"/>
    </style:style>
    <style:style style:name="T1697" style:family="text">
      <style:text-properties officeooo:rsid="0ff72110"/>
    </style:style>
    <style:style style:name="T1698" style:family="text">
      <style:text-properties officeooo:rsid="0ff91a4f"/>
    </style:style>
    <style:style style:name="T1699" style:family="text">
      <style:text-properties officeooo:rsid="0ffa780e"/>
    </style:style>
    <style:style style:name="T1700" style:family="text">
      <style:text-properties officeooo:rsid="0ffdecb5"/>
    </style:style>
    <style:style style:name="T1701" style:family="text">
      <style:text-properties officeooo:rsid="10039a4e"/>
    </style:style>
    <style:style style:name="T1702" style:family="text">
      <style:text-properties officeooo:rsid="1004ac36"/>
    </style:style>
    <style:style style:name="T1703" style:family="text">
      <style:text-properties officeooo:rsid="10104e0c"/>
    </style:style>
    <style:style style:name="T1704" style:family="text">
      <style:text-properties officeooo:rsid="10113c30"/>
    </style:style>
    <style:style style:name="T1705" style:family="text">
      <style:text-properties officeooo:rsid="1017269a"/>
    </style:style>
    <style:style style:name="T1706" style:family="text">
      <style:text-properties officeooo:rsid="101861d0"/>
    </style:style>
    <style:style style:name="T1707" style:family="text">
      <style:text-properties officeooo:rsid="101abb4e"/>
    </style:style>
    <style:style style:name="T1708" style:family="text">
      <style:text-properties officeooo:rsid="102051ee"/>
    </style:style>
    <style:style style:name="T1709" style:family="text">
      <style:text-properties officeooo:rsid="1025251b"/>
    </style:style>
    <style:style style:name="T1710" style:family="text">
      <style:text-properties officeooo:rsid="1025a0f8"/>
    </style:style>
    <style:style style:name="T1711" style:family="text">
      <style:text-properties officeooo:rsid="10267b36"/>
    </style:style>
    <style:style style:name="T1712" style:family="text">
      <style:text-properties officeooo:rsid="1026a2ab"/>
    </style:style>
    <style:style style:name="T1713" style:family="text">
      <style:text-properties officeooo:rsid="102bc2a4"/>
    </style:style>
    <style:style style:name="T1714" style:family="text">
      <style:text-properties officeooo:rsid="102ce75a"/>
    </style:style>
    <style:style style:name="T1715" style:family="text">
      <style:text-properties officeooo:rsid="102d9dc4"/>
    </style:style>
    <style:style style:name="T1716" style:family="text">
      <style:text-properties officeooo:rsid="102de773"/>
    </style:style>
    <style:style style:name="T1717" style:family="text">
      <style:text-properties officeooo:rsid="102f6c64"/>
    </style:style>
    <style:style style:name="T1718" style:family="text">
      <style:text-properties officeooo:rsid="10320a34"/>
    </style:style>
    <style:style style:name="T1719" style:family="text">
      <style:text-properties officeooo:rsid="1039730a"/>
    </style:style>
    <style:style style:name="T1720" style:family="text">
      <style:text-properties officeooo:rsid="103ebaa5"/>
    </style:style>
    <style:style style:name="T1721" style:family="text">
      <style:text-properties officeooo:rsid="10408004"/>
    </style:style>
    <style:style style:name="T1722" style:family="text">
      <style:text-properties officeooo:rsid="1040f293"/>
    </style:style>
    <style:style style:name="T1723" style:family="text">
      <style:text-properties officeooo:rsid="1048e176"/>
    </style:style>
    <style:style style:name="T1724" style:family="text">
      <style:text-properties officeooo:rsid="105637fa"/>
    </style:style>
    <style:style style:name="T1725" style:family="text">
      <style:text-properties officeooo:rsid="1058f1f1"/>
    </style:style>
    <style:style style:name="T1726" style:family="text">
      <style:text-properties officeooo:rsid="105aca22"/>
    </style:style>
    <style:style style:name="T1727" style:family="text">
      <style:text-properties officeooo:rsid="105c5e9f"/>
    </style:style>
    <style:style style:name="T1728" style:family="text">
      <style:text-properties officeooo:rsid="105ee9b7"/>
    </style:style>
    <style:style style:name="T1729" style:family="text">
      <style:text-properties officeooo:rsid="105ff1a5"/>
    </style:style>
    <style:style style:name="T1730" style:family="text">
      <style:text-properties officeooo:rsid="1060104e"/>
    </style:style>
    <style:style style:name="T1731" style:family="text">
      <style:text-properties officeooo:rsid="10619e14"/>
    </style:style>
    <style:style style:name="T1732" style:family="text">
      <style:text-properties officeooo:rsid="10654c39"/>
    </style:style>
    <style:style style:name="T1733" style:family="text">
      <style:text-properties officeooo:rsid="1069684d"/>
    </style:style>
    <style:style style:name="T1734" style:family="text">
      <style:text-properties officeooo:rsid="106a543e"/>
    </style:style>
    <style:style style:name="T1735" style:family="text">
      <style:text-properties officeooo:rsid="106c8ad4"/>
    </style:style>
    <style:style style:name="T1736" style:family="text">
      <style:text-properties officeooo:rsid="106d9285"/>
    </style:style>
    <style:style style:name="T1737" style:family="text">
      <style:text-properties officeooo:rsid="106eb7b6"/>
    </style:style>
    <style:style style:name="T1738" style:family="text">
      <style:text-properties officeooo:rsid="10716eba"/>
    </style:style>
    <style:style style:name="T1739" style:family="text">
      <style:text-properties officeooo:rsid="1073e8ee"/>
    </style:style>
    <style:style style:name="T1740" style:family="text">
      <style:text-properties officeooo:rsid="10746ea4"/>
    </style:style>
    <style:style style:name="T1741" style:family="text">
      <style:text-properties officeooo:rsid="1076cd9c"/>
    </style:style>
    <style:style style:name="T1742" style:family="text">
      <style:text-properties officeooo:rsid="107771c4"/>
    </style:style>
    <style:style style:name="T1743" style:family="text">
      <style:text-properties officeooo:rsid="1077fd69"/>
    </style:style>
    <style:style style:name="T1744" style:family="text">
      <style:text-properties officeooo:rsid="107a2708"/>
    </style:style>
    <style:style style:name="T1745" style:family="text">
      <style:text-properties officeooo:rsid="107a7296"/>
    </style:style>
    <style:style style:name="T1746" style:family="text">
      <style:text-properties officeooo:rsid="107d548f"/>
    </style:style>
    <style:style style:name="T1747" style:family="text">
      <style:text-properties officeooo:rsid="107e401e"/>
    </style:style>
    <style:style style:name="T1748" style:family="text">
      <style:text-properties officeooo:rsid="107f8568"/>
    </style:style>
    <style:style style:name="T1749" style:family="text">
      <style:text-properties officeooo:rsid="1087781e"/>
    </style:style>
    <style:style style:name="T1750" style:family="text">
      <style:text-properties officeooo:rsid="108c42f4"/>
    </style:style>
    <style:style style:name="T1751" style:family="text">
      <style:text-properties officeooo:rsid="108d8f86"/>
    </style:style>
    <style:style style:name="T1752" style:family="text">
      <style:text-properties officeooo:rsid="1083084c"/>
    </style:style>
    <style:style style:name="T1753" style:family="text">
      <style:text-properties officeooo:rsid="108f056d"/>
    </style:style>
    <style:style style:name="T1754" style:family="text">
      <style:text-properties officeooo:rsid="109070dc"/>
    </style:style>
    <style:style style:name="T1755" style:family="text">
      <style:text-properties officeooo:rsid="109ed546"/>
    </style:style>
    <style:style style:name="T1756" style:family="text">
      <style:text-properties officeooo:rsid="109fea35"/>
    </style:style>
    <style:style style:name="T1757" style:family="text">
      <style:text-properties officeooo:rsid="10a04de3"/>
    </style:style>
    <style:style style:name="T1758" style:family="text">
      <style:text-properties officeooo:rsid="10a64ec3"/>
    </style:style>
    <style:style style:name="T1759" style:family="text">
      <style:text-properties officeooo:rsid="10a79003"/>
    </style:style>
    <style:style style:name="T1760" style:family="text">
      <style:text-properties officeooo:rsid="10b7230f"/>
    </style:style>
    <style:style style:name="T1761" style:family="text">
      <style:text-properties officeooo:rsid="10b972d0"/>
    </style:style>
    <style:style style:name="T1762" style:family="text">
      <style:text-properties officeooo:rsid="10bec70c"/>
    </style:style>
    <style:style style:name="T1763" style:family="text">
      <style:text-properties officeooo:rsid="10c08b2b"/>
    </style:style>
    <style:style style:name="T1764" style:family="text">
      <style:text-properties officeooo:rsid="10c2484d"/>
    </style:style>
    <style:style style:name="T1765" style:family="text">
      <style:text-properties officeooo:rsid="10c8c137"/>
    </style:style>
    <style:style style:name="T1766" style:family="text">
      <style:text-properties officeooo:rsid="10cb58f4"/>
    </style:style>
    <style:style style:name="T1767" style:family="text">
      <style:text-properties officeooo:rsid="10d180c1"/>
    </style:style>
    <style:style style:name="T1768" style:family="text">
      <style:text-properties officeooo:rsid="10d3b03e"/>
    </style:style>
    <style:style style:name="T1769" style:family="text">
      <style:text-properties officeooo:rsid="10d45c49"/>
    </style:style>
    <style:style style:name="T1770" style:family="text">
      <style:text-properties officeooo:rsid="10e0e6ea"/>
    </style:style>
    <style:style style:name="T1771" style:family="text">
      <style:text-properties officeooo:rsid="10ee8345"/>
    </style:style>
    <style:style style:name="T1772" style:family="text">
      <style:text-properties officeooo:rsid="10f589ca"/>
    </style:style>
    <style:style style:name="T1773" style:family="text">
      <style:text-properties officeooo:rsid="10f931f2"/>
    </style:style>
    <style:style style:name="T1774" style:family="text">
      <style:text-properties officeooo:rsid="10fea850"/>
    </style:style>
    <style:style style:name="T1775" style:family="text">
      <style:text-properties officeooo:rsid="11022cb6"/>
    </style:style>
    <style:style style:name="T1776" style:family="text">
      <style:text-properties officeooo:rsid="1104a203"/>
    </style:style>
    <style:style style:name="T1777" style:family="text">
      <style:text-properties officeooo:rsid="11062587"/>
    </style:style>
    <style:style style:name="T1778" style:family="text">
      <style:text-properties officeooo:rsid="1109936d"/>
    </style:style>
    <style:style style:name="T1779" style:family="text">
      <style:text-properties officeooo:rsid="110c0806"/>
    </style:style>
    <style:style style:name="T1780" style:family="text">
      <style:text-properties officeooo:rsid="110d62a6"/>
    </style:style>
    <style:style style:name="T1781" style:family="text">
      <style:text-properties officeooo:rsid="1111b2fb"/>
    </style:style>
    <style:style style:name="T1782" style:family="text">
      <style:text-properties officeooo:rsid="11127942"/>
    </style:style>
    <style:style style:name="T1783" style:family="text">
      <style:text-properties officeooo:rsid="1114a583"/>
    </style:style>
    <style:style style:name="T1784" style:family="text">
      <style:text-properties officeooo:rsid="1121ea2e"/>
    </style:style>
    <style:style style:name="T1785" style:family="text">
      <style:text-properties officeooo:rsid="11236e8a"/>
    </style:style>
    <style:style style:name="T1786" style:family="text">
      <style:text-properties officeooo:rsid="112560b8"/>
    </style:style>
    <style:style style:name="T1787" style:family="text">
      <style:text-properties officeooo:rsid="1126c4f3"/>
    </style:style>
    <style:style style:name="T1788" style:family="text">
      <style:text-properties officeooo:rsid="11287947"/>
    </style:style>
    <style:style style:name="T1789" style:family="text">
      <style:text-properties officeooo:rsid="112ac70c"/>
    </style:style>
    <style:style style:name="T1790" style:family="text">
      <style:text-properties officeooo:rsid="112d2be4"/>
    </style:style>
    <style:style style:name="T1791" style:family="text">
      <style:text-properties officeooo:rsid="11338cb1"/>
    </style:style>
    <style:style style:name="T1792" style:family="text">
      <style:text-properties officeooo:rsid="1137e7c0"/>
    </style:style>
    <style:style style:name="T1793" style:family="text">
      <style:text-properties officeooo:rsid="113a96a9"/>
    </style:style>
    <style:style style:name="T1794" style:family="text">
      <style:text-properties officeooo:rsid="113ed3da"/>
    </style:style>
    <style:style style:name="T1795" style:family="text">
      <style:text-properties officeooo:rsid="1142c5ef"/>
    </style:style>
    <style:style style:name="T1796" style:family="text">
      <style:text-properties officeooo:rsid="114323dd"/>
    </style:style>
    <style:style style:name="T1797" style:family="text">
      <style:text-properties officeooo:rsid="1143a204"/>
    </style:style>
    <style:style style:name="T1798" style:family="text">
      <style:text-properties officeooo:rsid="114a32f4"/>
    </style:style>
    <style:style style:name="T1799" style:family="text">
      <style:text-properties officeooo:rsid="114bcbdf"/>
    </style:style>
    <style:style style:name="T1800" style:family="text">
      <style:text-properties officeooo:rsid="114d9c13"/>
    </style:style>
    <style:style style:name="T1801" style:family="text">
      <style:text-properties officeooo:rsid="114eaad8"/>
    </style:style>
    <style:style style:name="T1802" style:family="text">
      <style:text-properties officeooo:rsid="11509398"/>
    </style:style>
    <style:style style:name="T1803" style:family="text">
      <style:text-properties officeooo:rsid="11521dde"/>
    </style:style>
    <style:style style:name="T1804" style:family="text">
      <style:text-properties officeooo:rsid="11562de9"/>
    </style:style>
    <style:style style:name="T1805" style:family="text">
      <style:text-properties officeooo:rsid="1161bc65"/>
    </style:style>
    <style:style style:name="T1806" style:family="text">
      <style:text-properties officeooo:rsid="1162d341"/>
    </style:style>
    <style:style style:name="T1807" style:family="text">
      <style:text-properties officeooo:rsid="11656db3"/>
    </style:style>
    <style:style style:name="T1808" style:family="text">
      <style:text-properties officeooo:rsid="11668cc4"/>
    </style:style>
    <style:style style:name="T1809" style:family="text">
      <style:text-properties officeooo:rsid="1168a699"/>
    </style:style>
    <style:style style:name="T1810" style:family="text">
      <style:text-properties officeooo:rsid="1175579f"/>
    </style:style>
    <style:style style:name="T1811" style:family="text">
      <style:text-properties officeooo:rsid="1177899d"/>
    </style:style>
    <style:style style:name="T1812" style:family="text">
      <style:text-properties officeooo:rsid="1178fda1"/>
    </style:style>
    <style:style style:name="T1813" style:family="text">
      <style:text-properties officeooo:rsid="11790ff3"/>
    </style:style>
    <style:style style:name="T1814" style:family="text">
      <style:text-properties officeooo:rsid="117c7ada"/>
    </style:style>
    <style:style style:name="T1815" style:family="text">
      <style:text-properties officeooo:rsid="117f99f0"/>
    </style:style>
    <style:style style:name="T1816" style:family="text">
      <style:text-properties officeooo:rsid="1181960f"/>
    </style:style>
    <style:style style:name="T1817" style:family="text">
      <style:text-properties officeooo:rsid="1182ad31"/>
    </style:style>
    <style:style style:name="T1818" style:family="text">
      <style:text-properties officeooo:rsid="1183a4c7"/>
    </style:style>
    <style:style style:name="T1819" style:family="text">
      <style:text-properties officeooo:rsid="118791f7"/>
    </style:style>
    <style:style style:name="T1820" style:family="text">
      <style:text-properties officeooo:rsid="118ad92d"/>
    </style:style>
    <style:style style:name="T1821" style:family="text">
      <style:text-properties officeooo:rsid="118cc6d2"/>
    </style:style>
    <style:style style:name="T1822" style:family="text">
      <style:text-properties officeooo:rsid="118d88f6"/>
    </style:style>
    <style:style style:name="T1823" style:family="text">
      <style:text-properties officeooo:rsid="1192933e"/>
    </style:style>
    <style:style style:name="T1824" style:family="text">
      <style:text-properties officeooo:rsid="119725a7"/>
    </style:style>
    <style:style style:name="T1825" style:family="text">
      <style:text-properties officeooo:rsid="119959f3"/>
    </style:style>
    <style:style style:name="T1826" style:family="text">
      <style:text-properties officeooo:rsid="119c2cb2"/>
    </style:style>
    <style:style style:name="T1827" style:family="text">
      <style:text-properties officeooo:rsid="119ca57c"/>
    </style:style>
    <style:style style:name="T1828" style:family="text">
      <style:text-properties officeooo:rsid="119dd7a4"/>
    </style:style>
    <style:style style:name="T1829" style:family="text">
      <style:text-properties officeooo:rsid="119e9aa6"/>
    </style:style>
    <style:style style:name="T1830" style:family="text">
      <style:text-properties officeooo:rsid="119f3b77"/>
    </style:style>
    <style:style style:name="T1831" style:family="text">
      <style:text-properties officeooo:rsid="11a1f2d9"/>
    </style:style>
    <style:style style:name="T1832" style:family="text">
      <style:text-properties officeooo:rsid="11a31bf2"/>
    </style:style>
    <style:style style:name="T1833" style:family="text">
      <style:text-properties officeooo:rsid="11a4b0d8"/>
    </style:style>
    <style:style style:name="T1834" style:family="text">
      <style:text-properties officeooo:rsid="11a79e1c"/>
    </style:style>
    <style:style style:name="T1835" style:family="text">
      <style:text-properties officeooo:rsid="11a94f6e"/>
    </style:style>
    <style:style style:name="T1836" style:family="text">
      <style:text-properties officeooo:rsid="11a95d2d"/>
    </style:style>
    <style:style style:name="T1837" style:family="text">
      <style:text-properties officeooo:rsid="11a9cc4d"/>
    </style:style>
    <style:style style:name="T1838" style:family="text">
      <style:text-properties officeooo:rsid="11aa5487"/>
    </style:style>
    <style:style style:name="T1839" style:family="text">
      <style:text-properties officeooo:rsid="11abda10"/>
    </style:style>
    <style:style style:name="T1840" style:family="text">
      <style:text-properties officeooo:rsid="11ae425b"/>
    </style:style>
    <style:style style:name="T1841" style:family="text">
      <style:text-properties officeooo:rsid="11b45ca8"/>
    </style:style>
    <style:style style:name="T1842" style:family="text">
      <style:text-properties officeooo:rsid="11b56b9d"/>
    </style:style>
    <style:style style:name="T1843" style:family="text">
      <style:text-properties officeooo:rsid="11b6668c"/>
    </style:style>
    <style:style style:name="T1844" style:family="text">
      <style:text-properties officeooo:rsid="11b79794"/>
    </style:style>
    <style:style style:name="T1845" style:family="text">
      <style:text-properties officeooo:rsid="11be0060"/>
    </style:style>
    <style:style style:name="T1846" style:family="text">
      <style:text-properties officeooo:rsid="11be5a8f"/>
    </style:style>
    <style:style style:name="T1847" style:family="text">
      <style:text-properties officeooo:rsid="11c4a690"/>
    </style:style>
    <style:style style:name="T1848" style:family="text">
      <style:text-properties officeooo:rsid="11c58ca2"/>
    </style:style>
    <style:style style:name="T1849" style:family="text">
      <style:text-properties officeooo:rsid="11ca37a7"/>
    </style:style>
    <style:style style:name="T1850" style:family="text">
      <style:text-properties officeooo:rsid="11ca4d77"/>
    </style:style>
    <style:style style:name="T1851" style:family="text">
      <style:text-properties officeooo:rsid="11cb4ac6"/>
    </style:style>
    <style:style style:name="T1852" style:family="text">
      <style:text-properties officeooo:rsid="11d07b09"/>
    </style:style>
    <style:style style:name="T1853" style:family="text">
      <style:text-properties officeooo:rsid="11d2e5cb"/>
    </style:style>
    <style:style style:name="T1854" style:family="text">
      <style:text-properties officeooo:rsid="11d4d72b"/>
    </style:style>
    <style:style style:name="T1855" style:family="text">
      <style:text-properties officeooo:rsid="11d963be"/>
    </style:style>
    <style:style style:name="T1856" style:family="text">
      <style:text-properties officeooo:rsid="11da949f"/>
    </style:style>
    <style:style style:name="T1857" style:family="text">
      <style:text-properties officeooo:rsid="11db7bb8"/>
    </style:style>
    <style:style style:name="T1858" style:family="text">
      <style:text-properties officeooo:rsid="11dc6ea7"/>
    </style:style>
    <style:style style:name="T1859" style:family="text">
      <style:text-properties officeooo:rsid="11dfafd9"/>
    </style:style>
    <style:style style:name="T1860" style:family="text">
      <style:text-properties officeooo:rsid="11e3938e"/>
    </style:style>
    <style:style style:name="T1861" style:family="text">
      <style:text-properties officeooo:rsid="11e77d70"/>
    </style:style>
    <style:style style:name="T1862" style:family="text">
      <style:text-properties officeooo:rsid="11e7a3a1"/>
    </style:style>
    <style:style style:name="T1863" style:family="text">
      <style:text-properties officeooo:rsid="11e8179f"/>
    </style:style>
    <style:style style:name="T1864" style:family="text">
      <style:text-properties officeooo:rsid="11e9a8cb"/>
    </style:style>
    <style:style style:name="T1865" style:family="text">
      <style:text-properties officeooo:rsid="11eb0f44"/>
    </style:style>
    <style:style style:name="T1866" style:family="text">
      <style:text-properties officeooo:rsid="11eceffb"/>
    </style:style>
    <style:style style:name="T1867" style:family="text">
      <style:text-properties officeooo:rsid="11ef46e1"/>
    </style:style>
    <style:style style:name="T1868" style:family="text">
      <style:text-properties officeooo:rsid="11efe824"/>
    </style:style>
    <style:style style:name="T1869" style:family="text">
      <style:text-properties officeooo:rsid="11f4ab8f"/>
    </style:style>
    <style:style style:name="T1870" style:family="text">
      <style:text-properties officeooo:rsid="11f9301c"/>
    </style:style>
    <style:style style:name="T1871" style:family="text">
      <style:text-properties officeooo:rsid="11fb1db0"/>
    </style:style>
    <style:style style:name="T1872" style:family="text">
      <style:text-properties officeooo:rsid="11fe128f"/>
    </style:style>
    <style:style style:name="T1873" style:family="text">
      <style:text-properties officeooo:rsid="11fff406"/>
    </style:style>
    <style:style style:name="T1874" style:family="text">
      <style:text-properties officeooo:rsid="1203c134"/>
    </style:style>
    <style:style style:name="T1875" style:family="text">
      <style:text-properties officeooo:rsid="12086683"/>
    </style:style>
    <style:style style:name="T1876" style:family="text">
      <style:text-properties officeooo:rsid="120c4c17"/>
    </style:style>
    <style:style style:name="T1877" style:family="text">
      <style:text-properties officeooo:rsid="12109feb"/>
    </style:style>
    <style:style style:name="T1878" style:family="text">
      <style:text-properties officeooo:rsid="12111139"/>
    </style:style>
    <style:style style:name="T1879" style:family="text">
      <style:text-properties officeooo:rsid="12134ee5"/>
    </style:style>
    <style:style style:name="T1880" style:family="text">
      <style:text-properties officeooo:rsid="12168c49"/>
    </style:style>
    <style:style style:name="T1881" style:family="text">
      <style:text-properties officeooo:rsid="1218bfac"/>
    </style:style>
    <style:style style:name="T1882" style:family="text">
      <style:text-properties officeooo:rsid="121942b8"/>
    </style:style>
    <style:style style:name="T1883" style:family="text">
      <style:text-properties officeooo:rsid="121ccf17"/>
    </style:style>
    <style:style style:name="T1884" style:family="text">
      <style:text-properties officeooo:rsid="12236c89"/>
    </style:style>
    <style:style style:name="T1885" style:family="text">
      <style:text-properties officeooo:rsid="1224ab93"/>
    </style:style>
    <style:style style:name="T1886" style:family="text">
      <style:text-properties officeooo:rsid="122559f7"/>
    </style:style>
    <style:style style:name="T1887" style:family="text">
      <style:text-properties officeooo:rsid="12298e57"/>
    </style:style>
    <style:style style:name="T1888" style:family="text">
      <style:text-properties officeooo:rsid="122b428b"/>
    </style:style>
    <style:style style:name="T1889" style:family="text">
      <style:text-properties officeooo:rsid="122c1e23"/>
    </style:style>
    <style:style style:name="T1890" style:family="text">
      <style:text-properties officeooo:rsid="12304bb0"/>
    </style:style>
    <style:style style:name="T1891" style:family="text">
      <style:text-properties officeooo:rsid="12321088"/>
    </style:style>
    <style:style style:name="T1892" style:family="text">
      <style:text-properties officeooo:rsid="1233bf7e"/>
    </style:style>
    <style:style style:name="T1893" style:family="text">
      <style:text-properties officeooo:rsid="1234d0e2"/>
    </style:style>
    <style:style style:name="T1894" style:family="text">
      <style:text-properties officeooo:rsid="1237bdc0"/>
    </style:style>
    <style:style style:name="T1895" style:family="text">
      <style:text-properties officeooo:rsid="12381ed6"/>
    </style:style>
    <style:style style:name="T1896" style:family="text">
      <style:text-properties officeooo:rsid="12390511"/>
    </style:style>
    <style:style style:name="T1897" style:family="text">
      <style:text-properties officeooo:rsid="123c2e39"/>
    </style:style>
    <style:style style:name="T1898" style:family="text">
      <style:text-properties officeooo:rsid="12406ace"/>
    </style:style>
    <style:style style:name="T1899" style:family="text">
      <style:text-properties officeooo:rsid="12429fdb"/>
    </style:style>
    <style:style style:name="T1900" style:family="text">
      <style:text-properties officeooo:rsid="12441f25"/>
    </style:style>
    <style:style style:name="T1901" style:family="text">
      <style:text-properties officeooo:rsid="1246feb4"/>
    </style:style>
    <style:style style:name="T1902" style:family="text">
      <style:text-properties officeooo:rsid="124739d2"/>
    </style:style>
    <style:style style:name="T1903" style:family="text">
      <style:text-properties officeooo:rsid="12482d30"/>
    </style:style>
    <style:style style:name="T1904" style:family="text">
      <style:text-properties officeooo:rsid="124939d7"/>
    </style:style>
    <style:style style:name="T1905" style:family="text">
      <style:text-properties officeooo:rsid="124e0a4d"/>
    </style:style>
    <style:style style:name="T1906" style:family="text">
      <style:text-properties officeooo:rsid="1254838e"/>
    </style:style>
    <style:style style:name="T1907" style:family="text">
      <style:text-properties officeooo:rsid="125573fb"/>
    </style:style>
    <style:style style:name="T1908" style:family="text">
      <style:text-properties officeooo:rsid="1257b56f"/>
    </style:style>
    <style:style style:name="T1909" style:family="text">
      <style:text-properties officeooo:rsid="125863b2"/>
    </style:style>
    <style:style style:name="T1910" style:family="text">
      <style:text-properties officeooo:rsid="12590e8b"/>
    </style:style>
    <style:style style:name="T1911" style:family="text">
      <style:text-properties officeooo:rsid="125e1b8f"/>
    </style:style>
    <style:style style:name="T1912" style:family="text">
      <style:text-properties officeooo:rsid="125e689e"/>
    </style:style>
    <style:style style:name="T1913" style:family="text">
      <style:text-properties officeooo:rsid="125e9b43"/>
    </style:style>
    <style:style style:name="T1914" style:family="text">
      <style:text-properties officeooo:rsid="12606afa"/>
    </style:style>
    <style:style style:name="T1915" style:family="text">
      <style:text-properties officeooo:rsid="1260b71a"/>
    </style:style>
    <style:style style:name="T1916" style:family="text">
      <style:text-properties officeooo:rsid="12654d61"/>
    </style:style>
    <style:style style:name="T1917" style:family="text">
      <style:text-properties officeooo:rsid="126b9aba"/>
    </style:style>
    <style:style style:name="T1918" style:family="text">
      <style:text-properties officeooo:rsid="126d3bb3"/>
    </style:style>
    <style:style style:name="T1919" style:family="text">
      <style:text-properties officeooo:rsid="126ed242"/>
    </style:style>
    <style:style style:name="T1920" style:family="text">
      <style:text-properties officeooo:rsid="12738e5f"/>
    </style:style>
    <style:style style:name="T1921" style:family="text">
      <style:text-properties officeooo:rsid="12787abc"/>
    </style:style>
    <style:style style:name="T1922" style:family="text">
      <style:text-properties officeooo:rsid="127b8121"/>
    </style:style>
    <style:style style:name="T1923" style:family="text">
      <style:text-properties officeooo:rsid="1288e50a"/>
    </style:style>
    <style:style style:name="T1924" style:family="text">
      <style:text-properties officeooo:rsid="128a2c38"/>
    </style:style>
    <style:style style:name="T1925" style:family="text">
      <style:text-properties officeooo:rsid="128e1a07"/>
    </style:style>
    <style:style style:name="T1926" style:family="text">
      <style:text-properties officeooo:rsid="12920069"/>
    </style:style>
    <style:style style:name="T1927" style:family="text">
      <style:text-properties officeooo:rsid="12939086"/>
    </style:style>
    <style:style style:name="T1928" style:family="text">
      <style:text-properties officeooo:rsid="1296a272"/>
    </style:style>
    <style:style style:name="T1929" style:family="text">
      <style:text-properties officeooo:rsid="12997695"/>
    </style:style>
    <style:style style:name="T1930" style:family="text">
      <style:text-properties officeooo:rsid="129fc335"/>
    </style:style>
    <style:style style:name="T1931" style:family="text">
      <style:text-properties officeooo:rsid="12a2fd19"/>
    </style:style>
    <style:style style:name="T1932" style:family="text">
      <style:text-properties officeooo:rsid="12aafb10"/>
    </style:style>
    <style:style style:name="T1933" style:family="text">
      <style:text-properties officeooo:rsid="12ad4cea"/>
    </style:style>
    <style:style style:name="T1934" style:family="text">
      <style:text-properties officeooo:rsid="12ae5d55"/>
    </style:style>
    <style:style style:name="T1935" style:family="text">
      <style:text-properties officeooo:rsid="12b4e2c2"/>
    </style:style>
    <style:style style:name="T1936" style:family="text">
      <style:text-properties officeooo:rsid="12b6e484"/>
    </style:style>
    <style:style style:name="T1937" style:family="text">
      <style:text-properties officeooo:rsid="12b7f03c"/>
    </style:style>
    <style:style style:name="T1938" style:family="text">
      <style:text-properties officeooo:rsid="12bb7440"/>
    </style:style>
    <style:style style:name="T1939" style:family="text">
      <style:text-properties officeooo:rsid="12bc1343"/>
    </style:style>
    <style:style style:name="T1940" style:family="text">
      <style:text-properties officeooo:rsid="12bd7c33"/>
    </style:style>
    <style:style style:name="T1941" style:family="text">
      <style:text-properties officeooo:rsid="12bec7bb"/>
    </style:style>
    <style:style style:name="T1942" style:family="text">
      <style:text-properties officeooo:rsid="12beefc1"/>
    </style:style>
    <style:style style:name="T1943" style:family="text">
      <style:text-properties officeooo:rsid="12c042f5"/>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oda Carne</text:p>
      <text:h text:style-name="P1031" text:outline-level="1">Introducción.</text:h>
      <text:h text:style-name="P1000" text:outline-level="2">Presentación.</text:h>
      <text:p text:style-name="P953">Hola, mi nombre es José Luis Quiroga Beltrán, el objetivo <text:span text:style-name="T4">de </text:span>ést<text:span text:style-name="T4">e</text:span> <text:span text:style-name="T4">video</text:span> es <text:span text:style-name="T270">darle unas buenas noticias y otras que no parecen buenas.</text:span></text:p>
      <text:p text:style-name="P953"><text:span text:style-name="T270">Amo La Lógica. Amo La Verdad. Amo La Vida. Amo La Libertad. Amo La Justicia. Espero serles fiel a lo largo de esta presentación.</text:span> <text:span text:style-name="T270">Y poder mostrar los argumentos, los conceptos, la evidencia y la forma en que ese amor me llevo, me hizo amar, a Yeshua, a mi Padre, a su Espíritu y al conjunto de textos comúnmente conocidos con el nombre de La Biblia.</text:span></text:p>
      <text:p text:style-name="P981">Así que este video es también una invitación a que usted busque, investigue, estudie, lea, analice esos argumentos, conceptos, evidencias, fuentes históricas, por su propia cuenta y llegue a sus propias conclusiones. <text:span text:style-name="T901">Y</text:span> <text:span text:style-name="T901">de</text:span> manera particular y especial, <text:span text:style-name="T901">una invitación a hacer esto con </text:span>los textos conocidos como La Biblia.</text:p>
      <text:h text:style-name="P1001" text:outline-level="2"><text:span text:style-name="T300">Advertencia</text:span>.</text:h>
      <text:p text:style-name="P954">A manera de advertencia debo decir que a lo largo de este video, y con la única intención de hacer mas efectiva la comunicación: voy a usar cualquier recurso de actuación que considere oportuno.</text:p>
      <text:p text:style-name="P955">Voy a actuar esta presentación. Voy a hacer énfasis en diferentes momentos y de diferentes maneras. <text:span text:style-name="T271">Voy a repetir, voy a aclarar, voy a subir el tono de voz. </text:span>Voy a parecer emocionado, enojado, sarcástico, burlón, triste, alegre. Voy a cantar, voy a orar, <text:span text:style-name="T274">voy a leer la biblia, voy a bailar, </text:span>voy a hacer lo que considere necesario para <text:span text:style-name="T271">comunicar lo que deseo comunicar</text:span>. <text:span text:style-name="T271">El objetivo no es solo conservar su atención. Es comunicar una idea. </text:span></text:p>
      <text:p text:style-name="P956">Espero lograr mi objetivo.</text:p>
      <text:p text:style-name="P958">Por ejemplo, en cualquier momento puedo cerrar mis ojos, levantar mi cabeza y mis manos y decir algo como:</text:p>
      <text:p text:style-name="P994"><text:soft-page-break/>Padre Celestial, te pido en el nombre <text:span text:style-name="T273">que es sobre todo nombre, en el nombre </text:span>de tu hijo Jesucristo, <text:span text:style-name="T297">de Yeshua Hamashiakh, que me des la sabiduría, la gracia y el poder de comunicar noticias efectivamente. Que</text:span> 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959">O puede que comience a cantar en cualquier momento:</text:p>
      <text:p text:style-name="P995">Nuestros corazones, insaciables son</text:p>
      <text:p text:style-name="P960">No se preocupe que no pienso convencerlo de que la biblia es cierta. Yo no puedo hacer eso. <text:span text:style-name="T275">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957">Está advertido. </text:p>
      <text:h text:style-name="P1000" text:outline-level="2">Preguntas.</text:h>
      <text:p text:style-name="P961"><text:span text:style-name="T5">Si alguien dice “C</text:span>reo en la biblia <text:span text:style-name="T5">y</text:span> creo en la ciencia”, <text:span text:style-name="T298">o “C</text:span>reo en la biblia <text:span text:style-name="T5">y</text:span> creo en la <text:span text:style-name="T298">verdad</text:span>”, <text:span text:style-name="T298">o “C</text:span>reo en la biblia <text:span text:style-name="T5">y</text:span> creo en la <text:span text:style-name="T298">lógica</text:span>”, <text:span text:style-name="T883">según la persona que lo escuche,</text:span> <text:span text:style-name="T298">es muy fácil pensar que dicha persona o no sabe mucho de lo uno</text:span>, <text:span text:style-name="T5">o no sabe mucho de lo otro, o vive en permanente contradicción y no le importa.</text:span></text:p>
      <text:p text:style-name="P962">Esto porque cuando se sabe algo <text:span text:style-name="T883">acerca </text:span>de <text:span text:style-name="T883">la biblia, algo acerca de la </text:span>ciencia <text:span text:style-name="T299">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963">Si el universo tiene 6 mil años, <text:span text:style-name="T26">el tiempo que ha pasado desde La Creación según la biblia</text:span>, ¿Como es posible que veamos estrellas que están a millones de años luz?</text:p>
      <text:p text:style-name="P964">¿<text:span text:style-name="T10">Como es posible que los dinosaurios hayan vivido hace 80 millones de años y que la biblia sea también cierta?</text:span></text:p>
      <text:p text:style-name="P966">¿Como es posible que el universo exista desde hace mas de <text:span text:style-name="T884">14 mil </text:span>millones de años y que la biblia sea también cierta?</text:p>
      <text:p text:style-name="P966"><text:soft-page-break/>¿Como es posible que la teoría de la evolución y la biblia sean ambas ciertas?</text:p>
      <text:p text:style-name="P968"><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965">Si es cierto lo que dice Jesucristo que nadie va al padre sino por el, <text:span text:style-name="T22">¿</text:span>Adán va al cielo o al infierno?</text:p>
      <text:p text:style-name="P985">¿Por qué en la biblia el lago de fuego <text:span text:style-name="T1890">que NUNCA</text:span> fue traducido como infierno, ahora resultó que es el infierno, y el <text:span text:style-name="T1890">Sheol hebreo </text:span>que <text:span text:style-name="T1890">SI</text:span> fue traducido <text:span text:style-name="T1890">en varias partes </text:span>como infierno, <text:span text:style-name="T1890">ahora</text:span> resulto un lugar al que van <text:span text:style-name="T1890">todos los muertos, los </text:span>buenos y <text:span text:style-name="T1890">los </text:span>malos?</text:p>
      <text:p text:style-name="P969">Si Dios <text:span text:style-name="T9">es bueno, es amor, </text:span>quiere la <text:span text:style-name="T7">salvación</text:span> de <text:span text:style-name="T7">todos y no hay nada imposible para el, ¿Por qué solo unos pocos se salvan?</text:span></text:p>
      <text:p text:style-name="P967">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885">¿Al fin qué? ¿Se necesita, o no se necesita, creer en Cristo para salvarse?</text:span></text:p>
      <text:p text:style-name="P967"><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 Es eso de un Dios justo?</text:span></text:p>
      <text:p text:style-name="P970">¿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886">Al fin y al cabo después de muertos no les duele nada. Mientras que a los que están en el infierno todo les duele por toda la eternidad. El infierno parece mas una idea del marqués de Sade. Ese del cual viene la palabra Sádico.</text:span></text:p>
      <text:p text:style-name="P970">¿Como es posible que la cronología de la historia Egipcia y la biblia sean ambas ciertas?</text:p>
      <text:p text:style-name="P972"><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text:soft-page-break/>mujeres, ancianos, niños, <text:span text:style-name="T12">incluso los de pecho, hombres</text:span> y animales, <text:span text:style-name="T12">todo, y no dejar nada con vida en Amalec?</text:span><text:span text:style-name="T12"><text:note text:id="ftn1" text:note-class="footnote"><text:note-citation>1</text:note-citation><text:note-body><text:p text:style-name="Footnote"><text:span text:style-name="T1168">1 Samuel 15:3 </text:span><text:a xlink:type="simple" xlink:href="https://www.biblegateway.com/passage/?search=1+Samuel+15%3A3&amp;version=RVA" text:style-name="Internet_20_link" text:visited-style-name="Visited_20_Internet_20_Link"><text:span text:style-name="T1168">RVA</text:span></text:a></text:p></text:note-body></text:note></text:span><text:span text:style-name="T12"> O sea, primero da el mandamiento de “no matar” y luego va y le ordena al rey, que El escogió, ir y matar hasta el gato en Amalec. </text:span></text:p>
      <text:p text:style-name="P973">El rey va y mata, asesina, mujeres, niños, hasta los de pecho, ancianos, hombres y animales, mata todo, asesina todo, hasta el gato <text:note text:id="ftn2" text:note-class="footnote"><text:note-citation>2</text:note-citation><text:note-body><text:p text:style-name="P946"><text:span text:style-name="T1168">1 Samuel 15:8,15 <text:s/></text:span><text:a xlink:type="simple" xlink:href="https://www.biblegateway.com/passage/?search=1+Samuel+15%3A8%2C15&amp;version=RVA" text:style-name="Internet_20_link" text:visited-style-name="Visited_20_Internet_20_Link"><text:span text:style-name="T1168">RVA</text:span></text:a></text:p></text:note-body></text:note>. Solo deja con vida al rey <text:span text:style-name="T277">de Amalec</text:span> y los mejores animales, con la intención de también matar los <text:span text:style-name="T887">animales</text:span> en sacrificio a ese Dios que le dio la orden de matar todo. </text:p>
      <text:p text:style-name="P992"><text:span text:style-name="T584">No, ese Dios bueno, que todo lo sabe, que muchos años antes había dado el mandamiento de no matar, pero que ahora parece que ya cambio de parecer y le da la orden de matar mujeres, ancianos y niños (hasta los de pecho) al rey que El escogió, le dice a su profeta: </text:span><text:span text:style-name="Bible_5f_text"><text:span text:style-name="T584">”</text:span></text:span><text:bookmark text:name="es-RVA-2015-7572"/><text:span text:style-name="Bible_5f_text">Me pesa haber puesto a Saúl como rey</text:span><text:span text:style-name="Bible_5f_text"><text:span text:style-name="T584">” </text:span></text:span><text:span text:style-name="Bible_5f_text"><text:span text:style-name="T584"><text:note text:id="ftn3" text:note-class="footnote"><text:note-citation>3</text:note-citation><text:note-body><text:p text:style-name="P947"><text:span text:style-name="T1169">1 Samuel 15:11 </text:span><text:a xlink:type="simple" xlink:href="https://www.biblegateway.com/passage/?search=1+Samuel+15%3A11&amp;version=RVA-2015" text:style-name="Internet_20_link" text:visited-style-name="Visited_20_Internet_20_Link"><text:span text:style-name="T1169">RVA-2015</text:span></text:a></text:p></text:note-body></text:note></text:span></text:span><text:span text:style-name="T584">, </text:span><text:span text:style-name="Bible_5f_text"><text:span text:style-name="T584">“no ha cumplido mis palabras”</text:span></text:span><text:span text:style-name="T584">. ¿Sera que ese Dios no sabia que eso iba a pasar? Porque parece que no. </text:span></text:p>
      <text:p text:style-name="P971"><text:span text:style-name="T278">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947"><text:span text:style-name="T1169">1 Samuel 15:35-16:1</text:span> <text:a xlink:type="simple" xlink:href="https://www.biblegateway.com/passage/?search=1+Samuel+15%3A35-16%3A1&amp;version=RVA-2015" text:style-name="Internet_20_link" text:visited-style-name="Visited_20_Internet_20_Link"><text:span text:style-name="T1170">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947"><text:span text:style-name="T1169">1 Samuel 16:2 </text:span><text:a xlink:type="simple" xlink:href="https://www.biblegateway.com/passage/?search=1+Samuel+16%3A2&amp;version=RVA-2015" text:style-name="Internet_20_link" text:visited-style-name="Visited_20_Internet_20_Link"><text:span text:style-name="T1169">RVA-2015</text:span></text:a></text:p></text:note-body></text:note></text:span><text:span text:style-name="T12">. </text:span></text:p>
      <text:p text:style-name="P973">¿Como explicar a ese Dios bueno, que todo lo sabe, pero que ordena matar después de haber mandado no matar y que se vive arrepintiendo de lo que sabia que iba a pasar?</text:p>
      <text:p text:style-name="P974">Ese mismo Dios que se le olvid<text:span text:style-name="T32">ó</text:span> poner como mandamiento “no esclavizar”, tal vez porque ahora nos quiere de esclavos.</text:p>
      <text:p text:style-name="P975">Y las serpientes, que hablan.</text:p>
      <text:p text:style-name="P975">Y los burros que hablan.</text:p>
      <text:p text:style-name="P975">Y que todos salimos de una parejita.</text:p>
      <text:p text:style-name="P975">Y que primero fueron la tierra y el mar y luego las estrellas.</text:p>
      <text:p text:style-name="P975">Y que todo se creo en siete días. Esos que tienen mañana y tarde.</text:p>
      <text:p text:style-name="P975">Y que <text:span text:style-name="T17">unos tipos viven en un desierto comiendo </text:span>pan <text:span text:style-name="T17">que cae </text:span>del cielo por cuarenta años.</text:p>
      <text:p text:style-name="P975"><text:soft-page-break/>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975">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977">Y que <text:span text:style-name="T41">Noe tuvo sus hijos como a los 500 y pucho de años. ¿Serian añitos?</text:span></text:p>
      <text:p text:style-name="P977"><text:span text:style-name="T41">Y que </text:span>antes del diluvio las personas vivían como 900 años.</text:p>
      <text:p text:style-name="P975">Y que un pez grande se traga un tipo y después de tres días lo escupe en un playa. <text:span text:style-name="T888">El tal</text:span> <text:span text:style-name="T16">Jonás.</text:span></text:p>
      <text:p text:style-name="P976">Y <text:span text:style-name="T16">que </text:span>los muertos resucitan.</text:p>
      <text:p text:style-name="P976"><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978">No parece muy científico <text:span text:style-name="T21">ni lógico</text:span> el asunto. <text:span text:style-name="T20">¿No?</text:span></text:p>
      <text:p text:style-name="P979">Surgen muchas preguntas. <text:span text:style-name="T276">Muchas de ellas asumen otras preguntas. Muchas de ellas asumen cosas que no dice la biblia. Muchas de ellas asumen cosas que no dice la ciencia.</text:span></text:p>
      <text:p text:style-name="P980">Este video no va a responder estas preguntas una por una. Mas bien <text:span text:style-name="T272">tiene la intención de</text:span> matar todos los pájaros de un tiro, <text:span text:style-name="T1891">como objetivo adicional al de dar unas buenas noticias y otras que no parecen buenas.</text:span></text:p>
      <text:h text:style-name="P1031" text:outline-level="1">Creador.</text:h>
      <text:h text:style-name="P1000" text:outline-level="2">Creatividad <text:span text:style-name="T33">técnica</text:span>.</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2">á</text:span>bricas <text:span text:style-name="T312">que usan máquinas hechas por otras fábricas para construir</text:span> OBJETOS que le facilitan al hombre suplir sus necesidades básicas de comida, ropa, aseo y vivienda.</text:p>
      <text:p text:style-name="P16"><text:soft-page-break/>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7">La creatividad técnica, es de lejos, el mecanismo mas importante, mas confiable, para sustentar cualquier modelo o teoría científica.</text:p>
      <text:p text:style-name="P17">Nadie puede <text:span text:style-name="T56">racionalmente </text:span>decir hoy: ”Yo no creo en aviones”, “<text:span text:style-name="T42">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8">Nadie puede <text:span text:style-name="T57">racionalmente </text:span>decir hoy:”Yo no creo en <text:span text:style-name="T43">computadores</text:span>”, “<text:span text:style-name="T42">No, no, es que, yo no creo en computadores”.</text:span></text:p>
      <text:p text:style-name="P19">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4">Sin embargo, no se puede decir lo mismo de l</text:span>o muy grande, lo muy lejano, lo muy pequeño, el pasado, el futuro.</text:p>
      <text:p text:style-name="P21">¿Quien ha construido una estrella, <text:span text:style-name="T40">una galaxia</text:span>?</text:p>
      <text:p text:style-name="P21">¿Quien ha construido <text:span text:style-name="T37">materia de la nada</text:span>?</text:p>
      <text:p text:style-name="P21">¿Quien ha construido un segundo, un minuto, una hora?</text:p>
      <text:p text:style-name="P22">La creatividad técnica, <text:span text:style-name="T49">esa que usamos en el día a día, </text:span>no ha llegado a ese punto.</text:p>
      <text:p text:style-name="P22">Eso significa que las teorías científicas que hablan de este tipo de cosas no son tan científicas. No son realmente conocimiento.</text:p>
      <text:p text:style-name="P23"><text:soft-page-break/>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4">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6">Mientras tanto no. <text:span text:style-name="T259">Mientras tanto son solo conjeturas.</text:span></text:p>
      <text:p text:style-name="P27">La palabra “ciencia” <text:span text:style-name="T294">y la palabra “saber” s</text:span>e han vuel<text:span text:style-name="T280">t</text:span>o sinónimo<text:span text:style-name="T294">s</text:span> de “certeza” <text:span text:style-name="T295">en la mente de la mayoría de las personas</text:span>.</text:p>
      <text:p text:style-name="P28">Hay personas que creen tener certeza de lo que paso hace millones de años. “Esta demostrado científicamente”. “Lo sabemos”. “La ciencia ya lo demostró”.</text:p>
      <text:p text:style-name="P240"><text:span text:style-name="T301">La creatividad técnica es e</text:span>l mejor <text:span text:style-name="T889">examen</text:span>, para <text:span text:style-name="T296">determinar si una </text:span>hipótesis <text:span text:style-name="T296">es científica o no</text:span>. Mucho mas confiable que cualquier otro <text:span text:style-name="T301">mecanismo. Y no </text:span>terminar llamando “ciencia” a una <text:span text:style-name="T308">simple </text:span>religión.</text:p>
      <text:p text:style-name="P241">Y así como es completamente equivocado razonar que se necesitó saber química para <text:span text:style-name="T1533">desarrollar la receta</text:span> culinaria <text:span text:style-name="T1533">de un Burrito </text:span>y que se necesito el análisis de elementos finitos en estructuras físicas para construir el templo de Salomón. Así mismo es completamente equivocado razonar que se necesitó una teoría para construir <text:span text:style-name="T1520">algo en </text:span>lo que nunca se usó <text:span text:style-name="T1520">dicha teoría </text:span>para <text:span text:style-name="T1522">poder reproducir sus primeras construcciónes</text:span>.</text:p>
      <text:p text:style-name="P242">Y así como es un imposible racional el pensar que los <text:span text:style-name="T1526">primeros desarrolladores</text:span> de un <text:span text:style-name="T1525">dispositivo</text:span> cuyas partes funcionales son del tamaño de <text:span text:style-name="T1525">piezas de dominó</text:span> est<text:span text:style-name="T1520">aban</text:span> pensando en mecánica <text:span text:style-name="T1531">cuántica</text:span> cuando se lo inventaron, también es un imposible <text:soft-page-break/>racional pensar que los <text:span text:style-name="T1531">constructores de los </text:span>primer<text:span text:style-name="T1531">os</text:span> transistor<text:span text:style-name="T1531">es</text:span> estaban pensando en mecánica <text:span text:style-name="T1531">cuántica</text:span> cuando lo<text:span text:style-name="T1532">s</text:span> <text:span text:style-name="T1532">construyeron</text:span>.</text:p>
      <text:p text:style-name="P244">Explicar la semiconductividad, después de su descubrimiento, <text:span text:style-name="T1524">de la </text:span>aplicación, construcción y desarrollo en diferentes dispositivos, en términos de la teoría de los duendes verdes, no hace que la teoría de los duendes verdes sea aplicable o verdadera. <text:span text:style-name="T1528">L</text:span>a teoría de los duendes verdes<text:span text:style-name="T1527"> nunca se necesitó para construir los primeros semiconductores, ni los primeros dispositivos construidos con ellos.</text:span></text:p>
      <text:p text:style-name="P246"><text:span text:style-name="T1524">Una tecnología solo valida las teorías que fueron necesarias para su creación y reproducción. No las que después se usen para explicarla. </text:span>S<text:span text:style-name="T1521">i</text:span> no necesit<text:span text:style-name="T1529">é</text:span> <text:span text:style-name="T1529">una</text:span> <text:span text:style-name="T1529">teoría </text:span>para <text:span text:style-name="T1523">producir</text:span> <text:span text:style-name="T1530">las</text:span> primera<text:span text:style-name="T1529">s</text:span> <text:span text:style-name="T1529">construcciones de un dispositivo,</text:span> <text:span text:style-name="T1529">d</text:span>icha teoría no esta validada por dich<text:span text:style-name="T1530">o</text:span> <text:span text:style-name="T1530">dispositivo</text:span>.</text:p>
      <text:p text:style-name="P250">La teoría de los duendes verdes no esta validada por la existencia de los transistores porque nunca fue necesaria para el primer transistor ni sus primeras reproducciones.</text:p>
      <text:h text:style-name="P1000" text:outline-level="2"><text:span text:style-name="T58">Complejidad técnica</text:span>.</text:h>
      <text:p text:style-name="P29">La <text:span text:style-name="T58">complejidad</text:span> de l<text:span text:style-name="T890">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30">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31">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2">Vemos y bajamos un video que nos gusta en Internet y se nos olvida lo que fue necesario para que eso pudiera suceder.</text:p>
      <text:p text:style-name="P32"><text:span text:style-name="T66">Ver un video en Internet i</text:span>mplica haber construido fabricas para fabricar cada una de las partes y maquinas necesarias para construir procesadores, pantallas, <text:span text:style-name="T66">automóviles</text:span>, <text:soft-page-break/>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3">Una persona puede usar un celular sin tener ni idea de como se llegó a construir el celular, <text:span text:style-name="T68">sin saber como llego hasta sus manos, puede </text:span>usar un automóvil sin saber <text:span text:style-name="T61">como lo hicieron</text:span>. <text:span text:style-name="T62">Usar una tecnología producto de la creatividad técnica del hombre no requiere que el usuario entienda los detalles de su desarrollo. </text:span></text:p>
      <text:p text:style-name="P34">Por eso, es muy fácil subestimar la gran cantidad de avances en la creatividad técnica del hombre cuando simplemente se usa su resultado. Lo niños de ahora suelen pensar que Internet siempre a estado ahí.</text:p>
      <text:p text:style-name="P35"><text:span text:style-name="T67">Es fácil olvidar o ignorar que u</text:span>na mayor complejidad técnica requiere una mayor creatividad técnica.</text:p>
      <text:h text:style-name="P1000" text:outline-level="2">Biología.</text:h>
      <text:p text:style-name="P36">Uno de los campos mas estudiados, mediante <text:span text:style-name="T281">máquinas</text:span> <text:span text:style-name="T281">como el microscopio electrónico, </text:span>resultado de la creatividad técnica del hombre, es <text:span text:style-name="T281">el de todo lo relacionado con</text:span> plantas, animales y el hombre. <text:span text:style-name="T282">Lo biológico.</text:span></text:p>
      <text:p text:style-name="P36">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6"><text:soft-page-break/>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41">La maquinaria biológica es muchísimo mas compleja que la maquinaria hecha por el hombre.</text:p>
      <text:p text:style-name="P42">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3">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4">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7"><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8">Ni siquiera entendemos como funciona la maquinaria <text:span text:style-name="T69">biológica</text:span> lo suficiente para reproducirla. <text:s/>Si pierdo un ojo en un accidente, no sabemos como reconstruir mi ojo a 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8">Nadie a creado una maquina que piense, que pueda remplazar al ser humano. Todas las maquinas que el hombre ha creado necesitan del hombre en <text:span text:style-name="T72">algún</text:span> momento para seguir funcionando.</text:p>
      <text:p text:style-name="P45">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text:soft-page-break/>materia prima biológica <text:span text:style-name="T79">y partiendo de elementos en la tabla periódica</text:span>, <text:span text:style-name="T78">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6">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7">En biología el hombre todavía no tiene creatividad técnica. Usa máquinas resultado de la creatividad técnica para estudiar la maquinaria biológica. Pero no construye maquinaria biológica. No tenemos ni idea como hacerlo.</text:p>
      <text:h text:style-name="P1000" text:outline-level="2"><text:bookmark-start text:name="__RefHeading___Toc2348_2607073284"/>Creador.<text:bookmark-end text:name="__RefHeading___Toc2348_2607073284"/></text:h>
      <text:p text:style-name="P48">Es indudable que el hombre tiene una gran creatividad técnica.</text:p>
      <text:p text:style-name="P49">La pregunta que surge es:</text:p>
      <text:p text:style-name="P50"><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text:soft-page-break/>mecanismo para reproducirlo, como un hombre, un animal o una planta, para eso si no se necesita <text:span text:style-name="T80">nada, cero, ni un poquito de </text:span>creatividad técnica, sino solo tiempo y chepa?</text:p>
      <text:p text:style-name="P50">Es absurdo.</text:p>
      <text:p text:style-name="P52">Es como <text:span text:style-name="T131">si alguien dijera:</text:span></text:p>
      <text:p text:style-name="P53">¿Hacer un cuchillo? Genial ! Inteligentisimo ! Gran Creatividad ! Qué maravilla de tecnología ! Que diseño !</text:p>
      <text:p text:style-name="P53">¿Hacer un Computador? Ahh no, eso si se hace solo. Eso solo hay que esperar <text:span text:style-name="T283">miles de </text:span>millones de años y se arma solito. Eso no tiene gracia. Que tontería. Mírelos ahí están. <text:span text:style-name="T279">Esa es la prueba de que se arman solitos. </text:span>Eso no tiene problema. Ahí esta la prueba.</text:p>
      <text:p text:style-name="P51"><text:span text:style-name="T132">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4">programa</text:span> mencionado.</text:p>
      <text:p text:style-name="P222">ES ABSURDO !</text:p>
      <text:p text:style-name="P54">Pero eso es lo que algunas personas creen, si se lo enseñan desde <text:span text:style-name="T285">chiquitas</text:span> en el colegio.</text:p>
      <text:p text:style-name="P55">Es como si <text:span text:style-name="T891">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891">un robot del futuro que puede crear máquinas, pero </text:span>que <text:span text:style-name="T892">ni siquiera entiende como fue construido el mismo y que </text:span>la mas compleja de sus creaciones no <text:span text:style-name="T892">es capaz de hacer lo que el mismo si puede hacer,</text:span> pensara: “yo soy muy inteligente, <text:span text:style-name="T88">diseñador y creativo</text:span> pero mi diseño es un resultado de tiempo y chepa, <text:span text:style-name="T133">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6">Esa maquina, <text:span text:style-name="T893">ese robot,</text:span> tiene un problema de software. Tiene un virus <text:span text:style-name="T89">que lo está matando</text:span>. <text:span text:style-name="T90">Que <text:s/>a veces lo hace pensar de manera absurda.</text:span> Necesita el antivirus.</text:p>
      <text:p text:style-name="P57"><text:soft-page-break/><text:span text:style-name="T96">Por el</text:span> contrario, <text:span text:style-name="T96">si tenemos que:</text:span></text:p>
      <text:p text:style-name="P1"><text:span text:style-name="T378">1. Una mayor complejidad en una máquina requiere una mayor creatividad técnica. </text:span><text:a xlink:type="simple" xlink:href="#0.4.Complejidad técnica.|outline" text:style-name="Internet_20_link" text:visited-style-name="Visited_20_Internet_20_Link"><text:span text:style-name="T378">(1)</text:span></text:a></text:p>
      <text:p text:style-name="P1"><text:span text:style-name="T378">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8">(2)</text:span></text:a></text:p>
      <text:p text:style-name="P58"><text:span text:style-name="T96">Es perfectamente lógico concluir </text:span>que:</text:p>
      <text:p text:style-name="P58">Las máquinas biológicas requieren <text:span text:style-name="T94">una </text:span>creatividad técnica <text:span text:style-name="T94">mucho mayor </text:span>que la <text:span text:style-name="T95">que requieren las </text:span>máquinas construidas por el hombre.</text:p>
      <text:p text:style-name="P59">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60">Y no solo un poquito mayor. <text:span text:style-name="T85">Dado que la complejidad de las máquinas biológicas es </text:span>millones de millones de ordenes de magnitud mayor <text:span text:style-name="T82">que la de las máquinas creadas por ser humano, la creatividad técnica que creó las máquinas biológicas tiene que ser muchísimo mayor. Probablemente también </text:span>millones de millones de ordenes de magnitud mayor <text:span text:style-name="T86">que la del hombre</text:span>.</text:p>
      <text:p text:style-name="P61">Pero no, ahí están todos los que creen que la cosa fue a punta de chepa. Y que creen que eso está “demostrado <text:span text:style-name="T286">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2">Lo cual me recuerda algo que alguien dijo:</text:p>
      <text:p text:style-name="P996">“<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920"><text:span text:style-name="T332">Isaías 55:9 </text:span><text:a xlink:type="simple" xlink:href="https://www.biblegateway.com/passage/?search=Isaías+55%3A9&amp;version=RVA-2015" text:style-name="Internet_20_link" text:visited-style-name="Visited_20_Internet_20_Link"><text:span text:style-name="T332">RVA-2015</text:span></text:a><text:span text:style-name="T331"> </text:span><text:a xlink:type="simple" xlink:href="https://biblehub.com/text/isaiah/55-9.htm" text:style-name="Internet_20_link" text:visited-style-name="Visited_20_Internet_20_Link"><text:span text:style-name="T333">biblehub</text:span></text:a></text:p></text:note-body></text:note></text:p>
      <text:p text:style-name="P63">Una creatividad técnica, por definición, presupone un creador.</text:p>
      <text:p text:style-name="P14">¿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4">El punto es que HAY un creador.</text:p>
      <text:p text:style-name="P64">¿Quiere conocerlo? El quiere lo <text:span text:style-name="T287">mismo !</text:span></text:p>
      <text:h text:style-name="P1002" text:outline-level="2"><text:soft-page-break/>Evidencia.</text:h>
      <text:p text:style-name="P65">Tod<text:span text:style-name="T148">a</text:span> la evidencia nos muestra que el ser humano tiene creatividad técnica, que es un ser técnicamente creativo.</text:p>
      <text:p text:style-name="P65"><text:span text:style-name="T99">Ahí</text:span> están todas las máquinas diseñadas y construidas por el hombre que cada vez son mas complejas y con mayor funcionalidad. Esa es la evidencia de su creatividad técnica.</text:p>
      <text:p text:style-name="P66">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8"><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8">a</text:span>quina<text:span text:style-name="T148">ria</text:span> hecha por el hombre.</text:p>
      <text:p text:style-name="P39">Si pierdo un ojo en un accidente, no sabemos como reconstruir mi ojo a partir de mi ADN. O un riñón, o un pulmón. Sabemos que hay unas células madre. No sabemos como usar la información, los programas, que sabemos que tiene <text:span text:style-name="T148">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70">Si <text:span text:style-name="T1931">procesos espontáneos son</text:span> la causa de plantas, animales y personas, <text:span text:style-name="T112">esos procesos tendrían que tener </text:span>una creatividad técnica de <text:span text:style-name="T100">una </text:span>magnitud <text:span text:style-name="T100">muchísimo mayor </text:span>que la que tiene el ser humano, <text:span text:style-name="T112">tendrían que ser mucho mas inteligentes, diseñadores y creativos</text:span>, <text:span text:style-name="T112">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accidente, sino por procesos de toma de decisiones, basados en la lógica que rige el funcionamiento de lo creado. 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text:span><text:soft-page-break/><text:span text:style-name="T112">capacidad y creatividad técnica, puesto que no lo hemos logrado imitarlo, que lo que hace el ser humano, cuando trata de diseñar maquinaria a tamaños nanométricos.</text:span></text:p>
      <text:p text:style-name="P69"><text:span text:style-name="T1932">Además, es de esperarse, que si dichos procesos espontáneos poseen dicha creatividad técnica tan superior a la del hombre, sea </text:span>posible comunicarse <text:span text:style-name="T100">con</text:span> <text:span text:style-name="T113">ellos. Sin embargo esa no es la experiencia externamente comprobable que observamos. No hay dialogo fluido y externamente comprobable entre ningún proceso espontáneo y el hombre. Si lo hay, no es comprobable por una tercera persona.</text:span></text:p>
      <text:p text:style-name="P67"><text:span text:style-name="T119">Tampoco</text:span> <text:span text:style-name="T119">observamos</text:span> <text:span text:style-name="T1933">procesos espontáneos </text:span>que t<text:span text:style-name="T1933">engan</text:span>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os sistemas biológicos, solo en nuestra imaginación y en las películas que nosotros mismos hacemos. Es posible que existan, pero no los observamos.</text:span></text:p>
      <text:p text:style-name="P71"><text:span text:style-name="T1934">Simplemente no se observan procesos espontáneos que tengan creatividad técnica, sin embargo, toda l</text:span>a evidencia apunta a que <text:span text:style-name="T1934">fue precisamente </text:span>una creatividad técnica muy superior a la nuestra fue la que creó todas las plantas, los animales y a nosotros mismos<text:span text:style-name="T119">. Un creador inteligente y diseñador mucho mas que nosotros mismos.</text:span></text:p>
      <text:h text:style-name="P1000" text:outline-level="2"><text:span text:style-name="T86">Reproducción</text:span>.</text:h>
      <text:p text:style-name="P72"><text:span text:style-name="T291">La creatividad técnica, si realmente lo es, permite</text:span> repetir una y otra vez el mismo proceso, <text:span text:style-name="T292">permite</text:span> <text:span text:style-name="T114">repetir </text:span>el mecanismo mediante el cual se fabricó un objeto, una máquina, una tecnología. <text:span text:style-name="T293">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correct<text:span text:style-name="T115">os, que funcionan para fabricar la maquinaria deseada y que esta va a funcionar en la forma deseada</text:span>. </text:p>
      <text:p text:style-name="P73">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3"><text:soft-page-break/>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3">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4">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40">Si <text:span text:style-name="T122">usted </text:span>pierd<text:span text:style-name="T122">e</text:span> un ojo en un accidente, no sabemos como reconstruir <text:span text:style-name="T122">su</text:span> ojo a partir de <text:span text:style-name="T122">su</text:span> ADN. O un riñón, o un pulmón. Sabemos que hay unas células madre. No sabemos como usar la información, los programas, que sabemos que tiene.</text:p>
      <text:p text:style-name="P75">Pero ese creador, que por lógica y evidencia tiene que existir, si es que nos vamos a llamar a nosotros mismos diseñadores, inteligentes y creativos, es si sabe como funciona el programita.</text:p>
      <text:p text:style-name="P75">Ese si podría, si le da la gana, reproducir a cualquiera de estas máquinas <text:span text:style-name="T120">biológicas </text:span>que el diseñ<text:span text:style-name="T110">ó</text:span>, en caso de ser destruida<text:span text:style-name="T110">s</text:span>, de la misma manera en que nosotros hacemos con un celular.</text:p>
      <text:p text:style-name="P75">Es mas, si se le da la gana, podría tomar <text:span text:style-name="T121">la información de respaldo, o copia de seguridad,</text:span> del software, y colocarla en una versión mas avanzada <text:span text:style-name="T121">del hardware, </text:span>de <text:span text:style-name="T121">ésta maquinaria biológica. Colocarla en </text:span>un cuerpo versión dos punto cero.</text:p>
      <text:p text:style-name="P75">La biblia <text:span text:style-name="T111">se refiere a este proceso como </text:span>resurrección en cuerpo glorioso.</text:p>
      <text:h text:style-name="P1031" text:outline-level="1">Resurrección.</text:h>
      <text:h text:style-name="P1000" text:outline-level="2">Futuro.</text:h>
      <text:p text:style-name="P14">Hoy <text:span text:style-name="T123">día</text:span>, con <text:span text:style-name="T124">los avances en tecnología construida por el</text:span> ser humano, es <text:span text:style-name="T123">fácil</text:span> imaginar un futuro, <text:span text:style-name="T123">así</text:span> sea lejano, de digamos un <text:span text:style-name="T123">millón</text:span> de años, en el que sea posible sacar copias exactas de una maquina <text:span text:style-name="T124">biológica bastante compleja</text:span>: el <text:span text:style-name="T124">cuerpo </text:span>humano. Si en <text:soft-page-break/>dicho futuro se puede obtener una copia de seguridad de la <text:span text:style-name="T123">posición</text:span> de cada <text:span text:style-name="T123">átomo</text:span> de un objeto cualquiera y reproducir dicho objeto, <text:span text:style-name="T128">¿</text:span>por qu<text:span text:style-name="T128">é</text:span> no con <text:span text:style-name="T124">el cuerpo</text:span> humano? </text:p>
      <text:p text:style-name="P14">La <text:span text:style-name="T123">impresión</text:span> tridimensional de <text:span text:style-name="T123">átomo</text:span> por <text:span text:style-name="T123">átomo</text:span> resultante <text:span text:style-name="T123">podría</text:span> recordar todo lo que la persona recordaba hasta el momento de la copia. <text:span text:style-name="T290">Después</text:span>, al terminar la <text:span text:style-name="T123">impresión</text:span>, la persona impresa <text:span text:style-name="T123">podría</text:span> preguntarse: ¿Quien gano la partida de ruleta rusa que <text:span text:style-name="T123">estábamos</text:span> jugando?</text:p>
      <text:p text:style-name="P14">Y desde ya se puede imaginar un futuro en <text:span text:style-name="T129">el </text:span>que se evite el envejecimiento de la persona logrando que durante la mitosis de las <text:span text:style-name="T123">células</text:span> del organismo no se <text:span text:style-name="T123">reduzca</text:span> el numero de tel<text:span text:style-name="T1506">ó</text:span>meros de su cromosoma, ese contador de copias que determina el <text:span text:style-name="T123">máximo</text:span> número de copias que puede hacerse de un<text:span text:style-name="T123">a</text:span> <text:span text:style-name="T123">célula</text:span> dada.</text:p>
      <text:p text:style-name="P14"><text:span text:style-name="T123">Tecnologías</text:span> como la clonaci<text:span text:style-name="T289">ó</text:span>n, la <text:span text:style-name="T123">regeneración</text:span> celular, la impresión <text:span text:style-name="T123">tridimensional</text:span> y la <text:span text:style-name="T123">computación</text:span>, permiten imaginar un futuro en que el hombre con <text:span text:style-name="T123">tecnología</text:span> creada por el mismo, podría simular una vida eterna y una <text:span text:style-name="T123">resurrección. Ya hay varias películas que tratan el tema.</text:span></text:p>
      <text:p text:style-name="P14">Pero si esta es la vida eterna y la <text:span text:style-name="T123">resurrección</text:span> que puede imaginar un hombre del año 202<text:span text:style-name="T125">1</text:span>, contados a partir del año aproximado en que <text:span text:style-name="T123">nació</text:span> el Rey de Reyes, el Meshiakh de YHWH ; <text:span text:style-name="T125">¿</text:span>Como será la vida eterna y la <text:span text:style-name="T123">resurrección</text:span> que imaginó <text:span text:style-name="T130">la persona que </text:span>diseño y creo <text:span text:style-name="T125">é</text:span>ste cerebro que puede imaginar y crear cosas a imagen y semejanza de su creador? </text:p>
      <text:p text:style-name="P76"><text:span text:style-name="T126">¿</text:span>Como <text:span text:style-name="T126">serán</text:span> esas cosas que ojo no vio y <text:span text:style-name="T126">oído</text:span> no <text:span text:style-name="T126">oyó</text:span> a las que se refiere Pablo en el segundo capitulo de la <text:span text:style-name="T288">primera</text:span> carta a los Corintios?, <text:span text:style-name="T127">¿</text:span>Y que fueron preparadas desde antes de la <text:span text:style-name="T127">creación</text:span> del cielo y de la tierra <text:span text:style-name="T127">según</text:span> el <text:span text:style-name="T288">primer</text:span> cap<text:span text:style-name="T127">it</text:span>ulo de la carta a los Efesios?</text:p>
      <text:p text:style-name="P77">Veamos que dice la biblia.</text:p>
      <text:h text:style-name="P1000" text:outline-level="2">Física.</text:h>
      <text:p text:style-name="P78">La resurrección descrita en la biblia es física.</text:p>
      <text:p text:style-name="P4"><text:span text:style-name="T379">Yeshua, según Lucas 24, después de haber sido resucitado, se aparece en medio de sus apóstoles y les dice: </text:span><text:span text:style-name="Bible_5f_text"><text:span text:style-name="T379">”</text:span></text:span><text:bookmark text:name="es-RVA-2015-25998"/><text:span text:style-name="Bible_5f_text"><text:span text:style-name="T331">Miren mis manos y mis pies, que yo mismo soy. Palpen y vean, pues un espíritu no tiene carne ni huesos como ven que yo tengo</text:span></text:span><text:span text:style-name="Bible_5f_text"><text:span text:style-name="T379">” </text:span></text:span><text:span text:style-name="Bible_5f_text"><text:span text:style-name="T379"><text:note text:id="ftn7" text:note-class="footnote"><text:note-citation>7</text:note-citation><text:note-body><text:p text:style-name="P922"><text:span text:style-name="T334">Lucas 24:39 </text:span><text:a xlink:type="simple" xlink:href="https://www.biblegateway.com/passage/?search=Lucas+24%3A39&amp;version=RVA-2015" text:style-name="Internet_20_link" text:visited-style-name="Visited_20_Internet_20_Link"><text:span text:style-name="T334">RVA-2015</text:span></text:a></text:p></text:note-body></text:note></text:span></text:span><text:span text:style-name="T379">. Y en ese momento aceptó y comió pescado delante de ellos. A Tomás en Juan 20 le dice: </text:span><text:span text:style-name="Bible_5f_text"><text:span text:style-name="T379">“</text:span></text:span><text:span text:style-name="Bible_5f_text"><text:span text:style-name="T331">Pon tu dedo aquí y mira mis manos, pon acá tu mano y métela en mi costado, y no seas incrédulo sino </text:span></text:span><text:soft-page-break/><text:span text:style-name="Bible_5f_text"><text:span text:style-name="T331">creyente</text:span></text:span><text:span text:style-name="Bible_5f_text"><text:span text:style-name="T379">” </text:span></text:span><text:span text:style-name="Bible_5f_text"><text:span text:style-name="T379"><text:note text:id="ftn8" text:note-class="footnote"><text:note-citation>8</text:note-citation><text:note-body><text:p text:style-name="P923"><text:span text:style-name="T335">Juan 20:27 </text:span><text:a xlink:type="simple" xlink:href="https://www.biblegateway.com/passage/?search=Juan+20%3A27&amp;version=RVA-2015" text:style-name="Internet_20_link" text:visited-style-name="Visited_20_Internet_20_Link"><text:span text:style-name="T335">RVA-2015</text:span></text:a></text:p></text:note-body></text:note></text:span></text:span><text:span text:style-name="T379">. Y Tomás se arrodilla y le dice: </text:span><text:span text:style-name="Bible_5f_text"><text:span text:style-name="T379">”S</text:span></text:span><text:span text:style-name="Bible_5f_text"><text:span text:style-name="T331">eñor mío, y Dios mío</text:span></text:span><text:span text:style-name="Bible_5f_text"><text:span text:style-name="T379">” </text:span></text:span><text:span text:style-name="Bible_5f_text"><text:span text:style-name="T379"><text:note text:id="ftn9" text:note-class="footnote"><text:note-citation>9</text:note-citation><text:note-body><text:p text:style-name="P923"><text:span text:style-name="T335">Juand 20:28 </text:span><text:a xlink:type="simple" xlink:href="https://www.biblegateway.com/passage/?search=Juan+20%3A28&amp;version=RVA-2015" text:style-name="Internet_20_link" text:visited-style-name="Visited_20_Internet_20_Link"><text:span text:style-name="T335">RVA-2015</text:span></text:a></text:p></text:note-body></text:note></text:span></text:span><text:span text:style-name="T379">. La Biblia nos habla de una resurrección física, tiene cuerpo, se puede tocar, puede comer, la persona que resucita, no es algo abstracto, no es un espíritu, es algo físico y tiene carne y huesos.</text:span></text:p>
      <text:p text:style-name="P79">También nos habla de una <text:span text:style-name="T134">resurrección</text:span> que tiene memoria, ellos lo reconocen como la misma persona que fue crucificada, que murió y que fue enterrada, <text:span text:style-name="T135">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80">Así que si yo veo y hablo con los muertos pero no los puedo tocar <text:span text:style-name="T136">y</text:span> ellos no pueden comer pescado, si no es algo físico, sino puramente espiritual, como el muerto que ve el rey Saúl por medio de una bruja en el primer libro de Samuel, lo más probable es que esté hablando con <text:span text:style-name="T137">un espíritu que será cualquier cosa menos Santo,</text:span> <text:span text:style-name="T138">de esos </text:span>que se hacen pasar por muertos, y no simplemente un problema mental. El levantar de entre los muertos que anuncia nuestro Señor es físico.</text:p>
      <text:h text:style-name="P1000" text:outline-level="2">No pueden morir.</text:h>
      <text:p text:style-name="P5"><text:span text:style-name="T380">Ademas, la resurrección descrita en la biblia es una resurrección que es para no morir porque ya no puede morir. Yeshua le dice a unos saduceos, en Lucas 20, que: </text:span><text:span text:style-name="Bible_5f_text"><text:span text:style-name="T380">“</text:span></text:span><text:bookmark text:name="es-RVA-2015-25783"/><text:span text:style-name="Bible_5f_text"><text:span text:style-name="T331">Porque ya no pueden morir pues son como los ángeles, y son también hijos de Dios siendo hijos de la resurrección</text:span></text:span><text:span text:style-name="Bible_5f_text"><text:span text:style-name="T380">” </text:span></text:span><text:span text:style-name="Bible_5f_text"><text:span text:style-name="T380"><text:note text:id="ftn10" text:note-class="footnote"><text:note-citation>10</text:note-citation><text:note-body><text:p text:style-name="P923"><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text:span text:style-name="T380">, es una resurrección que es para siempre. Esa es la resurrección de la que habla nuestro Señor.</text:span></text:p>
      <text:p text:style-name="P5"><text:span text:style-name="T381">Pablo, en 1 corintios 15, explica que </text:span><text:span text:style-name="Bible_5f_text"><text:span text:style-name="T381">“</text:span></text:span><text:bookmark text:name="es-RVA-28760"/><text:span text:style-name="Bible_5f_text"><text:span text:style-name="T331">Se siembra en corrupción se levantará en incorrupción</text:span></text:span><text:span text:style-name="Bible_5f_text"><text:span text:style-name="T381">” </text:span></text:span><text:span text:style-name="Bible_5f_text"><text:span text:style-name="T381"><text:note text:id="ftn11" text:note-class="footnote"><text:note-citation>11</text:note-citation><text:note-body><text:p text:style-name="P923"><text:span text:style-name="T335">1 Corintios 15:42 </text:span><text:a xlink:type="simple" xlink:href="https://www.biblegateway.com/passage/?search=1+Corintios+15%3A42&amp;version=RVA" text:style-name="Internet_20_link" text:visited-style-name="Visited_20_Internet_20_Link"><text:span text:style-name="T335">RVA</text:span></text:a></text:p></text:note-body></text:note></text:span></text:span><text:span text:style-name="T381">, ya no puede morir. Mas adelante también en 1 corintios 15, dice que: </text:span><text:span text:style-name="Bible_5f_text"><text:span text:style-name="T381">“</text:span></text:span><text:bookmark text:name="es-RVA-2015-28735"/><text:span text:style-name="Bible_5f_text"><text:span text:style-name="T331">Y así como hemos llevado la imagen del terrenal, llevaremos también la imagen del celestia</text:span></text:span><text:span text:style-name="Bible_5f_text"><text:span text:style-name="T335">l” </text:span></text:span><text:span text:style-name="Bible_5f_text"><text:span text:style-name="T335"><text:note text:id="ftn12" text:note-class="footnote"><text:note-citation>12</text:note-citation><text:note-body><text:p text:style-name="P923"><text:span text:style-name="T335">1 Corintios 15:49 </text:span><text:a xlink:type="simple" xlink:href="https://www.biblegateway.com/passage/?search=1+Corintios+15%3A49&amp;version=RVA-2015" text:style-name="Internet_20_link" text:visited-style-name="Visited_20_Internet_20_Link"><text:span text:style-name="T335">RVA-2015</text:span></text:a></text:p></text:note-body></text:note></text:span></text:span><text:span text:style-name="T381">. Es decir en cuerpos parecidos a los de los ángeles, o al de nuestro señor después de ser resucitado. En Filipenses 3, Pablo explica que Jesucristo </text:span><text:span text:style-name="Bible_5f_text"><text:span text:style-name="T381">“</text:span></text:span><text:bookmark text:name="es-RVA-2015-29410"/><text:span text:style-name="Bible_5f_text"><text:span text:style-name="T331">Él transformará nuestro cuerpo de humillación para que tenga la misma forma de su cuerpo de gloria, según la operación de su poder, para sujetar también a sí mismo todas las cosas</text:span></text:span><text:span text:style-name="Bible_5f_text"><text:span text:style-name="T381">” </text:span></text:span><text:span text:style-name="Bible_5f_text"><text:span text:style-name="T381"><text:note text:id="ftn13" text:note-class="footnote"><text:note-citation>13</text:note-citation><text:note-body><text:p text:style-name="P923"><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81">. Un cuerpo que ya no puede morir. Uno como el de El mismo.</text:span></text:p>
      <text:p text:style-name="P6"><text:soft-page-break/><text:span text:style-name="T382">En Lucas 24, al tercer día de haber enterrado a Jesús, unos ángeles se les aparecen a las mujeres que fueron a la tumba y ellas llenas de miedo se inclinaron hasta el suelo, pero aquellos hombres les dijeron, </text:span><text:span text:style-name="Bible_5f_text"><text:span text:style-name="T382">“</text:span></text:span><text:span text:style-name="Bible_5f_text"><text:span text:style-name="T331">¿Por qué buscan entre los muertos al que vive?</text:span></text:span><text:span text:style-name="Bible_5f_text"><text:span text:style-name="T382">” </text:span></text:span><text:span text:style-name="Bible_5f_text"><text:span text:style-name="T382"><text:note text:id="ftn14" text:note-class="footnote"><text:note-citation>14</text:note-citation><text:note-body><text:p text:style-name="P924"><text:span text:style-name="T336">Lucas 24:5 </text:span><text:a xlink:type="simple" xlink:href="https://www.biblegateway.com/passage/?search=Lucas+24%3A5&amp;version=RVA-2015" text:style-name="Internet_20_link" text:visited-style-name="Visited_20_Internet_20_Link"><text:span text:style-name="T336">RVA-2015</text:span></text:a></text:p></text:note-body></text:note></text:span></text:span><text:span text:style-name="T382"><text:s/>Vivo para siempre porque ya no puede morir !</text:span></text:p>
      <text:p text:style-name="P81">Así que si yo muero, me reviven, reescribo la divina comedia y luego me vuelvo a morir, como probablemente le pasó al hijo de la viuda cuando Elías lo revive, o al muerto que cuando lo van a enterrar <text:span text:style-name="T139">alcanza a </text:span>toca<text:span text:style-name="T139">r</text:span> los huesos de Eliseo, el sucesor de Elías, <text:span text:style-name="T139">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000" text:outline-level="2">En el cielo.</text:h>
      <text:p text:style-name="P82">Claro, la pregunta obvia es: Bueno, y si está vivo, ¿Donde está? </text:p>
      <text:p text:style-name="P82">Yo no lo he visto. ¿Donde está Yeshua?</text:p>
      <text:p text:style-name="P82">¿Donde está ese cuerpo al que Tomás le metió el dedo, comió pescado con ellos, habló con ellos e interactuó de la misma manera que lo había hecho antes de morir?</text:p>
      <text:p text:style-name="P83">Y la respuesta nos la da la Biblia en el primer capítulo de Hechos de Los Apóstoles: Está en el cielo. O mejor dicho en el “shamaim”, <text:span text:style-name="T140">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383">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3">“</text:span></text:span><text:span text:style-name="Bible_5f_text"><text:span text:style-name="T331">Hombres galileos, ¿por qué se quedan de pie mirando al cielo? Este Jesús, quien fue tomado de ustedes arriba al cielo, vendrá de la misma manera como le han visto ir al cielo” </text:span></text:span><text:span text:style-name="Bible_5f_text"><text:span text:style-name="T331"><text:note text:id="ftn15" text:note-class="footnote"><text:note-citation>15</text:note-citation><text:note-body><text:p text:style-name="P924"><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text:span text:style-name="T383">. Está en el cielo, y volverá de la misma manera en que subió: físicamente. El mismo, no otra persona, la misma persona, con las </text:span><text:soft-page-break/><text:span text:style-name="T383">heridas en los pies y manos, con todo su poder y gloria, nos anuncia el mismo Yeshua, en Mateo 24. Vendrá y reinará por mil años desde Israel.</text:span></text:p>
      <text:h text:style-name="P1000" text:outline-level="2">Para todos.</text:h>
      <text:p text:style-name="P6"><text:span text:style-name="T384">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4">“</text:span></text:span><text:bookmark text:name="es-RVA-2015-26206"/><text:span text:style-name="Bible_5f_text"><text:span text:style-name="T331">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16" text:note-class="footnote"><text:note-citation>16</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span text:style-name="T384">.</text:span></text:p>
      <text:p text:style-name="P6"><text:span text:style-name="T385">Pablo nos dice en Hechos de los Apóstoles 24 que </text:span><text:span text:style-name="Bible_5f_text"><text:span text:style-name="T385">“</text:span></text:span><text:bookmark text:name="es-RVA-2015-27752"/><text:span text:style-name="Bible_5f_text"><text:span text:style-name="T331">Tengo esperanza en Dios, la cual ellos mismos también abrigan, de que habrá resurrección de los justos y de los injustos</text:span></text:span><text:span text:style-name="Bible_5f_text"><text:span text:style-name="T385">” </text:span></text:span><text:span text:style-name="Bible_5f_text"><text:span text:style-name="T385"><text:note text:id="ftn17" text:note-class="footnote"><text:note-citation>17</text:note-citation><text:note-body><text:p text:style-name="Footnote"><text:span text:style-name="T331"><text:s/></text:span><text:span text:style-name="T337">Hechos 24:15 </text:span><text:a xlink:type="simple" xlink:href="https://www.biblegateway.com/passage/?search=Hechos+24%3A15&amp;version=RVA-2015" text:style-name="Internet_20_link" text:visited-style-name="Visited_20_Internet_20_Link"><text:span text:style-name="T337">RVA-2015</text:span></text:a></text:p></text:note-body></text:note></text:span></text:span><text:span text:style-name="T385"><text:s/>y en Revelación 20 la Biblia nos dice que: </text:span><text:span text:style-name="Bible_5f_text"><text:span text:style-name="T385">”Y el mar entregó los muertos que estaban en él, y la Muerte y el Hades entregaron los muertos que estaban en ellos; y fueron juzgados, cada uno según sus obras” </text:span></text:span><text:span text:style-name="Bible_5f_text"><text:span text:style-name="T385"><text:note text:id="ftn18" text:note-class="footnote"><text:note-citation>18</text:note-citation><text:note-body><text:p text:style-name="P925"><text:span text:style-name="T331"><text:s/></text:span><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85">. Todos los muertos resucitan. La resurrección de la Biblia es para todos. </text:span></text:p>
      <text:h text:style-name="P1000" text:outline-level="2">No ha sucedido.</text:h>
      <text:p text:style-name="P7"><text:span text:style-name="T386">La resurrección que habla la Biblia no ha sucedido. Los muertos no van resucitando a medida que se van muriendo. No, en la Biblia, si tu mueres, no puedes hacer nada, </text:span><text:span text:style-name="Bible_5f_text"><text:span text:style-name="T331">“</text:span></text:span><text:span text:style-name="Bible_5f_text"><text:span text:style-name="T387">p</text:span></text:span><text:span text:style-name="Bible_5f_text"><text:span text:style-name="T331">orque en el Seol, a donde vas, no hay obras, ni cuentas, ni conocimiento, ni sabiduría” </text:span></text:span><text:span text:style-name="Bible_5f_text"><text:span text:style-name="T331"><text:note text:id="ftn19" text:note-class="footnote"><text:note-citation>19</text:note-citation><text:note-body><text:p text:style-name="P921"><text:span text:style-name="T339"><text:s/>Eclesiastés 9:10 </text:span><text:a xlink:type="simple" xlink:href="https://www.biblegateway.com/passage/?search=Eclesiastés+9%3A10&amp;version=RVA-2015" text:style-name="Internet_20_link" text:visited-style-name="Visited_20_Internet_20_Link"><text:span text:style-name="T339">RVA-2015</text:span></text:a></text:p></text:note-body></text:note></text:span></text:span><text:span text:style-name="T388">, no hay memoria de Dios y no se puede alabarlo </text:span><text:span text:style-name="T388"><text:note text:id="ftn20" text:note-class="footnote"><text:note-citation>20</text:note-citation><text:note-body><text:p text:style-name="P927"><text:span text:style-name="T340"><text:s/>Salmos 6:5 </text:span><text:a xlink:type="simple" xlink:href="https://www.biblegateway.com/passage/?search=Salmos+6%3A5&amp;version=RVA-2015" text:style-name="Internet_20_link" text:visited-style-name="Visited_20_Internet_20_Link"><text:span text:style-name="T340">RVA-2015</text:span></text:a></text:p></text:note-body></text:note></text:span><text:span text:style-name="T388">. Su cuerpo está en la tierra, en el sepulcro, hecho polvo y su espíritu regresó a Dios que fue quien lo dio </text:span><text:span text:style-name="T388"><text:note text:id="ftn21" text:note-class="footnote"><text:note-citation>21</text:note-citation><text:note-body><text:p text:style-name="P927"><text:span text:style-name="T340"><text:s/>Eclesiastés 12:7 </text:span><text:a xlink:type="simple" xlink:href="https://www.biblegateway.com/passage/?search=Eclesiastés+12%3A7&amp;version=RVA-2015" text:style-name="Internet_20_link" text:visited-style-name="Visited_20_Internet_20_Link"><text:span text:style-name="T340">RVA-2015</text:span></text:a></text:p></text:note-body></text:note></text:span><text:span text:style-name="T388">.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8"><text:note text:id="ftn22" text:note-class="footnote"><text:note-citation>22</text:note-citation><text:note-body><text:p text:style-name="P926"><text:span text:style-name="T341"><text:s/>Revelación 20:4 </text:span><text:a xlink:type="simple" xlink:href="https://www.biblegateway.com/passage/?search=Apocalipsis+20%3A4&amp;version=RVA-2015" text:style-name="Internet_20_link" text:visited-style-name="Visited_20_Internet_20_Link"><text:span text:style-name="T341">RVA-2015</text:span></text:a></text:p></text:note-body></text:note></text:span><text:span text:style-name="T388">, y que </text:span><text:span text:style-name="Bible_5f_text"><text:span text:style-name="T388">“p</text:span></text:span><text:span text:style-name="Bible_5f_text"><text:span text:style-name="T331">ero los demás muertos no volvieron a vivir, sino hasta que se cumplieran los mil años</text:span></text:span><text:span text:style-name="Bible_5f_text"><text:span text:style-name="T388">”</text:span></text:span><text:span text:style-name="T388"> </text:span><text:span text:style-name="T388"><text:note text:id="ftn23" text:note-class="footnote"><text:note-citation>23</text:note-citation><text:note-body><text:p text:style-name="Footnote"><text:span text:style-name="T331"><text:s/></text:span><text:span text:style-name="T338">Revelación 20:5 </text:span><text:a xlink:type="simple" xlink:href="https://www.biblegateway.com/passage/?search=Apocalipsis+20%3A5&amp;version=RVA-2015" text:style-name="Internet_20_link" text:visited-style-name="Visited_20_Internet_20_Link"><text:span text:style-name="T338">RVA-2015</text:span></text:a></text:p></text:note-body></text:note></text:span><text:span text:style-name="T388">. Mil años que dura día del Señor. El día de Yeshua Melekh HaMashiakh. Mil años en los que habrá paz porque </text:span><text:span text:style-name="T427">el </text:span><text:span text:style-name="T388">Satán estará encadenado. En Revelación 20 la Biblia también nos dice que </text:span><text:span text:style-name="Bible_5f_text"><text:span text:style-name="T388">“c</text:span></text:span><text:span text:style-name="Bible_5f_text"><text:span text:style-name="T331">uando se cumplan los mil años, Satanás será soltado de su prisión” </text:span></text:span><text:span text:style-name="T388"><text:note text:id="ftn24" text:note-class="footnote"><text:note-citation>24</text:note-citation><text:note-body><text:p text:style-name="Footnote"><text:span text:style-name="T331"><text:s/></text:span><text:span text:style-name="T342">Revelación 20:7 </text:span><text:a xlink:type="simple" xlink:href="https://www.biblegateway.com/passage/?search=Apocalipsis+20%3A7&amp;version=RVA-2015" text:style-name="Internet_20_link" text:visited-style-name="Visited_20_Internet_20_Link"><text:span text:style-name="T342">RVA-2015</text:span></text:a></text:p></text:note-body></text:note></text:span><text:span text:style-name="T388"><text:s/>para su destrucción total y después de eso que </text:span><text:span text:style-name="Bible_5f_text"><text:span text:style-name="T388">“el mar entregó los muertos que estaban en él, y la Muerte y el Hades entregaron los muertos que estaban en ellos; y fueron juzgados, cada uno según sus obras” </text:span></text:span><text:span text:style-name="Bible_5f_text"><text:span text:style-name="T388"><text:note text:id="ftn25" text:note-class="footnote"><text:note-citation>25</text:note-citation><text:note-body><text:p text:style-name="P928"><text:span text:style-name="T331"><text:s/></text:span><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88">.</text:span></text:p>
      <text:p text:style-name="P8"><text:soft-page-break/><text:span text:style-name="T389">Jesús explica en Juan 6 que: </text:span><text:bookmark text:name="es-RVA-26296"/><text:span text:style-name="Bible_5f_text"><text:span text:style-name="T389">“</text:span></text:span><text:bookmark text:name="es-RVA-2015-26264"/><text:span text:style-name="Bible_5f_text"><text:span text:style-name="T331">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1"><text:note text:id="ftn26" text:note-class="footnote"><text:note-citation>26</text:note-citation><text:note-body><text:p text:style-name="Footnote"><text:span text:style-name="T331"><text:s/></text:span><text:span text:style-name="T343">Juan 6:39-40 </text:span><text:a xlink:type="simple" xlink:href="https://www.biblegateway.com/passage/?search=Juan+6%3A39-40&amp;version=RVA-2015" text:style-name="Internet_20_link" text:visited-style-name="Visited_20_Internet_20_Link"><text:span text:style-name="T343">RVA-2015</text:span></text:a></text:p></text:note-body></text:note></text:span></text:span><text:span text:style-name="T331">. </text:span><text:span text:style-name="T390">No antes.</text:span></text:p>
      <text:p text:style-name="P84">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1"><text:s/></text:span><text:span text:style-name="T344">2 Timoteo 2:18 <text:s/></text:span><text:a xlink:type="simple" xlink:href="https://www.biblegateway.com/passage/?search=2+Timoteo+2%3A18&amp;version=RVA" text:style-name="Internet_20_link" text:visited-style-name="Visited_20_Internet_20_Link"><text:span text:style-name="T344">RVA</text:span></text:a></text:p></text:note-body></text:note>. No ha sucedido. No para la inmensa mayoría de los que han vivido, están vivos y van a vivir.</text:p>
      <text:h text:style-name="P1000" text:outline-level="2"><text:span text:style-name="T147">Una</text:span> tierra nueva.</text:h>
      <text:p text:style-name="P85">Otra pregunta que nos responde la Biblia acerca de <text:span text:style-name="T149">esta supuesta </text:span>resurrección es: ¿Donde van a estar esos 20 mil a 30 mil millones de personas que resucitarían?</text:p>
      <text:p text:style-name="P86">¿En el cielo?</text:p>
      <text:p text:style-name="P86">No. En Revelación 21, Juan nos dice que será en una tierra nueva con un cielo nuevo <text:note text:id="ftn28" text:note-class="footnote"><text:note-citation>28</text:note-citation><text:note-body><text:p text:style-name="P929"><text:span text:style-name="T331"><text:s/></text:span><text:span text:style-name="T338">Revelación 21:1 </text:span><text:a xlink:type="simple" xlink:href="https://www.biblegateway.com/passage/?search=Apocalipsis+21%3A1&amp;version=RVA" text:style-name="Internet_20_link" text:visited-style-name="Visited_20_Internet_20_Link"><text:span text:style-name="T338">RVA</text:span></text:a></text:p></text:note-body></text:note>. Aparentemente sin mares, sin sol y sin luna <text:note text:id="ftn29" text:note-class="footnote"><text:note-citation>29</text:note-citation><text:note-body><text:p text:style-name="P929"><text:span text:style-name="T331"><text:s/></text:span><text:span text:style-name="T338">Revelación 21:23</text:span><text:span text:style-name="T331"> </text:span><text:a xlink:type="simple" xlink:href="https://www.biblegateway.com/passage/?search=Apocalipsis+21%3A23&amp;version=RVA" text:style-name="Internet_20_link" text:visited-style-name="Visited_20_Internet_20_Link"><text:span text:style-name="T345">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930"><text:span text:style-name="T331"><text:s/></text:span><text:span text:style-name="T338">Revelación 21:24 </text:span><text:a xlink:type="simple" xlink:href="https://www.biblegateway.com/passage/?search=Apocalipsis+21%3A24&amp;version=RVA" text:style-name="Internet_20_link" text:visited-style-name="Visited_20_Internet_20_Link"><text:span text:style-name="T338">RVA</text:span></text:a></text:p></text:note-body></text:note>. Dice Juan que el trono de Dios y del Cordero estará en la ciudad <text:span text:style-name="T141">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1"><text:note text:id="ftn31" text:note-class="footnote"><text:note-citation>31</text:note-citation><text:note-body><text:p text:style-name="P930"><text:span text:style-name="T331"><text:s/></text:span><text:span text:style-name="T338">Revelación 22:3-5 </text:span><text:a xlink:type="simple" xlink:href="https://www.biblegateway.com/passage/?search=Apocalipsis+22%3A3-5&amp;version=DHH" text:style-name="Internet_20_link" text:visited-style-name="Visited_20_Internet_20_Link"><text:span text:style-name="T338">DHH</text:span></text:a></text:p></text:note-body></text:note></text:span><text:span text:style-name="T141">.</text:span></text:p>
      <text:p text:style-name="P2"><text:span text:style-name="T331">Juan dice oír una </text:span><text:span text:style-name="T391">fuerte </text:span><text:span text:style-name="T331">voz que </text:span><text:span text:style-name="T391">viene</text:span><text:span text:style-name="T331"> del </text:span><text:span text:style-name="T391">trono y que dice: </text:span><text:span text:style-name="Bible_5f_text"><text:span text:style-name="T391">“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1"><text:note text:id="ftn32" text:note-class="footnote"><text:note-citation>32</text:note-citation><text:note-body><text:p text:style-name="P931"><text:span text:style-name="T331"><text:s/></text:span><text:span text:style-name="T338">Revelación 22:3 </text:span><text:a xlink:type="simple" xlink:href="https://www.biblegateway.com/passage/?search=Apocalipsis+21%3A3-4&amp;version=DHH" text:style-name="Internet_20_link" text:visited-style-name="Visited_20_Internet_20_Link"><text:span text:style-name="T338">DHH</text:span></text:a></text:p></text:note-body></text:note></text:span></text:span><text:span text:style-name="T391">.</text:span></text:p>
      <text:p text:style-name="P87">No es en el cielo. Es en una tierra nueva con un cielo nuevo. No es que los resucitados suban al cielo, sino que Dios baja a una tierra nueva a vivir entre los hombres.</text:p>
      <text:h text:style-name="P1000" text:outline-level="2">Base de la Fé.</text:h>
      <text:p text:style-name="P88">Ésta resurrección que nos describe la Biblia, que es física, en la que no se puede morir, que es para todos, que no ha sucedido, que es en éste mismo planeta, es la base de la fé en Yeshua. Desgraciadamente para algunos como Hitler, Pablo Escobar, o Stalin, ya les <text:soft-page-break/>tocó esperar hasta el levantar de los muertos para poder creer en el levantar de los muertos. <text:span text:style-name="T142">Y por la gracia de YHWH para otros que ya creemos en la resurrección de la que habla la Biblia, el proceso de entrar al Reino de Dios, al Reino de los Cielos, ya comenzó.</text:span></text:p>
      <text:p text:style-name="P89">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9">Ese Reino de los Cielos ya está entre ustedes.</text:p>
      <text:h text:style-name="P1000" text:outline-level="2">Posible.</text:h>
      <text:p text:style-name="P90">La respuesta a la pregunta ¿Es posible la resurrección descrita en la biblia? es obvia si solo tenemos en cuenta estos aspectos fundamentales: <text:span text:style-name="T143">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90">Yeshua, segun Marcos 12, nos dice que seremos como los ángeles del cielo <text:note text:id="ftn33" text:note-class="footnote"><text:note-citation>33</text:note-citation><text:note-body><text:p text:style-name="Footnote"><text:span text:style-name="T331"><text:s/></text:span><text:span text:style-name="T346">Marcos 12:25 </text:span><text:a xlink:type="simple" xlink:href="https://www.biblegateway.com/passage/?search=Marcos+12%3A25&amp;version=RVA-2015" text:style-name="Internet_20_link" text:visited-style-name="Visited_20_Internet_20_Link"><text:span text:style-name="T346">RVA-2015</text:span></text:a></text:p></text:note-body></text:note>, y estos, <text:s/>según <text:span text:style-name="T302">1ra</text:span> Crónicas 21, pueden flotar entre el cielo y la tierra <text:note text:id="ftn34" text:note-class="footnote"><text:note-citation>34</text:note-citation><text:note-body><text:p text:style-name="Footnote"><text:span text:style-name="T331"><text:s/></text:span><text:span text:style-name="T347">1 Crónicas 21:16 </text:span><text:a xlink:type="simple" xlink:href="https://www.biblegateway.com/passage/?search=1+Crónicas+21%3A16&amp;version=RVA-2015" text:style-name="Internet_20_link" text:visited-style-name="Visited_20_Internet_20_Link"><text:span text:style-name="T347">RVA-2015</text:span></text:a></text:p></text:note-body></text:note>. Similar a como el mismo Yeshua se elevo hacia el cielo, <text:span text:style-name="T144">después</text:span> de resucitado, <text:span text:style-name="T144">según</text:span> Hechos <text:span text:style-name="T303">1 </text:span><text:span text:style-name="T303"><text:note text:id="ftn35" text:note-class="footnote"><text:note-citation>35</text:note-citation><text:note-body><text:p text:style-name="P932"><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p>
      <text:p text:style-name="P90">Además, el mismo Yeshua, según Lucas 24 y Juan 20, se aparece en medio de los apóstoles, estando estos a puerta cerrada <text:note text:id="ftn36" text:note-class="footnote"><text:note-citation>36</text:note-citation><text:note-body><text:p text:style-name="Footnote"><text:span text:style-name="T331"><text:s/></text:span><text:span text:style-name="T348">Lucas 24:36 </text:span><text:a xlink:type="simple" xlink:href="https://www.biblegateway.com/passage/?search=Lucas+24%3A36&amp;version=RVA-2015" text:style-name="Internet_20_link" text:visited-style-name="Visited_20_Internet_20_Link"><text:span text:style-name="T348">RVA-2015</text:span></text:a><text:span text:style-name="T331"> </text:span><text:span text:style-name="T348">Juan 20:19 </text:span><text:a xlink:type="simple" xlink:href="https://www.biblegateway.com/passage/?search=Juan+20%3A19&amp;version=RVA-2015" text:style-name="Internet_20_link" text:visited-style-name="Visited_20_Internet_20_Link"><text:span text:style-name="T348">RVA-2015</text:span></text:a></text:p></text:note-body></text:note>, algo similar a la teletransportacion que nos muestran las películas de ciencia ficción. Así, un resucitado no necesita caminar para ir de un lado a otro.</text:p>
      <text:p text:style-name="P90">También pueden hacerse invisibles a unos ojos y al mismo tiempo visibles a otros ojos como le sucedió a Balaam y a su burro <text:note text:id="ftn37" text:note-class="footnote"><text:note-citation>37</text:note-citation><text:note-body><text:p text:style-name="Footnote"><text:span text:style-name="T331"><text:s/></text:span><text:span text:style-name="T349">Numeros 22:31 </text:span><text:a xlink:type="simple" xlink:href="https://www.biblegateway.com/passage/?search=Números+22%3A31&amp;version=RVA-2015" text:style-name="Internet_20_link" text:visited-style-name="Visited_20_Internet_20_Link"><text:span text:style-name="T349">RVA-2015</text:span></text:a></text:p></text:note-body></text:note><text:s/>en Números 22 o como le sucedió a Eliseo y su criado <text:note text:id="ftn38" text:note-class="footnote"><text:note-citation>38</text:note-citation><text:note-body><text:p text:style-name="Footnote"><text:span text:style-name="T331"><text:s/></text:span><text:span text:style-name="T350">2 Reyes 6:17 </text:span><text:a xlink:type="simple" xlink:href="https://www.biblegateway.com/passage/?search=2+Reyes+6%3A17&amp;version=RVA-2015" text:style-name="Internet_20_link" text:visited-style-name="Visited_20_Internet_20_Link"><text:span text:style-name="T350">RVA-2015</text:span></text:a></text:p></text:note-body></text:note><text:s/>en <text:span text:style-name="T304">2da</text:span> Reyes 6.</text:p>
      <text:p text:style-name="P90">Y según <text:span text:style-name="T305">1ra </text:span>Corintios 6, <text:span text:style-name="T145">el cuerpo de un resucitado </text:span>no necesitar<text:span text:style-name="T145">á</text:span> comer para mantenerse funcionando <text:note text:id="ftn39" text:note-class="footnote"><text:note-citation>39</text:note-citation><text:note-body><text:p text:style-name="Footnote"><text:span text:style-name="T331"><text:s/></text:span><text:span text:style-name="T351">1 Corintios 6:13 </text:span><text:a xlink:type="simple" xlink:href="https://www.biblegateway.com/passage/?search=1+Corintios+6%3A13&amp;version=RVA-2015" text:style-name="Internet_20_link" text:visited-style-name="Visited_20_Internet_20_Link"><text:span text:style-name="T351">RVA-2015</text:span></text:a></text:p></text:note-body></text:note>. <text:span text:style-name="T146">Aparentemente será algo opcional, porque nuestro señor comió pescado </text:span><text:soft-page-break/><text:span text:style-name="T146">asado después de resucitado </text:span><text:span text:style-name="T146"><text:note text:id="ftn40" text:note-class="footnote"><text:note-citation>40</text:note-citation><text:note-body><text:p text:style-name="Footnote"><text:span text:style-name="T331"><text:s/></text:span><text:span text:style-name="T351">Lucas 24:41-43 </text:span><text:a xlink:type="simple" xlink:href="https://www.biblegateway.com/passage/?search=Lucas+24%3A41-43&amp;version=RVA-2015" text:style-name="Internet_20_link" text:visited-style-name="Visited_20_Internet_20_Link"><text:span text:style-name="T351">RVA-2015</text:span></text:a></text:p></text:note-body></text:note></text:span><text:span text:style-name="T146">. Algo muy conveniente que dejaría bastante espacio libre para todos esos resucitados en esa tierra nueva con cielo nuevo.</text:span></text:p>
      <text:p text:style-name="P234">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208">Daniel 3 </text:span><text:a xlink:type="simple" xlink:href="https://www.biblegateway.com/passage/?search=Daniel+3&amp;version=RVA" text:style-name="Internet_20_link" text:visited-style-name="Visited_20_Internet_20_Link"><text:span text:style-name="T1208">RVA</text:span></text:a></text:p></text:note-body></text:note>, y en Jueces 13 un ángel se para encima del fuego cuando anuncia el nacimiento de Sansón <text:note text:id="ftn42" text:note-class="footnote"><text:note-citation>42</text:note-citation><text:note-body><text:p text:style-name="Footnote"><text:s/><text:span text:style-name="T1208">Jueces 13 </text:span><text:a xlink:type="simple" xlink:href="https://www.biblegateway.com/passage/?search=Jueces+13&amp;version=RVA" text:style-name="Internet_20_link" text:visited-style-name="Visited_20_Internet_20_Link"><text:span text:style-name="T1208">RVA</text:span></text:a></text:p></text:note-body></text:note>.</text:p>
      <text:p text:style-name="P3"><text:span text:style-name="T331">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1">"no hay nada escondido que no llegue a descubrirse, ni nada secreto que no llegue a conocerse y ponerse en claro"</text:span></text:span><text:span text:style-name="T331"> </text:span><text:span text:style-name="T331"><text:note text:id="ftn43" text:note-class="footnote"><text:note-citation>43</text:note-citation><text:note-body><text:p text:style-name="Footnote"><text:span text:style-name="T331"><text:s/></text:span><text:span text:style-name="T352">Lucas 8:17 </text:span><text:a xlink:type="simple" xlink:href="https://www.biblegateway.com/passage/?search=Lucas+8%3A17&amp;version=DHH" text:style-name="Internet_20_link" text:visited-style-name="Visited_20_Internet_20_Link"><text:span text:style-name="T352">DHH</text:span></text:a></text:p></text:note-body></text:note></text:span><text:span text:style-name="T331">.</text:span></text:p>
      <text:p text:style-name="P90">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p>
      <text:p text:style-name="P90">Luego si la biblia es cierta, nadie, absolutamente nadie, después de resucitado, podrá responder "NO" a la pregunta:</text:p>
      <text:p text:style-name="P90">¿Es posible la resurrección descrita en la biblia?</text:p>
      <text:h text:style-name="P1031" text:outline-level="1">La tela.</text:h>
      <text:p text:style-name="P14">A la imagen que se encuentra en el pedazo de tela conocido como <text:span text:style-name="T171">El </text:span>Manto de Turin le han hecho estudios <text:span text:style-name="T168">técnicos</text:span> de espectroscopia, termografia y <text:span text:style-name="T168">fotografía</text:span> <text:span text:style-name="T168">infrarroja</text:span>, <text:span text:style-name="T168">fotografía</text:span> ultra-violeta, espectroscopia <text:span text:style-name="T168">fluorescente</text:span>, <text:span text:style-name="T168">radiografiá</text:span> de rayos-x, <text:span text:style-name="T168">fotografía</text:span> de luz transmitida y de luz reflejada, microscopia <text:span text:style-name="T168">óptica</text:span> y de <text:span text:style-name="T168">resolución</text:span> <text:span text:style-name="T168">atómica</text:span> con microscopios <text:span text:style-name="T168">electrónicos</text:span> y microscopios de escaneo de rayos-x, carbono-14, estudios <text:span text:style-name="T168">biológicos</text:span> de polen, de sangre, estudios criminalisticos, forenses, <text:span text:style-name="T168">artísticos</text:span>, culturales y muchos otros. En resumen es el pedazo de tela mas estudiado con todas las <text:span text:style-name="T168">técnicas</text:span> y <text:span text:style-name="T168">tecnologías</text:span> conocidas por el hombre y se ha encontrado que presenta algunas <text:span text:style-name="T168">características</text:span> que la hacen diferente a cualquier otra imagen conocida por el hombre.</text:p>
      <text:h text:style-name="P1000" text:outline-level="2">Un negativo.</text:h>
      <text:p text:style-name="P14">La imagen del cuerpo en el manto de Turín es la <text:span text:style-name="T168">única</text:span> imagen de colores invertidos o "negativo <text:span text:style-name="T168">fotográfico</text:span>" anterior a 1800 conocida por el hombre. Esto solo fue evidente hasta que se invento la <text:span text:style-name="T168">fotografía</text:span> en 1800 y años <text:span text:style-name="T168">después</text:span> Secondo Pia le toma una <text:soft-page-break/><text:span text:style-name="T168">fotografía</text:span> en 1898. Al observar el negativo de la <text:span text:style-name="T168">fotografía</text:span> se observo el positivo de la imagen en el manto. Hay registro <text:span text:style-name="T168">histórico</text:span> del manto de Turin desde 1357 cuando fue expuesto en Lirey Francia. Si la <text:span text:style-name="T168">fotografía</text:span> se invento en 1800 y no existe ninguna imagen negativa de persona, animal o cosa, anterior a 1800, con <text:span text:style-name="T168">excepción</text:span> del Manto de Turin y sus copias <text:span text:style-name="T168">artísticas</text:span>, ¿Quien hizo el manto de Turin?</text:p>
      <text:h text:style-name="P1000" text:outline-level="2">Realismo <text:span text:style-name="T168">fotográfico.</text:span></text:h>
      <text:p text:style-name="P14">El grado de detalle en las proporciones <text:span text:style-name="T168">anatómicas</text:span> de la figura humana del manto es de realismo <text:span text:style-name="T168">fotográfico</text:span> y la cantidad de <text:span text:style-name="T168">información</text:span> por <text:span text:style-name="T168">área</text:span> de la imagen en el manto es superior a cualquier <text:span text:style-name="T168">fotografía</text:span> hecha con un celular moderno de 15 megapixels. <text:span text:style-name="T168">Así</text:span>, el manto presenta <text:span text:style-name="T168">características</text:span> y calidad <text:span text:style-name="T168">fotográficas</text:span> pero no es una <text:span text:style-name="T168">fotografía.</text:span> No existe ninguna imagen previa a la invension de la <text:span text:style-name="T168">fotografía</text:span> con este nivel de realismo y detalle. <text:span text:style-name="T168">Así</text:span> que ¿Quien hizo el manto de Turin?</text:p>
      <text:h text:style-name="P1000" text:outline-level="2">Microfibras oxidadas.</text:h>
      <text:p text:style-name="P14">El material del manto donde se <text:span text:style-name="T168">encuentra</text:span> la imagen del cuerpo es de lino. Uno de los principales <text:span text:style-name="T168">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8">pequeñísimas</text:span> deshidrataciones, oxidaciones o "envejecimientos" de la celulosa superficial que compone las microfibras del manto, las que forman la imagen del cuerpo en el manto. <text:span text:style-name="T168">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8">láser</text:span> se hubieran modificado, quemado, las microfibras, envejeciendo partes nanometricas de cada microfibra, quemando la superficie de cada microfibra. Las <text:span text:style-name="T169">modificaciones</text:span> no tienen direccionalidad <text:span text:style-name="T168">así</text:span> que cada <text:span text:style-name="T168">modificación</text:span> es independiente la una de la otra. La imagen es muy superficial y parte constitutiva de las microfibras del los hilos que forman el manto. Es por esto que la imagen no se ha movido, desplazado o <text:span text:style-name="T168">distorsionado</text:span> ni por el fuego ni por el agua a que ha sido expuesto el manto. Es por esto <text:span text:style-name="T168">también</text:span> que a medida que el manto ha envejecido la imagen a perdido contraste, pero no <text:span text:style-name="T168">información</text:span> sobre la imagen del cuerpo. No <text:soft-page-break/>existe ninguna imagen de <text:span text:style-name="T168">persona</text:span>, animal o cosa, anterior al año 1978, aparte del manto de Turin, con esta <text:span text:style-name="T168">característica.</text:span> Y <text:span text:style-name="T168">después</text:span> de 1978 solo algunos intentos de reproducir una imagen como la del manto alegan presentar dicha <text:span text:style-name="T169">característica.</text:span> No existe ni ha existido una imagen hecha por el hombre que presente esta <text:span text:style-name="T169">característica.</text:span> Ni siquiera se sabia que el manto presentaba esta <text:span text:style-name="T169">característica</text:span> antes de 1978. Asi que ¿Quien hizo el manto de Turin?</text:p>
      <text:h text:style-name="P1000" text:outline-level="2">Información de profundidad.</text:h>
      <text:p text:style-name="P14">Al hacer el <text:span text:style-name="T169">análisis</text:span> de la imagen del cuerpo en el manto de Turin se observa una <text:span text:style-name="T169">correlación</text:span> entre densidad de imagen y distancia del cuerpo a la tela. A mayor distancia, la imagen es mas clara, y a menor distancia a la tela, la imagen es mas oscura. Esto permite crear <text:span text:style-name="T169">imágenes</text:span> por computador que tienen <text:span text:style-name="T169">características</text:span> tridimensionales. <text:span text:style-name="T169">Así</text:span>, el manto presenta <text:span text:style-name="T169">características</text:span> holograficas pero no es un holograma. El nivel de detalle en las <text:span text:style-name="T169">características</text:span> oseas de la imagen es comparable en algunas partes a una <text:span text:style-name="T169">radiografía.</text:span> <text:span text:style-name="T169">Así</text:span>, el manto <text:span text:style-name="T169">también</text:span> presenta <text:span text:style-name="T169">características</text:span> <text:span text:style-name="T169">radiográficas</text:span> pero no es una <text:span text:style-name="T169">radiografía.</text:span> No existe ninguna imagen de <text:span text:style-name="T169">persona</text:span>, animal o cosa, anterior al año 1978, aparte del manto de Turin, con esta <text:span text:style-name="T169">característica.</text:span> Y <text:span text:style-name="T169">después</text:span> de 1978 solo algunos intentos de reproducir una imagen como la del manto alegan presentar dicha <text:span text:style-name="T169">característica.</text:span> Ninguna <text:span text:style-name="T169">fotografía</text:span> tomada con un celular, ni antes ni <text:span text:style-name="T169">después</text:span> de 1978 presenta esta <text:span text:style-name="T169">característica.</text:span> Ni siquiera se sabia que el manto presentaba esta <text:span text:style-name="T169">característica</text:span> antes de 1978. <text:span text:style-name="T169">Así</text:span> que ¿Quien hizo el manto de Turin?</text:p>
      <text:h text:style-name="P1000" text:outline-level="2">Luz ultra-violeta.</text:h>
      <text:p text:style-name="P14">La <text:span text:style-name="T169">separación</text:span> de la sangre en fase serosa de la sangre en fase corpuscular solo se da en el momento de la muerte. El suero <text:span text:style-name="T169">sanguíneo</text:span> y otras sustancias de la sangre humana son invisibles al ojo humano pero visibles bajo luz ultra-violenta, estas <text:span text:style-name="T170">técnicas</text:span> se usan en la <text:span text:style-name="T170">investigación</text:span> moderna de <text:span text:style-name="T170">crímenes.</text:span> El manto presenta este tipo de <text:span text:style-name="T170">separación</text:span> en la herida del costado. Si este tipo de evidencia solo fue perceptible hasta la invension de las <text:span text:style-name="T170">técnicas</text:span> forenses modernas con luz ultra-violeta y el manto es anterior a 1900, quien antes de 1900 tuvo el cuidado de separar las dos fases en la mancha de sangre del costado y <text:span text:style-name="T170">así</text:span> diferenciarla de las otras heridas ante-mortem en un <text:span text:style-name="T170">análisis</text:span> forense que solo fue posible hasta el siglo 20? ¿Quien hizo el manto de Turin?</text:p>
      <text:h text:style-name="P1000" text:outline-level="2"><text:soft-page-break/>Bilirrubina.</text:h>
      <text:p text:style-name="P14">En casos de muerte violenta la <text:span text:style-name="T170">producción</text:span> de hemoglobina es muy alta, cuando esta se descompone uno de los productos <text:s/>es la bilirrubina. La sangre del manto se mantiene roja debido a los a<text:span text:style-name="T170">l</text:span>tos indices de bilirrubina en la sangre. Esta <text:span text:style-name="T170">información</text:span> forense solo fue conocida hasta siglo 20, <text:span text:style-name="T170">así</text:span> que el cuerpo que <text:span text:style-name="T170">estuvo</text:span> en contacto con el manto de Turin <text:span text:style-name="T170">sufrió</text:span> una muerte violenta, porque nadie antes del siglo 20 <text:span text:style-name="T170">podría</text:span> falsear un detalle que no sabia que <text:span text:style-name="T170">debía</text:span> falsear: que la sangre por muerte violenta presenta altos indices de bilirrubina. <text:span text:style-name="T170">Así</text:span> que ¿Quien hizo el manto de Turin?</text:p>
      <text:h text:style-name="P1000" text:outline-level="2">Detalles forenses.</text:h>
      <text:p text:style-name="P14">Existen <text:span text:style-name="T170">múltiples</text:span> detalles forenses que <text:span text:style-name="T170">están</text:span> presentes en el manto de Turin y que son consistentes con la ciencia forense moderna y una muerte por <text:span text:style-name="T170">crucifixión</text:span> tal como esta descrita en los evangelios: la <text:span text:style-name="T170">inflamación</text:span> del vientre, el dedo pulgar recogido, los altos indices de bilirrubina en la sangre, la <text:span text:style-name="T170">separación</text:span> de fases hematicas en heridas post mortem, las pequeñas hemorragias <text:span text:style-name="T170">subcutáneas</text:span> o hematohidrosis, la <text:span text:style-name="T170">posición</text:span> corporal con rigor mortis, los hilos de sangre en cara y brazos coherentes con una <text:span text:style-name="T170">crucifixión</text:span>, la herida al costado, las heridas de pies y manos de una <text:span text:style-name="T170">crucifixión</text:span> romana, las heridas en la cabeza consistentes con un casco de espinas exclusiva de la <text:span text:style-name="T170">ejecución</text:span> de cristo, las heridas en todo el cuerpo consistentes con latigazos con flagrum romano, el hombro dislocado, la <text:span text:style-name="T170">porción</text:span> de barba arrancada, los hematomas en la cara, los varios tipos de polen de la zona de <text:span text:style-name="T170">Jerusalén</text:span> en tiempos de primavera consistentes con el casco de espinas, las flores, los aceites y <text:span text:style-name="T170">ungüentos</text:span> de un entierro de un <text:span text:style-name="T170">Judío</text:span> adinerado como Jose de Arimatea, y muchas otras. Es decir que el manto presenta toda la evidencia de alguien que <text:span text:style-name="T170">murió</text:span> tal cual como <text:span text:style-name="T170">murió</text:span> el Jesucristo de los evangelios. No existe <text:span text:style-name="T170">ningún</text:span> otro pedazo de tela en toda la historia de la humanidad, aparte del manto de Turin, con toda la evidencia forense y de criminalistica que sea consistente con la muerte de <text:span text:style-name="T170">Jesús</text:span> descrita en el evangelio, incluso si parte de esta evidencia fuera completamente invalida o inaceptable. <text:span text:style-name="T170">Así</text:span> que ¿Quien hizo el manto de Turin? </text:p>
      <text:h text:style-name="P1000" text:outline-level="2">Reproducciones.</text:h>
      <text:p text:style-name="P14">No existe ninguna <text:span text:style-name="T1505">reproducción</text:span> del manto de Turin que cumpla siquiera con la <text:span text:style-name="T1505">décima</text:span> parte de las <text:span text:style-name="T1505">características</text:span> que presenta el manto de Turin. Tal vez el intento mas completo (de cuerpo entero) y <text:span text:style-name="T1504">minucioso</text:span> (tratando de imitar las <text:span text:style-name="T1504">características</text:span> que se conocieron en 1978) ha sido la de Garlaschelli en el año 2010. Este intento, no <text:span text:style-name="T1505">podría</text:span> <text:soft-page-break/>superar las <text:span text:style-name="T1504">pruebas</text:span> de <text:span text:style-name="T1504">resolución</text:span>, <text:span text:style-name="T1504">pigmentación</text:span>, estabilidad <text:span text:style-name="T1504">térmica</text:span> y de <text:span text:style-name="T1504">análisis</text:span> ultra-violeta que ha superado el manto. Eso para no mencionar todos los detalles forenses que presenta el manto. Lo cierto es que hoy, con la <text:span text:style-name="T1504">tecnología</text:span> de hoy, año 2018, contados a partir del año aproximado del nacimiento de Jesucristo, del rey de reyes, del Meshi<text:span text:style-name="T1504">ak</text:span>h de YHWH, el hombre no ha podido producir una tela con las <text:span text:style-name="T1504">características</text:span> del manto de Turin. Y aunque pudiera hacerlo, aunque pudiera reproducirse en un futuro: donde, en que parte del mundo, donde se encuentra una imagen de persona, animal o cosa, con registro <text:span text:style-name="T1505">histórico</text:span> comprobable, anterior a 1800, cuando se invento la <text:span text:style-name="T1504">fotografiá</text:span>, que sea un negativo <text:span text:style-name="T1504">fotográfico</text:span>, con realismo <text:span text:style-name="T1504">fotográfico</text:span> en sus detalles <text:span text:style-name="T1504">anatómicos</text:span>? Y eso para no preguntar por sus <text:span text:style-name="T1504">características</text:span> holograficas, <text:span text:style-name="T1504">radiográficas</text:span> y toda la evidencia forense solo conocida y verificable <text:s/>hasta el siglo 20 que se encuentra del manto. Donde? Negativo? De cuando? Con registro <text:span text:style-name="T1504">histórico</text:span> comprobable? Con realismo <text:span text:style-name="T1504">fotográfico</text:span>? No existe. No existe, ni ha existido en el mundo otro manto de lino que presente las <text:span text:style-name="T1504">características</text:span> del manto de Turin. Punto. <text:span text:style-name="T1505">Así</text:span> que si el mant<text:span text:style-name="T1504">o</text:span> de Turin no fue hecho por el hombre, ¿Quien hizo el manto de Turin? <text:span text:style-name="T179">¿Será que lo hizo el mismo que tiene suficiente creatividad técnica para reconstruir un ser humano? ¿El creador? Porque toda la evidencia indica que no es posible que lo haya hecho ser humano.</text:span></text:p>
      <text:h text:style-name="P1031" text:outline-level="1">Pasado.</text:h>
      <text:h text:style-name="P1003" text:outline-level="2">Historia.</text:h>
      <text:p text:style-name="P92">Para determinar el pasado el ser humano ha desarrollado un método. Es similar al de los sistemas Judiciales. Para cada evento se estudian las fuentes <text:span text:style-name="T176">históricas</text:span>, <text:span text:style-name="T176">sean físicas o narrativas, </text:span>se determina el quien, cuando, como, donde, por qué de la fuente. Se <text:span text:style-name="T175">evaluá</text:span> la <text:span text:style-name="T174">credibilidad </text:span>de la fuente y luego se cruzan las fuentes <text:span text:style-name="T177">históricas</text:span> para tratar de establecer las coincidencias, <text:span text:style-name="T177">analizar las fuentes y tratar de establecer la mejor explicación del pasado.</text:span></text:p>
      <text:p text:style-name="P93"><text:span text:style-name="T172">Las fuentes del pasado reciente se han hecho un poco mas creíbles con la posibilidad del hombre de grabar audio y video y divulgarlo fácilmente usando Internet. Y desde el siglo 15 con la invención de la imprenta</text:span> <text:span text:style-name="T173">la divulgación del medio escrito ha sido mucho más fácil.</text:span></text:p>
      <text:p text:style-name="P94">Así, el método para determinar el pasado se ha beneficiado de la creatividad técnica del hombre, <text:span text:style-name="T176">pero esto solo afecta la capacidad de determinar el pasado reciente. Las fuentes para el pasado anterior al siglo 15 son más escasas.</text:span></text:p>
      <text:h text:style-name="P1003" text:outline-level="2"><text:soft-page-break/>Coincidencias.</text:h>
      <text:p text:style-name="P95">Cuando se desea buscar información en Internet la persona escoge un conjunto de palabras que sean lo mas específicas de la información que está buscando. Si yo busco <text:span text:style-name="T160">solo </text:span>por “<text:span text:style-name="T160">Jose</text:span>” <text:span text:style-name="T160">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96">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97">Es el poder de las coincidencias. <text:span text:style-name="T161">A pesar de la inmensa cantidad de información que hay en Internet, es posible encontrar una página especifica con tan solo unas tres o cuatro palabras que sean obligatorias y exclusivas de dicha página.</text:span></text:p>
      <text:p text:style-name="P98">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2">Cuando las coincidencias son demasiadas en un sentido u otro es fácil tomar una decisión. </text:span></text:p>
      <text:p text:style-name="P99">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100">De manera similar a como en un sistema judicial se busca establecer la veracidad de un evento pasado, los historiadores tienen un método que se apoya en coincidencias para establecer si un evento sucedió o no.</text:p>
      <text:p text:style-name="P101">En el caso <text:span text:style-name="T167">de la historia los eventos son generados por seres humanos.</text:span> <text:span text:style-name="T306">Y </text:span>es justamente esa suma de coincidencias y su análisis lógico el que nos va permitiendo decidir hacia donde se inclina la balanza de lo posible, <text:span text:style-name="T307">de lo factible, de la mejor explicación racional.</text:span> Decidir lo que voy a creer respecto a ese posible <text:span text:style-name="T166">y creíble </text:span>pasado.</text:p>
      <text:p text:style-name="P102"><text:soft-page-break/>Otra razón mas para afirmar que <text:span text:style-name="T165">como no</text:span> podamos viajar al pasado, o ver, <text:span text:style-name="T165">o escuchar </text:span>el pasado, es imposible tener certeza de dicho pasado. Incluso <text:span text:style-name="T164">nuestro</text:span> propio pasado puede no ser exactamente como lo recordamos.</text:p>
      <text:p text:style-name="P101"><text:span text:style-name="T178">A pesar de que las fuentes del pasado reciente son más creíbles que las del pasado lejano, s</text:span>olo podemos creer el pasado.</text:p>
      <text:h text:style-name="P1004" text:outline-level="2">Personas.</text:h>
      <text:p text:style-name="P103">En los anteriores ejemplos, el de páginas en Internet, el de eventos judiciales o históricos, es muy importante tener en cuenta que los eventos fueron generados por seres humanos, por seres inteligentes con capacidad de decisión, con voluntad. </text:p>
      <text:p text:style-name="P103">Personas escribieron esas páginas en Internet, personas hicieron o no los eventos del pasado. Este tipo de aproximación a lo “probable” a lo “posible” es muy diferente a cuando se asume que los eventos fueron generados por el azar.</text:p>
      <text:p text:style-name="P104">El azar no tiene ni inteligencia, <text:span text:style-name="T163">ni capacidad de decisión,</text:span> ni voluntad, <text:span text:style-name="T163">ni intención. El azar no miente, no engaña, no tiene intereses personales, o necesidades, o deseos personales.</text:span></text:p>
      <text:p text:style-name="P105">Hago este comentario para cuando me refiera a algunas religiones basadas en eventos generados por el azar, por la chepa, que pasan por “ciencias”.</text:p>
      <text:p text:style-name="P106">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9">el programa</text:span>. <text:span text:style-name="T309">No lo busque. Pierde su tiempo.</text:span></text:p>
      <text:p text:style-name="P107">Pero hay religiones que creen que si. <text:span text:style-name="T310">Y pasan que disque por ciencias.</text:span></text:p>
      <text:p text:style-name="P108">Afortunadamente la historia es de personas.</text:p>
      <text:h text:style-name="P1005" text:outline-level="2"><text:span text:style-name="T150">Suponiendo</text:span>.</text:h>
      <text:p text:style-name="P109"><text:span text:style-name="T151">El señor Alegre</text:span> <text:span text:style-name="T152">tiene una familia numerosa y varios animalitos.</text:span></text:p>
      <text:p text:style-name="P109"><text:span text:style-name="T151">El señor Alegre</text:span> entra al baño y encuentra que la llave del lavamanos est<text:span text:style-name="T153">á goteando</text:span>, el <text:span text:style-name="T154">desagüe esta bloqueado y el lavamanos se esta llenando.</text:span></text:p>
      <text:p text:style-name="P110"><text:soft-page-break/><text:span text:style-name="T151">El señor Alegre </text:span>cuenta con un instrumento de alta tecnología que le permite saber cuanta agua hay en un recipiente con solo apuntar al recipiente. Y puede tomar la medida cada microsegundo.</text:p>
      <text:p text:style-name="P111">El señor Alegre desea saber hace cuanto tiempo <text:span text:style-name="T152">lleva</text:span> goteando <text:span text:style-name="T152">la llave de su lavamanos </text:span>y razona <text:span text:style-name="T152">de la siguiente manera</text:span>:</text:p>
      <text:p text:style-name="P111">Suponiendo que el lavamanos estaba vacío cuando se cerro la llave.</text:p>
      <text:p text:style-name="P111">Suponiendo que <text:span text:style-name="T1561">toda</text:span> <text:span text:style-name="T1561">el </text:span>agua <text:span text:style-name="T1561">en</text:span> lavamanos <text:span text:style-name="T1561">viene de la llave</text:span>.</text:p>
      <text:p text:style-name="P111">Suponiendo que desde que se cerro la llave no se ha desbloqueado el desagüe.</text:p>
      <text:p text:style-name="P111">Suponiendo que nadie ha manipulado la llave para abrirla o cerrarla mas de lo que está en este momento.</text:p>
      <text:p text:style-name="P111">Entonces con <text:span text:style-name="T752">el</text:span> instrumento de alta tecnología <text:span text:style-name="T752">el señor Alegre </text:span>pued<text:span text:style-name="T752">e</text:span> medir a que velocidad se esta llenando el lavamanos porque en un segundo alcanz<text:span text:style-name="T752">a</text:span> a medir un millón de veces la cantidad de agua en <text:span text:style-name="T753">el</text:span> lavamanos y luego pued<text:span text:style-name="T752">e</text:span> calcular el tiempo que lleva <text:span text:style-name="T152">goteando la llave</text:span>.</text:p>
      <text:p text:style-name="P112">Cualquier persona puede observar que el problema del señor Alegre no esta en su instrumento de alta tecnología, ni en la <text:span text:style-name="T757">tecnología</text:span> que se usó para construir el instrumento. </text:p>
      <text:p text:style-name="P112">El problema esta en las suposiciones <text:span text:style-name="T753">del señor Alegre</text:span>.</text:p>
      <text:p text:style-name="P112">Nada le garantiza que <text:span text:style-name="T155">uno de sus</text:span> hijo<text:span text:style-name="T155">s</text:span> no le hecho agua al lavamanos, o que <text:span text:style-name="T155">dos de ellos </text:span>estaba<text:span text:style-name="T155">n</text:span> jugando al barquito de papel, o que el gato <text:span text:style-name="T754">o una de sus mascotas </text:span>abrió un poco la llave cuando la tocó al pasar y que ninguna de sus suposiciones se cumple.</text:p>
      <text:p text:style-name="P113">Este y otros problemas tiene<text:span text:style-name="T755">n</text:span> algunos procedimientos aceptados como científicos pero que en realidad son pseudo – científicos <text:span text:style-name="T1562">o sea CASI científicos. Por lo menos se usa alta tecnología.</text:span></text:p>
      <text:p text:style-name="P114"><text:span text:style-name="T157">Por el momento doy este ejemplo para hacer evidente que la llamada </text:span>datación radiométrica, <text:span text:style-name="T756">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58">EXACTAMENTE</text:span> la mismas suposiciones del señor Alegre. </text:p>
      <text:p text:style-name="P114"><text:soft-page-break/>Para cualquier <text:span text:style-name="T157">supuesta </text:span>datación radiométrica se parte de las siguientes suposiciones:</text:p>
      <text:p text:style-name="P114">Suponiendo que se conocen las condiciones iniciales.</text:p>
      <text:p text:style-name="P114">Suponiendo que no hay efectos exte<text:span text:style-name="T1563">r</text:span>nos que alteren las condiciones de los elementos <text:span text:style-name="T158">químico </text:span>medidos.</text:p>
      <text:p text:style-name="P114">Suponiendo que la velocidad de cambio, <text:span text:style-name="T1563">de radiactividad,</text:span> de los elementos <text:span text:style-name="T158">químicos </text:span>medidos se ha mantenido.</text:p>
      <text:p text:style-name="P116">Entonces puedo calcular cuando <text:span text:style-name="T156">ser formaron dichas rocas u objetos que contienen dichos </text:span>elemento<text:span text:style-name="T159">s</text:span> <text:span text:style-name="T156">radioáctivos</text:span>.</text:p>
      <text:p text:style-name="P204">La <text:span text:style-name="T1578">misma fuerza que hizo popular el nazismo en Alemania hace</text:span> <text:span text:style-name="T1578">que una</text:span> mayoría considere como evidencia una datación radiométrica. No es el único caso <text:span text:style-name="T756">en que métodos absurdos se apoyan en instrumentos de alta tecnología para darles credibilidad, </text:span>pero es el <text:span text:style-name="T756">mas ABSURDO de todos cuando de determinar el pasado se trata</text:span>.</text:p>
      <text:p text:style-name="P202">Solo podemos creer el pasado.</text:p>
      <text:p text:style-name="P207">El hecho estadístico, de que las dataciones radiometricas son ignoradas cuando no dan el resultado esperado, es tan solo una confirmación de que el método es absurdo.</text:p>
      <text:p text:style-name="P202"><text:span text:style-name="T759">L</text:span>a datación por elementos radiactivos <text:span text:style-name="T761">es una de las maneras mas absurdas de usar alta tecnología para obtener resultados completamente inútiles porque supone demasiadas cosas imposibles de verificar. </text:span></text:p>
      <text:p text:style-name="P205"><text:span text:style-name="T1564">En los métodos históricos es mejor usar la datación por sincronías, dos eventos registrados por escrito que se relacionan uno con el otro. Sin embargo, dichas </text:span>fechas se determinan por los registros de personas. <text:span text:style-name="T1564">Personas </text:span>que pueden mentir, engañar y tener intenciones ocultas, o simplemente equivocarse. Es el análisis lógico de las fuentes históricas lo que permite establecer el mayor o menor grado de credibilidad de cada dato en particular. <text:span text:style-name="T760">Y es en este análisis lógico donde las coincidencias y sincronías juegan un papel muy importante.</text:span></text:p>
      <text:h text:style-name="P1000" text:outline-level="2">Narrativa.</text:h>
      <text:p text:style-name="P118">Una de las principales fuentes históricas son las fuentes de tipo narrativo. El ser humano decide escribir textos que narren lo que esta ocurriendo, o lo que cree que ha ocurrido, <text:span text:style-name="T1565">o lo que quiere que en un futuro crean que ocurrió, y escribe</text:span> un registro de ello.</text:p>
      <text:p text:style-name="P118">Entre dichos textos <text:span text:style-name="T181">que pretenden registrar la historia </text:span>hay unos bastante antiguos: </text:p>
      <text:p text:style-name="P118"><text:soft-page-break/>Heródoto, vivió en el 400 antes de Cristo. Las 8 copias mas antiguas que tenemos de sus escritos son del 900 después de Cristo, unos <text:span text:style-name="T181">1300 años después de que las escribió.</text:span></text:p>
      <text:p text:style-name="P119">Tucidides, vivió también en el 400 antes de Cristo. Las 8 copias más antiguas que tenemos de sus escritos son también del 900 después de Cristo, también <text:span text:style-name="T180">unos </text:span>1300 años después de que las escribió.</text:p>
      <text:p text:style-name="P120">Cesar, vivió en el 50 antes de Cristo. <text:span text:style-name="T181">Las </text:span>10<text:span text:style-name="T181"> copias más antiguas que tenemos de sus escritos son también del 900 después de Cristo, unos </text:span>950<text:span text:style-name="T181"> años después de que las escribió.</text:span></text:p>
      <text:p text:style-name="P120">Livio, vivio en el 1 antes de Cristo. Las 19 copias completas más <text:span text:style-name="T181">antiguas que tenemos de sus escritos son </text:span>de<text:span text:style-name="T181"> unos </text:span>1000<text:span text:style-name="T181"> años después de que las escribió.</text:span></text:p>
      <text:p text:style-name="P120">Tácito, Las 20 copias más <text:span text:style-name="T181">antiguas que tenemos de sus escritos son </text:span>de<text:span text:style-name="T181"> unos </text:span>1000<text:span text:style-name="T181"> años después de que las escribió.</text:span></text:p>
      <text:p text:style-name="P120">Tácito, Las 20 copias más <text:span text:style-name="T181">antiguas que tenemos de sus escritos son </text:span>de<text:span text:style-name="T181"> unos </text:span>1000<text:span text:style-name="T181"> años después de que las escribió.</text:span></text:p>
      <text:p text:style-name="P121">Suetonio. Las <text:span text:style-name="T183">8</text:span> copias más <text:span text:style-name="T181">antiguas que tenemos de sus escritos son </text:span>de<text:span text:style-name="T181"> unos 8</text:span>00<text:span text:style-name="T181"> años después de que las escribió.</text:span></text:p>
      <text:p text:style-name="P122"><text:span text:style-name="T184">Plinio el Joven</text:span>. Las <text:span text:style-name="T184">7</text:span> copias más <text:span text:style-name="T181">antiguas que tenemos de sus escritos son </text:span>de<text:span text:style-name="T181"> unos 7</text:span>00<text:span text:style-name="T181"> años después de que las escribió.</text:span></text:p>
      <text:p text:style-name="P123">Flavio Josefo. <text:span text:style-name="T182">Las </text:span>pocas<text:span text:style-name="T182"> copias incompletas más antiguas que tenemos de sus escritos son de unos </text:span>1000<text:span text:style-name="T182"> años después de que las escribió.</text:span></text:p>
      <text:p text:style-name="P124">Solo hay un conjunto de narraciones, que estén escritos con el objetivo de registrar eventos ciertos, que sobresale sobre todos las otras narraciones jamas escritas por el hombre: las que encontramos en nuevo testamento.</text:p>
      <text:p text:style-name="P125">Del nuevo testamento se tienen <text:span text:style-name="T185">cerca de 6000 manuscritos de 100 años a 150 años después de escritos. Todos sus autores estaban vivos cuando sucedieron los eventos, todos testigos oculares con la excepción de Lucas y del autor de la carta a los Hebreos.</text:span></text:p>
      <text:p text:style-name="P126">Todos estaban vivos cuando sucedieron los eventos. Todos. Mateo, Marcos, Lucas, Juan, Pablo, Pedro, Jacob, <text:span text:style-name="T186">Judas. Todos.</text:span></text:p>
      <text:p text:style-name="P127">Mateo, Marcos, Juan, Pedro, Jacob <text:span text:style-name="T187">y </text:span>Judas fueron discípulos de Jesucristo. <text:span text:style-name="T187">Comieron con el, caminaron con el, hablaron con el después de resucitado. </text:span></text:p>
      <text:p text:style-name="P128"><text:soft-page-break/>Pero no. Hay que confirmarlo <text:span text:style-name="T192">todo </text:span>con otras fuentes <text:span text:style-name="T189">que no estén en la biblia</text:span>, esas de las que casi no se tienen copias y son de miles de años después de los eventos. <text:span text:style-name="T188">Y como no se puede, todo debe ser mentira.</text:span></text:p>
      <text:p text:style-name="P201">Si el nuevo testamento no es <text:span text:style-name="T190">fuente histórica valida</text:span>, <text:span text:style-name="T191">ninguna narración</text:span>, absolutamente <text:span text:style-name="T191">ninguna </text:span>otra narración anterior a la imprenta es <text:span text:style-name="T190">fuente histórica valida</text:span>. <text:span text:style-name="T878">Absurdo. No es así como el ser humano establece hechos históricos.</text:span></text:p>
      <text:h text:style-name="P1000" text:outline-level="2">En la cruz.</text:h>
      <text:p text:style-name="P272">Jesucristo murió en la cruz.</text:p>
      <text:p text:style-name="P129">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9">La gente muere, a la gente la matan, los romanos crucificaban gente, muchos escribieron del asunto, no tenían razón para mentir, fácil de creer.</text:p>
      <text:p text:style-name="P129">Sin embargo no falta el Musulman que porque su Iman, su jefe religioso, le contó que <text:span text:style-name="T1566">TODAS, absolutamente todas</text:span> las <text:span text:style-name="T1566">diferentes </text:span>versiones del Coran, dice<text:span text:style-name="T1567">n</text:span> que en realidad no murió en la cruz sino que fu<text:span text:style-name="T193">e</text:span> llevado al cielo vivo sin haber muerto, <text:span text:style-name="T193">entonces no, NO murió en la cruz y listo.</text:span></text:p>
      <text:p text:style-name="P130">Sin embargo, toda la evidencia histórica, mucha más que la que hay para cualquier otro evento de la antigüedad, indica lo contrario.</text:p>
      <text:p text:style-name="P130">Jesucristo murió en la cruz. <text:span text:style-name="T196">Hecho histórico. Mas que ningún otro de la historia antigua. Mas que la simple existencia de Alejandro el Grande, de Julio Cesar y de Mahoma.</text:span></text:p>
      <text:h text:style-name="P1000" text:outline-level="2"><text:span text:style-name="T1732">Resurrección</text:span>.</text:h>
      <text:p text:style-name="P272">El creyente cree que Jesucristo resucitó físicamente.</text:p>
      <text:p text:style-name="P130">Las primeras personas que creyeron en la resurrección de Cristo, fue porque lo vieron, lo tocaron, <text:span text:style-name="T194">comieron con el, </text:span>hablaron con el <text:span text:style-name="T194">y le metieron el dedo</text:span>. <text:span text:style-name="T194">E</text:span>l se acordaba de ellos y ellos se acordaron de el. </text:p>
      <text:p text:style-name="P130">Eso es lo que ellos dijeron, <text:span text:style-name="T194">eso</text:span> escribieron, y todos mantuvieron <text:span text:style-name="T194">esa creencia </text:span>hasta <text:span text:style-name="T1568">su muerte. La mayoría asesinados SOLO por creer precisamente eso: que había resucitado.</text:span></text:p>
      <text:p text:style-name="P130"><text:soft-page-break/>Eso era lo que ellos creían. Que habían hablado, tocado y comido con un Jesús físico que era el mismo que habían visto muerto en la cruz y que habían enterrado.</text:p>
      <text:p text:style-name="P130">La mayoría de los historiadores, académicos y personas que estudian los manuscritos mas antiguos, aceptan que esa era la creencia de esos primeros cristianos.</text:p>
      <text:p text:style-name="P131">Hasta el día de hoy esa es la creencia de cualquiera que se haga llamar cristiano. <text:span text:style-name="T1569">Que Jesucristo resucitó en cuerpo y espíritu.</text:span></text:p>
      <text:p text:style-name="P131">Muchos fueron perseguidos por eso que creían. Muchos murieron por eso que creían. </text:p>
      <text:p text:style-name="P131">Pero no falta el que dice que no, que eso no era lo que creían. <text:span text:style-name="T195">Aunque toda la evidencia indique que eso era lo que ellos creían.</text:span></text:p>
      <text:p text:style-name="P132"><text:span text:style-name="T200">L</text:span>os <text:span text:style-name="T202">testigos directos</text:span> <text:span text:style-name="T200">murieron creyendo que Jesucristo está vivo porque resucitó</text:span>. Hecho histórico.</text:p>
      <text:h text:style-name="P1000" text:outline-level="2"><text:span text:style-name="T1732">Seguidores</text:span>.</text:h>
      <text:p text:style-name="P272">El seguidor quiere ser como Jesucristo, quiere vivir, morir y resucitar como Jesucristo.</text:p>
      <text:p text:style-name="P252">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text:p>
      <text:p text:style-name="P252">Esos no siempre fueron tan valientes, <text:span text:style-name="T197">ni tan comunicativos, ni tan viajeros.</text:span></text:p>
      <text:p text:style-name="P133">Antes de las apariciones que dicen haber tenido, se escondieron, no se movieron, lo negaron, salieron corriendo cuando llegaron a arrestarlo. Incluso cuando lo ven por primera vez, cuando lo tocan por primera vez, tienen miedo, no lo pueden creer. <text:span text:style-name="T1570">A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5">Después ya no tienen miedo a morir, ya no tienen miedo al que dirán, ya no tiene miedo a la persecución, ya no tienen miedo a lo que puedan hacerles los hombres. Y sufren las <text:soft-page-break/>consecuencias. Para la gran mayoría de los Judíos del tiempo de Yeshua, creer en un Mesías crucificado era inaudito. <text:span text:style-name="T1571">Era una ofensa. </text:span>Morir en un madero era maldición. El Mesías era alguien que reinaría sobre todo pueblo, lengua y nación. Que traería paz al mundo entero. Ademas, la resurrección de los muertos era un evento al final de los tiempos y para <text:span text:style-name="T1572">TODOS</text:span> los Israelitas. No era un evento de un solo individuo. Eso no era lo que creía la mayoría de los Judios. Esas creencias generaban un rechazo, <text:span text:style-name="T1572">un desprecio,</text:span> <text:span text:style-name="T1572">h</text:span>a<text:span text:style-name="T1572">cia</text:span> quienes creían que Jesucristo era el <text:span text:style-name="T1572">Meshiakh</text:span> y que había resucitado, <text:span text:style-name="T1572">por el resto de los Israelitas.</text:span></text:p>
      <text:p text:style-name="P134">Shaul de Tarso era uno de esos Judíos. <text:span text:style-name="T1572">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9">apóstoles</text:span>, va y se <text:span text:style-name="T199">reúne</text:span> con ellos en Jerusalén, para averiguar bien como fue <text:span text:style-name="T198">el asunto. A hacerle “historeó” a Pedro, palabra griega de la que deriva la palabra historia. </text:span></text:p>
      <text:p text:style-name="P136">El también cambió. El pasó de ser perseguidor a ser perseguido. </text:p>
      <text:p text:style-name="P137">Porque después de perderlo <text:span text:style-name="T1573">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ext:span text:style-name="T1574">TODO</text:span>. Y el, <text:span text:style-name="T1575">Pablo,</text:span> se refería a todo lo que le había tocado abandonar como “<text:span text:style-name="T1575">BASURA</text:span>” si lo comparaba con ser seguidor de Jesucristo.</text:p>
      <text:p text:style-name="P137">Y después de naufragios, de ser apedreado, de ser azotado varias veces, de ser encarcelado varias veces, de intentos de asesinato, de conspiraciones contra el, muere decapitado <text:span text:style-name="T1576">justamente por creer </text:span>lo que cree.</text:p>
      <text:p text:style-name="P137">El también cambio.</text:p>
      <text:p text:style-name="P138">Aún hoy día, <text:span text:style-name="T1577">a </text:span>todo cristiano <text:span text:style-name="T1577">se le ve un cambio,</text:span> por lo menos en su comportamiento respecto al pecado, a eso que es malo a los ojos de ese Jesucristo que dice seguir. Un cristiano, <text:span text:style-name="T1577">si es que verdaderamente cree lo que dice creer,</text:span> debe cuidar lo que dice, lo que piensa y lo que hace. Todo ello debe dar testimonio de lo que dice creer. Debe vivir como vivió Jesucristo.</text:p>
      <text:p text:style-name="P138"><text:soft-page-break/>Los primeros cristianos <text:span text:style-name="T1732">querían seguir a Jesucristo es decir que querían vivir, morir y resucitar como Jesucristo. Eso solo sucedió</text:span> <text:span text:style-name="T201">después de creer que Jesucristo había resucitado</text:span>. Hecho histórico.</text:p>
      <text:h text:style-name="Heading_20_2" text:outline-level="2"><text:span text:style-name="T1742">Muertos</text:span>.</text:h>
      <text:p text:style-name="P812"><text:span text:style-name="T1746">El líder cristiano</text:span> <text:span text:style-name="T1743">muere</text:span> <text:span text:style-name="T1743">ejecutado</text:span> <text:span text:style-name="T1739">durante </text:span>los primeros siglos.</text:p>
      <text:p text:style-name="P811">Jesucristo muere crucificado por aceptar ser el Meshiak<text:span text:style-name="T1846">h</text:span> de Israel, el Hijo de Dios frente al concilio, la élite religiosa, de los judíos.</text:p>
      <text:p text:style-name="P811">Pablo, Pedro, <text:span text:style-name="T1733">Jacobo y los primeros lideres mueren ejecutados por creer que Jesucristo es Rey, que es el Meshiakh de Israel, el hijo de Dios. Mueren sin oponer resistencia. Mueren sin ser violentos. Mueren siguiendo a su líder, obedeciendo a su Rey que les ordena amar a sus enemigos y orar por quienes los persiguen. Ese que creen que esta vivo y que va a regresar.</text:span></text:p>
      <text:p text:style-name="P813"><text:span text:style-name="T1735">Después de la destrucción del segundo Templo y toma de Jerusalén</text:span> <text:span text:style-name="T1735">en el 70 después de Cristo </text:span>la persecución se empieza a volver <text:span text:style-name="T1734">sistemática</text:span> por parte del imperio romano. La resistencia a hacer sacrificios públicos al emperador romano y los falsos dioses era suficiente evidencia de que una persona era Cristiana, seguidora de Jesucristo, para ser acusado del crimen romano de ser Cristiano. Normalmente era interrogado y si reconocía ser cristiano era condenado a muerte. <text:span text:style-name="T1735">No importaba si era judío o no. Si tenía una autoridad superior al emperador era una amenaza al imperio.</text:span></text:p>
      <text:p text:style-name="P814">Durante estos primeros siglos ser cristiano podía significar sufrir una muerte violenta. </text:p>
      <text:p text:style-name="P814">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738">hacer </text:span>a sus seguidores: amar a sus enemigos y orando y rogando por quienes los persiguen.</text:p>
      <text:p text:style-name="P814">Según Hechos 7, Esteban, el primer seguidor asesinado por ser seguidor de Jesucristo, muere haciendo lo mismo que hizo su líder, orando por sus asesinos.</text:p>
      <text:p text:style-name="P816">La persecución <text:span text:style-name="T1738">a muerte por parte del imperio romano </text:span>empieza a detenerse <text:span text:style-name="T1737">a comienzos del siglo 4 </text:span>cuando la mayoría del crecimiento de seguidores se empieza a dar entre las personas que pueden leer griego, <text:span text:style-name="T1735">esas que pueden leer el nuevo testamento, esas</text:span> mismas personas que pertenecen al imperio. Hay una división entre los que piensan que debe hacerse una purga de los creyentes y quienes piensan que <text:span text:style-name="T1736">el movimiento </text:span>debe integrarse <text:soft-page-break/>al imperio porque no representa una amenaza. El imperio termina <text:span text:style-name="T1736">bajo el gobierno de</text:span> un emperador que supo hacerse amigo de los que creían en la integración para ganar la batalla decisiva.</text:p>
      <text:p text:style-name="P815">En los primeros siglos, <text:span text:style-name="T1746">el líder cristiano muere sistemáticamente ejecutado durante los primeros siglos.</text:span> Hecho histórico.</text:p>
      <text:h text:style-name="Heading_20_2" text:outline-level="2">Crecimiento.</text:h>
      <text:p text:style-name="P817">Dados los anteriores hechos históricos:</text:p>
      <text:p text:style-name="P817">1) Jesucristo murió en la cruz.</text:p>
      <text:p text:style-name="P817">2) <text:span text:style-name="T674">El creyente cree que Jesucristo resucitó físicamente.</text:span></text:p>
      <text:p text:style-name="P817"><text:span text:style-name="T674">3</text:span><text:span text:style-name="T331">) </text:span><text:span text:style-name="T674">El seguidor quiere ser como Jesucristo, quiere vivir, morir y resucitar como Jesucristo.</text:span></text:p>
      <text:p text:style-name="P818"><text:span text:style-name="T674">4</text:span><text:span text:style-name="T331">) </text:span><text:span text:style-name="T677">El líder cristiano</text:span><text:span text:style-name="T675"> </text:span><text:span text:style-name="T676">muere</text:span><text:span text:style-name="T675"> </text:span><text:span text:style-name="T676">ejecutado</text:span><text:span text:style-name="T675"> </text:span><text:span text:style-name="T331">durante </text:span><text:span text:style-name="T675">los primeros siglos.</text:span></text:p>
      <text:p text:style-name="P817"><text:span text:style-name="T1740">E</text:span>xplicar el crecimiento del numero de seguidores de Jesucristo en los primeros siglos <text:span text:style-name="T1741">es mas fácil creyendo que Jesucristo está vivo que creyendo que está muerto.</text:span></text:p>
      <text:p text:style-name="P819">El único movimiento social en toda la historia de la humanidad que ha crecido desde sus inicios con la eliminación sistemática de sus lideres, muertos ejecutados por el sistema dominante, y sin oponer resistencia violenta, ha sido la cristiandad. Puesto que el castigo <text:span text:style-name="T1841">por ser creyente </text:span>era la muerte, la única explicación racional, es que el creyente en realidad creía que después de muerto <text:span text:style-name="T1747">también </text:span>iba a resucitar, que <text:span text:style-name="T1747">también </text:span>iba ha volver a vivir, tal y como su líder <text:span text:style-name="T1747">lo hizo y le</text:span> promet<text:span text:style-name="T1747">e que le sucederá al seguidor</text:span>.</text:p>
      <text:p text:style-name="P819">Para que los primeros seguidores de Jesucristo, fueran capaces de obedecer a su líder, que les ordenaba amar a sus enemigos y a quienes los persiguieran, hasta el punto de la muerte violenta y sin <text:span text:style-name="T1747">responder con violencia</text:span>, la única explicación posible es que dichos primeros seguidores realmente creían que Jesucristo esta vivo.</text:p>
      <text:p text:style-name="P819">Y para que la muerte de un líder AUMENTARA el numero de creyentes, se necesita que esos que no creían antes <text:span text:style-name="T1747">de la muerte del líder, esos futuros creyentes, esos nuevos creyentes </text:span>observaran, experimentaran algo que les hiciera creer que el líder muerto estaba no solo convencido de que <text:span text:style-name="T1841">sería resucitado</text:span>, sino <text:span text:style-name="T1841">que ellos también observaran, experimentaran algo que les hiciera creer </text:span>que ellos mismos también <text:span text:style-name="T1841">serían resucitados</text:span>. Si yo creo que el líder murió creyendo algo falso, si no tengo algo concreto, una <text:soft-page-break/>experiencia, <text:span text:style-name="T1748">algo lógico, racional,</text:span> que yo considere real y confiable <text:span text:style-name="T1842">para mi también</text:span>, <text:span text:style-name="T1842">que yo también voy a resucitar, </text:span>va a ser <text:span text:style-name="T1747">imposible</text:span> que yo esté dispuesto a morir por el solo hecho de <text:span text:style-name="T1750">que el líder estuvo dispuesto a morir por algo que el creía cierto, o que incluso yo creo que era cierto para el pero no para mi también</text:span>.</text:p>
      <text:p text:style-name="P819">El movimiento creció porque los que morían realmente creían que iban a resucitar y los que no creían antes <text:span text:style-name="T1744">de su muerte, en algún momento</text:span> experimentaron algo mas que la simple muerte de un líder que creía algo posiblemente falso. Esos nuevos creyentes tenían que estar experimentando, viviendo algo que les confirmaba experimentalmente, algo lo suficientemente confiable, como para creer que el líder creía algo cierto, algo verdadero <text:span text:style-name="T1843">que también lo es para cualquier otro seguidor</text:span>. <text:span text:style-name="T1745">Que Jesucristo, el primer ejecutado, está vivo y que el seguidor también será resucitado.</text:span></text:p>
      <text:p text:style-name="P865">Si Jesucristo está muerto, para explicar el crecimiento de la cristiandad en los primeros siglos, se requiere recurrir a creer que todos los seguidores de Jesucristo, todos los que dicen creer que Jesucristo esta vivo porque resucitó, en esa época y ahora, simplemente están locos. Se requiere asumir que ningún seguidor auténtico de Jesucristo, ese que realmente cree que Jesucristo <text:span text:style-name="T1844">está vivo porque </text:span>resucitó, y quiere, y trata, de vivir como Jesucristo nos enseñ<text:span text:style-name="T1748">a</text:span>, tiene capacidad racional. Que <text:span text:style-name="T1748">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sus primeros siglos a punta de lideres muertos, sin oponer resistencia, esta compuesta de una lista de locos que incluye su primer líder, a Jesucristo.</text:span> Creer eso es más difícil que creer que Jesucristo está vivo <text:span text:style-name="T1845">porque resucitó</text:span>.</text:p>
      <text:p text:style-name="P821">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751">están</text:span> dispuestos a morir amando al que los va a matar.</text:p>
      <text:p text:style-name="P822">Es más fácil <text:span text:style-name="T1752">considerar la posibilidad de que </text:span>el movimiento no es solo “social”, <text:span text:style-name="T1753">sino que también </text:span>es de Dios. <text:span text:style-name="T1753">Un movimiento</text:span> de Hijos del Dios vivo, <text:span text:style-name="T1754">del Creador del cielo y de la tierra, del creador de estos cuerpos en los que vivimos y que por lo tanto los puede </text:span><text:soft-page-break/><text:span text:style-name="T1754">rehacer, los puede reconstruir. Que nos puede resucitar como lo hizo con su hijo Jesucristo.</text:span></text:p>
      <text:h text:style-name="P1032" text:outline-level="1"><text:span text:style-name="T203">Credibilidad</text:span>.</text:h>
      <text:p text:style-name="P139">No vemos que las personas resuciten, los cuerpos enterrados se descomponen y los cremados quedan echos polvo. Los muertos están echos polvo en la tumba, en el sepulcro. <text:span text:style-name="T311">Eso es lo que observamos.</text:span></text:p>
      <text:h text:style-name="P1000" text:outline-level="2">Negación.</text:h>
      <text:p text:style-name="P140">Si negamos lo lógico: </text:p>
      <text:p text:style-name="P141"><text:span text:style-name="T313">Q</text:span>ue </text:p>
      <text:p text:style-name="P141"><text:tab/><text:span text:style-name="T313">S</text:span>i vamos a llamar al ser humano inteligente, diseñador y creativo, <text:span text:style-name="T312">por todos los aviones, zapatos, celulares, automóviles, por toda la tecnología, que ha construido,</text:span></text:p>
      <text:p text:style-name="P147">Tenemos que </text:p>
      <text:p text:style-name="P145"><text:span text:style-name="T312"><text:tab/>Admitir, por necesidad lógica, que l</text:span>a <text:span text:style-name="T726">complejidad de la </text:span>maquinaria biológica <text:span text:style-name="T225">que observamos <text:s/>en plantas y animales </text:span>exige un<text:span text:style-name="T726">a</text:span> <text:span text:style-name="T726">tecnología</text:span> <text:span text:style-name="T728">de alguien </text:span>muchísimo mas inteligente, <text:span text:style-name="T313">diseñador </text:span>y creativo que el ser humano. <text:span text:style-name="T739">Un creador.</text:span></text:p>
      <text:p text:style-name="P150">Porque </text:p>
      <text:p text:style-name="P150"><text:tab/>A pesar de nuestra inteligencia, diseños y creatividad no podemos ni siquiera construir una célula. La mínima parte de la maquinaria biológica y no tenemos ni idea de como hacerlo.</text:p>
      <text:p text:style-name="P151">Si negamos eso que es lógico,</text:p>
      <text:p text:style-name="P142"><text:span text:style-name="T314">Pues</text:span>, es prácticamente imposible entender <text:span text:style-name="T210">el hecho histórico de que los testigos directos murieron creyendo que Jesucristo está vivo porque resucitó.</text:span></text:p>
      <text:p text:style-name="P152">Pero si tenemos en cuenta que:</text:p>
      <text:p text:style-name="P152"><text:span text:style-name="T209">1) P</text:span>or lógica y por toda la evidencia que observamos en la maquinaria biológica, <text:span text:style-name="T220">plantas, animales y personas,</text:span> tiene que haber un creador de toda esta maquinaria.</text:p>
      <text:p text:style-name="P153">2) Que las narraciones de los evangelios sobre la crucifixión están respaldadas por evidencia circunstancial única en toda la historia de la humanidad: la tela en Turín. <text:span text:style-name="T220">Tela que s</text:span>eñala un evento único, <text:span text:style-name="T221">no generado por el hombre, </text:span>sobre una persona única, en <text:soft-page-break/><text:span text:style-name="T220">toda </text:span>la historia de la humanidad <text:span text:style-name="T222">y cuyas características coinciden de manera extraordinaria con la descripción en los evangelios de la crucifixión de Jesucristo .</text:span></text:p>
      <text:p text:style-name="P154">3) Que para el creador de la maquinaria biológica humana es perfectamente posible reproducir a voluntad un cuerpo humano <text:span text:style-name="T223">vivo, </text:span>con <text:span text:style-name="T223">la </text:span>memoria, <text:span text:style-name="T224">los pensamientos, el espíritu</text:span> exact<text:span text:style-name="T224">o,</text:span> al momento de <text:span text:style-name="T223">una destrucción anterior</text:span>.</text:p>
      <text:p text:style-name="P155">4) <text:s/>Y que el testimonio de dicha resurrección esta respaldado por los mismos testigos que dan testimonio de la muerte de Jesucristo en la cruz, el evento más respaldado por <text:span text:style-name="T881"><text:s/>fuentes confiables</text:span> en toda la historia antigua de la humanidad.</text:p>
      <text:p text:style-name="P197"><text:span text:style-name="T212">Así, e</text:span>s mucho mas fácil creer que <text:span text:style-name="T211">esos testigos directos, esos que dicen que lo tocaron, comieron y hablaron con el, murieran creyendo que Jesucristo está vivo porque resucitó</text:span>.</text:p>
      <text:p text:style-name="P195">Así que, <text:span text:style-name="T731">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8">Es decir con mas RESPETICO <text:span text:style-name="T734">por las narraciones bíblicas.</text:span> CON MAS RESPETICO. ¿ESTA CLARO?</text:p>
      <text:h text:style-name="P1000" text:outline-level="2">Observaciones.</text:h>
      <text:p text:style-name="P152"><text:span text:style-name="T209">Ademas, </text:span>hay varias observaciones <text:span text:style-name="T733">lógicas </text:span>que argumentan en contra de <text:span text:style-name="T882">la falsedad de los testimonios bíblicos sobre </text:span>la resurrección de Jesucristo, <text:span text:style-name="T882">de que</text:span> sea<text:span text:style-name="T213">n</text:span> una fabricación del hombre.</text:p>
      <text:p text:style-name="P156">Veamos:</text:p>
      <text:h text:style-name="Heading_20_3" text:outline-level="3"><text:span text:style-name="T1479">Fuentes</text:span>.</text:h>
      <text:p text:style-name="P157">Las diferencias entre l<text:span text:style-name="T207">a</text:span>s <text:span text:style-name="T207">fuentes</text:span> es argumento en contra <text:span text:style-name="T207">de la falsedad de los testimonios bíblicos sobre la resurrección de Jesucristo</text:span>.</text:p>
      <text:p text:style-name="P159">Cuando varias fuentes son exactamente iguales es posible sospechar que dichas fuentes se pusieron de común acuerdo. En los procesos judiciales este fenómeno se llama “colusión”.</text:p>
      <text:p text:style-name="P159">Es normal y de esperar que halla pequeñas diferencias entre diferentes fuentes, pero en lo <text:span text:style-name="T214">esencial</text:span> deben ser iguales.</text:p>
      <text:p text:style-name="P159"><text:soft-page-break/>El los cuatro evangelios lo esencial es igual: Jesucristo <text:span text:style-name="T226">está vivo porque </text:span>resucitó.</text:p>
      <text:h text:style-name="Heading_20_3" text:outline-level="3">Vivos.</text:h>
      <text:p text:style-name="P158">El <text:span text:style-name="T207">que los cuatro evangelistas estuvieran vivos cuando sucedieron los eventos </text:span>es argumento en contra <text:span text:style-name="T207">de la falsedad de los testimonios bíblicos sobre la resurrección de Jesucristo</text:span>.</text:p>
      <text:p text:style-name="P160">Los mitos y leyendas se generan con siglos de diferencia entre el momento en que suceden los eventos y los autores de las narraciones.</text:p>
      <text:p text:style-name="P160">El hecho de que los autores estaban vivos cuando sucedieron los eventos es un argumento muy fuerte en contra de que sea una leyenda o un mito.</text:p>
      <text:p text:style-name="P161">Desde el mismo día en que los testigos hablaron, comieron y tocaron al Jesucristo resucitado, empezaron a propagar la historia.</text:p>
      <text:p text:style-name="P161">Los mitos y leyendas empiezan siglos después de los eventos.</text:p>
      <text:h text:style-name="Heading_20_3" text:outline-level="3">Jerusalén.</text:h>
      <text:p text:style-name="P158"><text:span text:style-name="T208">La propagación del testimonio empezando en Jerusalén </text:span>es argumento en contra <text:span text:style-name="T207">de la falsedad de los testimonios bíblicos sobre la resurrección de Jesucristo</text:span>.</text:p>
      <text:p text:style-name="P156">Los mitos y leyendas, así como las narraciones falsas <text:span text:style-name="T219">del mundo antiguo</text:span>, no se inician en el lugar de los hechos. Se inician donde <text:span text:style-name="T217">casi nadie</text:span> <text:span text:style-name="T217">o nadie </text:span>pueda dar testimonio en contra <text:span text:style-name="T218">por ausencia de información</text:span>.</text:p>
      <text:h text:style-name="Heading_20_3" text:outline-level="3">Igual.</text:h>
      <text:p text:style-name="P218">El que los testimonios que tenemos hoy sean iguales a los manuscritos mas antiguas <text:span text:style-name="T204">es argumento en contra de la falsedad de los testimonios bíblicos sobre la resurrección de Jesucristo.</text:span></text:p>
      <text:p text:style-name="P162">El testimonio ha sido el mismo desde el comienzo: al tercer día <text:span text:style-name="T236">de su muerte, </text:span>temprano en la mañana, unas mujeres fueron a la tumba y la encontraron vac<text:span text:style-name="T250">ía</text:span>. <text:span text:style-name="T237">U</text:span>nos ángeles le<text:span text:style-name="T238">s</text:span> di<text:span text:style-name="T246">cen que vayan a contar </text:span>que el muerto <text:span text:style-name="T244">ha resucitado y está </text:span>vivo. <text:span text:style-name="T258">Ellas, por miedo, deciden no contarle a nadie excepto a los apóstoles.</text:span> María Magdalena <text:span text:style-name="T244">y otras se encuentran primero con Pedro y Juan y les cuentan lo sucedido</text:span>. <text:span text:style-name="T245">Algunas</text:span> regresan a la tumba <text:span text:style-name="T238">con</text:span> Pedro y Juan, <text:span text:style-name="T245">otras siguen a contarles a los demás</text:span>. <text:span text:style-name="T238">Los dos hombres</text:span> <text:span text:style-name="T235">corren y llegan primero a la tumba, todavía incrédulos de los sucedido, pero no ven ángeles solo la tumba vacía y la tela con que lo cubrieron. Algunas mujeres s</text:span>e quedan un rato mas <text:soft-page-break/>que <text:span text:style-name="T235">los dos hombres</text:span> y Yeshua se les aparece por primera vez a María Magdalena y <text:span text:style-name="T248">las otras que también se quedaron.</text:span> <text:span text:style-name="T235">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3"><text:span text:style-name="T240">Y ya. </text:span>Es<text:span text:style-name="T239">e</text:span> es el testimonio de aquel primer día de semana. <text:span text:style-name="T241">D</text:span>esde ese día y hasta el <text:span text:style-name="T239">día</text:span> de hoy no ha cambiado. Siempre igual. <text:span text:style-name="T251">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4">Los testimonios falsos van cambiando según la intención del mentiroso. Sobre todo <text:span text:style-name="T242">si</text:span> <text:span text:style-name="T247">la mentira es muy </text:span>difícil de creer y <text:span text:style-name="T247">se quiere que la crean</text:span>. La mentira se va haciendo mas grande, o mas pequeña, o va mutando según la conveniencia del momento.</text:p>
      <text:p text:style-name="P165">Eso no pasa con una verdad. <text:span text:style-name="T243">El que creyó, creyó y si no pues se la perdió. Que justamente es lo que ha sucedido con la resurrección de Cristo. Está vivo porque resucitó.</text:span></text:p>
      <text:h text:style-name="Heading_20_3" text:outline-level="3">Nombres.</text:h>
      <text:p text:style-name="P219"><text:span text:style-name="T208">El listar </text:span>nombres de testigos de la resurrección <text:span text:style-name="T204">es argumento en contra de la falsedad de los testimonios bíblicos sobre la resurrección de Jesucristo.</text:span></text:p>
      <text:p text:style-name="P166">El nuevo testamento da listas de personas que comieron, hablaron y tocaron a Jesucristo después de resucitar. El listar nombres es una invitación a investigar los hechos, a confirmar los hechos. <text:span text:style-name="T215">Esos nombres son dados mientras las personas aún están vivas. En </text:span><text:soft-page-break/><text:span text:style-name="T215">los testimonios falsos se tiende a ser ambiguo y difuso en la información para que no sea fácilmente comprobable.</text:span></text:p>
      <text:h text:style-name="Heading_20_3" text:outline-level="3">Mujeres.</text:h>
      <text:p text:style-name="P219">El que los primeros testigos sean mujeres <text:span text:style-name="T204">es argumento en contra de la falsedad de los testimonios bíblicos sobre la resurrección de Jesucristo.</text:span></text:p>
      <text:p text:style-name="P167">Para un Judío del tiempo de Yeshua, el testimonio de una mujer no tenía valor legal. No era relevante. </text:p>
      <text:p text:style-name="P167">El que los testimonios de <text:span text:style-name="T227">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7">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span text:style-name="T216">Grupos</text:span>.</text:h>
      <text:p text:style-name="P219">El que <text:span text:style-name="T205">haya apariciones a grupos es argumento en contra de la falsedad de los testimonios bíblicos sobre la resurrección de Jesucristo.</text:span></text:p>
      <text:p text:style-name="P168">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8">grandes sufrimientos e incluso la muerte</text:span>.</text:p>
      <text:p text:style-name="P168">Eso no sucede con alucinaciones. Repito: ESO NO SUCEDE CON ALUCINACIONES.</text:p>
      <text:h text:style-name="Heading_20_3" text:outline-level="3"><text:span text:style-name="T228">Sufrieron</text:span>.</text:h>
      <text:p text:style-name="P220">El que <text:span text:style-name="T228">la mayoría de los primeros </text:span>testigos <text:span text:style-name="T228">hayan </text:span>perdi<text:span text:style-name="T228">do</text:span> todo por creer en Jesucristo <text:span text:style-name="T204">es argumento en contra de la falsedad de los testimonios bíblicos sobre la resurrección de Jesucristo.</text:span></text:p>
      <text:p text:style-name="P169">Jose de Arimatea y Nicodemo eran miembros del Sanedrín. Por ser creyentes en Yeshua lo perdieron todo. Perdieron su dinero, su posición social y su familia los rechazó.</text:p>
      <text:p text:style-name="P169"><text:soft-page-break/>Aún hoy día para un <text:span text:style-name="T230">Judío</text:span>, creer en Yeshua implica grandes sacrificios. Implica perder su vida anterior. En la gran <text:span text:style-name="T230">mayoría</text:span> de los casos se sufre el rechazo familiar y el rechazo <text:s/>de los demás <text:span text:style-name="T230">Judíos.</text:span></text:p>
      <text:p text:style-name="P169">Pero <text:span text:style-name="T229">el testimonio indica que estas personas estaban dispuestas a mantenerse en su palabra de que Yeshua está vivo porque resucitó a costa de que los encarcelaran, lo azotaran, lo apedrearan, los hirvieran en aceite, los crucificaran o los decapitaran.</text:span></text:p>
      <text:p text:style-name="P170">Eso no sucede con alguien que se inventa una mentira como esa.</text:p>
      <text:h text:style-name="Heading_20_3" text:outline-level="3"><text:span text:style-name="T233">Cuerpo</text:span>.</text:h>
      <text:p text:style-name="P172">La inexistencia de testimonios que contradigan la desaparición del cuerpo muerto de Jesucristo <text:span text:style-name="T204">es argumento en contra de la falsedad de los testimonios bíblicos sobre la resurrección de Jesucristo</text:span>.</text:p>
      <text:p text:style-name="P171">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4">detener la supuesta mentira</text:span>. <text:span text:style-name="T252">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73">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846">M</text:span>eshi<text:span text:style-name="T253">a</text:span>k<text:span text:style-name="T1846">h</text:span> de Israel y que está vivo porque resucito. No lo hicieron.</text:p>
      <text:p text:style-name="P174">El movimiento aumentó sin que apareciera ni siquiera una suplantación del cuerpo.</text:p>
      <text:p text:style-name="P175">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4">se tiene una razón para </text:span>explicar porque después no intentaron una suplantación. <text:span text:style-name="T255">Si nosotros decimos que los discípulos se lo robaron y lo destruyeron no tiene ninguna sentido que después nosotros resultemos encontrando el cuerpo que otros destruyeron.</text:span></text:p>
      <text:p text:style-name="P176"><text:soft-page-break/>El cuerpo de un muerto que supuestamente resucitó no desaparece tan <text:span text:style-name="T249">fácilmente</text:span> especialmente si su tumba está custodiada por los que lo mataron.</text:p>
      <text:h text:style-name="Heading_20_3" text:outline-level="3"><text:span text:style-name="T231">Vergonzosos</text:span>.</text:h>
      <text:p text:style-name="P221">El que se registre<text:span text:style-name="T206">n</text:span> eventos vergonzosos para el <text:span text:style-name="T232">testigo</text:span> <text:span text:style-name="T204">es argumento en contra de la falsedad de los testimonios bíblicos sobre la resurrección de Jesucristo.</text:span></text:p>
      <text:p text:style-name="P177">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7">Reconocer asuntos vergonzosos es <text:span text:style-name="T256">un criterio positivo par determinar la credibilidad de </text:span>un testimonio de un proceso judicial o histórico. </text:p>
      <text:h text:style-name="P1006" text:outline-level="2">Aviones.</text:h>
      <text:p text:style-name="P178">Creer en aviones hoy día no tiene ninguna gracia, <text:span text:style-name="T257">p</text:span>ero hace unos mil años hablar de una máquina que vuela, que tiene alas como las aves, que esta hecha de metal, que pesa toneladas, que lleva personas sentadas en su interior, que vuela <text:span text:style-name="T257">diez</text:span> veces mas <text:span text:style-name="T257">rápido</text:span> que <text:span text:style-name="T257">una paloma y que algún día se construirían cientos de miles de esas máquinas para viajar grandes distancias era bastante difícil. Tal vez sería necesario ver un avión en operación para poder creerlo.</text:span></text:p>
      <text:p text:style-name="P179">Algo así parece ser lo que les pasó a los primeros creyentes, vieron algo realmente extraordinario. Algo que solo el creador podría haber hecho. Vieron un muerto que había vuelto a vivir. <text:span text:style-name="T265">T</text:span>al y como se los había anticipado <text:span text:style-name="T266">Yeshua</text:span> antes de morir. <text:span text:style-name="T260">Comieron con el, lo tocaron, lo abrazaron, hablaron con el, caminaron con el. Por eso creyeron lo que creyeron y por eso cambiaron como cambiaron.</text:span></text:p>
      <text:p text:style-name="P180">Yo personalmente, ya no puedo dejar de creerlo. <text:span text:style-name="T267">Ya es algo real. Para mi ya es una fe. </text:span>Pero las razones hasta aquí expuestas no son las únicas. <text:span text:style-name="T262">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81"><text:soft-page-break/>Una vez se empieza a creer que la resurrección de Jesucristo es algo posible, algo incluso factible, puede empezar un cambio radical de ver la vida. <text:span text:style-name="T263">Porque la muerte ya no es el final, la vida se vuelve eterna, porque continua después de la resurrección, y las prioridades cambian.</text:span></text:p>
      <text:p text:style-name="P181">Digo “puede” porque depende de que tanto ese que esta vivo, que está en el cielo <text:span text:style-name="T264">que vemos con nubes</text:span>, que me ama, que me busca, <text:span text:style-name="T260">me esté encontrando.</text:span></text:p>
      <text:p text:style-name="P182"><text:span text:style-name="T260">Pero la promesa es que me va a encontrar, porque</text:span> después de la resurrección de los muertos, cuando nos volvamos a ver cara a cara con las personas a las que les hemos hecho daño y con las que nos han hecho daño, va a ser imposible <text:span text:style-name="T261">decir:</text:span></text:p>
      <text:p text:style-name="P182"><text:span text:style-name="T261"><text:s/>“No, no. Es que yo no creo en la resurrección de los muertos”</text:span>.</text:p>
      <text:p text:style-name="P183"><text:span text:style-name="T261">Después de su resurrección, u</text:span>sted <text:span text:style-name="T261">se </text:span>va a <text:span text:style-name="T261">acordar de </text:span>este video. <text:span text:style-name="T261">Usted se </text:span>va a acordar de mi <text:span text:style-name="T879">y de todas la personas con las que interactuó de una manera u otra antes de su resurrección.</text:span></text:p>
      <text:p text:style-name="P223">Nos vamos a volver a ver.</text:p>
      <text:h text:style-name="Heading_20_1" text:outline-level="1">El <text:span text:style-name="T954">C</text:span>reyente.</text:h>
      <text:p text:style-name="P374"><text:span text:style-name="T894">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895">Juan 6:28 </text:span><text:a xlink:type="simple" xlink:href="https://www.biblegateway.com/passage/?search=Juan+6%3A28&amp;version=RVA" text:style-name="Internet_20_link" text:visited-style-name="Visited_20_Internet_20_Link"><text:span text:style-name="T895">RVA</text:span></text:a></text:p></text:note-body></text:note></text:span>. <text:span text:style-name="T895">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895">Juan 6:29 </text:span><text:a xlink:type="simple" xlink:href="https://www.biblegateway.com/passage/?search=Juan+6%3A29&amp;version=RVA" text:style-name="Internet_20_link" text:visited-style-name="Visited_20_Internet_20_Link"><text:span text:style-name="T895">RVA</text:span></text:a></text:p></text:note-body></text:note></text:span>. <text:span text:style-name="T896">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896">Juan 6:47 </text:span><text:a xlink:type="simple" xlink:href="https://www.biblegateway.com/passage/?search=Juan+6%3A47&amp;version=RVA" text:style-name="Internet_20_link" text:visited-style-name="Visited_20_Internet_20_Link"><text:span text:style-name="T896">RVA</text:span></text:a></text:p></text:note-body></text:note></text:span>.</text:p>
      <text:p text:style-name="P375">Creer en el que Dios ha enviado. Pero ¿Qué es lo mínimo para poder llamar a alguien creyente? ¿Qué es lo mínimo para creer en el que Dios ha enviado? ¿Para obrar las obras de Dios?</text:p>
      <text:p text:style-name="P376"><text:span text:style-name="T896">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897">1 Corintios 15:14 </text:span><text:a xlink:type="simple" xlink:href="https://www.biblegateway.com/passage/?search=1+Corintios+15%3A14&amp;version=RVA" text:style-name="Internet_20_link" text:visited-style-name="Visited_20_Internet_20_Link"><text:span text:style-name="T897">RVA</text:span></text:a></text:p></text:note-body></text:note></text:span>.</text:p>
      <text:p text:style-name="P377"><text:span text:style-name="T897">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897">Cristo fué muerto por nuestros pecados conforme á las Escrituras;</text:span></text:span><text:span text:style-name="Bible_5f_text"> </text:span><text:span text:style-name="Bible_5f_text"><text:span text:style-name="T897">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898">1 Corintios 15:3-4 </text:span><text:a xlink:type="simple" xlink:href="https://www.biblegateway.com/passage/?search=1+Corintios+15%3A3-4&amp;version=RVA" text:style-name="Internet_20_link" text:visited-style-name="Visited_20_Internet_20_Link"><text:span text:style-name="T898">RVA</text:span></text:a></text:p></text:note-body></text:note></text:span>.</text:p>
      <text:p text:style-name="P410"><text:soft-page-break/>El creyente empieza a ser creyente cuando cree que Jesucristo, Yeshua, está vivo porque <text:s/>resucitó conforme a las escrituras. Conforme a las escrituras. El análisis de la<text:span text:style-name="T899">s</text:span> escrituras <text:s/>nos muestra que creer en su resurrección tiene causas y consecuencias <text:span text:style-name="T900">tanto lógicas como prácticas</text:span>.</text:p>
      <text:p text:style-name="P411">La buena noticia, el evangelio, la Fe en Yeshua, se resume en ese cántico, en esa recitación, en ese credo inicial <text:span text:style-name="T962">citado en</text:span> 1ra de Corintios 15 que <text:span text:style-name="T962">afirma que</text:span>: <text:span text:style-name="Bible_5f_text"><text:span text:style-name="T897">Cristo fué muerto por nuestros pecados conforme á las Escrituras;</text:span></text:span><text:span text:style-name="Bible_5f_text"> </text:span><text:span text:style-name="Bible_5f_text"><text:span text:style-name="T897">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898">1 Corintios 15:3-4 </text:span><text:a xlink:type="simple" xlink:href="https://www.biblegateway.com/passage/?search=1+Corintios+15%3A3-4&amp;version=RVA" text:style-name="Internet_20_link" text:visited-style-name="Visited_20_Internet_20_Link"><text:span text:style-name="T898">RVA</text:span></text:a></text:p></text:note-body></text:note></text:span>.</text:p>
      <text:p text:style-name="P411">Esa es la base, ese es el comienzo, ese es el fundamento. Es<text:span text:style-name="T966">a es</text:span> la fe del creyente en Yeshua, ese comúnmente llamado Cristiano. Es lo que debe unir a todos los creyentes independientemente de su entendimiento del resto de las escrituras <text:span text:style-name="T957">y del estado de su desarrollo como nueva criatura en Cristo Jesús.</text:span></text:p>
      <text:h text:style-name="Heading_20_2" text:outline-level="2">Advertencia.</text:h>
      <text:p text:style-name="P411">A partir de este punto en adelante, <text:span text:style-name="T955">é</text:span>sta <text:span text:style-name="T955">es una </text:span>presentación <text:span text:style-name="T955">del mejor entendimiento que tiene Jose Luis Quiroga de las escrituras, de la Biblia, hasta hoy, año 2021, basado en </text:span>mas de 20 años de lectura de las escrituras, <text:span text:style-name="T955">mas de</text:span> <text:span text:style-name="T955">15</text:span> años de estudio de las mismas, y mas de 10 años de estudio basado en el diccionario Strong y tratando de esclarecer inconsistencias buscando los vocablos en hebreo o griego que potencialmente <text:span text:style-name="T956">las </text:span>gener<text:span text:style-name="T956">e</text:span>n. <text:span text:style-name="T955">Estudio que tiene en cuenta los diferentes puntos de vista que se encuentran en Internet y que hace uso de las técnicas de procesamiento de información que tiene el autor por su formación técnica profesional. </text:span></text:p>
      <text:p text:style-name="P412"><text:span text:style-name="T959">E</text:span>l autor se reserva el derecho a estar <text:span text:style-name="T966">COMPLETAMENTE</text:span> equivocado y a cambiar de posición <text:span text:style-name="T963">en cualquier momento y sin el menor sentimiento de culpa o condenación,</text:span> si el <text:span text:style-name="T958">Espíritu</text:span> que <text:span text:style-name="T960">le da Vida </text:span>le <text:span text:style-name="T961">muestra</text:span> que esta equivocado.</text:p>
      <text:p text:style-name="P413">Es responsabilidad de usted, si realmente le interesa, estudiar por su cuenta las escrituras y llegar a sus propias conclusiones.</text:p>
      <text:p text:style-name="P414"><text:span text:style-name="T967">E</text:span>sta advertencia es también una invitación a que usted no solo lea, sino que también busque entender las escrituras originales por su cuenta. <text:span text:style-name="T965">L</text:span>as escritas en hebreo en la mente de <text:span text:style-name="T964">sus autores</text:span> Israelitas por inspiración del <text:span text:style-name="T968">Espíritu</text:span> Santo, del <text:span text:style-name="T968">Espíritu</text:span> de Yeshua, <text:span text:style-name="T1824">nuestro señor y salvador</text:span>.</text:p>
      <text:h text:style-name="P1033" text:outline-level="1"><text:soft-page-break/>Señor.</text:h>
      <text:p text:style-name="P184">Según la biblia, Yeshua es <text:span text:style-name="T691">Señor.</text:span></text:p>
      <text:p text:style-name="P10"><text:span text:style-name="T398">En Juan 3 Juan el Bautista dice que: </text:span><text:span text:style-name="Bible_5f_text"><text:span text:style-name="T398">”</text:span></text:span><text:bookmark text:name="es-RVA-2015-26123"/><text:span text:style-name="Bible_5f_text"><text:span text:style-name="T331">El Padre ama al Hijo y ha puesto todas las cosas en su mano” </text:span></text:span><text:span text:style-name="Bible_5f_text"><text:span text:style-name="T331"><text:note text:id="ftn51" text:note-class="footnote"><text:note-citation>51</text:note-citation><text:note-body><text:p text:style-name="Footnote"><text:span text:style-name="T331"><text:s/></text:span><text:span text:style-name="T374">Juan 3:35 </text:span><text:a xlink:type="simple" xlink:href="https://www.biblegateway.com/passage/?search=Juan+3%3A35&amp;version=RVA-2015" text:style-name="Internet_20_link" text:visited-style-name="Visited_20_Internet_20_Link"><text:span text:style-name="T374">RVA-2015</text:span></text:a></text:p></text:note-body></text:note></text:span></text:span><text:span text:style-name="T331">.</text:span></text:p>
      <text:p text:style-name="P11"><text:span text:style-name="T374">En Hebreos 1 su autor nos dice, hablando de Jesucristo, que: </text:span><text:span text:style-name="Bible_5f_text"><text:span text:style-name="T374">“</text:span></text:span><text:bookmark text:name="es-RVA-2015-29933"/><text:span text:style-name="Bible_5f_text"><text:span text:style-name="T331">constituyó heredero de todo y por medio de quien, asimismo, hizo el universo” </text:span></text:span><text:span text:style-name="Bible_5f_text"><text:span text:style-name="T331"><text:note text:id="ftn52" text:note-class="footnote"><text:note-citation>52</text:note-citation><text:note-body><text:p text:style-name="Footnote"><text:span text:style-name="T331"><text:s/></text:span><text:span text:style-name="T374">Hebreos 1:2 </text:span><text:a xlink:type="simple" xlink:href="https://www.biblegateway.com/passage/?search=Hebreos+1%3A2&amp;version=RVA-2015" text:style-name="Internet_20_link" text:visited-style-name="Visited_20_Internet_20_Link"><text:span text:style-name="T374">RVA-2015</text:span></text:a></text:p></text:note-body></text:note></text:span></text:span><text:span text:style-name="T331">.</text:span></text:p>
      <text:p text:style-name="P11"><text:span text:style-name="T374">Y Pablo afirma en Efesios 10 que el plan de Dios es que: </text:span><text:span text:style-name="Bible_5f_text"><text:span text:style-name="T374">”</text:span></text:span><text:span text:style-name="Bible_5f_text"><text:span text:style-name="T331">en Cristo sean reunidas bajo una cabeza todas las cosas, tanto las que están en los cielos como las que están en la tierra</text:span></text:span><text:span text:style-name="Bible_5f_text"><text:span text:style-name="T374">” </text:span></text:span><text:span text:style-name="Bible_5f_text"><text:span text:style-name="T374"><text:note text:id="ftn53" text:note-class="footnote"><text:note-citation>53</text:note-citation><text:note-body><text:p text:style-name="Footnote"><text:span text:style-name="T331"><text:s/></text:span><text:span text:style-name="T375">Efesios 1:10 </text:span><text:a xlink:type="simple" xlink:href="https://www.biblegateway.com/passage/?search=Efesios+1%3A10&amp;version=RVA-2015" text:style-name="Internet_20_link" text:visited-style-name="Visited_20_Internet_20_Link"><text:span text:style-name="T375">RVA-2015</text:span></text:a></text:p></text:note-body></text:note></text:span></text:span><text:span text:style-name="T374">.</text:span></text:p>
      <text:p text:style-name="P299"><text:span text:style-name="T406">Pablo </text:span><text:span text:style-name="T414">también </text:span><text:span text:style-name="T406">explica en Colosenses 1 </text:span><text:span text:style-name="T407">que </text:span><text:span text:style-name="T406">Jesucristo</text:span><text:span text:style-name="T407">: </text:span><text:span text:style-name="Bible_5f_text"><text:span text:style-name="T407">“</text:span></text:span><text:bookmark text:name="es-RVA-29480"/><text:span text:style-name="Bible_5f_text"><text:span text:style-name="T331">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705">Colosenses 1:15-17 </text:span><text:a xlink:type="simple" xlink:href="https://www.biblegateway.com/passage/?search=Colosenses+1%3A15-17&amp;version=RVA" text:style-name="Internet_20_link" text:visited-style-name="Visited_20_Internet_20_Link"><text:span text:style-name="T705">RVA</text:span></text:a></text:p></text:note-body></text:note></text:span></text:p>
      <text:p text:style-name="P191">Así que Jesucristo fue el primero y por medio de el se creo todo, todito, todo. Y todo se creo para el. Y es por el que <text:span text:style-name="T711">subsisten</text:span> todas las cosas.</text:p>
      <text:p text:style-name="P12"><text:span text:style-name="T376">Y según Mateo 11 Yeshua mismo nos dice que: </text:span><text:span text:style-name="Bible_5f_text"><text:span text:style-name="T376">”</text:span></text:span><text:bookmark text:name="es-RVA-2015-23454"/><text:span text:style-name="Bible_5f_text"><text:span text:style-name="T331">Todas las cosas me han sido entregadas por mi Padre</text:span></text:span><text:span text:style-name="Bible_5f_text"><text:span text:style-name="T376">”</text:span></text:span><text:span text:style-name="T376"> </text:span><text:span text:style-name="T376"><text:note text:id="ftn55" text:note-class="footnote"><text:note-citation>55</text:note-citation><text:note-body><text:p text:style-name="Footnote"><text:span text:style-name="T331"><text:s/></text:span><text:span text:style-name="T376">Mateo 11:27 </text:span><text:a xlink:type="simple" xlink:href="https://www.biblegateway.com/passage/?search=Mateo+11%3A27&amp;version=RVA-2015" text:style-name="Internet_20_link" text:visited-style-name="Visited_20_Internet_20_Link"><text:span text:style-name="T376">RVA-2015</text:span></text:a></text:p></text:note-body></text:note></text:span><text:span text:style-name="T376">.</text:span></text:p>
      <text:p text:style-name="P12"><text:span text:style-name="T376">Y en <text:s/>1ra Corintios 15 Pablo explica que Dios: </text:span><text:span text:style-name="Bible_5f_text"><text:span text:style-name="T376">“</text:span></text:span><text:bookmark text:name="es-RVA-2015-28713"/><text:span text:style-name="Bible_5f_text"><text:span text:style-name="T331">a sujetado todas las cosas debajo de sus pies. Pero cuando dice: “Todas las cosas están sujetas a él”, claramente está exceptuando a aquel que le sujetó todas las cosas</text:span></text:span><text:span text:style-name="Bible_5f_text"><text:span text:style-name="T376">”</text:span></text:span><text:span text:style-name="T376">, usease Dios mismo </text:span><text:span text:style-name="T376"><text:note text:id="ftn56" text:note-class="footnote"><text:note-citation>56</text:note-citation><text:note-body><text:p text:style-name="Footnote"><text:span text:style-name="T331"><text:s/></text:span><text:span text:style-name="T376">1 Corintios 15:27 </text:span><text:a xlink:type="simple" xlink:href="https://www.biblegateway.com/passage/?search=1+Corintios+15%3A27&amp;version=RVA-2015" text:style-name="Internet_20_link" text:visited-style-name="Visited_20_Internet_20_Link"><text:span text:style-name="T376">RVA-2015</text:span></text:a></text:p></text:note-body></text:note></text:span><text:span text:style-name="T376">.</text:span></text:p>
      <text:p text:style-name="P294"><text:span text:style-name="T376">C</text:span><text:span text:style-name="T331">omo quien dice todo, todito, todo, menos el Padre mismo. </text:span><text:span text:style-name="T402">Por eso todo en el nuevo testamento lo llaman “nuestro señor”.</text:span></text:p>
      <text:h text:style-name="P1007" text:outline-level="2"><text:span text:style-name="T706">Cielos de los cielos</text:span>.</text:h>
      <text:p text:style-name="P13"><text:span text:style-name="T377">Y como para tener claro que se incluye cuando dice “todas las cosas” en Deuteronomio 10 se puede leer que: </text:span><text:span text:style-name="Bible_5f_text"><text:span text:style-name="T377">“de Jehová tu Dios son los cielos, y los cielos de los cielos: la tierra, y todas las cosas que hay en ella” </text:span></text:span><text:span text:style-name="Bible_5f_text"><text:span text:style-name="T377"><text:note text:id="ftn57" text:note-class="footnote"><text:note-citation>57</text:note-citation><text:note-body><text:p text:style-name="Footnote"><text:span text:style-name="T331"><text:s/></text:span><text:span text:style-name="T377">Deuteronomio 10:14 </text:span><text:a xlink:type="simple" xlink:href="https://www.biblegateway.com/passage/?search=Deuteronomio+10%3A14&amp;version=RVA" text:style-name="Internet_20_link" text:visited-style-name="Visited_20_Internet_20_Link"><text:span text:style-name="T377">RVA</text:span></text:a><text:span text:style-name="T377"> </text:span><text:a xlink:type="simple" xlink:href="https://biblehub.com/text/deuteronomy/10-14.htm" text:style-name="Internet_20_link" text:visited-style-name="Visited_20_Internet_20_Link"><text:span text:style-name="T408">biblehub</text:span></text:a></text:p></text:note-body></text:note></text:span></text:span><text:span text:style-name="T377">.</text:span></text:p>
      <text:p text:style-name="P295"><text:span text:style-name="T400">Todas las cosas s</text:span><text:span text:style-name="T331">on de el porque </text:span><text:span text:style-name="T399">el l</text:span><text:span text:style-name="T400">a</text:span><text:span text:style-name="T399">s hizo</text:span><text:span text:style-name="T331">, </text:span><text:span text:style-name="T400">según Nehemias 9:</text:span><text:span text:style-name="T331"> </text:span><text:span text:style-name="Bible_5f_text"><text:span text:style-name="T331">“Tú, oh Jehová, eres solo; tú hiciste los cielos, y los cielos de los cielos, y toda su milicia, la tierra y todo lo que está en ella, los mares y todo lo que hay en ellos; y tú vivificas todas estas cosas, y </text:span></text:span><text:soft-page-break/><text:span text:style-name="Bible_5f_text"><text:span text:style-name="T331">los ejércitos de los cielos te adoran” </text:span></text:span><text:span text:style-name="Bible_5f_text"><text:span text:style-name="T331"><text:note text:id="ftn58" text:note-class="footnote"><text:note-citation>58</text:note-citation><text:note-body><text:p text:style-name="Footnote"><text:s/><text:span text:style-name="T689">Nehemias 9:6 </text:span><text:a xlink:type="simple" xlink:href="https://www.biblegateway.com/passage/?search=Nehemias+9%3A6&amp;version=RVA" text:style-name="Internet_20_link" text:visited-style-name="Visited_20_Internet_20_Link"><text:span text:style-name="T689">RVA</text:span></text:a><text:span text:style-name="T689"> </text:span><text:a xlink:type="simple" xlink:href="https://biblehub.com/text/nehemiah/9-6.htm" text:style-name="Internet_20_link" text:visited-style-name="Visited_20_Internet_20_Link"><text:span text:style-name="T689">biblehub</text:span></text:a></text:p></text:note-body></text:note></text:span></text:span><text:span text:style-name="T331">. </text:span><text:span text:style-name="T401">No solo las hizo sino que las mantiene funcionando.</text:span></text:p>
      <text:p text:style-name="P296"><text:span text:style-name="T401">E</text:span><text:span text:style-name="T408">n 1ra Reyes 8 nos dice que: </text:span><text:span text:style-name="Bible_5f_text"><text:span text:style-name="T408">“</text:span></text:span><text:bookmark text:name="es-RVA-9013"/><text:span text:style-name="Bible_5f_text"><text:span text:style-name="T331">He aquí que los cielos, los cielos de los cielos, no te pueden contener</text:span></text:span><text:span text:style-name="Bible_5f_text"><text:span text:style-name="T408">” </text:span></text:span><text:span text:style-name="Bible_5f_text"><text:span text:style-name="T408"><text:note text:id="ftn59" text:note-class="footnote"><text:note-citation>59</text:note-citation><text:note-body><text:p text:style-name="Footnote"><text:s/><text:span text:style-name="T707">1 Reyes 8:27 </text:span><text:a xlink:type="simple" xlink:href="https://www.biblegateway.com/passage/?search=1+Reyes+8%3A27&amp;version=RVA" text:style-name="Internet_20_link" text:visited-style-name="Visited_20_Internet_20_Link"><text:span text:style-name="T707">RVA</text:span></text:a> <text:a xlink:type="simple" xlink:href="https://biblehub.com/text/1_kings/8-27.htm" text:style-name="Internet_20_link" text:visited-style-name="Visited_20_Internet_20_Link"><text:span text:style-name="T707">biblehub</text:span></text:a></text:p></text:note-body></text:note></text:span></text:span><text:span text:style-name="T408">. Ni siquiera los cielos de los cielos pueden contener al Padre. </text:span><text:span text:style-name="T409">Y nos lo repite en 2da Crónicas 2 </text:span><text:span text:style-name="T409"><text:note text:id="ftn60" text:note-class="footnote"><text:note-citation>60</text:note-citation><text:note-body><text:p text:style-name="Footnote"><text:s/><text:span text:style-name="T708">2 Crónicas 2:6 </text:span><text:a xlink:type="simple" xlink:href="https://www.biblegateway.com/passage/?search=2+Cronicas+2%3A6&amp;version=RVA" text:style-name="Internet_20_link" text:visited-style-name="Visited_20_Internet_20_Link"><text:span text:style-name="T708">RVA</text:span></text:a><text:span text:style-name="T708"> </text:span><text:a xlink:type="simple" xlink:href="https://biblehub.com/text/2_chronicles/2-6.htm" text:style-name="Internet_20_link" text:visited-style-name="Visited_20_Internet_20_Link"><text:span text:style-name="T708">biblehub</text:span></text:a></text:p></text:note-body></text:note></text:span><text:span text:style-name="T409"><text:s/></text:span><text:span text:style-name="T410">y en 2da Crónicas 6 </text:span><text:span text:style-name="T410"><text:note text:id="ftn61" text:note-class="footnote"><text:note-citation>61</text:note-citation><text:note-body><text:p text:style-name="Footnote"><text:s/><text:span text:style-name="T709">2 Crónicas 6:18 </text:span><text:a xlink:type="simple" xlink:href="https://www.biblegateway.com/passage/?search=2+Cronicas+6%3A18&amp;version=RVA" text:style-name="Internet_20_link" text:visited-style-name="Visited_20_Internet_20_Link"><text:span text:style-name="T709">RVA</text:span></text:a><text:span text:style-name="T709"> </text:span><text:a xlink:type="simple" xlink:href="https://biblehub.com/text/2_chronicles/6-18.htm" text:style-name="Internet_20_link" text:visited-style-name="Visited_20_Internet_20_Link"><text:span text:style-name="T709">biblehub</text:span></text:a></text:p></text:note-body></text:note></text:span><text:span text:style-name="T409">.</text:span></text:p>
      <text:p text:style-name="P298"><text:span text:style-name="T411">Y en el salmo 68 también nos habla de los cielos de los cielos </text:span><text:span text:style-name="T411"><text:note text:id="ftn62" text:note-class="footnote"><text:note-citation>62</text:note-citation><text:note-body><text:p text:style-name="Footnote"><text:s/><text:span text:style-name="T710">Salmo 68:33 </text:span><text:a xlink:type="simple" xlink:href="https://www.biblegateway.com/passage/?search=Salmos+68%3A33&amp;version=RVA" text:style-name="Internet_20_link" text:visited-style-name="Visited_20_Internet_20_Link"><text:span text:style-name="T710">RVA</text:span></text:a> <text:a xlink:type="simple" xlink:href="https://biblehub.com/text/psalms/68-33.htm" text:style-name="Internet_20_link" text:visited-style-name="Visited_20_Internet_20_Link"><text:span text:style-name="T710">biblehub</text:span></text:a></text:p></text:note-body></text:note></text:span><text:span text:style-name="T411">. Y en el salmo 148 dice que: </text:span><text:span text:style-name="Bible_5f_text"><text:span text:style-name="T411">“</text:span></text:span><text:bookmark text:name="es-RVA-16376"/><text:span text:style-name="Bible_5f_text"><text:span text:style-name="T331">Alabadle, cielos de los cielos, Y las aguas que están sobre los cielos</text:span></text:span><text:span text:style-name="Bible_5f_text"><text:span text:style-name="T411">” </text:span></text:span><text:span text:style-name="Bible_5f_text"><text:span text:style-name="T411"><text:note text:id="ftn63" text:note-class="footnote"><text:note-citation>63</text:note-citation><text:note-body><text:p text:style-name="Footnote"><text:s/><text:span text:style-name="T710">Salmo 148:4 </text:span><text:a xlink:type="simple" xlink:href="https://www.biblegateway.com/passage/?search=Salmos+148%3A4&amp;version=RVA" text:style-name="Internet_20_link" text:visited-style-name="Visited_20_Internet_20_Link"><text:span text:style-name="T710">RVA</text:span></text:a> <text:a xlink:type="simple" xlink:href="https://biblehub.com/text/psalms/148-4.htm" text:style-name="Internet_20_link" text:visited-style-name="Visited_20_Internet_20_Link"><text:span text:style-name="T710">biblehub</text:span></text:a></text:p></text:note-body></text:note></text:span></text:span><text:span text:style-name="T411">.</text:span></text:p>
      <text:p text:style-name="P297"><text:span text:style-name="T411">E</text:span><text:span text:style-name="T331">n varios de ellos se hace diferencia entre los cielos y el cielo de los cielos. </text:span><text:span text:style-name="T412">Y según </text:span><text:span text:style-name="T331">Nehemias, YHWH, </text:span><text:span text:style-name="T412">el Padre,</text:span><text:span text:style-name="T331"> también los hizo </text:span><text:span text:style-name="T413">y no solo los hizo sino que los “vivifica”.</text:span></text:p>
      <text:h text:style-name="P1008" text:outline-level="2">Ángeles.</text:h>
      <text:p text:style-name="P185">Por supuesto los ángeles hacen parte de “todas las cosas” <text:span text:style-name="T692">y puesto que Yeshua, según Marcos 12, nos dice que seremos como los ángeles del cielo </text:span><text:span text:style-name="T692"><text:note text:id="ftn64" text:note-class="footnote"><text:note-citation>64</text:note-citation><text:note-body><text:p text:style-name="Footnote"><text:span text:style-name="T331"><text:s/></text:span><text:span text:style-name="T346">Marcos 12:25 </text:span><text:a xlink:type="simple" xlink:href="https://www.biblegateway.com/passage/?search=Marcos+12%3A25&amp;version=RVA-2015" text:style-name="Internet_20_link" text:visited-style-name="Visited_20_Internet_20_Link"><text:span text:style-name="T346">RVA-2015</text:span></text:a></text:p></text:note-body></text:note></text:span><text:span text:style-name="T692">. parece buena idea saber que dice la </text:span>biblia <text:span text:style-name="T694">de estos personajes</text:span>.</text:p>
      <text:p text:style-name="P192"><text:span text:style-name="T712">Los ángeles, o mesajeros de YHWH, según</text:span> la biblia, se ven <text:span text:style-name="T696">y actúan </text:span>exactamente como hombres. En Génesis 18, <text:span text:style-name="T718">estando </text:span>Abraham <text:span text:style-name="T718">frente a su tienda, se le aparecen de repente junto a el unos </text:span>hombres que <text:span text:style-name="T717">el reconoce y los llama YHWH y luego la biblia los llama con la palabra hebrea para </text:span>ángeles. En este pasaje de la biblia podemos ver que <text:span text:style-name="T721">estos personajes </text:span>hablan, comen y caminan <text:note text:id="ftn65" text:note-class="footnote"><text:note-citation>65</text:note-citation><text:note-body><text:p text:style-name="Footnote"><text:s/><text:span text:style-name="T694">Génesis 18 </text:span><text:a xlink:type="simple" xlink:href="https://www.biblegateway.com/passage/?search=Génesis+18&amp;version=DHH" text:style-name="Internet_20_link" text:visited-style-name="Visited_20_Internet_20_Link"><text:span text:style-name="T694">DHH</text:span></text:a></text:p></text:note-body></text:note><text:s/><text:span text:style-name="T720">y que la biblia usa las palabra hebreas de “hombres”, ”YHWH” y “ángeles” para referirse a ellos</text:span>. En Génesis 1<text:span text:style-name="T713">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694">Génesis 32:24 </text:span><text:a xlink:type="simple" xlink:href="https://www.biblegateway.com/passage/?search=Génesis+32%3A24&amp;version=RVA" text:style-name="Internet_20_link" text:visited-style-name="Visited_20_Internet_20_Link"><text:span text:style-name="T694">RVA</text:span></text:a></text:p></text:note-body></text:note>. <text:span text:style-name="T696">El ángel lo toca y Jacob queda cojo. En 1ra Reyes 19 un ángel toca a Elías varias veces </text:span><text:span text:style-name="T696"><text:note text:id="ftn67" text:note-class="footnote"><text:note-citation>67</text:note-citation><text:note-body><text:p text:style-name="Footnote"><text:s/><text:span text:style-name="T697">1 Reyes 19:4-7 </text:span><text:a xlink:type="simple" xlink:href="https://www.biblegateway.com/passage/?search=1+Reyes+19%3A4+-7&amp;version=RVA" text:style-name="Internet_20_link" text:visited-style-name="Visited_20_Internet_20_Link"><text:span text:style-name="T697">RVA</text:span></text:a></text:p></text:note-body></text:note></text:span><text:span text:style-name="T696">. Y en Zacarías 4 un ángel sacude a Zacarías para despertarlo </text:span><text:span text:style-name="T696"><text:note text:id="ftn68" text:note-class="footnote"><text:note-citation>68</text:note-citation><text:note-body><text:p text:style-name="Footnote"><text:s/><text:span text:style-name="T698">Zacarías 4:1 </text:span><text:a xlink:type="simple" xlink:href="https://www.biblegateway.com/passage/?search=Zacarias+4&amp;version=DHH" text:style-name="Internet_20_link" text:visited-style-name="Visited_20_Internet_20_Link"><text:span text:style-name="T698">DHH</text:span></text:a></text:p></text:note-body></text:note></text:span><text:span text:style-name="T696">. Los ángeles tienen un cuerpo físico. Como el de Jesucristo después de resucitado. Y también pueden matar personas. En 2da Reyes 19 un solo ángel mata 185 mil personas en una noche </text:span><text:span text:style-name="T696"><text:note text:id="ftn69" text:note-class="footnote"><text:note-citation>69</text:note-citation><text:note-body><text:p text:style-name="Footnote"><text:s/><text:span text:style-name="T697">2 Reyes 19:35 </text:span><text:a xlink:type="simple" xlink:href="https://www.biblegateway.com/passage/?search=2+Reyes+19%3A35&amp;version=RVA" text:style-name="Internet_20_link" text:visited-style-name="Visited_20_Internet_20_Link"><text:span text:style-name="T697">RVA</text:span></text:a></text:p></text:note-body></text:note></text:span><text:span text:style-name="T696">.</text:span></text:p>
      <text:p text:style-name="P190">Pero recordemos que no es lo único que pueden hacer. S<text:span text:style-name="T695">egún 1ra Crónicas 21, pueden flotar entre el cielo y la tierra </text:span><text:span text:style-name="T695"><text:note text:id="ftn70" text:note-class="footnote"><text:note-citation>70</text:note-citation><text:note-body><text:p text:style-name="Footnote"><text:span text:style-name="T331"><text:s/></text:span><text:span text:style-name="T347">1 Crónicas 21:16 </text:span><text:a xlink:type="simple" xlink:href="https://www.biblegateway.com/passage/?search=1+Crónicas+21%3A16&amp;version=RVA-2015" text:style-name="Internet_20_link" text:visited-style-name="Visited_20_Internet_20_Link"><text:span text:style-name="T347">RVA-2015</text:span></text:a></text:p></text:note-body></text:note></text:span><text:span text:style-name="T695">. Similar a como el mismo Yeshua se elevo hacia el cielo, después de resucitado, según Hechos 1 </text:span><text:span text:style-name="T695"><text:note text:id="ftn71" text:note-class="footnote"><text:note-citation>71</text:note-citation><text:note-body><text:p text:style-name="P932"><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 text:style-name="T695">.</text:span></text:p>
      <text:p text:style-name="P91"><text:span text:style-name="T718">Los ángeles se pueden aparecer de un momento a otro en un lugar cualquiera, al igual que </text:span>el mismo Yeshua, según Lucas 24 y Juan 20, <text:span text:style-name="T699">que </text:span>se aparece en medio de los apóstoles, estando estos a puerta cerrada <text:note text:id="ftn72" text:note-class="footnote"><text:note-citation>72</text:note-citation><text:note-body><text:p text:style-name="Footnote"><text:span text:style-name="T331"><text:s/></text:span><text:span text:style-name="T348">Lucas 24:36 </text:span><text:a xlink:type="simple" xlink:href="https://www.biblegateway.com/passage/?search=Lucas+24%3A36&amp;version=RVA-2015" text:style-name="Internet_20_link" text:visited-style-name="Visited_20_Internet_20_Link"><text:span text:style-name="T348">RVA-2015</text:span></text:a><text:span text:style-name="T331"> </text:span><text:span text:style-name="T348">Juan 20:19 </text:span><text:a xlink:type="simple" xlink:href="https://www.biblegateway.com/passage/?search=Juan+20%3A19&amp;version=RVA-2015" text:style-name="Internet_20_link" text:visited-style-name="Visited_20_Internet_20_Link"><text:span text:style-name="T348">RVA-2015</text:span></text:a></text:p></text:note-body></text:note>. <text:span text:style-name="T699">A</text:span>lgo similar a la teletransportacion que nos <text:soft-page-break/>muestran las películas de ciencia ficción. Así, <text:span text:style-name="T714">los ángeles aparentemente no </text:span>necesita<text:span text:style-name="T700">n</text:span> caminar para ir de un lado a otro.</text:p>
      <text:p text:style-name="P301"><text:span text:style-name="T421">También pueden hacerse invisibles a unos ojos y al mismo tiempo visibles a otros ojos como le sucedió a Balaam y a su burro </text:span><text:span text:style-name="T421"><text:note text:id="ftn73" text:note-class="footnote"><text:note-citation>73</text:note-citation><text:note-body><text:p text:style-name="Footnote"><text:span text:style-name="T331"><text:s/></text:span><text:span text:style-name="T349">Numeros 22:31 </text:span><text:a xlink:type="simple" xlink:href="https://www.biblegateway.com/passage/?search=Números+22%3A31&amp;version=RVA-2015" text:style-name="Internet_20_link" text:visited-style-name="Visited_20_Internet_20_Link"><text:span text:style-name="T349">RVA-2015</text:span></text:a></text:p></text:note-body></text:note></text:span><text:span text:style-name="T421"><text:s/>en Números 22 o como le sucedió a Eliseo y su criado en </text:span><text:span text:style-name="T422">2da</text:span><text:span text:style-name="T421"> Reyes 6. </text:span><text:span text:style-name="T423">Cuando </text:span><text:span text:style-name="Bible_5f_text"><text:span text:style-name="T423">“</text:span></text:span><text:bookmark text:name="es-RVA-2015-9693"/><text:span text:style-name="Bible_5f_text">Eliseo oró diciendo: Te ruego, oh SEÑOR, que abras sus ojos para que vea”</text:span> <text:span text:style-name="T719">y YHWH abre </text:span>los ojos del criado, y este <text:span text:style-name="T719">ve que </text:span><text:span text:style-name="Bible_5f_text"><text:span text:style-name="T719">“</text:span></text:span><text:span text:style-name="Bible_5f_text">el monte estaba lleno de gente de a caballo y carros de fuego, alrededor de Eliseo</text:span><text:span text:style-name="Bible_5f_text"><text:span text:style-name="T423">” </text:span></text:span><text:span text:style-name="Bible_5f_text"><text:span text:style-name="T421"><text:note text:id="ftn74" text:note-class="footnote"><text:note-citation>74</text:note-citation><text:note-body><text:p text:style-name="Footnote"><text:span text:style-name="T331"><text:s/></text:span><text:span text:style-name="T350">2 Reyes 6:17 </text:span><text:a xlink:type="simple" xlink:href="https://www.biblegateway.com/passage/?search=2+Reyes+6%3A17&amp;version=RVA-2015" text:style-name="Internet_20_link" text:visited-style-name="Visited_20_Internet_20_Link"><text:span text:style-name="T350">RVA-2015</text:span></text:a></text:p></text:note-body></text:note></text:span></text:span><text:span text:style-name="Bible_5f_text"><text:span text:style-name="T421"><text:s/></text:span></text:span><text:span text:style-name="T423">.</text:span></text:p>
      <text:p text:style-name="P293"><text:span text:style-name="T403">Ademas, d</text:span><text:span text:style-name="T372">ice Juan de su visión del Cielo en Revelación 5 que: </text:span><text:span text:style-name="Bible_5f_text"><text:span text:style-name="T372">“miré, y oí la voz de muchos ángeles que estaban alrededor del trono, de los seres vivientes y de los ancianos. Había millones y millones de ellos” </text:span></text:span><text:span text:style-name="Bible_5f_text"><text:span text:style-name="T372"><text:note text:id="ftn75" text:note-class="footnote"><text:note-citation>75</text:note-citation><text:note-body><text:p text:style-name="Footnote"><text:span text:style-name="T331"><text:s/></text:span><text:span text:style-name="T371">Revelacion 5:11 </text:span><text:a xlink:type="simple" xlink:href="https://www.biblegateway.com/passage/?search=Apocalipsis+5%3A11&amp;version=DHH" text:style-name="Internet_20_link" text:visited-style-name="Visited_20_Internet_20_Link"><text:span text:style-name="T371">DHH</text:span></text:a></text:p></text:note-body></text:note></text:span></text:span><text:span text:style-name="T372">, o sea que hay bastantes ángeles. </text:span><text:span text:style-name="T428">De hecho, según Jeremias 33 ni siquiera pueden ser contados </text:span><text:span text:style-name="T428"><text:note text:id="ftn76" text:note-class="footnote"><text:note-citation>76</text:note-citation><text:note-body><text:p text:style-name="Footnote"><text:s/><text:span text:style-name="T817">Jeremías 33:22 </text:span><text:a xlink:type="simple" xlink:href="https://www.biblegateway.com/passage/?search=Jeremías+33%3A22&amp;version=RVA" text:style-name="Internet_20_link" text:visited-style-name="Visited_20_Internet_20_Link"><text:span text:style-name="T817">RVA</text:span></text:a></text:p></text:note-body></text:note></text:span><text:span text:style-name="T428">.</text:span></text:p>
      <text:p text:style-name="P300"><text:span text:style-name="T372">En Nehemias 9 nos dice que: </text:span><text:span text:style-name="Bible_5f_text"><text:span text:style-name="T372">“</text:span></text:span><text:span text:style-name="Bible_5f_text"><text:span text:style-name="T331">Tú sostienes con vida a todos; los ejércitos de los cielos te adoran” </text:span></text:span><text:span text:style-name="Bible_5f_text"><text:span text:style-name="T331"><text:note text:id="ftn77" text:note-class="footnote"><text:note-citation>77</text:note-citation><text:note-body><text:p text:style-name="Footnote"><text:span text:style-name="T331"><text:s/></text:span><text:span text:style-name="T372">Nehemias 9:6 </text:span><text:a xlink:type="simple" xlink:href="https://www.biblegateway.com/passage/?search=Nehemias+9%3A6&amp;version=RVA-2015" text:style-name="Internet_20_link" text:visited-style-name="Visited_20_Internet_20_Link"><text:span text:style-name="T372">RVA-2015</text:span></text:a></text:p></text:note-body></text:note></text:span></text:span><text:span text:style-name="T331">. </text:span><text:span text:style-name="T415">Y Jesucristo, </text:span><text:span text:style-name="T416">según</text:span><text:span text:style-name="T415"> Mateo 26, </text:span><text:span text:style-name="T416">le dice a Pedro que trata de defenderlo cuando lo van a arrestar: </text:span><text:span text:style-name="Bible_5f_text"><text:span text:style-name="T416">“</text:span></text:span><text:bookmark text:name="es-RVA-24108"/><text:span text:style-name="Bible_5f_text"><text:span text:style-name="T416">¿Acaso piensas que no puedo ahora orar á mi Padre, y él me daría más de doce legiones de ángeles?” </text:span></text:span><text:span text:style-name="Bible_5f_text"><text:span text:style-name="T416"><text:note text:id="ftn78" text:note-class="footnote"><text:note-citation>78</text:note-citation><text:note-body><text:p text:style-name="Footnote"><text:s/><text:span text:style-name="T715">Mateo 26:53 </text:span><text:a xlink:type="simple" xlink:href="https://www.biblegateway.com/passage/?search=Mateo+26%3A53&amp;version=RVA" text:style-name="Internet_20_link" text:visited-style-name="Visited_20_Internet_20_Link"><text:span text:style-name="T715">RVA</text:span></text:a></text:p></text:note-body></text:note></text:span></text:span><text:span text:style-name="T415">. </text:span><text:span text:style-name="T372">Ejércitos </text:span><text:span text:style-name="T416">y</text:span><text:span text:style-name="T372"> </text:span><text:span text:style-name="T416">legiones</text:span><text:span text:style-name="T372"> de ellos. Definitivamente están organizados.</text:span></text:p>
      <text:p text:style-name="P9"><text:span text:style-name="T372">En Josué 5 nos dice que: </text:span><text:span text:style-name="Bible_5f_text"><text:span text:style-name="T372">“</text:span></text:span><text:span text:style-name="Bible_5f_text"><text:span text:style-name="T331">El Jefe del Ejército del </text:span></text:span><text:span text:style-name="Bible_5f_text"><text:span text:style-name="T373">YHWH</text:span></text:span><text:span text:style-name="Bible_5f_text"><text:span text:style-name="T331"> respondió a Josué: Quita las sandalias de tus pies, porque el lugar donde tú estás santo es. </text:span></text:span><text:span text:style-name="Bible_5f_text"><text:span text:style-name="T373">Y</text:span></text:span><text:span text:style-name="Bible_5f_text"><text:span text:style-name="T331"> Josué lo hizo así” </text:span></text:span><text:span text:style-name="Bible_5f_text"><text:span text:style-name="T331"><text:note text:id="ftn79" text:note-class="footnote"><text:note-citation>79</text:note-citation><text:note-body><text:p text:style-name="Footnote"><text:span text:style-name="T331"><text:s/></text:span><text:span text:style-name="T373">Josué 5:15 </text:span><text:a xlink:type="simple" xlink:href="https://www.biblegateway.com/passage/?search=Josue+5%3A15&amp;version=RVA-2015" text:style-name="Internet_20_link" text:visited-style-name="Visited_20_Internet_20_Link"><text:span text:style-name="T373">RVA-2015</text:span></text:a></text:p></text:note-body></text:note></text:span></text:span><text:span text:style-name="T331">. </text:span><text:span text:style-name="T373">Tienen un Jefe de su ejército.</text:span></text:p>
      <text:p text:style-name="Text_20_body"><text:span text:style-name="T404">Y el autor de Hebreos nos explica </text:span><text:span text:style-name="T405">en Hebreos 1 </text:span><text:span text:style-name="T404">que Yeshua, </text:span><text:span text:style-name="T424">Jesucristo, f</text:span>ue hecho superior <text:span text:style-name="T722">a los ángeles y</text:span> <text:span text:style-name="T722">heredó un nombre mas excelente que el ellos, porque Dios jamás dijo de un ángel: </text:span><text:span text:style-name="Bible_5f_text"><text:span text:style-name="T722">“</text:span></text:span><text:span text:style-name="Bible_5f_text">Hijo mío eres tú; yo te he engendrado hoy”</text:span>, <text:span text:style-name="T722">y jamás dijo de un ángel </text:span><text:span text:style-name="Bible_5f_text"><text:span text:style-name="T722">“</text:span></text:span><text:span text:style-name="Bible_5f_text">Yo seré para él, Padre; y él será para mí, Hijo”</text:span> <text:span text:style-name="T722">y además Dios ordena: </text:span><text:span text:style-name="Bible_5f_text"><text:span text:style-name="T722">“</text:span></text:span><text:span text:style-name="Bible_5f_text">Adórenle todos los ángeles de Dios” </text:span><text:span text:style-name="Bible_5f_text"><text:note text:id="ftn80" text:note-class="footnote"><text:note-citation>80</text:note-citation><text:note-body><text:p text:style-name="Footnote"><text:s/><text:span text:style-name="T703">Hebreos 1:4-6 </text:span><text:a xlink:type="simple" xlink:href="https://www.biblegateway.com/passage/?search=Hebreos+1%3A4-6&amp;version=RVA-2015" text:style-name="Internet_20_link" text:visited-style-name="Visited_20_Internet_20_Link"><text:span text:style-name="T703">RVA-2015</text:span></text:a></text:p></text:note-body></text:note></text:span><text:s/><text:span text:style-name="T701">citando Salmos 2 </text:span><text:span text:style-name="T701"><text:note text:id="ftn81" text:note-class="footnote"><text:note-citation>81</text:note-citation><text:note-body><text:p text:style-name="P933"><text:span text:style-name="T702"><text:s/>Salmos 2:7 </text:span><text:a xlink:type="simple" xlink:href="https://www.biblegateway.com/passage/?search=Salmos+2%3A7&amp;version=RVA-2015" text:style-name="Internet_20_link" text:visited-style-name="Visited_20_Internet_20_Link"><text:span text:style-name="T702">RVA-2015</text:span></text:a></text:p></text:note-body></text:note></text:span><text:span text:style-name="T701">, 1ra Crónicas 17 </text:span><text:span text:style-name="T701"><text:note text:id="ftn82" text:note-class="footnote"><text:note-citation>82</text:note-citation><text:note-body><text:p text:style-name="Footnote"><text:s/><text:span text:style-name="T702">1 Crónicas 17:13 </text:span><text:a xlink:type="simple" xlink:href="https://www.biblegateway.com/passage/?search=1+Cronicas+17%3A13&amp;version=RVA-2015" text:style-name="Internet_20_link" text:visited-style-name="Visited_20_Internet_20_Link"><text:span text:style-name="T702">RVA-2015</text:span></text:a></text:p></text:note-body></text:note></text:span><text:span text:style-name="T701"><text:s/>y 2da Samuel 7 </text:span><text:span text:style-name="T701"><text:note text:id="ftn83" text:note-class="footnote"><text:note-citation>83</text:note-citation><text:note-body><text:p text:style-name="Footnote"><text:s/><text:span text:style-name="T703">2 Samuel 7:14 </text:span><text:a xlink:type="simple" xlink:href="https://www.biblegateway.com/passage/?search=2+Samuel+7%3A14&amp;version=RVA-2015" text:style-name="Internet_20_link" text:visited-style-name="Visited_20_Internet_20_Link"><text:span text:style-name="T703">RVA-2015</text:span></text:a></text:p></text:note-body></text:note></text:span><text:span text:style-name="T701">.</text:span></text:p>
      <text:p text:style-name="P986">Yeshua es Señor de todo, todito, todo, excepto del Padre que fue quien le dio todo, todito, todo.</text:p>
      <text:p text:style-name="P307"><text:span text:style-name="T417">Lo que si NO tienen los </text:span><text:span text:style-name="T418">ángeles </text:span><text:span text:style-name="T417">son </text:span><text:span text:style-name="T418">alas. </text:span><text:span text:style-name="T419">En ninguna parte de la biblia se nos menciona que los ángeles tengan alas. </text:span><text:span text:style-name="T425">L</text:span><text:span text:style-name="T419">os ángeles son en apariencia </text:span><text:span text:style-name="T420">indistinguibles</text:span><text:span text:style-name="T419"> de un descendiente de Adan y Eva, </text:span><text:span text:style-name="T420">de una persona nacida en este planeta</text:span><text:span text:style-name="T419">. Según Hebreos 13: </text:span><text:span text:style-name="Bible_5f_text"><text:span text:style-name="T419">“</text:span></text:span><text:span text:style-name="Bible_5f_text">algunos, sin saberlo, hospedaron ángeles</text:span><text:span text:style-name="Bible_5f_text"><text:span text:style-name="T419">” </text:span></text:span><text:span text:style-name="Bible_5f_text"><text:span text:style-name="T419"><text:note text:id="ftn84" text:note-class="footnote"><text:note-citation>84</text:note-citation><text:note-body><text:p text:style-name="Footnote"><text:s/><text:span text:style-name="T716">Hebreos 13:2 </text:span><text:a xlink:type="simple" xlink:href="https://www.biblegateway.com/passage/?search=Hebreos+13%3A2&amp;version=RVA" text:style-name="Internet_20_link" text:visited-style-name="Visited_20_Internet_20_Link"><text:span text:style-name="T716">RVA</text:span></text:a></text:p></text:note-body></text:note></text:span></text:span><text:span text:style-name="T419">. </text:span><text:span text:style-name="T420">Son indistinguibles.</text:span></text:p>
      <text:h text:style-name="Heading_20_2" text:outline-level="2"><text:soft-page-break/><text:span text:style-name="T426">Alas</text:span><text:span text:style-name="T331">.</text:span></text:h>
      <text:p text:style-name="P193"><text:span text:style-name="T693">Los que si tienen alas son los Serafim de Isaías 6, los Querubim de Ezequiel y las criaturas vivientes o animales de Revelacion 4, tres nombres distintos para los mismos criaturas que rodean el trono de Dios </text:span><text:span text:style-name="T693"><text:note text:id="ftn85" text:note-class="footnote"><text:note-citation>85</text:note-citation><text:note-body><text:p text:style-name="Footnote"><text:s/><text:span text:style-name="T729">Isaías 6:2 </text:span><text:a xlink:type="simple" xlink:href="https://www.biblegateway.com/passage/?search=Isaias+6%3A2&amp;version=RVA" text:style-name="Internet_20_link" text:visited-style-name="Visited_20_Internet_20_Link"><text:span text:style-name="T729">RVA</text:span></text:a><text:span text:style-name="T729"> Ezequiel 10:19 </text:span><text:a xlink:type="simple" xlink:href="https://www.biblegateway.com/passage/?search=Ezequiel+10%3A19&amp;version=RVA" text:style-name="Internet_20_link" text:visited-style-name="Visited_20_Internet_20_Link"><text:span text:style-name="T729">RVA</text:span></text:a> <text:span text:style-name="T730">Revelación 4:8 </text:span><text:a xlink:type="simple" xlink:href="https://www.biblegateway.com/passage/?search=Apocalipsis+4%3A8&amp;version=RVA" text:style-name="Internet_20_link" text:visited-style-name="Visited_20_Internet_20_Link"><text:span text:style-name="T730">RVA</text:span></text:a></text:p></text:note-body></text:note></text:span><text:span text:style-name="T693">. Pero otra acepción de la palabra hebrea es “extremidad” </text:span><text:span text:style-name="T693"><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690">H3671</text:span></text:a></text:p></text:note-body></text:note></text:span><text:span text:style-name="T693">, así que fácilmente pueden ser algo diferente a alas como las vemos en las aves. </text:span></text:p>
      <text:p text:style-name="P186"><text:span text:style-name="T740">E</text:span>n <text:span text:style-name="T748">estas cuatro </text:span>criaturas pareciera que las seis extremidades <text:note text:id="ftn87" text:note-class="footnote"><text:note-citation>87</text:note-citation><text:note-body><text:p text:style-name="Footnote"><text:s/><text:span text:style-name="T741">Revelación 4:8 </text:span><text:a xlink:type="simple" xlink:href="https://www.biblegateway.com/passage/?search=Apocalipsis+4%3A8&amp;version=RVA" text:style-name="Internet_20_link" text:visited-style-name="Visited_20_Internet_20_Link"><text:span text:style-name="T741">RVA</text:span></text:a></text:p></text:note-body></text:note><text:s/>que dice Juan se corresponden con las <text:span text:style-name="T741">de Isaías </text:span><text:span text:style-name="T741"><text:note text:id="ftn88" text:note-class="footnote"><text:note-citation>88</text:note-citation><text:note-body><text:p text:style-name="Footnote"><text:s/><text:span text:style-name="T741">Isaías 6:2 </text:span><text:a xlink:type="simple" xlink:href="https://www.biblegateway.com/passage/?search=Isaias+6%3A2&amp;version=RVA" text:style-name="Internet_20_link" text:visited-style-name="Visited_20_Internet_20_Link"><text:span text:style-name="T741">RVA</text:span></text:a></text:p></text:note-body></text:note></text:span><text:span text:style-name="T741"><text:s/>y con las </text:span>de Ezequiel <text:note text:id="ftn89" text:note-class="footnote"><text:note-citation>89</text:note-citation><text:note-body><text:p text:style-name="Footnote"><text:s/><text:span text:style-name="T742">Ezequiel 1:6-7 </text:span><text:a xlink:type="simple" xlink:href="https://www.biblegateway.com/passage/?search=Ezekiel+1%3A6-7&amp;version=RVA" text:style-name="Internet_20_link" text:visited-style-name="Visited_20_Internet_20_Link"><text:span text:style-name="T742">RVA</text:span></text:a></text:p></text:note-body></text:note><text:s/>si dos son patas de becerro con algo de estructura de ala, dos son brazos con algo de estructura de ala y dos son alas como las vemos en las águilas. </text:p>
      <text:p text:style-name="P189"><text:span text:style-name="T749">Estas </text:span>criaturas parecen ser simples animales mas que cualquier otra cosa. <text:span text:style-name="T748">Estas </text:span>criaturas<text:span text:style-name="T748"> n</text:span>o parecen ser muy inteligentes ni tener conciencia. Lo máximo que hacen es repetir como loros una frase <text:note text:id="ftn90" text:note-class="footnote"><text:note-citation>90</text:note-citation><text:note-body><text:p text:style-name="Footnote"><text:s/><text:span text:style-name="T743">Revelación 4:8 </text:span><text:a xlink:type="simple" xlink:href="https://www.biblegateway.com/passage/?search=Apocalipsis+4%3A8&amp;version=RVA" text:style-name="Internet_20_link" text:visited-style-name="Visited_20_Internet_20_Link"><text:span text:style-name="T743">RVA</text:span></text:a><text:span text:style-name="T743"> Isaías 6:7 </text:span><text:a xlink:type="simple" xlink:href="https://www.biblegateway.com/passage/?search=isaias+6%3A7&amp;version=RVA" text:style-name="Internet_20_link" text:visited-style-name="Visited_20_Internet_20_Link"><text:span text:style-name="T743">RVA</text:span></text:a></text:p></text:note-body></text:note>, pasar un objeto <text:note text:id="ftn91" text:note-class="footnote"><text:note-citation>91</text:note-citation><text:note-body><text:p text:style-name="Footnote"><text:s/><text:span text:style-name="T743">Revelación 15:7 </text:span><text:a xlink:type="simple" xlink:href="https://www.biblegateway.com/passage/?search=Apocalipsis+15%3A7&amp;version=RVA" text:style-name="Internet_20_link" text:visited-style-name="Visited_20_Internet_20_Link"><text:span text:style-name="T743">RVA</text:span></text:a> <text:span text:style-name="T743">Isaías 6:6 </text:span><text:a xlink:type="simple" xlink:href="https://www.biblegateway.com/passage/?search=isaias+6%3A6&amp;version=RVA" text:style-name="Internet_20_link" text:visited-style-name="Visited_20_Internet_20_Link"><text:span text:style-name="T743">RVA</text:span></text:a> <text:span text:style-name="T743">Ezequiel 10:7 </text:span><text:a xlink:type="simple" xlink:href="https://www.biblegateway.com/passage/?search=Ezequiel+10%3A7&amp;version=RVA" text:style-name="Internet_20_link" text:visited-style-name="Visited_20_Internet_20_Link"><text:span text:style-name="T743">RVA</text:span></text:a></text:p></text:note-body></text:note>. Ademas cuando hacen esto, solo pasa en una visión y no en una narración que describa eventos <text:span text:style-name="T744">físicos</text:span>. <text:span text:style-name="T793">En estas tareas, t</text:span>an inteligentes como un perro o un loro. <text:span text:style-name="T786">De hecho unos funcionan como perros guardianes según Génesis 3 </text:span><text:span text:style-name="T786"><text:note text:id="ftn92" text:note-class="footnote"><text:note-citation>92</text:note-citation><text:note-body><text:p text:style-name="Footnote"><text:s/><text:span text:style-name="T786">Génesis 3:24 </text:span><text:a xlink:type="simple" xlink:href="https://www.biblegateway.com/passage/?search=Genesis+3%3A24&amp;version=RVA" text:style-name="Internet_20_link" text:visited-style-name="Visited_20_Internet_20_Link"><text:span text:style-name="T786">RVA</text:span></text:a></text:p></text:note-body></text:note></text:span><text:span text:style-name="T786">. O protectores, según Ezequiel 28 </text:span><text:span text:style-name="T786"><text:note text:id="ftn93" text:note-class="footnote"><text:note-citation>93</text:note-citation><text:note-body><text:p text:style-name="Footnote"><text:s/><text:span text:style-name="T793">Ezequiel 28:14 </text:span><text:a xlink:type="simple" xlink:href="https://www.biblegateway.com/passage/?search=Ezequiel+28%3A14&amp;version=RVA" text:style-name="Internet_20_link" text:visited-style-name="Visited_20_Internet_20_Link"><text:span text:style-name="T793">RVA</text:span></text:a></text:p></text:note-body></text:note></text:span><text:span text:style-name="T786">, que compara directamente al rey de Tiro, y a el Satán indirectamente, con uno de estos animales.</text:span></text:p>
      <text:p text:style-name="P200">La traducción de Seraf, el singular de Serafim, es serpiente. Una animal. Y tres del total de cuatro <text:span text:style-name="T740">caras que tienen los </text:span>Querubim <text:span text:style-name="T740">son de </text:span>animal: un<text:span text:style-name="T740">a</text:span> <text:span text:style-name="T740">es</text:span> de águila, un<text:span text:style-name="T740">a</text:span> <text:span text:style-name="T740">es </text:span>de becerro y otr<text:span text:style-name="T740">a</text:span> <text:span text:style-name="T740">es</text:span> de leon. Y sus patas son de becerro, <text:span text:style-name="T745">aunque también parecen tener algo de estructura de alas</text:span>. </text:p>
      <text:p text:style-name="P187">Animales poderosos, <text:span text:style-name="T794">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46">Ezequiel 1:5 </text:span><text:a xlink:type="simple" xlink:href="https://www.biblegateway.com/passage/?search=Ezequiel+1%3A5&amp;version=RVA" text:style-name="Internet_20_link" text:visited-style-name="Visited_20_Internet_20_Link"><text:span text:style-name="T746">RVA</text:span></text:a></text:p></text:note-body></text:note><text:s/>y <text:span text:style-name="T740">tener capacidades extraordinarias como cambiar su cara a cualquiera de cuatro posibles </text:span><text:span text:style-name="T740"><text:note text:id="ftn95" text:note-class="footnote"><text:note-citation>95</text:note-citation><text:note-body><text:p text:style-name="Footnote"><text:s/><text:span text:style-name="T746">Ezequiel 1:10 </text:span><text:a xlink:type="simple" xlink:href="https://www.biblegateway.com/passage/?search=Ezequiel+1%3A10&amp;version=RVA" text:style-name="Internet_20_link" text:visited-style-name="Visited_20_Internet_20_Link"><text:span text:style-name="T746">RVA</text:span></text:a></text:p></text:note-body></text:note></text:span><text:span text:style-name="T740">. Una especie de transformer biológicos. Emiten luz que viene de su interior que parece ser como llamas de carbón encendido </text:span><text:span text:style-name="T740"><text:note text:id="ftn96" text:note-class="footnote"><text:note-citation>96</text:note-citation><text:note-body><text:p text:style-name="Footnote"><text:s/><text:span text:style-name="T747">Ezequiel 1:13 </text:span><text:a xlink:type="simple" xlink:href="https://www.biblegateway.com/passage/?search=Ezequiel+1%3A13&amp;version=RVA" text:style-name="Internet_20_link" text:visited-style-name="Visited_20_Internet_20_Link"><text:span text:style-name="T747">RVA</text:span></text:a></text:p></text:note-body></text:note></text:span><text:span text:style-name="T740">. Uno de ellos incluso toma con su mano de dicho fuego en su interior y se lo da un hombre vestido de lino </text:span><text:span text:style-name="T740"><text:note text:id="ftn97" text:note-class="footnote"><text:note-citation>97</text:note-citation><text:note-body><text:p text:style-name="P934"><text:s/><text:span text:style-name="T743">Ezequiel 10:7 </text:span><text:a xlink:type="simple" xlink:href="https://www.biblegateway.com/passage/?search=Ezequiel+10%3A7&amp;version=RVA" text:style-name="Internet_20_link" text:visited-style-name="Visited_20_Internet_20_Link"><text:span text:style-name="T743">RVA</text:span></text:a></text:p></text:note-body></text:note></text:span><text:span text:style-name="T740">. Y, según Ezequiel 1, corren como el relámpagos </text:span><text:span text:style-name="T740"><text:note text:id="ftn98" text:note-class="footnote"><text:note-citation>98</text:note-citation><text:note-body><text:p text:style-name="Footnote"><text:s/><text:span text:style-name="T750">Ezequiel 1:14 </text:span><text:a xlink:type="simple" xlink:href="https://www.biblegateway.com/passage/?search=Ezequiel+1%3A14&amp;version=RVA" text:style-name="Internet_20_link" text:visited-style-name="Visited_20_Internet_20_Link"><text:span text:style-name="T750">RVA</text:span></text:a></text:p></text:note-body></text:note></text:span><text:span text:style-name="T740">.</text:span></text:p>
      <text:p text:style-name="P188">Animales poderosos pero animales al fin y al cabo.</text:p>
      <text:h text:style-name="P1009" text:outline-level="2"><text:soft-page-break/><text:span text:style-name="T704">Creación</text:span>.</text:h>
      <text:p text:style-name="P302"><text:span text:style-name="T725">La biblia describe l</text:span>a creación, o lo que el autor de Hebreos 9 llama “<text:span text:style-name="T725">ESTA</text:span> creación” <text:note text:id="ftn99" text:note-class="footnote"><text:note-citation>99</text:note-citation><text:note-body><text:p text:style-name="Footnote"><text:s/><text:span text:style-name="T725">Hebreos 9:11 </text:span><text:a xlink:type="simple" xlink:href="https://www.biblegateway.com/passage/?search=Hebreos+9%3A11&amp;version=RVA" text:style-name="Internet_20_link" text:visited-style-name="Visited_20_Internet_20_Link"><text:span text:style-name="T725">RVA</text:span></text:a><text:span text:style-name="T725"> </text:span><text:a xlink:type="simple" xlink:href="https://biblehub.com/text/hebrews/9-11.htm" text:style-name="Internet_20_link" text:visited-style-name="Visited_20_Internet_20_Link"><text:span text:style-name="T725">biblehub</text:span></text:a> <text:a xlink:type="simple" xlink:href="https://biblehub.com/greek/3778.htm" text:style-name="Internet_20_link" text:visited-style-name="Visited_20_Internet_20_Link"><text:span text:style-name="T751">G3778</text:span></text:a></text:p></text:note-body></text:note>, en Genesis 1 y <text:span text:style-name="T725">Génesis </text:span>2.</text:p>
      <text:p text:style-name="P303"><text:span text:style-name="T736">M</text:span>uchas personas trata<text:span text:style-name="T736">n</text:span> de reconciliar lo que dice el texto <text:span text:style-name="T736">del Génesis </text:span>con las ideas de una religión que se hace pasar por ciencia. <text:span text:style-name="T737">O con ideas preconcebidas de lo que narra el texto.</text:span></text:p>
      <text:p text:style-name="P304">Pero en realidad no hay necesidad <text:span text:style-name="T724">si leemos el texto tal y como está.</text:span></text:p>
      <text:p text:style-name="P308">Y si no negamos lo que por lógica es obvio: Que TIENE que existir un creador.</text:p>
      <text:p text:style-name="P144"><text:span text:style-name="T738">Y recordemos que TIENE que existir porq</text:span>ue </text:p>
      <text:p text:style-name="P143"><text:tab/><text:span text:style-name="T313">S</text:span>i vamos a llamar al ser humano inteligente, diseñador y creativo, <text:span text:style-name="T312">por todos los aviones, zapatos, celulares, automóviles, por toda la tecnología, que ha construido,</text:span></text:p>
      <text:p text:style-name="P148">Tenemos que </text:p>
      <text:p text:style-name="P143"><text:span text:style-name="T312"><text:tab/>Admitir, por necesidad lógica, que l</text:span>a <text:span text:style-name="T726">complejidad de la </text:span>maquinaria biológica <text:span text:style-name="T225">que observamos en plantas y animales </text:span>exige un<text:span text:style-name="T726">a</text:span> <text:span text:style-name="T726">tecnología</text:span> <text:span text:style-name="T728">de alguien </text:span>muchísimo mas inteligente, <text:span text:style-name="T313">diseñador </text:span>y creativo que el ser humano. <text:span text:style-name="T739">Un creador.</text:span></text:p>
      <text:p text:style-name="P194">Es simple observación y lógica.</text:p>
      <text:p text:style-name="P196"><text:span text:style-name="T732">Por eso</text:span> <text:span text:style-name="T735">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9"><text:span text:style-name="T735">Haciendo esto y estudiando un poco el hebreo original</text:span>, <text:span text:style-name="T726">la descripción de Génesis 1 y Génesis 2 se puede entender de manera coherente con proyecciones futuristas de la tecnología actual del hombre.</text:span></text:p>
      <text:p text:style-name="P305"><text:span text:style-name="T723">El primer versículo nos delimita que va a hablar de dos partes: el shamaim, traducido como los cielos, y la tierra. </text:span><text:span text:style-name="Bible_5f_text"><text:span text:style-name="T723">“</text:span></text:span><text:bookmark text:name="es-RVA-1"/><text:span text:style-name="Bible_5f_text">EN el principio crió Dios los cielos y la tierra</text:span><text:span text:style-name="Bible_5f_text"><text:span text:style-name="T723">” </text:span></text:span><text:span text:style-name="Bible_5f_text"><text:span text:style-name="T723"><text:note text:id="ftn100" text:note-class="footnote"><text:note-citation>100</text:note-citation><text:note-body><text:p text:style-name="Footnote"><text:s/><text:span text:style-name="T726">Génesis 1:1 </text:span><text:a xlink:type="simple" xlink:href="https://www.biblegateway.com/passage/?search=Génesis+1%3A1&amp;version=RVA" text:style-name="Internet_20_link" text:visited-style-name="Visited_20_Internet_20_Link"><text:span text:style-name="T726">RVA</text:span></text:a></text:p></text:note-body></text:note></text:span></text:span><text:span text:style-name="T723">.</text:span></text:p>
      <text:p text:style-name="P306">Aquí es importante aclarar que el vocablo hebreo de crear también <text:span text:style-name="T728">acepta</text:span> <text:span text:style-name="T728">la idea</text:span> de construir, de organizar, de dar forma, <text:span text:style-name="T728">de armar.</text:span></text:p>
      <text:p text:style-name="P309"><text:span text:style-name="T726">En el siguiente versículo observamos que había cosas preexistentes a eso que va a crear, organizar o armar: </text:span><text:span text:style-name="Bible_5f_text"><text:span text:style-name="T726">“</text:span></text:span><text:bookmark text:name="es-RVA-2"/><text:span text:style-name="Bible_5f_text">Y la tierra estaba desordenada y vacía, y las tinieblas estaban sobre </text:span><text:soft-page-break/><text:span text:style-name="Bible_5f_text">la haz del abismo, y el Espíritu de Dios se movía sobre la haz de las aguas</text:span><text:span text:style-name="Bible_5f_text"><text:span text:style-name="T726">” </text:span></text:span><text:span text:style-name="Bible_5f_text"><text:span text:style-name="T726"><text:note text:id="ftn101" text:note-class="footnote"><text:note-citation>101</text:note-citation><text:note-body><text:p text:style-name="Footnote"><text:s/><text:span text:style-name="T727">Génesis 1:2 </text:span><text:a xlink:type="simple" xlink:href="https://www.biblegateway.com/passage/?search=Génesis+1%3A2&amp;version=RVA" text:style-name="Internet_20_link" text:visited-style-name="Visited_20_Internet_20_Link"><text:span text:style-name="T727">RVA</text:span></text:a></text:p></text:note-body></text:note></text:span></text:span><text:span text:style-name="T726">. Ya había una “tierra desordenada”, un “abismo” y unas “aguas”. Y todo estaba oscuro y en desorden. No es difícil imaginar un planeta lleno de agua pero vacío y oscuro por la falta de una atmósfera transparente.</text:span></text:p>
      <text:p text:style-name="P310">Es evidente la múltiple interdependencia de las plantas, los animales y el medio ambiente. El funcionamiento de la maquinaria biológica depende de <text:span text:style-name="T1852">múltiples</text:span> maneras de otras maquinarias biológicas. Un ejemplo evidente es la mal llamada cadena alimenticia. Pero también hay una dependencia del medio. La maquinaria <text:span text:style-name="T1852">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10">Así, no es difícil imaginar que todo ten<text:span text:style-name="T763">í</text:span>a que ser puesto en funcionamiento en un lapso de tiempo que le permitiera al sistema global arrancar sin colapsar. Un lapso de tiempo como el descrito en Genesis 1 y 2. Seis gi<text:span text:style-name="T762">r</text:span>os del planeta sobre su eje. Seis días. <text:span text:style-name="T859">Punto.</text:span></text:p>
      <text:h text:style-name="Heading_20_3" text:outline-level="3">Dia 1.</text:h>
      <text:p text:style-name="P311"><text:span text:style-name="T764">El tercer versículo de la biblia nos dice que hizo Elohim el primer día: “</text:span><text:bookmark text:name="es-RVA-3"/>Y dijo Dios: Sea la luz: y fué la luz<text:span text:style-name="T764">” </text:span><text:span text:style-name="T764"><text:note text:id="ftn102" text:note-class="footnote"><text:note-citation>102</text:note-citation><text:note-body><text:p text:style-name="Footnote"><text:s/><text:span text:style-name="T765">Génesis 1:3 </text:span><text:a xlink:type="simple" xlink:href="https://www.biblegateway.com/passage/?search=Génesis+1%3A3&amp;version=RVA" text:style-name="Internet_20_link" text:visited-style-name="Visited_20_Internet_20_Link"><text:span text:style-name="T765">RVA</text:span></text:a></text:p></text:note-body></text:note></text:span><text:span text:style-name="T764">.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Dia <text:span text:style-name="T766">2</text:span>.</text:h>
      <text:p text:style-name="P312"><text:span text:style-name="T766">El sexto versículo nos resume el segundo día: “</text:span><text:bookmark text:name="es-RVA-6"/>Y dijo Dios: Haya expansión en medio de las aguas, y separe las aguas de las aguas<text:span text:style-name="T766">” <text:s/></text:span><text:span text:style-name="T766"><text:note text:id="ftn103" text:note-class="footnote"><text:note-citation>103</text:note-citation><text:note-body><text:p text:style-name="Footnote"><text:s/><text:span text:style-name="T766">Génesis 1:6 </text:span><text:a xlink:type="simple" xlink:href="https://www.biblegateway.com/passage/?search=Génesis+1%3A6&amp;version=RVA" text:style-name="Internet_20_link" text:visited-style-name="Visited_20_Internet_20_Link"><text:span text:style-name="T766">RVA</text:span></text:a></text:p></text:note-body></text:note></text:span><text:span text:style-name="T766">.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3" text:outline-level="3"><text:soft-page-break/>Dia <text:span text:style-name="T766">3</text:span>.</text:h>
      <text:p text:style-name="P870">En el tercer día Elohim separa los seco de la masa de agua inferior, <text:span text:style-name="T1851">la que estaba debajo de los cielos</text:span>. Si se reconcilia el texto con la evidencia física que vemos aún hoy día, incluso después de los tiempos de Noé, el proceso genera una <text:span text:style-name="T1850">caparazón</text:span> <text:span text:style-name="T1850">de granito </text:span>alrededor del planeta que <text:span text:style-name="T1850">tiene debajo un </text:span>océano subterráneo interconectado y <text:span text:style-name="T767">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3" text:outline-level="3">Dia <text:span text:style-name="T768">4</text:span>.</text:h>
      <text:p text:style-name="P313">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Heading_20_3" text:outline-level="3">Dia 5.</text:h>
      <text:p text:style-name="P313">El día quinto Elohim da la orden de crear todos los animales <text:span text:style-name="T769">acuáticos </text:span>adultos <text:span text:style-name="T769">y aves adultas </text:span>con los que diseñó empezar el proceso reproductivo de <text:span text:style-name="T769">estos </text:span>animal<text:span text:style-name="T769">es</text:span>. Y lo hizo de manera similar a como creó toda la vegetación del planeta, mediante <text:span text:style-name="T767">tele-copia atómica paralela globalizada, <text:s/></text:span>para usar <text:span text:style-name="T767">terminología de tipo cinematográfico. O sea un copy-paste atómico tridimensional y paralelo.</text:span></text:p>
      <text:h text:style-name="Heading_20_3" text:outline-level="3">Dia 6.</text:h>
      <text:p text:style-name="P867">El día sexto hizo el resto de los animales adultos, <text:span text:style-name="T770">los terrestres,</text:span> y al primer hombre. De manera similar a como creo las plantas, los animales <text:span text:style-name="T1849">acuáticos</text:span> y las aves, de manera similar como un ser humano de este tiempo crea un documento en su computador. Le dice “mijito crear documento”. En este caso todo se hizo f<text:span text:style-name="T1849">u</text:span>e a través de otro hijito, <text:span text:style-name="T773">la copia maestra</text:span>: el hijo de Dios, el Señor de Señores, el Rey de Reyes, El Hijo Unigénito de <text:span text:style-name="T770">Dios</text:span>, El Primero y el Último, El <text:span text:style-name="T678">Meshiakh</text:span> de Israel: Yeshua Hamashiackh, Nuestro Salvador Jesucristo. <text:span text:style-name="T770">Eso pudo haberlo hecho tempranito en la mañana en un nanosegundo. Le dejo tarea a su creación, Adán, de darle nombre a los animales domésticos y SOLO a los domésticos. Tanto los del aire como los del campo, pero solo </text:span><text:soft-page-break/><text:span text:style-name="T770">los domésticos, lo lógico. El vocablo hebreo H929 </text:span><text:span text:style-name="T770"><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780">H929</text:span></text:a></text:p></text:note-body></text:note></text:span><text:span text:style-name="T770"><text:s/>así lo indica. Y luego, por ahí en la tardecita, cuando Adán ya había hecho su tarea, Elohim lo duerme y le crea su compañera.</text:span></text:p>
      <text:h text:style-name="Heading_20_3" text:outline-level="3"><text:span text:style-name="T775">Fácil</text:span>.</text:h>
      <text:p text:style-name="P314">Si realmente aceptamos lo lógico. Que:</text:p>
      <text:p text:style-name="P146"><text:tab/><text:span text:style-name="T313">S</text:span>i vamos a llamar al ser humano inteligente, diseñador y creativo, <text:span text:style-name="T312">por todos los aviones, zapatos, celulares, automóviles, por toda la tecnología, que ha construido,</text:span></text:p>
      <text:p text:style-name="P149">Tenemos que </text:p>
      <text:p text:style-name="P146"><text:span text:style-name="T312"><text:tab/>Admitir, por necesidad lógica, que l</text:span>a <text:span text:style-name="T726">complejidad de la </text:span>maquinaria biológica <text:span text:style-name="T225">que observamos en plantas y animales </text:span>exige un<text:span text:style-name="T726">a</text:span> <text:span text:style-name="T726">tecnología</text:span> <text:span text:style-name="T728">de alguien </text:span>muchísimo mas inteligente, <text:span text:style-name="T313">diseñador </text:span>y creativo que el ser humano. <text:span text:style-name="T739">Un creador.</text:span></text:p>
      <text:p text:style-name="P206">Si realmente aceptamos que TIENE, <text:span text:style-name="T781">por necesidad lógica,</text:span> que haber un creador <text:span text:style-name="T772">con una tecnología que apenas logramos imaginar</text:span>.</text:p>
      <text:p text:style-name="P206">Y si leemos Génesis 1 y 2 como están escritos, y <text:span text:style-name="T771">no como nos enseñaron a leerlos, o como queremos leerlos para que cuadren con nuestras ideas preconcebidas</text:span>.</text:p>
      <text:p text:style-name="P206"><text:span text:style-name="T774">Hoy día, con la tecnología actual, imaginando la del creador, n</text:span>o es difícil creer los dos primeros capítulos del Génesis.</text:p>
      <text:h text:style-name="Heading_20_2" text:outline-level="2"><text:span text:style-name="T782">Lo anterior</text:span>.</text:h>
      <text:p text:style-name="P361">Pero según la mismas escrituras, según la biblia, hay cosas que ya estaban antes de la creación descrita en <text:span text:style-name="T1847">Génesis</text:span> 1 y 2.</text:p>
      <text:h text:style-name="Heading_20_3" text:outline-level="3">Elohim.</text:h>
      <text:p text:style-name="P364">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3" text:outline-level="3">Yeshua.</text:h>
      <text:p text:style-name="P360"><text:span text:style-name="T858">Yeshua, nuestro señor Jesucristo, así no todos estén enterados de que es su señor, o no quieran reconocerlo como tal, tampoco hace parte de ESTA creación. Según Juan 1, </text:span><text:span text:style-name="Bible_5f_text"><text:span text:style-name="T858">“</text:span></text:span><text:span text:style-name="Bible_5f_text">En </text:span><text:soft-page-break/><text:span text:style-name="Bible_5f_text">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58">”</text:span></text:span><text:span text:style-name="T858"> y luego nos dice que: </text:span><text:span text:style-name="Bible_5f_text"><text:span text:style-name="T858">“</text:span></text:span><text:bookmark text:name="es-RVA-2015-26026"/><text:span text:style-name="Bible_5f_text"><text:span text:style-name="T858">Y </text:span></text:span><text:span text:style-name="Bible_5f_text">la Palabra se hizo carne y habitó entre nosotros, y contemplamos su gloria, como la gloria del unigénito del Padre lleno de gracia y de verda</text:span><text:span text:style-name="Bible_5f_text"><text:span text:style-name="T858">d”</text:span></text:span><text:span text:style-name="T858">. Y termina identificando a la Palabra con Jesucristo diciendo </text:span><text:span text:style-name="Bible_5f_text"><text:span text:style-name="T858">“</text:span></text:span><text:bookmark text:name="es-RVA-2015-26029"/><text:span text:style-name="Bible_5f_text">la gracia y la verdad nos han llegado por medio de Jesucristo</text:span><text:span text:style-name="Bible_5f_text"><text:span text:style-name="T858">”</text:span></text:span><text:span text:style-name="T858">. Todas las cosas fueron hechas por medio de Yeshua y sin El no fue hecho nada de loa que ha sido hecho. Yeshua es anterior a todo lo creado incluyendo ESTA creación.</text:span></text:p>
      <text:h text:style-name="Heading_20_3" text:outline-level="3">Los Hijos de Elohim.</text:h>
      <text:p text:style-name="P358"><text:span text:style-name="T856">Los "beni-haelohim”, los hijos de Elohim </text:span><text:span text:style-name="T856"><text:note text:id="ftn105" text:note-class="footnote"><text:note-citation>105</text:note-citation><text:note-body><text:p text:style-name="Footnote"><text:s/><text:span text:style-name="T824">Job 1:6 </text:span><text:a xlink:type="simple" xlink:href="https://biblehub.com/text/job/1-6.htm" text:style-name="Internet_20_link" text:visited-style-name="Visited_20_Internet_20_Link"><text:span text:style-name="T824">biblehub</text:span></text:a></text:p></text:note-body></text:note></text:span><text:span text:style-name="T856">, la unió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3" text:outline-level="3">Los ángeles.</text:h>
      <text:p text:style-name="P359">En ninguna parte del recuento de la creación en Génesis 1 y 2 aparece el vocablo hebreo <text:span text:style-name="T777">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775">H4397</text:span></text:a></text:p></text:note-body></text:note><text:span text:style-name="T777">, el vocablo “malakh” en singular, o “malakhim” en plural, usado en la biblia </text:span>para “ángel” o “mensajero”. <text:span text:style-name="T856">Ademas, en el Salmo 8, también se usa el vocablo de Elohim, ese que es el Creador, para referirse a los ángeles como conjunto </text:span><text:span text:style-name="T856"><text:note text:id="ftn107" text:note-class="footnote"><text:note-citation>107</text:note-citation><text:note-body><text:p text:style-name="Footnote"><text:s/><text:span text:style-name="T783">Salmos 8:5 </text:span><text:a xlink:type="simple" xlink:href="https://biblehub.com/text/psalms/8-5.htm" text:style-name="Internet_20_link" text:visited-style-name="Visited_20_Internet_20_Link"><text:span text:style-name="T783">biblehub</text:span></text:a></text:p></text:note-body></text:note></text:span><text:span text:style-name="T856">. Los ángeles no hacen parte de ESTA creación. </text:span></text:p>
      <text:h text:style-name="Heading_20_3" text:outline-level="3"><text:span text:style-name="T860">El Satán y compañía</text:span>.</text:h>
      <text:p text:style-name="P362"><text:span text:style-name="T870">Los </text:span>“bení-haelohim” <text:span text:style-name="T870">que no son ángeles</text:span>, todos esos hijos de Elohim que <text:span text:style-name="T870">se opusieron a</text:span> YHWH, a Jehová, a Elohim, <text:span text:style-name="T870">cuando creó al ser humano, </text:span>tampoco hacen parte de ESTA creación. Entre ellos está el Satán, la serpiente antigua, el diablo, <text:span text:style-name="T861">el primer mentiroso y el primer asesino todos títulos de la persona que solo conocemos por dichos títulos. El mismo que inicia el problemita de la desobediencia al engañar a Eva</text:span>. <text:span text:style-name="T862">El Satán y compañía n</text:span>o hacen parte <text:span text:style-name="T862">de ESTA creación </text:span>porque son un subconjuto de los bení-haelohim <text:span text:style-name="T862">que tampoco hacen parte de ESTA creación</text:span>.</text:p>
      <text:h text:style-name="Heading_20_3" text:outline-level="3"><text:soft-page-break/>Las estrellas.</text:h>
      <text:p text:style-name="P363">Las estrellas tampoco. La única aparición del vocablo usado en la biblia para “estrella”, el vocablo <text:span text:style-name="T777">H3556 </text:span><text:span text:style-name="T777"><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777">H3556</text:span></text:a></text:p></text:note-body></text:note></text:span><text:span text:style-name="T777">,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777">Esto es perfectamente coherente con el hecho de que los “cielos” del Génesis también tienen un cielo, que también fue creado por YHWH solo que ANTES de ESTA creación.</text:span></text:p>
      <text:h text:style-name="Heading_20_3" text:outline-level="3"><text:span text:style-name="T863">Una parte de l</text:span>os ejércitos <text:span text:style-name="T863">del Cielo</text:span>.</text:h>
      <text:p text:style-name="P357"><text:span text:style-name="T857">Los ejércitos del cielo incluyen a los hijos de Elohim, a el Satán y compañía, a los ángeles, a las estrellas y todos los animales que vuelan en el cielo.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779">vocablo </text:span>hebreo para “ejércitos”, <text:span text:style-name="T778">el vocablo H6635 </text:span><text:span text:style-name="T778"><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778">H6635</text:span></text:a></text:p></text:note-body></text:note></text:span><text:span text:style-name="T778">, el vocablo “tsaba”</text:span> solo aparece <text:span text:style-name="T776">UNA</text:span> vez <text:span text:style-name="T857">en Génesis 1</text:span>, <text:span text:style-name="T857">y aparece</text:span> <text:span text:style-name="T776">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Cielo de los Cielos.</text:h>
      <text:p text:style-name="P868">La expresión cielo de los cielos se usa pocas veces en la biblia. Es la unión del vocablo H8064 en singu<text:span text:style-name="T1826">l</text:span>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864">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936"><text:s/><text:span text:style-name="T864">Deuteronomio 10:14 </text:span><text:span text:style-name="T377"><text:s/></text:span><text:a xlink:type="simple" xlink:href="https://www.biblegateway.com/passage/?search=Deuteronomio+10%3A14&amp;version=RVA" text:style-name="Internet_20_link" text:visited-style-name="Visited_20_Internet_20_Link"><text:span text:style-name="T377">RVA</text:span></text:a><text:span text:style-name="T377"> </text:span><text:a xlink:type="simple" xlink:href="https://biblehub.com/text/deuteronomy/10-14.htm" text:style-name="Internet_20_link" text:visited-style-name="Visited_20_Internet_20_Link"><text:span text:style-name="T408">biblehub</text:span></text:a></text:p></text:note-body></text:note>. Primero en plural y luego la combinación separada por una vev, <text:span text:style-name="T866">la letra hebrea que se usa separar frases</text:span>. El shamaim hace parte de ESTA creación, la narrada en Génesis 1 y 2. El cielo del los cielos no. <text:span text:style-name="T865">Ese y</text:span>a estaba, ya existía. En el estaban <text:span text:style-name="T857">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869">Coherencia</text:span>.</text:h>
      <text:p text:style-name="P869"><text:span text:style-name="T1853">Lo creado </text:span>en Génesis 1 y 2 es lo que vemos en este planeta: <text:span text:style-name="T1848">plantas, animales, personas, la tierra y el cielo, ese que si miramos para arriba podemos ver que tiene nubes y que en </text:span><text:soft-page-break/><text:span text:style-name="T1848">tiempos de Noé tenía aguas encima. </text:span>La biblia es práctica, no nos habla de otros planetas o de cosas a las que el hombre no tiene acceso. El tema <text:span text:style-name="T1848">de Génesis 1 y 2 </text:span>está limitado a ESTA creación.</text:p>
      <text:p text:style-name="P871">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67">La creatividad técnica es el mejor criterio para distinguir una religión de una ciencia. Si, el cristianismo es una Fe. Nunca lo ha negado. <text:span text:style-name="T868">Si, reclama ser la única verdadera. Pero e</text:span>s muchísimo mas lógica y coherente, <text:span text:style-name="T867">con esa creatividad técnica que observamos, </text:span>que <text:span text:style-name="T868">el resto de</text:span> <text:span text:style-name="T867">religiones, incluyendo algunas que </text:span>se hacen pasar por ciencias.</text:p>
      <text:p text:style-name="P368"><text:span text:style-name="T869">S</text:span>egún la biblia, Yeshua es Señor de Señores sobre <text:span text:style-name="T784">todo</text:span>, <text:span text:style-name="T784">todito</text:span>, <text:span text:style-name="T784">todo</text:span> <text:span text:style-name="T856">incluyendo todo lo anterior a ESTA creación, porque estas cosas también fueron creadas por YHWH, su Padre, quien se las entregó. </text:span></text:p>
      <text:p text:style-name="P365">Esta manera de entender la biblia no contradice nada de lo que está escrito en ella y parece ser la mas literal de todas.</text:p>
      <text:h text:style-name="Heading_20_1" text:outline-level="1">Salvador.</text:h>
      <text:p text:style-name="P369"><text:span text:style-name="T871">Según la biblia, en Lucas 2, se dice de Yeshua que: </text:span><text:span text:style-name="Bible_5f_text"><text:span text:style-name="T785">“</text:span></text:span><text:bookmark text:name="es-RVA-249841"/><text:span text:style-name="Bible_5f_text">os ha nacido hoy, en la ciudad de David, un Salvador, que es CRISTO el Señor</text:span><text:span text:style-name="Bible_5f_text"><text:span text:style-name="T785">” </text:span></text:span><text:span text:style-name="Bible_5f_text"><text:span text:style-name="T785"><text:note text:id="ftn112" text:note-class="footnote"><text:note-citation>112</text:note-citation><text:note-body><text:p text:style-name="Footnote"><text:s/><text:span text:style-name="T785">Lucas 2:11 </text:span><text:a xlink:type="simple" xlink:href="https://www.biblegateway.com/passage/?search=Lucas+2%3A11&amp;version=RVA" text:style-name="Internet_20_link" text:visited-style-name="Visited_20_Internet_20_Link"><text:span text:style-name="T785">RVA</text:span></text:a></text:p></text:note-body></text:note></text:span></text:span><text:span text:style-name="T785">, y en Juan 4 unos samaritanos dicen de Jesucristo que: </text:span><text:span text:style-name="Bible_5f_text"><text:span text:style-name="T785">“nosotros mismos hemos oído, y sabemos que verdaderamente éste es el Salvador del mundo, el Cristo” </text:span></text:span><text:span text:style-name="Bible_5f_text"><text:span text:style-name="T785"><text:note text:id="ftn113" text:note-class="footnote"><text:note-citation>113</text:note-citation><text:note-body><text:p text:style-name="Footnote"><text:s/><text:span text:style-name="T785">Juan 4:42 </text:span><text:a xlink:type="simple" xlink:href="https://www.biblegateway.com/passage/?search=Juan+4%3A42&amp;version=RVA" text:style-name="Internet_20_link" text:visited-style-name="Visited_20_Internet_20_Link"><text:span text:style-name="T785">RVA</text:span></text:a></text:p></text:note-body></text:note></text:span></text:span><text:span text:style-name="T785">. </text:span></text:p>
      <text:p text:style-name="P371">Así, según la biblia, Jesucristo es Salvador.</text:p>
      <text:p text:style-name="P316">Pero ¿Salvador de que? ¿De que nos Salvo?</text:p>
      <text:p text:style-name="P331"><text:span text:style-name="T872">S</text:span>olo hay dos formas de ver la existencia: </text:p>
      <text:p text:style-name="P332"><text:span text:style-name="T812">1) </text:span>La muerte <text:span text:style-name="T875">física</text:span> es el final. <text:span text:style-name="T815">Punto.</text:span> <text:span text:style-name="T815">Todo se acabó </text:span>y <text:span text:style-name="T815">es</text:span> para siempre. <text:span text:style-name="T872">La muerte física</text:span> <text:span text:style-name="T872">es eterna.</text:span> <text:span text:style-name="T812">O,</text:span></text:p>
      <text:p text:style-name="P332"><text:soft-page-break/><text:span text:style-name="T812">2)</text:span> <text:span text:style-name="T812">L</text:span>a muerte <text:span text:style-name="T875">física</text:span> no es el final. <text:span text:style-name="T814">Jesucristo resucitó físicamente, está vivo,</text:span> y la vida <text:span text:style-name="T875">física</text:span> es eterna porque vamos a volver <text:span text:style-name="T872">a ver</text:span>nos <text:span text:style-name="T813">después</text:span> de la resurrección <text:span text:style-name="T876">física </text:span>de los muertos <text:span text:style-name="T876">físicos</text:span>. <text:span text:style-name="T876">Yesa resurrección física es para no volver a morir físicamente porque ya no se puede morir físicamente.</text:span></text:p>
      <text:p text:style-name="P371">Para dejar claro el concepto <text:span text:style-name="T874">desde el punto de vista bíblico</text:span> veamos <text:span text:style-name="T874">que nos dice la biblia</text:span>.</text:p>
      <text:h text:style-name="P1010" text:outline-level="2"><text:span text:style-name="T871">Vida</text:span>.</text:h>
      <text:p text:style-name="P217">En varias partes de los evangelios nuestro señor Jesucristo, Yeshua, se refiere a la vida:</text:p>
      <text:p text:style-name="P373"><text:span text:style-name="T331">En Juan 14 dice: </text:span><text:span text:style-name="Bible_5f_text"><text:span text:style-name="T331">"Yo soy el camino, la verdad y la vida" </text:span></text:span><text:span text:style-name="Bible_5f_text"><text:span text:style-name="T331"><text:note text:id="ftn114" text:note-class="footnote"><text:note-citation>114</text:note-citation><text:note-body><text:p text:style-name="Footnote"><text:span text:style-name="T331"><text:s/></text:span><text:span text:style-name="T354">Juan 14:6 </text:span><text:a xlink:type="simple" xlink:href="https://www.biblegateway.com/passage/?search=Juan+14%3A6&amp;version=RVA-2015" text:style-name="Internet_20_link" text:visited-style-name="Visited_20_Internet_20_Link"><text:span text:style-name="T354">RVA-2015</text:span></text:a></text:p></text:note-body></text:note></text:span></text:span><text:span text:style-name="T331">. </text:span></text:p>
      <text:p text:style-name="P373"><text:span text:style-name="T331">En Juan 11 afirma: </text:span><text:span text:style-name="Bible_5f_text"><text:span text:style-name="T331">“Yo soy la resurrección y la vida. El que cree en mí, aunque muera, vivirá” </text:span></text:span><text:span text:style-name="Bible_5f_text"><text:span text:style-name="T331"><text:note text:id="ftn115" text:note-class="footnote"><text:note-citation>115</text:note-citation><text:note-body><text:p text:style-name="Footnote"><text:span text:style-name="T331"><text:s/></text:span><text:span text:style-name="T354">Juan 11:25 </text:span><text:a xlink:type="simple" xlink:href="https://www.biblegateway.com/passage/?search=Juan+11%3A25&amp;version=RVA-2015" text:style-name="Internet_20_link" text:visited-style-name="Visited_20_Internet_20_Link"><text:span text:style-name="T354">RVA-2015</text:span></text:a></text:p></text:note-body></text:note></text:span></text:span><text:span text:style-name="T331">.</text:span></text:p>
      <text:p text:style-name="P373"><text:span text:style-name="T331">En Juan 8: </text:span><text:span text:style-name="Bible_5f_text"><text:span text:style-name="T331">“Yo soy la luz del mundo. El que me sigue nunca andará en tinieblas sino que tendrá la luz de la vida” </text:span></text:span><text:span text:style-name="Bible_5f_text"><text:span text:style-name="T331"><text:note text:id="ftn116" text:note-class="footnote"><text:note-citation>116</text:note-citation><text:note-body><text:p text:style-name="Footnote"><text:span text:style-name="T331"><text:s/></text:span><text:span text:style-name="T354">Juan 8:12 </text:span><text:a xlink:type="simple" xlink:href="https://www.biblegateway.com/passage/?search=Juan+8%3A12&amp;version=RVA-2015" text:style-name="Internet_20_link" text:visited-style-name="Visited_20_Internet_20_Link"><text:span text:style-name="T354">RVA-2015</text:span></text:a></text:p></text:note-body></text:note></text:span></text:span><text:span text:style-name="T331">.</text:span></text:p>
      <text:p text:style-name="P373"><text:span text:style-name="T331">En Juan 6: </text:span><text:span text:style-name="Bible_5f_text"><text:span text:style-name="T331">“Yo soy el pan de vida” </text:span></text:span><text:span text:style-name="Bible_5f_text"><text:span text:style-name="T331"><text:note text:id="ftn117" text:note-class="footnote"><text:note-citation>117</text:note-citation><text:note-body><text:p text:style-name="Footnote"><text:span text:style-name="T331"><text:s/></text:span><text:span text:style-name="T354">Juan 6:35 </text:span><text:a xlink:type="simple" xlink:href="https://www.biblegateway.com/passage/?search=Juan+6%3A35&amp;version=RVA-2015" text:style-name="Internet_20_link" text:visited-style-name="Visited_20_Internet_20_Link"><text:span text:style-name="T354">RVA-2015</text:span></text:a></text:p></text:note-body></text:note></text:span></text:span><text:span text:style-name="T331">.</text:span></text:p>
      <text:p text:style-name="P373"><text:span text:style-name="T331">En Juan 17: </text:span><text:span text:style-name="Bible_5f_text"><text:span text:style-name="T331">“</text:span></text:span><text:bookmark text:name="es-RVA-2015-26730"/><text:span text:style-name="Bible_5f_text"><text:span text:style-name="T331">Y esta es la vida eterna: que te conozcan a ti, el único Dios verdadero, y a Jesucristo a quien tú has enviado” </text:span></text:span><text:span text:style-name="Bible_5f_text"><text:span text:style-name="T331"><text:note text:id="ftn118" text:note-class="footnote"><text:note-citation>118</text:note-citation><text:note-body><text:p text:style-name="Footnote"><text:span text:style-name="T331"><text:s/></text:span><text:span text:style-name="T354">Juan 17:3 </text:span><text:a xlink:type="simple" xlink:href="https://www.biblegateway.com/passage/?search=Juan+17%3A3&amp;version=RVA-2015" text:style-name="Internet_20_link" text:visited-style-name="Visited_20_Internet_20_Link"><text:span text:style-name="T354">RVA-2015</text:span></text:a></text:p></text:note-body></text:note></text:span></text:span><text:span text:style-name="T331">.</text:span></text:p>
      <text:p text:style-name="P217">En fin, La Vida, <text:span text:style-name="T268">según</text:span> la biblia en la voz de Jesucristo, es El mismo, Jesucristo, Yeshua. Y como dice <text:span text:style-name="T315">1ra</text:span> Juan 2:</text:p>
      <text:p text:style-name="P373"><text:span text:style-name="Bible_5f_text"><text:span text:style-name="T331">"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1"><text:note text:id="ftn119" text:note-class="footnote"><text:note-citation>119</text:note-citation><text:note-body><text:p text:style-name="Footnote"><text:span text:style-name="T331"><text:s/></text:span><text:span text:style-name="T355">1 Juan 2:4-6 </text:span><text:a xlink:type="simple" xlink:href="https://www.biblegateway.com/passage/?search=1+Juan+2%3A4-6&amp;version=DHH" text:style-name="Internet_20_link" text:visited-style-name="Visited_20_Internet_20_Link"><text:span text:style-name="T355">DHH</text:span></text:a></text:p></text:note-body></text:note></text:span></text:span><text:span text:style-name="T331"><text:s/>Usease amando.</text:span></text:p>
      <text:p text:style-name="P217">Esta vida <text:span text:style-name="T316">física </text:span>de la que habla <text:span text:style-name="T268">Jesús</text:span> es eterna, no acaba con la muerte <text:span text:style-name="T268">física</text:span> <text:span text:style-name="T316">por</text:span>que continua <text:span text:style-name="T268">después</text:span> de la <text:span text:style-name="T268">resurrección</text:span> de los muertos. <text:span text:style-name="T316">Solo se interrumpe.</text:span></text:p>
      <text:p text:style-name="P373"><text:span text:style-name="T331">Pablo explica en Filipenses 3 que Jesucristo </text:span><text:span text:style-name="Bible_5f_text"><text:span text:style-name="T331">"</text:span></text:span><text:bookmark text:name="es-RVA-2015-294101"/><text:span text:style-name="Bible_5f_text"><text:span text:style-name="T331">transformará nuestro cuerpo de humillación para que tenga la misma forma de su cuerpo de gloria" </text:span></text:span><text:span text:style-name="Bible_5f_text"><text:span text:style-name="T331"><text:note text:id="ftn120" text:note-class="footnote"><text:note-citation>120</text:note-citation><text:note-body><text:p text:style-name="P940"><text:span text:style-name="T331"><text:s/></text:span><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31">. Ese que </text:span><text:span text:style-name="T392">comió</text:span><text:span text:style-name="T331"> pescado asado </text:span><text:span text:style-name="T392">según</text:span><text:span text:style-name="T331"> Lucas 24, que se puede tocar, y que </text:span><text:span text:style-name="T392">subió</text:span><text:span text:style-name="T331"> al cielo y lo vieron hasta que una </text:span><text:span text:style-name="T392">nube</text:span><text:span text:style-name="T331"> lo </text:span><text:span text:style-name="T392">cubrió</text:span><text:span text:style-name="T331"> </text:span><text:span text:style-name="T392">según</text:span><text:span text:style-name="T331"> Hechos 1.</text:span></text:p>
      <text:p text:style-name="P212">Si se cree esto se está realmente vivo. Se empieza a vivir de acuerdo a eso que se cree. <text:span text:style-name="T325">Que la vida física continua y que la manera de mantenerse vivo es seguir a Yeshua, a </text:span><text:soft-page-break/><text:span text:style-name="T325">YHWH, por medio de su Espíritu que vive en nosotros, su Ruakh Hakodesh. A vivir como Yeshua vive. Amando. Siguiendo la Ley, los Preceptos, los Mandamientos. Amándolos para poder seguirlos. Haciendo lo bueno según YHWH no según mi corazón.</text:span></text:p>
      <text:p text:style-name="P213">Explica el mismo YHWH a través de su profeta Ezequiel que: </text:p>
      <text:p text:style-name="P998">“<text:span text:style-name="T32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998">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1"><text:s/></text:span><text:span text:style-name="T356">Ezequiel 18:21-24 </text:span><text:a xlink:type="simple" xlink:href="https://www.biblegateway.com/passage/?search=Ezequiel+18%3A21-24&amp;version=DHH" text:style-name="Internet_20_link" text:visited-style-name="Visited_20_Internet_20_Link"><text:span text:style-name="T356">DHH</text:span></text:a></text:p></text:note-body></text:note>.</text:p>
      <text:p text:style-name="P215">El que hace lo bueno vive y el que hace lo malo muere. Seguir a Cristo, vivir como <text:span text:style-name="T329">vive </text:span>Yeshua, es hacer lo bueno, es estar vivo. <text:span text:style-name="T327">Yeshua es la Vida. Su Espíritu nos da Vida.</text:span></text:p>
      <text:p text:style-name="P216">Pero es imposible vivir como vive Yeshua si creo que está muerto, que no resucitó. <text:span text:style-name="T330">Que la muerte es el final.</text:span></text:p>
      <text:p text:style-name="P332">Si creemos <text:span text:style-name="T875">que l</text:span>a muerte <text:span text:style-name="T875">física</text:span> es el final, seguimos muertos espiritualmente, <text:span text:style-name="T873">porque según la biblia nacemos a esta vida física espiritualmente muertos.</text:span> </text:p>
      <text:p text:style-name="P332">Si creemos <text:span text:style-name="T875">que la muerte física no es el final</text:span>, ya empezó la transformación de la mente, ya nacimos de nuevo <text:span text:style-name="T875">a una vida espiritual y todas las cosas son hechas nuevas.</text:span></text:p>
      <text:p text:style-name="P332"><text:span text:style-name="T816">Solo la resurrección de Yeshua nos permite ver la existencia en la segunda forma porque es el único ejemplo del cual hay auténtica evidencia. </text:span>El problema es que nadie, absolutamente nadie, puede hacer que alguien crea lo segundo, solo el Padre <text:span text:style-name="T805">puede hacer eso.</text:span> <text:span text:style-name="T805">N</text:span>os lo <text:span text:style-name="T805">explica</text:span> el mismo Jesucristo en <text:span text:style-name="T421">Juan 6: "nadie puede venir a mi si el padre que esta en el cielo no lo arrastra primero" </text:span><text:span text:style-name="T421"><text:note text:id="ftn122" text:note-class="footnote"><text:note-citation>122</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span><text:span text:style-name="T421">.</text:span></text:p>
      <text:p text:style-name="P372"><text:span text:style-name="T421">A</text:span><text:span text:style-name="T331">lgunos solo podrán empezar a creer en la resurrección de los muertos hasta después de resucitados. Pero siempre es mejor estar vivo que muerto.</text:span></text:p>
      <text:h text:style-name="Heading_20_2" text:outline-level="2">Muerte.</text:h>
      <text:p text:style-name="P318">La muerte es la ausencia de vida, la inexistencia de vida. Si se define de esta manera la muerte, <text:span text:style-name="T806">podemos decir que </text:span>así como tenemos vida física, emocional, mental y, para los nacidos en cristo, una vida espiritual, así mismo <text:span text:style-name="T807">tenemos </text:span>una respectiva muerte para <text:soft-page-break/>cada ausencia de cada una de estas vidas. Una muerte física, una muerte emocional, una muerte mental y una muerte espiritual.</text:p>
      <text:p text:style-name="P317">Según la biblia, todos los descendientes de Adan, nacen muertos espiritualmente. <text:span text:style-name="T808">Nacemos sin el espíritu de </text:span>Yeshua, qu<text:span text:style-name="T808">ien</text:span> es La Vida misma. <text:span text:style-name="T808">Q</text:span>uien nos da esa vida espiritual. <text:span text:style-name="T808">Quien nos da una relación con el Padre.</text:span></text:p>
      <text:p text:style-name="P319"><text:span text:style-name="T787">Según la biblia, cuando Jehová creó al hombre lo creó con esta relación, con vida no solo física sino también espiritual, pero le advirtió </text:span><text:span text:style-name="Bible_5f_text"><text:span text:style-name="T787">“</text:span></text:span><text:span text:style-name="Bible_5f_text">diciendo: De todo árbol del huerto comerás; </text:span><text:span text:style-name="Bible_5f_text"><text:span text:style-name="T787">M</text:span></text:span><text:span text:style-name="Bible_5f_text">as del árbol de ciencia del bien y del mal no comerás de él; porque el día que de él comieres, morirás.”</text:span><text:span text:style-name="Bible_5f_text"><text:span text:style-name="T787"> </text:span></text:span><text:span text:style-name="Bible_5f_text"><text:span text:style-name="T787"><text:note text:id="ftn123" text:note-class="footnote"><text:note-citation>123</text:note-citation><text:note-body><text:p text:style-name="Footnote"><text:s/><text:span text:style-name="T787">Génesis 2:16-17 </text:span><text:a xlink:type="simple" xlink:href="https://www.biblegateway.com/passage/?search=Génesis+2%3A16-17&amp;version=RVA" text:style-name="Internet_20_link" text:visited-style-name="Visited_20_Internet_20_Link"><text:span text:style-name="T787">RVA</text:span></text:a></text:p></text:note-body></text:note></text:span></text:span><text:span text:style-name="T787">. </text:span></text:p>
      <text:p text:style-name="P333">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935"><text:span text:style-name="T823"><text:s/>Mateo 23:33 </text:span><text:a xlink:type="simple" xlink:href="https://www.biblegateway.com/passage/?search=Mateo+23%3A33&amp;version=RVA-2015" text:style-name="Internet_20_link" text:visited-style-name="Visited_20_Internet_20_Link"><text:span text:style-name="T823">RVA-2015</text:span></text:a></text:p></text:note-body></text:note>. Y según Revelación 20 con <text:span text:style-name="T823">el dragón,</text:span> el diablo y la serpiente antigua <text:note text:id="ftn125" text:note-class="footnote"><text:note-citation>125</text:note-citation><text:note-body><text:p text:style-name="Footnote"><text:s/><text:span text:style-name="T823">Revelación 20:2 </text:span><text:a xlink:type="simple" xlink:href="https://www.biblegateway.com/passage/?search=Apocalipsis+20%3A2&amp;version=RVA-2015" text:style-name="Internet_20_link" text:visited-style-name="Visited_20_Internet_20_Link"><text:span text:style-name="T823">RVA-2015</text:span></text:a></text:p></text:note-body></text:note>.</text:p>
      <text:p text:style-name="P320">La primera serpiente que menciona la biblia, o sea el padre <text:span text:style-name="T789">de</text:span> la mentira y el homicida desde ese principio, ese padre de los fariseos y escribas que se le opusieron a Jesucristo, engaña a Eva.</text:p>
      <text:p text:style-name="P321"><text:span text:style-name="T788">Le dice: </text:span><text:span text:style-name="Bible_5f_text"><text:span text:style-name="T788">“</text:span></text:span><text:span text:style-name="Bible_5f_text">¿De veras Dios les ha dicho: No coman de ningún árbol del jardín?</text:span><text:span text:style-name="Bible_5f_text"><text:span text:style-name="T788">” </text:span></text:span><text:span text:style-name="Bible_5f_text"><text:span text:style-name="T788"><text:note text:id="ftn126" text:note-class="footnote"><text:note-citation>126</text:note-citation><text:note-body><text:p text:style-name="Footnote"><text:s/><text:span text:style-name="T789">Génesis 3:1 </text:span><text:a xlink:type="simple" xlink:href="https://www.biblegateway.com/passage/?search=Genesis+3%3A1&amp;version=RVA-2015" text:style-name="Internet_20_link" text:visited-style-name="Visited_20_Internet_20_Link"><text:span text:style-name="T789">RVA-2015</text:span></text:a></text:p></text:note-body></text:note></text:span></text:span><text:span text:style-name="T788">. Exagera lo que YHWH ha dicho y luego miente: </text:span><text:span text:style-name="Bible_5f_text"><text:span text:style-name="T788">“</text:span></text:span><text:span text:style-name="Bible_5f_text">Ciertamente no morirán. Es que Dios sabe que el día que coman de él, los ojos les serán abiertos, y serán como Dios, conociendo el bien y el mal</text:span><text:span text:style-name="Bible_5f_text"><text:span text:style-name="T788">” </text:span></text:span><text:span text:style-name="Bible_5f_text"><text:span text:style-name="T788"><text:note text:id="ftn127" text:note-class="footnote"><text:note-citation>127</text:note-citation><text:note-body><text:p text:style-name="Footnote"><text:s/><text:span text:style-name="T790">Genesis 3:4-5 </text:span><text:a xlink:type="simple" xlink:href="https://www.biblegateway.com/passage/?search=Genesis+3%3A4-5&amp;version=RVA-2015" text:style-name="Internet_20_link" text:visited-style-name="Visited_20_Internet_20_Link"><text:span text:style-name="T790">RVA-2015</text:span></text:a></text:p></text:note-body></text:note></text:span></text:span><text:span text:style-name="T788">.</text:span></text:p>
      <text:p text:style-name="P324">Eva come del fruto, <text:span text:style-name="T792">Adán</text:span> come del fruto y YHWH los expulsa del <text:span text:style-name="T792">Edén.</text:span> Pierden el acceso al árbol de la Vida, y <text:span text:style-name="T792">¿Q</text:span>u<text:span text:style-name="T792">é</text:span> pasa? Mueren. Ya no tienen relación con el Padre, ya no pueden comer del árbol de la Vida y mueren. <text:span text:style-name="T792">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22">El texto del Génesis a partir del segundo capitulo, cuarto versículo, cambia. Deja de usar el vocablo Elohim y empieza a usar el vocablo YHWH. La narración deja de ser estrictamente secuencial, día por día, y pasa a ser mas <text:span text:style-name="T791">genérica y menos cronológica. Mas alegórica y menos literal.</text:span></text:p>
      <text:p text:style-name="P327">Pero se puede leer de forma literal.</text:p>
      <text:p text:style-name="P323"><text:soft-page-break/><text:span text:style-name="T799">N</text:span>o es difícil para una persona del siglo 21 imaginar que una serpiente hable si se tiene la tecnología para hacerla hablar. Moisés, según Jesucristo en Juan 5, fue quién escribió el texto. <text:span text:style-name="T800">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801">y Moises vivió lo que dijo que vivió.</text:span></text:p>
      <text:p text:style-name="P325"><text:span text:style-name="T797">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795">según Marcos 5 </text:span><text:span text:style-name="T795"><text:note text:id="ftn128" text:note-class="footnote"><text:note-citation>128</text:note-citation><text:note-body><text:p text:style-name="Footnote"><text:s/><text:span text:style-name="T795">Marcos 5:9 </text:span><text:a xlink:type="simple" xlink:href="https://www.biblegateway.com/passage/?search=Marcos+5%3A9&amp;version=RVA" text:style-name="Internet_20_link" text:visited-style-name="Visited_20_Internet_20_Link"><text:span text:style-name="T795">RVA</text:span></text:a></text:p></text:note-body></text:note></text:span><text:span text:style-name="T795">. Al hombre como tal solo le habla DESPUES de haber expulsado los espíritus inmundos.</text:span></text:p>
      <text:p text:style-name="P326"><text:span text:style-name="T798">En Génesis 3, YHWH le dice a la serpiente: </text:span><text:span text:style-name="Bible_5f_text"><text:span text:style-name="T795">“</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795">” </text:span></text:span><text:span text:style-name="Bible_5f_text"><text:span text:style-name="T795"><text:note text:id="ftn129" text:note-class="footnote"><text:note-citation>129</text:note-citation><text:note-body><text:p text:style-name="Footnote"><text:s/><text:span text:style-name="T795">Genesis 3:14 </text:span><text:a xlink:type="simple" xlink:href="https://www.biblegateway.com/passage/?search=Genesis+3%3A14&amp;version=RVA" text:style-name="Internet_20_link" text:visited-style-name="Visited_20_Internet_20_Link"><text:span text:style-name="T795">RVA</text:span></text:a></text:p></text:note-body></text:note></text:span></text:span><text:span text:style-name="T795">. Como quien dice, ya que te crees muy serpiente, vas a ser una más. Se lo dice al Satán, al padre de la mentira. Y desde ahí en adelante se le quedo el titulo. Titulo que Jesucristo usa con los fariseos que se le opusieron. Serpientes. Víboras.</text:span></text:p>
      <text:p text:style-name="P328">El texto se puede leer literalmente si podemos <text:span text:style-name="T809">creer</text:span> el contexto, <text:span text:style-name="T809">si podemos creer que Moises vivió lo que dijo que vivió. Si podemos imaginar </text:span>la tecnología necesaria. <text:span text:style-name="T810">Ysi no nos creemos mas inteligentes o evolucionados que quien lo escribió.</text:span></text:p>
      <text:p text:style-name="P329"><text:span text:style-name="T803">Y según Pablo, todo va de acuerdo al plan. En 1ra Corintios 15 nos dice: </text:span><text:span text:style-name="Bible_5f_text"><text:span text:style-name="T802">“</text:span></text:span><text:bookmark text:name="es-RVA-2015-28707"/><text:span text:style-name="Bible_5f_text">Puesto que la muerte entró por medio de un hombre, también por medio de un hombre ha venido la resurrección de los muertos</text:span><text:span text:style-name="Bible_5f_text"><text:span text:style-name="T803">” </text:span></text:span><text:span text:style-name="Bible_5f_text"><text:span text:style-name="T803"><text:note text:id="ftn130" text:note-class="footnote"><text:note-citation>130</text:note-citation><text:note-body><text:p text:style-name="Footnote"><text:s/><text:span text:style-name="T803">1 Corintios 15:21 </text:span><text:a xlink:type="simple" xlink:href="https://www.biblegateway.com/passage/?search=1+Corintios+15%3A21&amp;version=RVA-2015" text:style-name="Internet_20_link" text:visited-style-name="Visited_20_Internet_20_Link"><text:span text:style-name="T803">RVA-2015</text:span></text:a></text:p></text:note-body></text:note></text:span></text:span><text:span text:style-name="T803">.</text:span></text:p>
      <text:p text:style-name="P330">Yeshua nos trae la resurrección. Yeshua es la Vida. Yeshua nos salvó de la muerte. No es evitando la muerte que nos salva. Es sacándonos de la muerte que nos salva. Primero nos salva de la muerte espiritual, al <text:span text:style-name="T811">darnos Vida </text:span>por medio de su Espíritu Santo. Y después nos salva<text:span text:style-name="T804">rá</text:span> de la muerte física, cuando nos resucite a todos <text:span text:style-name="T811">en el día final.</text:span></text:p>
      <text:h text:style-name="Heading_20_2" text:outline-level="2"><text:span text:style-name="T421">L</text:span><text:span text:style-name="T331">ibertador.</text:span></text:h>
      <text:p text:style-name="P334"><text:span text:style-name="T429">Según Juan 8, Jesucristo afirma que: </text:span><text:span text:style-name="Bible_5f_text"><text:span text:style-name="T429">“De cierto, de cierto les digo que todo aquel que practica el pecado es esclavo del pecado.” </text:span></text:span><text:span text:style-name="Bible_5f_text"><text:span text:style-name="T429"><text:note text:id="ftn131" text:note-class="footnote"><text:note-citation>131</text:note-citation><text:note-body><text:p text:style-name="Footnote"><text:s/><text:span text:style-name="T818">Juan 8:34 </text:span><text:a xlink:type="simple" xlink:href="https://www.biblegateway.com/passage/?search=Juan+8%3A34&amp;version=RVA-2015" text:style-name="Internet_20_link" text:visited-style-name="Visited_20_Internet_20_Link"><text:span text:style-name="T818">RVA-2015</text:span></text:a></text:p></text:note-body></text:note></text:span></text:span><text:span text:style-name="T429"><text:s/>y que: </text:span><text:span text:style-name="Bible_5f_text"><text:span text:style-name="T429">“</text:span></text:span><text:bookmark text:name="es-RVA-2015-26385"/><text:span text:style-name="Bible_5f_text"><text:span text:style-name="T331">si el Hijo los hace libres, serán verdaderamente libres</text:span></text:span><text:span text:style-name="Bible_5f_text"><text:span text:style-name="T429">” </text:span></text:span><text:span text:style-name="Bible_5f_text"><text:span text:style-name="T429"><text:note text:id="ftn132" text:note-class="footnote"><text:note-citation>132</text:note-citation><text:note-body><text:p text:style-name="Footnote"><text:s/><text:span text:style-name="T818">Juan 8:36 </text:span><text:a xlink:type="simple" xlink:href="https://www.biblegateway.com/passage/?search=Juan+8%3A36&amp;version=RVA-2015" text:style-name="Internet_20_link" text:visited-style-name="Visited_20_Internet_20_Link"><text:span text:style-name="T818">RVA-2015</text:span></text:a></text:p></text:note-body></text:note></text:span></text:span><text:span text:style-name="T429">. </text:span></text:p>
      <text:p text:style-name="P335"><text:soft-page-break/><text:span text:style-name="T430">Pablo </text:span><text:span text:style-name="T439">también</text:span><text:span text:style-name="T430"> lo explica en Romanos 6: </text:span><text:span text:style-name="Bible_5f_text"><text:span text:style-name="T430">“</text:span></text:span><text:bookmark text:name="es-DHH-27750"/><text:span text:style-name="Bible_5f_text"><text:span text:style-name="T430">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0"><text:note text:id="ftn133" text:note-class="footnote"><text:note-citation>133</text:note-citation><text:note-body><text:p text:style-name="Footnote"><text:s/><text:span text:style-name="T819">Romanos 6:16 </text:span><text:a xlink:type="simple" xlink:href="https://www.biblegateway.com/passage/?search=Romanos+6%3A16&amp;version=DHH" text:style-name="Internet_20_link" text:visited-style-name="Visited_20_Internet_20_Link"><text:span text:style-name="T819">DHH</text:span></text:a></text:p></text:note-body></text:note></text:span></text:span><text:span text:style-name="T430">. </text:span><text:span text:style-name="T431">Y continua diciendo: </text:span><text:span text:style-name="Bible_5f_text"><text:span text:style-name="T431">“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1"><text:note text:id="ftn134" text:note-class="footnote"><text:note-citation>134</text:note-citation><text:note-body><text:p text:style-name="Footnote"><text:s/><text:span text:style-name="T820">Romanos 6:22-23 </text:span><text:a xlink:type="simple" xlink:href="https://www.biblegateway.com/passage/?search=Romanos+6%3A22-23&amp;version=RVA-2015" text:style-name="Internet_20_link" text:visited-style-name="Visited_20_Internet_20_Link"><text:span text:style-name="T820">RVA-2015</text:span></text:a></text:p></text:note-body></text:note></text:span></text:span><text:span text:style-name="T431">. </text:span><text:span text:style-name="T432">Y añade en Romanos 8 que </text:span><text:span text:style-name="Bible_5f_text"><text:span text:style-name="T432">“</text:span></text:span><text:bookmark text:name="es-RVA-2015-28086"/><text:span text:style-name="Bible_5f_text"><text:span text:style-name="T432">la ley del Espíritu de vida en Cristo Jesús me ha librado de la ley del pecado y de la muerte” </text:span></text:span><text:span text:style-name="Bible_5f_text"><text:span text:style-name="T432"><text:note text:id="ftn135" text:note-class="footnote"><text:note-citation>135</text:note-citation><text:note-body><text:p text:style-name="Footnote"><text:s/><text:span text:style-name="T821">Romanos 8:2 </text:span><text:a xlink:type="simple" xlink:href="https://www.biblegateway.com/passage/?search=Romans+8%3A2&amp;version=RVA-2015" text:style-name="Internet_20_link" text:visited-style-name="Visited_20_Internet_20_Link"><text:span text:style-name="T821">RVA-2015</text:span></text:a></text:p></text:note-body></text:note></text:span></text:span><text:span text:style-name="T432">.</text:span></text:p>
      <text:p text:style-name="P208">Así, Yeshua nos libra de poder que el pecado tiene en nosotros. Es un poder del cual no podemos escapar nosotros mismos. Cualquiera pude darse cuenta que todos somos pecadores. Lo llamamos la condición humana. Todos cometemos errores.</text:p>
      <text:p text:style-name="P336"><text:span text:style-name="T433">Pablo </text:span><text:span text:style-name="T434">también</text:span><text:span text:style-name="T433"> explica en Romanos 7 que: </text:span><text:span text:style-name="Bible_5f_text"><text:span text:style-name="T433">“</text:span></text:span><text:bookmark text:name="es-RVA-2015-28077"/><text:span text:style-name="Bible_5f_text"><text:span text:style-name="T331">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3">” </text:span></text:span><text:span text:style-name="Bible_5f_text"><text:span text:style-name="T433"><text:note text:id="ftn136" text:note-class="footnote"><text:note-citation>136</text:note-citation><text:note-body><text:p text:style-name="Footnote"><text:s/><text:span text:style-name="T822">Romanos 7:18-19 </text:span><text:a xlink:type="simple" xlink:href="https://www.biblegateway.com/passage/?search=Romanos+7%3A18-19&amp;version=RVA-2015" text:style-name="Internet_20_link" text:visited-style-name="Visited_20_Internet_20_Link"><text:span text:style-name="T822">RVA-2015</text:span></text:a></text:p></text:note-body></text:note></text:span></text:span><text:span text:style-name="T433">. Y añade: </text:span><text:span text:style-name="Bible_5f_text"><text:span text:style-name="T433">“</text:span></text:span><text:bookmark text:name="es-RVA-2015-28083"/><text:span text:style-name="Bible_5f_text"><text:span text:style-name="T433"> ¡Miserable hombre de mí! ¿Quién me librará de este cuerpo de muerte? ¡Doy gracias a Dios por medio de Jesucristo nuestro Señor!” </text:span></text:span><text:span text:style-name="Bible_5f_text"><text:span text:style-name="T433"><text:note text:id="ftn137" text:note-class="footnote"><text:note-citation>137</text:note-citation><text:note-body><text:p text:style-name="Footnote"><text:s/><text:span text:style-name="T822">Romanos 7:24-25 </text:span><text:a xlink:type="simple" xlink:href="https://www.biblegateway.com/passage/?search=Romanos+7%3A24-25&amp;version=RVA-2015" text:style-name="Internet_20_link" text:visited-style-name="Visited_20_Internet_20_Link"><text:span text:style-name="T822">RVA-2015</text:span></text:a></text:p></text:note-body></text:note></text:span></text:span><text:span text:style-name="T433">.</text:span></text:p>
      <text:p text:style-name="P337"><text:span text:style-name="T433">E</text:span><text:span text:style-name="T331">s Dios por medio de Yeshua quien nos libera </text:span><text:span text:style-name="T435">del</text:span><text:span text:style-name="T331"> poder del pecado.</text:span></text:p>
      <text:h text:style-name="Heading_20_2" text:outline-level="2">Principados y potestades.</text:h>
      <text:p text:style-name="P338">Pero recordemos que todo empezó cuando la serpiente engaño a Eva. <text:span text:style-name="T838">E</text:span>sa <text:span text:style-name="T838">serpiente </text:span>que la biblia también llama <text:span text:style-name="T824">el </text:span>Satán, <text:span text:style-name="T824">o Satanás. Palabra que es solo una transliteracion del vocablo hebreo que</text:span> traduce “opositor”. </text:p>
      <text:p text:style-name="P350"><text:span text:style-name="T839">S</text:span>egún Job 1, <text:span text:style-name="T839">e</text:span>l Satán era, por lo menos en tiempos de Job, un “beni-haelohim”, un hijo de Dios <text:note text:id="ftn138" text:note-class="footnote"><text:note-citation>138</text:note-citation><text:note-body><text:p text:style-name="Footnote"><text:s/><text:span text:style-name="T824">Job 1:6 </text:span><text:a xlink:type="simple" xlink:href="https://biblehub.com/text/job/1-6.htm" text:style-name="Internet_20_link" text:visited-style-name="Visited_20_Internet_20_Link"><text:span text:style-name="T824">biblehub</text:span></text:a></text:p></text:note-body></text:note>. <text:span text:style-name="T840">El Sátan era un hijo de Elohim, ese que creó los cielos y la tierra. El Sátan era un hijo del creador. Los vocablos hebreos H1121 y H430 del diccionario Strong, los vocablos para “ben”, “hijo” y “elohim”, “Dios”, así lo indican </text:span><text:span text:style-name="T840"><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50">H1121</text:span></text:a><text:span text:style-name="T850"> </text:span><text:a xlink:type="simple" xlink:href="https://biblehub.com/hebrew/430.htm" text:style-name="Internet_20_link" text:visited-style-name="Visited_20_Internet_20_Link"><text:span text:style-name="T850">H430</text:span></text:a></text:p></text:note-body></text:note></text:span><text:span text:style-name="T840">.</text:span></text:p>
      <text:p text:style-name="P352"><text:span text:style-name="T849">Dice Job 1 que </text:span><text:span text:style-name="Bible_5f_text"><text:span text:style-name="T849">“</text:span></text:span><text:span text:style-name="Bible_5f_text">un día vinieron los hijos de Dios á presentarse delante de Jehová, entre los cuales vino también Satán</text:span><text:span text:style-name="Bible_5f_text"><text:span text:style-name="T849">” </text:span></text:span><text:span text:style-name="Bible_5f_text"><text:span text:style-name="T849"><text:note text:id="ftn140" text:note-class="footnote"><text:note-citation>140</text:note-citation><text:note-body><text:p text:style-name="Footnote"><text:s/><text:span text:style-name="T850">Job <text:s/>1:6 </text:span><text:a xlink:type="simple" xlink:href="https://www.biblegateway.com/passage/?search=Job+1%3A6&amp;version=RVA" text:style-name="Internet_20_link" text:visited-style-name="Visited_20_Internet_20_Link"><text:span text:style-name="T850">RVA</text:span></text:a></text:p></text:note-body></text:note></text:span></text:span><text:span text:style-name="T849">.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55">Job 1 narra que:</text:p>
      <text:p text:style-name="Texto_5f_Biblia"><text:soft-page-break/>“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50">Job 1:7-12 </text:span><text:a xlink:type="simple" xlink:href="https://www.biblegateway.com/passage/?search=Job+1%3A7-12&amp;version=RVA" text:style-name="Internet_20_link" text:visited-style-name="Visited_20_Internet_20_Link"><text:span text:style-name="T850">RVA</text:span></text:a></text:p></text:note-body></text:note>.</text:p>
      <text:p text:style-name="P351"><text:span text:style-name="T854">O sea un dialogo parecido al que tiene Abraham con YHWH, o sea Jehova, o sea Dios según Génesis 18 </text:span><text:span text:style-name="T854"><text:note text:id="ftn142" text:note-class="footnote"><text:note-citation>142</text:note-citation><text:note-body><text:p text:style-name="Footnote"><text:s/><text:span text:style-name="T854">Génesis 18 </text:span><text:a xlink:type="simple" xlink:href="https://www.biblegateway.com/passage/?search=Génesis+18&amp;version=RVA" text:style-name="Internet_20_link" text:visited-style-name="Visited_20_Internet_20_Link"><text:span text:style-name="T854">RVA</text:span></text:a></text:p></text:note-body></text:note></text:span><text:span text:style-name="T854">. Y </text:span>eso que <text:span text:style-name="T850">el</text:span> Sátan <text:span text:style-name="T851">y compañía </text:span>ya había<text:span text:style-name="T851">n</text:span> hecho de las suyas varias veces.</text:p>
      <text:p text:style-name="P339"><text:span text:style-name="T850">Según Génesis 6, aparentemente mucho antes de Job, algunos de estos hijos no se portaron muy bien que digamos porque: </text:span><text:span text:style-name="Bible_5f_text"><text:span text:style-name="T824">“</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24">” </text:span></text:span><text:span text:style-name="Bible_5f_text"><text:span text:style-name="T824"><text:note text:id="ftn143" text:note-class="footnote"><text:note-citation>143</text:note-citation><text:note-body><text:p text:style-name="Footnote"><text:s/><text:span text:style-name="T825">Génesis 6:1-2 </text:span><text:a xlink:type="simple" xlink:href="https://www.biblegateway.com/passage/?search=Genesis+6%3A1-2&amp;version=RVA-2015" text:style-name="Internet_20_link" text:visited-style-name="Visited_20_Internet_20_Link"><text:span text:style-name="T825">RVA-2015</text:span></text:a></text:p></text:note-body></text:note></text:span></text:span><text:span text:style-name="T824">. Y que </text:span><text:span text:style-name="Bible_5f_text"><text:span text:style-name="T824">“</text:span></text:span><text:bookmark text:name="es-RVA-2015-142"/><text:span text:style-name="Bible_5f_text">se unieron los hijos de Dios con las hijas de los hombres y les nacieron hijos</text:span><text:span text:style-name="Bible_5f_text"><text:span text:style-name="T824">” </text:span></text:span><text:span text:style-name="Bible_5f_text"><text:span text:style-name="T824"><text:note text:id="ftn144" text:note-class="footnote"><text:note-citation>144</text:note-citation><text:note-body><text:p text:style-name="Footnote"><text:s/><text:span text:style-name="T825">Génesis 6:4 </text:span><text:a xlink:type="simple" xlink:href="https://www.biblegateway.com/passage/?search=Genesis+6%3A4&amp;version=RVA-2015" text:style-name="Internet_20_link" text:visited-style-name="Visited_20_Internet_20_Link"><text:span text:style-name="T825">RVA-2015</text:span></text:a></text:p></text:note-body></text:note></text:span></text:span><text:span text:style-name="T824">. </text:span></text:p>
      <text:p text:style-name="P356">Como quien dice que el Satán y otros hijos de Dios empezaron a tener hijos con las hijas de los hombres. </text:p>
      <text:p text:style-name="P353"><text:span text:style-name="T825">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825">“</text:span></text:span><text:bookmark text:name="es-RVA-2015-28"/><text:span text:style-name="Bible_5f_text">Sean fecundos y multiplíquense. Llenen la tierra</text:span><text:span text:style-name="Bible_5f_text"><text:span text:style-name="T825">” </text:span></text:span><text:span text:style-name="Bible_5f_text"><text:span text:style-name="T825"><text:note text:id="ftn145" text:note-class="footnote"><text:note-citation>145</text:note-citation><text:note-body><text:p text:style-name="Footnote"><text:s/><text:span text:style-name="T826">Génesis 1:28 </text:span><text:a xlink:type="simple" xlink:href="https://www.biblegateway.com/passage/?search=Genesis+1%3A28&amp;version=RVA-2015" text:style-name="Internet_20_link" text:visited-style-name="Visited_20_Internet_20_Link"><text:span text:style-name="T826">RVA-2015</text:span></text:a></text:p></text:note-body></text:note></text:span></text:span><text:span text:style-name="T825">. </text:span></text:p>
      <text:p text:style-name="P341"><text:span text:style-name="T853">No. El Satán no solo engaño a Eva sino que también había otros hijitos de Elohim que se dejaron llevar por la lujuria, uno de los temas favoritos de el Satán, y la cosa se </text:span>complicó. <text:span text:style-name="T825">Estos hijitos de Elohim terminan cruzándose con las hijas de los hombres. </text:span></text:p>
      <text:p text:style-name="P341"><text:soft-page-break/><text:span text:style-name="T825">Hijitos que obviamente n</text:span>o se les puede llamar ángeles porque nunca fueron realmente mensajeros de Dios <text:span text:style-name="T841">sino opositores de Dios</text:span>. <text:span text:style-name="T841">Por eso la biblia no se refiere a ellos como malakh, el vocablo hebreo para ángeles o mensajeros de YHWH, sino como hijos de Elohim. Hijos rebeldes que </text:span>desde <text:span text:style-name="T841">un</text:span> comienzo se volvieron opositores a la creación de Elohim.</text:p>
      <text:p text:style-name="P987"><text:bookmark text:name="es-RVA-2015-143"/><text:span text:style-name="T826">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825">Génesis 6:5 </text:span><text:a xlink:type="simple" xlink:href="https://www.biblegateway.com/passage/?search=Genesis+6%3A5&amp;version=RVA-2015" text:style-name="Internet_20_link" text:visited-style-name="Visited_20_Internet_20_Link"><text:span text:style-name="T825">RVA-2015</text:span></text:a></text:p></text:note-body></text:note></text:span>. <text:span text:style-name="T826">Su creación se estropeó.</text:span></text:p>
      <text:p text:style-name="P340">Y como el ya sabía del temita desde antes de crear al hombre, siguió con el plan tal y como estaba desde antes de la creación. <text:span text:style-name="T846">Y dio una pistica. Hizo con Noé algo parecido a lo que pensaba hacer de manera definitiva con Yeshua: borrón y cuenta nueva. Y mandó el famosísimo diluvio global.</text:span></text:p>
      <text:p text:style-name="P342">El tema obviamente continuó, porque la solución final era Yeshua.</text:p>
      <text:p text:style-name="P342">Un tiempito después de Noé, <text:span text:style-name="T852">aparentemente también muchos años antes de Job,</text:span> <text:span text:style-name="T852">l</text:span>a influencia y dominio de Satán y compañía <text:span text:style-name="T827">continuó. Claro ya sin decendencia en la tierra, pero s</text:span>iguieron metiéndose con los hijos de Adán. <text:span text:style-name="T827">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43"><text:span text:style-name="T829">De el</text:span> dominio, la esclavitud al pecado, resultado de las acciones <text:span text:style-name="T828">que aún hoy día tienen permiso de ejecutar el</text:span> Satán y compañía sobre la humanidad, <text:span text:style-name="T828">sobre </text:span>toda persona que no haya nacido de nuevo, <text:span text:style-name="T829">solo nos libera el Espíritu de Yeshua. Ese que Yeshua nos dejó después de su resurrección.</text:span> <text:span text:style-name="T829">Solo el Espíritu Santo nos libera del pecado, de la influencia de Satán y compañía. El es nuestro LIBERTADOR.</text:span></text:p>
      <text:p text:style-name="P344"><text:span text:style-name="T830">Pablo explica en Efesios que: </text:span><text:span text:style-name="Bible_5f_text"><text:span text:style-name="T830">“</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30">” </text:span></text:span><text:span text:style-name="Bible_5f_text"><text:span text:style-name="T830"><text:note text:id="ftn147" text:note-class="footnote"><text:note-citation>147</text:note-citation><text:note-body><text:p text:style-name="Footnote"><text:s/><text:span text:style-name="T830">Efesios 6:12 </text:span><text:a xlink:type="simple" xlink:href="https://www.biblegateway.com/passage/?search=Efesios+6%3A12&amp;version=RVA-2015" text:style-name="Internet_20_link" text:visited-style-name="Visited_20_Internet_20_Link"><text:span text:style-name="T830">RVA-2015</text:span></text:a></text:p></text:note-body></text:note></text:span></text:span><text:span text:style-name="T830">.</text:span></text:p>
      <text:p text:style-name="P344"><text:span text:style-name="T830">Y 1ra Juan 5 explica que: </text:span><text:span text:style-name="Bible_5f_text"><text:span text:style-name="T830">“</text:span></text:span><text:bookmark text:name="es-RVA-2015-30611"/><text:span text:style-name="Bible_5f_text">el mundo entero está bajo el maligno</text:span><text:span text:style-name="Bible_5f_text"><text:span text:style-name="T830">” </text:span></text:span><text:span text:style-name="Bible_5f_text"><text:span text:style-name="T830"><text:note text:id="ftn148" text:note-class="footnote"><text:note-citation>148</text:note-citation><text:note-body><text:p text:style-name="Footnote"><text:s/><text:span text:style-name="T830">1 Juan 5:19 </text:span><text:a xlink:type="simple" xlink:href="https://www.biblegateway.com/passage/?search=1+Juan+5%3A19&amp;version=RVA-2015" text:style-name="Internet_20_link" text:visited-style-name="Visited_20_Internet_20_Link"><text:span text:style-name="T830">RVA-2015</text:span></text:a></text:p></text:note-body></text:note></text:span></text:span><text:span text:style-name="T830">.</text:span></text:p>
      <text:p text:style-name="P345"><text:span text:style-name="T836">Y Yeshua explica en Juan 17 sobre sus seguidores que: </text:span><text:span text:style-name="Bible_5f_text"><text:span text:style-name="T831">“</text:span></text:span><text:span text:style-name="Bible_5f_text">Yo les he dado tu palabra, y el mundo los aborreció porque no son del mundo, como tampoco yo soy del mundo. No </text:span><text:soft-page-break/><text:span text:style-name="Bible_5f_text">ruego que los quites del mundo sino que los guardes del maligno. No son del mundo, como tampoco yo soy del mundo</text:span><text:span text:style-name="Bible_5f_text"><text:span text:style-name="T831">” </text:span></text:span><text:span text:style-name="Bible_5f_text"><text:span text:style-name="T831"><text:note text:id="ftn149" text:note-class="footnote"><text:note-citation>149</text:note-citation><text:note-body><text:p text:style-name="Footnote"><text:s/><text:span text:style-name="T831">Juan 17:14-16 </text:span><text:a xlink:type="simple" xlink:href="https://www.biblegateway.com/passage/?search=Juan+17%3A14-16&amp;version=RVA-2015" text:style-name="Internet_20_link" text:visited-style-name="Visited_20_Internet_20_Link"><text:span text:style-name="T831">RVA-2015</text:span></text:a></text:p></text:note-body></text:note></text:span></text:span><text:span text:style-name="T831">. Una vez que alguien empieza a seguir a Yeshua deja de ser del mundo, deja de estar bajo la esclavitud del pecado. Es liberado por nuestro libertador.</text:span></text:p>
      <text:p text:style-name="P346"><text:span text:style-name="T832">Y Pablo en Romanos 8 nos dice que: </text:span><text:span text:style-name="Bible_5f_text"><text:span text:style-name="T832">“</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32">” </text:span></text:span><text:span text:style-name="Bible_5f_text"><text:span text:style-name="T832"><text:note text:id="ftn150" text:note-class="footnote"><text:note-citation>150</text:note-citation><text:note-body><text:p text:style-name="Footnote"><text:s/><text:span text:style-name="T832">Romanos 8:38-39 </text:span><text:a xlink:type="simple" xlink:href="https://www.biblegateway.com/passage/?search=Romanos+8%3A38-39&amp;version=RVA-2015" text:style-name="Internet_20_link" text:visited-style-name="Visited_20_Internet_20_Link"><text:span text:style-name="T832">RVA-2015</text:span></text:a></text:p></text:note-body></text:note></text:span></text:span><text:span text:style-name="T832">. Como quien dice nada nadita nada nos puede separar del amor de Cristo. Lo cual me recuerda el Salmo 136.</text:span></text:p>
      <text:p text:style-name="P347"><text:span text:style-name="T833">Efesios 1, habla del poder de Dios y </text:span><text:span text:style-name="Bible_5f_text"><text:span text:style-name="T833">“</text:span></text:span><text:bookmark text:name="es-RVA-2015-29193"/><text:span text:style-name="Bible_5f_text">la inmensurable grandeza de su poder para con nosotros los que creemos”</text:span>. <text:span text:style-name="T837">Y agrega que: </text:span><text:span text:style-name="Bible_5f_text"><text:span text:style-name="T834">“</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833">” </text:span></text:span><text:span text:style-name="Bible_5f_text"><text:span text:style-name="T833"><text:note text:id="ftn151" text:note-class="footnote"><text:note-citation>151</text:note-citation><text:note-body><text:p text:style-name="Footnote"><text:s/><text:span text:style-name="T833">Efesios 1:19-22 </text:span><text:a xlink:type="simple" xlink:href="https://www.biblegateway.com/passage/?search=Efesios+1%3A19-22&amp;version=RVA-2015" text:style-name="Internet_20_link" text:visited-style-name="Visited_20_Internet_20_Link"><text:span text:style-name="T833">RVA-2015</text:span></text:a></text:p></text:note-body></text:note></text:span></text:span><text:span text:style-name="T833">. Usease el Satán y compañía están bajo los pies del Espíritu Santo que vive en todo verdadero creyente.</text:span></text:p>
      <text:p text:style-name="P348"><text:span text:style-name="T835">Colosenses 2 explica que Yeshua, Jesucristo, </text:span><text:span text:style-name="Bible_5f_text"><text:span text:style-name="T835">“</text:span></text:span><text:span text:style-name="Bible_5f_text">despojó a los principados y las autoridades, y los exhibió como espectáculo público habiendo triunfado sobre ellos en la cruz</text:span><text:span text:style-name="Bible_5f_text"><text:span text:style-name="T835">” </text:span></text:span><text:span text:style-name="Bible_5f_text"><text:span text:style-name="T835"><text:note text:id="ftn152" text:note-class="footnote"><text:note-citation>152</text:note-citation><text:note-body><text:p text:style-name="Footnote"><text:s/><text:span text:style-name="T835">Colosenses 2:15 </text:span><text:a xlink:type="simple" xlink:href="https://www.biblegateway.com/passage/?search=Colosenses+2%3A15&amp;version=RVA-2015" text:style-name="Internet_20_link" text:visited-style-name="Visited_20_Internet_20_Link"><text:span text:style-name="T835">RVA-2015</text:span></text:a></text:p></text:note-body></text:note></text:span></text:span><text:span text:style-name="T835">.</text:span></text:p>
      <text:p text:style-name="P349">Es de esperarse que nadie este contento de que le pongan <text:span text:style-name="T855">la pata </text:span>encima, y el Satán y compañía, usease esos que la biblia llama principados y potestades celestiales, no fueron la excepción. Les pareció mala idea eso de Adán y descendencia y se opusieron al plan de YHWH <text:span text:style-name="T848">desde un comienzo</text:span>. <text:span text:style-name="T845">Y buscaron dañarlo y tirarselo como fuera.</text:span></text:p>
      <text:p text:style-name="P354"><text:span text:style-name="T848">Pero YHWH, que se las sabe todas, contaba con eso desde un comienzo y se lo guardó. </text:span><text:bookmark text:name="es-RVA-2015-28329"/><text:span text:style-name="T848">Pablo explica en Romanos 16 que: </text:span><text:span text:style-name="Bible_5f_text"><text:span text:style-name="T842">“</text:span></text:span><text:span text:style-name="Bible_5f_text">la revelación del misterio que se ha mantenido oculto desde tiempos eternos”</text:span>, <text:span text:style-name="T843">ese misterio </text:span><text:span text:style-name="Bible_5f_text"><text:span text:style-name="T843">“</text:span></text:span><text:span text:style-name="Bible_5f_text">ha sido manifestado ahora”</text:span> <text:span text:style-name="T843">con Jesucristo y su resurrección. Todo de acuerdo a </text:span><text:span text:style-name="Bible_5f_text"><text:span text:style-name="T843">“</text:span></text:span><text:span text:style-name="Bible_5f_text">las Escrituras proféticas y según el mandamiento del Dios eterno”.</text:span> <text:span text:style-name="T847">Y que ahora </text:span><text:span text:style-name="Bible_5f_text"><text:span text:style-name="T844">“</text:span></text:span><text:span text:style-name="Bible_5f_text">se ha dado a conocer a todas las naciones”</text:span>. <text:span text:style-name="T844">Y termina diciendo que toda </text:span>la gloria <text:span text:style-name="T843">sea “</text:span><text:span text:style-name="Bible_5f_text"><text:span text:style-name="T843">al único sabio Dios” “</text:span></text:span><text:span text:style-name="Bible_5f_text">mediante Jesucristo para siempre. </text:span><text:span text:style-name="Bible_5f_text"><text:span text:style-name="T845">Amén</text:span></text:span><text:span text:style-name="Bible_5f_text">” </text:span><text:span text:style-name="Bible_5f_text"><text:note text:id="ftn153" text:note-class="footnote"><text:note-citation>153</text:note-citation><text:note-body><text:p text:style-name="Footnote"><text:s/><text:span text:style-name="T844">Romanos 16:24-27 </text:span><text:a xlink:type="simple" xlink:href="https://www.biblegateway.com/passage/?search=Romanos+16%3A24-27&amp;version=RVA-2015" text:style-name="Internet_20_link" text:visited-style-name="Visited_20_Internet_20_Link"><text:span text:style-name="T844">RVA-2015</text:span></text:a></text:p></text:note-body></text:note></text:span>.</text:p>
      <text:p text:style-name="P366">Yeshua HaMashiakh es nuestro libertador.</text:p>
      <text:h text:style-name="P1011" text:outline-level="2"><text:soft-page-break/>Muertos.</text:h>
      <text:p text:style-name="P211"><text:span text:style-name="T875">Según la biblia, la persona que no cree </text:span>en <text:span text:style-name="T328">Yeshua está muerta espiritualmente. Son los que no lo siguen, que no viven como el nos enseñó, </text:span>en realidad <text:span text:style-name="T268">están</text:span> muertos. </text:p>
      <text:p text:style-name="P370"><text:span text:style-name="T392">Jesús</text:span><text:span text:style-name="T331"> e</text:span><text:span text:style-name="T393">xplica en </text:span><text:span text:style-name="T331">Juan 5 </text:span><text:span text:style-name="T393">que</text:span><text:span text:style-name="T331">: </text:span><text:span text:style-name="Bible_5f_text"><text:span text:style-name="T331">"Les aseguro que quien presta atención a lo que yo digo y cree en el que me envió, tiene vida eterna; y no será condenado, pues ya ha pasado de la muerte a la vida" </text:span></text:span><text:span text:style-name="Bible_5f_text"><text:span text:style-name="T331"><text:note text:id="ftn154" text:note-class="footnote"><text:note-citation>154</text:note-citation><text:note-body><text:p text:style-name="Footnote"><text:span text:style-name="T331"><text:s/></text:span><text:span text:style-name="T357">Juan 5:24 </text:span><text:a xlink:type="simple" xlink:href="https://www.biblegateway.com/passage/?search=Juan+5%3A24&amp;version=DHH" text:style-name="Internet_20_link" text:visited-style-name="Visited_20_Internet_20_Link"><text:span text:style-name="T357">DHH</text:span></text:a></text:p></text:note-body></text:note></text:span></text:span><text:span text:style-name="T331">.</text:span></text:p>
      <text:p text:style-name="P370"><text:span text:style-name="T331">Y en Mateo 8 alguien le dice: </text:span><text:span text:style-name="Bible_5f_text"><text:span text:style-name="T331">"Señor, permíteme que primero vaya y entierre a mi padre"</text:span></text:span><text:span text:style-name="T331"> y Jesus le responde: </text:span><text:span text:style-name="Bible_5f_text"><text:span text:style-name="T331">"Sígueme y deja que los muertos entierren a sus muertos" </text:span></text:span><text:span text:style-name="Bible_5f_text"><text:span text:style-name="T331"><text:note text:id="ftn155" text:note-class="footnote"><text:note-citation>155</text:note-citation><text:note-body><text:p text:style-name="Footnote"><text:span text:style-name="T331"><text:s/></text:span><text:span text:style-name="T358">Mateo 8:21-22 </text:span><text:a xlink:type="simple" xlink:href="https://www.biblegateway.com/passage/?search=Mateo+8%3A21-22&amp;version=RVA-2015" text:style-name="Internet_20_link" text:visited-style-name="Visited_20_Internet_20_Link"><text:span text:style-name="T358">RVA-2015</text:span></text:a></text:p></text:note-body></text:note></text:span></text:span><text:span text:style-name="T331">.</text:span></text:p>
      <text:p text:style-name="P211">El que no conoce a <text:span text:style-name="T268">Jesús</text:span> esta muerto. Muerto a la verdadera vida. <text:span text:style-name="T320">A</text:span> la vida eterna.</text:p>
      <text:p text:style-name="P209">Claro se tiene una vida física, una vida emocional, una vida intelectual o mental, pero no se tiene una vida espiritual, una vida trascendental. Se acaba con la muerte. Eso es lo que se cree y se vive de acuerdo a eso. <text:span text:style-name="T325">Se está muerto.</text:span></text:p>
      <text:p text:style-name="P370"><text:span text:style-name="T331">Pablo explica en Efesios 2 que: </text:span><text:span text:style-name="Bible_5f_text"><text:span text:style-name="T331">"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1"><text:note text:id="ftn156" text:note-class="footnote"><text:note-citation>156</text:note-citation><text:note-body><text:p text:style-name="Footnote"><text:span text:style-name="T331"><text:s/></text:span><text:span text:style-name="T359">Efesios 2:1-2 </text:span><text:a xlink:type="simple" xlink:href="https://www.biblegateway.com/passage/?search=Efesios+2%3A1-2&amp;version=DHH" text:style-name="Internet_20_link" text:visited-style-name="Visited_20_Internet_20_Link"><text:span text:style-name="T359">DHH</text:span></text:a></text:p></text:note-body></text:note></text:span></text:span><text:span text:style-name="T331">.</text:span></text:p>
      <text:p text:style-name="P211">O sea que <text:span text:style-name="T268">estábamos</text:span> muertos por ser hijos de <text:span text:style-name="T796">el </text:span>Sat<text:span text:style-name="T796">á</text:span>n, como algunos fariseos del tiempo de <text:span text:style-name="T268">Jesús.</text:span> </text:p>
      <text:p text:style-name="P211">Pero, cuales son esos criterios de este mundo que siguen los que desobedecen a Dios? </text:p>
      <text:p text:style-name="P211">En <text:span text:style-name="T323">1ra</text:span> Juan 2 dice:</text:p>
      <text:p text:style-name="P997">"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1"><text:s/></text:span><text:span text:style-name="T360">1 Juan 2:15-17 </text:span><text:a xlink:type="simple" xlink:href="https://www.biblegateway.com/passage/?search=1+Juan+2%3A15-17&amp;version=DHH" text:style-name="Internet_20_link" text:visited-style-name="Visited_20_Internet_20_Link"><text:span text:style-name="T360">DHH</text:span></text:a></text:p></text:note-body></text:note>.</text:p>
      <text:p text:style-name="P211">Como quien dice o el mundo o YHWH, no hay medios.</text:p>
      <text:h text:style-name="P1011" text:outline-level="2"><text:span text:style-name="T877">Vivos</text:span>.</text:h>
      <text:p text:style-name="P211"><text:span text:style-name="T317">Según</text:span> Juan 10 Yeshua afirma que a sus ovejas, <text:span text:style-name="T317">a los que creen en El</text:span>:</text:p>
      <text:p text:style-name="P997"><text:soft-page-break/>"<text:bookmark text:name="es-RVA-2015-26477"/>Yo les doy vida eterna, y no perecerán jamás, y nadie las arrebatará de mi mano" <text:note text:id="ftn158" text:note-class="footnote"><text:note-citation>158</text:note-citation><text:note-body><text:p text:style-name="Footnote"><text:span text:style-name="T331"><text:s/></text:span><text:span text:style-name="T361">Juan 10:28 </text:span><text:a xlink:type="simple" xlink:href="https://www.biblegateway.com/passage/?search=Juan+10%3A28&amp;version=RVA-2015" text:style-name="Internet_20_link" text:visited-style-name="Visited_20_Internet_20_Link"><text:span text:style-name="T361">RVA-2015</text:span></text:a></text:p></text:note-body></text:note>.</text:p>
      <text:p text:style-name="P211">Y <text:span text:style-name="T268">según</text:span> Juan 6 <text:s/><text:span text:style-name="T268">Jesús</text:span> afirma: </text:p>
      <text:p text:style-name="P997">"<text:bookmark text:name="es-RVA-2015-26262"/>Todo lo que el Padre me da vendrá a mí; y al que a mí viene jamás lo echaré fuera" <text:note text:id="ftn159" text:note-class="footnote"><text:note-citation>159</text:note-citation><text:note-body><text:p text:style-name="Footnote"><text:span text:style-name="T331"><text:s/></text:span><text:span text:style-name="T361">Juan 6:37 </text:span><text:a xlink:type="simple" xlink:href="https://www.biblegateway.com/passage/?search=Juan+6%3A37&amp;version=RVA-2015" text:style-name="Internet_20_link" text:visited-style-name="Visited_20_Internet_20_Link"><text:span text:style-name="T361">RVA-2015</text:span></text:a></text:p></text:note-body></text:note>.</text:p>
      <text:p text:style-name="P370"><text:span text:style-name="T331">Y en Juan 6 </text:span><text:span text:style-name="T392">también</text:span><text:span text:style-name="T331"> afirma: </text:span><text:span text:style-name="Bible_5f_text"><text:span text:style-name="T331">"</text:span></text:span><text:span text:style-name="Bible_5f_text"><text:span text:style-name="T361">Y </text:span></text:span><text:span text:style-name="Bible_5f_text"><text:span text:style-name="T331">esta es la voluntad del que me envió: que yo no pierda nada de todo lo que me ha dado, sino que lo resucite en el día final"</text:span></text:span><text:span text:style-name="T331">. Y reafirma: </text:span><text:span text:style-name="Bible_5f_text"><text:span text:style-name="T331">"Esta es la voluntad de mi Padre: que todo aquel que mira al Hijo y cree en él tenga vida eterna, y que yo lo resucite en el día final" </text:span></text:span><text:span text:style-name="Bible_5f_text"><text:span text:style-name="T331"><text:note text:id="ftn160" text:note-class="footnote"><text:note-citation>160</text:note-citation><text:note-body><text:p text:style-name="P937"><text:span text:style-name="T331"><text:s/></text:span><text:span text:style-name="T343">Juan 6:39-40 </text:span><text:a xlink:type="simple" xlink:href="https://www.biblegateway.com/passage/?search=Juan+6%3A39-40&amp;version=RVA-2015" text:style-name="Internet_20_link" text:visited-style-name="Visited_20_Internet_20_Link"><text:span text:style-name="T343">RVA-2015</text:span></text:a></text:p></text:note-body></text:note></text:span></text:span><text:span text:style-name="T331">.</text:span></text:p>
      <text:p text:style-name="P211">O sea primero el Padre se los da y luego ni se los quitan, ni los echa fuera y la cosa contin<text:span text:style-name="T880">ú</text:span>a es al final, en el <text:span text:style-name="T268">día</text:span> ultimo. No antes.</text:p>
      <text:p text:style-name="P211">Y mientras tanto? </text:p>
      <text:p text:style-name="P370"><text:span text:style-name="T331">Bueno pues </text:span><text:span text:style-name="T392">según</text:span><text:span text:style-name="T331"> Juan 11 </text:span><text:span text:style-name="T392">Jesús</text:span><text:span text:style-name="T331"> afirma que: </text:span><text:span text:style-name="Bible_5f_text"><text:span text:style-name="T331">"Nuestro amigo Lázaro duerme pero voy para despertarlo" </text:span></text:span><text:span text:style-name="Bible_5f_text"><text:span text:style-name="T331"><text:note text:id="ftn161" text:note-class="footnote"><text:note-citation>161</text:note-citation><text:note-body><text:p text:style-name="Footnote"><text:span text:style-name="T331"><text:s/></text:span><text:span text:style-name="T362">Juan 11:11 </text:span><text:a xlink:type="simple" xlink:href="https://www.biblegateway.com/passage/?search=Juan+11%3A11&amp;version=RVA-2015" text:style-name="Internet_20_link" text:visited-style-name="Visited_20_Internet_20_Link"><text:span text:style-name="T362">RVA-2015</text:span></text:a></text:p></text:note-body></text:note></text:span></text:span><text:span text:style-name="T331"><text:s/>y luego explica </text:span><text:span text:style-name="Bible_5f_text"><text:span text:style-name="T331">"</text:span></text:span><text:span text:style-name="Bible_5f_text"><text:span text:style-name="T392">Lázaro</text:span></text:span><text:span text:style-name="Bible_5f_text"><text:span text:style-name="T331"> </text:span></text:span><text:span text:style-name="Bible_5f_text"><text:span text:style-name="T362">h</text:span></text:span><text:span text:style-name="Bible_5f_text"><text:span text:style-name="T331">a muerto" </text:span></text:span><text:span text:style-name="Bible_5f_text"><text:span text:style-name="T331"><text:note text:id="ftn162" text:note-class="footnote"><text:note-citation>162</text:note-citation><text:note-body><text:p text:style-name="Footnote"><text:span text:style-name="T331"><text:s/></text:span><text:span text:style-name="T362">Juan 11:14 </text:span><text:a xlink:type="simple" xlink:href="https://www.biblegateway.com/passage/?search=Juan+11%3A14&amp;version=RVA-2015" text:style-name="Internet_20_link" text:visited-style-name="Visited_20_Internet_20_Link"><text:span text:style-name="T362">RVA-2015</text:span></text:a></text:p></text:note-body></text:note></text:span></text:span><text:span text:style-name="T331">.</text:span></text:p>
      <text:p text:style-name="P211">Y <text:span text:style-name="T268">según</text:span> Marcos 5 y Lucas 8 Yeshua afirma: "La niña no esta muerta, sino dormida" <text:note text:id="ftn163" text:note-class="footnote"><text:note-citation>163</text:note-citation><text:note-body><text:p text:style-name="Footnote"><text:span text:style-name="T331"><text:s/></text:span><text:span text:style-name="T363">Marcos 5:39 </text:span><text:a xlink:type="simple" xlink:href="https://www.biblegateway.com/passage/?search=Marcos+5%3A39&amp;version=RVA" text:style-name="Internet_20_link" text:visited-style-name="Visited_20_Internet_20_Link"><text:span text:style-name="T363">RVA</text:span></text:a><text:span text:style-name="T363"> Lucas 8:52 </text:span><text:a xlink:type="simple" xlink:href="https://www.biblegateway.com/passage/?search=Lucas+8%3A52&amp;version=RVA" text:style-name="Internet_20_link" text:visited-style-name="Visited_20_Internet_20_Link"><text:span text:style-name="T363">RVA</text:span></text:a></text:p></text:note-body></text:note>. </text:p>
      <text:p text:style-name="P370"><text:span text:style-name="T331">O sea mientras tanto dormiditos. Y </text:span><text:span text:style-name="T392">según</text:span><text:span text:style-name="T331"> Eclesiastes 9 en ese sueño, </text:span><text:span text:style-name="Bible_5f_text"><text:span text:style-name="T331">"a donde vas, no hay obras, ni cuentas, ni conocimiento, ni sabiduría" </text:span></text:span><text:span text:style-name="Bible_5f_text"><text:span text:style-name="T331"><text:note text:id="ftn164" text:note-class="footnote"><text:note-citation>164</text:note-citation><text:note-body><text:p text:style-name="P938"><text:span text:style-name="T331"><text:s/></text:span><text:span text:style-name="T339">Eclesiastés 9:10 </text:span><text:a xlink:type="simple" xlink:href="https://www.biblegateway.com/passage/?search=Eclesiastés+9%3A10&amp;version=RVA-2015" text:style-name="Internet_20_link" text:visited-style-name="Visited_20_Internet_20_Link"><text:span text:style-name="T339">RVA-2015</text:span></text:a></text:p></text:note-body></text:note></text:span></text:span><text:span text:style-name="T331">. Bien dormiditos. No pueden molestar, hablar o interactuar con los que no se han dormido.</text:span></text:p>
      <text:h text:style-name="P1011" text:outline-level="2">Todos.</text:h>
      <text:p text:style-name="P211">Y cómo nasco a esa vida <text:span text:style-name="T880">vida eterna</text:span>? No es tan <text:span text:style-name="T268">fácil</text:span> porque <text:span text:style-name="T268">según</text:span> Juan 6 Jesucristo afirma:<text:tab/>"Nadie puede venir a mí, si el Padre que me <text:span text:style-name="T268">envió</text:span> no lo arrastra primero" <text:note text:id="ftn165" text:note-class="footnote"><text:note-citation>165</text:note-citation><text:note-body><text:p text:style-name="P939"><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p>
      <text:p text:style-name="P211"><text:span text:style-name="T318">Y</text:span> <text:span text:style-name="T321">Jesucristo</text:span> explica en Juan 14: "<text:bookmark text:name="es-RVA-26674"/>nadie viene al Padre, sino por m<text:span text:style-name="T324">i</text:span>" <text:note text:id="ftn166" text:note-class="footnote"><text:note-citation>166</text:note-citation><text:note-body><text:p text:style-name="Footnote"><text:span text:style-name="T331"><text:s/></text:span><text:span text:style-name="T364">Juan 14:6 </text:span><text:a xlink:type="simple" xlink:href="https://www.biblegateway.com/passage/?search=Juan+14%3A6&amp;version=RVA" text:style-name="Internet_20_link" text:visited-style-name="Visited_20_Internet_20_Link"><text:span text:style-name="T364">RVA</text:span></text:a></text:p></text:note-body></text:note>.</text:p>
      <text:p text:style-name="P210">O sea que p<text:span text:style-name="T319">rimero el Padre se los entrega a Jesucristo y </text:span>luego <text:span text:style-name="T319">por ese camino llegamos al Padre.</text:span></text:p>
      <text:p text:style-name="P211"><text:span text:style-name="T318">Así que e</text:span>stamos en manos de YHWH. <text:span text:style-name="T319">Del Padre. </text:span></text:p>
      <text:p text:style-name="P211">Pero hay buenas noticias porque <text:span text:style-name="T269">según</text:span> Juan 5, nuestro <text:span text:style-name="T322">S</text:span>eñor <text:span text:style-name="T322">Yeshua </text:span>afirma:</text:p>
      <text:p text:style-name="P370"><text:span text:style-name="Bible_5f_text"><text:span text:style-name="T384">“</text:span></text:span><text:bookmark text:name="es-RVA-2015-262061"/><text:span text:style-name="Bible_5f_text"><text:span text:style-name="T331">No se asombren de esto, porque vendrá la hora cuando </text:span></text:span><text:span text:style-name="Bible_5f_text"><text:span text:style-name="T394">TODOS</text:span></text:span><text:span text:style-name="Bible_5f_text"><text:span text:style-name="T331">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167" text:note-class="footnote"><text:note-citation>167</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p>
      <text:p text:style-name="P370"><text:soft-page-break/><text:span text:style-name="T331">Ademas Pablo explica en </text:span><text:span text:style-name="T394">1ra</text:span><text:span text:style-name="T331"> Timoteo 2 que Dios: </text:span><text:span text:style-name="Bible_5f_text"><text:span text:style-name="T331">"</text:span></text:span><text:bookmark text:name="es-RVA-2015-29688"/><text:span text:style-name="Bible_5f_text"><text:span text:style-name="T331">quiere que </text:span></text:span><text:span text:style-name="Bible_5f_text"><text:span text:style-name="T365">TODOS</text:span></text:span><text:span text:style-name="Bible_5f_text"><text:span text:style-name="T331"> los hombres sean salvos y que lleguen al conocimiento de la verdad" </text:span></text:span><text:span text:style-name="Bible_5f_text"><text:span text:style-name="T331"><text:note text:id="ftn168" text:note-class="footnote"><text:note-citation>168</text:note-citation><text:note-body><text:p text:style-name="Footnote"><text:span text:style-name="T331"><text:s/></text:span><text:span text:style-name="T365">1 Timoteo 2:4 </text:span><text:a xlink:type="simple" xlink:href="https://www.biblegateway.com/passage/?search=1+Timoteo+2%3A4&amp;version=RVA-2015" text:style-name="Internet_20_link" text:visited-style-name="Visited_20_Internet_20_Link"><text:span text:style-name="T365">RVA-2015</text:span></text:a></text:p></text:note-body></text:note></text:span></text:span><text:span text:style-name="T331"><text:s/>y que Jesucristo </text:span><text:span text:style-name="Bible_5f_text"><text:span text:style-name="T331">"</text:span></text:span><text:bookmark text:name="es-RVA-2015-29690"/><text:span text:style-name="Bible_5f_text"><text:span text:style-name="T331">se dio a sí mismo en rescate por </text:span></text:span><text:span text:style-name="Bible_5f_text"><text:span text:style-name="T365">TODOS</text:span></text:span><text:span text:style-name="Bible_5f_text"><text:span text:style-name="T331">, de lo cual se dio testimonio a su debido tiempo" </text:span></text:span><text:span text:style-name="Bible_5f_text"><text:span text:style-name="T331"><text:note text:id="ftn169" text:note-class="footnote"><text:note-citation>169</text:note-citation><text:note-body><text:p text:style-name="Footnote"><text:span text:style-name="T331"><text:s/></text:span><text:span text:style-name="T365">1 Timoteo 2:6 </text:span><text:a xlink:type="simple" xlink:href="https://www.biblegateway.com/passage/?search=1+Timoteo+2%3A6&amp;version=RVA-2015" text:style-name="Internet_20_link" text:visited-style-name="Visited_20_Internet_20_Link"><text:span text:style-name="T365">RVA-2015</text:span></text:a></text:p></text:note-body></text:note></text:span></text:span><text:span text:style-name="T331">.</text:span></text:p>
      <text:p text:style-name="P370"><text:span text:style-name="T331">Y en </text:span><text:span text:style-name="T395">1ra</text:span><text:span text:style-name="T331"> Corintios 15 Pablo explica que </text:span><text:span text:style-name="Bible_5f_text"><text:span text:style-name="T331">“</text:span></text:span><text:bookmark text:name="es-RVA-2015-28708"/><text:span text:style-name="Bible_5f_text"><text:span text:style-name="T331">así como en Adán </text:span></text:span><text:span text:style-name="Bible_5f_text"><text:span text:style-name="T396">TODOS</text:span></text:span><text:span text:style-name="Bible_5f_text"><text:span text:style-name="T331"> mueren, así también en Cristo </text:span></text:span><text:span text:style-name="Bible_5f_text"><text:span text:style-name="T396">TODOS</text:span></text:span><text:span text:style-name="Bible_5f_text"><text:span text:style-name="T331"> serán vivificados" </text:span></text:span><text:span text:style-name="Bible_5f_text"><text:span text:style-name="T331"><text:note text:id="ftn170" text:note-class="footnote"><text:note-citation>170</text:note-citation><text:note-body><text:p text:style-name="Footnote"><text:span text:style-name="T331"><text:s/></text:span><text:span text:style-name="T366">1 Corintios 15:22 </text:span><text:a xlink:type="simple" xlink:href="https://www.biblegateway.com/passage/?search=1+Corintios+15%3A22&amp;version=RVA-2015" text:style-name="Internet_20_link" text:visited-style-name="Visited_20_Internet_20_Link"><text:span text:style-name="T366">RVA-2015</text:span></text:a></text:p></text:note-body></text:note></text:span></text:span><text:span text:style-name="T331">.</text:span></text:p>
      <text:p text:style-name="P370"><text:span text:style-name="T331">Porque </text:span><text:span text:style-name="T397">según</text:span><text:span text:style-name="T331"> explica en Romanos 11: </text:span><text:span text:style-name="Bible_5f_text"><text:span text:style-name="T331">"Dios encerró a </text:span></text:span><text:span text:style-name="Bible_5f_text"><text:span text:style-name="T366">TODOS</text:span></text:span><text:span text:style-name="Bible_5f_text"><text:span text:style-name="T331"> bajo desobediencia para tener misericordia de </text:span></text:span><text:span text:style-name="Bible_5f_text"><text:span text:style-name="T366">TODOS</text:span></text:span><text:span text:style-name="Bible_5f_text"><text:span text:style-name="T331">" </text:span></text:span><text:span text:style-name="Bible_5f_text"><text:span text:style-name="T331"><text:note text:id="ftn171" text:note-class="footnote"><text:note-citation>171</text:note-citation><text:note-body><text:p text:style-name="Footnote"><text:span text:style-name="T331"><text:s/></text:span><text:span text:style-name="T366">Romanos 11:32 </text:span><text:a xlink:type="simple" xlink:href="https://www.biblegateway.com/passage/?search=Romanos+11%3A32&amp;version=RVA-2015" text:style-name="Internet_20_link" text:visited-style-name="Visited_20_Internet_20_Link"><text:span text:style-name="T366">RVA-2015</text:span></text:a></text:p></text:note-body></text:note></text:span></text:span><text:span text:style-name="T331"><text:s/>y que: </text:span><text:span text:style-name="Bible_5f_text"><text:span text:style-name="T331">"</text:span></text:span><text:bookmark text:name="es-RVA-2015-28213"/><text:span text:style-name="Bible_5f_text"><text:span text:style-name="T331">de él y por medio de él y para él son </text:span></text:span><text:span text:style-name="Bible_5f_text"><text:span text:style-name="T366">TODAS</text:span></text:span><text:span text:style-name="Bible_5f_text"><text:span text:style-name="T331"> las cosas" </text:span></text:span><text:span text:style-name="Bible_5f_text"><text:span text:style-name="T331"><text:note text:id="ftn172" text:note-class="footnote"><text:note-citation>172</text:note-citation><text:note-body><text:p text:style-name="Footnote"><text:span text:style-name="T331"><text:s/></text:span><text:span text:style-name="T366">Romanos 11:36 </text:span><text:a xlink:type="simple" xlink:href="https://www.biblegateway.com/passage/?search=Romanos+11%3A36&amp;version=RVA-2015" text:style-name="Internet_20_link" text:visited-style-name="Visited_20_Internet_20_Link"><text:span text:style-name="T366">RVA-2015</text:span></text:a></text:p></text:note-body></text:note></text:span></text:span><text:span text:style-name="T331">.</text:span></text:p>
      <text:p text:style-name="P370"><text:span text:style-name="T331">Y Jesucristo en Mateo 11 dice que: </text:span><text:span text:style-name="Bible_5f_text"><text:span text:style-name="T331">"</text:span></text:span><text:span text:style-name="Bible_5f_text"><text:span text:style-name="T368">TODAS</text:span></text:span><text:span text:style-name="Bible_5f_text"><text:span text:style-name="T331"> las cosas me han sido entregadas por mi Padre" </text:span></text:span><text:span text:style-name="Bible_5f_text"><text:span text:style-name="T331"><text:note text:id="ftn173" text:note-class="footnote"><text:note-citation>173</text:note-citation><text:note-body><text:p text:style-name="Footnote"><text:span text:style-name="T331"><text:s/></text:span><text:span text:style-name="T367">Mateo 11:27 </text:span><text:a xlink:type="simple" xlink:href="https://www.biblegateway.com/passage/?search=Mateo+11%3A27&amp;version=RVA-2015" text:style-name="Internet_20_link" text:visited-style-name="Visited_20_Internet_20_Link"><text:span text:style-name="T367">RVA-2015</text:span></text:a></text:p></text:note-body></text:note></text:span></text:span><text:span text:style-name="T331">. Y en Juan 17 afirma que: </text:span><text:span text:style-name="Bible_5f_text"><text:span text:style-name="T331">"Pues tú has dado a tu Hijo autoridad sobre TODO hombre, para dar </text:span></text:span><text:span text:style-name="Bible_5f_text"><text:span text:style-name="T369">vida</text:span></text:span><text:span text:style-name="Bible_5f_text"><text:span text:style-name="T331"> eterna a TODOS los que le diste" </text:span></text:span><text:span text:style-name="Bible_5f_text"><text:span text:style-name="T331"><text:note text:id="ftn174" text:note-class="footnote"><text:note-citation>174</text:note-citation><text:note-body><text:p text:style-name="Footnote"><text:span text:style-name="T331"><text:s/></text:span><text:span text:style-name="T368">Juan 17:2 </text:span><text:a xlink:type="simple" xlink:href="https://www.biblegateway.com/passage/?search=Juan+17%3A2&amp;version=DHH" text:style-name="Internet_20_link" text:visited-style-name="Visited_20_Internet_20_Link"><text:span text:style-name="T368">DHH</text:span></text:a></text:p></text:note-body></text:note></text:span></text:span><text:span text:style-name="T331">.</text:span></text:p>
      <text:p text:style-name="P370"><text:span text:style-name="T331">Y Juan en </text:span><text:span text:style-name="T397">Revelación</text:span><text:span text:style-name="T331"> 5 dice que: </text:span><text:span text:style-name="Bible_5f_text"><text:span text:style-name="T331">"oí á </text:span></text:span><text:span text:style-name="Bible_5f_text"><text:span text:style-name="T369">TODA</text:span></text:span><text:span text:style-name="Bible_5f_text"><text:span text:style-name="T331"> criatura que está en el cielo, y sobre la tierra, y debajo de la tierra, y que está en el mar, y </text:span></text:span><text:span text:style-name="Bible_5f_text"><text:span text:style-name="T369">TODAS</text:span></text:span><text:span text:style-name="Bible_5f_text"><text:span text:style-name="T331"> las cosas que en ellos están, diciendo: Al que está sentado en el trono, y al Cordero, sea la bendición, y la honra, y la gloria, y el poder, para siempre jamás" </text:span></text:span><text:span text:style-name="Bible_5f_text"><text:span text:style-name="T331"><text:note text:id="ftn175" text:note-class="footnote"><text:note-citation>175</text:note-citation><text:note-body><text:p text:style-name="Footnote"><text:span text:style-name="T331"><text:s/></text:span><text:span text:style-name="T369">Revelación 5:13 </text:span><text:a xlink:type="simple" xlink:href="https://www.biblegateway.com/passage/?search=Apocalipsis+5%3A13&amp;version=RVA" text:style-name="Internet_20_link" text:visited-style-name="Visited_20_Internet_20_Link"><text:span text:style-name="T369">RVA</text:span></text:a></text:p></text:note-body></text:note></text:span></text:span><text:span text:style-name="T331">.</text:span></text:p>
      <text:p text:style-name="P211">Y Pablo cita a Isa<text:span text:style-name="T269">í</text:span>as 45 en Romanos 14 diciendo:</text:p>
      <text:p text:style-name="P211">«Juro por mi vida, dice YHWH, que ante mí TODOS doblarán la rodilla y TODOS alabarán a DIOS.» <text:note text:id="ftn176" text:note-class="footnote"><text:note-citation>176</text:note-citation><text:note-body><text:p text:style-name="Footnote"><text:span text:style-name="T331"><text:s/></text:span><text:span text:style-name="T370">Romanos 14:11 </text:span><text:a xlink:type="simple" xlink:href="https://www.biblegateway.com/passage/?search=Romanos+14%3A11&amp;version=DHH" text:style-name="Internet_20_link" text:visited-style-name="Visited_20_Internet_20_Link"><text:span text:style-name="T370">DHH</text:span></text:a><text:span text:style-name="T370"> Isaías 45:23 </text:span><text:a xlink:type="simple" xlink:href="https://www.biblegateway.com/passage/?search=Isa.45.23&amp;version=RVA" text:style-name="Internet_20_link" text:visited-style-name="Visited_20_Internet_20_Link"><text:span text:style-name="T370">RVA</text:span></text:a></text:p></text:note-body></text:note></text:p>
      <text:p text:style-name="P315"><text:span text:style-name="T436">Esperemos que por lo menos </text:span><text:span text:style-name="T397">después</text:span><text:span text:style-name="T436"> de la </text:span><text:span text:style-name="T397">resurrección</text:span><text:span text:style-name="T436"> de los muertos y que durante ese juicio eterno que le espera a los que hicieron el mal, </text:span><text:span text:style-name="T437">todos</text:span><text:span text:style-name="T436"> esos "todos" lo incluya</text:span><text:span text:style-name="T438">n</text:span><text:span text:style-name="T436"> a usted y Elohim, YHWH, el dios creador del cielo y de la tierra, no termine siendo un mentiroso.</text:span></text:p>
      <text:h text:style-name="P1034" text:outline-level="1">Justicia.</text:h>
      <text:p text:style-name="P378">La justicia descrita en la Bib<text:span text:style-name="T902">l</text:span>ia puede ser uno de los conceptos mas difíciles de entender o uno de los mas fáciles entender. </text:p>
      <text:p text:style-name="P378"><text:span text:style-name="T902">T</text:span>odo depende de lo que creamos antes de leer el texto. </text:p>
      <text:p text:style-name="P379">Si creemos que la muerte física es el final, que no hay resurrección <text:span text:style-name="T903">física </text:span>de los muertos, es muy difícil de entender. Pero si creemos que la muerte física no es el final y que hay resurrección <text:span text:style-name="T903">física </text:span>de los muertos, <text:span text:style-name="T902">de TODOS los muertos,</text:span> y leemos el texto dejando <text:soft-page-break/>que el mismo texto defina los conceptos de bueno, malo, obediencia, desobediencia, vida y muerte es muy fácil de entender.</text:p>
      <text:h text:style-name="Heading_20_2" text:outline-level="2">Justicia.</text:h>
      <text:p text:style-name="P214">Explica el mismo YHWH a través de su profeta Ezequiel que: </text:p>
      <text:p text:style-name="P999">“<text:span text:style-name="T32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999">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1"><text:s/></text:span><text:span text:style-name="T356">Ezequiel 18:21-24 </text:span><text:a xlink:type="simple" xlink:href="https://www.biblegateway.com/passage/?search=Ezequiel+18%3A21-24&amp;version=DHH" text:style-name="Internet_20_link" text:visited-style-name="Visited_20_Internet_20_Link"><text:span text:style-name="T356">DHH</text:span></text:a></text:p></text:note-body></text:note>.</text:p>
      <text:p text:style-name="P224">La cosa es fácil: El que hace lo bueno vive. El que hace lo malo muere.</text:p>
      <text:p text:style-name="P380"><text:span text:style-name="T454">YHWH</text:span><text:span text:style-name="T440"> </text:span><text:span text:style-name="T441">también</text:span><text:span text:style-name="T440"> </text:span><text:span text:style-name="T454">explica </text:span><text:span text:style-name="T442">su justicia a través de </text:span><text:span text:style-name="T440">Moisés. En Deuteronomio 30 </text:span><text:span text:style-name="T441">nos </text:span><text:span text:style-name="T440">dice que: </text:span><text:span text:style-name="Bible_5f_text"><text:span text:style-name="T440">“</text:span></text:span><text:span text:style-name="Bible_5f_text">Mira, yo he puesto delante de ti hoy la vida y el bien, la muerte y el mal</text:span><text:span text:style-name="Bible_5f_text"><text:span text:style-name="T440">” </text:span></text:span><text:span text:style-name="Bible_5f_text"><text:span text:style-name="T440"><text:note text:id="ftn178" text:note-class="footnote"><text:note-citation>178</text:note-citation><text:note-body><text:p text:style-name="Footnote"><text:s/><text:span text:style-name="T904">Deuteronomio 30:15 </text:span><text:a xlink:type="simple" xlink:href="https://www.biblegateway.com/passage/?search=Deuteronomio+30%3A15&amp;version=RVA" text:style-name="Internet_20_link" text:visited-style-name="Visited_20_Internet_20_Link"><text:span text:style-name="T904">RVA</text:span></text:a></text:p></text:note-body></text:note></text:span></text:span><text:span text:style-name="T440">. Y también dice: </text:span><text:span text:style-name="Bible_5f_text"><text:span text:style-name="T440">“</text:span></text:span><text:bookmark text:name="es-RVA-5728"/><text:span text:style-name="Bible_5f_text"><text:span text:style-name="T440">A los cielos y la tierra llamo por testigos hoy contra vosotros, que os he puesto delante la vida y la muerte, la bendición y la maldición: escoge pues la vida” </text:span></text:span><text:span text:style-name="Bible_5f_text"><text:span text:style-name="T440"><text:note text:id="ftn179" text:note-class="footnote"><text:note-citation>179</text:note-citation><text:note-body><text:p text:style-name="Footnote"><text:s/><text:span text:style-name="T904">Deuteronomio 30:19 </text:span><text:a xlink:type="simple" xlink:href="https://www.biblegateway.com/passage/?search=Deuteronomio+30%3A19&amp;version=RVA" text:style-name="Internet_20_link" text:visited-style-name="Visited_20_Internet_20_Link"><text:span text:style-name="T904">RVA</text:span></text:a></text:p></text:note-body></text:note></text:span></text:span><text:span text:style-name="T440">.</text:span></text:p>
      <text:p text:style-name="P381"><text:span text:style-name="T442">En </text:span><text:span text:style-name="T443">Jeremías</text:span><text:span text:style-name="T442"> 17 </text:span><text:span text:style-name="T443">también</text:span><text:span text:style-name="T442"> YHWH dice que:</text:span><text:span text:style-name="T440"> </text:span><text:span text:style-name="Bible_5f_text"><text:span text:style-name="T440">“</text:span></text:span><text:bookmark text:name="es-RVA-19367"/><text:span text:style-name="Bible_5f_text"><text:span text:style-name="T440">Engañoso es el corazón más que todas las cosas, y perverso; ¿quién lo conocerá?</text:span></text:span><text:bookmark text:name="es-RVA-19368"/><text:span text:style-name="Bible_5f_text"><text:span text:style-name="T440"> </text:span></text:span><text:span text:style-name="Bible_5f_text">Yo Jehová, que escudriño el corazón, que pruebo los riñones, para dar á cada uno según su camino, según el fruto de sus obras</text:span><text:span text:style-name="Bible_5f_text"><text:span text:style-name="T440">” </text:span></text:span><text:span text:style-name="Bible_5f_text"><text:span text:style-name="T440"><text:note text:id="ftn180" text:note-class="footnote"><text:note-citation>180</text:note-citation><text:note-body><text:p text:style-name="Footnote"><text:s/><text:span text:style-name="T905">Jeremias 17:9-10 </text:span><text:a xlink:type="simple" xlink:href="https://www.biblegateway.com/passage/?search=Jeremias+17%3A9-10&amp;version=RVA" text:style-name="Internet_20_link" text:visited-style-name="Visited_20_Internet_20_Link"><text:span text:style-name="T905">RVA</text:span></text:a></text:p></text:note-body></text:note></text:span></text:span><text:span text:style-name="T440">. </text:span><text:span text:style-name="T443">Y un poco mas adelante en Jeremias 18: </text:span><text:span text:style-name="Bible_5f_text"><text:span text:style-name="T443">“</text:span></text:span><text:bookmark text:name="es-RVA-19393"/><text:span text:style-name="Bible_5f_text"><text:span text:style-name="T443">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905">Jeremias 18:8-10 </text:span><text:a xlink:type="simple" xlink:href="https://www.biblegateway.com/passage/?search=Jeremias+18%3A8-10&amp;version=RVA" text:style-name="Internet_20_link" text:visited-style-name="Visited_20_Internet_20_Link"><text:span text:style-name="T905">RVA</text:span></text:a></text:p></text:note-body></text:note></text:span>.</text:p>
      <text:p text:style-name="P227">O sea la cosa funciona tanto para personas como para naciones.</text:p>
      <text:h text:style-name="Heading_20_2" text:outline-level="2">El bueno.</text:h>
      <text:p text:style-name="P225">La pregunta es ¿Quien hace lo bueno? </text:p>
      <text:p text:style-name="P382"><text:span text:style-name="T444">Cuando el joven rico se dirige a Jesucristo como “maestro bueno” en Marcos 10, Jesucristo le pregunta: </text:span><text:span text:style-name="Bible_5f_text"><text:span text:style-name="T444">“</text:span></text:span><text:bookmark text:name="es-RVA-24606"/><text:span text:style-name="Bible_5f_text"><text:span text:style-name="T331">¿Por qué me dices bueno? Ninguno hay bueno, sino sólo uno, Dios</text:span></text:span><text:span text:style-name="Bible_5f_text"><text:span text:style-name="T444">” </text:span></text:span><text:span text:style-name="Bible_5f_text"><text:span text:style-name="T444"><text:note text:id="ftn182" text:note-class="footnote"><text:note-citation>182</text:note-citation><text:note-body><text:p text:style-name="Footnote"><text:s/><text:span text:style-name="T906">Marcos 10:18 </text:span><text:a xlink:type="simple" xlink:href="https://www.biblegateway.com/passage/?search=Marcos+10%3A18&amp;version=RVA" text:style-name="Internet_20_link" text:visited-style-name="Visited_20_Internet_20_Link"><text:span text:style-name="T906">RVA</text:span></text:a></text:p></text:note-body></text:note></text:span></text:span><text:span text:style-name="T444">. </text:span><text:span text:style-name="T445">Consistente con la explicación de Pablo en Romanos 11: </text:span><text:span text:style-name="Bible_5f_text"><text:span text:style-name="T445">"Dios encerró a </text:span></text:span><text:soft-page-break/><text:span text:style-name="Bible_5f_text"><text:span text:style-name="T366">TODOS</text:span></text:span><text:span text:style-name="Bible_5f_text"><text:span text:style-name="T445"> bajo desobediencia para tener misericordia de </text:span></text:span><text:span text:style-name="Bible_5f_text"><text:span text:style-name="T366">TODOS</text:span></text:span><text:span text:style-name="Bible_5f_text"><text:span text:style-name="T445">" </text:span></text:span><text:span text:style-name="Bible_5f_text"><text:span text:style-name="T445"><text:note text:id="ftn183" text:note-class="footnote"><text:note-citation>183</text:note-citation><text:note-body><text:p text:style-name="Footnote"><text:span text:style-name="T331"><text:s/></text:span><text:span text:style-name="T366">Romanos 11:32 </text:span><text:a xlink:type="simple" xlink:href="https://www.biblegateway.com/passage/?search=Romanos+11%3A32&amp;version=RVA-2015" text:style-name="Internet_20_link" text:visited-style-name="Visited_20_Internet_20_Link"><text:span text:style-name="T366">RVA-2015</text:span></text:a></text:p></text:note-body></text:note></text:span></text:span><text:span text:style-name="T445">. Y con </text:span><text:span text:style-name="T395">1ra</text:span><text:span text:style-name="T445"> Corintios 15 en la que Pablo explica que </text:span><text:span text:style-name="Bible_5f_text"><text:span text:style-name="T445">“</text:span></text:span><text:bookmark text:name="es-RVA-2015-287081"/><text:span text:style-name="Bible_5f_text"><text:span text:style-name="T445">así como en Adán </text:span></text:span><text:span text:style-name="Bible_5f_text"><text:span text:style-name="T396">TODOS</text:span></text:span><text:span text:style-name="Bible_5f_text"><text:span text:style-name="T445"> mueren, así también en Cristo </text:span></text:span><text:span text:style-name="Bible_5f_text"><text:span text:style-name="T396">TODOS</text:span></text:span><text:span text:style-name="Bible_5f_text"><text:span text:style-name="T445"> serán vivificados" </text:span></text:span><text:span text:style-name="Bible_5f_text"><text:span text:style-name="T445"><text:note text:id="ftn184" text:note-class="footnote"><text:note-citation>184</text:note-citation><text:note-body><text:p text:style-name="Footnote"><text:span text:style-name="T331"><text:s/></text:span><text:span text:style-name="T366">1 Corintios 15:22 </text:span><text:a xlink:type="simple" xlink:href="https://www.biblegateway.com/passage/?search=1+Corintios+15%3A22&amp;version=RVA-2015" text:style-name="Internet_20_link" text:visited-style-name="Visited_20_Internet_20_Link"><text:span text:style-name="T366">RVA-2015</text:span></text:a></text:p></text:note-body></text:note></text:span></text:span><text:span text:style-name="T445">. </text:span><text:span text:style-name="T446">Y con el Salmo 14 que dice: </text:span><text:span text:style-name="Bible_5f_text"><text:span text:style-name="T446">“</text:span></text:span><text:bookmark text:name="es-RVA-14083"/><text:span text:style-name="Bible_5f_text"><text:span text:style-name="T446">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6">” </text:span></text:span><text:span text:style-name="Bible_5f_text"><text:span text:style-name="T446"><text:note text:id="ftn185" text:note-class="footnote"><text:note-citation>185</text:note-citation><text:note-body><text:p text:style-name="Footnote"><text:s/><text:span text:style-name="T907">Salmo 14:2-3 </text:span><text:a xlink:type="simple" xlink:href="https://www.biblegateway.com/passage/?search=Salmos+14%3A2-3&amp;version=RVA" text:style-name="Internet_20_link" text:visited-style-name="Visited_20_Internet_20_Link"><text:span text:style-name="T907">RVA</text:span></text:a></text:p></text:note-body></text:note></text:span></text:span><text:span text:style-name="T446">. </text:span></text:p>
      <text:p text:style-name="P382"><text:span text:style-name="T445">Así, según la biblia, pecadores, los que hacen lo malo, somos TODOS, </text:span><text:span text:style-name="T446">absolutamente todos desde Adam y la consecuencia es la muerte. </text:span><text:span text:style-name="T447">Justamente por eso TODOS necesitan del salvador. </text:span><text:span text:style-name="T455">Entre los hombres no hay ni uno bueno, ni siquiera uno.</text:span></text:p>
      <text:p text:style-name="P383"><text:span text:style-name="T445">Y </text:span><text:span text:style-name="T331">¿Que fue eso tan terrible que hizo Adam?</text:span></text:p>
      <text:p text:style-name="P384"><text:span text:style-name="T449">En Génesis 3, </text:span><text:span text:style-name="T448">Dios le dice a Adam: </text:span><text:span text:style-name="Bible_5f_text"><text:span text:style-name="T448">”del árbol del conocimiento del bien y del mal no comerás, porque el día que comas de él, ciertamente morirás” </text:span></text:span><text:span text:style-name="Bible_5f_text"><text:span text:style-name="T448"><text:note text:id="ftn186" text:note-class="footnote"><text:note-citation>186</text:note-citation><text:note-body><text:p text:style-name="Footnote"><text:s/><text:span text:style-name="T908">Génesis 2:17 </text:span><text:a xlink:type="simple" xlink:href="https://www.biblegateway.com/passage/?search=Genesis+2%3A17&amp;version=RVA-2015" text:style-name="Internet_20_link" text:visited-style-name="Visited_20_Internet_20_Link"><text:span text:style-name="T908">2015</text:span></text:a></text:p></text:note-body></text:note></text:span></text:span><text:span text:style-name="T448">. Del árbol del conocimiento del bien y del mal. Buscar conocer el bien y el mal. </text:span></text:p>
      <text:p text:style-name="P386"><text:span text:style-name="T448">Desde un punto de vista estrictamente lógico</text:span><text:span text:style-name="T453">, estrictamente racional,</text:span><text:span text:style-name="T448"> es imposible distinguir lo bueno de lo malo sin conocer la verdad. </text:span><text:span text:style-name="T453">Si no conozco la verdad, si no tengo acceso a la verdad, ¿Como puedo distinguir lo bueno de lo malo? Imposible.</text:span></text:p>
      <text:p text:style-name="P386"><text:span text:style-name="T450">Jesucristo se identifica a si mismo co</text:span><text:span text:style-name="T453">mo</text:span><text:span text:style-name="T450"> </text:span><text:span text:style-name="T453">L</text:span><text:span text:style-name="T450">a </text:span><text:span text:style-name="T453">V</text:span><text:span text:style-name="T450">erdad. El dice en Juan 14 </text:span><text:span text:style-name="Bible_5f_text"><text:span text:style-name="T450">“Yo soy el camino, la verdad y la vida” </text:span></text:span><text:span text:style-name="Bible_5f_text"><text:span text:style-name="T450"><text:note text:id="ftn187" text:note-class="footnote"><text:note-citation>187</text:note-citation><text:note-body><text:p text:style-name="Footnote"><text:s/><text:span text:style-name="T909">Juan 14:6 </text:span><text:a xlink:type="simple" xlink:href="https://www.biblegateway.com/passage/?search=Juan+14%3A6&amp;version=RVA-2015" text:style-name="Internet_20_link" text:visited-style-name="Visited_20_Internet_20_Link"><text:span text:style-name="T909">RVA-2015</text:span></text:a></text:p></text:note-body></text:note></text:span></text:span><text:span text:style-name="T450">. </text:span><text:span text:style-name="T451">Luego sin La Verdad, sin Jesucristo, es imposible distinguir lo bueno de lo malo.</text:span><text:span text:style-name="T450"> </text:span><text:span text:style-name="T451">Es por eso que Jesucristo nos dice, según Juan 8, que: </text:span><text:span text:style-name="Bible_5f_text"><text:span text:style-name="T451">“Si ustedes permanecen en mi palabra serán verdaderamente mis discípulos; y conocerán la verdad, y la verdad los hará libres” </text:span></text:span><text:span text:style-name="Bible_5f_text"><text:span text:style-name="T451"><text:note text:id="ftn188" text:note-class="footnote"><text:note-citation>188</text:note-citation><text:note-body><text:p text:style-name="Footnote"><text:s/><text:span text:style-name="T910">Juan 8:31-32 </text:span><text:a xlink:type="simple" xlink:href="https://www.biblegateway.com/passage/?search=Juan+8%3A31-32&amp;version=RVA-2015" text:style-name="Internet_20_link" text:visited-style-name="Visited_20_Internet_20_Link"><text:span text:style-name="T910">RVA-2015</text:span></text:a></text:p></text:note-body></text:note></text:span></text:span><text:span text:style-name="T451">. </text:span></text:p>
      <text:p text:style-name="P226">Si n<text:span text:style-name="T915">o conocemos a</text:span> Jesucristo, si n<text:span text:style-name="T915">o conocemos</text:span> La Verdad, <text:span text:style-name="T915">no somos VERDADERAMENTE libres. E</text:span>s posible escoger, elegir, pero no es posible elegir <text:span text:style-name="T1142">CORRECTAMENTE</text:span>. No se es verdaderamente libre. Se es esclavo de una mentira. Que la muerte física es el final. <text:span text:style-name="T912">Que no hay una resurrección física. Estamos esclavos del pecado, solo podemos “errar el objetivo”, no somos VERDADERAMENTE libres.</text:span></text:p>
      <text:p text:style-name="P468"><text:span text:style-name="T456">No parece, pero sin Jesucristo nos pasa lo que </text:span><text:span text:style-name="T458">le pasaba al </text:span><text:span text:style-name="T456">pueblo de Israel </text:span><text:span text:style-name="T458">en tiempos de los Jueces. </text:span><text:span text:style-name="T556">S</text:span><text:span text:style-name="T456">egún Jueces 21, </text:span><text:span text:style-name="T458">cuando </text:span><text:span text:style-name="T456">ya teniendo los mandamientos y toda la ley de la Torah, </text:span><text:span text:style-name="Bible_5f_text"><text:span text:style-name="T456">“</text:span></text:span><text:bookmark text:name="es-RVA-7128"/><text:span text:style-name="Bible_5f_text">cada uno hacía lo recto delante de sus ojos</text:span><text:span text:style-name="Bible_5f_text"><text:span text:style-name="T456">” </text:span></text:span><text:span text:style-name="Bible_5f_text"><text:span text:style-name="T456"><text:note text:id="ftn189" text:note-class="footnote"><text:note-citation>189</text:note-citation><text:note-body><text:p text:style-name="Footnote"><text:s/><text:span text:style-name="T916">Jueces 21:25 </text:span><text:a xlink:type="simple" xlink:href="https://www.biblegateway.com/passage/?search=Jueces+21%3A25&amp;version=RVA" text:style-name="Internet_20_link" text:visited-style-name="Visited_20_Internet_20_Link"><text:span text:style-name="T916">RVA</text:span></text:a></text:p></text:note-body></text:note></text:span></text:span><text:span text:style-name="T456">. </text:span><text:span text:style-name="T555">Y sin Jesucristo, nos sigue pasando. </text:span><text:span text:style-name="T457">¿Cuando es bueno el aborto?, ¿Cuando es bueno cambiar de genero?, </text:span><text:span text:style-name="T460">¿Es bueno el matrimonio homosexual?, <text:s/></text:span><text:span text:style-name="T457">¿Fue bueno YHWH al mandar a Shaul matar toda la gente de Am</text:span><text:span text:style-name="T583">a</text:span><text:span text:style-name="T457">lec?, ¿Es buena la ley escrita en Deuteronomio? </text:span><text:span text:style-name="T557">Escogemos, juzgamos sin </text:span><text:soft-page-break/><text:span text:style-name="T557">La Verdad, y terminamos haciendo lo de </text:span><text:span text:style-name="T459">Juesces 21: </text:span><text:span text:style-name="Bible_5f_text"><text:span text:style-name="T456">“</text:span></text:span><text:bookmark text:name="es-RVA-71281"/><text:span text:style-name="Bible_5f_text"><text:span text:style-name="T459">cada uno hacía lo recto delante de sus ojos</text:span></text:span><text:span text:style-name="Bible_5f_text"><text:span text:style-name="T456">” </text:span></text:span><text:span text:style-name="Bible_5f_text"><text:span text:style-name="T456"><text:note text:id="ftn190" text:note-class="footnote"><text:note-citation>190</text:note-citation><text:note-body><text:p text:style-name="Footnote"><text:s/><text:span text:style-name="T916">Jueces 21:25 </text:span><text:a xlink:type="simple" xlink:href="https://www.biblegateway.com/passage/?search=Jueces+21%3A25&amp;version=RVA" text:style-name="Internet_20_link" text:visited-style-name="Visited_20_Internet_20_Link"><text:span text:style-name="T916">RVA</text:span></text:a></text:p></text:note-body></text:note></text:span></text:span><text:span text:style-name="T456">.</text:span></text:p>
      <text:p text:style-name="P385"><text:span text:style-name="T451">Y lo que creemos determina la forma en que pensamos, hablamos y actuamos. Las prioridades, los deseos y los objetivos están alineados con eso que creemos. Es por eso que Juan explica </text:span><text:span text:style-name="T452">en 1ra Juan 2 que</text:span><text:span text:style-name="T451">: </text:span><text:span text:style-name="Bible_5f_text"><text:span text:style-name="T451">“</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911">1</text:span> <text:span text:style-name="T911">Juan 2:15-16 </text:span><text:a xlink:type="simple" xlink:href="https://www.biblegateway.com/passage/?search=1+Juan+2%3A15-16&amp;version=RVA" text:style-name="Internet_20_link" text:visited-style-name="Visited_20_Internet_20_Link"><text:span text:style-name="T911">RVA</text:span></text:a></text:p></text:note-body></text:note></text:span>. <text:span text:style-name="T911">Los placeres, el dinero y el poder social son las prioridades de quienes pertenecen al mundo. Estas cambian cuando se conoce a Jesucristo, a La Verdad. Por eso Yeshua también dice en Juan 11 que: </text:span><text:span text:style-name="Bible_5f_text"><text:span text:style-name="T911">”</text:span></text:span><text:bookmark text:name="es-RVA-26548"/><text:span text:style-name="Bible_5f_text">Yo soy la resurrección y la vida</text:span><text:span text:style-name="Bible_5f_text"><text:span text:style-name="T911">” </text:span></text:span><text:span text:style-name="Bible_5f_text"><text:span text:style-name="T911"><text:note text:id="ftn192" text:note-class="footnote"><text:note-citation>192</text:note-citation><text:note-body><text:p text:style-name="Footnote"><text:s/><text:span text:style-name="T913">Juan 11:25 </text:span><text:a xlink:type="simple" xlink:href="https://www.biblegateway.com/passage/?search=Juan+11%3A25&amp;version=RVA" text:style-name="Internet_20_link" text:visited-style-name="Visited_20_Internet_20_Link"><text:span text:style-name="T913">RVA</text:span></text:a></text:p></text:note-body></text:note></text:span></text:span><text:span text:style-name="T911">. </text:span></text:p>
      <text:p text:style-name="P385"><text:span text:style-name="T911">Cuando se empieza a creer en su resurrección las cosas empiezan a cambiar. Pablo explica en Romanos 10 que: </text:span><text:span text:style-name="Bible_5f_text"><text:span text:style-name="T911">“</text:span></text:span><text:bookmark text:name="es-RVA-28197"/><text:span text:style-name="Bible_5f_text">si confesares con tu boca al Señor Jesús, y creyeres en tu corazón que Dios le levantó de los muertos, serás salvo</text:span><text:span text:style-name="Bible_5f_text"><text:span text:style-name="T911">” </text:span></text:span><text:span text:style-name="Bible_5f_text"><text:span text:style-name="T911"><text:note text:id="ftn193" text:note-class="footnote"><text:note-citation>193</text:note-citation><text:note-body><text:p text:style-name="Footnote"><text:s/><text:span text:style-name="T914">Romanos 10:9 </text:span><text:a xlink:type="simple" xlink:href="https://www.biblegateway.com/passage/?search=Romanos+10%3A9&amp;version=RVA" text:style-name="Internet_20_link" text:visited-style-name="Visited_20_Internet_20_Link"><text:span text:style-name="T914">RVA</text:span></text:a></text:p></text:note-body></text:note></text:span></text:span><text:span text:style-name="T911">. Creer EN EL CORAZÓN, no de boca pa fuera, que Jesucristo resucitó, permite empezar el proceso.</text:span></text:p>
      <text:h text:style-name="Heading_20_2" text:outline-level="2">Lo bueno.</text:h>
      <text:p text:style-name="P387"><text:span text:style-name="T918">Hacer lo bueno parece muy fácil, Jesucristo lo explica, según Mateo 22: </text:span><text:span text:style-name="Bible_5f_text"><text:span text:style-name="T918">“</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4</text:note-citation><text:note-body><text:p text:style-name="Footnote"><text:s/><text:span text:style-name="T919">Mateo 22:37-40 </text:span><text:a xlink:type="simple" xlink:href="https://www.biblegateway.com/passage/?search=Mateo+22%3A37-40&amp;version=RVA-2015" text:style-name="Internet_20_link" text:visited-style-name="Visited_20_Internet_20_Link"><text:span text:style-name="T919">RVA-2015</text:span></text:a></text:p></text:note-body></text:note></text:span>. <text:span text:style-name="T920">Y agrega, según Juan 13: </text:span><text:span text:style-name="Bible_5f_text"><text:span text:style-name="T920">“</text:span></text:span><text:bookmark text:name="es-RVA-2015-26632"/><text:span text:style-name="Bible_5f_text">Un mandamiento nuevo les doy: que se amen los unos a los otros. Como los he amado, ámense también ustedes los unos a los otros</text:span><text:span text:style-name="Bible_5f_text"><text:span text:style-name="T920">” </text:span></text:span><text:span text:style-name="Bible_5f_text"><text:span text:style-name="T920"><text:note text:id="ftn195" text:note-class="footnote"><text:note-citation>195</text:note-citation><text:note-body><text:p text:style-name="Footnote"><text:s/><text:span text:style-name="T920">Juan 13:34 </text:span><text:a xlink:type="simple" xlink:href="https://www.biblegateway.com/passage/?search=Juan+13%3A34&amp;version=RVA-2015" text:style-name="Internet_20_link" text:visited-style-name="Visited_20_Internet_20_Link"><text:span text:style-name="T920">RVA-2015</text:span></text:a></text:p></text:note-body></text:note></text:span></text:span><text:span text:style-name="T920">.</text:span></text:p>
      <text:p text:style-name="P388">La cosa parece fácil. Amar a Dios sobre todas las cosas, amar al <text:span text:style-name="T921">prójimo</text:span> como a si mismo, amar como <text:span text:style-name="T921">Yeshua</text:span> nos ama. Fácil. Amar, amar, amar.</text:p>
      <text:p text:style-name="P389">Hacer lo bueno es amar.</text:p>
      <text:p text:style-name="P544"><text:span text:style-name="T921">Es en la práctica que la cosa no es tan fácil porque según Mateo 5, Yeshua la pone un poquito mas difícil que lo que estaba escrito por Moisés. Dice Yeshua que </text:span><text:span text:style-name="Bible_5f_text"><text:span text:style-name="T921">“</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220">GeHennam </text:span>de fuego<text:span text:style-name="T921"> </text:span><text:span text:style-name="T921"><text:note text:id="ftn196" text:note-class="footnote"><text:note-citation>196</text:note-citation><text:note-body><text:p text:style-name="Footnote"><text:s/><text:span text:style-name="T921">Mateo 5:21-22 </text:span><text:a xlink:type="simple" xlink:href="https://www.biblegateway.com/passage/?search=Mateo+5%3A21-22&amp;version=RVA-2015" text:style-name="Internet_20_link" text:visited-style-name="Visited_20_Internet_20_Link"><text:span text:style-name="T921">RVA-2015</text:span></text:a></text:p></text:note-body></text:note></text:span><text:span text:style-name="T921">. Y añade: </text:span><text:span text:style-name="Bible_5f_text"><text:span text:style-name="T921">“</text:span></text:span><text:span text:style-name="Bible_5f_text">Ustedes han oído que fue dicho: No cometerás </text:span><text:soft-page-break/><text:span text:style-name="Bible_5f_text">adulterio. Pero yo les digo que todo el que mira a una mujer para codiciarla ya adulteró con ella en su corazón</text:span><text:span text:style-name="Bible_5f_text"><text:span text:style-name="T921">” </text:span></text:span><text:span text:style-name="Bible_5f_text"><text:span text:style-name="T921"><text:note text:id="ftn197" text:note-class="footnote"><text:note-citation>197</text:note-citation><text:note-body><text:p text:style-name="Footnote"><text:s/><text:span text:style-name="T922">Mateo 5:27-28 </text:span><text:a xlink:type="simple" xlink:href="https://www.biblegateway.com/passage/?search=Mateo+5%3A27-28&amp;version=RVA-2015" text:style-name="Internet_20_link" text:visited-style-name="Visited_20_Internet_20_Link"><text:span text:style-name="T922">RVA-2015</text:span></text:a></text:p></text:note-body></text:note></text:span></text:span><text:span text:style-name="T921">. Como quien dice que se peca con lo que se dice, con los pensamientos, con los sentimientos, con el corazón. No es solo lo que se hace. Es lo que sale del corazón. Yeshua explica en Mateo 15 que: </text:span><text:span text:style-name="Bible_5f_text"><text:span text:style-name="T921">“</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922">” </text:span></text:span><text:span text:style-name="Bible_5f_text"><text:span text:style-name="T922"><text:note text:id="ftn198" text:note-class="footnote"><text:note-citation>198</text:note-citation><text:note-body><text:p text:style-name="Footnote"><text:s/><text:span text:style-name="T923">Mateo 15:18-19 </text:span><text:a xlink:type="simple" xlink:href="https://www.biblegateway.com/passage/?search=Mateo+15%3A18-19&amp;version=RVA-2015" text:style-name="Internet_20_link" text:visited-style-name="Visited_20_Internet_20_Link"><text:span text:style-name="T923">RVA-2015</text:span></text:a></text:p></text:note-body></text:note></text:span></text:span><text:span text:style-name="T922">.</text:span></text:p>
      <text:p text:style-name="P390">Yeshua exige mas que la ley escrita por Moisés. Según Mateo 5, Yeshua exige amar al enemigo, poner la otra mejilla, entregar lo que le pidan, <text:span text:style-name="T925">cargar la milla extra, </text:span>ser como el Padre Celestial que es perfecto. Ser santo. </text:p>
      <text:p text:style-name="P390">Ser bueno es ser Santo y <text:span text:style-name="T924">P</text:span>erfecto como el Padre Celestial. </text:p>
      <text:p text:style-name="P395">Eso ya son palabras mayores. Por eso es que Yeshua dice que no vino a anular la ley sino a completarla. A dejarla mas perfectica.</text:p>
      <text:p text:style-name="P391">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926">Mateo 19:25 </text:span><text:a xlink:type="simple" xlink:href="https://www.biblegateway.com/passage/?search=Mateo+19%3A25-26&amp;version=RVA-2015" text:style-name="Internet_20_link" text:visited-style-name="Visited_20_Internet_20_Link"><text:span text:style-name="T926">RVA-2015</text:span></text:a></text:p></text:note-body></text:note>. </text:p>
      <text:h text:style-name="P1013" text:outline-level="2">Lo<text:span text:style-name="T917">s malos</text:span>.</text:h>
      <text:p text:style-name="P392">El bueno es Dios. Lo bueno es amar como Dios ama, ser Santo y Perfecto.</text:p>
      <text:p text:style-name="P392">Todos hemos pecado, todos tenemos pecado. Todos los hombres han hecho lo malo.</text:p>
      <text:p text:style-name="P393">Y según la biblia, ¿Que pasa con <text:span text:style-name="T927">el que hace </text:span>lo malo ? </text:p>
      <text:p text:style-name="P394"><text:span text:style-name="T928">¿Qué pasa con los malos? </text:span>Mueren. <text:span text:style-name="T928">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16"><text:span text:style-name="T974">Con excepción de unos pocos de la última generación que descienda de Adam, </text:span>TODOS vamos a morir físicamente. Porque en <text:span text:style-name="T972">TODOS</text:span> hay pecado. Est<text:span text:style-name="T973">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85"><text:soft-page-break/>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095">Salmo 37 </text:span><text:a xlink:type="simple" xlink:href="https://www.biblegateway.com/passage/?search=Salmo+37&amp;version=RVA-2015" text:style-name="Internet_20_link" text:visited-style-name="Visited_20_Internet_20_Link"><text:span text:style-name="T1095">RVA-2015</text:span></text:a></text:p></text:note-body></text:note>. Evidentemente eso no ha pasado <text:span text:style-name="T929">todavía. </text:span></text:p>
      <text:p text:style-name="P396">El Salmo 9 tiene un tono parecido, habla de la destrucción del malvado para siempre jamas. <text:span text:style-name="T934">Otros salmos pidiendo o anunciando la destrucción del malvado son </text:span>el Salmo 10, el 12, el 18, el 21, <text:span text:style-name="T933">el 28, el 52, el 58, el 59, </text:span>el 63, <text:span text:style-name="T935">el 73</text:span>. En fin hay varios salmos que hablan de la destrucción de los malos. </text:p>
      <text:p text:style-name="P396"><text:span text:style-name="T936">Hay</text:span> varios <text:span text:style-name="T932">salmos en que el salmista le pide a Dios el sufrimiento físico de los malvados</text:span>. Algunos en tonos de venganza <text:span text:style-name="T932">y de tortura</text:span>. <text:span text:style-name="T932">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399">Hay varios momentos en el libro de la Revelación en <text:span text:style-name="T938">q</text:span>ue se habla de la destrucción de los malos.</text:p>
      <text:p text:style-name="P398"><text:span text:style-name="T930">Revelación 11, justo después de tocar la séptima trompeta, nos dice que: </text:span><text:span text:style-name="Bible_5f_text"><text:span text:style-name="T930">“</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30">” </text:span></text:span><text:span text:style-name="Bible_5f_text"><text:span text:style-name="T930"><text:note text:id="ftn201" text:note-class="footnote"><text:note-citation>201</text:note-citation><text:note-body><text:p text:style-name="Footnote"><text:s/><text:span text:style-name="T930">Revelación 11:18 </text:span><text:a xlink:type="simple" xlink:href="https://www.biblegateway.com/passage/?search=Apocalipsis+11%3A18&amp;version=RVA-2015" text:style-name="Internet_20_link" text:visited-style-name="Visited_20_Internet_20_Link"><text:span text:style-name="T930">RVA-2015</text:span></text:a></text:p></text:note-body></text:note></text:span></text:span><text:span text:style-name="T930">. </text:span></text:p>
      <text:p text:style-name="P398"><text:span text:style-name="T937">En Revelación 20 cuando dice que: </text:span><text:span text:style-name="Bible_5f_text"><text:span text:style-name="T931">“</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931">” </text:span></text:span><text:span text:style-name="Bible_5f_text"><text:span text:style-name="T931"><text:note text:id="ftn202" text:note-class="footnote"><text:note-citation>202</text:note-citation><text:note-body><text:p text:style-name="Footnote"><text:s/><text:span text:style-name="T931">Revelación 20:7-9 </text:span><text:a xlink:type="simple" xlink:href="https://www.biblegateway.com/passage/?search=Apocalipsis+20%3A7-9&amp;version=RVA" text:style-name="Internet_20_link" text:visited-style-name="Visited_20_Internet_20_Link"><text:span text:style-name="T931">RVA</text:span></text:a></text:p></text:note-body></text:note></text:span></text:span><text:span text:style-name="T931">.</text:span></text:p>
      <text:p text:style-name="P398"><text:span text:style-name="T931">Revelación 21 dice que: </text:span><text:span text:style-name="Bible_5f_text"><text:span text:style-name="T931">“</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31">” </text:span></text:span><text:span text:style-name="Bible_5f_text"><text:span text:style-name="T931"><text:note text:id="ftn203" text:note-class="footnote"><text:note-citation>203</text:note-citation><text:note-body><text:p text:style-name="Footnote"><text:s/><text:span text:style-name="T931">Revelación 21:8 </text:span><text:a xlink:type="simple" xlink:href="https://www.biblegateway.com/passage/?search=Apocalipsis+21%3A8&amp;version=RVA" text:style-name="Internet_20_link" text:visited-style-name="Visited_20_Internet_20_Link"><text:span text:style-name="T931">RVA</text:span></text:a></text:p></text:note-body></text:note></text:span></text:span><text:span text:style-name="T931">.</text:span></text:p>
      <text:p text:style-name="P400">El punto es que Dios promete destruir a los malos. Que llegará el día en que los van a buscar y no los van a encontrar.</text:p>
      <text:h text:style-name="P1014" text:outline-level="2"><text:soft-page-break/>Fuego.</text:h>
      <text:p text:style-name="P401">La forma favorita de YHWH, de Dios, de acabar con los malos, <text:span text:style-name="T944">es</text:span> con fuego.</text:p>
      <text:p text:style-name="P403"><text:span text:style-name="T939">En Genesis 19 dice que: </text:span><text:span text:style-name="Bible_5f_text"><text:span text:style-name="T939">“</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39">Génesis 19:24 </text:span><text:a xlink:type="simple" xlink:href="https://www.biblegateway.com/passage/?search=Genesis+19%3A24&amp;version=RVA" text:style-name="Internet_20_link" text:visited-style-name="Visited_20_Internet_20_Link"><text:span text:style-name="T939">RVA</text:span></text:a></text:p></text:note-body></text:note></text:span>. <text:span text:style-name="T940">En Ezequiel 38: </text:span><text:span text:style-name="Bible_5f_text"><text:span text:style-name="T940">“</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40">” </text:span></text:span><text:span text:style-name="Bible_5f_text"><text:span text:style-name="T940"><text:note text:id="ftn205" text:note-class="footnote"><text:note-citation>205</text:note-citation><text:note-body><text:p text:style-name="Footnote"><text:s/><text:span text:style-name="T940">Ezequiel 38:22 </text:span><text:a xlink:type="simple" xlink:href="https://www.biblegateway.com/passage/?search=Ezequiel+38%3A22&amp;version=RVA" text:style-name="Internet_20_link" text:visited-style-name="Visited_20_Internet_20_Link"><text:span text:style-name="T940">RVA</text:span></text:a></text:p></text:note-body></text:note></text:span></text:span><text:span text:style-name="T940">. En Amos 1 y 2 vemos que Jehova dice que: </text:span><text:span text:style-name="Bible_5f_text"><text:span text:style-name="T940">“</text:span></text:span><text:bookmark text:name="es-RVA-22369"/><text:span text:style-name="Bible_5f_text">Y meteré fuego en la casa de Hazael</text:span><text:span text:style-name="Bible_5f_text"><text:span text:style-name="T940">”</text:span></text:span><text:span text:style-name="T940">, </text:span><text:span text:style-name="Bible_5f_text"><text:span text:style-name="T940">“</text:span></text:span><text:bookmark text:name="es-RVA-22372"/><text:span text:style-name="Bible_5f_text">Y meteré fuego en el muro de Gaza</text:span><text:span text:style-name="Bible_5f_text"><text:span text:style-name="T940">”</text:span></text:span><text:span text:style-name="T940">, </text:span><text:span text:style-name="Bible_5f_text"><text:span text:style-name="T940">“</text:span></text:span><text:bookmark text:name="es-RVA-22375"/><text:span text:style-name="Bible_5f_text">Y meteré fuego en el muro de Tiro</text:span><text:span text:style-name="Bible_5f_text"><text:span text:style-name="T940">”</text:span></text:span><text:span text:style-name="T940">, </text:span><text:span text:style-name="Bible_5f_text"><text:span text:style-name="T940">“</text:span></text:span><text:span text:style-name="Bible_5f_text">Y meteré fuego en Temán</text:span><text:span text:style-name="Bible_5f_text"><text:span text:style-name="T940">”</text:span></text:span><text:span text:style-name="T940">, </text:span><text:span text:style-name="Bible_5f_text"><text:span text:style-name="T940">“</text:span></text:span><text:span text:style-name="Bible_5f_text">Y meteré fuego en Moab</text:span><text:span text:style-name="Bible_5f_text"><text:span text:style-name="T940">”</text:span></text:span><text:span text:style-name="T940">, </text:span><text:span text:style-name="Bible_5f_text"><text:span text:style-name="T940">“</text:span></text:span><text:span text:style-name="Bible_5f_text">Meteré por tanto fuego en Judá</text:span><text:span text:style-name="Bible_5f_text"><text:span text:style-name="T940">”</text:span></text:span><text:span text:style-name="T940">. En Revelación 20 dice que: </text:span><text:span text:style-name="Bible_5f_text"><text:span text:style-name="T931">“de Dios descendió fuego del cielo, y los devoró” </text:span></text:span><text:span text:style-name="Bible_5f_text"><text:span text:style-name="T931"><text:note text:id="ftn206" text:note-class="footnote"><text:note-citation>206</text:note-citation><text:note-body><text:p text:style-name="Footnote"><text:s/><text:span text:style-name="T931">Revelación 20:7-9 </text:span><text:a xlink:type="simple" xlink:href="https://www.biblegateway.com/passage/?search=Apocalipsis+20%3A7-9&amp;version=RVA" text:style-name="Internet_20_link" text:visited-style-name="Visited_20_Internet_20_Link"><text:span text:style-name="T931">RVA</text:span></text:a></text:p></text:note-body></text:note></text:span></text:span><text:span text:style-name="T931">. Revelación 21 dice que: </text:span><text:span text:style-name="Bible_5f_text"><text:span text:style-name="T931">“</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31">” </text:span></text:span><text:span text:style-name="Bible_5f_text"><text:span text:style-name="T931"><text:note text:id="ftn207" text:note-class="footnote"><text:note-citation>207</text:note-citation><text:note-body><text:p text:style-name="Footnote"><text:s/><text:span text:style-name="T931">Revelación 21:8 </text:span><text:a xlink:type="simple" xlink:href="https://www.biblegateway.com/passage/?search=Apocalipsis+21%3A8&amp;version=RVA" text:style-name="Internet_20_link" text:visited-style-name="Visited_20_Internet_20_Link"><text:span text:style-name="T931">RVA</text:span></text:a></text:p></text:note-body></text:note></text:span></text:span><text:span text:style-name="T931">. En 2da Pedro 2 dice que: </text:span><text:span text:style-name="Bible_5f_text"><text:span text:style-name="T931">“</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931">” </text:span></text:span><text:span text:style-name="Bible_5f_text"><text:span text:style-name="T931"><text:note text:id="ftn208" text:note-class="footnote"><text:note-citation>208</text:note-citation><text:note-body><text:p text:style-name="Footnote"><text:s/><text:span text:style-name="T946">2 Pedro 3:7 </text:span><text:a xlink:type="simple" xlink:href="https://www.biblegateway.com/passage/?search=2+Pedro+3%3A7&amp;version=RVA" text:style-name="Internet_20_link" text:visited-style-name="Visited_20_Internet_20_Link"><text:span text:style-name="T946">RVA</text:span></text:a></text:p></text:note-body></text:note></text:span></text:span><text:span text:style-name="T931">. Definitivamente a Dios le gusta el fuego. Y a veces el azufre.</text:span></text:p>
      <text:p text:style-name="P402"><text:span text:style-name="T461">También nos dice la biblia </text:span><text:span text:style-name="T462">en 1ra Juan 4 que: </text:span><text:span text:style-name="Bible_5f_text"><text:span text:style-name="T462">“</text:span></text:span><text:span text:style-name="Bible_5f_text">El que no ama, no conoce á Dios; porque Dios es amor</text:span><text:span text:style-name="Bible_5f_text"><text:span text:style-name="T462">” </text:span></text:span><text:span text:style-name="Bible_5f_text"><text:span text:style-name="T462"><text:note text:id="ftn209" text:note-class="footnote"><text:note-citation>209</text:note-citation><text:note-body><text:p text:style-name="Footnote"><text:s/><text:span text:style-name="T941">1 Juan 4:8 </text:span><text:a xlink:type="simple" xlink:href="https://www.biblegateway.com/passage/?search=+1+Juan+4%3A8&amp;version=RVA" text:style-name="Internet_20_link" text:visited-style-name="Visited_20_Internet_20_Link"><text:span text:style-name="T941">RVA</text:span></text:a></text:p></text:note-body></text:note></text:span></text:span><text:span text:style-name="T462">. Y en Hebreos 12: </text:span><text:span text:style-name="Bible_5f_text"><text:span text:style-name="T462">“</text:span></text:span><text:bookmark text:name="es-RVA-30241"/><text:span text:style-name="Bible_5f_text"><text:span text:style-name="T462">Porque nuestro Dios es fuego consumidor” </text:span></text:span><text:span text:style-name="Bible_5f_text"><text:span text:style-name="T462"><text:note text:id="ftn210" text:note-class="footnote"><text:note-citation>210</text:note-citation><text:note-body><text:p text:style-name="Footnote"><text:s/><text:span text:style-name="T941">Hebreos 12:29 </text:span><text:a xlink:type="simple" xlink:href="https://www.biblegateway.com/passage/?search=Hebreos+12%3A29&amp;version=RVA" text:style-name="Internet_20_link" text:visited-style-name="Visited_20_Internet_20_Link"><text:span text:style-name="T941">RVA</text:span></text:a></text:p></text:note-body></text:note></text:span></text:span><text:span text:style-name="T462">. O sea que Dios es amor y fuego al mismo tiempo.</text:span></text:p>
      <text:p text:style-name="P404"><text:span text:style-name="T462">Y </text:span><text:span text:style-name="T463">según Isaías 9 </text:span><text:span text:style-name="T465">Jehova afirma que </text:span><text:span text:style-name="Bible_5f_text"><text:span text:style-name="T465">“</text:span></text:span><text:span text:style-name="Bible_5f_text"><text:span text:style-name="T463">p</text:span></text:span><text:span text:style-name="Bible_5f_text"><text:span text:style-name="T331">or la pasión de </text:span></text:span><text:span text:style-name="Bible_5f_text"><text:span text:style-name="T463">YHWH </text:span></text:span><text:span text:style-name="Bible_5f_text"><text:span text:style-name="T331">de los </text:span></text:span><text:span text:style-name="Bible_5f_text"><text:span text:style-name="T463">ejércitos </text:span></text:span><text:span text:style-name="Bible_5f_text"><text:span text:style-name="T331">incendiada está toda la tierra y los pueblos son el combustible. </text:span></text:span><text:span text:style-name="Bible_5f_text"><text:span text:style-name="T463">Fuego </text:span></text:span><text:span text:style-name="Bible_5f_text"><text:span text:style-name="T331">de hombre a hermano sin dejar a nadie” </text:span></text:span><text:span text:style-name="Bible_5f_text"><text:span text:style-name="T331"><text:note text:id="ftn211" text:note-class="footnote"><text:note-citation>211</text:note-citation><text:note-body><text:p text:style-name="P941"><text:s/><text:span text:style-name="T942">Isaías 9:19 </text:span><text:a xlink:type="simple" xlink:href="https://biblehub.com/text/isaiah/9-19.htm" text:style-name="Internet_20_link" text:visited-style-name="Visited_20_Internet_20_Link"><text:span text:style-name="T942">biblehub</text:span></text:a> <text:span text:style-name="T945">(traducido por el autor)</text:span></text:p></text:note-body></text:note></text:span></text:span><text:span text:style-name="T331">. </text:span><text:span text:style-name="T466">TODA la tierra. Y los PUEBLOS son EL COMBUSTIBLE. Y el fuego se esparce de hombre a hermano! Mejor dicho TREMENDO INCENDIO! </text:span></text:p>
      <text:p text:style-name="P406"><text:span text:style-name="T467">Lo interesante es que esto </text:span><text:span text:style-name="T463">es perfectamente coherente con las intenciones que Yeshua dice tener en Lucas 12 cuando afirma que: </text:span><text:span text:style-name="Bible_5f_text"><text:span text:style-name="T463">“He venido a echar fuego en la tierra. ¡Y cómo quisiera que ya estuviera encendido!” </text:span></text:span><text:span text:style-name="Bible_5f_text"><text:span text:style-name="T463"><text:note text:id="ftn212" text:note-class="footnote"><text:note-citation>212</text:note-citation><text:note-body><text:p text:style-name="Footnote"><text:s/><text:span text:style-name="T942">Lucas 12:49 </text:span><text:a xlink:type="simple" xlink:href="https://www.biblegateway.com/passage/?search=Lucas+12%3A49&amp;version=RVA-2015" text:style-name="Internet_20_link" text:visited-style-name="Visited_20_Internet_20_Link"><text:span text:style-name="T942">RVA-2015</text:span></text:a></text:p></text:note-body></text:note></text:span></text:span><text:span text:style-name="T463">. Y con Marcos 9 cuando Yeshua afirma: </text:span><text:span text:style-name="Bible_5f_text"><text:span text:style-name="T463">”</text:span></text:span><text:bookmark text:name="es-RVA-2015-24555"/><text:span text:style-name="Bible_5f_text"><text:span text:style-name="T463">Porque todo será salado con fuego” </text:span></text:span><text:span text:style-name="Bible_5f_text"><text:span text:style-name="T463"><text:note text:id="ftn213" text:note-class="footnote"><text:note-citation>213</text:note-citation><text:note-body><text:p text:style-name="Footnote"><text:s/><text:span text:style-name="T942">Marcos 9:49 </text:span><text:a xlink:type="simple" xlink:href="https://www.biblegateway.com/passage/?search=Marcos+9%3A49&amp;version=RVA-2015" text:style-name="Internet_20_link" text:visited-style-name="Visited_20_Internet_20_Link"><text:span text:style-name="T942">RVA-2015</text:span></text:a></text:p></text:note-body></text:note></text:span></text:span><text:span text:style-name="T463">. </text:span><text:span text:style-name="T466">O sea el piromano es Jesus!</text:span></text:p>
      <text:p text:style-name="P405"><text:span text:style-name="T464">Juan el Bautista, </text:span><text:span text:style-name="T468">según Mateo 3,</text:span><text:span text:style-name="T464"> nos explica de Jesucristo que: </text:span><text:span text:style-name="Bible_5f_text"><text:span text:style-name="T464">“</text:span></text:span><text:bookmark text:name="es-RVA-2015-23171"/><text:span text:style-name="Bible_5f_text"><text:span text:style-name="T464">Él les bautizará en el Espíritu Santo y fuego. </text:span></text:span><text:bookmark text:name="es-RVA-2015-23172"/><text:span text:style-name="Bible_5f_text"><text:span text:style-name="T464">Su aventador está en su mano, y limpiará su era. Recogerá su trigo en el granero y quemará la paja en el fuego que nunca se apagará” </text:span></text:span><text:span text:style-name="Bible_5f_text"><text:span text:style-name="T464"><text:note text:id="ftn214" text:note-class="footnote"><text:note-citation>214</text:note-citation><text:note-body><text:p text:style-name="Footnote"><text:s/><text:span text:style-name="T943">Mateo 3:11-12 </text:span><text:a xlink:type="simple" xlink:href="https://www.biblegateway.com/passage/?search=Mateo+3%3A11-12&amp;version=RVA-2015" text:style-name="Internet_20_link" text:visited-style-name="Visited_20_Internet_20_Link"><text:span text:style-name="T943">RVA-2015</text:span></text:a></text:p></text:note-body></text:note></text:span></text:span><text:span text:style-name="T464">. </text:span><text:span text:style-name="T470">En un FUEGO que NUNCA se apagará. </text:span><text:span text:style-name="T471">Jehová, en </text:span><text:span text:style-name="T469">Malaquías 3, nos advierte: </text:span><text:span text:style-name="Bible_5f_text"><text:span text:style-name="T469">“¿Quién podrá resistir el día de su venida? o ¿quién podrá mantenerse en pie cuando él se manifieste? Porque él es como fuego purificador y como lejía de lavanderos” </text:span></text:span><text:span text:style-name="Bible_5f_text"><text:span text:style-name="T469"><text:note text:id="ftn215" text:note-class="footnote"><text:note-citation>215</text:note-citation><text:note-body><text:p text:style-name="Footnote"><text:s/><text:span text:style-name="T947">Malaquías 3:2 </text:span><text:a xlink:type="simple" xlink:href="https://www.biblegateway.com/passage/?search=Malaquias+3%3A2&amp;version=RVA-2015" text:style-name="Internet_20_link" text:visited-style-name="Visited_20_Internet_20_Link"><text:span text:style-name="T947">2015</text:span></text:a></text:p></text:note-body></text:note></text:span></text:span><text:span text:style-name="T469">. </text:span></text:p>
      <text:p text:style-name="P545"><text:bookmark text:name="es-RVA-23264"/><text:soft-page-break/><text:span text:style-name="T474">Jesucristo mismo nos habla del valle de Hinom, del Ge Hinom en hebreo, del </text:span><text:span text:style-name="T588">G</text:span><text:span text:style-name="T474">e</text:span><text:span text:style-name="T588">H</text:span><text:span text:style-name="T474">enna en </text:span><text:span text:style-name="T588">la transliteracion al </text:span><text:span text:style-name="T474">griego. </text:span><text:span text:style-name="T472">Traducido “inferno” al latin y luego “infierno” al español. Un valle donde, en tiempos de</text:span><text:span text:style-name="T473">l rey Josias, </text:span><text:span text:style-name="T472">los hebreos, los Israelitas, </text:span><text:span text:style-name="T473">venían </text:span><text:span text:style-name="T472">sacrifica</text:span><text:span text:style-name="T473">ndo</text:span><text:span text:style-name="T472"> </text:span><text:span text:style-name="T473">sus hijos pasandolos por fuego</text:span><text:span text:style-name="T472"> a un Dios Moloc </text:span><text:span text:style-name="T472"><text:note text:id="ftn216" text:note-class="footnote"><text:note-citation>216</text:note-citation><text:note-body><text:p text:style-name="Footnote"><text:s/><text:span text:style-name="T948">2 Reyes 23:10 </text:span><text:a xlink:type="simple" xlink:href="https://www.biblegateway.com/passage/?search=2+Reyes+23%3A10&amp;version=RVA" text:style-name="Internet_20_link" text:visited-style-name="Visited_20_Internet_20_Link"><text:span text:style-name="T948">RVA</text:span></text:a> <text:span text:style-name="T948">Jeremías 7:31 </text:span><text:a xlink:type="simple" xlink:href="https://www.biblegateway.com/passage/?search=Jeremias+7%3A31&amp;version=RVA" text:style-name="Internet_20_link" text:visited-style-name="Visited_20_Internet_20_Link"><text:span text:style-name="T948">RVA</text:span></text:a></text:p></text:note-body></text:note></text:span><text:span text:style-name="T472">. </text:span><text:span text:style-name="T473">Usando dicho valle como referencia, Jesucristo nos dice </text:span><text:span text:style-name="T477">según Mateo 5 que</text:span><text:span text:style-name="T473">:</text:span><text:span text:style-name="T472"> </text:span><text:span text:style-name="Bible_5f_text"><text:span text:style-name="T474">“</text:span></text:span><text:span text:style-name="Bible_5f_text"><text:span text:style-name="T331">cualquiera que dijere, Fatuo, será culpado del</text:span></text:span><text:span text:style-name="Bible_5f_text"><text:span text:style-name="T474">”</text:span></text:span><text:span text:style-name="T588"> GeHenna de fuego</text:span><text:span text:style-name="T474"> </text:span><text:span text:style-name="T474"><text:note text:id="ftn217" text:note-class="footnote"><text:note-citation>217</text:note-citation><text:note-body><text:p text:style-name="Footnote"><text:s/><text:span text:style-name="T948">Mateo 5:22 </text:span><text:a xlink:type="simple" xlink:href="https://www.biblegateway.com/passage/?search=Mateo+5%3A22&amp;version=RVA" text:style-name="Internet_20_link" text:visited-style-name="Visited_20_Internet_20_Link"><text:span text:style-name="T948">RVA</text:span></text:a></text:p></text:note-body></text:note></text:span><text:span text:style-name="T474">, </text:span><text:span text:style-name="T475">y </text:span><text:span text:style-name="T473">que: </text:span><text:span text:style-name="Bible_5f_text"><text:span text:style-name="T473">“</text:span></text:span><text:bookmark text:name="es-RVA-2015-23230"/><text:span text:style-name="Bible_5f_text"><text:span text:style-name="T473">todo el que mira a una mujer para codiciarla ya adulteró con ella en su corazón. </text:span></text:span><text:bookmark text:name="es-RVA-2015-23231"/><text:span text:style-name="Bible_5f_text"><text:span text:style-name="T473">Por tanto, si tu ojo derecho te es ocasión de caer, sácalo y échalo de ti. Porque es mejor para ti que se pierda uno de tus miembros y no que todo tu cuerpo sea echado al”</text:span></text:span><text:span text:style-name="T473"> </text:span><text:span text:style-name="T588">GeHenna </text:span><text:span text:style-name="T473"><text:note text:id="ftn218" text:note-class="footnote"><text:note-citation>218</text:note-citation><text:note-body><text:p text:style-name="Footnote"><text:s/><text:span text:style-name="T948">Mateo 5:29 </text:span><text:a xlink:type="simple" xlink:href="https://www.biblegateway.com/passage/?search=Mateo+5%3A28-29&amp;version=RVA-2015" text:style-name="Internet_20_link" text:visited-style-name="Visited_20_Internet_20_Link"><text:span text:style-name="T948">RVA-2015</text:span></text:a></text:p></text:note-body></text:note></text:span><text:span text:style-name="T473">. </text:span><text:span text:style-name="T477">Y según Mateo 18, Jesucristo dice que dicho fuego es ETERNO </text:span><text:span text:style-name="T477"><text:note text:id="ftn219" text:note-class="footnote"><text:note-citation>219</text:note-citation><text:note-body><text:p text:style-name="Footnote"><text:s/><text:span text:style-name="T949">Mateo 18:8 <text:s/></text:span><text:a xlink:type="simple" xlink:href="https://www.biblegateway.com/passage/?search=Mateo+18%3A8&amp;version=RVA-2015" text:style-name="Internet_20_link" text:visited-style-name="Visited_20_Internet_20_Link"><text:span text:style-name="T949">RVA-2015</text:span></text:a></text:p></text:note-body></text:note></text:span><text:span text:style-name="T477">. </text:span></text:p>
      <text:p text:style-name="P407"><text:span text:style-name="T475">Al Hijo, a Jesucristo, también le gusta el fuego para acabar con los malos. </text:span><text:span text:style-name="T476">Y no cualquier fuego sino uno ETERNO. </text:span><text:span text:style-name="T475">Y si mira con codicia, ya pailas. </text:span></text:p>
      <text:p text:style-name="P408"><text:span text:style-name="T478">Jehova, YHWH, el Padre, según </text:span><text:span text:style-name="T477">I</text:span><text:span text:style-name="T478">saias 33, dice que: </text:span><text:span text:style-name="Bible_5f_text"><text:span text:style-name="T478">“</text:span></text:span><text:bookmark text:name="es-RVA-2015-18257"/><text:span text:style-name="Bible_5f_text"><text:span text:style-name="T331">Ahora me levantaré, dice el SEÑO</text:span></text:span><text:span text:style-name="Bible_5f_text"><text:span text:style-name="T478">R</text:span></text:span><text:span text:style-name="Bible_5f_text"><text:span text:style-name="T331">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0</text:note-citation><text:note-body><text:p text:style-name="Footnote"><text:s/><text:span text:style-name="T950">Isaías 33:10-14 </text:span><text:a xlink:type="simple" xlink:href="https://www.biblegateway.com/passage/?search=Isaias+33%3A10-14&amp;version=RVA-2015" text:style-name="Internet_20_link" text:visited-style-name="Visited_20_Internet_20_Link"><text:span text:style-name="T950">RVA-2015</text:span></text:a></text:p></text:note-body></text:note></text:span>. <text:span text:style-name="T951">Nadie quiere vivir en medio de un fuego que no se apaga. Especialmente los malos.</text:span></text:p>
      <text:p text:style-name="P409"><text:span text:style-name="T952">Y según Judas 1 la cosa ya empezó porque habla de los no creyentes de la época en los siguientes términos: </text:span><text:span text:style-name="Bible_5f_text"><text:span text:style-name="T952">”</text:span></text:span><text:span text:style-name="Bible_5f_text">a otros hagan salvos arrebatándolos del fuego; y a otros ténganles misericordia, pero con cautela, odiando hasta la ropa contaminada por su carne</text:span><text:span text:style-name="Bible_5f_text"><text:span text:style-name="T953">” </text:span></text:span><text:span text:style-name="Bible_5f_text"><text:span text:style-name="T953"><text:note text:id="ftn221" text:note-class="footnote"><text:note-citation>221</text:note-citation><text:note-body><text:p text:style-name="Footnote"><text:s/><text:span text:style-name="T953">Judas 1:23 </text:span><text:a xlink:type="simple" xlink:href="https://www.biblegateway.com/passage/?search=Judas+1%3A23&amp;version=RVA-2015" text:style-name="Internet_20_link" text:visited-style-name="Visited_20_Internet_20_Link"><text:span text:style-name="T953">RVA-2015</text:span></text:a></text:p></text:note-body></text:note></text:span></text:span><text:span text:style-name="T953">.</text:span></text:p>
      <text:p text:style-name="P420"><text:span text:style-name="T484">P</text:span><text:span text:style-name="T480">or un lado </text:span><text:span text:style-name="T331">tenemos que el Espiritu Santo es como un fuego, que todo lo consume, que es amor, que se transmite de creyente a no creyente, que nunca se apagará, que incendia a todos los pueblos y </text:span><text:span text:style-name="T479">naciones, que transforma a la persona, que la limpia a la persona como un fuego purificador, o como lejía que quita las manchas, que los malos se llenan de miedo y tiemblan de pensar en ello, </text:span><text:span text:style-name="T480">que Jesucristo fue el que lo trajo y que va a incendiar toda la tierra. </text:span><text:span text:style-name="T493">Una forma de acabar con los malos es volviéndolos buenos por medio de su Espíritu Santo. </text:span><text:span text:style-name="T521">Partiendo de una criatura </text:span><text:span text:style-name="T522">que hace lo malo</text:span><text:span text:style-name="T521"> Dios hace una criatura nueva que </text:span><text:span text:style-name="T522">hace lo bueno, </text:span><text:span text:style-name="T521">transforma</text:span><text:span text:style-name="T522">ndo la primera en la segunda por medio de su </text:span><text:span text:style-name="T521">Espíritu Santo.</text:span></text:p>
      <text:p text:style-name="P228"><text:soft-page-break/>Es de resaltar que este fuego del Espíritu Santo es uno que nunca se apagará. Que es eterno.</text:p>
      <text:p text:style-name="P418"><text:span text:style-name="T484">P</text:span><text:span text:style-name="T480">or otro lado tenemos que </text:span><text:span text:style-name="T481">Sodoma y Gomorra no fueron consumidas por </text:span><text:span text:style-name="T484">un fuego espiritual, sino por uno físico</text:span><text:span text:style-name="T481">. </text:span><text:span text:style-name="T482">Un fuego físico fue el que también consumió a Tiro, Bosra, </text:span><text:span text:style-name="T483">Queriot</text:span><text:span text:style-name="T482"> y Jerusalén. </text:span></text:p>
      <text:p text:style-name="P418"><text:span text:style-name="T484">Y el fuego del que habla Pedro en 2da Pedro 3 cuando dice que: </text:span><text:span text:style-name="Bible_5f_text"><text:span text:style-name="T485">“</text:span></text:span><text:bookmark text:name="es-RVA-2015-30497"/><text:span text:style-name="Bible_5f_text"><text:span text:style-name="T484">los cielos y la tierra que ahora existen están reservados para el fuego; guardados hasta el día del juicio y de la destrucción de los hombres impíos</text:span></text:span><text:span text:style-name="Bible_5f_text"><text:span text:style-name="T485">” </text:span></text:span><text:span text:style-name="Bible_5f_text"><text:span text:style-name="T485"><text:note text:id="ftn222" text:note-class="footnote"><text:note-citation>222</text:note-citation><text:note-body><text:p text:style-name="Footnote"><text:s/><text:span text:style-name="T946">2 Pedro 3:7 </text:span><text:a xlink:type="simple" xlink:href="https://www.biblegateway.com/passage/?search=2+Pedro+3%3A7&amp;version=RVA-2015" text:style-name="Internet_20_link" text:visited-style-name="Visited_20_Internet_20_Link"><text:span text:style-name="T946">RVA-2015</text:span></text:a></text:p></text:note-body></text:note></text:span></text:span><text:span text:style-name="T485">, </text:span><text:span text:style-name="T494">es un fuego que </text:span><text:span text:style-name="T484">parece ser muy físico porque compara la situación con lo que sucedió en tiempos de Noé. </text:span><text:span text:style-name="T496">S</text:span><text:span text:style-name="T495">ituación que definitivamente fue muy física</text:span><text:span text:style-name="T484">.</text:span></text:p>
      <text:p text:style-name="P417"><text:span text:style-name="T486">Ademas Pedro dice que: </text:span><text:span text:style-name="Bible_5f_text"><text:span text:style-name="T486">”</text:span></text:span><text:bookmark text:name="es-RVA-2015-30500"/><text:span text:style-name="Bible_5f_text"><text:span text:style-name="T486">los cielos pasarán con grande estruendo; los elementos, ardiendo, serán deshechos; y la tierra y las obras que están en ella serán consumidas. </text:span></text:span><text:bookmark text:name="es-RVA-2015-30501"/><text:span text:style-name="Bible_5f_text"><text:span text:style-name="T486">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6"><text:note text:id="ftn223" text:note-class="footnote"><text:note-citation>223</text:note-citation><text:note-body><text:p text:style-name="Footnote"><text:s/><text:span text:style-name="T969">2 Pedro 3:10-13 </text:span><text:a xlink:type="simple" xlink:href="https://www.biblegateway.com/passage/?search=2+Pedro+3%3A10-13&amp;version=RVA-2015" text:style-name="Internet_20_link" text:visited-style-name="Visited_20_Internet_20_Link"><text:span text:style-name="T969">RVA-2015</text:span></text:a></text:p></text:note-body></text:note></text:span></text:span><text:span text:style-name="T486">.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17"><text:span text:style-name="T487">Si lo descrito en Isaías 30 es físico cuando dice que: </text:span><text:span text:style-name="Bible_5f_text"><text:span text:style-name="T487">“</text:span></text:span><text:bookmark text:name="es-RVA-2015-18211"/><text:span text:style-name="Bible_5f_text"><text:span text:style-name="T487">La luz de la luna será como la luz del sol, y la luz del sol será siete veces mayor, como la luz de siete días” </text:span></text:span><text:span text:style-name="Bible_5f_text"><text:span text:style-name="T487"><text:note text:id="ftn224" text:note-class="footnote"><text:note-citation>224</text:note-citation><text:note-body><text:p text:style-name="Footnote"><text:s/><text:span text:style-name="T970">Isaías 30:26 </text:span><text:a xlink:type="simple" xlink:href="https://www.biblegateway.com/passage/?search=Isaias+30%3A26&amp;version=RVA-2015" text:style-name="Internet_20_link" text:visited-style-name="Visited_20_Internet_20_Link"><text:span text:style-name="T970">RVA-2015</text:span></text:a></text:p></text:note-body></text:note></text:span></text:span><text:span text:style-name="T487">,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7">“¡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7"><text:note text:id="ftn225" text:note-class="footnote"><text:note-citation>225</text:note-citation><text:note-body><text:p text:style-name="Footnote"><text:s/><text:span text:style-name="T970">Sofonías 1:2-3 </text:span><text:a xlink:type="simple" xlink:href="https://www.biblegateway.com/passage/?search=Sofonias+1%3A2-3&amp;version=RVA-2015" text:style-name="Internet_20_link" text:visited-style-name="Visited_20_Internet_20_Link"><text:span text:style-name="T970">RVA-2015</text:span></text:a></text:p></text:note-body></text:note></text:span></text:span><text:span text:style-name="T487">. </text:span></text:p>
      <text:p text:style-name="P417"><text:span text:style-name="T490">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0"><text:note text:id="ftn226" text:note-class="footnote"><text:note-citation>226</text:note-citation><text:note-body><text:p text:style-name="Footnote"><text:s/><text:span text:style-name="T975">1</text:span> <text:span text:style-name="T975">Corintios 15:51 </text:span><text:a xlink:type="simple" xlink:href="https://www.biblegateway.com/passage/?search=1+Corintios+15%3A51&amp;version=RVA-2015" text:style-name="Internet_20_link" text:visited-style-name="Visited_20_Internet_20_Link"><text:span text:style-name="T975">RVA-2015</text:span></text:a></text:p></text:note-body></text:note></text:span><text:span text:style-name="T490">.</text:span></text:p>
      <text:p text:style-name="P415"><text:span text:style-name="T488">Este momento se correspondería con el descrito en Revelación 20 </text:span><text:span text:style-name="T489">cuando, hablando del reinado de mil años de Jesucristo en la tierra,</text:span><text:span text:style-name="T488"> dice que: </text:span><text:span text:style-name="Bible_5f_text"><text:span text:style-name="T488">“Cuando se cumplan los mil </text:span></text:span><text:soft-page-break/><text:span text:style-name="Bible_5f_text"><text:span text:style-name="T488">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8"><text:note text:id="ftn227" text:note-class="footnote"><text:note-citation>227</text:note-citation><text:note-body><text:p text:style-name="Footnote"><text:s/><text:span text:style-name="T971">Revelación 20:7-9 </text:span><text:a xlink:type="simple" xlink:href="https://www.biblegateway.com/passage/?search=Apocalipsis+20%3A7-9&amp;version=RVA-2015" text:style-name="Internet_20_link" text:visited-style-name="Visited_20_Internet_20_Link"><text:span text:style-name="T971">RVA-2015</text:span></text:a></text:p></text:note-body></text:note></text:span></text:span><text:span text:style-name="T488">. </text:span><text:span text:style-name="T489">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417"><text:span text:style-name="T489">M</text:span><text:span text:style-name="T491">omento también descrito en Ezequiel 38, cuando habla que Gog se dirá a si mismo: </text:span><text:span text:style-name="Bible_5f_text"><text:span text:style-name="T491">“</text:span></text:span><text:bookmark text:name="es-RVA-2015-21404"/><text:span text:style-name="Bible_5f_text"><text:span text:style-name="T331">Subiré contra una tierra indefensa; iré a un pueblo tranquilo que habita confiadamente. Todos ellos habitan sin murallas, y no tienen cerrojos ni puertas</text:span></text:span><text:span text:style-name="Bible_5f_text"><text:span text:style-name="T491">” </text:span></text:span><text:span text:style-name="Bible_5f_text"><text:span text:style-name="T491"><text:note text:id="ftn228" text:note-class="footnote"><text:note-citation>228</text:note-citation><text:note-body><text:p text:style-name="Footnote"><text:s/><text:span text:style-name="T976">Ezequiel 38:11 </text:span><text:a xlink:type="simple" xlink:href="https://www.biblegateway.com/passage/?search=Ezequiel+38%3A11&amp;version=RVA-2015" text:style-name="Internet_20_link" text:visited-style-name="Visited_20_Internet_20_Link"><text:span text:style-name="T976">RVA-2015</text:span></text:a></text:p></text:note-body></text:note></text:span></text:span><text:span text:style-name="T491">. Y que al final todo termina con: </text:span><text:span text:style-name="Bible_5f_text"><text:span text:style-name="T491">“</text:span></text:span><text:bookmark text:name="es-RVA-2015-21415"/><text:span text:style-name="Bible_5f_text"><text:span text:style-name="T491">lluvia torrencial, piedras de granizo, fuego y azufre” </text:span></text:span><text:span text:style-name="Bible_5f_text"><text:span text:style-name="T491"><text:note text:id="ftn229" text:note-class="footnote"><text:note-citation>229</text:note-citation><text:note-body><text:p text:style-name="Footnote"><text:s/><text:span text:style-name="T976">Ezequiel 38:22 </text:span><text:a xlink:type="simple" xlink:href="https://www.biblegateway.com/passage/?search=Ezequiel+38%3A22&amp;version=RVA-2015" text:style-name="Internet_20_link" text:visited-style-name="Visited_20_Internet_20_Link"><text:span text:style-name="T976">RVA-2015</text:span></text:a></text:p></text:note-body></text:note></text:span></text:span><text:span text:style-name="T491">. Tal cual como termina el temita en Revelación 20. </text:span><text:span text:style-name="T500">Tiene sentido que si se han vivido mil años de paz, de tranquilidad, en el que se vive confiadamente, no halla murallas ni cerrojos.</text:span></text:p>
      <text:p text:style-name="P419"><text:span text:style-name="T497">Momento que es el f</text:span><text:span text:style-name="T331">inal, </text:span><text:span text:style-name="T492">final,</text:span><text:span text:style-name="T331"> de los hijos, de los hijos, de los hijos de Adam. </text:span><text:span text:style-name="T498">NO va mas. No mas descendencia de Adam. </text:span><text:span text:style-name="T499">Momento que es justo antes de la resurrección de los muertos.</text:span></text:p>
      <text:p text:style-name="P229"><text:span text:style-name="T978">Podemos concluir que a</text:span> Dios también le gusta el fuego físico para acabar con los malos. <text:span text:style-name="T977">Claro está que ninguno de los fuegos físicos que menciona la biblia, y que sabemos que son físicos, han sido eternos. Todos se han terminado. Todos se han apagado.</text:span></text:p>
      <text:h text:style-name="Heading_20_1" text:outline-level="1">Todos.</text:h>
      <text:p text:style-name="P426"><text:span text:style-name="T985">Para este momento ya debe ser claro que, a</text:span> mi mejor entender, la biblia enseña que, <text:s/>después de la resurrección de los muertos, cuando TODOS los muertos sean resucitados en una tierra nueva F<text:span text:style-name="T989">I</text:span>SICA con un cielo nuevo F<text:span text:style-name="T989">I</text:span>SICO, <text:span text:style-name="T986">en este mismo planeta, </text:span>TODOS, absolutamente TODOS los resucitados confesarán con su boca que Yeshua es Señor, creerán en su corazón que <text:span text:style-name="T986">Yeshua</text:span> resucitó, y por lo tanto serán <text:span text:style-name="T1262">criaturas nuevas en Cristo Jesus y vivirán eternamente</text:span>. </text:p>
      <text:p text:style-name="P427">Una de las doctrinas mas rechazadas por la mayoría de los creyentes en Yeshua, en Jesucristo, es la doctrina comúnmente conocida como “<text:span text:style-name="T987">u</text:span>niversalismo <text:span text:style-name="T1295">cristiano”</text:span>. <text:s/><text:span text:style-name="T1295">En este video se le llamara simplemente “reconciliación absoluta”.</text:span></text:p>
      <text:p text:style-name="P427"><text:soft-page-break/><text:span text:style-name="T984">La manera en que entiendo las enseñanzas de la biblia es una forma de reconciliación absoluta. Y p</text:span>uesto que genera tanto rechazo, y es tan enfáticamente señalada por algunos como contraria a las escrituras, me parece necesario hacer un <text:span text:style-name="T984">análisis de las razones por las cuales creo que es justamente eso lo que enseña la biblia.</text:span></text:p>
      <text:h text:style-name="Heading_20_2" text:outline-level="2">Infierno.</text:h>
      <text:p text:style-name="P441">La palabra “infierno” no aparece en ninguna parte en los manuscritos mas antiguos porque estos están escritos en hebreo y en griego. <text:span text:style-name="T988">Y ésta palabra no es ni griega ni hebrea.</text:span></text:p>
      <text:h text:style-name="Heading_20_3" text:outline-level="3">Jesucristo.</text:h>
      <text:p text:style-name="P421"><text:span text:style-name="T988">E</text:span>n los evangelios <text:span text:style-name="T988">h</text:span>ay <text:span text:style-name="T988">solo </text:span>dos vocablos <text:span text:style-name="T979">del griego que, </text:span>en las palabras de Jesucristo, han sido traducid<text:span text:style-name="T979">o</text:span>s como “infierno”: El vocablo <text:span text:style-name="T979">G86, el “Hadés”, y el vocablo </text:span>G1067, <text:span text:style-name="T1271">el “GeHenna”</text:span>, <text:span text:style-name="T1263">según el código del señor James Strong.</text:span></text:p>
      <text:h text:style-name="Heading_20_3" text:outline-level="3"><text:span text:style-name="T992">Hadés. </text:span>Vocablo G86.</text:h>
      <text:p text:style-name="P425">El vocablo G86 suena “hadés”, <text:span text:style-name="T980">aunque muchas personas lo pronuncian “hádes”,</text:span> <text:span text:style-name="T981">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423">Luego la traducción <text:span text:style-name="T983">mas adecuada</text:span> de<text:span text:style-name="T1007">l </text:span>vocablo griego “<text:span text:style-name="T1007">Hadés” </text:span>sería la <text:span text:style-name="T982">palabra</text:span>: “<text:span text:style-name="T982">sepulcro</text:span>”.</text:p>
      <text:h text:style-name="Heading_20_3" text:outline-level="3"><text:span text:style-name="T992">Géhenna. Vocablo </text:span>G1067.</text:h>
      <text:p text:style-name="P422"><text:span text:style-name="T979">El vocablo griego G1067 </text:span>suena “<text:span text:style-name="T1264">GéH</text:span>enn<text:span text:style-name="T992">a</text:span>” y es una transliteración del hebreo “Ge Hinom” al griego. “<text:span text:style-name="T979">Ge” significa valle y “Hinom” es nombre propio. Según <text:s/>2 Reyes 23 y Jeremias 7, </text:span><text:span text:style-name="T472">en tiempos de</text:span><text:span text:style-name="T473">l rey Jos</text:span><text:span text:style-name="T503">í</text:span><text:span text:style-name="T473">as, </text:span><text:span text:style-name="T472">los hebreos, los Israelitas, </text:span><text:span text:style-name="T473">venían </text:span><text:span text:style-name="T472">sacrifica</text:span><text:span text:style-name="T473">ndo</text:span><text:span text:style-name="T472"> </text:span><text:span text:style-name="T502">a </text:span><text:span text:style-name="T473">sus hijos </text:span><text:span text:style-name="T502">e</text:span><text:span text:style-name="T501">n </text:span><text:span text:style-name="T502">el </text:span><text:span text:style-name="T501">valle </text:span><text:span text:style-name="T502">de Hinom pasándolos</text:span><text:span text:style-name="T473"> por fuego</text:span><text:span text:style-name="T472"> a un </text:span><text:span text:style-name="T502">tal d</text:span><text:span text:style-name="T472">ios Moloc, </text:span><text:span text:style-name="T501">y Josías, </text:span><text:span text:style-name="T502">que según la biblia fue un rey bueno,</text:span><text:span text:style-name="T501"> acabó con el temita.</text:span></text:p>
      <text:p text:style-name="P424">Luego la traducción <text:span text:style-name="T983">mas adecuada</text:span> de<text:span text:style-name="T1008">l </text:span>vocablo griego “<text:span text:style-name="T992">Géhenna</text:span>” sería la frase: “Valle de Hinom”.</text:p>
      <text:h text:style-name="Heading_20_3" text:outline-level="3"><text:soft-page-break/>Septuaginta.</text:h>
      <text:p text:style-name="P570">Puesto que el vocablo “Hadés” es <text:span text:style-name="T1270">en realidad </text:span>la traducción del “Sheol” al griego en la traducción de la Septuaginta, y <text:span text:style-name="T1268">e</text:span>sta fue base para las <text:span text:style-name="T1269">demás</text:span>, analicemos el “Sheol” <text:span text:style-name="T1270">en lugar de analizar el “Hadés”</text:span>.</text:p>
      <text:h text:style-name="P1015" text:outline-level="2"><text:span text:style-name="T991">Sheol</text:span>. <text:span text:style-name="T993">Vocablo H7585.</text:span></text:h>
      <text:p text:style-name="P571">El primero de los dos vocablos griegos usados por Jesucristo, según los evangelios, y traducidos como “infierno”, es el “Hadés”. Puesto que “Hadés” es simplemente una traducción de vocablo “Sheol”. Este es el primer vocablo que se analizará.</text:p>
      <text:p text:style-name="P450">El <text:span text:style-name="T990">vocablo hebreo </text:span>“Sheol” del antiguo testamento <text:span text:style-name="T990">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28">El “sheol” del antiguo testamento, de las escrituras hebreas, tiene ciertas características que se deducen por el contexto en el que se usa el vocablo.</text:p>
      <text:h text:style-name="Heading_20_3" text:outline-level="3"><text:span text:style-name="T994">Todos</text:span>.</text:h>
      <text:p text:style-name="P429"><text:span text:style-name="T995">De</text:span> Génesis 37, <text:span text:style-name="T1016">se entiende que </text:span>Jacob, <text:span text:style-name="T1265">el mismísimo Israel,</text:span> fue al “Sheol” cuando murió <text:note text:id="ftn230" text:note-class="footnote"><text:note-citation>230</text:note-citation><text:note-body><text:p text:style-name="Footnote"><text:s/><text:span text:style-name="T994">Génesis 37:35 </text:span><text:a xlink:type="simple" xlink:href="https://biblehub.com/text/genesis/37-35.htm" text:style-name="Internet_20_link" text:visited-style-name="Visited_20_Internet_20_Link"><text:span text:style-name="T994">biblehub</text:span></text:a></text:p></text:note-body></text:note>. <text:span text:style-name="T995">De</text:span> Job 14, <text:span text:style-name="T1265">se deduce que </text:span>Job, <text:span text:style-name="T1265">hombre justo según el mismísimo creador, también</text:span> iría al “Sheol” si muriera <text:span text:style-name="T1265">en ese momento </text:span><text:note text:id="ftn231" text:note-class="footnote"><text:note-citation>231</text:note-citation><text:note-body><text:p text:style-name="Footnote"><text:s/><text:span text:style-name="T994">Job 14:13 </text:span><text:a xlink:type="simple" xlink:href="https://biblehub.com/text/job/14-13.htm" text:style-name="Internet_20_link" text:visited-style-name="Visited_20_Internet_20_Link"><text:span text:style-name="T994">biblehub</text:span></text:a></text:p></text:note-body></text:note>. <text:span text:style-name="T995">De</text:span> Job 21, los malvados bajan tranquilos al “Sheol” <text:note text:id="ftn232" text:note-class="footnote"><text:note-citation>232</text:note-citation><text:note-body><text:p text:style-name="Footnote"><text:s/><text:span text:style-name="T994">Job 21:13 </text:span><text:a xlink:type="simple" xlink:href="https://biblehub.com/text/job/21-13.htm" text:style-name="Internet_20_link" text:visited-style-name="Visited_20_Internet_20_Link"><text:span text:style-name="T994">biblehub</text:span></text:a></text:p></text:note-body></text:note>. <text:span text:style-name="T995">De</text:span>l Salmo 16, <text:span text:style-name="T1004">del 18 y del 86</text:span>, David, <text:span text:style-name="T1265">el hombre acorde al corazón de Dios,</text:span> fue al “Sheol” cuando murió <text:note text:id="ftn233" text:note-class="footnote"><text:note-citation>233</text:note-citation><text:note-body><text:p text:style-name="Footnote"><text:s/><text:span text:style-name="T994">Salmo 16:10 </text:span><text:a xlink:type="simple" xlink:href="https://biblehub.com/text/psalms/16-10.htm" text:style-name="Internet_20_link" text:visited-style-name="Visited_20_Internet_20_Link"><text:span text:style-name="T994">biblehub</text:span></text:a></text:p></text:note-body></text:note>. </text:p>
      <text:p text:style-name="P440">Según el antiguo testamento <text:span text:style-name="T1266">TODOS</text:span> los muertos van a parar al “Sheol”, <text:span text:style-name="T1267">tanto l</text:span>os que consideramos buenos y <text:span text:style-name="T1267">como </text:span>los que consideramos malos. Todos los muertos.</text:p>
      <text:h text:style-name="Heading_20_3" text:outline-level="3">Levantar.</text:h>
      <text:p text:style-name="P448"><text:span text:style-name="T996">De 1ra Samuel 2, se entiende que YHWH es el que hace decender al “Sheol” y también de el levanta a los muertos </text:span><text:span text:style-name="T996"><text:note text:id="ftn234" text:note-class="footnote"><text:note-citation>234</text:note-citation><text:note-body><text:p text:style-name="Footnote"><text:s/><text:span text:style-name="T996">1</text:span> <text:span text:style-name="T996">Samuel 2:6 </text:span><text:a xlink:type="simple" xlink:href="https://biblehub.com/text/1_samuel/2-6.htm" text:style-name="Internet_20_link" text:visited-style-name="Visited_20_Internet_20_Link"><text:span text:style-name="T996">biblehub</text:span></text:a></text:p></text:note-body></text:note></text:span><text:span text:style-name="T996">. De Amos 9, nadie puede esconderse en el “Sheol” porque YHWH los saca, los levanta, del “Sheol” </text:span><text:span text:style-name="T996"><text:note text:id="ftn235" text:note-class="footnote"><text:note-citation>235</text:note-citation><text:note-body><text:p text:style-name="Footnote"><text:s/><text:span text:style-name="T996">Amos 9:2 </text:span><text:a xlink:type="simple" xlink:href="https://biblehub.com/text/amos/9-2.htm" text:style-name="Internet_20_link" text:visited-style-name="Visited_20_Internet_20_Link"><text:span text:style-name="T996">biblehub</text:span></text:a></text:p></text:note-body></text:note></text:span><text:span text:style-name="T996">. Del Salmo 16, YHWH no deja a su amigo en el “Sheol” </text:span><text:span text:style-name="T996"><text:note text:id="ftn236" text:note-class="footnote"><text:note-citation>236</text:note-citation><text:note-body><text:p text:style-name="Footnote"><text:s/><text:span text:style-name="T994">Salmo 16:10 </text:span><text:a xlink:type="simple" xlink:href="https://biblehub.com/text/psalms/16-10.htm" text:style-name="Internet_20_link" text:visited-style-name="Visited_20_Internet_20_Link"><text:span text:style-name="T994">biblehub</text:span></text:a></text:p></text:note-body></text:note></text:span><text:span text:style-name="T996">. Del Salmo 30, lo mismo, YHWH levanta del “Sheol” </text:span><text:span text:style-name="T996"><text:note text:id="ftn237" text:note-class="footnote"><text:note-citation>237</text:note-citation><text:note-body><text:p text:style-name="Footnote"><text:s/><text:span text:style-name="T996">Salmo 30:3 </text:span><text:a xlink:type="simple" xlink:href="https://biblehub.com/text/psalms/30-3.htm" text:style-name="Internet_20_link" text:visited-style-name="Visited_20_Internet_20_Link"><text:span text:style-name="T996">biblehub</text:span></text:a></text:p></text:note-body></text:note></text:span><text:span text:style-name="T996">. De Oseas, YHWH rescata del “Sheol” y la muerte ya no tiene aguijón </text:span><text:span text:style-name="T996"><text:note text:id="ftn238" text:note-class="footnote"><text:note-citation>238</text:note-citation><text:note-body><text:p text:style-name="Footnote"><text:s/><text:span text:style-name="T996">Oseas 13:14 </text:span><text:a xlink:type="simple" xlink:href="https://biblehub.com/text/hosea/13-14.htm" text:style-name="Internet_20_link" text:visited-style-name="Visited_20_Internet_20_Link"><text:span text:style-name="T996">biblehub</text:span></text:a></text:p></text:note-body></text:note></text:span><text:span text:style-name="T996">. </text:span></text:p>
      <text:p text:style-name="P430">Según la Tanakh, el antiguo testamento, las escrituras hebreas, del “Sheol” se puede salir. Se sale cuando YHWH lo saca a uno del “Sheol”. Cuando YHWH levanta a la <text:soft-page-break/>persona del “Sheol”. <text:span text:style-name="T1005">Jesucristo fue al Sheol cuando murió y salió del Sheol cuando resucitó.</text:span></text:p>
      <text:h text:style-name="Heading_20_3" text:outline-level="3">Nada.</text:h>
      <text:p text:style-name="P449">De 1ra Samuel 2, <text:span text:style-name="T1016">se entiende que </text:span>no hay vida en el “Sheol”, parece obvio pero a algunos se les olvida <text:span text:style-name="T996"><text:note text:id="ftn239" text:note-class="footnote"><text:note-citation>239</text:note-citation><text:note-body><text:p text:style-name="Footnote"><text:s/><text:span text:style-name="T996">1</text:span> <text:span text:style-name="T996">Samuel 2:6 </text:span><text:a xlink:type="simple" xlink:href="https://biblehub.com/text/1_samuel/2-6.htm" text:style-name="Internet_20_link" text:visited-style-name="Visited_20_Internet_20_Link"><text:span text:style-name="T996">biblehub</text:span></text:a></text:p></text:note-body></text:note></text:span>. De Job 14, en el “Sheol” no se siente la ira de YHWH <text:span text:style-name="T994"><text:note text:id="ftn240" text:note-class="footnote"><text:note-citation>240</text:note-citation><text:note-body><text:p text:style-name="Footnote"><text:s/><text:span text:style-name="T994">Job 14:13 </text:span><text:a xlink:type="simple" xlink:href="https://biblehub.com/text/job/14-13.htm" text:style-name="Internet_20_link" text:visited-style-name="Visited_20_Internet_20_Link"><text:span text:style-name="T994">biblehub</text:span></text:a></text:p></text:note-body></text:note></text:span>. De Proverbios 15, no hay pensamientos en el “Sheol” <text:note text:id="ftn241" text:note-class="footnote"><text:note-citation>241</text:note-citation><text:note-body><text:p text:style-name="Footnote"><text:s/><text:span text:style-name="T997">Proverbios 15:11 </text:span><text:a xlink:type="simple" xlink:href="https://biblehub.com/text/proverbs/15-11.htm" text:style-name="Internet_20_link" text:visited-style-name="Visited_20_Internet_20_Link"><text:span text:style-name="T997">biblehub</text:span></text:a></text:p></text:note-body></text:note>. Del Salmo 6, no hay recuerdos en el “Sheol” <text:note text:id="ftn242" text:note-class="footnote"><text:note-citation>242</text:note-citation><text:note-body><text:p text:style-name="Footnote"><text:s/><text:span text:style-name="T997">Salmo 6:5 </text:span><text:a xlink:type="simple" xlink:href="https://biblehub.com/text/psalms/6-5.htm" text:style-name="Internet_20_link" text:visited-style-name="Visited_20_Internet_20_Link"><text:span text:style-name="T997">biblehub</text:span></text:a></text:p></text:note-body></text:note>. Del Salmo 30, no hay vida en el “Sheol”, parece obvio pero a algunos se les olvida <text:span text:style-name="T996"><text:note text:id="ftn243" text:note-class="footnote"><text:note-citation>243</text:note-citation><text:note-body><text:p text:style-name="Footnote"><text:s/><text:span text:style-name="T996">Salmo 30:3 </text:span><text:a xlink:type="simple" xlink:href="https://biblehub.com/text/psalms/30-3.htm" text:style-name="Internet_20_link" text:visited-style-name="Visited_20_Internet_20_Link"><text:span text:style-name="T996">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997">Eclesiastes 9:10 </text:span><text:a xlink:type="simple" xlink:href="https://biblehub.com/text/ecclesiastes/9-10.htm" text:style-name="Internet_20_link" text:visited-style-name="Visited_20_Internet_20_Link"><text:span text:style-name="T997">biblehub</text:span></text:a></text:p></text:note-body></text:note>.</text:p>
      <text:p text:style-name="P431">Según la Tanakh, <text:span text:style-name="T997">las escrituras hebreas, en el “Sheol” no pasa nada, se está muerto y punto.</text:span></text:p>
      <text:h text:style-name="Heading_20_3" text:outline-level="3">Diferen<text:span text:style-name="T998">te</text:span>.</text:h>
      <text:p text:style-name="P432">Solo haciendo un análisis del antiguo testamento vemos que hay grandes diferencias entre lo que nos muestra la biblia del “Sheol” y el concepto popular del “Infierno”.</text:p>
      <text:p text:style-name="P433"><text:span text:style-name="T1026">E</text:span>l <text:span text:style-name="T1023">actual </text:span>concepto popular <text:span text:style-name="T1023">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024">No es un concepto que Jesucristo usara. Este concepto termina pasando </text:span>a los Romanos <text:span text:style-name="T1025">en la palabra latina “inferno” </text:span>y de estos al actual concepto popular <text:span text:style-name="T1023">del “infierno”</text:span>.</text:p>
      <text:p text:style-name="P436">Se mezclaron los conceptos porque, en su momento, la mejor traducción al griego de “Sheol” fue “Hadés” y la traducción Septuaginta fue la base para las demás traducciones.</text:p>
      <text:p text:style-name="P451"><text:span text:style-name="T1029">El vocablo</text:span> “Hadés” es usada en el nuevo testamento de manera consistente con el concepto de “Sheol” del antiguo testamento y <text:span text:style-name="T1028">NO</text:span> con el concepto griego de “Hadés” que por supuesto <text:span text:style-name="T1028">NO</text:span> es hebreo y <text:span text:style-name="T1028">NO</text:span> sería usado por Jesucristo, <text:span text:style-name="T1030">el mas hebreo de todos los hebreos</text:span>.</text:p>
      <text:p text:style-name="P435">Algunos de los versículos del nuevo testamento que ratifican el concepto <text:span text:style-name="T1027">de “Sheol” </text:span>del antiguo testamento, ya se mencionaron en esta presentación, y están en boca de Jesucristo. </text:p>
      <text:p text:style-name="P437"><text:soft-page-break/><text:span text:style-name="T504">En</text:span><text:span text:style-name="T331"> Juan 11 </text:span><text:span text:style-name="T392">Jesús</text:span><text:span text:style-name="T331"> afirma que: </text:span><text:span text:style-name="Bible_5f_text"><text:span text:style-name="T331">"Nuestro amigo Lázaro duerme pero voy para despertarlo" </text:span></text:span><text:span text:style-name="Bible_5f_text"><text:span text:style-name="T331"><text:note text:id="ftn245" text:note-class="footnote"><text:note-citation>245</text:note-citation><text:note-body><text:p text:style-name="Footnote"><text:span text:style-name="T331"><text:s/></text:span><text:span text:style-name="T362">Juan 11:11 </text:span><text:a xlink:type="simple" xlink:href="https://www.biblegateway.com/passage/?search=Juan+11%3A11&amp;version=RVA-2015" text:style-name="Internet_20_link" text:visited-style-name="Visited_20_Internet_20_Link"><text:span text:style-name="T362">RVA-2015</text:span></text:a></text:p></text:note-body></text:note></text:span></text:span><text:span text:style-name="T331"><text:s/>y luego explica </text:span><text:span text:style-name="Bible_5f_text"><text:span text:style-name="T331">"</text:span></text:span><text:span text:style-name="Bible_5f_text"><text:span text:style-name="T392">Lázaro</text:span></text:span><text:span text:style-name="Bible_5f_text"><text:span text:style-name="T331"> </text:span></text:span><text:span text:style-name="Bible_5f_text"><text:span text:style-name="T362">h</text:span></text:span><text:span text:style-name="Bible_5f_text"><text:span text:style-name="T331">a muerto" </text:span></text:span><text:span text:style-name="Bible_5f_text"><text:span text:style-name="T331"><text:note text:id="ftn246" text:note-class="footnote"><text:note-citation>246</text:note-citation><text:note-body><text:p text:style-name="Footnote"><text:span text:style-name="T331"><text:s/></text:span><text:span text:style-name="T362">Juan 11:14 </text:span><text:a xlink:type="simple" xlink:href="https://www.biblegateway.com/passage/?search=Juan+11%3A14&amp;version=RVA-2015" text:style-name="Internet_20_link" text:visited-style-name="Visited_20_Internet_20_Link"><text:span text:style-name="T362">RVA-2015</text:span></text:a></text:p></text:note-body></text:note></text:span></text:span><text:span text:style-name="T331">.</text:span><text:span text:style-name="T392"> </text:span><text:span text:style-name="T504">En</text:span><text:span text:style-name="T331"> Marcos 5 y Lucas 8 Yeshua afirma: "La niña no esta muerta, sino dormida" </text:span><text:span text:style-name="T331"><text:note text:id="ftn247" text:note-class="footnote"><text:note-citation>247</text:note-citation><text:note-body><text:p text:style-name="Footnote"><text:span text:style-name="T331"><text:s/></text:span><text:span text:style-name="T363">Marcos 5:39 </text:span><text:a xlink:type="simple" xlink:href="https://www.biblegateway.com/passage/?search=Marcos+5%3A39&amp;version=RVA" text:style-name="Internet_20_link" text:visited-style-name="Visited_20_Internet_20_Link"><text:span text:style-name="T363">RVA</text:span></text:a><text:span text:style-name="T363"> Lucas 8:52 </text:span><text:a xlink:type="simple" xlink:href="https://www.biblegateway.com/passage/?search=Lucas+8%3A52&amp;version=RVA" text:style-name="Internet_20_link" text:visited-style-name="Visited_20_Internet_20_Link"><text:span text:style-name="T363">RVA</text:span></text:a></text:p></text:note-body></text:note></text:span><text:span text:style-name="T331">. </text:span></text:p>
      <text:p text:style-name="P434"><text:span text:style-name="T505">Mateo 27 también usa la misma terminología </text:span><text:span text:style-name="T505"><text:note text:id="ftn248" text:note-class="footnote"><text:note-citation>248</text:note-citation><text:note-body><text:p text:style-name="Footnote"><text:s/><text:span text:style-name="T1001">Mateo 27:52 </text:span><text:a xlink:type="simple" xlink:href="https://biblehub.com/text/matthew/27-52.htm" text:style-name="Internet_20_link" text:visited-style-name="Visited_20_Internet_20_Link"><text:span text:style-name="T1001">biblehub</text:span></text:a></text:p></text:note-body></text:note></text:span><text:span text:style-name="T505">. Y </text:span><text:span text:style-name="T331">Pablo usa la misma terminología en 1ra Corintios 11 </text:span><text:span text:style-name="T331"><text:note text:id="ftn249" text:note-class="footnote"><text:note-citation>249</text:note-citation><text:note-body><text:p text:style-name="Footnote"><text:s/><text:span text:style-name="T999">1</text:span> <text:span text:style-name="T999">Corintios 11:30 </text:span><text:a xlink:type="simple" xlink:href="https://biblehub.com/text/1_corinthians/11-30.htm" text:style-name="Internet_20_link" text:visited-style-name="Visited_20_Internet_20_Link"><text:span text:style-name="T999">biblehub</text:span></text:a></text:p></text:note-body></text:note></text:span><text:span text:style-name="T331"><text:s/>y en 1ra Tesalonisenses 4 </text:span><text:span text:style-name="T331"><text:note text:id="ftn250" text:note-class="footnote"><text:note-citation>250</text:note-citation><text:note-body><text:p text:style-name="Footnote"><text:s/><text:span text:style-name="T1000">1 Tesalonisenses 4:13 </text:span><text:a xlink:type="simple" xlink:href="https://biblehub.com/text/1_thessalonians/4-13.htm" text:style-name="Internet_20_link" text:visited-style-name="Visited_20_Internet_20_Link"><text:span text:style-name="T1000">biblehub</text:span></text:a></text:p></text:note-body></text:note></text:span><text:span text:style-name="T331">.</text:span></text:p>
      <text:p text:style-name="P438"><text:span text:style-name="T331">En Hechos 2, Jesucristo sale del “Sheol” hebreo </text:span><text:span text:style-name="T331"><text:note text:id="ftn251" text:note-class="footnote"><text:note-citation>251</text:note-citation><text:note-body><text:p text:style-name="Footnote"><text:s/><text:span text:style-name="T1002">Hechos 2:27 </text:span><text:a xlink:type="simple" xlink:href="https://biblehub.com/text/acts/2-27.htm" text:style-name="Internet_20_link" text:visited-style-name="Visited_20_Internet_20_Link"><text:span text:style-name="T1002">biblehub</text:span></text:a></text:p></text:note-body></text:note></text:span><text:span text:style-name="T331">. Pedro citado por Lucas le habla a </text:span><text:span text:style-name="T506">una</text:span><text:span text:style-name="T331"> multitud y cita al rey David. El vocablo en Hechos es obviamente “Hadés” pero sabemos por el contexto que está citando del antiguo testamento el vocablo “Sheol”.</text:span></text:p>
      <text:p text:style-name="P439"><text:span text:style-name="T331">Es de anotar que algunos quisieran poner a Jesucristo predicando el evangelio en el “Sheol” por el versículo de 1ra Pedro que dice que </text:span><text:span text:style-name="T506">se le </text:span><text:span text:style-name="T331">predico el evangelio a los muertos <text:s/></text:span><text:span text:style-name="T331"><text:note text:id="ftn252" text:note-class="footnote"><text:note-citation>252</text:note-citation><text:note-body><text:p text:style-name="Footnote"><text:s/><text:span text:style-name="T1003">1 Pedro 4:6 </text:span><text:a xlink:type="simple" xlink:href="https://biblehub.com/text/1_peter/4-6.htm" text:style-name="Internet_20_link" text:visited-style-name="Visited_20_Internet_20_Link"><text:span text:style-name="T1003">biblehub</text:span></text:a></text:p></text:note-body></text:note></text:span><text:span text:style-name="T331">, pero en ninguna parte </text:span><text:span text:style-name="T508">del contexto </text:span><text:span text:style-name="T331">aparece el vocablo G86, el “Hadés”. </text:span><text:span text:style-name="T508">Y</text:span><text:span text:style-name="T331"> obviamente, “</text:span><text:span text:style-name="T509">los muertos”,</text:span><text:span text:style-name="T331"> </text:span><text:span text:style-name="T509">en este contexto, </text:span><text:span text:style-name="T331">tiene</text:span><text:span text:style-name="T509">n</text:span><text:span text:style-name="T331"> el mismo sentido que usa el mismo Jesucristo cuando se refiere a personas </text:span><text:span text:style-name="T510">VIVAS</text:span><text:span text:style-name="T331"> físicamente pero </text:span><text:span text:style-name="T510">MUERTAS</text:span><text:span text:style-name="T331"> espiritualmente, </text:span><text:span text:style-name="T506">porque de lo contrario no sería un concepto hebreo. </text:span><text:span text:style-name="T511">D</text:span><text:span text:style-name="T506">e las escrituras hebreas. </text:span><text:span text:style-name="T508">Y</text:span><text:span text:style-name="T506"> Jesucristo vino a cumplir las profecías, a confirmar, a llenar, a completar, </text:span><text:span text:style-name="T507">a darles </text:span><text:span text:style-name="T511">PLENITUD</text:span><text:span text:style-name="T507">, a</text:span><text:span text:style-name="T506"> las escrituras hebreas. </text:span><text:span text:style-name="T519">Es </text:span><text:span text:style-name="T520">evidente</text:span><text:span text:style-name="T516"> que </text:span><text:span text:style-name="T518">Jesucristo </text:span><text:span text:style-name="T516">predic</text:span><text:span text:style-name="T517">ó</text:span><text:span text:style-name="T516"> el evangelio a los muertos </text:span><text:span text:style-name="T518">porque</text:span><text:span text:style-name="T516"> todos estaban muertos espiritualmente antes de Jesucristo. </text:span></text:p>
      <text:p text:style-name="P230">El nuevo testamento ratifica el antiguo. Jesucristo estuvo en el sepulcro, muerto, sin hacer nada y ahora está vivo porque salió del sepulcro al resucitar. <text:span text:style-name="T1006">Y, según Jesucristo, cuando se resucita es para no morir porque ya no se puede morir</text:span>.</text:p>
      <text:p text:style-name="P442"><text:span text:style-name="T513">Lo único que tienen en común e</text:span><text:span text:style-name="T331">l “Sheol” </text:span><text:span text:style-name="T513">de las escrituras hebreas con el </text:span><text:span text:style-name="T512">popular “infierno” </text:span><text:span text:style-name="T513">es que </text:span><text:span text:style-name="T515">ambos </text:span><text:span text:style-name="T513">tienen muertos, </text:span><text:span text:style-name="T514">pero ni siquiera son los mismos muertos.</text:span></text:p>
      <text:h text:style-name="P1016" text:outline-level="2">Gé-Henná. Vocablo G1067.</text:h>
      <text:p text:style-name="P571">El segundo y último de los dos vocablos griegos usados por Jesucristo, según los evangelios, y traducidos como “infierno”, es el “GéHenna”.</text:p>
      <text:p text:style-name="P443"><text:span text:style-name="T1059">El Gé-Henná, es decir e</text:span>l valle de Hinom <text:span text:style-name="T1010">descrito por</text:span> Jesucristo <text:span text:style-name="T1009">en 11 versículos de los evangelios de Mateo, Marcos y Lucas, y nombrado una vez en la carta de Santiago, ese que terminó siendo traducido como “infierno”, </text:span>tiene una serie de características <text:span text:style-name="T990">que se deducen por el contexto en el que se usa el vocablo</text:span>.</text:p>
      <text:h text:style-name="Heading_20_3" text:outline-level="3"><text:soft-page-break/><text:span text:style-name="T1014">Es de f</text:span>uego.</text:h>
      <text:p text:style-name="P444">De Mateo 5 <text:note text:id="ftn253" text:note-class="footnote"><text:note-citation>253</text:note-citation><text:note-body><text:p text:style-name="Footnote"><text:s/><text:span text:style-name="T1010">Mateo 5:22 </text:span><text:a xlink:type="simple" xlink:href="https://biblehub.com/text/matthew/5-22.htm" text:style-name="Internet_20_link" text:visited-style-name="Visited_20_Internet_20_Link"><text:span text:style-name="T1010">biblehub</text:span></text:a> </text:p></text:note-body></text:note>, <text:span text:style-name="T1016">d</text:span>e Mateo <text:span text:style-name="T1011">18 </text:span><text:span text:style-name="T1011"><text:note text:id="ftn254" text:note-class="footnote"><text:note-citation>254</text:note-citation><text:note-body><text:p text:style-name="P942"><text:s/><text:span text:style-name="T1011">Mateo 18:8 </text:span><text:a xlink:type="simple" xlink:href="https://biblehub.com/text/matthew/18-8.htm" text:style-name="Internet_20_link" text:visited-style-name="Visited_20_Internet_20_Link"><text:span text:style-name="T1011">biblehub</text:span></text:a><text:span text:style-name="T1011"> Mateo 18:9 </text:span><text:a xlink:type="simple" xlink:href="https://biblehub.com/text/matthew/18-9.htm" text:style-name="Internet_20_link" text:visited-style-name="Visited_20_Internet_20_Link"><text:span text:style-name="T1011">biblehub</text:span></text:a></text:p></text:note-body></text:note></text:span><text:span text:style-name="T1011"><text:s/>y de Marcos 9 </text:span><text:span text:style-name="T1011"><text:note text:id="ftn255" text:note-class="footnote"><text:note-citation>255</text:note-citation><text:note-body><text:p text:style-name="Footnote"><text:s/><text:span text:style-name="T1012">Marcos 9:43 </text:span><text:a xlink:type="simple" xlink:href="https://biblehub.com/text/mark/9-43.htm" text:style-name="Internet_20_link" text:visited-style-name="Visited_20_Internet_20_Link"><text:span text:style-name="T1012">biblehub</text:span></text:a> <text:span text:style-name="T1012">Marcos 9:48 </text:span><text:a xlink:type="simple" xlink:href="https://biblehub.com/text/mark/9-48.htm" text:style-name="Internet_20_link" text:visited-style-name="Visited_20_Internet_20_Link"><text:span text:style-name="T1012">biblehub</text:span></text:a></text:p></text:note-body></text:note></text:span><text:span text:style-name="T1011">, se entiende que ese valle es de fuego. El valle de Hinom del que habla Jesucristo es de fuego.</text:span></text:p>
      <text:h text:style-name="Heading_20_3" text:outline-level="3">No se apaga.</text:h>
      <text:p text:style-name="P444"><text:span text:style-name="T1011">De Marcos 9 </text:span><text:span text:style-name="T1011"><text:note text:id="ftn256" text:note-class="footnote"><text:note-citation>256</text:note-citation><text:note-body><text:p text:style-name="Footnote"><text:s/><text:span text:style-name="T1012">Marcos 9:43 </text:span><text:a xlink:type="simple" xlink:href="https://biblehub.com/text/mark/9-43.htm" text:style-name="Internet_20_link" text:visited-style-name="Visited_20_Internet_20_Link"><text:span text:style-name="T1012">biblehub</text:span></text:a> <text:span text:style-name="T1012">Marcos 9:48 </text:span><text:a xlink:type="simple" xlink:href="https://biblehub.com/text/mark/9-48.htm" text:style-name="Internet_20_link" text:visited-style-name="Visited_20_Internet_20_Link"><text:span text:style-name="T1012">biblehub</text:span></text:a></text:p></text:note-body></text:note></text:span><text:span text:style-name="T1011">, se entiende que es de un fuego que no se apaga. En este capitulo se hace evidente la referencia biblica a Isaias 66 </text:span><text:span text:style-name="T1011"><text:note text:id="ftn257" text:note-class="footnote"><text:note-citation>257</text:note-citation><text:note-body><text:p text:style-name="Footnote"><text:s/><text:span text:style-name="T1031">Isaías 66:24 </text:span><text:a xlink:type="simple" xlink:href="https://biblehub.com/text/isaiah/66-24.htm" text:style-name="Internet_20_link" text:visited-style-name="Visited_20_Internet_20_Link"><text:span text:style-name="T1031">biblehub</text:span></text:a></text:p></text:note-body></text:note></text:span><text:span text:style-name="T1011"><text:s/>porque utiliza la misma terminología. En hebreo es la frase “no apaga”.</text:span></text:p>
      <text:h text:style-name="Heading_20_3" text:outline-level="3"><text:span text:style-name="T1034">Vida</text:span>.</text:h>
      <text:p text:style-name="P454"><text:span text:style-name="T1010">De Mateo 18 </text:span><text:span text:style-name="T1010"><text:note text:id="ftn258" text:note-class="footnote"><text:note-citation>258</text:note-citation><text:note-body><text:p text:style-name="P942"><text:s/><text:span text:style-name="T1011">Mateo 18:9 </text:span><text:a xlink:type="simple" xlink:href="https://biblehub.com/text/matthew/18-9.htm" text:style-name="Internet_20_link" text:visited-style-name="Visited_20_Internet_20_Link"><text:span text:style-name="T1011">biblehub</text:span></text:a></text:p></text:note-body></text:note></text:span><text:span text:style-name="T1010"><text:s/>y </text:span>De Marcos 9 <text:note text:id="ftn259" text:note-class="footnote"><text:note-citation>259</text:note-citation><text:note-body><text:p text:style-name="P944"><text:s/><text:span text:style-name="T1035">Marcos 9:43 </text:span><text:a xlink:type="simple" xlink:href="https://biblehub.com/text/mark/9-43.htm" text:style-name="Internet_20_link" text:visited-style-name="Visited_20_Internet_20_Link"><text:span text:style-name="T1035">biblehub</text:span></text:a> <text:s/><text:span text:style-name="T1035">Marcos 9:45 </text:span><text:a xlink:type="simple" xlink:href="https://biblehub.com/text/mark/9-45.htm" text:style-name="Internet_20_link" text:visited-style-name="Visited_20_Internet_20_Link"><text:span text:style-name="T1035">biblehub</text:span></text:a></text:p></text:note-body></text:note>, <text:span text:style-name="T1036">se entiende que entrar a la Vida </text:span>y ser puesto en este valle son dos cosas exclusivas. <text:span text:style-name="T1041">T</text:span>ambién nos indica que antes de <text:span text:style-name="T1036">poder </text:span>entrar <text:span text:style-name="T1036">a </text:span>l<text:span text:style-name="T1036">a</text:span> <text:span text:style-name="T1036">Vida</text:span> era imposible ser lanzado a este valle. <text:span text:style-name="T1036">Y recordemos que nuestro Señor dice </text:span><text:span text:style-name="Bible_5f_text"><text:span text:style-name="T1036">“Yo soy el camino, la verdad y la vida” </text:span></text:span><text:span text:style-name="Bible_5f_text"><text:span text:style-name="T1036"><text:note text:id="ftn260" text:note-class="footnote"><text:note-citation>260</text:note-citation><text:note-body><text:p text:style-name="P945"><text:s/><text:span text:style-name="T909">Juan 14:6 </text:span><text:a xlink:type="simple" xlink:href="https://www.biblegateway.com/passage/?search=Juan+14%3A6&amp;version=RVA-2015" text:style-name="Internet_20_link" text:visited-style-name="Visited_20_Internet_20_Link"><text:span text:style-name="T909">RVA-2015</text:span></text:a></text:p></text:note-body></text:note></text:span></text:span><text:span text:style-name="T1036">, el es la Vida, antes de el era imposible entrar a la Vida. Luego antes de Jesucristo, era imposible poner a alguien en este valle.</text:span></text:p>
      <text:h text:style-name="Heading_20_3" text:outline-level="3"><text:span text:style-name="T1034">Reino de Dios</text:span>.</text:h>
      <text:p text:style-name="P455"><text:span text:style-name="T1035">De Marcos 9 </text:span><text:span text:style-name="T1035"><text:note text:id="ftn261" text:note-class="footnote"><text:note-citation>261</text:note-citation><text:note-body><text:p text:style-name="Footnote"><text:s/><text:span text:style-name="T1035">Marcos 9:47 </text:span><text:a xlink:type="simple" xlink:href="https://biblehub.com/text/mark/9-47.htm" text:style-name="Internet_20_link" text:visited-style-name="Visited_20_Internet_20_Link"><text:span text:style-name="T1035">biblehub</text:span></text:a></text:p></text:note-body></text:note></text:span><text:span text:style-name="T1035">,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35">“</text:span></text:span><text:bookmark text:name="es-RVA-2015-25340"/><text:span text:style-name="Bible_5f_text">Sanen a los enfermos que haya allí y díganles: ‘El reino de Dios se ha acercado a ustedes’</text:span><text:span text:style-name="Bible_5f_text"><text:span text:style-name="T1037">” </text:span></text:span><text:span text:style-name="Bible_5f_text"><text:span text:style-name="T1037"><text:note text:id="ftn262" text:note-class="footnote"><text:note-citation>262</text:note-citation><text:note-body><text:p text:style-name="Footnote"><text:s/><text:span text:style-name="T1037">Lucas 10:9 </text:span><text:a xlink:type="simple" xlink:href="https://www.biblegateway.com/passage/?search=Lucas+10%3A9&amp;version=RVA-2015" text:style-name="Internet_20_link" text:visited-style-name="Visited_20_Internet_20_Link"><text:span text:style-name="T1037">RVA-2015</text:span></text:a></text:p></text:note-body></text:note></text:span></text:span><text:span text:style-name="T1037">, en Lucas 11, les dice a los que lo acusaban de obtener su poder de Beelzebu, que: </text:span><text:span text:style-name="Bible_5f_text"><text:span text:style-name="T1037">“</text:span></text:span><text:bookmark text:name="es-RVA-2015-25393"/><text:span text:style-name="Bible_5f_text">si por el dedo de Dios yo echo fuera los demonios, ciertamente ha llegado a ustedes el reino de Dios</text:span><text:span text:style-name="Bible_5f_text"><text:span text:style-name="T1037">” </text:span></text:span><text:span text:style-name="Bible_5f_text"><text:span text:style-name="T1037"><text:note text:id="ftn263" text:note-class="footnote"><text:note-citation>263</text:note-citation><text:note-body><text:p text:style-name="Footnote"><text:s/><text:span text:style-name="T1038">Lucas 11:20 </text:span><text:a xlink:type="simple" xlink:href="https://www.biblegateway.com/passage/?search=Lucas+11%3A20&amp;version=RVA-2015" text:style-name="Internet_20_link" text:visited-style-name="Visited_20_Internet_20_Link"><text:span text:style-name="T1038">RVA-2015</text:span></text:a></text:p></text:note-body></text:note></text:span></text:span><text:span text:style-name="T1037">, en Lucas 17, </text:span><text:span text:style-name="Bible_5f_text"><text:span text:style-name="T1037">“</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37">” </text:span></text:span><text:span text:style-name="Bible_5f_text"><text:span text:style-name="T1037"><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39">RVA-2015</text:span></text:a></text:p></text:note-body></text:note></text:span></text:span><text:span text:style-name="T1037">. Y Pablo despidiendose de los de Efeso dice </text:span><text:span text:style-name="Bible_5f_text"><text:span text:style-name="T1037">“</text:span></text:span><text:bookmark text:name="es-RVA-27651"/><text:span text:style-name="Bible_5f_text">Y ahora, he aquí, yo sé que ninguno de todos vosotros, por quien he pasado predicando el reino de Dios, verá más mi rostro</text:span><text:span text:style-name="Bible_5f_text"><text:span text:style-name="T1037">” </text:span></text:span><text:span text:style-name="Bible_5f_text"><text:span text:style-name="T1037"><text:note text:id="ftn265" text:note-class="footnote"><text:note-citation>265</text:note-citation><text:note-body><text:p text:style-name="Footnote"><text:s/><text:span text:style-name="T1040">Hechos 20:25 </text:span><text:a xlink:type="simple" xlink:href="https://www.biblegateway.com/passage/?search=Hechos+20%3A25&amp;version=RVA" text:style-name="Internet_20_link" text:visited-style-name="Visited_20_Internet_20_Link"><text:span text:style-name="T1040">RVA</text:span></text:a></text:p></text:note-body></text:note></text:span></text:span><text:span text:style-name="T1037">. Antes de Jesucristo el Reino de Dios no había llegado, luego antes de Jesucristo era imposible poner a alguien en este valle.</text:span></text:p>
      <text:h text:style-name="Heading_20_3" text:outline-level="3">Eterno.</text:h>
      <text:p text:style-name="P457"><text:span text:style-name="T1010">De Mateo 18 </text:span><text:span text:style-name="T1010"><text:note text:id="ftn266" text:note-class="footnote"><text:note-citation>266</text:note-citation><text:note-body><text:p text:style-name="P942"><text:s/><text:span text:style-name="T1011">Mateo 18:8 </text:span><text:a xlink:type="simple" xlink:href="https://biblehub.com/text/matthew/18-8.htm" text:style-name="Internet_20_link" text:visited-style-name="Visited_20_Internet_20_Link"><text:span text:style-name="T1011">biblehub</text:span></text:a><text:span text:style-name="T1011"> Mateo 18:9 </text:span><text:a xlink:type="simple" xlink:href="https://biblehub.com/text/matthew/18-9.htm" text:style-name="Internet_20_link" text:visited-style-name="Visited_20_Internet_20_Link"><text:span text:style-name="T1011">biblehub</text:span></text:a></text:p></text:note-body></text:note></text:span><text:span text:style-name="T1010">, se entiende que el fuego de ese valle es eterno. Aquí el vocablo es el G166 </text:span><text:span text:style-name="T1010"><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1021">G166</text:span></text:a></text:p></text:note-body></text:note></text:span><text:span text:style-name="T1010">, “</text:span>aiónios”, <text:span text:style-name="T1021">que es el mismo que se usa para la vida eterna.</text:span></text:p>
      <text:h text:style-name="Heading_20_3" text:outline-level="3"><text:soft-page-break/>Todos.</text:h>
      <text:p text:style-name="P445"><text:span text:style-name="T1011">De Marcos 9 </text:span><text:span text:style-name="T1011"><text:note text:id="ftn268" text:note-class="footnote"><text:note-citation>268</text:note-citation><text:note-body><text:p text:style-name="Footnote"><text:s/><text:span text:style-name="T1012">Marcos 9:49 </text:span><text:a xlink:type="simple" xlink:href="https://biblehub.com/text/mark/9-49.htm" text:style-name="Internet_20_link" text:visited-style-name="Visited_20_Internet_20_Link"><text:span text:style-name="T1012">biblehub</text:span></text:a></text:p></text:note-body></text:note></text:span><text:span text:style-name="T1011">, se entiende que todos serán salados con el mismo fuego de ese valle.</text:span></text:p>
      <text:h text:style-name="Heading_20_3" text:outline-level="3">Juicio.</text:h>
      <text:p text:style-name="P447">De Mateo 23 <text:note text:id="ftn269" text:note-class="footnote"><text:note-citation>269</text:note-citation><text:note-body><text:p text:style-name="Footnote"><text:s/><text:span text:style-name="T1012">Mateo 23:33 </text:span><text:a xlink:type="simple" xlink:href="https://biblehub.com/text/matthew/23-33.htm" text:style-name="Internet_20_link" text:visited-style-name="Visited_20_Internet_20_Link"><text:span text:style-name="T1012">biblehub</text:span></text:a></text:p></text:note-body></text:note>, <text:span text:style-name="T1011">se entiende que en ese valle se ejecuta un juicio.</text:span></text:p>
      <text:h text:style-name="Heading_20_3" text:outline-level="3">Antes.</text:h>
      <text:p text:style-name="P446">De Mateo 23 <text:note text:id="ftn270" text:note-class="footnote"><text:note-citation>270</text:note-citation><text:note-body><text:p text:style-name="Footnote"><text:s/><text:span text:style-name="T1012">Mateo 23:15 </text:span><text:a xlink:type="simple" xlink:href="https://biblehub.com/text/matthew/23-15.htm" text:style-name="Internet_20_link" text:visited-style-name="Visited_20_Internet_20_Link"><text:span text:style-name="T1012">biblehub</text:span></text:a><text:span text:style-name="T1012"> Mateo 23:33 </text:span><text:a xlink:type="simple" xlink:href="https://biblehub.com/text/matthew/23-33.htm" text:style-name="Internet_20_link" text:visited-style-name="Visited_20_Internet_20_Link"><text:span text:style-name="T1012">biblehub</text:span></text:a></text:p></text:note-body></text:note>, <text:span text:style-name="T1016">de Marcos 9 </text:span><text:span text:style-name="T1016"><text:note text:id="ftn271" text:note-class="footnote"><text:note-citation>271</text:note-citation><text:note-body><text:p text:style-name="Footnote"><text:s/><text:span text:style-name="T1012">Marcos 9:49 </text:span><text:a xlink:type="simple" xlink:href="https://biblehub.com/text/mark/9-49.htm" text:style-name="Internet_20_link" text:visited-style-name="Visited_20_Internet_20_Link"><text:span text:style-name="T1012">biblehub</text:span></text:a></text:p></text:note-body></text:note></text:span><text:s/><text:span text:style-name="T1015">y</text:span> <text:span text:style-name="T1015">de Santiago 3 </text:span><text:span text:style-name="T1015"><text:note text:id="ftn272" text:note-class="footnote"><text:note-citation>272</text:note-citation><text:note-body><text:p text:style-name="Footnote"><text:s/><text:span text:style-name="T1013">Santiago 3:6 </text:span><text:a xlink:type="simple" xlink:href="https://biblehub.com/text/james/3-6.htm" text:style-name="Internet_20_link" text:visited-style-name="Visited_20_Internet_20_Link"><text:span text:style-name="T1013">biblehub</text:span></text:a></text:p></text:note-body></text:note></text:span><text:span text:style-name="T1015">,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Después.</text:h>
      <text:p text:style-name="P446">De <text:span text:style-name="T1013">Lucas 12 </text:span><text:span text:style-name="T1013"><text:note text:id="ftn273" text:note-class="footnote"><text:note-citation>273</text:note-citation><text:note-body><text:p text:style-name="Footnote"><text:s/><text:span text:style-name="T1013">Lucas 12:5 </text:span><text:a xlink:type="simple" xlink:href="https://biblehub.com/text/luke/12-5.htm" text:style-name="Internet_20_link" text:visited-style-name="Visited_20_Internet_20_Link"><text:span text:style-name="T1013">biblehub</text:span></text:a></text:p></text:note-body></text:note></text:span><text:span text:style-name="T1013">, se entiende que ese valle también actúa después de la resurrección física.</text:span></text:p>
      <text:h text:style-name="Heading_20_3" text:outline-level="3">El gusano <text:span text:style-name="T1033">no</text:span> muere.</text:h>
      <text:p text:style-name="P456"><text:span text:style-name="T1011">De Marcos 9 </text:span><text:span text:style-name="T1011"><text:note text:id="ftn274" text:note-class="footnote"><text:note-citation>274</text:note-citation><text:note-body><text:p text:style-name="Footnote"><text:s/><text:span text:style-name="T1012">Marcos 9:43 </text:span><text:a xlink:type="simple" xlink:href="https://biblehub.com/text/mark/9-43.htm" text:style-name="Internet_20_link" text:visited-style-name="Visited_20_Internet_20_Link"><text:span text:style-name="T1012">biblehub</text:span></text:a> <text:span text:style-name="T1012">Marcos 9:48 </text:span><text:a xlink:type="simple" xlink:href="https://biblehub.com/text/mark/9-48.htm" text:style-name="Internet_20_link" text:visited-style-name="Visited_20_Internet_20_Link"><text:span text:style-name="T1012">biblehub</text:span></text:a></text:p></text:note-body></text:note></text:span><text:span text:style-name="T1011">, se entiende que en ese valle el gusano no muere. En este capitulo se hace evidente la referencia bíblica a Isaias 66 </text:span><text:span text:style-name="T1011"><text:note text:id="ftn275" text:note-class="footnote"><text:note-citation>275</text:note-citation><text:note-body><text:p text:style-name="Footnote"><text:s/><text:span text:style-name="T1031">Isaías 66:24 </text:span><text:a xlink:type="simple" xlink:href="https://biblehub.com/text/isaiah/66-24.htm" text:style-name="Internet_20_link" text:visited-style-name="Visited_20_Internet_20_Link"><text:span text:style-name="T1031">biblehub</text:span></text:a></text:p></text:note-body></text:note></text:span><text:span text:style-name="T1011"><text:s/>porque utiliza la misma terminología. El gusano de Isaías 66 es el vocablo H8438 </text:span><text:span text:style-name="T1011"><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1017">H8438</text:span></text:a></text:p></text:note-body></text:note></text:span><text:span text:style-name="T1011"><text:s/>que hace referencia al “</text:span>coccus ilicis<text:span text:style-name="T1011">” que se usaba tanto para propósitos medicinales como para preparar un tinte escarlata. Este vocablo aparece casi en todas las partes de tela del tabernáculo de Moisés y en la vestidura de los sacerdotes del tabernáculo </text:span><text:span text:style-name="T1011"><text:note text:id="ftn277" text:note-class="footnote"><text:note-citation>277</text:note-citation><text:note-body><text:p text:style-name="P943"><text:s/><text:a xlink:type="simple" xlink:href="https://biblehub.com/hebrew/8438.htm" text:style-name="Internet_20_link" text:visited-style-name="Visited_20_Internet_20_Link"><text:span text:style-name="T1017">H8438</text:span></text:a><text:span text:style-name="T1017"> </text:span><text:a xlink:type="simple" xlink:href="https://biblehub.com/hebrew/strongs_8438.htm" text:style-name="Internet_20_link" text:visited-style-name="Visited_20_Internet_20_Link"><text:span text:style-name="T1017">biblehub</text:span></text:a></text:p></text:note-body></text:note></text:span><text:span text:style-name="T1011">. Es ademas el vocablo usado en el salmo 22 </text:span><text:span text:style-name="T1011"><text:note text:id="ftn278" text:note-class="footnote"><text:note-citation>278</text:note-citation><text:note-body><text:p text:style-name="Footnote"><text:s/><text:span text:style-name="T1017">Salmo 22:6 </text:span><text:a xlink:type="simple" xlink:href="https://biblehub.com/text/psalms/22-6.htm" text:style-name="Internet_20_link" text:visited-style-name="Visited_20_Internet_20_Link"><text:span text:style-name="T1017">biblehub</text:span></text:a></text:p></text:note-body></text:note></text:span><text:span text:style-name="T1011"><text:s/>citado por nuestro Señor en la cruz. Y es el mismo con el que, en Isaías 41, Dios llama “gusano” a Jacob </text:span><text:span text:style-name="T1011"><text:note text:id="ftn279" text:note-class="footnote"><text:note-citation>279</text:note-citation><text:note-body><text:p text:style-name="Footnote"><text:s/><text:span text:style-name="T1018">Isaías 41:14 </text:span><text:a xlink:type="simple" xlink:href="https://biblehub.com/text/isaiah/41-14.htm" text:style-name="Internet_20_link" text:visited-style-name="Visited_20_Internet_20_Link"><text:span text:style-name="T1018">biblehub</text:span></text:a></text:p></text:note-body></text:note></text:span><text:span text:style-name="T1011">. Tabernáculo, vestidos sacerdote, Jesucristo, Jacob. Todos el mismo “gusano” de Isaias 66. </text:span></text:p>
      <text:p text:style-name="P452">Pablo en 2da Corintios 5 <text:note text:id="ftn280" text:note-class="footnote"><text:note-citation>280</text:note-citation><text:note-body><text:p text:style-name="Footnote"><text:s/><text:span text:style-name="T1032">1 Corintios 5:1-5 </text:span><text:a xlink:type="simple" xlink:href="https://www.biblegateway.com/passage/?search=2+Corintios+5%3A1-5&amp;version=RVA" text:style-name="Internet_20_link" text:visited-style-name="Visited_20_Internet_20_Link"><text:span text:style-name="T1032">RVA</text:span></text:a></text:p></text:note-body></text:note><text:s/>compara nuestro cuerpo con una tienda, con un tabernáculo, porque así como la presencia de Dios estaba en el tabernaculo de Moises, el Espiritu Santo vive en el cuerpo de los creyentes. <text:span text:style-name="T1033">También</text:span> lo compara con un vestido <text:span text:style-name="T1033">que se reviste de la pureza del Espíritu Santo. </text:span></text:p>
      <text:p text:style-name="P458">Estas observaciones permiten concluir que el “gusano no muere” se refiere al cuerpo de la persona que esta en ese valle. El valle no es la causa de muerte del cuerpo de la persona, de la muerte física.</text:p>
      <text:h text:style-name="Heading_20_3" text:outline-level="3"><text:soft-page-break/>Destructor.</text:h>
      <text:p text:style-name="P453"><text:span text:style-name="T1010">De Mateo 10 </text:span><text:span text:style-name="T1010"><text:note text:id="ftn281" text:note-class="footnote"><text:note-citation>281</text:note-citation><text:note-body><text:p text:style-name="Footnote"><text:s/><text:span text:style-name="T1010">Mateo 10:28 </text:span><text:a xlink:type="simple" xlink:href="https://biblehub.com/text/matthew/10-28.htm" text:style-name="Internet_20_link" text:visited-style-name="Visited_20_Internet_20_Link"><text:span text:style-name="T1010">biblehub</text:span></text:a><text:span text:style-name="T1010"> </text:span><text:a xlink:type="simple" xlink:href="https://biblehub.com/greek/622.htm" text:style-name="Internet_20_link" text:visited-style-name="Visited_20_Internet_20_Link"><text:span text:style-name="T1010">G622</text:span></text:a></text:p></text:note-body></text:note></text:span><text:span text:style-name="T1010">, se entiende que existe una persona que puede usar ese valle para destruir cuerpo y espíritu. El vocablo para destruir es el G622 </text:span><text:span text:style-name="T1010"><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1019">G622</text:span></text:a> <text:a xlink:type="simple" xlink:href="https://biblehub.com/greek/strongs_622.htm" text:style-name="Internet_20_link" text:visited-style-name="Visited_20_Internet_20_Link"><text:span text:style-name="T1020">biblehub</text:span></text:a></text:p></text:note-body></text:note></text:span><text:span text:style-name="T1010"><text:s/>que no solo se usa en el sentido de “matar” sino también en el sentido de estar arruinado, o perdido. Por ejemplo se usa en Mateo 15 cuando nuestro Señor dice que </text:span><text:span text:style-name="Bible_5f_text"><text:span text:style-name="T1010">“</text:span></text:span><text:bookmark text:name="es-RVA-23658"/><text:span text:style-name="Bible_5f_text">No soy enviado sino á las ovejas perdidas de la casa de Israel.</text:span><text:span text:style-name="Bible_5f_text"><text:span text:style-name="T1016">” </text:span></text:span><text:span text:style-name="Bible_5f_text"><text:span text:style-name="T1016"><text:note text:id="ftn283" text:note-class="footnote"><text:note-citation>283</text:note-citation><text:note-body><text:p text:style-name="Footnote"><text:s/><text:span text:style-name="T1020">Mateo 15:24 </text:span><text:a xlink:type="simple" xlink:href="https://biblehub.com/text/matthew/15-24.htm" text:style-name="Internet_20_link" text:visited-style-name="Visited_20_Internet_20_Link"><text:span text:style-name="T1020">biblehub</text:span></text:a></text:p></text:note-body></text:note></text:span></text:span><text:span text:style-name="T1016">. Aquí evidentemente a estas ovejas no es que las hayan matado sino que están “destruidas”, “arruinadas”, “degradadas”, “perdidas” en la perdición.</text:span></text:p>
      <text:h text:style-name="Heading_20_3" text:outline-level="3">Diferente.</text:h>
      <text:p text:style-name="P460">Este concepto del valle de Hinom tiene varias características similares a las del popular “infierno”: es de fuego, ese fuego no se apaga, es eterno, <text:span text:style-name="T1043">ejecuta un juicio, </text:span>actúa después de la muerte física y es destructor sin llegar a acabar con el cuerpo.</text:p>
      <text:p text:style-name="P459"><text:span text:style-name="T1042">Pero e</text:span>ste concepto <text:span text:style-name="T1042">del valle de Hinom </text:span>que vemos reflejado en estas características <text:span text:style-name="T1042">también tiene</text:span> varias diferencias con el <text:span text:style-name="T1022">popular “infierno”: </text:span>actuá desde antes de la muerte física, solo existe desde que Jesucristo empezó a predicar el Reino de Dios, y el fuego que lo forma, sala, salpica, a <text:span text:style-name="T1221">todos</text:span> los vivos físicamente pero muertos espiritualmente.</text:p>
      <text:p text:style-name="P461">Es parecido pero diferente. Este es un concepto espiritual con efectos físicos, como el pecado, que también es un concepto espiritual con efectos físicos.</text:p>
      <text:p text:style-name="P462"><text:span text:style-name="T467">Lo interesante es que esto </text:span><text:span text:style-name="T463">es perfectamente coherente con las intenciones que Yeshua dice tener en Lucas 12 cuando afirma que: </text:span><text:span text:style-name="Bible_5f_text"><text:span text:style-name="T463">“He venido a echar fuego en la tierra. ¡Y cómo quisiera que ya estuviera encendido!” </text:span></text:span><text:span text:style-name="Bible_5f_text"><text:span text:style-name="T463"><text:note text:id="ftn284" text:note-class="footnote"><text:note-citation>284</text:note-citation><text:note-body><text:p text:style-name="Footnote"><text:s/><text:span text:style-name="T942">Lucas 12:49 </text:span><text:a xlink:type="simple" xlink:href="https://www.biblegateway.com/passage/?search=Lucas+12%3A49&amp;version=RVA-2015" text:style-name="Internet_20_link" text:visited-style-name="Visited_20_Internet_20_Link"><text:span text:style-name="T942">RVA-2015</text:span></text:a></text:p></text:note-body></text:note></text:span></text:span><text:span text:style-name="T463">. Y con Marcos 9 cuando Yeshua afirma: </text:span><text:span text:style-name="Bible_5f_text"><text:span text:style-name="T463">”</text:span></text:span><text:bookmark text:name="es-RVA-2015-245551"/><text:span text:style-name="Bible_5f_text"><text:span text:style-name="T463">Porque todo será salado con fuego” </text:span></text:span><text:span text:style-name="Bible_5f_text"><text:span text:style-name="T463"><text:note text:id="ftn285" text:note-class="footnote"><text:note-citation>285</text:note-citation><text:note-body><text:p text:style-name="Footnote"><text:s/><text:span text:style-name="T942">Marcos 9:49 </text:span><text:a xlink:type="simple" xlink:href="https://www.biblegateway.com/passage/?search=Marcos+9%3A49&amp;version=RVA-2015" text:style-name="Internet_20_link" text:visited-style-name="Visited_20_Internet_20_Link"><text:span text:style-name="T942">RVA-2015</text:span></text:a></text:p></text:note-body></text:note></text:span></text:span><text:span text:style-name="T463">. </text:span><text:span text:style-name="T466">O sea el piromano es Jesus!</text:span></text:p>
      <text:p text:style-name="P462"><text:span text:style-name="T464">Juan el Bautista, </text:span><text:span text:style-name="T468">según Mateo 3,</text:span><text:span text:style-name="T464"> nos explica de Jesucristo que: </text:span><text:span text:style-name="Bible_5f_text"><text:span text:style-name="T464">“</text:span></text:span><text:bookmark text:name="es-RVA-2015-231711"/><text:span text:style-name="Bible_5f_text"><text:span text:style-name="T464">Él les bautizará en el Espíritu Santo y fuego. </text:span></text:span><text:bookmark text:name="es-RVA-2015-231721"/><text:span text:style-name="Bible_5f_text"><text:span text:style-name="T464">Su aventador está en su mano, y limpiará su era. Recogerá su trigo en el granero y quemará la paja en el fuego que nunca se apagará” </text:span></text:span><text:span text:style-name="Bible_5f_text"><text:span text:style-name="T464"><text:note text:id="ftn286" text:note-class="footnote"><text:note-citation>286</text:note-citation><text:note-body><text:p text:style-name="Footnote"><text:s/><text:span text:style-name="T943">Mateo 3:11-12 </text:span><text:a xlink:type="simple" xlink:href="https://www.biblegateway.com/passage/?search=Mateo+3%3A11-12&amp;version=RVA-2015" text:style-name="Internet_20_link" text:visited-style-name="Visited_20_Internet_20_Link"><text:span text:style-name="T943">RVA-2015</text:span></text:a></text:p></text:note-body></text:note></text:span></text:span><text:span text:style-name="T464">. </text:span><text:span text:style-name="T471">Jehová, en </text:span><text:span text:style-name="T469">Malaquías 3, nos advierte: </text:span><text:span text:style-name="Bible_5f_text"><text:span text:style-name="T469">“¿Quién podrá resistir el día de su venida? o ¿quién podrá mantenerse en pie cuando él se manifieste? Porque él es como fuego purificador y como lejía de lavanderos” </text:span></text:span><text:span text:style-name="Bible_5f_text"><text:span text:style-name="T469"><text:note text:id="ftn287" text:note-class="footnote"><text:note-citation>287</text:note-citation><text:note-body><text:p text:style-name="Footnote"><text:s/><text:span text:style-name="T947">Malaquías 3:2 </text:span><text:a xlink:type="simple" xlink:href="https://www.biblegateway.com/passage/?search=Malaquias+3%3A2&amp;version=RVA-2015" text:style-name="Internet_20_link" text:visited-style-name="Visited_20_Internet_20_Link"><text:span text:style-name="T947">2015</text:span></text:a></text:p></text:note-body></text:note></text:span></text:span><text:span text:style-name="T469">. </text:span></text:p>
      <text:p text:style-name="P463"><text:span text:style-name="T474">E</text:span><text:span text:style-name="T523">ste fuego divide a los que inicialmente se salvan de los que inicialmente se condenan. Pablo lo explica en 2</text:span><text:span text:style-name="T544">da</text:span><text:span text:style-name="T523"> Corintios 2 de la siguiente manera: </text:span><text:span text:style-name="Bible_5f_text"><text:span text:style-name="T523">“</text:span></text:span><text:span text:style-name="Bible_5f_text"><text:span text:style-name="T331">Gracias a Dios que siempre nos lleva en el desfile victorioso de Cristo y que por medio de nosotros da a conocer su </text:span></text:span><text:soft-page-break/><text:span text:style-name="Bible_5f_text"><text:span text:style-name="T331">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3">” </text:span></text:span><text:span text:style-name="Bible_5f_text"><text:span text:style-name="T523"><text:note text:id="ftn288" text:note-class="footnote"><text:note-citation>288</text:note-citation><text:note-body><text:p text:style-name="Footnote"><text:s/><text:span text:style-name="T1044">2 Corintios 2:14-17 </text:span><text:a xlink:type="simple" xlink:href="https://www.biblegateway.com/passage/?search=2+Corintios+2%3A14-17&amp;version=DHH" text:style-name="Internet_20_link" text:visited-style-name="Visited_20_Internet_20_Link"><text:span text:style-name="T1044">DHH</text:span></text:a></text:p></text:note-body></text:note></text:span></text:span><text:span text:style-name="T523">. </text:span><text:span text:style-name="T524">En este caso el fuego se compara a un aroma, para unos mortal, para otros fragancia de vida.</text:span></text:p>
      <text:p text:style-name="P464"><text:span text:style-name="T524">E</text:span><text:span text:style-name="T526">s un fuego que acaba con los malos, a unos los acaba antes de la muerte física y a otros después de la resurrección física, </text:span><text:span text:style-name="T525">porque </text:span><text:span text:style-name="Bible_5f_text"><text:span text:style-name="T525">“</text:span></text:span><text:bookmark text:name="es-RVA-2015-23760"/><text:span text:style-name="Bible_5f_text"><text:span text:style-name="T525">muchos primeros serán últimos, y muchos últimos serán primeros” </text:span></text:span><text:span text:style-name="Bible_5f_text"><text:span text:style-name="T525"><text:note text:id="ftn289" text:note-class="footnote"><text:note-citation>289</text:note-citation><text:note-body><text:p text:style-name="Footnote"><text:s/><text:span text:style-name="T1046">Mateo 19:30 </text:span><text:a xlink:type="simple" xlink:href="https://www.biblegateway.com/passage/?search=Mateo+19%3A30&amp;version=RVA-2015" text:style-name="Internet_20_link" text:visited-style-name="Visited_20_Internet_20_Link"><text:span text:style-name="T1046">RVA-2015</text:span></text:a></text:p></text:note-body></text:note></text:span></text:span><text:span text:style-name="T525">.</text:span></text:p>
      <text:p text:style-name="P465"><text:span text:style-name="T527">E</text:span><text:span text:style-name="T525">l amor de Dios </text:span><text:span text:style-name="T527">e</text:span><text:span text:style-name="T525">s un fuego consumidor, </text:span><text:span text:style-name="T531">su Espíritu </text:span><text:span text:style-name="T525">es un fuego de Vida, que consume la muerte, un fuego de Verdad, que acaba con la mentira, un fuego Santo, que acaba con el pecado. Si me resisto a ese fuego, si me apego a mi muerte </text:span><text:span text:style-name="T545">espiritual</text:span><text:span text:style-name="T525">, a mi mentira, a mi pecado, me va a destruir completamente. </text:span><text:span text:style-name="T545">S</text:span><text:span text:style-name="T525">i me uno a ese fuego, me hago parte de el </text:span><text:span text:style-name="T527">y </text:span><text:span text:style-name="T525">tendré Vida, Verdad y Santidad. O como dice Jesucristo en Mateo 16: </text:span><text:span text:style-name="Bible_5f_text"><text:span text:style-name="T525">”</text:span></text:span><text:bookmark text:name="es-RVA-2015-23665"/><text:span text:style-name="Bible_5f_text"><text:span text:style-name="T331">Porque el que quiera salvar su vida la perderá, y el que pierda su vida por causa de mí la hallará</text:span></text:span><text:span text:style-name="Bible_5f_text"><text:span text:style-name="T525">” </text:span></text:span><text:span text:style-name="Bible_5f_text"><text:span text:style-name="T525"><text:note text:id="ftn290" text:note-class="footnote"><text:note-citation>290</text:note-citation><text:note-body><text:p text:style-name="Footnote"><text:s/><text:span text:style-name="T1045">Mateo 16:25 </text:span><text:a xlink:type="simple" xlink:href="https://www.biblegateway.com/passage/?search=Mateo+16%3A25&amp;version=RVA-2015" text:style-name="Internet_20_link" text:visited-style-name="Visited_20_Internet_20_Link"><text:span text:style-name="T1045">RVA-2015</text:span></text:a></text:p></text:note-body></text:note></text:span></text:span><text:span text:style-name="T525">. </text:span></text:p>
      <text:p text:style-name="P484"><text:span text:style-name="T525">U</text:span><text:span text:style-name="T537">na vez que este fuego haya terminado con cada uno de nosotros, lo único que veremos del pecador, </text:span><text:span text:style-name="T536">del que se rebeló contra Dios, </text:span><text:span text:style-name="T537">del muerto espiritual que fue salpicado con este fuego </text:span><text:span text:style-name="T582">de vida </text:span><text:span text:style-name="T537">cuando </text:span><text:span text:style-name="T580">escucho las buenas noticia</text:span><text:span text:style-name="T581">s de la resurrección</text:span><text:span text:style-name="T537">, lo único que veremos será el cuerpo de esa persona, </text:span><text:span text:style-name="T582">del muerto,</text:span><text:span text:style-name="T537"> </text:span><text:span text:style-name="T535">y las</text:span><text:span text:style-name="T537"> memorias de esa persona. </text:span></text:p>
      <text:p text:style-name="P233">Una vez ese fuego haga la actualización en caliente, sin dejar de funcionar, del sistema operativo, de la persona, lo único que quedará de la vieja persona, del viejo sistema operativo, sera sus memorias y el cuerpo que habitaba. </text:p>
      <text:p text:style-name="P467"><text:span text:style-name="T548">E</text:span><text:span text:style-name="T538">se fuego será ese nuevo sistema operativo, esa nueva persona santa, ese Espíritu Santo, a imagen </text:span><text:span text:style-name="T549">y semejanza </text:span><text:span text:style-name="T538">de Yeshua HaMashiakh, </text:span><text:span text:style-name="T550">de nuestro salvador Jesucristo</text:span><text:span text:style-name="T538">. </text:span><text:span text:style-name="T539">Un fuego </text:span><text:span text:style-name="T538">que nunca dejará de funcionar. </text:span><text:span text:style-name="T546">Y </text:span><text:span text:style-name="T547">si </text:span><text:span text:style-name="T546">la actualización no termina antes de la muerte física, simplemente continua </text:span><text:span text:style-name="T547">después</text:span><text:span text:style-name="T546"> de la resurrección física. </text:span></text:p>
      <text:p text:style-name="P467"><text:span text:style-name="T546">Una vez terminada la actualización, </text:span><text:span text:style-name="T535">lo único que podremos hacer será mirar ese cuerpo, recordar lo que hizo esa persona, menear la cabeza y </text:span><text:span text:style-name="T536">pensar “que horror”. O como dice Isaías 66: </text:span><text:span text:style-name="Bible_5f_text"><text:span text:style-name="T536">“</text:span></text:span><text:bookmark text:name="es-RVA-18947"/><text:span text:style-name="Bible_5f_text"><text:span text:style-name="T536">Y saldrán, y verán los cadáveres de los hombres que se rebelaron contra mí: porque su gusano nunca morirá, ni su fuego se apagará; y serán abominables á toda carne” </text:span></text:span><text:span text:style-name="Bible_5f_text"><text:span text:style-name="T536"><text:note text:id="ftn291" text:note-class="footnote"><text:note-citation>291</text:note-citation><text:note-body><text:p text:style-name="Footnote"><text:s/><text:span text:style-name="T1047">Isaías 66:24 </text:span><text:a xlink:type="simple" xlink:href="https://www.biblegateway.com/passage/?search=Isaias+66%3A24&amp;version=RVA" text:style-name="Internet_20_link" text:visited-style-name="Visited_20_Internet_20_Link"><text:span text:style-name="T1047">RVA</text:span></text:a></text:p></text:note-body></text:note></text:span></text:span><text:span text:style-name="T536">. </text:span><text:span text:style-name="T540">A toda carne, </text:span><text:span text:style-name="T551">incluyendo la </text:span><text:span text:style-name="T552">mía,</text:span><text:span text:style-name="T551"> </text:span><text:span text:style-name="T552">ya resucitada</text:span><text:span text:style-name="T540">.</text:span></text:p>
      <text:p text:style-name="P466"><text:soft-page-break/><text:span text:style-name="T542">Ni</text:span><text:span text:style-name="T541"> </text:span><text:span text:style-name="T543">el </text:span><text:span text:style-name="T541">popular infierno, </text:span><text:span text:style-name="T542">ni el</text:span><text:span text:style-name="T541"> popular cielo, existen en las escrituras, en la biblia. </text:span><text:span text:style-name="T542">Pero podemos decir que e</text:span><text:span text:style-name="T529">l valle de Hinom es: un infierno para los malos </text:span><text:span text:style-name="T530">y</text:span><text:span text:style-name="T529"> un cielo para los buenos ; </text:span><text:span text:style-name="T530">un infierno para el que se pierde y un cielo para el que se salva ; un infierno para el que niega a Jesucristo y un cielo para el que lo acepta. </text:span><text:span text:style-name="T532">Y </text:span><text:span text:style-name="T534">ningún hijo de Adam</text:span><text:span text:style-name="T532"> empieza siendo bueno, salvo o santo. </text:span></text:p>
      <text:p text:style-name="P490"><text:span text:style-name="T528">O soy fuego o me quemo. </text:span><text:span text:style-name="T533">Y </text:span><text:span text:style-name="T534">ningún hijo de Adam</text:span><text:span text:style-name="T532"> </text:span><text:span text:style-name="T533">empieza siendo fuego.</text:span></text:p>
      <text:h text:style-name="P1017" text:outline-level="2">Castigo <text:span text:style-name="T1109">eterno</text:span>.</text:h>
      <text:p text:style-name="P500"><text:span text:style-name="T1108">E</text:span>l castigo bíblico para el que hace lo malo es la muerte. <text:span text:style-name="T1094">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094"><text:note text:id="ftn292" text:note-class="footnote"><text:note-citation>292</text:note-citation><text:note-body><text:p text:style-name="Footnote"><text:s/><text:span text:style-name="T1095">Salmo 37 </text:span><text:a xlink:type="simple" xlink:href="https://www.biblegateway.com/passage/?search=Salmo+37&amp;version=RVA-2015" text:style-name="Internet_20_link" text:visited-style-name="Visited_20_Internet_20_Link"><text:span text:style-name="T1095">RVA-2015</text:span></text:a></text:p></text:note-body></text:note></text:span><text:span text:style-name="T1094">. Y el Salmo 14 dice que: </text:span><text:span text:style-name="Bible_5f_text"><text:span text:style-name="T1094">“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094"><text:note text:id="ftn293" text:note-class="footnote"><text:note-citation>293</text:note-citation><text:note-body><text:p text:style-name="Footnote"><text:s/><text:span text:style-name="T1108">Salmo 14:2-3 </text:span><text:a xlink:type="simple" xlink:href="https://www.biblegateway.com/passage/?search=Salmo+14%3A2-3&amp;version=RVA-2015" text:style-name="Internet_20_link" text:visited-style-name="Visited_20_Internet_20_Link"><text:span text:style-name="T1108">RVA-2015</text:span></text:a></text:p></text:note-body></text:note></text:span></text:span><text:span text:style-name="T1094">. El mecanismo por el cual Dios hace todas las cosas nuevas es por medio de un fuego eterno, el fuego de su Espíritu Santo. Lo bueno acaba con lo malo, el amor acaba con el odio. </text:span></text:p>
      <text:p text:style-name="P487">La muerte, la destrucción, la desaparición del que ya esta muerto espiritualmente definitiva y total sucede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1018" text:outline-level="2">Lago de fuego.</text:h>
      <text:p text:style-name="P572">E<text:span text:style-name="T1274">l lago de fuego, mencionado en los últimos capítulos del libro de la revelación, </text:span>es una tercera opción con la que <text:span text:style-name="T1276">comúnmente</text:span> se relaciona al popular “infierno”. Curiosamente este lago NUNCA ha sido traducido como infierno. Ni en las <text:span text:style-name="T1276">primeras traducciones</text:span> ni <text:soft-page-break/>en las modernas. La razón es que el vocablo hebreo “Sheol” es el verdadero origen de las apariciones del vocablo “Hadés” en las traducciones al griego de las escrituras hebreas, el ahora conocido como antiguo testamento, <text:span text:style-name="T1277">por su aparición en la Septuaginta desde antes de Jesucristo</text:span>. <text:span text:style-name="T1275">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73">Entonces ¿Por qué el lago de fuego terminó siendo también un popular “infierno”?</text:p>
      <text:p text:style-name="P492"><text:span text:style-name="T1279">Según el libro de la revelación, e</text:span>n el lago de fuego es arrojado el falso profeta, <text:span text:style-name="T1127">y</text:span> la bestia o monstruo, <text:span text:style-name="T1127">y </text:span>el <text:span text:style-name="T1127">S</text:span>atán <text:span text:style-name="T1127">o </text:span>dragón o diablo o serpiente antigua, <text:span text:style-name="T1127">y es arrojada </text:span>la muerte, <text:span text:style-name="T1127">y es arrojado </text:span>el “<text:span text:style-name="T1278">Hadés</text:span>”, <text:span text:style-name="T1278">ese que viene del “Sheol”,</text:span> o sepulcro, y <text:span text:style-name="T1280">también son arrojados </text:span>parcialmente, <text:span text:style-name="T1280">o como dice la biblia “tendrán su parte”,</text:span> los cobardes, los incrédulos, los abominables, los homicidas, los fornicarios, los hechiceros, los idolatras y los mentirosos.</text:p>
      <text:p text:style-name="P574">Se parece, pero no es.</text:p>
      <text:p text:style-name="P509"><text:span text:style-name="T1281">La biblia narra que </text:span>el “<text:span text:style-name="T1272">S</text:span>heol” y la muerte <text:span text:style-name="T1273">serán</text:span> arrojados en este lago. <text:span text:style-name="T1281">Este hecho </text:span>nos indica que se trata de un concepto espiritual, no físico.</text:p>
      <text:p text:style-name="P493"><text:span text:style-name="T1136">Este lago de fuego e</text:span>s el castigo eterno para la maldad, la muerte y el sepulcro. <text:span text:style-name="T1110">Es el final del sepulcro. Es el final de la muerte, es decir que ya no hay muerte, ni espiritual, ni física. </text:span></text:p>
      <text:p text:style-name="P494"><text:span text:style-name="T1115">El lago de fuego e</text:span>s la segunda muerte para los que seguían muertos espiritualmente, los que habían muerto físicamente pero <text:span text:style-name="T1282">la</text:span> muerte <text:span text:style-name="T1282">eterna de su maldad</text:span> no <text:span text:style-name="T1282">ha terminado</text:span>. <text:span text:style-name="T1116">Así sea que ya haya comenzado el proceso.</text:span></text:p>
      <text:p text:style-name="P495"><text:span text:style-name="T1116">A los únicos que no afecta esta segunda muerte, es a l</text:span>os primero<text:span text:style-name="T1116">s</text:span> resucitados, los que ya estaban <text:span text:style-name="T1114">completamente </text:span>vivos <text:span text:style-name="T1138">física y </text:span>espiritualmente. <text:span text:style-name="T1116">A</text:span>quellos que ya habían sufrido la muerte <text:span text:style-name="T1282">eterna de su maldad</text:span> <text:span text:style-name="T1139">y por eso fueron los primeros frutos, los primeros en ser resucitados.</text:span> <text:span text:style-name="T1116">N</text:span>o los afecta esta segunda muerte porque ya están <text:span text:style-name="T1114">completamente </text:span>vivos <text:span text:style-name="T1137">tanto físicamente como </text:span>espiritualmente. <text:span text:style-name="T1140">Y recordemos que se resucita para no morir porque ya no se puede morir.</text:span></text:p>
      <text:p text:style-name="P496">Los primeros resucitados son unos pocos. 144 mil santos, hombres, <text:span text:style-name="T1285">todos Israelitas, descendientes de Abraham, </text:span>que reinaron con Cristo por mil años, desde <text:span text:style-name="T1117">Jerusalén en </text:span>el templo descrito en <text:span text:style-name="T1117">el libro de </text:span>Ezequiel.<text:span text:style-name="T1111"> Templo que se construirá al comienzo de los mil </text:span><text:soft-page-break/><text:span text:style-name="T1111">años,</text:span> <text:span text:style-name="T1283">cuando regrese nuestro Señor.</text:span> Son unos <text:span text:style-name="T1284">POCOS</text:span> <text:span text:style-name="T1284">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96">El resto, usted y yo, <text:span text:style-name="T1286">que no somos descendientes de Abraham, después de los mil años y después de la resurrección de los muertos: </text:span>pal lag<text:span text:style-name="T1287">uito</text:span> de fuego, <text:span text:style-name="T1118">tarde que temprano, </text:span>por lo menos en parte. <text:span text:style-name="T1112">P</text:span>or mas creyente, seguidor y discípulo de Yeshua que <text:span text:style-name="T1288">usted </text:span>se crea, <text:span text:style-name="T1119">por mas inscrito en el libro de la vida, TIENE</text:span> <text:span text:style-name="T1141">PECADO</text:span> mi hermano, tiene por lo menos mentira, y esa parte suya va pal laguito de fuego <text:span text:style-name="T1119">en el capitulo 21, si es que no lo mandaron completico en el capítulo 20 del libro de la revelación</text:span>.</text:p>
      <text:p text:style-name="P498">Solo hasta el final se sabrán todas las cosas y para eso es el laguito de fuego, para purificar todas esas mentiritas, purificandolas como se purifica la plata: al FUEGO.</text:p>
      <text:p text:style-name="P497">Es el encuentro con todos los que nos hicieron daño y con todos a los que les hicimos daño. Es la reconciliación <text:span text:style-name="T1295">absoluta</text:span> ante la imposibilidad de negar nuestra mentira, nuestra muerte espiritual, nuestro pecado. <text:span text:style-name="T1113">Y ese fueguito quema, acaba con la maldad. Mata a la muerte espiritual.</text:span></text:p>
      <text:h text:style-name="P1019" text:outline-level="2">Excluidos.</text:h>
      <text:p text:style-name="P504"><text:span text:style-name="T1131">Según la traducción Reina Valera 2015, en 2da Tesalonicenses 1, los malos </text:span><text:span text:style-name="Bible_5f_text"><text:span text:style-name="T1131">“</text:span></text:span><text:bookmark text:name="es-RVA-2015-29626"/><text:span text:style-name="Bible_5f_text">serán castigados con eterna perdición, </text:span><text:span text:style-name="Bible_5f_text"><text:span text:style-name="T1289">EXCLUIDOS</text:span></text:span><text:span text:style-name="Bible_5f_text"> de la presencia del Señor y de la gloria de su poder</text:span><text:span text:style-name="Bible_5f_text"><text:span text:style-name="T1131">” </text:span></text:span><text:span text:style-name="Bible_5f_text"><text:span text:style-name="T1131"><text:note text:id="ftn294" text:note-class="footnote"><text:note-citation>294</text:note-citation><text:note-body><text:p text:style-name="Footnote"><text:s/><text:span text:style-name="T1131">2 Tesalonicenses 1:9 </text:span><text:a xlink:type="simple" xlink:href="https://www.biblegateway.com/passage/?search=2+Tesalonicenses+1%3A9&amp;version=RVA-2015" text:style-name="Internet_20_link" text:visited-style-name="Visited_20_Internet_20_Link"><text:span text:style-name="T1131">RVA-2015</text:span></text:a></text:p></text:note-body></text:note></text:span></text:span><text:span text:style-name="T1131">, pero según la traducción Reina Valera 1909, es decir exactamente la misma versión de traducción, pero tan solo unos cien años atrás, los malos “</text:span><text:span text:style-name="Bible_5f_text"><text:span text:style-name="T1131">serán castigados de eterna perdición POR la presencia del Señor, y POR la gloria de su potencia” </text:span></text:span><text:span text:style-name="Bible_5f_text"><text:span text:style-name="T1131"><text:note text:id="ftn295" text:note-class="footnote"><text:note-citation>295</text:note-citation><text:note-body><text:p text:style-name="Footnote"><text:s/><text:span text:style-name="T1122">2 Tesalonicenses 1:9 </text:span><text:a xlink:type="simple" xlink:href="https://www.biblegateway.com/passage/?search=2+Tesalonicenses+1%3A9&amp;version=RVA" text:style-name="Internet_20_link" text:visited-style-name="Visited_20_Internet_20_Link"><text:span text:style-name="T1122">RVA</text:span></text:a></text:p></text:note-body></text:note></text:span></text:span><text:span text:style-name="T1131">. Es decir que en el 2015 es “excluidos” de la presencia y en 1909 es precisamente POR la presencia. Completamente lo opuesto. </text:span></text:p>
      <text:p text:style-name="P670"><text:span text:style-name="T1290">¿</text:span>A cual le creemos? Es en estos casos cuando hay que recurrir al lo mas cercano a los originales <text:note text:id="ftn296" text:note-class="footnote"><text:note-citation>296</text:note-citation><text:note-body><text:p text:style-name="Footnote"><text:s/><text:span text:style-name="T1132">2 Tesalonicenses 1:9 </text:span><text:a xlink:type="simple" xlink:href="https://biblehub.com/text/2_thessalonians/1-9.htm" text:style-name="Internet_20_link" text:visited-style-name="Visited_20_Internet_20_Link"><text:span text:style-name="T1132">biblehub</text:span></text:a></text:p></text:note-body></text:note>.</text:p>
      <text:p text:style-name="P667"><text:span text:style-name="T1435">Y g</text:span>racias a que YHWH esta derramando de su espíritu sobre todos los pueblos y naciones usando Internet, ahora cualquiera puede interpretar correctamente la primera lengua que hay que aprender a interpretar: <text:span text:style-name="T1432">l</text:span>a lengua en la que pensó, habló y oró nuestro señor Jesucristo, sus seguidores y TODOS los autores de l<text:span text:style-name="T1431">o</text:span> que hoy se conoce como el Nuevo Testamento. <text:span text:style-name="T1430">La segunda que hay que aprender a interpretar es la lengua en la que finalmente terminó escrito. Ambas resultan relativamente fáciles de interpretar usando </text:span><text:soft-page-break/><text:span text:style-name="T1430">Internet y alguno que otro programa abierto. Ambas necesarias para que el Espíritu Santo le permita entender, discernir, lo que Pablo explico respecto a “hablar en lenguas” y no terminar hilando en longas o hollando las linguas, como hacen algunos, y creyendo que eso que hacen es bíblico. El problema no está en lo que hacen sino en creer que es bíblico.</text:span></text:p>
      <text:p text:style-name="P501"><text:span text:style-name="T1436">En este caso, e</text:span>l único versículo en toda la biblia en el que el vocablo G575, el vocablo “apo”, que significa literalmente “desde”, misteriosamente en la gran mayoría de traducciones de 2da Tesalonicenses 1, aparece acompañado de palabra<text:span text:style-name="T1128">s que no están en el griego original.</text:span> <text:span text:style-name="T1128">Palabras como </text:span>“excluidos”, o “separados”, o “arrojados lejos”, o “lejos”, o “alejados”. <text:span text:style-name="T1132">En el original NO aparece ningún vocablo que corresponda con nada parecido.</text:span></text:p>
      <text:p text:style-name="P502">En las 650 ocurrencias <text:span text:style-name="T1134">en el griego </text:span>del vocablo G575 no <text:span text:style-name="T1125">hay</text:span> ninguna otra que le <text:span text:style-name="T1125">suceda</text:span> lo mismo: que misteriosamente en las traducciones <text:span text:style-name="T1126">aparezcan</text:span> mas vocablos. <text:span text:style-name="T1129">Todas las otras ocurrencias en el griego del vocablo </text:span>G575<text:span text:style-name="T1129">,</text:span> <text:span text:style-name="T1129">siempre tienen un vocablo acompañante que signifique algo adicional a “desde”, algo como: “exclusión”, “separación”, “alejamiento”, etc. En el griego de 2da Tesalonicenses 1 no hay ningún vocablo acompañante del vocablo “apo”, del G575 </text:span><text:span text:style-name="T1129"><text:note text:id="ftn297" text:note-class="footnote"><text:note-citation>297</text:note-citation><text:note-body><text:p text:style-name="Footnote"><text:s/><text:span text:style-name="T1132">2 Tesalonicenses 1:9 </text:span><text:a xlink:type="simple" xlink:href="https://biblehub.com/text/2_thessalonians/1-9.htm" text:style-name="Internet_20_link" text:visited-style-name="Visited_20_Internet_20_Link"><text:span text:style-name="T1132">biblehub</text:span></text:a></text:p></text:note-body></text:note></text:span><text:span text:style-name="T1129">. Es el único caso en todas las 650 traducciones del resto de ocurrencias del mismo vocablo.</text:span></text:p>
      <text:p text:style-name="P505">Esta situación es una muestra de que: por mas bien intencionada que sea una traducción, las preconcepciones del traductor se ven reflejadas en la traducción.</text:p>
      <text:p text:style-name="P499"><text:span text:style-name="T1133">Así, la traducción que mejor refleja el sentido del versículo en griego es la de la Reina Valera Antigua 1909: los malos </text:span><text:span text:style-name="Bible_5f_text"><text:span text:style-name="T1120">“</text:span></text:span><text:span text:style-name="Bible_5f_text">serán castigados de eterna perdición </text:span><text:span text:style-name="Bible_5f_text"><text:span text:style-name="T1135">POR</text:span></text:span><text:span text:style-name="Bible_5f_text"> la presencia del Señor, y </text:span><text:span text:style-name="Bible_5f_text"><text:span text:style-name="T1135">POR</text:span></text:span><text:span text:style-name="Bible_5f_text"> la gloria de su potencia</text:span><text:span text:style-name="Bible_5f_text"><text:span text:style-name="T1121">” </text:span></text:span><text:span text:style-name="Bible_5f_text"><text:span text:style-name="T1121"><text:note text:id="ftn298" text:note-class="footnote"><text:note-citation>298</text:note-citation><text:note-body><text:p text:style-name="Footnote"><text:s/><text:span text:style-name="T1122">2 Tesalonicenses 1:9 </text:span><text:a xlink:type="simple" xlink:href="https://www.biblegateway.com/passage/?search=2+Tesalonicenses+1%3A9&amp;version=RVA" text:style-name="Internet_20_link" text:visited-style-name="Visited_20_Internet_20_Link"><text:span text:style-name="T1122">RVA</text:span></text:a></text:p></text:note-body></text:note></text:span></text:span><text:span text:style-name="T1121">. Serán castigados “POR” la presencia, “POR” la gloria de Dios. Ese castigo viene “DESDE” su presencia, “DESDE” su gloria.</text:span></text:p>
      <text:p text:style-name="P506">Esto es completamente lo OPUESTO al sentido que dan la mayoría de las traducciones en la mayoría de los idiomas. Es justamente EN la presencia y EN su gloria que se da el castigo. </text:p>
      <text:p text:style-name="P669">Dios se presenta y su presencia destruye la maldad. En presencia del <text:span text:style-name="T1291">FUEGO del </text:span>Espiritu Santo la maldad <text:span text:style-name="T1293">de una persona </text:span>es destruida <text:span text:style-name="T1292">y esto se vuelve un GéHenna de FUEGO para esa maldad, se vuelve un lago de FUEGO para la maldad que habita en el cuerpo físico de esa persona. Y el fuego QUEMA. Antes o después de la resurrección física de la persona, pero QUEMA.</text:span></text:p>
      <text:h text:style-name="P1020" text:outline-level="2"><text:soft-page-break/>El rico y el pobre Lázaro.</text:h>
      <text:p text:style-name="P488">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100">RVA</text:span></text:a></text:p></text:note-body></text:note>.</text:p>
      <text:p text:style-name="P488">Tres observaciones <text:span text:style-name="T1100">para aquellos que la conozcan o estén interesados en leerla</text:span>:</text:p>
      <text:p text:style-name="P488">1) La parábola est<text:span text:style-name="T1103">á</text:span> dirigida a unos fariseos, que por lo que les dice Jesucristo pareciera que les gustaba repudiar a sus mujeres y casarse varias veces.</text:p>
      <text:p text:style-name="P488">2) La autoridad en la parábola no es YHWH, el Padre Celestial, sino Abraham. De quien esos fariseos se <text:span text:style-name="T1130">enorgullecían</text:span> de ser descendientes.</text:p>
      <text:p text:style-name="P491"><text:span text:style-name="T1096">3) La parábola de termina diciendo: </text:span><text:span text:style-name="Bible_5f_text"><text:span text:style-name="T1096">“</text:span></text:span><text:bookmark text:name="es-RVA-25651"/><text:span text:style-name="Bible_5f_text">Mas Abraham le dijo: Si no oyen á Moisés y á los profetas, tampoco se persuadirán, si alguno se levantare de los muertos</text:span><text:span text:style-name="Bible_5f_text"><text:span text:style-name="T1096">” </text:span></text:span><text:span text:style-name="Bible_5f_text"><text:span text:style-name="T1096"><text:note text:id="ftn300" text:note-class="footnote"><text:note-citation>300</text:note-citation><text:note-body><text:p text:style-name="Footnote"><text:s/><text:span text:style-name="T1097">Lucas 16:31 </text:span><text:a xlink:type="simple" xlink:href="https://www.biblegateway.com/passage/?search=Lucas+16%3A31&amp;version=RVA" text:style-name="Internet_20_link" text:visited-style-name="Visited_20_Internet_20_Link"><text:span text:style-name="T1097">RVA</text:span></text:a></text:p></text:note-body></text:note></text:span></text:span><text:span text:style-name="T1096">.</text:span></text:p>
      <text:p text:style-name="P503">Es decir que toda la parábola no es mas que un paralelo en el que el rico representa a los fariseos <text:span text:style-name="T1098">y</text:span> el pobre Lázaro a los paganos. <text:span text:style-name="T1098">E</text:span>s una advertencia de Jesucristo a los Fariseos <text:span text:style-name="T1099">de</text:span> que si no se arrepienten de sus pecados y se vuelven a Dios, jamas podrán creer en el que se va a levantar de entre los muertos, es decir Jesucristo mismo, <text:span text:style-name="T1130">el que habla, </text:span>y que <text:span text:style-name="T1104">esto los llevará a una</text:span> separación <text:span text:style-name="T1104">abismal. </text:span></text:p>
      <text:p text:style-name="P503"><text:span text:style-name="T1104">Una separación </text:span>como la que han vivido los <text:span text:style-name="T1105">j</text:span>ud<text:span text:style-name="T1105">í</text:span>os y <text:span text:style-name="T1105">f</text:span>ariseos que no creyeron en su Meshiakh y los paganos que si creyeron <text:span text:style-name="T1105">en Jesucristo</text:span>. <text:span text:style-name="T1102">El pagano termina siendo Israelita en el seno de Abraham, tal como lo explica Pablo en Romanos 11, y el fariseo expulsado del pueblo de Dios viviendo un equivalente al “hadés” griego por</text:span> <text:span text:style-name="T1107">casi 2000 años.</text:span></text:p>
      <text:p text:style-name="P489"><text:span text:style-name="T1101">Este es e</text:span>l único pasaje de la biblia donde el vocablo G86, el hadés, <text:span text:style-name="T1106">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span text:style-name="T529">L</text:span><text:span text:style-name="T331">ibre albedrío</text:span><text:span text:style-name="T553">.</text:span></text:h>
      <text:p text:style-name="P468"><text:span text:style-name="T448">Desde un punto de vista estrictamente lógico</text:span><text:span text:style-name="T453">, estrictamente racional,</text:span><text:span text:style-name="T448"> es imposible distinguir lo bueno de lo malo sin conocer la verdad. </text:span><text:span text:style-name="T453">Si no conozco la verdad, si no tengo acceso a la verdad, ¿Como puedo distinguir lo bueno de lo malo? Imposible.</text:span></text:p>
      <text:p text:style-name="P468"><text:soft-page-break/><text:span text:style-name="T450">Jesucristo se identifica a si mismo co</text:span><text:span text:style-name="T453">mo</text:span><text:span text:style-name="T450"> </text:span><text:span text:style-name="T453">L</text:span><text:span text:style-name="T450">a </text:span><text:span text:style-name="T453">V</text:span><text:span text:style-name="T450">erdad. El dice en Juan 14 </text:span><text:span text:style-name="Bible_5f_text"><text:span text:style-name="T450">“Yo soy el camino, la verdad y la vida” </text:span></text:span><text:span text:style-name="Bible_5f_text"><text:span text:style-name="T450"><text:note text:id="ftn301" text:note-class="footnote"><text:note-citation>301</text:note-citation><text:note-body><text:p text:style-name="Footnote"><text:s/><text:span text:style-name="T909">Juan 14:6 </text:span><text:a xlink:type="simple" xlink:href="https://www.biblegateway.com/passage/?search=Juan+14%3A6&amp;version=RVA-2015" text:style-name="Internet_20_link" text:visited-style-name="Visited_20_Internet_20_Link"><text:span text:style-name="T909">RVA-2015</text:span></text:a></text:p></text:note-body></text:note></text:span></text:span><text:span text:style-name="T450">. </text:span><text:span text:style-name="T451">Luego sin La Verdad, sin Jesucristo, es imposible distinguir lo bueno de lo malo.</text:span><text:span text:style-name="T450"> </text:span><text:span text:style-name="T451">Es por eso que Jesucristo nos dice según Juan 8 que: </text:span><text:span text:style-name="Bible_5f_text"><text:span text:style-name="T451">“Si ustedes permanecen en mi palabra serán verdaderamente mis discípulos; <text:s/>y conocerán la verdad, y la verdad los hará libres” </text:span></text:span><text:span text:style-name="Bible_5f_text"><text:span text:style-name="T451"><text:note text:id="ftn302" text:note-class="footnote"><text:note-citation>302</text:note-citation><text:note-body><text:p text:style-name="Footnote"><text:s/><text:span text:style-name="T910">Juan 8:31-32 </text:span><text:a xlink:type="simple" xlink:href="https://www.biblegateway.com/passage/?search=Juan+8%3A31-32&amp;version=RVA-2015" text:style-name="Internet_20_link" text:visited-style-name="Visited_20_Internet_20_Link"><text:span text:style-name="T910">RVA-2015</text:span></text:a></text:p></text:note-body></text:note></text:span></text:span><text:span text:style-name="T451">. </text:span></text:p>
      <text:p text:style-name="P469"><text:span text:style-name="T451">Si n</text:span><text:span text:style-name="T554">o conocemos a</text:span><text:span text:style-name="T451"> Jesucristo, si n</text:span><text:span text:style-name="T554">o conocemos</text:span><text:span text:style-name="T451"> La Verdad, </text:span><text:span text:style-name="T554">no somos VERDADERAMENTE libres. E</text:span><text:span text:style-name="T451">s posible escoger, elegir, pero no es posible elegir </text:span><text:span text:style-name="T554">correctamente</text:span><text:span text:style-name="T451">. No se es </text:span><text:span text:style-name="T554">VERDADERAMENTE</text:span><text:span text:style-name="T451"> libre.</text:span></text:p>
      <text:p text:style-name="P470"><text:span text:style-name="T560">Además </text:span><text:span text:style-name="T451">P</text:span><text:span text:style-name="T331">ablo explica en Romanos </text:span><text:span text:style-name="T559">9 </text:span><text:span text:style-name="T559"><text:note text:id="ftn303" text:note-class="footnote"><text:note-citation>303</text:note-citation><text:note-body><text:p text:style-name="Footnote"><text:s/><text:span text:style-name="T1048">Romanos 9:10-21 </text:span><text:a xlink:type="simple" xlink:href="https://www.biblegateway.com/passage/?search=Romanos+9%3A10-21&amp;version=RVA-2015" text:style-name="Internet_20_link" text:visited-style-name="Visited_20_Internet_20_Link"><text:span text:style-name="T1048">RVA-2015</text:span></text:a></text:p></text:note-body></text:note></text:span><text:span text:style-name="T331">:</text:span></text:p>
      <text:p text:style-name="Texto_5f_Biblia"><text:bookmark text:name="es-RVA-2015-28133"/><text:span text:style-name="T558">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71"><text:span text:style-name="T331">Como quien dice la cosa depende es de Dios, no de uno. No es que yo escoja a Dios sino que el me escoge a mi, y gracias a eso, </text:span><text:span text:style-name="T561">después</text:span><text:span text:style-name="T331"> yo puedo escogerlo.</text:span></text:p>
      <text:p text:style-name="P472"><text:span text:style-name="T563">En el </text:span><text:span text:style-name="T566">Éxodo</text:span><text:span text:style-name="T563"> </text:span><text:span text:style-name="T566">observamos</text:span><text:span text:style-name="T563"> que es YHWH quien endurece el corazón del Faraón. Desde </text:span><text:span text:style-name="T566">Éxodo</text:span><text:span text:style-name="T563"> 4, cuando </text:span><text:span text:style-name="T566">Moisés</text:span><text:span text:style-name="T563"> ni siquiera había </text:span><text:span text:style-name="T562">llegado a</text:span><text:span text:style-name="T563"> </text:span><text:span text:style-name="T562">Egipto </text:span><text:span text:style-name="T563">para ver al Faraón, </text:span><text:span text:style-name="T562">justo de</text:span><text:span text:style-name="T566">s</text:span><text:span text:style-name="T562">pu</text:span><text:span text:style-name="T566">é</text:span><text:span text:style-name="T562">s de que</text:span><text:span text:style-name="T563"> </text:span><text:span text:style-name="T565">pareciera que Dios estaba haciendo </text:span><text:span text:style-name="T563">terquito a </text:span><text:span text:style-name="T566">Moisés</text:span><text:span text:style-name="T563">, YHWH </text:span><text:span text:style-name="T562">le dice a </text:span><text:span text:style-name="T566">Moisés</text:span><text:span text:style-name="T562">: </text:span><text:span text:style-name="Bible_5f_text"><text:span text:style-name="T562">“</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2">” </text:span></text:span><text:span text:style-name="Bible_5f_text"><text:span text:style-name="T563"><text:note text:id="ftn304" text:note-class="footnote"><text:note-citation>304</text:note-citation><text:note-body><text:p text:style-name="Footnote"><text:s/><text:span text:style-name="T1049">Exodo 4:21 </text:span><text:a xlink:type="simple" xlink:href="https://www.biblegateway.com/passage/?search=Exodo+4%3A21&amp;version=RVA-2015" text:style-name="Internet_20_link" text:visited-style-name="Visited_20_Internet_20_Link"><text:span text:style-name="T1049">RVA-2015</text:span></text:a></text:p></text:note-body></text:note></text:span></text:span><text:span text:style-name="T563">. Después </text:span><text:span text:style-name="T564">la biblia nos repite </text:span><text:span text:style-name="T563">8 veces, casi que una por plaga, </text:span><text:span text:style-name="T564">que </text:span><text:span text:style-name="Bible_5f_text"><text:span text:style-name="T564">“yo endureceré el corazón de Faraón” </text:span></text:span><text:span text:style-name="Bible_5f_text"><text:span text:style-name="T564"><text:note text:id="ftn305" text:note-class="footnote"><text:note-citation>305</text:note-citation><text:note-body><text:p text:style-name="Footnote"><text:s/><text:span text:style-name="T1050">Exodo 7:3 </text:span><text:a xlink:type="simple" xlink:href="https://www.biblegateway.com/passage/?search=Exodo+7%3A3&amp;version=RVA-2015" text:style-name="Internet_20_link" text:visited-style-name="Visited_20_Internet_20_Link"><text:span text:style-name="T1050">RVA-2015</text:span></text:a> <text:span text:style-name="T1050">Exodo 14:4 </text:span><text:a xlink:type="simple" xlink:href="https://www.biblegateway.com/passage/?search=Exodo+14%3A4&amp;version=RVA-2015" text:style-name="Internet_20_link" text:visited-style-name="Visited_20_Internet_20_Link"><text:span text:style-name="T1050">RVA-2015</text:span></text:a><text:span text:style-name="T1050"> Exodo 14:17 </text:span><text:a xlink:type="simple" xlink:href="https://www.biblegateway.com/passage/?search=Exodo+14%3A17&amp;version=RVA-2015" text:style-name="Internet_20_link" text:visited-style-name="Visited_20_Internet_20_Link"><text:span text:style-name="T1050">RVA-2015</text:span></text:a></text:p></text:note-body></text:note></text:span></text:span><text:span text:style-name="T564"><text:s/>y que </text:span><text:span text:style-name="Bible_5f_text"><text:span text:style-name="T564">“Jehová endureció el corazón de Faraón” </text:span></text:span><text:span text:style-name="Bible_5f_text"><text:span text:style-name="T564"><text:note text:id="ftn306" text:note-class="footnote"><text:note-citation>306</text:note-citation><text:note-body><text:p text:style-name="Footnote"><text:s/><text:span text:style-name="T1050">Exodo 9:12 </text:span><text:a xlink:type="simple" xlink:href="https://www.biblegateway.com/passage/?search=Exodo+9%3A12&amp;version=RVA-2015" text:style-name="Internet_20_link" text:visited-style-name="Visited_20_Internet_20_Link"><text:span text:style-name="T1050">RVA-2015</text:span></text:a><text:span text:style-name="T1050"> Exodo 10:20 </text:span><text:a xlink:type="simple" xlink:href="https://www.biblegateway.com/passage/?search=Exodo+10%3A20&amp;version=RVA-2015" text:style-name="Internet_20_link" text:visited-style-name="Visited_20_Internet_20_Link"><text:span text:style-name="T1050">RVA-2015</text:span></text:a> <text:span text:style-name="T1050">Exodo 10:27 </text:span><text:a xlink:type="simple" xlink:href="https://www.biblegateway.com/passage/?search=Exodo+10%3A27&amp;version=RVA-2015" text:style-name="Internet_20_link" text:visited-style-name="Visited_20_Internet_20_Link"><text:span text:style-name="T1050">RVA-2015</text:span></text:a> <text:span text:style-name="T1050">Exodo 11:10 </text:span><text:a xlink:type="simple" xlink:href="https://www.biblegateway.com/passage/?search=Exodo+11%3A10&amp;version=RVA-2015" text:style-name="Internet_20_link" text:visited-style-name="Visited_20_Internet_20_Link"><text:span text:style-name="T1050">RVA-2015</text:span></text:a> <text:span text:style-name="T1050">Exodo 14:8 </text:span><text:a xlink:type="simple" xlink:href="https://www.biblegateway.com/passage/?search=Exodo+14%3A8&amp;version=RVA-2015" text:style-name="Internet_20_link" text:visited-style-name="Visited_20_Internet_20_Link"><text:span text:style-name="T1050">RVA-2015</text:span></text:a></text:p></text:note-body></text:note></text:span></text:span><text:span text:style-name="T562">, como para que la cosa quede clara. </text:span><text:span text:style-name="T565">Es YHWH el que endurece el corazón de Faraón.</text:span></text:p>
      <text:p text:style-name="P473"><text:soft-page-break/><text:span text:style-name="T565">E</text:span><text:span text:style-name="T568">n Jeremías 24, Jehov’promete que: </text:span><text:span text:style-name="Bible_5f_text"><text:span text:style-name="T568">“</text:span></text:span><text:bookmark text:name="es-RVA-2015-19499"/><text:span text:style-name="Bible_5f_text"><text:span text:style-name="T331">Les daré un corazón para que me conozcan, pues yo soy el SEÑOR. Ellos serán mi pueblo, y yo seré su Dios, porque volverán a mí de todo corazón</text:span></text:span><text:span text:style-name="Bible_5f_text"><text:span text:style-name="T568">” </text:span></text:span><text:span text:style-name="Bible_5f_text"><text:span text:style-name="T568"><text:note text:id="ftn307" text:note-class="footnote"><text:note-citation>307</text:note-citation><text:note-body><text:p text:style-name="Footnote"><text:s/><text:span text:style-name="T1052">Jeremías 24:7 </text:span><text:a xlink:type="simple" xlink:href="https://www.biblegateway.com/passage/?search=Jeremias+24%3A7&amp;version=RVA-2015" text:style-name="Internet_20_link" text:visited-style-name="Visited_20_Internet_20_Link"><text:span text:style-name="T1052">RVA-2015</text:span></text:a></text:p></text:note-body></text:note></text:span></text:span><text:span text:style-name="T568">. </text:span><text:span text:style-name="T565">E</text:span><text:span text:style-name="T567">n Jeremias 32, Jehová promete que: </text:span><text:span text:style-name="Bible_5f_text"><text:span text:style-name="T567">“</text:span></text:span><text:bookmark text:name="es-RVA-2015-19738"/><text:span text:style-name="Bible_5f_text"><text:span text:style-name="T331">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67">” </text:span></text:span><text:span text:style-name="Bible_5f_text"><text:span text:style-name="T567"><text:note text:id="ftn308" text:note-class="footnote"><text:note-citation>308</text:note-citation><text:note-body><text:p text:style-name="Footnote"><text:s/><text:span text:style-name="T1051">Jeremías 32:39-40 </text:span><text:a xlink:type="simple" xlink:href="https://www.biblegateway.com/passage/?search=Jeremias+32%3A39-40&amp;version=RVA-2015" text:style-name="Internet_20_link" text:visited-style-name="Visited_20_Internet_20_Link"><text:span text:style-name="T1051">RVA-2015</text:span></text:a></text:p></text:note-body></text:note></text:span></text:span><text:span text:style-name="T567">. </text:span><text:span text:style-name="T568">En Ezequiel </text:span><text:span text:style-name="T569">36, YHWH promete que: </text:span><text:span text:style-name="Bible_5f_text"><text:span text:style-name="T569">“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69"><text:note text:id="ftn309" text:note-class="footnote"><text:note-citation>309</text:note-citation><text:note-body><text:p text:style-name="Footnote"><text:s/><text:span text:style-name="T1053">Ezequiel 36:26-27 </text:span><text:a xlink:type="simple" xlink:href="https://www.biblegateway.com/passage/?search=Ezequiel+36%3A26-27&amp;version=RVA-2015" text:style-name="Internet_20_link" text:visited-style-name="Visited_20_Internet_20_Link"><text:span text:style-name="T1053">RVA-2015</text:span></text:a></text:p></text:note-body></text:note></text:span></text:span><text:span text:style-name="T569">.</text:span></text:p>
      <text:p text:style-name="P231">Es Yavé quien cambia el corazón. Pone su espíritu dentro de nosotros y hace que obedezcamos sus leyes.</text:p>
      <text:p text:style-name="P474"><text:span text:style-name="T569">Y me dirás ¿De que puede culpar YHWH al hombre si <text:s/>nadie puede resistirse a su voluntad? Y el mismo Dios nos responde en Isaías:</text:span><text:span text:style-name="Bible_5f_text"><text:span text:style-name="T569">”</text:span></text:span><text:span text:style-name="Bible_5f_text"><text:span text:style-name="T331">¡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9">” </text:span></text:span><text:span text:style-name="Bible_5f_text"><text:span text:style-name="T569"><text:note text:id="ftn310" text:note-class="footnote"><text:note-citation>310</text:note-citation><text:note-body><text:p text:style-name="Footnote"><text:s/><text:span text:style-name="T1054">Isaías 29:16 </text:span><text:a xlink:type="simple" xlink:href="https://www.biblegateway.com/passage/?search=Isaias+29%3A16&amp;version=RVA-2015" text:style-name="Internet_20_link" text:visited-style-name="Visited_20_Internet_20_Link"><text:span text:style-name="T1054">RVA-2015</text:span></text:a></text:p></text:note-body></text:note></text:span></text:span><text:span text:style-name="Bible_5f_text"><text:span text:style-name="T569"><text:s/>“¡Ay del que contiende con su Hacedor, siendo nada más que un pedazo de tiesto entre los tiestos de tierra! ¿Dirá el barro al que le da forma: ‘¿Qué haces?’ o ‘Tu obra no tiene asas’?” </text:span></text:span><text:span text:style-name="Bible_5f_text"><text:span text:style-name="T569"><text:note text:id="ftn311" text:note-class="footnote"><text:note-citation>311</text:note-citation><text:note-body><text:p text:style-name="Footnote"><text:s/><text:span text:style-name="T1054">Isaías 45:9 </text:span><text:a xlink:type="simple" xlink:href="https://www.biblegateway.com/passage/?search=Isaias+45%3A9&amp;version=RVA-2015" text:style-name="Internet_20_link" text:visited-style-name="Visited_20_Internet_20_Link"><text:span text:style-name="T1054">RVA-2015</text:span></text:a></text:p></text:note-body></text:note></text:span></text:span><text:span text:style-name="T569">. </text:span><text:span text:style-name="T570">El es el que nos está haciendo, el sabe lo que hace y lo hace de acuerdo a su voluntad. O sea como le da la gana y punto. No alegue. </text:span><text:span text:style-name="T571">De gracias.</text:span></text:p>
      <text:p text:style-name="P475"><text:span text:style-name="T570">P</text:span><text:span text:style-name="T572">ablo explica en <text:s/>Romanos 8 que: </text:span><text:span text:style-name="Bible_5f_text"><text:span text:style-name="T572">“</text:span></text:span><text:span text:style-name="Bible_5f_text"><text:span text:style-name="T331">la creación ha sido sujetada a la vanidad, no por su propia voluntad sino por causa de aquel que la sujetó, en esperanza</text:span></text:span><text:span text:style-name="Bible_5f_text"><text:span text:style-name="T572">” </text:span></text:span><text:span text:style-name="Bible_5f_text"><text:span text:style-name="T572"><text:note text:id="ftn312" text:note-class="footnote"><text:note-citation>312</text:note-citation><text:note-body><text:p text:style-name="Footnote"><text:s/><text:span text:style-name="T1055">Romanos 8:20 </text:span><text:a xlink:type="simple" xlink:href="https://www.biblegateway.com/passage/?search=Romanos+8%3A20&amp;version=RVA-2015" text:style-name="Internet_20_link" text:visited-style-name="Visited_20_Internet_20_Link"><text:span text:style-name="T1055">RVA-2015</text:span></text:a></text:p></text:note-body></text:note></text:span></text:span><text:span text:style-name="T572">. Es por causa del alfarero. Luego también explica, en Romanos 11, que: </text:span><text:span text:style-name="Bible_5f_text"><text:span text:style-name="T572">“Dios encerró a todos bajo desobediencia para tener misericordia de todos” </text:span></text:span><text:span text:style-name="Bible_5f_text"><text:span text:style-name="T572"><text:note text:id="ftn313" text:note-class="footnote"><text:note-citation>313</text:note-citation><text:note-body><text:p text:style-name="Footnote"><text:s/><text:span text:style-name="T1055">Romanos 11:32 </text:span><text:a xlink:type="simple" xlink:href="https://www.biblegateway.com/passage/?search=Romanos+11%3A32&amp;version=RVA-2015" text:style-name="Internet_20_link" text:visited-style-name="Visited_20_Internet_20_Link"><text:span text:style-name="T1055">RVA-2015</text:span></text:a></text:p></text:note-body></text:note></text:span></text:span><text:span text:style-name="T572">.</text:span></text:p>
      <text:p text:style-name="P476"><text:span text:style-name="T572">A</text:span><text:span text:style-name="T574">fortunadamente </text:span><text:span text:style-name="T573">Jesucristo vino para liberar a los cautivos. Pablo en Efesios 2 explica que: </text:span><text:span text:style-name="Bible_5f_text"><text:span text:style-name="T573">“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73"><text:note text:id="ftn314" text:note-class="footnote"><text:note-citation>314</text:note-citation><text:note-body><text:p text:style-name="Footnote"><text:s/><text:span text:style-name="T1056">Romanos 6:17-18 </text:span><text:a xlink:type="simple" xlink:href="https://www.biblegateway.com/passage/?search=Romanos+6%3A17-18&amp;version=RVA-2015" text:style-name="Internet_20_link" text:visited-style-name="Visited_20_Internet_20_Link"><text:span text:style-name="T1056">RVA-2015</text:span></text:a></text:p></text:note-body></text:note></text:span></text:span><text:span text:style-name="T573">. </text:span><text:span text:style-name="T575">El que es esclavo no es libre. Eramos esclavos del pecado. </text:span></text:p>
      <text:p text:style-name="P476"><text:span text:style-name="T576">U</text:span><text:span text:style-name="T575">nos </text:span><text:span text:style-name="T576">judíos, según Juan 8, le dicen a Jesucristo</text:span><text:span text:style-name="T575"> que: </text:span><text:span text:style-name="Bible_5f_text"><text:span text:style-name="T575">“Somos descendientes de Abraham y jamás hemos sido esclavos de nadie. ¿Cómo dices tú: ‘Llegarán a ser libres’? </text:span></text:span><text:span text:style-name="Bible_5f_text">Jesús les </text:span><text:soft-page-break/><text:span text:style-name="Bible_5f_text">respondió: ‘De cierto, de cierto les digo que todo aquel que practica el pecado es esclavo del pecado’</text:span><text:span text:style-name="Bible_5f_text"><text:span text:style-name="T575">” </text:span></text:span><text:span text:style-name="Bible_5f_text"><text:span text:style-name="T575"><text:note text:id="ftn315" text:note-class="footnote"><text:note-citation>315</text:note-citation><text:note-body><text:p text:style-name="Footnote"><text:s/><text:span text:style-name="T1057">Juan 8:33-34 </text:span><text:a xlink:type="simple" xlink:href="https://www.biblegateway.com/passage/?search=Juan+8%3A33-34&amp;version=RVA-2015" text:style-name="Internet_20_link" text:visited-style-name="Visited_20_Internet_20_Link"><text:span text:style-name="T1057">RVA-2015</text:span></text:a></text:p></text:note-body></text:note></text:span></text:span><text:span text:style-name="Bible_5f_text"><text:span text:style-name="T575"><text:s/>“</text:span></text:span><text:bookmark text:name="es-RVA-2015-263851"/><text:span text:style-name="Bible_5f_text"><text:span text:style-name="T575">Así que, si el Hijo los hace libres, serán verdaderamente libres” </text:span></text:span><text:span text:style-name="Bible_5f_text"><text:span text:style-name="T575"><text:note text:id="ftn316" text:note-class="footnote"><text:note-citation>316</text:note-citation><text:note-body><text:p text:style-name="Footnote"><text:s/><text:span text:style-name="T1057">Juan 8:36 </text:span><text:a xlink:type="simple" xlink:href="https://www.biblegateway.com/passage/?search=Juan+8%3A36&amp;version=RVA-2015" text:style-name="Internet_20_link" text:visited-style-name="Visited_20_Internet_20_Link"><text:span text:style-name="T1057">RVA-2015</text:span></text:a></text:p></text:note-body></text:note></text:span></text:span><text:span text:style-name="T575">. </text:span></text:p>
      <text:p text:style-name="P477"><text:span text:style-name="T331">Sin Jesucristo ese “libre albedrío” no es tan “libre”. </text:span><text:span text:style-name="T577">Ni siquiera lo podemos escoger a el sin la intervención del Padre, por eso el mismo </text:span><text:span text:style-name="T421">Yeshua, según Juan 6, asegura que "nadie puede venir a mi si el padre que esta en el cielo no lo arrastra primero" </text:span><text:span text:style-name="T421"><text:note text:id="ftn317" text:note-class="footnote"><text:note-citation>317</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span><text:span text:style-name="T421">. </text:span></text:p>
      <text:p text:style-name="P478"><text:span text:style-name="T577">El Padre Celestial nos arrastra primero, y luego si podemos escoger a Jesucristo. El mismo Jehová nos lo anuncia desde el principio: </text:span><text:span text:style-name="Bible_5f_text"><text:span text:style-name="T577">“</text:span></text:span><text:bookmark text:name="es-RVA-2015-5715"/><text:span text:style-name="Bible_5f_text"><text:span text:style-name="T577">El SEÑOR tu Dios circuncidará tu corazón y el corazón de tus descendientes, para que ames al SEÑOR tu Dios con todo tu corazón y con toda tu alma, a fin de que vivas” </text:span></text:span><text:span text:style-name="Bible_5f_text"><text:span text:style-name="T577"><text:note text:id="ftn318" text:note-class="footnote"><text:note-citation>318</text:note-citation><text:note-body><text:p text:style-name="Footnote"><text:s/><text:span text:style-name="T1058">Deuteronomio 30:6 </text:span><text:a xlink:type="simple" xlink:href="https://www.biblegateway.com/passage/?search=Deuteronomio+30%3A6&amp;version=RVA-2015" text:style-name="Internet_20_link" text:visited-style-name="Visited_20_Internet_20_Link"><text:span text:style-name="T1058">RVA-2015</text:span></text:a></text:p></text:note-body></text:note></text:span></text:span><text:span text:style-name="T577">. </text:span><text:span text:style-name="T578">El nos circuncida el corazón, gracias a eso nos podemos arrepentir, volvernos a Dios, escoger a Jesucristo, recibirlo a el que es la Vida misma, y vivir eternamente </text:span><text:span text:style-name="T579">en unión con el Dios vivo</text:span><text:span text:style-name="T578">. </text:span></text:p>
      <text:p text:style-name="P232"><text:span text:style-name="T910">Jesucristo nos dice, según Juan 8, que: </text:span><text:span text:style-name="Bible_5f_text"><text:span text:style-name="T910">“conocerán la verdad, y la verdad los hará libres” </text:span></text:span><text:span text:style-name="Bible_5f_text"><text:span text:style-name="T910"><text:note text:id="ftn319" text:note-class="footnote"><text:note-citation>319</text:note-citation><text:note-body><text:p text:style-name="Footnote"><text:s/><text:span text:style-name="T910">Juan 8:31-32 </text:span><text:a xlink:type="simple" xlink:href="https://www.biblegateway.com/passage/?search=Juan+8%3A31-32&amp;version=RVA-2015" text:style-name="Internet_20_link" text:visited-style-name="Visited_20_Internet_20_Link"><text:span text:style-name="T910">RVA-2015</text:span></text:a></text:p></text:note-body></text:note></text:span></text:span><text:span text:style-name="T910">. </text:span>El es la verdad. Así, la libertad, la VERDADERA libertad, es proporcional a ese conocimiento de la verdad, de Jesucristo. Entre mas conozcamos a Jesucristo mas <text:span text:style-name="T1060">verdaderamente </text:span>libres somos. Mas <text:span text:style-name="T1060">VERDADERO será </text:span>ese <text:span text:style-name="T1060">libre</text:span> albedrío. <text:span text:style-name="T1061">Y nadie nace conociendo a Jesucristo, hay que nacer de nuevo para empezar a conocerlo.</text:span></text:p>
      <text:h text:style-name="P1021" text:outline-level="2"><text:span text:style-name="T1294">Biblia</text:span>.</text:h>
      <text:p text:style-name="P507"><text:span text:style-name="T1145">Una mayoría de los </text:span>cristiano<text:span text:style-name="T1145">s</text:span>, es<text:span text:style-name="T1145">os</text:span> que cree<text:span text:style-name="T1146">n</text:span> <text:span text:style-name="T897">que: “</text:span><text:span text:style-name="Bible_5f_text"><text:span text:style-name="T897">Cristo fué muerto por nuestros pecados conforme á las Escrituras;</text:span></text:span><text:span text:style-name="Bible_5f_text"> </text:span><text:span text:style-name="Bible_5f_text"><text:span text:style-name="T897">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898">1 Corintios 15:3-4 </text:span><text:a xlink:type="simple" xlink:href="https://www.biblegateway.com/passage/?search=1+Corintios+15%3A3-4&amp;version=RVA" text:style-name="Internet_20_link" text:visited-style-name="Visited_20_Internet_20_Link"><text:span text:style-name="T898">RVA</text:span></text:a></text:p></text:note-body></text:note></text:span>, CONFORME A LAS ESCRITURAS, <text:span text:style-name="T1143">también creen que hay un tormento consciente y eterno para una parte de la humanidad</text:span>.</text:p>
      <text:p text:style-name="P508">Todo en la vida del creyente debe ser CONFORME A LAS ESCRITURAS. Así que veamos que <text:span text:style-name="T1144">enseñan</text:span> las escrituras de <text:span text:style-name="T1295">una reconciliación absoluta</text:span>.</text:p>
      <text:h text:style-name="Heading_20_3" text:outline-level="3">Adám.</text:h>
      <text:p text:style-name="P510"><text:span text:style-name="T1147">La creación fue terminada en seis días porque el séptimo Dios descansó. Dice Génesis 1 que: </text:span><text:span text:style-name="Bible_5f_text"><text:span text:style-name="T1147">“</text:span></text:span><text:span text:style-name="Bible_5f_text">Y vió Dios todo lo que había hecho, y he aquí que era bueno en gran manera. Y fué la tarde y la mañana el día sexto</text:span><text:span text:style-name="Bible_5f_text"><text:span text:style-name="T1147">” </text:span></text:span><text:span text:style-name="Bible_5f_text"><text:span text:style-name="T1147"><text:note text:id="ftn321" text:note-class="footnote"><text:note-citation>321</text:note-citation><text:note-body><text:p text:style-name="Footnote"><text:s/><text:span text:style-name="T1147">Génesis 1:31 </text:span><text:a xlink:type="simple" xlink:href="https://www.biblegateway.com/passage/?search=Génesis+1%3A31&amp;version=RVA" text:style-name="Internet_20_link" text:visited-style-name="Visited_20_Internet_20_Link"><text:span text:style-name="T1147">RVA</text:span></text:a></text:p></text:note-body></text:note></text:span></text:span><text:span text:style-name="T1147">. Y explica Pablo en Colosenses 1 que por Cristo “</text:span><text:span text:style-name="Bible_5f_text"><text:span text:style-name="T1147">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47">”. Esto obviamente incluye a Adam y a su descendencia. Añade que: </text:span><text:soft-page-break/><text:span text:style-name="T1147">“</text:span><text:span text:style-name="Bible_5f_text"><text:span text:style-name="T1147">agradó al Padre que en él habitase TODA plenitud, Y por él RECONCILIAR TODAS las cosas á sí, pacificando por la sangre de su cruz, así lo que está en la tierra como lo que está en los cielos</text:span></text:span><text:span text:style-name="T1147">”. Jesucristo reconcilia todas las cosas a si mismo, no solo parte, no solo un pequeño porcentaje, no solo unos cuantos elegidos. La solución es mucho mas grande que el problema. Lo explica Pablo en Romanos 5 </text:span><text:span text:style-name="Bible_5f_text"><text:span text:style-name="T1148">“</text:span></text:span><text:span text:style-name="Bible_5f_text">Mas no como el delito, tal fué el don: porque si por el delito de aquel uno </text:span><text:span text:style-name="Bible_5f_text"><text:span text:style-name="T1149">(Adan)</text:span></text:span><text:span text:style-name="Bible_5f_text"> murieron los muchos, </text:span><text:span text:style-name="Bible_5f_text"><text:span text:style-name="T1150">MUCHO</text:span></text:span><text:span text:style-name="Bible_5f_text"> </text:span><text:span text:style-name="Bible_5f_text"><text:span text:style-name="T1150">MÁS</text:span></text:span><text:span text:style-name="Bible_5f_text"> </text:span><text:span text:style-name="Bible_5f_text"><text:span text:style-name="T1150">ABUNDÓ</text:span></text:span><text:span text:style-name="Bible_5f_text"> la gracia de Dios á los muchos, y el don por la gracia de un hombre, Jesucristo</text:span><text:span text:style-name="Bible_5f_text"><text:span text:style-name="T1148">” </text:span></text:span><text:span text:style-name="Bible_5f_text"><text:span text:style-name="T1148"><text:note text:id="ftn322" text:note-class="footnote"><text:note-citation>322</text:note-citation><text:note-body><text:p text:style-name="Footnote"><text:s/><text:span text:style-name="T1149">Romanos 5:15 </text:span><text:a xlink:type="simple" xlink:href="https://www.biblegateway.com/passage/?search=Romanos+5%3A15&amp;version=RVA" text:style-name="Internet_20_link" text:visited-style-name="Visited_20_Internet_20_Link"><text:span text:style-name="T1149">RVA</text:span></text:a></text:p></text:note-body></text:note></text:span></text:span><text:span text:style-name="T1148">.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promete transformar a TODOS. 1ra Corintios 15: </text:span><text:span text:style-name="Bible_5f_text"><text:span text:style-name="T1070">“así como en Adam TODOS mueren, así también en Cristo TODOS serán vivificados” </text:span></text:span><text:span text:style-name="Bible_5f_text"><text:span text:style-name="T1070"><text:note text:id="ftn323" text:note-class="footnote"><text:note-citation>323</text:note-citation><text:note-body><text:p text:style-name="Footnote"><text:s/><text:span text:style-name="T1151">1 Corintios 15:22 </text:span><text:a xlink:type="simple" xlink:href="https://www.biblegateway.com/passage/?search=1+Corintios+15%3A22&amp;version=RVA" text:style-name="Internet_20_link" text:visited-style-name="Visited_20_Internet_20_Link"><text:span text:style-name="T1151">RVA</text:span></text:a></text:p></text:note-body></text:note></text:span></text:span><text:span text:style-name="T1070">.</text:span></text:p>
      <text:h text:style-name="Heading_20_3" text:outline-level="3"><text:span text:style-name="T1136">Abraham</text:span>.</text:h>
      <text:p text:style-name="P511"><text:span text:style-name="T1152">La promesa que YHWH le hace a Abram en Génesis 12 es que: </text:span><text:span text:style-name="Bible_5f_text"><text:span text:style-name="T1152">“</text:span></text:span><text:bookmark text:name="es-RVA-2015-302"/><text:span text:style-name="Bible_5f_text">en ti serán benditas </text:span><text:span text:style-name="Bible_5f_text"><text:span text:style-name="T1155">TODAS</text:span></text:span><text:span text:style-name="Bible_5f_text"> las familias de la tierra</text:span><text:span text:style-name="Bible_5f_text"><text:span text:style-name="T1153">” </text:span></text:span><text:span text:style-name="Bible_5f_text"><text:span text:style-name="T1153"><text:note text:id="ftn324" text:note-class="footnote"><text:note-citation>324</text:note-citation><text:note-body><text:p text:style-name="Footnote"><text:s/><text:span text:style-name="T1153">Génesis 12:3 </text:span><text:a xlink:type="simple" xlink:href="https://www.biblegateway.com/passage/?search=Genesis+12%3A3&amp;version=RVA-2015" text:style-name="Internet_20_link" text:visited-style-name="Visited_20_Internet_20_Link"><text:span text:style-name="T1153">RVA-2015</text:span></text:a></text:p></text:note-body></text:note></text:span></text:span><text:span text:style-name="T1153">. Esto fue cuando Abram tenia setenta y cinco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53">“</text:span></text:span><text:bookmark text:name="es-RVA-2015-443"/><text:span text:style-name="Bible_5f_text">en él han de ser benditas </text:span><text:span text:style-name="Bible_5f_text"><text:span text:style-name="T1155">TODAS</text:span></text:span><text:span text:style-name="Bible_5f_text"> las naciones de la tierra</text:span><text:span text:style-name="Bible_5f_text"><text:span text:style-name="T1153">” </text:span></text:span><text:span text:style-name="Bible_5f_text"><text:span text:style-name="T1153"><text:note text:id="ftn325" text:note-class="footnote"><text:note-citation>325</text:note-citation><text:note-body><text:p text:style-name="Footnote"><text:s/><text:span text:style-name="T1154">Génesis 18:18 </text:span><text:a xlink:type="simple" xlink:href="https://www.biblegateway.com/passage/?search=Genesis+18%3A18&amp;version=RVA-2015" text:style-name="Internet_20_link" text:visited-style-name="Visited_20_Internet_20_Link"><text:span text:style-name="T1154">RVA-2015</text:span></text:a></text:p></text:note-body></text:note></text:span></text:span><text:span text:style-name="T1153">.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53">“</text:span></text:span><text:bookmark text:name="es-RVA-2015-566"/><text:span text:style-name="Bible_5f_text">serán benditas </text:span><text:span text:style-name="Bible_5f_text"><text:span text:style-name="T1155">TODAS</text:span></text:span><text:span text:style-name="Bible_5f_text"> las naciones de la tierra</text:span><text:span text:style-name="Bible_5f_text"><text:span text:style-name="T1153">” </text:span></text:span><text:span text:style-name="Bible_5f_text"><text:span text:style-name="T1153"><text:note text:id="ftn326" text:note-class="footnote"><text:note-citation>326</text:note-citation><text:note-body><text:p text:style-name="Footnote"><text:s/><text:span text:style-name="T1155">Génesis 22:18 </text:span><text:a xlink:type="simple" xlink:href="https://www.biblegateway.com/passage/?search=Genesis+22%3A18&amp;version=RVA-2015" text:style-name="Internet_20_link" text:visited-style-name="Visited_20_Internet_20_Link"><text:span text:style-name="T1155">RVA-2015</text:span></text:a></text:p></text:note-body></text:note></text:span></text:span><text:span text:style-name="T1153">. Años después, cuando Isaac ya estaba casado, Dios le repite la promesa a Isaac en Genesis 26 </text:span><text:span text:style-name="Bible_5f_text"><text:span text:style-name="T1153">“</text:span></text:span><text:bookmark text:name="es-RVA-2015-697"/><text:span text:style-name="Bible_5f_text">en tu descendencia serán benditas </text:span><text:span text:style-name="Bible_5f_text"><text:span text:style-name="T1157">TODAS</text:span></text:span><text:span text:style-name="Bible_5f_text"> las naciones de la tierra</text:span><text:span text:style-name="Bible_5f_text"><text:span text:style-name="T1153">” </text:span></text:span><text:span text:style-name="Bible_5f_text"><text:span text:style-name="T1153"><text:note text:id="ftn327" text:note-class="footnote"><text:note-citation>327</text:note-citation><text:note-body><text:p text:style-name="Footnote"><text:s/><text:span text:style-name="T1156">Génesis 26:4 </text:span><text:a xlink:type="simple" xlink:href="https://www.biblegateway.com/passage/?search=Genesis+26%3A4&amp;version=RVA-2015" text:style-name="Internet_20_link" text:visited-style-name="Visited_20_Internet_20_Link"><text:span text:style-name="T1156">RVA-2015</text:span></text:a></text:p></text:note-body></text:note></text:span></text:span><text:span text:style-name="T1153">. Y a Jacob, que luego se llamaría Israel, estando joven y todavía soltero, pero después de haberle robado la bendición, lease herencia, a su hermano mayor, Jehová también le habla y le dice </text:span><text:span text:style-name="Bible_5f_text"><text:span text:style-name="T1153">“</text:span></text:span><text:bookmark text:name="es-RVA-2015-788"/><text:span text:style-name="Bible_5f_text">en tu descendencia serán benditas </text:span><text:span text:style-name="Bible_5f_text"><text:span text:style-name="T1157">TODAS</text:span></text:span><text:span text:style-name="Bible_5f_text"> las familias de la tierra</text:span><text:span text:style-name="Bible_5f_text"><text:span text:style-name="T1153">” </text:span></text:span><text:span text:style-name="Bible_5f_text"><text:span text:style-name="T1153"><text:note text:id="ftn328" text:note-class="footnote"><text:note-citation>328</text:note-citation><text:note-body><text:p text:style-name="Footnote"><text:s/><text:span text:style-name="T1157">Génesis 28:14 </text:span><text:a xlink:type="simple" xlink:href="https://www.biblegateway.com/passage/?search=Genesis+28%3A14&amp;version=RVA-2015" text:style-name="Internet_20_link" text:visited-style-name="Visited_20_Internet_20_Link"><text:span text:style-name="T1157">RVA-2015</text:span></text:a></text:p></text:note-body></text:note></text:span></text:span><text:span text:style-name="T1153">. Familias, naciones, TODAS. Pero ese mismo Dios es el que después manda a Saul matar hasta el gato, literalmente, de los descendientes de Amalec, o sea que esa familia como que tampoco hace parte de ese “TODAS”. Claro no son las únicas, también están el amorreo, el heteo, </text:span><text:soft-page-break/><text:span text:style-name="T1153">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512"><text:span text:style-name="T1153">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53">“En ti serán benditas TODAS las familias de la tierra” </text:span></text:span><text:span text:style-name="Bible_5f_text"><text:span text:style-name="T1153"><text:note text:id="ftn329" text:note-class="footnote"><text:note-citation>329</text:note-citation><text:note-body><text:p text:style-name="Footnote"><text:s/><text:span text:style-name="T1153">Génesis 12:3 </text:span><text:a xlink:type="simple" xlink:href="https://www.biblegateway.com/passage/?search=Genesis+12%3A3&amp;version=RVA-2015" text:style-name="Internet_20_link" text:visited-style-name="Visited_20_Internet_20_Link"><text:span text:style-name="T1153">RVA-2015</text:span></text:a></text:p></text:note-body></text:note></text:span></text:span><text:span text:style-name="T1153">.</text:span></text:p>
      <text:h text:style-name="Heading_20_3" text:outline-level="3">Moisés.</text:h>
      <text:p text:style-name="P513"><text:span text:style-name="T1158">Moises escribe acerca de Jacob y Esaú que antes de que hubieran nacido Dios ya había decidido que </text:span><text:span text:style-name="Bible_5f_text"><text:span text:style-name="T1158">“el mayor servirá al menor” </text:span></text:span><text:span text:style-name="Bible_5f_text"><text:span text:style-name="T1158"><text:note text:id="ftn330" text:note-class="footnote"><text:note-citation>330</text:note-citation><text:note-body><text:p text:style-name="Footnote"><text:s/><text:span text:style-name="T1158">Génesis 25:23 </text:span><text:a xlink:type="simple" xlink:href="https://www.biblegateway.com/passage/?search=Genesis+25%3A23&amp;version=RVA" text:style-name="Internet_20_link" text:visited-style-name="Visited_20_Internet_20_Link"><text:span text:style-name="T1158">RVA</text:span></text:a></text:p></text:note-body></text:note></text:span></text:span><text:span text:style-name="T1158">. Y que está escrito </text:span><text:span text:style-name="Bible_5f_text"><text:span text:style-name="T1158">“</text:span></text:span><text:bookmark text:name="es-RVA-23092"/><text:span text:style-name="Bible_5f_text">amé á Jacob, </text:span><text:span text:style-name="Bible_5f_text"><text:span text:style-name="T1159">y</text:span></text:span><text:span text:style-name="Bible_5f_text"> á Esaú aborrecí” </text:span><text:span text:style-name="Bible_5f_text"><text:note text:id="ftn331" text:note-class="footnote"><text:note-citation>331</text:note-citation><text:note-body><text:p text:style-name="Footnote"><text:s/><text:span text:style-name="T1159">Malaquias 1:2-3 </text:span><text:a xlink:type="simple" xlink:href="https://www.biblegateway.com/passage/?search=Malaquias+1%3A2-3&amp;version=RVA" text:style-name="Internet_20_link" text:visited-style-name="Visited_20_Internet_20_Link"><text:span text:style-name="T1159">RVA</text:span></text:a></text:p></text:note-body></text:note></text:span>. <text:span text:style-name="T1159">Antes de que ni Jacob ni Esaú hubieran hecho nada ni bueno ni malo ya Dios había decidido. Y Pablo explica la situación en Romanos 9 </text:span><text:span text:style-name="Bible_5f_text"><text:span text:style-name="T1159">“</text:span></text:span><text:bookmark text:name="es-RVA-2015-28134"/><text:span text:style-name="Bible_5f_text">para que el propósito de Dios dependiese de su elección, no de las obras sino del que llama</text:span><text:span text:style-name="Bible_5f_text"><text:span text:style-name="T1159">” </text:span></text:span><text:span text:style-name="Bible_5f_text"><text:span text:style-name="T1159"><text:note text:id="ftn332" text:note-class="footnote"><text:note-citation>332</text:note-citation><text:note-body><text:p text:style-name="Footnote"><text:s/><text:span text:style-name="T1159">Romanos 9:11-12 </text:span><text:a xlink:type="simple" xlink:href="https://www.biblegateway.com/passage/?search=Romanos+9%3A11-12&amp;version=RVA-2015" text:style-name="Internet_20_link" text:visited-style-name="Visited_20_Internet_20_Link"><text:span text:style-name="T1159">RVA-2015</text:span></text:a></text:p></text:note-body></text:note></text:span></text:span><text:span text:style-name="T1159">, en este caso a Jacob. </text:span><text:span text:style-name="Bible_5f_text"><text:span text:style-name="T1159">“</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159">” </text:span></text:span><text:span text:style-name="Bible_5f_text"><text:span text:style-name="T1159"><text:note text:id="ftn333" text:note-class="footnote"><text:note-citation>333</text:note-citation><text:note-body><text:p text:style-name="Footnote"><text:s/><text:span text:style-name="T1159">Romanos 9:14-18 </text:span><text:a xlink:type="simple" xlink:href="https://www.biblegateway.com/passage/?search=Romanos+9%3A14-18&amp;version=RVA-2015" text:style-name="Internet_20_link" text:visited-style-name="Visited_20_Internet_20_Link"><text:span text:style-name="T1159">RVA-2015</text:span></text:a></text:p></text:note-body></text:note></text:span></text:span><text:span text:style-name="T1159">. </text:span></text:p>
      <text:p text:style-name="P514"><text:span text:style-name="T563">Desde </text:span><text:span text:style-name="T566">Éxodo</text:span><text:span text:style-name="T563"> 4, cuando </text:span><text:span text:style-name="T566">Moisés</text:span><text:span text:style-name="T563"> ni siquiera había </text:span><text:span text:style-name="T562">llegado a</text:span><text:span text:style-name="T563"> </text:span><text:span text:style-name="T562">Egipto </text:span><text:span text:style-name="T563">para ver al Faraón, </text:span><text:span text:style-name="T562">justo de</text:span><text:span text:style-name="T566">s</text:span><text:span text:style-name="T562">pu</text:span><text:span text:style-name="T566">é</text:span><text:span text:style-name="T562">s de que</text:span><text:span text:style-name="T563"> </text:span><text:span text:style-name="T565">pareciera que Dios estaba haciendo </text:span><text:span text:style-name="T563">terquito a </text:span><text:span text:style-name="T566">Moisés</text:span><text:span text:style-name="T563">, YHWH </text:span><text:span text:style-name="T562">le dice a </text:span><text:span text:style-name="T566">Moisés</text:span><text:span text:style-name="T562">: </text:span><text:span text:style-name="Bible_5f_text"><text:span text:style-name="T562">“</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2">” </text:span></text:span><text:span text:style-name="Bible_5f_text"><text:span text:style-name="T563"><text:note text:id="ftn334" text:note-class="footnote"><text:note-citation>334</text:note-citation><text:note-body><text:p text:style-name="Footnote"><text:s/><text:span text:style-name="T1049">Exodo 4:21 </text:span><text:a xlink:type="simple" xlink:href="https://www.biblegateway.com/passage/?search=Exodo+4%3A21&amp;version=RVA-2015" text:style-name="Internet_20_link" text:visited-style-name="Visited_20_Internet_20_Link"><text:span text:style-name="T1049">RVA-2015</text:span></text:a></text:p></text:note-body></text:note></text:span></text:span><text:span text:style-name="T563">. Después </text:span><text:span text:style-name="T564">la biblia nos repite </text:span><text:span text:style-name="T563">8 veces, casi que una por plaga, </text:span><text:span text:style-name="T564">que </text:span><text:span text:style-name="Bible_5f_text"><text:span text:style-name="T564">“yo endureceré el corazón de Faraón” </text:span></text:span><text:span text:style-name="Bible_5f_text"><text:span text:style-name="T564"><text:note text:id="ftn335" text:note-class="footnote"><text:note-citation>335</text:note-citation><text:note-body><text:p text:style-name="Footnote"><text:s/><text:span text:style-name="T1050">Exodo 7:3 </text:span><text:a xlink:type="simple" xlink:href="https://www.biblegateway.com/passage/?search=Exodo+7%3A3&amp;version=RVA-2015" text:style-name="Internet_20_link" text:visited-style-name="Visited_20_Internet_20_Link"><text:span text:style-name="T1050">RVA-2015</text:span></text:a> <text:span text:style-name="T1050">Exodo 14:4 </text:span><text:a xlink:type="simple" xlink:href="https://www.biblegateway.com/passage/?search=Exodo+14%3A4&amp;version=RVA-2015" text:style-name="Internet_20_link" text:visited-style-name="Visited_20_Internet_20_Link"><text:span text:style-name="T1050">RVA-2015</text:span></text:a><text:span text:style-name="T1050"> Exodo 14:17 </text:span><text:a xlink:type="simple" xlink:href="https://www.biblegateway.com/passage/?search=Exodo+14%3A17&amp;version=RVA-2015" text:style-name="Internet_20_link" text:visited-style-name="Visited_20_Internet_20_Link"><text:span text:style-name="T1050">RVA-2015</text:span></text:a></text:p></text:note-body></text:note></text:span></text:span><text:span text:style-name="T564"><text:s/>y que </text:span><text:span text:style-name="Bible_5f_text"><text:span text:style-name="T564">“Jehová endureció el corazón de Faraón” </text:span></text:span><text:span text:style-name="Bible_5f_text"><text:span text:style-name="T564"><text:note text:id="ftn336" text:note-class="footnote"><text:note-citation>336</text:note-citation><text:note-body><text:p text:style-name="Footnote"><text:s/><text:span text:style-name="T1050">Exodo 9:12 </text:span><text:a xlink:type="simple" xlink:href="https://www.biblegateway.com/passage/?search=Exodo+9%3A12&amp;version=RVA-2015" text:style-name="Internet_20_link" text:visited-style-name="Visited_20_Internet_20_Link"><text:span text:style-name="T1050">RVA-2015</text:span></text:a><text:span text:style-name="T1050"> Exodo 10:20 </text:span><text:a xlink:type="simple" xlink:href="https://www.biblegateway.com/passage/?search=Exodo+10%3A20&amp;version=RVA-2015" text:style-name="Internet_20_link" text:visited-style-name="Visited_20_Internet_20_Link"><text:span text:style-name="T1050">RVA-2015</text:span></text:a> <text:span text:style-name="T1050">Exodo 10:27 </text:span><text:a xlink:type="simple" xlink:href="https://www.biblegateway.com/passage/?search=Exodo+10%3A27&amp;version=RVA-2015" text:style-name="Internet_20_link" text:visited-style-name="Visited_20_Internet_20_Link"><text:span text:style-name="T1050">RVA-2015</text:span></text:a> <text:span text:style-name="T1050">Exodo 11:10 </text:span><text:a xlink:type="simple" xlink:href="https://www.biblegateway.com/passage/?search=Exodo+11%3A10&amp;version=RVA-2015" text:style-name="Internet_20_link" text:visited-style-name="Visited_20_Internet_20_Link"><text:span text:style-name="T1050">RVA-2015</text:span></text:a> <text:span text:style-name="T1050">Exodo 14:8 </text:span><text:a xlink:type="simple" xlink:href="https://www.biblegateway.com/passage/?search=Exodo+14%3A8&amp;version=RVA-2015" text:style-name="Internet_20_link" text:visited-style-name="Visited_20_Internet_20_Link"><text:span text:style-name="T1050">RVA-2015</text:span></text:a></text:p></text:note-body></text:note></text:span></text:span><text:span text:style-name="T562">, como para que la cosa quede clara. </text:span><text:span text:style-name="T565">Es YHWH el que endurece el corazón de Faraón.</text:span></text:p>
      <text:p text:style-name="P514"><text:soft-page-break/><text:span text:style-name="T1160">Y Pablo nos explica en Romanos 11 </text:span><text:span text:style-name="Bible_5f_text"><text:span text:style-name="T1074">“</text:span></text:span><text:bookmark text:name="es-RVA-2015-28209"/><text:span text:style-name="Bible_5f_text">Porque Dios encerró a </text:span><text:span text:style-name="Bible_5f_text"><text:span text:style-name="T1160">TODOS</text:span></text:span><text:span text:style-name="Bible_5f_text"> bajo desobediencia para tener misericordia de </text:span><text:span text:style-name="Bible_5f_text"><text:span text:style-name="T1160">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60">TODAS</text:span></text:span><text:span text:style-name="Bible_5f_text"> las cosas. A él sea la gloria por los siglos. Amén” </text:span><text:span text:style-name="Bible_5f_text"><text:span text:style-name="T1074"><text:note text:id="ftn337" text:note-class="footnote"><text:note-citation>337</text:note-citation><text:note-body><text:p text:style-name="Footnote"><text:s/><text:span text:style-name="T1074">Romanos 11:32-36 </text:span><text:a xlink:type="simple" xlink:href="https://www.biblegateway.com/passage/?search=Romanos+11%3A32-36&amp;version=RVA-2015" text:style-name="Internet_20_link" text:visited-style-name="Visited_20_Internet_20_Link"><text:span text:style-name="T1074">RVA-2015</text:span></text:a></text:p></text:note-body></text:note></text:span></text:span><text:span text:style-name="T1074">.</text:span></text:p>
      <text:p text:style-name="P517"><text:span text:style-name="T1162">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62"><text:note text:id="ftn338" text:note-class="footnote"><text:note-citation>338</text:note-citation><text:note-body><text:p text:style-name="Footnote"><text:s/><text:span text:style-name="T1165">Deuteronomio 29-30:5 </text:span><text:a xlink:type="simple" xlink:href="https://www.biblegateway.com/passage/?search=Deuteronomio+29-30%3A5&amp;version=RVA-2015" text:style-name="Internet_20_link" text:visited-style-name="Visited_20_Internet_20_Link"><text:span text:style-name="T1165">RVA-2015</text:span></text:a></text:p></text:note-body></text:note></text:span><text:span text:style-name="T1162">. </text:span></text:p>
      <text:p text:style-name="P515">Es decir <text:span text:style-name="T1166">que Moisés escribe lo que Jehová le manda anunciar: toda</text:span> la historia de Israel desde <text:span text:style-name="T1164">Moisés</text:span> hasta 1948 cuando hizo exactamente eso y <text:span text:style-name="T1166">YHWH </text:span>formó en un día <text:span text:style-name="T1163">a la actual Israel</text:span>. <text:span text:style-name="T1163">Cosa que era inimaginable tan solo unos 200 años atrás para nadie que no creyera en el Dios creador del cielo y de la tierra.</text:span></text:p>
      <text:p text:style-name="P516"><text:span text:style-name="T1163">Y justo después de anunciar todo esto nos dice que: </text:span><text:span text:style-name="Bible_5f_text"><text:span text:style-name="T1163">“</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63">” </text:span></text:span><text:span text:style-name="Bible_5f_text"><text:span text:style-name="T1163"><text:note text:id="ftn339" text:note-class="footnote"><text:note-citation>339</text:note-citation><text:note-body><text:p text:style-name="Footnote"><text:s/><text:span text:style-name="T1164">Deuteronomio 30:6 </text:span><text:a xlink:type="simple" xlink:href="https://www.biblegateway.com/passage/?search=Deuteronomio+30%3A6&amp;version=RVA-2015" text:style-name="Internet_20_link" text:visited-style-name="Visited_20_Internet_20_Link"><text:span text:style-name="T1164">RVA-2015</text:span></text:a></text:p></text:note-body></text:note></text:span></text:span><text:span text:style-name="T1163">. ¿Quien es el que circuncida el corazón? Jehová. Jehová es quien cambia los corazones. ¿Para que? Para que le obedezcan y vivan. Y ¿que anuncia después, también en Deuteronomio 30? que: </text:span><text:span text:style-name="Bible_5f_text"><text:span text:style-name="T1163">“</text:span></text:span><text:bookmark text:name="es-RVA-2015-5717"/><text:span text:style-name="Bible_5f_text">tú volverás a escuchar la voz del SEÑOR, y pondrás por obra todos sus mandamientos que yo te mando hoy</text:span><text:span text:style-name="Bible_5f_text"><text:span text:style-name="T1163">” </text:span></text:span><text:span text:style-name="Bible_5f_text"><text:span text:style-name="T1163"><text:note text:id="ftn340" text:note-class="footnote"><text:note-citation>340</text:note-citation><text:note-body><text:p text:style-name="Footnote"><text:s/><text:span text:style-name="T1164">Deuteronomio 30:8 </text:span><text:a xlink:type="simple" xlink:href="https://www.biblegateway.com/passage/?search=Deuteronomio+30%3A8&amp;version=RVA-2015" text:style-name="Internet_20_link" text:visited-style-name="Visited_20_Internet_20_Link"><text:span text:style-name="T1164">RVA-2015</text:span></text:a></text:p></text:note-body></text:note></text:span></text:span><text:span text:style-name="T1163">. Gracia inmerecida. Regalo inmerecido. Por amor a si mismo. El mismo que hizo con los paganos al darnos su Espíritu Santo por medio de la muerte de Jesucristo en la cruz.</text:span></text:p>
      <text:p text:style-name="P524"><text:span text:style-name="Bible_5f_text"><text:span text:style-name="T1074">“Dios encerró a TODOS bajo desobediencia para tener misericordia de TODOS” </text:span></text:span><text:span text:style-name="Bible_5f_text"><text:span text:style-name="T1074"><text:note text:id="ftn341" text:note-class="footnote"><text:note-citation>341</text:note-citation><text:note-body><text:p text:style-name="Footnote"><text:s/><text:span text:style-name="T1161">Romanos 11:32 </text:span><text:a xlink:type="simple" xlink:href="https://www.biblegateway.com/passage/?search=Romanos+11%3A32&amp;version=RVA-2015" text:style-name="Internet_20_link" text:visited-style-name="Visited_20_Internet_20_Link"><text:span text:style-name="T1161">RVA-2015</text:span></text:a></text:p></text:note-body></text:note></text:span></text:span><text:span text:style-name="T1074"><text:s/>a través de su hijo Jesucristo. </text:span></text:p>
      <text:p text:style-name="P483">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82">Nosotros no escogimos a YHWH, fue <text:span text:style-name="T1302">EL</text:span> quien nos escogió.</text:p>
      <text:h text:style-name="Heading_20_3" text:outline-level="3"><text:soft-page-break/>Salmistas.</text:h>
      <text:p text:style-name="P518">A lo largo de todos los Salmos se <text:span text:style-name="T1167">resalta</text:span> la enseñanza <text:span text:style-name="T1167">bíblica </text:span>expuesta en este video. </text:p>
      <text:p text:style-name="P486">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095">Salmo 37 </text:span><text:a xlink:type="simple" xlink:href="https://www.biblegateway.com/passage/?search=Salmo+37&amp;version=RVA-2015" text:style-name="Internet_20_link" text:visited-style-name="Visited_20_Internet_20_Link"><text:span text:style-name="T1095">RVA-2015</text:span></text:a></text:p></text:note-body></text:note>. </text:p>
      <text:p text:style-name="P397">El Salmo 9 tiene un tono parecido, habla de la destrucción del malvado para siempre jamas. <text:span text:style-name="T934">Otros salmos pidiendo o anunciando la destrucción del malvado son </text:span>el Salmo 10, el 12, el 18, el 21, <text:span text:style-name="T933">el 28, el 52, el 58, el 59, </text:span>el 63, <text:span text:style-name="T935">el 73</text:span>. En fin hay varios salmos que hablan de la destrucción de los malos. </text:p>
      <text:p text:style-name="P519"><text:span text:style-name="T1167">Hay otros que nos hablan del mecanismo. Es por fuego como se afina la plata. El Salmo 66 dice del pueblo de Israel que: </text:span><text:span text:style-name="Bible_5f_text"><text:span text:style-name="T1167">“</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173">FUEGO</text:span></text:span><text:span text:style-name="Bible_5f_text"> y en aguas, Y sacástenos á hartura</text:span><text:span text:style-name="Bible_5f_text"><text:span text:style-name="T1171">” </text:span></text:span><text:span text:style-name="Bible_5f_text"><text:span text:style-name="T1171"><text:note text:id="ftn343" text:note-class="footnote"><text:note-citation>343</text:note-citation><text:note-body><text:p text:style-name="Footnote"><text:s/><text:span text:style-name="T1172">Salmo 66:10-12 </text:span><text:a xlink:type="simple" xlink:href="https://www.biblegateway.com/passage/?search=Salmo+66%3A10-12&amp;version=RVA" text:style-name="Internet_20_link" text:visited-style-name="Visited_20_Internet_20_Link"><text:span text:style-name="T1172">RVA</text:span></text:a></text:p></text:note-body></text:note></text:span></text:span><text:span text:style-name="T1171">. Y el Salmo 21 dice de los enemigos de Dios que: </text:span><text:span text:style-name="Bible_5f_text"><text:span text:style-name="T1171">“</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173">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172">Salmo 21:8-10 </text:span><text:a xlink:type="simple" xlink:href="https://www.biblegateway.com/passage/?search=Salmo+21%3A8-10&amp;version=RVA" text:style-name="Internet_20_link" text:visited-style-name="Visited_20_Internet_20_Link"><text:span text:style-name="T1172">RVA</text:span></text:a></text:p></text:note-body></text:note></text:span>. <text:span text:style-name="T1174">Los Salmos 18, 29, 50, 68, 83, 89, 97, 104, 140 </text:span><text:span text:style-name="T1174"><text:note text:id="ftn345" text:note-class="footnote"><text:note-citation>345</text:note-citation><text:note-body><text:p text:style-name="P948"><text:s/><text:span text:style-name="T1175">Salmo 18:8 </text:span><text:a xlink:type="simple" xlink:href="https://www.biblegateway.com/passage/?search=Salmo+18%3A8&amp;version=RVA" text:style-name="Internet_20_link" text:visited-style-name="Visited_20_Internet_20_Link"><text:span text:style-name="T1175">RVA</text:span></text:a> <text:span text:style-name="T1175">Salmo 29:7 </text:span><text:a xlink:type="simple" xlink:href="https://www.biblegateway.com/passage/?search=Salmo+29%3A7&amp;version=RVA" text:style-name="Internet_20_link" text:visited-style-name="Visited_20_Internet_20_Link"><text:span text:style-name="T1175">RVA</text:span></text:a> <text:span text:style-name="T1175">Salmo 50:3 </text:span><text:a xlink:type="simple" xlink:href="https://www.biblegateway.com/passage/?search=Salmo+50%3A3&amp;version=RVA" text:style-name="Internet_20_link" text:visited-style-name="Visited_20_Internet_20_Link"><text:span text:style-name="T1175">RVA</text:span></text:a> <text:span text:style-name="T1175">Salmo 68:2 </text:span><text:a xlink:type="simple" xlink:href="https://www.biblegateway.com/passage/?search=Salmo+68%3A2&amp;version=RVA" text:style-name="Internet_20_link" text:visited-style-name="Visited_20_Internet_20_Link"><text:span text:style-name="T1175">RVA</text:span></text:a> <text:span text:style-name="T1175">Salmo 83:14 </text:span><text:a xlink:type="simple" xlink:href="https://www.biblegateway.com/passage/?search=Salmo+83%3A14&amp;version=RVA" text:style-name="Internet_20_link" text:visited-style-name="Visited_20_Internet_20_Link"><text:span text:style-name="T1175">RVA</text:span></text:a> <text:span text:style-name="T1175">Salmo 89:46 </text:span><text:a xlink:type="simple" xlink:href="https://www.biblegateway.com/passage/?search=Salmo+89%3A46&amp;version=RVA" text:style-name="Internet_20_link" text:visited-style-name="Visited_20_Internet_20_Link"><text:span text:style-name="T1175">RVA</text:span></text:a> <text:span text:style-name="T1175">Salmo 97:3 </text:span><text:a xlink:type="simple" xlink:href="https://www.biblegateway.com/passage/?search=Salmo+97%3A3&amp;version=RVA" text:style-name="Internet_20_link" text:visited-style-name="Visited_20_Internet_20_Link"><text:span text:style-name="T1175">RVA</text:span></text:a><text:span text:style-name="T1175"> Salmo 104:4 </text:span><text:a xlink:type="simple" xlink:href="https://www.biblegateway.com/passage/?search=Salmo+104%3A4&amp;version=RVA" text:style-name="Internet_20_link" text:visited-style-name="Visited_20_Internet_20_Link"><text:span text:style-name="T1175">RVA</text:span></text:a> <text:span text:style-name="T1176">Salmo 140:10 </text:span><text:a xlink:type="simple" xlink:href="https://www.biblegateway.com/passage/?search=Salmo+140%3A10&amp;version=RVA" text:style-name="Internet_20_link" text:visited-style-name="Visited_20_Internet_20_Link"><text:span text:style-name="T1176">RVA</text:span></text:a></text:p></text:note-body></text:note></text:span><text:span text:style-name="T1174"><text:s/>y otros hacen referencia al fuego de YHWH que destruye a los malvados y a los enemigos de Dios. Que recordemos somos TODOS porque no hay uno bueno !</text:span></text:p>
      <text:p text:style-name="P520"><text:span text:style-name="T1178">Y ¿el resultado de dicha destrucción cual es? Dice el Salmo 45 que: </text:span><text:span text:style-name="Bible_5f_text"><text:span text:style-name="T1178">“</text:span></text:span><text:bookmark text:name="es-RVA-14615"/><text:span text:style-name="Bible_5f_text">Haré perpetua la memoria de tu nombre en todas las generaciones: Por lo cual te alabarán los pueblos eternamente y para siempre</text:span><text:span text:style-name="Bible_5f_text"><text:span text:style-name="T1177">” </text:span></text:span><text:span text:style-name="Bible_5f_text"><text:span text:style-name="T1177"><text:note text:id="ftn346" text:note-class="footnote"><text:note-citation>346</text:note-citation><text:note-body><text:p text:style-name="Footnote"><text:s/><text:span text:style-name="T1177">Salmo 45:17 </text:span><text:a xlink:type="simple" xlink:href="https://www.biblegateway.com/passage/?search=Salmo+45%3A17&amp;version=RVA" text:style-name="Internet_20_link" text:visited-style-name="Visited_20_Internet_20_Link"><text:span text:style-name="T1177">RVA</text:span></text:a></text:p></text:note-body></text:note></text:span></text:span><text:span text:style-name="T1177">. Y el Salmo 22: </text:span><text:span text:style-name="Bible_5f_text"><text:span text:style-name="T1177">“</text:span></text:span><text:bookmark text:name="es-RVA-14232"/><text:span text:style-name="Bible_5f_text">Acordarse han, y volveránse á Jehová todos los términos de la tierra; Y se humillarán delante de ti </text:span><text:span text:style-name="Bible_5f_text"><text:span text:style-name="T1180">TODAS</text:span></text:span><text:span text:style-name="Bible_5f_text"> las familias de las gentes</text:span><text:span text:style-name="Bible_5f_text"><text:span text:style-name="T1177">” </text:span></text:span><text:span text:style-name="Bible_5f_text"><text:span text:style-name="T1177"><text:note text:id="ftn347" text:note-class="footnote"><text:note-citation>347</text:note-citation><text:note-body><text:p text:style-name="Footnote"><text:s/><text:span text:style-name="T1180">Salmo 22:27 </text:span><text:a xlink:type="simple" xlink:href="https://www.biblegateway.com/passage/?search=Salmo+22%3A27&amp;version=RVA" text:style-name="Internet_20_link" text:visited-style-name="Visited_20_Internet_20_Link"><text:span text:style-name="T1180">RVA</text:span></text:a></text:p></text:note-body></text:note></text:span></text:span><text:span text:style-name="T1177">. Y el Salmo 47 </text:span><text:span text:style-name="Bible_5f_text"><text:span text:style-name="T1177">“Pueblos</text:span></text:span><text:span text:style-name="Bible_5f_text"> </text:span><text:span text:style-name="Bible_5f_text"><text:span text:style-name="T1179">TODOS</text:span></text:span><text:span text:style-name="Bible_5f_text">, batid las manos; Aclamad á Dios con voz de júbilo</text:span><text:span text:style-name="Bible_5f_text"><text:span text:style-name="T1177">” </text:span></text:span><text:span text:style-name="Bible_5f_text"><text:span text:style-name="T1177"><text:note text:id="ftn348" text:note-class="footnote"><text:note-citation>348</text:note-citation><text:note-body><text:p text:style-name="Footnote"><text:s/><text:span text:style-name="T1177">Salmo 47:1 </text:span><text:a xlink:type="simple" xlink:href="https://www.biblegateway.com/passage/?search=Salmo+47%3A1&amp;version=RVA" text:style-name="Internet_20_link" text:visited-style-name="Visited_20_Internet_20_Link"><text:span text:style-name="T1177">RVA</text:span></text:a></text:p></text:note-body></text:note></text:span></text:span><text:span text:style-name="T1177">. Y el Salmo 65 </text:span><text:span text:style-name="Bible_5f_text"><text:span text:style-name="T1179">“</text:span></text:span><text:bookmark text:name="es-RVA-14863"/><text:span text:style-name="Bible_5f_text"><text:span text:style-name="T1179">Tú oyes la oración: A ti vendrá TODA CARNE” </text:span></text:span><text:span text:style-name="Bible_5f_text"><text:span text:style-name="T1179"><text:note text:id="ftn349" text:note-class="footnote"><text:note-citation>349</text:note-citation><text:note-body><text:p text:style-name="Footnote"><text:s/><text:span text:style-name="T1183">Salmo 65:2 </text:span><text:a xlink:type="simple" xlink:href="https://www.biblegateway.com/passage/?search=Salmo+65%3A2&amp;version=RVA" text:style-name="Internet_20_link" text:visited-style-name="Visited_20_Internet_20_Link"><text:span text:style-name="T1183">RVA</text:span></text:a></text:p></text:note-body></text:note></text:span></text:span><text:span text:style-name="T1179">. Y el Salmo 67: </text:span><text:span text:style-name="Bible_5f_text"><text:span text:style-name="T1177">“</text:span></text:span><text:bookmark text:name="es-RVA-14897"/><text:span text:style-name="Bible_5f_text">Alábente los pueblos, oh Dios; Alábente los pueblos </text:span><text:span text:style-name="Bible_5f_text"><text:span text:style-name="T1179">TODOS” </text:span></text:span><text:span text:style-name="Bible_5f_text"><text:span text:style-name="T1179"><text:note text:id="ftn350" text:note-class="footnote"><text:note-citation>350</text:note-citation><text:note-body><text:p text:style-name="Footnote"><text:s/><text:span text:style-name="T1179">Salmo 67:3 </text:span><text:a xlink:type="simple" xlink:href="https://www.biblegateway.com/passage/?search=Salmo+67%3A3&amp;version=RVA" text:style-name="Internet_20_link" text:visited-style-name="Visited_20_Internet_20_Link"><text:span text:style-name="T1179">RVA</text:span></text:a></text:p></text:note-body></text:note></text:span></text:span><text:span text:style-name="T1179">. Y el Salmo 72 </text:span><text:span text:style-name="Bible_5f_text"><text:span text:style-name="T1179">“</text:span></text:span><text:bookmark text:name="es-RVA-15012"/><text:span text:style-name="Bible_5f_text">Y arrodillarse han á él </text:span><text:span text:style-name="Bible_5f_text"><text:span text:style-name="T1181">TODOS</text:span></text:span><text:span text:style-name="Bible_5f_text"> los reyes; Le servirán </text:span><text:span text:style-name="Bible_5f_text"><text:span text:style-name="T1181">TODAS</text:span></text:span><text:span text:style-name="Bible_5f_text"> las gentes</text:span><text:span text:style-name="Bible_5f_text"><text:span text:style-name="T1179">” </text:span></text:span><text:span text:style-name="Bible_5f_text"><text:span text:style-name="T1179"><text:note text:id="ftn351" text:note-class="footnote"><text:note-citation>351</text:note-citation><text:note-body><text:p text:style-name="Footnote"><text:s/><text:span text:style-name="T1181">Salmo 72:11 </text:span><text:a xlink:type="simple" xlink:href="https://www.biblegateway.com/passage/?search=Salmo+72%3A11&amp;version=RVA" text:style-name="Internet_20_link" text:visited-style-name="Visited_20_Internet_20_Link"><text:span text:style-name="T1181">RVA</text:span></text:a></text:p></text:note-body></text:note></text:span></text:span><text:span text:style-name="T1179">. Y el Salmo 96 </text:span><text:span text:style-name="Bible_5f_text"><text:span text:style-name="T1179">“</text:span></text:span><text:bookmark text:name="es-RVA-15467"/><text:span text:style-name="Bible_5f_text">C</text:span><text:span text:style-name="Bible_5f_text"><text:span text:style-name="T1185">antad</text:span></text:span><text:span text:style-name="Bible_5f_text"> á Jehová canción nueva; Cantad á Jehová, </text:span><text:span text:style-name="Bible_5f_text"><text:span text:style-name="T1185">TODA</text:span></text:span><text:span text:style-name="Bible_5f_text"> la tierra</text:span><text:span text:style-name="Bible_5f_text"><text:span text:style-name="T1179">” </text:span></text:span><text:span text:style-name="Bible_5f_text"><text:span text:style-name="T1179"><text:note text:id="ftn352" text:note-class="footnote"><text:note-citation>352</text:note-citation><text:note-body><text:p text:style-name="Footnote"><text:s/><text:span text:style-name="T1185">Salmo 96:1 </text:span><text:a xlink:type="simple" xlink:href="https://www.biblegateway.com/passage/?search=Salmo+96%3A1&amp;version=RVA" text:style-name="Internet_20_link" text:visited-style-name="Visited_20_Internet_20_Link"><text:span text:style-name="T1185">RVA</text:span></text:a></text:p></text:note-body></text:note></text:span></text:span><text:span text:style-name="T1179">. Y el Salmo 97 </text:span><text:span text:style-name="Bible_5f_text"><text:span text:style-name="T1179">“</text:span></text:span><text:span text:style-name="Bible_5f_text">Los cielos denunciaron su justicia, Y </text:span><text:span text:style-name="Bible_5f_text"><text:span text:style-name="T1179">TODOS</text:span></text:span><text:span text:style-name="Bible_5f_text"> los pueblos vieron su gloria</text:span><text:span text:style-name="Bible_5f_text"><text:span text:style-name="T1179">” </text:span></text:span><text:span text:style-name="Bible_5f_text"><text:span text:style-name="T1179"><text:note text:id="ftn353" text:note-class="footnote"><text:note-citation>353</text:note-citation><text:note-body><text:p text:style-name="Footnote"><text:s/><text:span text:style-name="T1179">Salmo 97:6 </text:span><text:a xlink:type="simple" xlink:href="https://www.biblegateway.com/passage/?search=Salmo+97%3A6&amp;version=RVA" text:style-name="Internet_20_link" text:visited-style-name="Visited_20_Internet_20_Link"><text:span text:style-name="T1179">RVA</text:span></text:a></text:p></text:note-body></text:note></text:span></text:span><text:span text:style-name="T1179">. Y el Salmo 98 </text:span><text:span text:style-name="Bible_5f_text"><text:span text:style-name="T1179">“</text:span></text:span><text:bookmark text:name="es-RVA-15495"/><text:span text:style-name="Bible_5f_text">Cantad alegres á Jehová, </text:span><text:span text:style-name="Bible_5f_text"><text:span text:style-name="T1185">TODA</text:span></text:span><text:span text:style-name="Bible_5f_text"> la tierra; Levantad la voz, y aplaudid, y salmead</text:span><text:span text:style-name="Bible_5f_text"><text:span text:style-name="T1179">” </text:span></text:span><text:span text:style-name="Bible_5f_text"><text:span text:style-name="T1179"><text:note text:id="ftn354" text:note-class="footnote"><text:note-citation>354</text:note-citation><text:note-body><text:p text:style-name="Footnote"><text:s/><text:span text:style-name="T1184">Salmo 98:4 </text:span><text:a xlink:type="simple" xlink:href="https://www.biblegateway.com/passage/?search=Salmo+98%3A4&amp;version=RVA" text:style-name="Internet_20_link" text:visited-style-name="Visited_20_Internet_20_Link"><text:span text:style-name="T1184">RVA</text:span></text:a></text:p></text:note-body></text:note></text:span></text:span><text:span text:style-name="T1179">. Y el Salmo 99 </text:span><text:span text:style-name="Bible_5f_text"><text:span text:style-name="T1179">“</text:span></text:span><text:bookmark text:name="es-RVA-15502"/><text:span text:style-name="Bible_5f_text">Jehová en Sión es grande, Y ensalzado </text:span><text:soft-page-break/><text:span text:style-name="Bible_5f_text">sobre </text:span><text:span text:style-name="Bible_5f_text"><text:span text:style-name="T1179">TODOS</text:span></text:span><text:span text:style-name="Bible_5f_text"> los pueblos</text:span><text:span text:style-name="Bible_5f_text"><text:span text:style-name="T1179">” </text:span></text:span><text:span text:style-name="Bible_5f_text"><text:span text:style-name="T1179"><text:note text:id="ftn355" text:note-class="footnote"><text:note-citation>355</text:note-citation><text:note-body><text:p text:style-name="Footnote"><text:s/><text:span text:style-name="T1179">Salmo 99:2 </text:span><text:a xlink:type="simple" xlink:href="https://www.biblegateway.com/passage/?search=Salmo+99%3A2&amp;version=RVA" text:style-name="Internet_20_link" text:visited-style-name="Visited_20_Internet_20_Link"><text:span text:style-name="T1179">RVA</text:span></text:a></text:p></text:note-body></text:note></text:span></text:span><text:span text:style-name="T1179">. Y el Salmo 102 </text:span><text:span text:style-name="Bible_5f_text"><text:span text:style-name="T1179">“</text:span></text:span><text:bookmark text:name="es-RVA-15537"/><text:span text:style-name="Bible_5f_text">Entonces temerán las gentes el nombre de Jehová, Y </text:span><text:span text:style-name="Bible_5f_text"><text:span text:style-name="T1182">TODOS</text:span></text:span><text:span text:style-name="Bible_5f_text"> los reyes de la tierra tu gloria</text:span><text:span text:style-name="Bible_5f_text"><text:span text:style-name="T1179">” </text:span></text:span><text:span text:style-name="Bible_5f_text"><text:span text:style-name="T1179"><text:note text:id="ftn356" text:note-class="footnote"><text:note-citation>356</text:note-citation><text:note-body><text:p text:style-name="Footnote"><text:s/><text:span text:style-name="T1182">Salmo 102:15 </text:span><text:a xlink:type="simple" xlink:href="https://www.biblegateway.com/passage/?search=Salmo+102%3A15&amp;version=RVA" text:style-name="Internet_20_link" text:visited-style-name="Visited_20_Internet_20_Link"><text:span text:style-name="T1182">RVA</text:span></text:a></text:p></text:note-body></text:note></text:span></text:span><text:span text:style-name="T1179">. Y el Salmo 117 </text:span><text:span text:style-name="Bible_5f_text"><text:span text:style-name="T1179">“</text:span></text:span><text:bookmark text:name="es-RVA-15869"/><text:span text:style-name="Bible_5f_text">A</text:span><text:span text:style-name="Bible_5f_text"><text:span text:style-name="T1179">labad</text:span></text:span><text:span text:style-name="Bible_5f_text"> á Jehová, naciones </text:span><text:span text:style-name="Bible_5f_text"><text:span text:style-name="T1179">TODAS</text:span></text:span><text:span text:style-name="Bible_5f_text">; Pueblos </text:span><text:span text:style-name="Bible_5f_text"><text:span text:style-name="T1179">TODOS</text:span></text:span><text:span text:style-name="Bible_5f_text">, alabadle</text:span><text:span text:style-name="Bible_5f_text"><text:span text:style-name="T1179">” </text:span></text:span><text:span text:style-name="Bible_5f_text"><text:span text:style-name="T1179"><text:note text:id="ftn357" text:note-class="footnote"><text:note-citation>357</text:note-citation><text:note-body><text:p text:style-name="Footnote"><text:s/><text:span text:style-name="T1179">Salmo 117:1 </text:span><text:a xlink:type="simple" xlink:href="https://www.biblegateway.com/passage/?search=Salmo+117%3A1&amp;version=RVA" text:style-name="Internet_20_link" text:visited-style-name="Visited_20_Internet_20_Link"><text:span text:style-name="T1179">RVA</text:span></text:a></text:p></text:note-body></text:note></text:span></text:span><text:span text:style-name="T1179">. Y el Salmo 136 </text:span><text:span text:style-name="Bible_5f_text"><text:span text:style-name="T1179">“</text:span></text:span><text:bookmark text:name="es-RVA-16222"/><text:span text:style-name="Bible_5f_text">El da mantenimiento á </text:span><text:span text:style-name="Bible_5f_text"><text:span text:style-name="T1183">TODA</text:span></text:span><text:span text:style-name="Bible_5f_text"> </text:span><text:span text:style-name="Bible_5f_text"><text:span text:style-name="T1183">CARNE</text:span></text:span><text:span text:style-name="Bible_5f_text">, Porque para siempre es su misericordia</text:span><text:span text:style-name="Bible_5f_text"><text:span text:style-name="T1179">” </text:span></text:span><text:span text:style-name="Bible_5f_text"><text:span text:style-name="T1179"><text:note text:id="ftn358" text:note-class="footnote"><text:note-citation>358</text:note-citation><text:note-body><text:p text:style-name="Footnote"><text:s/><text:span text:style-name="T1183">Salmo 136:25 </text:span><text:a xlink:type="simple" xlink:href="https://www.biblegateway.com/passage/?search=Salmo+136%3A25&amp;version=RVA" text:style-name="Internet_20_link" text:visited-style-name="Visited_20_Internet_20_Link"><text:span text:style-name="T1183">RVA</text:span></text:a></text:p></text:note-body></text:note></text:span></text:span><text:span text:style-name="T1179">. Y el Salmo 145 </text:span><text:span text:style-name="Bible_5f_text"><text:span text:style-name="T1179">“</text:span></text:span><text:bookmark text:name="es-RVA-16342"/><text:span text:style-name="Bible_5f_text">La alabanza de Jehová hablará mi boca; Y bendiga </text:span><text:span text:style-name="Bible_5f_text"><text:span text:style-name="T1183">TODA</text:span></text:span><text:span text:style-name="Bible_5f_text"> </text:span><text:span text:style-name="Bible_5f_text"><text:span text:style-name="T1183">CARNE</text:span></text:span><text:span text:style-name="Bible_5f_text"> su santo nombre por siglo y para siempre</text:span><text:span text:style-name="Bible_5f_text"><text:span text:style-name="T1179">” </text:span></text:span><text:span text:style-name="Bible_5f_text"><text:span text:style-name="T1179"><text:note text:id="ftn359" text:note-class="footnote"><text:note-citation>359</text:note-citation><text:note-body><text:p text:style-name="Footnote"><text:s/><text:span text:style-name="T1183">Salmo 145:21 </text:span><text:a xlink:type="simple" xlink:href="https://www.biblegateway.com/passage/?search=Salmo+145%3A21&amp;version=RVA" text:style-name="Internet_20_link" text:visited-style-name="Visited_20_Internet_20_Link"><text:span text:style-name="T1183">RVA</text:span></text:a></text:p></text:note-body></text:note></text:span></text:span><text:span text:style-name="T1179">. Y el Salmo 148 </text:span><text:span text:style-name="Bible_5f_text"><text:span text:style-name="T1179">“Los reyes de la tierra y TODOS los pueblos; Los príncipes y TODOS los jueces de la tierra” </text:span></text:span><text:span text:style-name="Bible_5f_text"><text:span text:style-name="T1179"><text:note text:id="ftn360" text:note-class="footnote"><text:note-citation>360</text:note-citation><text:note-body><text:p text:style-name="Footnote"><text:s/><text:span text:style-name="T1180">Salmo 148:11 </text:span><text:a xlink:type="simple" xlink:href="https://www.biblegateway.com/passage/?search=Salmo+148%3A11&amp;version=RVA" text:style-name="Internet_20_link" text:visited-style-name="Visited_20_Internet_20_Link"><text:span text:style-name="T1180">RVA</text:span></text:a></text:p></text:note-body></text:note></text:span></text:span><text:span text:style-name="T1179">.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an vivos y van a vivir físicamente en este planeta. Y todos, toditos, todos es lo que promete el Dios de TODOS.</text:span></text:p>
      <text:h text:style-name="Heading_20_3" text:outline-level="3">Isaías.</text:h>
      <text:p text:style-name="P521"><text:span text:style-name="T1186">Dice el cantico en Isaías 25 que: </text:span><text:span text:style-name="Bible_5f_text"><text:span text:style-name="T1186">“</text:span></text:span><text:span text:style-name="Bible_5f_text">Y Jehová de los ejércitos hará en este monte á </text:span><text:span text:style-name="Bible_5f_text"><text:span text:style-name="T1189">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189">TODOS</text:span></text:span><text:span text:style-name="Bible_5f_text"> los pueblos, y la cubierta que está extendida sobre </text:span><text:span text:style-name="Bible_5f_text"><text:span text:style-name="T1189">TODAS</text:span></text:span><text:span text:style-name="Bible_5f_text"> las gentes. Destruirá á la muerte para siempre; y enjugará el Señor toda lágrima de </text:span><text:span text:style-name="Bible_5f_text"><text:span text:style-name="T1189">TODOS</text:span></text:span><text:span text:style-name="Bible_5f_text"> los rostros: y quitará la afrenta de su pueblo de </text:span><text:span text:style-name="Bible_5f_text"><text:span text:style-name="T1189">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186">Isaías 25:6-9 </text:span><text:a xlink:type="simple" xlink:href="https://www.biblegateway.com/passage/?search=Isaias+25%3A6-9&amp;version=RVA" text:style-name="Internet_20_link" text:visited-style-name="Visited_20_Internet_20_Link"><text:span text:style-name="T1186">RVA</text:span></text:a> <text:a xlink:type="simple" xlink:href="https://biblehub.com/text/isaiah/25-9.htm" text:style-name="Internet_20_link" text:visited-style-name="Visited_20_Internet_20_Link"><text:span text:style-name="T1188">biblehub</text:span></text:a></text:p></text:note-body></text:note></text:span>. </text:p>
      <text:p text:style-name="P526">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22"><text:span text:style-name="T1187">En Isaías 52 </text:span><text:span text:style-name="Bible_5f_text"><text:span text:style-name="T1187">“</text:span></text:span><text:bookmark text:name="es-RVA-18707"/><text:span text:style-name="Bible_5f_text">Jehová desnudó el brazo de su santidad ante los ojos de </text:span><text:span text:style-name="Bible_5f_text"><text:span text:style-name="T1187">TODAS</text:span></text:span><text:span text:style-name="Bible_5f_text"> las gentes; y </text:span><text:span text:style-name="Bible_5f_text"><text:span text:style-name="T1187">TODOS</text:span></text:span><text:span text:style-name="Bible_5f_text"> los términos de la tierra verán la salud del Dios nuestro</text:span><text:span text:style-name="Bible_5f_text"><text:span text:style-name="T1187">” </text:span></text:span><text:span text:style-name="Bible_5f_text"><text:span text:style-name="T1187"><text:note text:id="ftn362" text:note-class="footnote"><text:note-citation>362</text:note-citation><text:note-body><text:p text:style-name="Footnote"><text:s/><text:span text:style-name="T1187">Isaías 52:10 </text:span><text:a xlink:type="simple" xlink:href="https://www.biblegateway.com/passage/?search=Isaias+52%3A10&amp;version=RVA" text:style-name="Internet_20_link" text:visited-style-name="Visited_20_Internet_20_Link"><text:span text:style-name="T1187">RVA</text:span></text:a> <text:a xlink:type="simple" xlink:href="https://biblehub.com/text/isaiah/52-10.htm" text:style-name="Internet_20_link" text:visited-style-name="Visited_20_Internet_20_Link"><text:span text:style-name="T1188">biblehub</text:span></text:a></text:p></text:note-body></text:note></text:span></text:span><text:span text:style-name="T1187">. Y ese salud es el vocablo Yeshua, el nombre propio de nuestro salvador Jesucristo en hebreo. Todos los términos de la tierra verán a Yeshua.</text:span></text:p>
      <text:p text:style-name="P523"><text:span text:style-name="T1188">En Isaías 40 </text:span><text:span text:style-name="Bible_5f_text"><text:span text:style-name="T1188">“</text:span></text:span><text:bookmark text:name="es-RVA-18426"/><text:span text:style-name="Bible_5f_text">Y manifestaráse la gloria de Jehová, y </text:span><text:span text:style-name="Bible_5f_text"><text:span text:style-name="T1188">TODA</text:span></text:span><text:span text:style-name="Bible_5f_text"> </text:span><text:span text:style-name="Bible_5f_text"><text:span text:style-name="T1192">CARNE</text:span></text:span><text:span text:style-name="Bible_5f_text"> juntamente la verá; que la boca de Jehová habló</text:span><text:span text:style-name="Bible_5f_text"><text:span text:style-name="T1188">” </text:span></text:span><text:span text:style-name="Bible_5f_text"><text:span text:style-name="T1188"><text:note text:id="ftn363" text:note-class="footnote"><text:note-citation>363</text:note-citation><text:note-body><text:p text:style-name="Footnote"><text:s/><text:span text:style-name="T1188">Isaías 40:5 </text:span><text:a xlink:type="simple" xlink:href="https://www.biblegateway.com/passage/?search=Isaias+40%3A5&amp;version=RVA" text:style-name="Internet_20_link" text:visited-style-name="Visited_20_Internet_20_Link"><text:span text:style-name="T1188">RVA</text:span></text:a></text:p></text:note-body></text:note></text:span></text:span><text:span text:style-name="T1188">.</text:span></text:p>
      <text:p text:style-name="P524"><text:soft-page-break/><text:span text:style-name="T1190">Otra forma de espiritualmente decir exactamente lo mismo está en Isaías 9, donde </text:span><text:span text:style-name="T465">Jehov</text:span><text:span text:style-name="T586">á</text:span><text:span text:style-name="T465"> afirma que </text:span><text:span text:style-name="Bible_5f_text"><text:span text:style-name="T465">“</text:span></text:span><text:span text:style-name="Bible_5f_text"><text:span text:style-name="T463">p</text:span></text:span><text:span text:style-name="Bible_5f_text"><text:span text:style-name="T586">or la pasión de Jehová</text:span></text:span><text:span text:style-name="Bible_5f_text"><text:span text:style-name="T463"> </text:span></text:span><text:span text:style-name="Bible_5f_text"><text:span text:style-name="T586">de los </text:span></text:span><text:span text:style-name="Bible_5f_text"><text:span text:style-name="T463">ejércitos </text:span></text:span><text:span text:style-name="Bible_5f_text"><text:span text:style-name="T586">incendiada está la tierra y los pueblos son el combustible. </text:span></text:span><text:span text:style-name="Bible_5f_text"><text:span text:style-name="T463">Fuego </text:span></text:span><text:span text:style-name="Bible_5f_text"><text:span text:style-name="T586">de hombre a hermano sin dejar a nadie” </text:span></text:span><text:span text:style-name="Bible_5f_text"><text:span text:style-name="T586"><text:note text:id="ftn364" text:note-class="footnote"><text:note-citation>364</text:note-citation><text:note-body><text:p text:style-name="P941"><text:s/><text:span text:style-name="T942">Isaías 9:19 </text:span><text:a xlink:type="simple" xlink:href="https://biblehub.com/text/isaiah/9-19.htm" text:style-name="Internet_20_link" text:visited-style-name="Visited_20_Internet_20_Link"><text:span text:style-name="T942">biblehub</text:span></text:a> <text:span text:style-name="T945">(traducido por el autor)</text:span></text:p></text:note-body></text:note></text:span></text:span><text:span text:style-name="T586">. </text:span><text:span text:style-name="T585">Este tipo de afirmaciones espirituales provocan reacciones interesantes, Isaías 33 nos dice que: </text:span><text:span text:style-name="Bible_5f_text"><text:span text:style-name="T585">“</text:span></text:span><text:bookmark text:name="es-RVA-18294"/><text:span text:style-name="Bible_5f_text"><text:span text:style-name="T585">Los pecadores se asombraron en Sión, espanto sobrecogió á los hipócritas. ¿Quién de nosotros morará con el fuego consumidor? ¿quién de nosotros habitará con las llamas eternas?” </text:span></text:span><text:span text:style-name="Bible_5f_text"><text:span text:style-name="T585"><text:note text:id="ftn365" text:note-class="footnote"><text:note-citation>365</text:note-citation><text:note-body><text:p text:style-name="Footnote"><text:s/><text:span text:style-name="T1191">Isaías 33:14 </text:span><text:a xlink:type="simple" xlink:href="https://www.biblegateway.com/passage/?search=Isaias+33%3A14&amp;version=RVA" text:style-name="Internet_20_link" text:visited-style-name="Visited_20_Internet_20_Link"><text:span text:style-name="T1191">RVA</text:span></text:a></text:p></text:note-body></text:note></text:span></text:span><text:span text:style-name="T585">. </text:span><text:span text:style-name="T587">Un gigantesco valle de fuego. Un GeHenom de fuego.</text:span></text:p>
      <text:p text:style-name="P525"><text:span text:style-name="T1193">Claro esto solo puede suceder si lo que afirma Isaías 26 es cierto, y solo hasta que se cumpla, que: </text:span><text:span text:style-name="Bible_5f_text"><text:span text:style-name="T1193">“</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193">” </text:span></text:span><text:span text:style-name="Bible_5f_text"><text:span text:style-name="T1193"><text:note text:id="ftn366" text:note-class="footnote"><text:note-citation>366</text:note-citation><text:note-body><text:p text:style-name="Footnote"><text:s/><text:span text:style-name="T1193">Isaías 26:19 </text:span><text:a xlink:type="simple" xlink:href="https://www.biblegateway.com/passage/?search=Isaias+26%3A19&amp;version=RVA" text:style-name="Internet_20_link" text:visited-style-name="Visited_20_Internet_20_Link"><text:span text:style-name="T1193">RVA</text:span></text:a></text:p></text:note-body></text:note></text:span></text:span><text:span text:style-name="T1193">.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193">“</text:span></text:span><text:bookmark text:name="es-RVA-18584"/><text:span text:style-name="Bible_5f_text">Mirad á mí, y sed salvos, </text:span><text:span text:style-name="Bible_5f_text"><text:span text:style-name="T1194">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194">TODA</text:span></text:span><text:span text:style-name="Bible_5f_text"> rodilla, jurará </text:span><text:span text:style-name="Bible_5f_text"><text:span text:style-name="T1194">TODA</text:span></text:span><text:span text:style-name="Bible_5f_text"> lengua. Y diráse de mí: Ciertamente en Jehová está la justicia y la fuerza: á él vendrán, y </text:span><text:span text:style-name="Bible_5f_text"><text:span text:style-name="T1194">TODOS</text:span></text:span><text:span text:style-name="Bible_5f_text"> los que contra él se enardecen, serán avergonzados</text:span><text:span text:style-name="Bible_5f_text"><text:span text:style-name="T1193">” </text:span></text:span><text:span text:style-name="Bible_5f_text"><text:span text:style-name="T1193"><text:note text:id="ftn367" text:note-class="footnote"><text:note-citation>367</text:note-citation><text:note-body><text:p text:style-name="Footnote"><text:s/><text:span text:style-name="T1194">Isaías 45:22-24 </text:span><text:a xlink:type="simple" xlink:href="https://www.biblegateway.com/passage/?search=Isaias+45%3A22-24&amp;version=RVA" text:style-name="Internet_20_link" text:visited-style-name="Visited_20_Internet_20_Link"><text:span text:style-name="T1194">RVA</text:span></text:a></text:p></text:note-body></text:note></text:span></text:span><text:span text:style-name="T1193">. O sea TODOS.</text:span></text:p>
      <text:h text:style-name="Heading_20_3" text:outline-level="3">Jeremías.</text:h>
      <text:p text:style-name="P527"><text:span text:style-name="T1195">En Jeremías 24, Jehová dice que: </text:span><text:span text:style-name="Bible_5f_text"><text:span text:style-name="T1195">“</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195">Jeremías 24:7 </text:span><text:a xlink:type="simple" xlink:href="https://www.biblegateway.com/passage/?search=Jeremias+24%3A7&amp;version=RVA" text:style-name="Internet_20_link" text:visited-style-name="Visited_20_Internet_20_Link"><text:span text:style-name="T1195">RVA</text:span></text:a></text:p></text:note-body></text:note></text:span>. <text:span text:style-name="T1195">Y en Jeremías 31 también Jehová dice que: </text:span><text:span text:style-name="Bible_5f_text"><text:span text:style-name="T1195">“</text:span></text:span><text:bookmark text:name="es-RVA-19725"/><text:span text:style-name="Bible_5f_text">Daré mi ley en sus entrañas, y escribiréla en sus corazones; y seré yo á ellos por Dios, y ellos me serán por pueblo</text:span><text:span text:style-name="Bible_5f_text"><text:span text:style-name="T1195">” </text:span></text:span><text:span text:style-name="Bible_5f_text"><text:span text:style-name="T1195"><text:note text:id="ftn369" text:note-class="footnote"><text:note-citation>369</text:note-citation><text:note-body><text:p text:style-name="Footnote"><text:s/><text:span text:style-name="T1195">Jeremías 31:33 </text:span><text:a xlink:type="simple" xlink:href="https://www.biblegateway.com/passage/?search=Jeremias+31%3A33&amp;version=RVA" text:style-name="Internet_20_link" text:visited-style-name="Visited_20_Internet_20_Link"><text:span text:style-name="T1195">RVA</text:span></text:a></text:p></text:note-body></text:note></text:span></text:span><text:span text:style-name="T1195">. Y en Jeremías 32 Jehová dice: </text:span><text:span text:style-name="Bible_5f_text"><text:span text:style-name="T1195">“</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195">” </text:span></text:span><text:span text:style-name="Bible_5f_text"><text:span text:style-name="T1195"><text:note text:id="ftn370" text:note-class="footnote"><text:note-citation>370</text:note-citation><text:note-body><text:p text:style-name="Footnote"><text:s/><text:span text:style-name="T1196">Jeremías 32:39-40 </text:span><text:a xlink:type="simple" xlink:href="https://www.biblegateway.com/passage/?search=Jeremias+32%3A39-40&amp;version=RVA" text:style-name="Internet_20_link" text:visited-style-name="Visited_20_Internet_20_Link"><text:span text:style-name="T1196">RVA</text:span></text:a><text:span text:style-name="T1196"> </text:span></text:p></text:note-body></text:note></text:span></text:span><text:span text:style-name="T1195">. Como quien dice primero YHWH da un corazón, escribe su ley en el corazón, da un camino, pone su temor en el corazón, y <text:s/>DESPUES, el hombre puede volverse, arrempentirse, obedecer, amar a YHWH. Es Jehová el que hace que a uno le de la gana de hacer todas esas cosas.</text:span></text:p>
      <text:p text:style-name="P528"><text:span text:style-name="T1197">Después de eso, en Jeremías 33, Jehová promete que: </text:span><text:span text:style-name="Bible_5f_text"><text:span text:style-name="T1197">“</text:span></text:span><text:span text:style-name="Bible_5f_text">Y los limpiaré de </text:span><text:span text:style-name="Bible_5f_text"><text:span text:style-name="T1197">TODA</text:span></text:span><text:span text:style-name="Bible_5f_text"> su maldad con que pecaron contra mí; y perdonaré </text:span><text:span text:style-name="Bible_5f_text"><text:span text:style-name="T1197">TODOS</text:span></text:span><text:span text:style-name="Bible_5f_text"> sus pecados con que contra mí pecaron, y con que contra mí se rebelaron. Y seráme á mí por nombre de gozo, de alabanza y de gloria, entre </text:span><text:span text:style-name="Bible_5f_text"><text:span text:style-name="T1197">TODAS</text:span></text:span><text:span text:style-name="Bible_5f_text"> las gentes de la tierra, que habrán oído </text:span><text:span text:style-name="Bible_5f_text"><text:span text:style-name="T1197">TODO</text:span></text:span><text:span text:style-name="Bible_5f_text"> el </text:span><text:soft-page-break/><text:span text:style-name="Bible_5f_text">bien que yo les hago; y temerán y temblarán de </text:span><text:span text:style-name="Bible_5f_text"><text:span text:style-name="T1197">TODO</text:span></text:span><text:span text:style-name="Bible_5f_text"> el bien y de </text:span><text:span text:style-name="Bible_5f_text"><text:span text:style-name="T1197">TODA</text:span></text:span><text:span text:style-name="Bible_5f_text"> la paz que yo les haré</text:span><text:span text:style-name="Bible_5f_text"><text:span text:style-name="T1197">” </text:span></text:span><text:span text:style-name="Bible_5f_text"><text:span text:style-name="T1197"><text:note text:id="ftn371" text:note-class="footnote"><text:note-citation>371</text:note-citation><text:note-body><text:p text:style-name="Footnote"><text:s/><text:span text:style-name="T1197">Jeremías 33:8-9 </text:span><text:a xlink:type="simple" xlink:href="https://www.biblegateway.com/passage/?search=Jeremias+33%3A8-9&amp;version=RVA" text:style-name="Internet_20_link" text:visited-style-name="Visited_20_Internet_20_Link"><text:span text:style-name="T1197">RVA</text:span></text:a></text:p></text:note-body></text:note></text:span></text:span><text:span text:style-name="T1197">.</text:span></text:p>
      <text:p text:style-name="P529">Primero el mismo nos limpia de TODA la maldad con la cual pecamos y DESPUES nos perdona TODOS los pecados. Y encima de todo nos da tanta paz y nos hace tanto bien que temblaremos de todo el bien y de toda la paz que nos hará.</text:p>
      <text:p text:style-name="P531">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198">incomprensiblemente </text:span>mas grande que la de nosotros y la de un madre tan solo <text:span text:style-name="T1198">una</text:span> veces mas grande que la del bebe. Y el amor de Dios por nosotros también es mucho mas grande que el de la de la madre por su bebe.</text:p>
      <text:p text:style-name="P530">El está en control, Jehová es Dios de todo el cielo y de la tierra.</text:p>
      <text:h text:style-name="Heading_20_3" text:outline-level="3">Ezequiel.</text:h>
      <text:p text:style-name="P532"><text:span text:style-name="T1199">Jehová dice en Ezequiel 11 que: </text:span><text:span text:style-name="Bible_5f_text"><text:span text:style-name="T1199">“</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199">” </text:span></text:span><text:span text:style-name="Bible_5f_text"><text:span text:style-name="T1199"><text:note text:id="ftn372" text:note-class="footnote"><text:note-citation>372</text:note-citation><text:note-body><text:p text:style-name="Footnote"><text:s/><text:span text:style-name="T1199">Ezequiel 11:19-20 </text:span><text:a xlink:type="simple" xlink:href="https://www.biblegateway.com/passage/?search=Ezequiel+11%3A19-20&amp;version=RVA" text:style-name="Internet_20_link" text:visited-style-name="Visited_20_Internet_20_Link"><text:span text:style-name="T1199">RVA</text:span></text:a></text:p></text:note-body></text:note></text:span></text:span><text:span text:style-name="T1199">. Y en Ezequiel 36 dice que: </text:span><text:span text:style-name="Bible_5f_text"><text:span text:style-name="T1199">“</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199">Ezequiel 36:26-27 </text:span><text:a xlink:type="simple" xlink:href="https://www.biblegateway.com/passage/?search=Ezequiel+36%3A26-27&amp;version=RVA" text:style-name="Internet_20_link" text:visited-style-name="Visited_20_Internet_20_Link"><text:span text:style-name="T1199">RVA</text:span></text:a></text:p></text:note-body></text:note></text:span>. <text:span text:style-name="T1199">Y en Ezequiel 37 dice que: </text:span><text:span text:style-name="Bible_5f_text"><text:span text:style-name="T1199">“</text:span></text:span><text:bookmark text:name="es-RVA-21412"/><text:span text:style-name="Bible_5f_text">Y pondré mi espíritu en vosotros, y viviréis</text:span><text:span text:style-name="Bible_5f_text"><text:span text:style-name="T1199">” </text:span></text:span><text:span text:style-name="Bible_5f_text"><text:span text:style-name="T1199"><text:note text:id="ftn374" text:note-class="footnote"><text:note-citation>374</text:note-citation><text:note-body><text:p text:style-name="Footnote"><text:s/><text:span text:style-name="T1200">Ezequiel 37:14 </text:span><text:a xlink:type="simple" xlink:href="https://www.biblegateway.com/passage/?search=Ezequiel+37%3A14&amp;version=RVA" text:style-name="Internet_20_link" text:visited-style-name="Visited_20_Internet_20_Link"><text:span text:style-name="T1200">RVA</text:span></text:a></text:p></text:note-body></text:note></text:span></text:span><text:span text:style-name="T1199">. Es Jehová el que da un corazón capaz de andar en sus ordenanzas. El quita el corazón viejo de piedra y nos da uno nuevo de carne. Luego nos pone su espíritu y es Jehová el que HACE que andemos en sus mandamientos y los pongamos por obra.</text:span></text:p>
      <text:p text:style-name="P533"><text:span text:style-name="T1201">También nos habla del mecanismo. En Ezequiel 22 dice que: </text:span><text:span text:style-name="Bible_5f_text"><text:span text:style-name="T1201">“</text:span></text:span><text:bookmark text:name="es-RVA-20997"/><text:span text:style-name="Bible_5f_text">Como quien junta plata y metal y hierro y plomo y estaño en medio del horno, para encender </text:span><text:span text:style-name="Bible_5f_text"><text:span text:style-name="T1201">FUEGO</text:span></text:span><text:span text:style-name="Bible_5f_text"> en él para fundir; así os juntaré en mi furor y en mi ira, y haré reposar, y os fundiré. Yo os juntaré y soplaré sobre vosotros en el </text:span><text:span text:style-name="Bible_5f_text"><text:span text:style-name="T1201">FUEGO</text:span></text:span><text:span text:style-name="Bible_5f_text"> de mi furor, y en medio de él seréis fundidos. Como se funde la plata en medio del horno, así seréis fundidos en medio de él; </text:span><text:soft-page-break/><text:span text:style-name="Bible_5f_text">y sabréis que yo Jehová habré derramado mi enojo sobre vosotros</text:span><text:span text:style-name="Bible_5f_text"><text:span text:style-name="T1201">” </text:span></text:span><text:span text:style-name="Bible_5f_text"><text:span text:style-name="T1201"><text:note text:id="ftn375" text:note-class="footnote"><text:note-citation>375</text:note-citation><text:note-body><text:p text:style-name="Footnote"><text:s/><text:span text:style-name="T1201">Ezequiel 22:20-22 </text:span><text:a xlink:type="simple" xlink:href="https://www.biblegateway.com/passage/?search=Ezequiel+22%3A20-22&amp;version=RVA" text:style-name="Internet_20_link" text:visited-style-name="Visited_20_Internet_20_Link"><text:span text:style-name="T1201">RVA</text:span></text:a></text:p></text:note-body></text:note></text:span></text:span><text:span text:style-name="T1201">. Es con fuego. El mismo del que nos habla Juan el Bautista.</text:span></text:p>
      <text:h text:style-name="Heading_20_3" text:outline-level="3">Daniel.</text:h>
      <text:p text:style-name="P536"><text:span text:style-name="T1202">En la visión de Daniel 7, a un hijo de hombre </text:span><text:span text:style-name="Bible_5f_text"><text:span text:style-name="T1202">“</text:span></text:span><text:bookmark text:name="es-RVR1960-21949"/><text:span text:style-name="Bible_5f_text">le fue dado dominio, gloria y reino, para que </text:span><text:span text:style-name="Bible_5f_text"><text:span text:style-name="T1202">TODOS</text:span></text:span><text:span text:style-name="Bible_5f_text"> los pueblos, naciones y lenguas le sirvieran; su dominio es dominio eterno, que nunca pasará, y su reino uno que no será destruido</text:span><text:span text:style-name="Bible_5f_text"><text:span text:style-name="T1202">” </text:span></text:span><text:span text:style-name="Bible_5f_text"><text:span text:style-name="T1202"><text:note text:id="ftn376" text:note-class="footnote"><text:note-citation>376</text:note-citation><text:note-body><text:p text:style-name="Footnote"><text:s/><text:span text:style-name="T1202">Daniel 7:14 </text:span><text:a xlink:type="simple" xlink:href="https://www.biblegateway.com/passage/?search=Daniel+7%3A14&amp;version=RVR1960" text:style-name="Internet_20_link" text:visited-style-name="Visited_20_Internet_20_Link"><text:span text:style-name="T1202">RVR1960</text:span></text:a></text:p></text:note-body></text:note></text:span></text:span><text:span text:style-name="T1202">. Dice TODOS, pero algunos creen que es una parte, una mayoría, una selección, pero no todos. Algunos creen que ahí no esta Sodoma, o ni siquiera Israel completo, solo parte. Y según esta misma visión al final, </text:span><text:span text:style-name="Bible_5f_text"><text:span text:style-name="T1202">“</text:span></text:span><text:bookmark text:name="es-RVR1960-21962"/><text:span text:style-name="Bible_5f_text">el reino, y el dominio y la majestad de los reinos debajo de </text:span><text:span text:style-name="Bible_5f_text"><text:span text:style-name="T1202">TODO </text:span></text:span><text:span text:style-name="Bible_5f_text">el cielo, sea dado al pueblo de los santos del Altísimo, cuyo reino es reino eterno, y </text:span><text:span text:style-name="Bible_5f_text"><text:span text:style-name="T1202">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202">Daniel 7:27 </text:span><text:a xlink:type="simple" xlink:href="https://www.biblegateway.com/passage/?search=Daniel+7%3A27&amp;version=RVR1960" text:style-name="Internet_20_link" text:visited-style-name="Visited_20_Internet_20_Link"><text:span text:style-name="T1202">RVR1960</text:span></text:a></text:p></text:note-body></text:note></text:span>. <text:span text:style-name="T1202">Es TODOS, toditos, todos. </text:span></text:p>
      <text:p text:style-name="P537">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34">Es como pensar que un bebe que apenas gatea y que va <text:span text:style-name="T1204">en dirección</text:span> a un incendio y que yo, <text:span text:style-name="T1203">padre amoroso del bebe, </text:span>le aviso y le señalo el incendio, <text:span text:style-name="T1203">le advierto del peligro, </text:span>pero el bebe sigue camino al incendio y no me entiende, o no me quiere entender, o no me presta atención, <text:span text:style-name="T1205">o no me obedece, </text:span>y que entonces yo en mi “gran amor” por mi bebe y mi “gran respeto” por su decisión y por su voluntad, decido dejarlo seguir su camino.</text:p>
      <text:p text:style-name="P535">Claro no es una comparación justa, porque Diós nos permite incluso morir, y después nos resucita <text:span text:style-name="T1206">a TODOS</text:span>. <text:span text:style-name="T1207">Y nos da su Espíritu a TODOS. Claro no a todos al mismo tiempo, unos que eran los primeros serán los últimos y otros que eran los últimos han sido primero. Algunos después de la resurrección física.</text:span></text:p>
      <text:h text:style-name="Heading_20_3" text:outline-level="3">Los 12.</text:h>
      <text:p text:style-name="P538"><text:span text:style-name="T1209">Dice Oseas 6 que </text:span><text:span text:style-name="Bible_5f_text"><text:span text:style-name="T1209">“</text:span></text:span><text:bookmark text:name="es-RVA-22169"/><text:span text:style-name="Bible_5f_text">V</text:span><text:span text:style-name="Bible_5f_text"><text:span text:style-name="T1209">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209">” </text:span></text:span><text:span text:style-name="Bible_5f_text"><text:span text:style-name="T1209"><text:note text:id="ftn378" text:note-class="footnote"><text:note-citation>378</text:note-citation><text:note-body><text:p text:style-name="Footnote"><text:s/><text:span text:style-name="T1209">Oseas 6:1-3 </text:span><text:a xlink:type="simple" xlink:href="https://www.biblegateway.com/passage/?search=Oseas+6%3A1-3&amp;version=RVA" text:style-name="Internet_20_link" text:visited-style-name="Visited_20_Internet_20_Link"><text:span text:style-name="T1209">RVA</text:span></text:a></text:p></text:note-body></text:note></text:span></text:span><text:span text:style-name="T1209">. Pero no, algunos piensan que eso es solo para Israel y no para los millones de paganos que terminamos creyendo en el Meshiakh de Israel. Y en Oseas 13 </text:span><text:span text:style-name="Bible_5f_text"><text:span text:style-name="T1209">“</text:span></text:span><text:span text:style-name="Bible_5f_text">De la mano del sepulcro los redimiré, librarélos de la muerte. Oh muerte, yo seré tu </text:span><text:soft-page-break/><text:span text:style-name="Bible_5f_text">muerte; y seré tu destrucción, oh sepulcro</text:span><text:span text:style-name="Bible_5f_text"><text:span text:style-name="T1209">” </text:span></text:span><text:span text:style-name="Bible_5f_text"><text:span text:style-name="T1209"><text:note text:id="ftn379" text:note-class="footnote"><text:note-citation>379</text:note-citation><text:note-body><text:p text:style-name="P949"><text:span text:style-name="T1209"><text:s/>Oseas 13:14 </text:span><text:a xlink:type="simple" xlink:href="https://www.biblegateway.com/passage/?search=Oseas+13%3A14&amp;version=RVA" text:style-name="Internet_20_link" text:visited-style-name="Visited_20_Internet_20_Link"><text:span text:style-name="T1209">RVA</text:span></text:a></text:p></text:note-body></text:note></text:span></text:span><text:span text:style-name="T1209">. Y Pablo explica en 1ra Corintios 15 que este texto se refiere a la resurrección de los muertos y la vida en el Espiritu Santo. Esa que es para TODOS. Tal como lo explica el mismo YHWH en Joel 2: </text:span><text:span text:style-name="Bible_5f_text"><text:span text:style-name="T1209">“</text:span></text:span><text:bookmark text:name="es-RVA-22340"/><text:span text:style-name="Bible_5f_text">derramaré mi Espíritu sobre </text:span><text:span text:style-name="Bible_5f_text"><text:span text:style-name="T1210">TODA</text:span></text:span><text:span text:style-name="Bible_5f_text"> </text:span><text:span text:style-name="Bible_5f_text"><text:span text:style-name="T1219">CARNE” </text:span></text:span><text:span text:style-name="Bible_5f_text"><text:span text:style-name="T1219"><text:note text:id="ftn380" text:note-class="footnote"><text:note-citation>380</text:note-citation><text:note-body><text:p text:style-name="Footnote"><text:s/><text:span text:style-name="T1210">Joel 2:28-29 </text:span><text:a xlink:type="simple" xlink:href="https://www.biblegateway.com/passage/?search=Joel+2%3A28-29&amp;version=RVA" text:style-name="Internet_20_link" text:visited-style-name="Visited_20_Internet_20_Link"><text:span text:style-name="T1210">RVA</text:span></text:a></text:p></text:note-body></text:note></text:span></text:span><text:span text:style-name="T1209">. TODA CARNE. </text:span></text:p>
      <text:p text:style-name="P539"><text:span text:style-name="T1209">Y en Abdias el mismo Yavé dice </text:span><text:span text:style-name="Bible_5f_text"><text:span text:style-name="T1209">“</text:span></text:span><text:bookmark text:name="es-RVA-22526"/><text:span text:style-name="Bible_5f_text">cercano está el día de Jehová sobre </text:span><text:span text:style-name="Bible_5f_text"><text:span text:style-name="T1211">TODAS</text:span></text:span><text:span text:style-name="Bible_5f_text"> las gente</text:span><text:span text:style-name="Bible_5f_text"><text:span text:style-name="T1211">s” </text:span></text:span><text:span text:style-name="Bible_5f_text"><text:span text:style-name="T1211"><text:note text:id="ftn381" text:note-class="footnote"><text:note-citation>381</text:note-citation><text:note-body><text:p text:style-name="Footnote"><text:s/><text:span text:style-name="T1211">Abdias 1:15 </text:span><text:a xlink:type="simple" xlink:href="https://www.biblegateway.com/passage/?search=Abdias+1%3A15&amp;version=RVA" text:style-name="Internet_20_link" text:visited-style-name="Visited_20_Internet_20_Link"><text:span text:style-name="T1211">RVA</text:span></text:a></text:p></text:note-body></text:note></text:span></text:span><text:span text:style-name="T1211">. Nadie se escapa, nos lo explica tambien Jehová en Amos 9 </text:span><text:span text:style-name="Bible_5f_text"><text:span text:style-name="T1211">“</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211">” </text:span></text:span><text:span text:style-name="Bible_5f_text"><text:span text:style-name="T1211"><text:note text:id="ftn382" text:note-class="footnote"><text:note-citation>382</text:note-citation><text:note-body><text:p text:style-name="Footnote"><text:s/><text:span text:style-name="T1211">Amós 9:2-3 </text:span><text:a xlink:type="simple" xlink:href="https://www.biblegateway.com/passage/?search=Amos+9%3A2-3&amp;version=RVA-2015" text:style-name="Internet_20_link" text:visited-style-name="Visited_20_Internet_20_Link"><text:span text:style-name="T1211">RVA-2015</text:span></text:a></text:p></text:note-body></text:note></text:span></text:span><text:span text:style-name="T1211">. Y nos dice que cuando edifique el tabernáculo caído de David lo hace </text:span><text:span text:style-name="Bible_5f_text"><text:span text:style-name="T1211">“</text:span></text:span><text:bookmark text:name="es-RVR1960-22509"/><text:span text:style-name="Bible_5f_text">para que aquellos sobre los cuales es invocado mi nombre posean el resto de Edom, y a </text:span><text:span text:style-name="Bible_5f_text"><text:span text:style-name="T1211">TODAS</text:span></text:span><text:span text:style-name="Bible_5f_text"> las naciones” </text:span><text:span text:style-name="Bible_5f_text"><text:note text:id="ftn383" text:note-class="footnote"><text:note-citation>383</text:note-citation><text:note-body><text:p text:style-name="Footnote"><text:s/><text:span text:style-name="T1211">Amos 9:12 </text:span><text:a xlink:type="simple" xlink:href="https://www.biblegateway.com/passage/?search=Amos+9%3A12&amp;version=RVR1960" text:style-name="Internet_20_link" text:visited-style-name="Visited_20_Internet_20_Link"><text:span text:style-name="T1211">RVR1960</text:span></text:a></text:p></text:note-body></text:note></text:span>. <text:span text:style-name="T1211">En Miqueas también dice que </text:span><text:span text:style-name="Bible_5f_text"><text:span text:style-name="T1211">“</text:span></text:span><text:span text:style-name="Bible_5f_text">Oíd, pueblos </text:span><text:span text:style-name="Bible_5f_text"><text:span text:style-name="T1212">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12">FUEGO</text:span></text:span><text:span text:style-name="Bible_5f_text">, como las aguas que corren por un precipicio</text:span><text:span text:style-name="Bible_5f_text"><text:span text:style-name="T1211">” </text:span></text:span><text:span text:style-name="Bible_5f_text"><text:span text:style-name="T1211"><text:note text:id="ftn384" text:note-class="footnote"><text:note-citation>384</text:note-citation><text:note-body><text:p text:style-name="Footnote"><text:s/><text:span text:style-name="T1212">Miqueas 1:2-4 </text:span><text:a xlink:type="simple" xlink:href="https://www.biblegateway.com/passage/?search=Miqueas+1%3A2-4&amp;version=RVR1960" text:style-name="Internet_20_link" text:visited-style-name="Visited_20_Internet_20_Link"><text:span text:style-name="T1212">RVR1960</text:span></text:a></text:p></text:note-body></text:note></text:span></text:span><text:span text:style-name="T1211">. El fuego es para TODOS. En Nahum 1 se afirma </text:span><text:span text:style-name="Bible_5f_text"><text:span text:style-name="T1211">“</text:span></text:span><text:bookmark text:name="es-RVR1960-22691"/><text:span text:style-name="Bible_5f_text">Los montes tiemblan delante de él, y los collados se derriten; la tierra se conmueve a su presencia, y el mundo, y </text:span><text:span text:style-name="Bible_5f_text"><text:span text:style-name="T1213">TODOS</text:span></text:span><text:span text:style-name="Bible_5f_text"> los que en él habitan. ¿Quién permanecerá delante de su ira? ¿y quién quedará en pie en el ardor de su enojo? Su ira se derrama como </text:span><text:span text:style-name="Bible_5f_text"><text:span text:style-name="T1213">FUEGO</text:span></text:span><text:span text:style-name="Bible_5f_text">, y por él se hienden las peñas” </text:span><text:span text:style-name="Bible_5f_text"><text:note text:id="ftn385" text:note-class="footnote"><text:note-citation>385</text:note-citation><text:note-body><text:p text:style-name="Footnote"><text:s/><text:span text:style-name="T1213">Nahum 1:5-6 </text:span><text:a xlink:type="simple" xlink:href="https://www.biblegateway.com/passage/?search=Nahum+1%3A5-6&amp;version=RVR1960" text:style-name="Internet_20_link" text:visited-style-name="Visited_20_Internet_20_Link"><text:span text:style-name="T1213">RVR1960</text:span></text:a></text:p></text:note-body></text:note></text:span>. <text:span text:style-name="T1213">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40"><text:span text:style-name="T1214">En Sofonias 1, Jehova nos dice que </text:span><text:span text:style-name="Bible_5f_text"><text:span text:style-name="T1214">“</text:span></text:span><text:bookmark text:name="es-RVR1960-22791"/><text:span text:style-name="Bible_5f_text">Destruiré por completo </text:span><text:span text:style-name="Bible_5f_text"><text:span text:style-name="T1214">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214">Sofonias 1:2-3 </text:span><text:a xlink:type="simple" xlink:href="https://www.biblegateway.com/passage/?search=Sofonias+1%3A2-3&amp;version=RVR1960" text:style-name="Internet_20_link" text:visited-style-name="Visited_20_Internet_20_Link"><text:span text:style-name="T1214">RVR1960</text:span></text:a></text:p></text:note-body></text:note></text:span>. <text:span text:style-name="T1214">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14">“</text:span></text:span><text:bookmark text:name="es-RVR1960-22831"/><text:span text:style-name="Bible_5f_text">devolveré yo a los pueblos pureza de labios, para que </text:span><text:span text:style-name="Bible_5f_text"><text:span text:style-name="T1215">TODOS</text:span></text:span><text:span text:style-name="Bible_5f_text"> invoquen el nombre de Jehová, para que le sirvan de común consentimiento</text:span><text:span text:style-name="Bible_5f_text"><text:span text:style-name="T1214">” </text:span></text:span><text:span text:style-name="Bible_5f_text"><text:span text:style-name="T1214"><text:note text:id="ftn387" text:note-class="footnote"><text:note-citation>387</text:note-citation><text:note-body><text:p text:style-name="Footnote"><text:s/><text:span text:style-name="T1215">Sofonias 3:9 </text:span><text:a xlink:type="simple" xlink:href="https://www.biblegateway.com/passage/?search=Sofonias+3%3A9&amp;version=RVR1960" text:style-name="Internet_20_link" text:visited-style-name="Visited_20_Internet_20_Link"><text:span text:style-name="T1215">RVR1960</text:span></text:a></text:p></text:note-body></text:note></text:span></text:span><text:span text:style-name="T1214">. De común acuerdo. Por su propio bien. ¿Quien hace el asuntico? Jehová devuelve la pureza de labios. ¿Para qué la devuelve? Para que invoquen el nombre de Jehová. ¿Quienes? TODOS.</text:span></text:p>
      <text:p text:style-name="P541"><text:soft-page-break/><text:span text:style-name="T1216">A la biblia le gusta repetir. Para que las cosas queden claritas. En Hageo 2 nos dice que: </text:span><text:span text:style-name="Bible_5f_text"><text:span text:style-name="T1216">“</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16">TODAS</text:span></text:span><text:span text:style-name="Bible_5f_text"> las naciones, y vendrá el Deseado de </text:span><text:span text:style-name="Bible_5f_text"><text:span text:style-name="T1216">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216">Hageo 2:6-9 </text:span><text:a xlink:type="simple" xlink:href="https://www.biblegateway.com/passage/?search=Hageo+2%3A6-9&amp;version=RVR1960" text:style-name="Internet_20_link" text:visited-style-name="Visited_20_Internet_20_Link"><text:span text:style-name="T1216">RVR1960</text:span></text:a></text:p></text:note-body></text:note></text:span>. <text:span text:style-name="T1216">¿Cuantas? TODAS. ¿Y dará que? Paz. Pero no. No puede ser. Debe haber algún error. ¿Al fin qué? ¿Le creemos a las escrituras o no?</text:span></text:p>
      <text:p text:style-name="P542"><text:span text:style-name="T1217">En Zacarías 9, hablando de un Rey justo y salvador que viene humilde cabalgando sobre un asno, blanco es gallina lo pone, nos dice que: </text:span><text:span text:style-name="Bible_5f_text"><text:span text:style-name="T1217">“</text:span></text:span><text:bookmark text:name="es-RVR1960-23011"/><text:span text:style-name="Bible_5f_text">su señorío será de mar a mar, y desde el río hasta los fines de la tierra</text:span><text:span text:style-name="Bible_5f_text"><text:span text:style-name="T1217">” </text:span></text:span><text:span text:style-name="Bible_5f_text"><text:span text:style-name="T1217"><text:note text:id="ftn389" text:note-class="footnote"><text:note-citation>389</text:note-citation><text:note-body><text:p text:style-name="Footnote"><text:s/><text:span text:style-name="T1217">Zacarías 9:10 </text:span><text:a xlink:type="simple" xlink:href="https://www.biblegateway.com/passage/?search=Zacarías+9%3A10&amp;version=RVR1960" text:style-name="Internet_20_link" text:visited-style-name="Visited_20_Internet_20_Link"><text:span text:style-name="T1217">RVR1960</text:span></text:a></text:p></text:note-body></text:note></text:span></text:span><text:span text:style-name="T1217">. Y no, no dice TODOS, pero dice hasta los FINES.</text:span></text:p>
      <text:p text:style-name="P543"><text:span text:style-name="T1218">Y en Malaquías, hablando también de su Meshiakh, nos dice que: </text:span><text:span text:style-name="Bible_5f_text"><text:span text:style-name="T1218">“</text:span></text:span><text:span text:style-name="Bible_5f_text">¿Y quién podrá soportar el tiempo de su venida? ¿o quién podrá estar en pie cuando él se manifieste? Porque él es como </text:span><text:span text:style-name="Bible_5f_text"><text:span text:style-name="T1218">FUEGO</text:span></text:span><text:span text:style-name="Bible_5f_text"> purificador, y como jabón de lavadores</text:span><text:span text:style-name="Bible_5f_text"><text:span text:style-name="T1218">” </text:span></text:span><text:span text:style-name="Bible_5f_text"><text:span text:style-name="T1218"><text:note text:id="ftn390" text:note-class="footnote"><text:note-citation>390</text:note-citation><text:note-body><text:p text:style-name="Footnote"><text:s/><text:span text:style-name="T1218">Malaquías 3:2 </text:span><text:a xlink:type="simple" xlink:href="https://www.biblegateway.com/passage/?search=Malaquías+3%3A2&amp;version=RVR1960" text:style-name="Internet_20_link" text:visited-style-name="Visited_20_Internet_20_Link"><text:span text:style-name="T1218">RVR1960</text:span></text:a></text:p></text:note-body></text:note></text:span></text:span><text:span text:style-name="T1218">. Y reafirma en Malaquías 4 que: </text:span><text:span text:style-name="Bible_5f_text"><text:span text:style-name="T1218">“</text:span></text:span><text:span text:style-name="Bible_5f_text">Porque he aquí, viene el día ardiente como un horno, y </text:span><text:span text:style-name="Bible_5f_text"><text:span text:style-name="T1218">TODOS</text:span></text:span><text:span text:style-name="Bible_5f_text"> los soberbios y </text:span><text:span text:style-name="Bible_5f_text"><text:span text:style-name="T1218">TODOS</text:span></text:span><text:span text:style-name="Bible_5f_text"> los que hacen maldad serán estopa; aquel día que vendrá los abrasará, ha dicho Jehová de los ejércitos, y no les dejará ni raíz ni rama</text:span><text:span text:style-name="Bible_5f_text"><text:span text:style-name="T1218">” </text:span></text:span><text:span text:style-name="Bible_5f_text"><text:span text:style-name="T1218"><text:note text:id="ftn391" text:note-class="footnote"><text:note-citation>391</text:note-citation><text:note-body><text:p text:style-name="Footnote"><text:s/><text:span text:style-name="T1218">Malaquías 4:1 </text:span><text:a xlink:type="simple" xlink:href="https://www.biblegateway.com/passage/?search=Malaquías+4%3A1&amp;version=RVR1960" text:style-name="Internet_20_link" text:visited-style-name="Visited_20_Internet_20_Link"><text:span text:style-name="T1218">RVR1960</text:span></text:a></text:p></text:note-body></text:note></text:span></text:span><text:span text:style-name="T1218">.</text:span></text:p>
      <text:h text:style-name="Heading_20_3" text:outline-level="3">Jesucristo.</text:h>
      <text:p text:style-name="P546"><text:span text:style-name="T1221">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221"><text:note text:id="ftn392" text:note-class="footnote"><text:note-citation>392</text:note-citation><text:note-body><text:p text:style-name="Footnote"><text:s/><text:span text:style-name="T1227">Mateo 5 </text:span><text:a xlink:type="simple" xlink:href="https://www.biblegateway.com/passage/?search=Mateo+5&amp;version=RVA-2015" text:style-name="Internet_20_link" text:visited-style-name="Visited_20_Internet_20_Link"><text:span text:style-name="T1227">RVA-2015</text:span></text:a></text:p></text:note-body></text:note></text:span><text:span text:style-name="T1221">, de hacer bien al que los aborrece, de bendecir al que los maldice, de orar por el que los maltrate, de no pedirle al que tome lo suyo, de dar prestado sin esperar provecho </text:span><text:span text:style-name="T1221"><text:note text:id="ftn393" text:note-class="footnote"><text:note-citation>393</text:note-citation><text:note-body><text:p text:style-name="Footnote"><text:s/><text:span text:style-name="T1227">Lucas 6 </text:span><text:a xlink:type="simple" xlink:href="https://www.biblegateway.com/passage/?search=Lucas+6&amp;version=RVA-2015" text:style-name="Internet_20_link" text:visited-style-name="Visited_20_Internet_20_Link"><text:span text:style-name="T1227">RVA-2015</text:span></text:a></text:p></text:note-body></text:note></text:span><text:span text:style-name="T1221">. Y explica que </text:span><text:span text:style-name="Bible_5f_text"><text:span text:style-name="T1221">“</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222">” </text:span></text:span><text:span text:style-name="Bible_5f_text"><text:span text:style-name="T1222"><text:note text:id="ftn394" text:note-class="footnote"><text:note-citation>394</text:note-citation><text:note-body><text:p text:style-name="Footnote"><text:s/><text:span text:style-name="T1223">Mateo 5:45-47 </text:span><text:a xlink:type="simple" xlink:href="https://www.biblegateway.com/passage/?search=Mateo+5%3A45-48&amp;version=RVA-2015" text:style-name="Internet_20_link" text:visited-style-name="Visited_20_Internet_20_Link"><text:span text:style-name="T1223">RVA-2015</text:span></text:a></text:p></text:note-body></text:note></text:span></text:span><text:span text:style-name="T1222">. Perfectos como su Padre. No solo es lo que nos pide, es también lo que el mismo hace. Dios ama a sus enemigos, Dios pone la otra mejilla, Dios </text:span><text:soft-page-break/><text:span text:style-name="T1222">carga la milla extra, Dios da si le piden, Dios entrega mas de lo que le quieren quitar. Si Dios dice TODOS es TODOS.</text:span></text:p>
      <text:p text:style-name="P547"><text:span text:style-name="T1224">Jesucristo en Lucas 15 nos pregunta </text:span><text:span text:style-name="Bible_5f_text"><text:span text:style-name="T1224">“</text:span></text:span><text:span text:style-name="Bible_5f_text">¿Qué hombre de vosotros, teniendo cien ovejas, si pierde una de ellas, no deja las noventa y nueve en el desierto, y va tras la que se perdió, hasta encontrarla?</text:span><text:span text:style-name="Bible_5f_text"><text:span text:style-name="T1224">” </text:span></text:span><text:span text:style-name="Bible_5f_text"><text:span text:style-name="T1224"><text:note text:id="ftn395" text:note-class="footnote"><text:note-citation>395</text:note-citation><text:note-body><text:p text:style-name="Footnote"><text:s/><text:span text:style-name="T1224">Lucas 15:4 </text:span><text:a xlink:type="simple" xlink:href="https://www.biblegateway.com/passage/?search=Lucas+15%3A4&amp;version=RVR1960" text:style-name="Internet_20_link" text:visited-style-name="Visited_20_Internet_20_Link"><text:span text:style-name="T1224">RVR1960</text:span></text:a></text:p></text:note-body></text:note></text:span></text:span><text:span text:style-name="T1224">. Jesucristo, en Juan 10, nos afirma que </text:span><text:span text:style-name="Bible_5f_text"><text:span text:style-name="T1224">“</text:span></text:span><text:bookmark text:name="es-RVR1960-26494"/><text:span text:style-name="Bible_5f_text">Yo soy el buen pastor; el buen pastor su vida da por las ovejas</text:span><text:span text:style-name="Bible_5f_text"><text:span text:style-name="T1224">” </text:span></text:span><text:span text:style-name="Bible_5f_text"><text:span text:style-name="T1224"><text:note text:id="ftn396" text:note-class="footnote"><text:note-citation>396</text:note-citation><text:note-body><text:p text:style-name="Footnote"><text:s/><text:span text:style-name="T1224">Juan 10:11 </text:span><text:a xlink:type="simple" xlink:href="https://www.biblegateway.com/passage/?search=Juan+10%3A11&amp;version=RVR1960" text:style-name="Internet_20_link" text:visited-style-name="Visited_20_Internet_20_Link"><text:span text:style-name="T1224">RVR1960</text:span></text:a></text:p></text:note-body></text:note></text:span></text:span><text:span text:style-name="T1224">. El nos afirma que el haría justamente eso: buscar la oveja perdida, esa perdida en la PERDICIÓN, hasta que la encuentra. Ojo HASTA que la encuentra.</text:span></text:p>
      <text:p text:style-name="P548"><text:span text:style-name="T1224">Es por eso que también afirma, en Juan 12, que: </text:span><text:span text:style-name="Bible_5f_text"><text:span text:style-name="T1224">“</text:span></text:span><text:span text:style-name="Bible_5f_text">Y yo, cuando sea levantado de la tierra, atraeré a </text:span><text:span text:style-name="Bible_5f_text"><text:span text:style-name="T1226">TODOS</text:span></text:span><text:span text:style-name="Bible_5f_text"> a mí mismo</text:span><text:span text:style-name="Bible_5f_text"><text:span text:style-name="T1225">” </text:span></text:span><text:span text:style-name="Bible_5f_text"><text:span text:style-name="T1225"><text:note text:id="ftn397" text:note-class="footnote"><text:note-citation>397</text:note-citation><text:note-body><text:p text:style-name="Footnote"><text:s/><text:span text:style-name="T1226">Juan 12:32 </text:span><text:a xlink:type="simple" xlink:href="https://www.biblegateway.com/passage/?search=Juan+12%3A32&amp;version=RVA-2015" text:style-name="Internet_20_link" text:visited-style-name="Visited_20_Internet_20_Link"><text:span text:style-name="T1226">RVA-2015</text:span></text:a></text:p></text:note-body></text:note></text:span></text:span><text:span text:style-name="T1225">. </text:span></text:p>
      <text:p text:style-name="P549"><text:span text:style-name="T1235">Jesucristo afirma en Mateo 11 que: </text:span><text:span text:style-name="Bible_5f_text"><text:span text:style-name="T1228">“TODAS</text:span></text:span><text:span text:style-name="Bible_5f_text"> las cosas me han sido entregadas por mi Padre</text:span><text:span text:style-name="Bible_5f_text"><text:span text:style-name="T1228">” </text:span></text:span><text:span text:style-name="Bible_5f_text"><text:span text:style-name="T1228"><text:note text:id="ftn398" text:note-class="footnote"><text:note-citation>398</text:note-citation><text:note-body><text:p text:style-name="Footnote"><text:s/><text:span text:style-name="T1228">Mateo 11:24 </text:span><text:a xlink:type="simple" xlink:href="https://www.biblegateway.com/passage/?search=Mateo+11%3A27&amp;version=RVA-2015" text:style-name="Internet_20_link" text:visited-style-name="Visited_20_Internet_20_Link"><text:span text:style-name="T1228">RVA-2015</text:span></text:a></text:p></text:note-body></text:note></text:span></text:span><text:span text:style-name="T1228">. Y en Juan 6, Jesucristo afirma que: </text:span><text:span text:style-name="Bible_5f_text"><text:span text:style-name="T1086">“TODO</text:span></text:span><text:span text:style-name="Bible_5f_text"> lo que el Padre me da vendrá a mí; y al que a mí viene </text:span><text:span text:style-name="Bible_5f_text"><text:span text:style-name="T1086">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086">NO</text:span></text:span><text:span text:style-name="Bible_5f_text"> pierda </text:span><text:span text:style-name="Bible_5f_text"><text:span text:style-name="T1086">NADA</text:span></text:span><text:span text:style-name="Bible_5f_text"> de </text:span><text:span text:style-name="Bible_5f_text"><text:span text:style-name="T1086">TODO</text:span></text:span><text:span text:style-name="Bible_5f_text"> lo que me ha dado</text:span><text:span text:style-name="Bible_5f_text"><text:span text:style-name="T1086">” </text:span></text:span><text:span text:style-name="Bible_5f_text"><text:span text:style-name="T1086"><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086">RVA-2015</text:span></text:a></text:p></text:note-body></text:note></text:span></text:span><text:span text:style-name="T1086">.</text:span></text:p>
      <text:p text:style-name="P550">TODO le fue entregado y la voluntad del que lo envió es que no pierda NADA de TODO lo que le fue entregado. Y TODO lo que el Padre le da, irá a el y JAMAS lo echará <text:span text:style-name="T1231">fuera</text:span>. </text:p>
      <text:p text:style-name="P550">Pero no, hay algunos que dicen cree<text:span text:style-name="T1232">r,</text:span> y amar al Padre celestial, y haberlo escogido, y elegido, y confiado, <text:span text:style-name="T1229">por cuenta propia, </text:span>pero eso de que “TODOS”, <text:span text:style-name="T1229">eso si que no, </text:span>eso si no puede ser. Porque <text:span text:style-name="T1234">creen que</text:span> la voluntad de la <text:span text:style-name="T1233">OLLA</text:span> de barro le va a ganar a la <text:span text:style-name="T1230">voluntad </text:span>del <text:span text:style-name="T1233">ALFARERO ! </text:span></text:p>
      <text:p text:style-name="P551">Afortunadamente YHWH no es un Dios de confusión.</text:p>
      <text:h text:style-name="Heading_20_3" text:outline-level="3">Pablo.</text:h>
      <text:p text:style-name="P569"><text:span text:style-name="T1259">Si es cierto que </text:span><text:bookmark text:name="es-RVA-28055"/>siendo aún pecadores, Cristo murió por nosotros <text:note text:id="ftn400" text:note-class="footnote"><text:note-citation>400</text:note-citation><text:note-body><text:p text:style-name="Footnote"><text:s/><text:span text:style-name="T1259">Romanos 5:8 </text:span><text:a xlink:type="simple" xlink:href="https://www.biblegateway.com/passage/?search=Romanos+5%3A8&amp;version=RVA" text:style-name="Internet_20_link" text:visited-style-name="Visited_20_Internet_20_Link"><text:span text:style-name="T1259">RVA</text:span></text:a></text:p></text:note-body></text:note>, <text:span text:style-name="T1259">si es cierto que eramos </text:span><text:bookmark text:name="es-RVA-2015-28053"/>esclavos del pecado<text:span text:style-name="T1259"> </text:span><text:span text:style-name="T1259"><text:note text:id="ftn401" text:note-class="footnote"><text:note-citation>401</text:note-citation><text:note-body><text:p text:style-name="Footnote"><text:s/><text:span text:style-name="T1260">Romanos 6:17 </text:span><text:a xlink:type="simple" xlink:href="https://www.biblegateway.com/passage/?search=Romanos+6%3A17&amp;version=RVA-2015" text:style-name="Internet_20_link" text:visited-style-name="Visited_20_Internet_20_Link"><text:span text:style-name="T1260">RVA-2015</text:span></text:a></text:p></text:note-body></text:note></text:span><text:span text:style-name="T1259">, dominados por el espíritu que controla a los desobedecen a Dios </text:span><text:span text:style-name="T1259"><text:note text:id="ftn402" text:note-class="footnote"><text:note-citation>402</text:note-citation><text:note-body><text:p text:style-name="Footnote"><text:s/><text:span text:style-name="T1260">Efesios 2:2 </text:span><text:a xlink:type="simple" xlink:href="https://www.biblegateway.com/passage/?search=Efesios+2%3A2&amp;version=RVA" text:style-name="Internet_20_link" text:visited-style-name="Visited_20_Internet_20_Link"><text:span text:style-name="T1260">RVA</text:span></text:a></text:p></text:note-body></text:note></text:span><text:span text:style-name="T1259">, si es cierto que no es por obras para que nadie se gloríe </text:span><text:span text:style-name="T1259"><text:note text:id="ftn403" text:note-class="footnote"><text:note-citation>403</text:note-citation><text:note-body><text:p text:style-name="Footnote"><text:s/><text:span text:style-name="T1260">Efesios 2:9 </text:span><text:a xlink:type="simple" xlink:href="https://www.biblegateway.com/passage/?search=Efesios+2&amp;version=RVA" text:style-name="Internet_20_link" text:visited-style-name="Visited_20_Internet_20_Link"><text:span text:style-name="T1260">RVA</text:span></text:a></text:p></text:note-body></text:note></text:span><text:span text:style-name="T1259">, y</text:span> <text:span text:style-name="T1260">que de </text:span>lo vil de <text:span text:style-name="T1261">este</text:span> mundo y <text:span text:style-name="T1260">de </text:span>lo menospreciado escogió Dios, y <text:span text:style-name="T1260">de </text:span>lo que no es, para deshacer lo que es, <text:span text:style-name="T1260">y de </text:span>lo necio del mundo escogió Dios, para avergonzar á los sabios; y <text:span text:style-name="T1260">de </text:span>lo <text:span text:style-name="T1261">debil</text:span> del mundo escogió Dios, para avergonzar lo fuerte <text:note text:id="ftn404" text:note-class="footnote"><text:note-citation>404</text:note-citation><text:note-body><text:p text:style-name="Footnote"><text:s/><text:span text:style-name="T1260">1 Corintios 1 27-29 </text:span><text:a xlink:type="simple" xlink:href="https://www.biblegateway.com/passage/?search=1+Corintios+1%3A27-29&amp;version=RVA" text:style-name="Internet_20_link" text:visited-style-name="Visited_20_Internet_20_Link"><text:span text:style-name="T1260">RVA</text:span></text:a></text:p></text:note-body></text:note>; <text:span text:style-name="T1260">si todo eso que dice Pablo es cierto, si usted realmente lo cree: ¿Quien se cree usted que era antes de ser Cristiano, o qué fue lo que usted hizo, o hizo para confiar, o de que fue de lo que se </text:span><text:soft-page-break/><text:span text:style-name="T1260">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67"><text:span text:style-name="T1261">Porque de eso es de lo que habla </text:span>Pablo.</text:p>
      <text:p text:style-name="P552"><text:span text:style-name="T1236">1ra Timoteo 2 dice que Dios quiere </text:span><text:span text:style-name="Bible_5f_text"><text:span text:style-name="T1236">“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36">TODOS</text:span></text:span><text:span text:style-name="Bible_5f_text">, para testimonio en sus tiempos</text:span><text:span text:style-name="Bible_5f_text"><text:span text:style-name="T1236">” </text:span></text:span><text:span text:style-name="Bible_5f_text"><text:span text:style-name="T1236"><text:note text:id="ftn405" text:note-class="footnote"><text:note-citation>405</text:note-citation><text:note-body><text:p text:style-name="Footnote"><text:s/><text:span text:style-name="T1236">1 Timoteo 2:4-6 </text:span><text:a xlink:type="simple" xlink:href="https://www.biblegateway.com/passage/?search=1+Timoteo+2%3A4-6&amp;version=RVA" text:style-name="Internet_20_link" text:visited-style-name="Visited_20_Internet_20_Link"><text:span text:style-name="T1236">RVA</text:span></text:a></text:p></text:note-body></text:note></text:span></text:span><text:span text:style-name="T1236">.</text:span></text:p>
      <text:p text:style-name="P552"><text:span text:style-name="T1236">1ra de Corintios 15 dice que </text:span><text:span text:style-name="Bible_5f_text"><text:span text:style-name="T1236">“</text:span></text:span><text:span text:style-name="Bible_5f_text">así como en Adam </text:span><text:span text:style-name="Bible_5f_text"><text:span text:style-name="T1236">TODOS</text:span></text:span><text:span text:style-name="Bible_5f_text"> mueren, así también en Cristo </text:span><text:span text:style-name="Bible_5f_text"><text:span text:style-name="T1236">TODOS</text:span></text:span><text:span text:style-name="Bible_5f_text"> serán vivificados</text:span><text:span text:style-name="Bible_5f_text"><text:span text:style-name="T1236">” </text:span></text:span><text:span text:style-name="Bible_5f_text"><text:span text:style-name="T1236"><text:note text:id="ftn406" text:note-class="footnote"><text:note-citation>406</text:note-citation><text:note-body><text:p text:style-name="Footnote"><text:s/><text:span text:style-name="T1236">1 Corintios 15:22 </text:span><text:a xlink:type="simple" xlink:href="https://www.biblegateway.com/passage/?search=1+Corintios+15%3A22&amp;version=RVA" text:style-name="Internet_20_link" text:visited-style-name="Visited_20_Internet_20_Link"><text:span text:style-name="T1236">RVA</text:span></text:a></text:p></text:note-body></text:note></text:span></text:span><text:span text:style-name="T1236">. </text:span></text:p>
      <text:p text:style-name="P552"><text:span text:style-name="T1236">Romanos 11 dice </text:span><text:span text:style-name="Bible_5f_text"><text:span text:style-name="T1236">“p</text:span></text:span><text:span text:style-name="Bible_5f_text">orque Dios encerró á </text:span><text:span text:style-name="Bible_5f_text"><text:span text:style-name="T1236">TODOS</text:span></text:span><text:span text:style-name="Bible_5f_text"> en incredulidad, para tener misericordia de </text:span><text:span text:style-name="Bible_5f_text"><text:span text:style-name="T1236">TODOS” </text:span></text:span><text:span text:style-name="Bible_5f_text"><text:span text:style-name="T1236"><text:note text:id="ftn407" text:note-class="footnote"><text:note-citation>407</text:note-citation><text:note-body><text:p text:style-name="Footnote"><text:s/><text:span text:style-name="T1236">Romanos 11:32 </text:span><text:a xlink:type="simple" xlink:href="https://www.biblegateway.com/passage/?search=Romanos+11%3A32&amp;version=RVA" text:style-name="Internet_20_link" text:visited-style-name="Visited_20_Internet_20_Link"><text:span text:style-name="T1236">RVA</text:span></text:a></text:p></text:note-body></text:note></text:span></text:span><text:span text:style-name="T1236">. Y añade </text:span><text:span text:style-name="Bible_5f_text"><text:span text:style-name="T1236">“p</text:span></text:span><text:span text:style-name="Bible_5f_text">orque de él, y por él, y en él, son </text:span><text:span text:style-name="Bible_5f_text"><text:span text:style-name="T1236">TODAS</text:span></text:span><text:span text:style-name="Bible_5f_text"> las cosas</text:span><text:span text:style-name="Bible_5f_text"><text:span text:style-name="T1236">” </text:span></text:span><text:span text:style-name="Bible_5f_text"><text:span text:style-name="T1236"><text:note text:id="ftn408" text:note-class="footnote"><text:note-citation>408</text:note-citation><text:note-body><text:p text:style-name="Footnote"><text:s/><text:span text:style-name="T1236">Romanos 11:36 </text:span><text:a xlink:type="simple" xlink:href="https://www.biblegateway.com/passage/?search=Romanos+11%3A36&amp;version=RVA" text:style-name="Internet_20_link" text:visited-style-name="Visited_20_Internet_20_Link"><text:span text:style-name="T1236">RVA</text:span></text:a></text:p></text:note-body></text:note></text:span></text:span><text:span text:style-name="T1236">.</text:span></text:p>
      <text:p text:style-name="P553"><text:span text:style-name="T1236">Efesios 1 dice </text:span><text:span text:style-name="Bible_5f_text"><text:span text:style-name="T1236">“</text:span></text:span><text:bookmark text:name="es-RVA-2015-29184"/><text:span text:style-name="Bible_5f_text">a manera de plan para el cumplimiento de los tiempos: que en Cristo sean reunidas bajo una cabeza </text:span><text:span text:style-name="Bible_5f_text"><text:span text:style-name="T1238">TODAS</text:span></text:span><text:span text:style-name="Bible_5f_text"> las cosas, tanto las que están en los cielos como las que están en la tierra</text:span><text:span text:style-name="Bible_5f_text"><text:span text:style-name="T1236">” </text:span></text:span><text:span text:style-name="Bible_5f_text"><text:span text:style-name="T1236"><text:note text:id="ftn409" text:note-class="footnote"><text:note-citation>409</text:note-citation><text:note-body><text:p text:style-name="Footnote"><text:s/><text:span text:style-name="T1237">Efesios 1:10 </text:span><text:a xlink:type="simple" xlink:href="https://www.biblegateway.com/passage/?search=Efesios+1%3A10&amp;version=RVA-2015" text:style-name="Internet_20_link" text:visited-style-name="Visited_20_Internet_20_Link"><text:span text:style-name="T1237">RVA-2015</text:span></text:a></text:p></text:note-body></text:note></text:span></text:span><text:span text:style-name="T1236">. Y añade </text:span><text:span text:style-name="Bible_5f_text"><text:span text:style-name="T1236">“TODAS</text:span></text:span><text:span text:style-name="Bible_5f_text"> las cosas las sometió Dios bajo sus pies y lo puso a él por cabeza sobre </text:span><text:span text:style-name="Bible_5f_text"><text:span text:style-name="T1237">TODAS</text:span></text:span><text:span text:style-name="Bible_5f_text"> las cosas</text:span><text:span text:style-name="Bible_5f_text"><text:span text:style-name="T1236">” </text:span></text:span><text:span text:style-name="Bible_5f_text"><text:span text:style-name="T1236"><text:note text:id="ftn410" text:note-class="footnote"><text:note-citation>410</text:note-citation><text:note-body><text:p text:style-name="Footnote"><text:s/><text:span text:style-name="T1237">Efesios 1:22 </text:span><text:a xlink:type="simple" xlink:href="https://www.biblegateway.com/passage/?search=Efesios+1%3A22&amp;version=RVA-2015" text:style-name="Internet_20_link" text:visited-style-name="Visited_20_Internet_20_Link"><text:span text:style-name="T1237">RVA-2015</text:span></text:a></text:p></text:note-body></text:note></text:span></text:span><text:span text:style-name="T1236">.</text:span></text:p>
      <text:p text:style-name="P553"><text:span text:style-name="T1237">Tito 2 dice </text:span><text:span text:style-name="Bible_5f_text"><text:span text:style-name="T1237">“p</text:span></text:span><text:span text:style-name="Bible_5f_text">orque la gracia de Dios que trae salvación á </text:span><text:span text:style-name="Bible_5f_text"><text:span text:style-name="T1237">TODOS</text:span></text:span><text:span text:style-name="Bible_5f_text"> los hombres</text:span><text:span text:style-name="Bible_5f_text"><text:span text:style-name="T1237">” </text:span></text:span><text:span text:style-name="Bible_5f_text"><text:span text:style-name="T1237"><text:note text:id="ftn411" text:note-class="footnote"><text:note-citation>411</text:note-citation><text:note-body><text:p text:style-name="Footnote"><text:s/><text:span text:style-name="T1237">Tito 2:11 </text:span><text:a xlink:type="simple" xlink:href="https://www.biblegateway.com/passage/?search=Tito+2%3A11&amp;version=RVA" text:style-name="Internet_20_link" text:visited-style-name="Visited_20_Internet_20_Link"><text:span text:style-name="T1237">RVA</text:span></text:a></text:p></text:note-body></text:note></text:span></text:span><text:span text:style-name="T1237">.</text:span></text:p>
      <text:p text:style-name="P553"><text:span text:style-name="T1237">1 Timoteo 4 dice </text:span><text:span text:style-name="Bible_5f_text"><text:span text:style-name="T1237">“</text:span></text:span><text:bookmark text:name="es-RVA-2015-297251"/><text:span text:style-name="Bible_5f_text">pues esperamos en el Dios viviente, quien es el Salvador de </text:span><text:span text:style-name="Bible_5f_text"><text:span text:style-name="T1237">TODOS</text:span></text:span><text:span text:style-name="Bible_5f_text"> los hombres, </text:span><text:span text:style-name="Bible_5f_text"><text:span text:style-name="T1238">ESPECIALMENTE</text:span></text:span><text:span text:style-name="Bible_5f_text"> de los que creen</text:span><text:span text:style-name="Bible_5f_text"><text:span text:style-name="T1237">” </text:span></text:span><text:span text:style-name="Bible_5f_text"><text:span text:style-name="T1237"><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37">RVA-2015</text:span></text:a></text:p></text:note-body></text:note></text:span></text:span><text:span text:style-name="T1237">.</text:span></text:p>
      <text:p text:style-name="P554"><text:span text:style-name="T1238">Filipenses 3 dice </text:span><text:span text:style-name="Bible_5f_text"><text:span text:style-name="T1238">“</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38">TODAS</text:span></text:span><text:span text:style-name="Bible_5f_text"> las cosas</text:span><text:span text:style-name="Bible_5f_text"><text:span text:style-name="T1238">” </text:span></text:span><text:span text:style-name="Bible_5f_text"><text:span text:style-name="T1238"><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38">RVR1960</text:span></text:a></text:p></text:note-body></text:note></text:span></text:span><text:span text:style-name="T1238">.</text:span></text:p>
      <text:p text:style-name="P554"><text:span text:style-name="T1238">Filipenses 2 dice </text:span><text:span text:style-name="Bible_5f_text"><text:span text:style-name="T1238">“</text:span></text:span><text:bookmark text:name="es-RVR1960-29403"/><text:span text:style-name="Bible_5f_text">para que en el nombre de Jesús se doble </text:span><text:span text:style-name="Bible_5f_text"><text:span text:style-name="T1238">TODA</text:span></text:span><text:span text:style-name="Bible_5f_text"> rodilla de los que están en los cielos, y en la tierra, y debajo de la tierra</text:span><text:span text:style-name="Bible_5f_text"><text:span text:style-name="T1238">” </text:span></text:span><text:span text:style-name="Bible_5f_text"><text:span text:style-name="T1238"><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38">RVR1960</text:span></text:a></text:p></text:note-body></text:note></text:span></text:span><text:span text:style-name="T1238">.</text:span></text:p>
      <text:p text:style-name="P557"><text:bookmark text:name="es-RVR1960-29487"/><text:span text:style-name="T1239">Colosenses 1 dice </text:span><text:span text:style-name="Bible_5f_text"><text:span text:style-name="T1239">“</text:span></text:span><text:bookmark text:name="es-RVR1960-29486"/><text:span text:style-name="Bible_5f_text">por cuanto agradó al Padre que en él habitase </text:span><text:span text:style-name="Bible_5f_text"><text:span text:style-name="T1242">TODA</text:span></text:span><text:span text:style-name="Bible_5f_text"> plenitud, y por medio de él </text:span><text:span text:style-name="Bible_5f_text"><text:span text:style-name="T1239">RECONCILIAR</text:span></text:span><text:span text:style-name="Bible_5f_text"> consigo </text:span><text:span text:style-name="Bible_5f_text"><text:span text:style-name="T1239">TODAS</text:span></text:span><text:span text:style-name="Bible_5f_text"> las cosas, así las que están en la tierra como las que están en los cielos, haciendo la </text:span><text:span text:style-name="Bible_5f_text"><text:span text:style-name="T1239">PAZ</text:span></text:span><text:span text:style-name="Bible_5f_text"> mediante la sangre de su cruz</text:span><text:span text:style-name="Bible_5f_text"><text:span text:style-name="T1239">” </text:span></text:span><text:span text:style-name="Bible_5f_text"><text:span text:style-name="T1239"><text:note text:id="ftn415" text:note-class="footnote"><text:note-citation>415</text:note-citation><text:note-body><text:p text:style-name="Footnote"><text:s/><text:span text:style-name="T1239">Colosenses 1:19-20 </text:span><text:a xlink:type="simple" xlink:href="https://www.biblegateway.com/passage/?search=Colosenses+1%3A19-20&amp;version=RVR1960" text:style-name="Internet_20_link" text:visited-style-name="Visited_20_Internet_20_Link"><text:span text:style-name="T1239">RVR1960</text:span></text:a></text:p></text:note-body></text:note></text:span></text:span><text:span text:style-name="T1239">.</text:span></text:p>
      <text:p text:style-name="P555"><text:soft-page-break/><text:span text:style-name="T1240">Romanos 5 dice </text:span><text:span text:style-name="Bible_5f_text"><text:span text:style-name="T1240">“</text:span></text:span><text:span text:style-name="Bible_5f_text">así como el delito de Adán puso bajo condenación a </text:span><text:span text:style-name="Bible_5f_text"><text:span text:style-name="T1240">TODOS</text:span></text:span><text:span text:style-name="Bible_5f_text"> los hombres, así también el acto justo de Jesucristo hace justos a </text:span><text:span text:style-name="Bible_5f_text"><text:span text:style-name="T1240">TODOS</text:span></text:span><text:span text:style-name="Bible_5f_text"> los hombres para que tengan vida</text:span><text:span text:style-name="Bible_5f_text"><text:span text:style-name="T1240">” </text:span></text:span><text:span text:style-name="Bible_5f_text"><text:span text:style-name="T1240"><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40">DHH</text:span></text:a></text:p></text:note-body></text:note></text:span></text:span><text:span text:style-name="T1240">.</text:span></text:p>
      <text:p text:style-name="P555"><text:span text:style-name="T1240">Romanos 14 dice </text:span><text:span text:style-name="Bible_5f_text"><text:span text:style-name="T1240">“</text:span></text:span><text:span text:style-name="Bible_5f_text">Vivo yo, dice el Señor, que ante mí se doblará </text:span><text:span text:style-name="Bible_5f_text"><text:span text:style-name="T1240">TODA</text:span></text:span><text:span text:style-name="Bible_5f_text"> rodilla, y </text:span><text:span text:style-name="Bible_5f_text"><text:span text:style-name="T1240">TODA</text:span></text:span><text:span text:style-name="Bible_5f_text"> lengua confesará a Dios</text:span><text:span text:style-name="Bible_5f_text"><text:span text:style-name="T1240">” </text:span></text:span><text:span text:style-name="Bible_5f_text"><text:span text:style-name="T1240"><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40">RVA-2015</text:span></text:a></text:p></text:note-body></text:note></text:span></text:span><text:span text:style-name="T1240">.</text:span></text:p>
      <text:p text:style-name="P556"><text:span text:style-name="T1241">Efesios 4:10 dice </text:span><text:span text:style-name="Bible_5f_text"><text:span text:style-name="T1241">“e</text:span></text:span><text:span text:style-name="Bible_5f_text">l que descendió es el mismo que también ascendió por encima de </text:span><text:span text:style-name="Bible_5f_text"><text:span text:style-name="T1241">TODOS</text:span></text:span><text:span text:style-name="Bible_5f_text"> los cielos para llenarlo </text:span><text:span text:style-name="Bible_5f_text"><text:span text:style-name="T1241">TODO” </text:span></text:span><text:span text:style-name="Bible_5f_text"><text:span text:style-name="T1241"><text:note text:id="ftn418" text:note-class="footnote"><text:note-citation>418</text:note-citation><text:note-body><text:p text:style-name="Footnote"><text:s/><text:span text:style-name="T1241">Efesios 4:10 </text:span><text:a xlink:type="simple" xlink:href="https://www.biblegateway.com/passage/?search=Efesios+4%3A10&amp;version=RVA-2015" text:style-name="Internet_20_link" text:visited-style-name="Visited_20_Internet_20_Link"><text:span text:style-name="T1241">RVA-2015</text:span></text:a></text:p></text:note-body></text:note></text:span></text:span><text:span text:style-name="T1241">.</text:span></text:p>
      <text:h text:style-name="Heading_20_3" text:outline-level="3">Pedro.</text:h>
      <text:p text:style-name="P558"><text:span text:style-name="T1243">En 1ra Pedro 4 dice </text:span><text:span text:style-name="Bible_5f_text"><text:span text:style-name="T1243">“</text:span></text:span><text:span text:style-name="Bible_5f_text">Amados, no os sorprendáis del </text:span><text:span text:style-name="Bible_5f_text"><text:span text:style-name="T1244">FUEGO</text:span></text:span><text:span text:style-name="Bible_5f_text"> de prueba que os ha sobrevenido, como si alguna cosa extraña os aconteciese</text:span><text:span text:style-name="Bible_5f_text"><text:span text:style-name="T1243">” </text:span></text:span><text:span text:style-name="Bible_5f_text"><text:span text:style-name="T1243"><text:note text:id="ftn419" text:note-class="footnote"><text:note-citation>419</text:note-citation><text:note-body><text:p text:style-name="Footnote"><text:s/><text:span text:style-name="T1243">1</text:span> <text:span text:style-name="T1243">Pedro 4:12 </text:span><text:a xlink:type="simple" xlink:href="https://www.biblegateway.com/passage/?search=1+Pedro+4%3A12&amp;version=RVR1960" text:style-name="Internet_20_link" text:visited-style-name="Visited_20_Internet_20_Link"><text:span text:style-name="T1243">RVR1960</text:span></text:a></text:p></text:note-body></text:note></text:span></text:span><text:span text:style-name="T1243">. Y añade </text:span><text:span text:style-name="Bible_5f_text"><text:span text:style-name="T1243">“</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44">JUICIO</text:span></text:span><text:span text:style-name="Bible_5f_text"> comience por la casa de Dios; y si primero comienza por nosotros, ¿cuál será el fin de aquellos que no obedecen al evangelio de Dios?</text:span><text:span text:style-name="Bible_5f_text"><text:span text:style-name="T1243">” </text:span></text:span><text:span text:style-name="Bible_5f_text"><text:span text:style-name="T1243"><text:note text:id="ftn420" text:note-class="footnote"><text:note-citation>420</text:note-citation><text:note-body><text:p text:style-name="Footnote"><text:s/><text:span text:style-name="T1244">1 Pedro 4:16-17 </text:span><text:a xlink:type="simple" xlink:href="https://www.biblegateway.com/passage/?search=1+Pedro+4%3A16-17&amp;version=RVR1960" text:style-name="Internet_20_link" text:visited-style-name="Visited_20_Internet_20_Link"><text:span text:style-name="T1244">RVR1960</text:span></text:a></text:p></text:note-body></text:note></text:span></text:span><text:span text:style-name="T1243">.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65"><text:span text:style-name="T1247">Claro, el fuego no es solo espiritual. En 2da Pedro 3 dice que </text:span><text:span text:style-name="Bible_5f_text"><text:span text:style-name="T1247">“</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247">” </text:span></text:span><text:span text:style-name="Bible_5f_text"><text:span text:style-name="T1247"><text:note text:id="ftn421" text:note-class="footnote"><text:note-citation>421</text:note-citation><text:note-body><text:p text:style-name="Footnote"><text:s/><text:span text:style-name="T1247">2 Pedro 3:10-13 </text:span><text:a xlink:type="simple" xlink:href="https://www.biblegateway.com/passage/?search=2+Pedro+3%3A10-13&amp;version=RVR1960" text:style-name="Internet_20_link" text:visited-style-name="Visited_20_Internet_20_Link"><text:span text:style-name="T1247">RVR1960</text:span></text:a></text:p></text:note-body></text:note></text:span></text:span><text:span text:style-name="T1247">.</text:span></text:p>
      <text:p text:style-name="P235"><text:span text:style-name="T1256">Según Jesucristo, después de la resurrección seremos como los ángeles </text:span><text:span text:style-name="T1256"><text:note text:id="ftn422" text:note-class="footnote"><text:note-citation>422</text:note-citation><text:note-body><text:p text:style-name="P950"><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 text:style-name="T1256">, y según Daniel 3 </text:span><text:note text:id="ftn423" text:note-class="footnote"><text:note-citation>423</text:note-citation><text:note-body><text:p text:style-name="Footnote"><text:s/><text:span text:style-name="T1208">Daniel 3 </text:span><text:a xlink:type="simple" xlink:href="https://www.biblegateway.com/passage/?search=Daniel+3&amp;version=RVA" text:style-name="Internet_20_link" text:visited-style-name="Visited_20_Internet_20_Link"><text:span text:style-name="T1208">RVA</text:span></text:a></text:p></text:note-body></text:note><text:s/><text:span text:style-name="T1255">y Jueces 13 </text:span><text:note text:id="ftn424" text:note-class="footnote"><text:note-citation>424</text:note-citation><text:note-body><text:p text:style-name="Footnote"><text:s/><text:span text:style-name="T1208">Jueces 13 </text:span><text:a xlink:type="simple" xlink:href="https://www.biblegateway.com/passage/?search=Jueces+13&amp;version=RVA" text:style-name="Internet_20_link" text:visited-style-name="Visited_20_Internet_20_Link"><text:span text:style-name="T1208">RVA</text:span></text:a></text:p></text:note-body></text:note><text:span text:style-name="T1255">, el cuerpo </text:span>de los ángeles <text:span text:style-name="T1256">es</text:span> resistente al fuego físico. <text:span text:style-name="T1255">Así que un fuego físico eterno es la menor de las preocupaciones de un resucitado. En esa tierra nueva con ese cielo nuevo, TODOS tendremos un cuerpo como el de los ángeles, eso dijo Jesucristo. </text:span></text:p>
      <text:p text:style-name="P566"><text:soft-page-break/><text:span text:style-name="T589">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89"><text:note text:id="ftn425" text:note-class="footnote"><text:note-citation>425</text:note-citation><text:note-body><text:p text:style-name="Footnote"><text:s/><text:span text:style-name="T1258">Salmo 37 </text:span><text:a xlink:type="simple" xlink:href="https://www.biblegateway.com/passage/?search=Salmo+37&amp;version=RVA" text:style-name="Internet_20_link" text:visited-style-name="Visited_20_Internet_20_Link"><text:span text:style-name="T1258">RVA</text:span></text:a></text:p></text:note-body></text:note></text:span><text:span text:style-name="T589">. </text:span><text:span text:style-name="Bible_5f_text"><text:span text:style-name="T589">“</text:span></text:span><text:bookmark text:name="es-RVA-2015-236651"/><text:span text:style-name="Bible_5f_text">Porque el que quiera salvar su vida la perderá, y el que pierda su vida por causa </text:span><text:span text:style-name="Bible_5f_text"><text:span text:style-name="T1257">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57">RVA-2015</text:span></text:a></text:p></text:note-body></text:note></text:span>.</text:p>
      <text:p text:style-name="P568">Esta tierra y este cielo pasaran. Es en esa tierra nueva con ese cielo nuevo donde TODOS serán vivificados, tanto físicamente como espiritualmente. Eso es lo que espera Pedro y lo que debería esperar todo creyente en Jesucristo.</text:p>
      <text:p text:style-name="P560"><text:span text:style-name="T1245">En 2da Pedro 3 dice el Señor </text:span><text:span text:style-name="Bible_5f_text"><text:span text:style-name="T1245">“</text:span></text:span><text:span text:style-name="Bible_5f_text">no quiere que nadie se pierda sino que </text:span><text:span text:style-name="Bible_5f_text"><text:span text:style-name="T1246">TODOS</text:span></text:span><text:span text:style-name="Bible_5f_text"> procedan al arrepentimiento</text:span><text:span text:style-name="Bible_5f_text"><text:span text:style-name="T1245">” </text:span></text:span><text:span text:style-name="Bible_5f_text"><text:span text:style-name="T1245"><text:note text:id="ftn427" text:note-class="footnote"><text:note-citation>427</text:note-citation><text:note-body><text:p text:style-name="Footnote"><text:s/><text:span text:style-name="T1245">2 Pedro 3:9 </text:span><text:a xlink:type="simple" xlink:href="https://www.biblegateway.com/passage/?search=2+Pedro+3%3A9&amp;version=RVA-2015" text:style-name="Internet_20_link" text:visited-style-name="Visited_20_Internet_20_Link"><text:span text:style-name="T1245">RVA-2015</text:span></text:a></text:p></text:note-body></text:note></text:span></text:span><text:span text:style-name="T1245">. ¿Porque algunos creen que su “querer” seguir muertos espiritualmente es mas grande que el “querer” de el Señor? La única explicación es que aún siguen parcialmente muertos espiritualmente a la Verdad.</text:span></text:p>
      <text:p text:style-name="P559">Dios no salva evitando la muerte. Dios salva sacándonos de la muerte. Algunos los saca primero de la muerte espiritual, <text:span text:style-name="T1248">para que se puedan arrepentir,</text:span> y luego <text:span text:style-name="T1249">los saca </text:span>de la muerte física. Y a otros los saca primero de la muerte física y luego <text:span text:style-name="T1249">los saca </text:span>de la muerte espiritual, <text:span text:style-name="T1248">para que se puedan arrepentir</text:span>.</text:p>
      <text:h text:style-name="Heading_20_3" text:outline-level="3">Juan.</text:h>
      <text:p text:style-name="P562"><text:span text:style-name="T1253">Revelación 4 dice que: </text:span><text:span text:style-name="Bible_5f_text"><text:span text:style-name="T1253">“</text:span></text:span><text:bookmark text:name="es-RVA-30779"/><text:span text:style-name="Bible_5f_text">Señor, digno eres de recibir gloria y honra y virtud: porque tú criaste </text:span><text:span text:style-name="Bible_5f_text"><text:span text:style-name="T1253">TODAS</text:span></text:span><text:span text:style-name="Bible_5f_text"> las cosas, y por tu voluntad tienen ser y fueron criadas</text:span><text:span text:style-name="Bible_5f_text"><text:span text:style-name="T1253">” </text:span></text:span><text:span text:style-name="Bible_5f_text"><text:span text:style-name="T1253"><text:note text:id="ftn428" text:note-class="footnote"><text:note-citation>428</text:note-citation><text:note-body><text:p text:style-name="Footnote"><text:s/><text:span text:style-name="T1253">Revelación 4:11 </text:span><text:a xlink:type="simple" xlink:href="https://www.biblegateway.com/passage/?search=Apocalipsis+4%3A11&amp;version=RVA" text:style-name="Internet_20_link" text:visited-style-name="Visited_20_Internet_20_Link"><text:span text:style-name="T1253">RVA</text:span></text:a></text:p></text:note-body></text:note></text:span></text:span><text:span text:style-name="T1253">.</text:span></text:p>
      <text:p text:style-name="P561"><text:span text:style-name="T1251">En Revelación 5 Juan dice que </text:span><text:span text:style-name="Bible_5f_text"><text:span text:style-name="T1251">“</text:span></text:span><text:bookmark text:name="es-RVA-2015-30761"/><text:span text:style-name="Bible_5f_text"><text:span text:style-name="T1251">Y </text:span></text:span><text:span text:style-name="Bible_5f_text">oí a </text:span><text:span text:style-name="Bible_5f_text"><text:span text:style-name="T1252">TODA</text:span></text:span><text:span text:style-name="Bible_5f_text"> criatura que está en el cielo y sobre la tierra y debajo de la tierra y en el mar, y a </text:span><text:span text:style-name="Bible_5f_text"><text:span text:style-name="T1252">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250">Revelación 5:13 </text:span><text:a xlink:type="simple" xlink:href="https://www.biblegateway.com/passage/?search=Apocalipsis+5%3A13&amp;version=RVA-2015" text:style-name="Internet_20_link" text:visited-style-name="Visited_20_Internet_20_Link"><text:span text:style-name="T1250">RVA-2015</text:span></text:a></text:p></text:note-body></text:note></text:span>. <text:span text:style-name="T1252">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62"><text:span text:style-name="T1253">Revelación 15 dice: </text:span><text:span text:style-name="Bible_5f_text"><text:span text:style-name="T1253">“</text:span></text:span><text:bookmark text:name="es-RVA-30950"/><text:span text:style-name="Bible_5f_text">¿Quién no te temerá, oh Señor, y engrandecerá tu nombre? porque tú sólo eres santo; por lo cual </text:span><text:span text:style-name="Bible_5f_text"><text:span text:style-name="T1253">TODAS</text:span></text:span><text:span text:style-name="Bible_5f_text"> las naciones vendrán, y adorarán delante de ti, porque tus juicios son manifestados</text:span><text:span text:style-name="Bible_5f_text"><text:span text:style-name="T1253">” </text:span></text:span><text:span text:style-name="Bible_5f_text"><text:span text:style-name="T1253"><text:note text:id="ftn430" text:note-class="footnote"><text:note-citation>430</text:note-citation><text:note-body><text:p text:style-name="Footnote"><text:s/><text:span text:style-name="T1253">Revelación 15:4 </text:span><text:a xlink:type="simple" xlink:href="https://www.biblegateway.com/passage/?search=Apocalipsis+15%3A4&amp;version=RVA" text:style-name="Internet_20_link" text:visited-style-name="Visited_20_Internet_20_Link"><text:span text:style-name="T1253">RVA</text:span></text:a></text:p></text:note-body></text:note></text:span></text:span><text:span text:style-name="T1253">.</text:span></text:p>
      <text:p text:style-name="P563"><text:span text:style-name="T1253">Revelación 21 dice: </text:span><text:span text:style-name="Bible_5f_text"><text:span text:style-name="T1253">“</text:span></text:span><text:bookmark text:name="es-RVA-2015-31028"/><text:span text:style-name="Bible_5f_text">El que estaba sentado en el trono dijo: ‘He aquí yo hago nuevas </text:span><text:span text:style-name="Bible_5f_text"><text:span text:style-name="T1254">TODAS</text:span></text:span><text:span text:style-name="Bible_5f_text"> las cosas”. Y dijo: “Escribe, porque estas palabras son fieles y verdaderas’ </text:span><text:span text:style-name="Bible_5f_text"><text:span text:style-name="T1254">” </text:span></text:span><text:span text:style-name="Bible_5f_text"><text:span text:style-name="T1254"><text:note text:id="ftn431" text:note-class="footnote"><text:note-citation>431</text:note-citation><text:note-body><text:p text:style-name="Footnote"><text:s/><text:span text:style-name="T1254">Revelación 21:5 </text:span><text:a xlink:type="simple" xlink:href="https://www.biblegateway.com/passage/?search=Apocalipsis+21%3A5&amp;version=RVA-2015" text:style-name="Internet_20_link" text:visited-style-name="Visited_20_Internet_20_Link"><text:span text:style-name="T1254">RVA-2015</text:span></text:a></text:p></text:note-body></text:note></text:span></text:span><text:span text:style-name="T1254">. <text:s text:c="3"/></text:span><text:soft-page-break/><text:span text:style-name="T1254">El hace nuevas TODAS las cosas. Criaturas nuevas. Unas que puedan cumplir la voluntad del creador. Y éstas palabras son FIELES y VERDADERAS.</text:span></text:p>
      <text:h text:style-name="P1022" text:outline-level="2">Escrito está.</text:h>
      <text:p text:style-name="P993"><text:span text:style-name="T1062">Escrito está: </text:span><text:span text:style-name="Bible_5f_text">“El Padre ama al Hijo, y </text:span><text:span text:style-name="Bible_5f_text"><text:span text:style-name="T1064">TODAS</text:span></text:span><text:span text:style-name="Bible_5f_text"> las cosas dió en su mano” </text:span><text:span text:style-name="Bible_5f_text"><text:note text:id="ftn432" text:note-class="footnote"><text:note-citation>432</text:note-citation><text:note-body><text:p text:style-name="Footnote"><text:s/><text:span text:style-name="T1063">Juan 3:35 </text:span><text:a xlink:type="simple" xlink:href="https://www.biblegateway.com/passage/?search=juan+3%3A35&amp;version=RVA" text:style-name="Internet_20_link" text:visited-style-name="Visited_20_Internet_20_Link"><text:span text:style-name="T1063">RVA</text:span></text:a></text:p></text:note-body></text:note></text:span>.</text:p>
      <text:p text:style-name="P993"><text:span text:style-name="T1062">Escrito está: </text:span><text:span text:style-name="Bible_5f_text"><text:span text:style-name="T1062">“TODAS</text:span></text:span><text:span text:style-name="Bible_5f_text"> las cosas por él fueron hechas; y sin él </text:span><text:span text:style-name="Bible_5f_text"><text:span text:style-name="T1064">NADA</text:span></text:span><text:span text:style-name="Bible_5f_text"> de lo que es hecho, fué hecho</text:span><text:span text:style-name="Bible_5f_text"><text:span text:style-name="T1062">” </text:span></text:span><text:span text:style-name="Bible_5f_text"><text:span text:style-name="T1062"><text:note text:id="ftn433" text:note-class="footnote"><text:note-citation>433</text:note-citation><text:note-body><text:p text:style-name="Footnote"><text:s/><text:span text:style-name="T1063">Juan 1:3 </text:span><text:a xlink:type="simple" xlink:href="https://www.biblegateway.com/passage/?search=Juan+1%3A3&amp;version=RVA" text:style-name="Internet_20_link" text:visited-style-name="Visited_20_Internet_20_Link"><text:span text:style-name="T1063">RVA</text:span></text:a></text:p></text:note-body></text:note></text:span></text:span><text:span text:style-name="T1062">.</text:span></text:p>
      <text:p text:style-name="P564"><text:span text:style-name="T1062">Escrito está: </text:span><text:span text:style-name="Bible_5f_text">“</text:span><text:bookmark text:name="es-RVA-29965"/><text:span text:style-name="Bible_5f_text">por el Hijo, al cual constituyó heredero de </text:span><text:span text:style-name="Bible_5f_text"><text:span text:style-name="T1065">TODO</text:span></text:span><text:span text:style-name="Bible_5f_text">, por el cual asimismo hizo el universo: El cual siendo el resplandor de su gloria, y la misma imagen de su sustancia, y sustentando </text:span><text:span text:style-name="Bible_5f_text"><text:span text:style-name="T1065">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064">RVA</text:span></text:a></text:p></text:note-body></text:note></text:span>.</text:p>
      <text:p text:style-name="P564"><text:span text:style-name="T1065">Escrito está: </text:span><text:span text:style-name="Bible_5f_text"><text:span text:style-name="T1065">“TODAS</text:span></text:span><text:span text:style-name="Bible_5f_text"> las cosas sujetaste debajo de sus pies. Porque en cuanto le sujetó </text:span><text:span text:style-name="Bible_5f_text"><text:span text:style-name="T1065">TODAS</text:span></text:span><text:span text:style-name="Bible_5f_text"> las cosas, </text:span><text:span text:style-name="Bible_5f_text"><text:span text:style-name="T1065">NADA</text:span></text:span><text:span text:style-name="Bible_5f_text"> dejó que no sea sujeto á él</text:span><text:span text:style-name="Bible_5f_text"><text:span text:style-name="T1065">” </text:span></text:span><text:span text:style-name="Bible_5f_text"><text:span text:style-name="T1065"><text:note text:id="ftn435" text:note-class="footnote"><text:note-citation>435</text:note-citation><text:note-body><text:p text:style-name="Footnote"><text:s/><text:span text:style-name="T1065">Hebreos 2:8 </text:span><text:a xlink:type="simple" xlink:href="https://www.biblegateway.com/passage/?search=Hebreos+2%3A8&amp;version=RVA" text:style-name="Internet_20_link" text:visited-style-name="Visited_20_Internet_20_Link"><text:span text:style-name="T1065">RVA</text:span></text:a></text:p></text:note-body></text:note></text:span></text:span><text:span text:style-name="T1065">.</text:span></text:p>
      <text:p text:style-name="P479">Hasta aquí muy pocos creyentes en Yeshua, Jesucristo; discutirían que <text:span text:style-name="T1079">en <text:s/>estos versículos </text:span>“TODO” significa “TODO” y que “TODAS” significa “TODAS” y que “NADA” significa “NADA”.</text:p>
      <text:p text:style-name="P564"><text:span text:style-name="T1066">Escrito está: </text:span><text:bookmark text:name="es-RVA-294801"/><text:span text:style-name="T1066">Jesucristo </text:span><text:span text:style-name="Bible_5f_text">“es la imagen del Dios invisible, el primogénito de </text:span><text:span text:style-name="Bible_5f_text"><text:span text:style-name="T1066">TODA</text:span></text:span><text:span text:style-name="Bible_5f_text"> criatura. Porque por él fueron criadas </text:span><text:span text:style-name="Bible_5f_text"><text:span text:style-name="T1066">TODAS</text:span></text:span><text:span text:style-name="Bible_5f_text"> las cosas que están en los cielos, y que están en la tierra, visibles é invisibles; sean tronos, sean dominios, sean principados, sean potestades; </text:span><text:span text:style-name="Bible_5f_text"><text:span text:style-name="T1066">TODO</text:span></text:span><text:span text:style-name="Bible_5f_text"> fué criado por él y para él. Y él es antes de </text:span><text:span text:style-name="Bible_5f_text"><text:span text:style-name="T1066">TODAS</text:span></text:span><text:span text:style-name="Bible_5f_text"> las cosas, y por él </text:span><text:span text:style-name="Bible_5f_text"><text:span text:style-name="T1066">TODAS</text:span></text:span><text:span text:style-name="Bible_5f_text"> las cosas subsisten: Y él es la cabeza del cuerpo que es la iglesia; él que es el principio, el primogénito de los muertos, para que en </text:span><text:span text:style-name="Bible_5f_text"><text:span text:style-name="T1066">TODO</text:span></text:span><text:span text:style-name="Bible_5f_text"> tenga el primado. Por cuanto agradó al Padre que en él habitase </text:span><text:span text:style-name="Bible_5f_text"><text:span text:style-name="T1066">TODA</text:span></text:span><text:span text:style-name="Bible_5f_text"> plenitud, Y por él </text:span><text:span text:style-name="Bible_5f_text"><text:span text:style-name="T1068">RECONCILIAR</text:span></text:span><text:span text:style-name="Bible_5f_text"> </text:span><text:span text:style-name="Bible_5f_text"><text:span text:style-name="T1066">TODAS</text:span></text:span><text:span text:style-name="Bible_5f_text"> las cosas á sí, pacificando por la sangre de su cruz, así lo que está en la tierra como lo que está en los cielos</text:span><text:span text:style-name="Bible_5f_text"><text:span text:style-name="T1066">” </text:span></text:span><text:span text:style-name="Bible_5f_text"><text:span text:style-name="T1066"><text:note text:id="ftn436" text:note-class="footnote"><text:note-citation>436</text:note-citation><text:note-body><text:p text:style-name="Footnote"><text:s/><text:span text:style-name="T1067">Colosenses 1:15-20 </text:span><text:a xlink:type="simple" xlink:href="https://www.biblegateway.com/passage/?search=Colosenses+1%3A15-20&amp;version=RVA" text:style-name="Internet_20_link" text:visited-style-name="Visited_20_Internet_20_Link"><text:span text:style-name="T1067">RVA</text:span></text:a></text:p></text:note-body></text:note></text:span></text:span><text:span text:style-name="T1066">.</text:span></text:p>
      <text:p text:style-name="P480">En este texto de Colosenses 1, algunos creyentes empezarían a pensar que “<text:span text:style-name="T1066">TODO“ significa “TODO” y que “TODAS” significa “TODAS” </text:span>excepto en la última “TODAS”. Porque si ese “reconciliar” es de TODAS las cosas eso incluiría a TODAS las criaturas y eso incluiría a TODOS los pecadores. <text:span text:style-name="T1069">Y eso ya sería demasiado.</text:span></text:p>
      <text:p text:style-name="P564"><text:span text:style-name="T1070">Escrito está: </text:span><text:span text:style-name="Bible_5f_text"><text:span text:style-name="T1070">“</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070">TODOS</text:span></text:span><text:span text:style-name="Bible_5f_text"> mueren, así también en Cristo </text:span><text:span text:style-name="Bible_5f_text"><text:span text:style-name="T1070">TODOS</text:span></text:span><text:span text:style-name="Bible_5f_text"> serán vivificados. Mas cada uno en su orden: Cristo las primicias; luego </text:span><text:soft-page-break/><text:span text:style-name="Bible_5f_text">los que son de Cristo, en su venida. Luego el fin; cuando entregará el reino á Dios y al Padre, cuando habrá quitado </text:span><text:span text:style-name="Bible_5f_text"><text:span text:style-name="T1070">TODO</text:span></text:span><text:span text:style-name="Bible_5f_text"> imperio, y </text:span><text:span text:style-name="Bible_5f_text"><text:span text:style-name="T1070">TODA</text:span></text:span><text:span text:style-name="Bible_5f_text"> potencia y potestad. Porque es menester que él reine, hasta poner á </text:span><text:span text:style-name="Bible_5f_text"><text:span text:style-name="T1070">TODOS</text:span></text:span><text:span text:style-name="Bible_5f_text"> sus enemigos debajo de sus pies. Y el postrer enemigo que será deshecho, será la muerte. Porque </text:span><text:span text:style-name="Bible_5f_text"><text:span text:style-name="T1070">TODAS</text:span></text:span><text:span text:style-name="Bible_5f_text"> las cosas sujetó debajo de sus pies. Y cuando dice: </text:span><text:span text:style-name="Bible_5f_text"><text:span text:style-name="T1070">TODAS</text:span></text:span><text:span text:style-name="Bible_5f_text"> las cosas son sujetadas á él, claro está exceptuado aquel que sujetó á él </text:span><text:span text:style-name="Bible_5f_text"><text:span text:style-name="T1070">TODAS</text:span></text:span><text:span text:style-name="Bible_5f_text"> las cosas. Mas luego que </text:span><text:span text:style-name="Bible_5f_text"><text:span text:style-name="T1070">TODAS</text:span></text:span><text:span text:style-name="Bible_5f_text"> las cosas le fueren sujetas, entonces también el mismo Hijo se sujetará al que le sujetó á él </text:span><text:span text:style-name="Bible_5f_text"><text:span text:style-name="T1070">TODAS </text:span></text:span><text:span text:style-name="Bible_5f_text">las cosas, para que Dios sea </text:span><text:span text:style-name="Bible_5f_text"><text:span text:style-name="T1070">TODAS</text:span></text:span><text:span text:style-name="Bible_5f_text"> las cosas en </text:span><text:span text:style-name="Bible_5f_text"><text:span text:style-name="T1070">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070">RVA</text:span></text:a></text:p></text:note-body></text:note></text:span>.</text:p>
      <text:p text:style-name="P481">Pero no. <text:span text:style-name="T1080">En este texto de 1ra Corintios 15, a</text:span>lgunos creyentes tienen que empezar a hacer malabares para que “TODOS” <text:span text:style-name="T1071">signifique</text:span> “ALGUNOS” <text:span text:style-name="T1073">o “POCOS” </text:span>y “TODAS” <text:span text:style-name="T1071">signifique</text:span> “ALGUNAS” <text:span text:style-name="T1073">o “POCAS”</text:span>. <text:span text:style-name="T1072">Y por supuesto ellos se incluyen en esos “ALGUNOS” o “POCOS”. </text:span></text:p>
      <text:p text:style-name="P564"><text:span text:style-name="T1074">Escrito está: </text:span><text:span text:style-name="Bible_5f_text"><text:span text:style-name="T1074">“</text:span></text:span><text:span text:style-name="Bible_5f_text">Dios encerró á </text:span><text:span text:style-name="Bible_5f_text"><text:span text:style-name="T1074">TODOS</text:span></text:span><text:span text:style-name="Bible_5f_text"> en incredulidad, para tener misericordia de </text:span><text:span text:style-name="Bible_5f_text"><text:span text:style-name="T1074">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074">TODAS</text:span></text:span><text:span text:style-name="Bible_5f_text"> las cosas.” </text:span>A él sea <text:span text:style-name="T1074">la </text:span>gloria por siglos <text:span text:style-name="T1074">de siglos </text:span><text:span text:style-name="T1074"><text:note text:id="ftn438" text:note-class="footnote"><text:note-citation>438</text:note-citation><text:note-body><text:p text:style-name="Footnote"><text:s/><text:span text:style-name="T1074">Romanos 11:32-36 </text:span><text:a xlink:type="simple" xlink:href="https://www.biblegateway.com/passage/?search=Romanos+11%3A32-36&amp;version=RVA" text:style-name="Internet_20_link" text:visited-style-name="Visited_20_Internet_20_Link"><text:span text:style-name="T1074">RVA</text:span></text:a></text:p></text:note-body></text:note></text:span><text:span text:style-name="T1074">.</text:span></text:p>
      <text:p text:style-name="P482">Pero no. Algunos creyentes creen que <text:span text:style-name="T1081">en este texto de Romanos 11, </text:span>la mayoría de la gloria se la lleva otro.</text:p>
      <text:p text:style-name="P564"><text:span text:style-name="T1075">Escrito está: El Padre de gloria mostró su poder </text:span><text:span text:style-name="Bible_5f_text"><text:span text:style-name="T1075">“</text:span></text:span><text:bookmark text:name="es-RVA-29226"/><text:span text:style-name="Bible_5f_text">en Cristo, resucitándole de los muertos, y colocándole á su diestra en los cielos, </text:span><text:span text:style-name="Bible_5f_text"><text:span text:style-name="T1075">SOBRE</text:span></text:span><text:span text:style-name="Bible_5f_text"> </text:span><text:span text:style-name="Bible_5f_text"><text:span text:style-name="T1075">TODO</text:span></text:span><text:span text:style-name="Bible_5f_text"> principado, y potestad, y potencia, y señorío, y </text:span><text:span text:style-name="Bible_5f_text"><text:span text:style-name="T1075">(SOBRE) TODO</text:span></text:span><text:span text:style-name="Bible_5f_text"> nombre que se nombra, no sólo en este siglo, mas aun en el venidero: Y sometió </text:span><text:span text:style-name="Bible_5f_text"><text:span text:style-name="T1075">TODAS </text:span></text:span><text:span text:style-name="Bible_5f_text">las cosas debajo de sus pies, y diólo por cabeza sobre </text:span><text:span text:style-name="Bible_5f_text"><text:span text:style-name="T1075">TODAS</text:span></text:span><text:span text:style-name="Bible_5f_text"> las cosas á la iglesia, La cual es su cuerpo, la plenitud de Aquel que hinche </text:span><text:span text:style-name="Bible_5f_text"><text:span text:style-name="T1075">TODAS</text:span></text:span><text:span text:style-name="Bible_5f_text"> las cosas en </text:span><text:span text:style-name="Bible_5f_text"><text:span text:style-name="T1075">TODOS” </text:span></text:span><text:span text:style-name="Bible_5f_text"><text:span text:style-name="T1075"><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075">RVA</text:span></text:a></text:p></text:note-body></text:note></text:span></text:span><text:span text:style-name="T1075">.</text:span></text:p>
      <text:p text:style-name="P564"><text:span text:style-name="T1086">Escrito está: </text:span><text:span text:style-name="Bible_5f_text"><text:span text:style-name="T1086">“TODO</text:span></text:span><text:span text:style-name="Bible_5f_text"> lo que el Padre me da vendrá a mí; y al que a mí viene </text:span><text:span text:style-name="Bible_5f_text"><text:span text:style-name="T1086">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086">NO</text:span></text:span><text:span text:style-name="Bible_5f_text"> pierda </text:span><text:span text:style-name="Bible_5f_text"><text:span text:style-name="T1086">NADA</text:span></text:span><text:span text:style-name="Bible_5f_text"> de </text:span><text:span text:style-name="Bible_5f_text"><text:span text:style-name="T1086">TODO</text:span></text:span><text:span text:style-name="Bible_5f_text"> lo que me ha dado, sino que lo resucite en el día final. Esta es la voluntad de mi Padre: que </text:span><text:span text:style-name="Bible_5f_text"><text:span text:style-name="T1086">TODO</text:span></text:span><text:span text:style-name="Bible_5f_text"> aquel que mira al Hijo y cree en él tenga vida eterna, y que yo lo resucite en el día final</text:span><text:span text:style-name="Bible_5f_text"><text:span text:style-name="T1086">” </text:span></text:span><text:span text:style-name="Bible_5f_text"><text:span text:style-name="T1086"><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086">RVA-2015</text:span></text:a></text:p></text:note-body></text:note></text:span></text:span><text:span text:style-name="T1086">.</text:span></text:p>
      <text:p text:style-name="P993"><text:soft-page-break/><text:span text:style-name="T1062">Escrito está: </text:span><text:span text:style-name="Bible_5f_text">“</text:span><text:bookmark text:name="es-RVA-26761"/><text:span text:style-name="Bible_5f_text">Como le has dado la potestad de </text:span><text:span text:style-name="Bible_5f_text"><text:span text:style-name="T1064">TODA</text:span></text:span><text:span text:style-name="Bible_5f_text"> carne, para que dé vida eterna á </text:span><text:span text:style-name="Bible_5f_text"><text:span text:style-name="T1064">TODOS</text:span></text:span><text:span text:style-name="Bible_5f_text"> los que le diste” </text:span><text:span text:style-name="Bible_5f_text"><text:note text:id="ftn441" text:note-class="footnote"><text:note-citation>441</text:note-citation><text:note-body><text:p text:style-name="Footnote"><text:s/><text:span text:style-name="T1063">Juan 17:2 </text:span><text:a xlink:type="simple" xlink:href="https://www.biblegateway.com/passage/?search=juan+17%3A2&amp;version=RVA" text:style-name="Internet_20_link" text:visited-style-name="Visited_20_Internet_20_Link"><text:span text:style-name="T1063">RVA</text:span></text:a></text:p></text:note-body></text:note></text:span>. </text:p>
      <text:p text:style-name="P993"><text:span text:style-name="T1076">Escrito está: Dios </text:span><text:span text:style-name="Bible_5f_text"><text:span text:style-name="T1076">“</text:span></text:span><text:span text:style-name="Bible_5f_text">quiere que </text:span><text:span text:style-name="Bible_5f_text"><text:span text:style-name="T1077">TODOS</text:span></text:span><text:span text:style-name="Bible_5f_text"> los hombres sean salvos</text:span><text:span text:style-name="Bible_5f_text"><text:span text:style-name="T1076">” </text:span></text:span><text:span text:style-name="Bible_5f_text"><text:span text:style-name="T1076"><text:note text:id="ftn442" text:note-class="footnote"><text:note-citation>442</text:note-citation><text:note-body><text:p text:style-name="Footnote"><text:s/><text:span text:style-name="T1076">1 Timoteo 2:4 </text:span><text:a xlink:type="simple" xlink:href="https://www.biblegateway.com/passage/?search=1+Timoteo+2%3A4&amp;version=RVA" text:style-name="Internet_20_link" text:visited-style-name="Visited_20_Internet_20_Link"><text:span text:style-name="T1076">RVA</text:span></text:a></text:p></text:note-body></text:note></text:span></text:span><text:span text:style-name="T1076">.</text:span></text:p>
      <text:p text:style-name="P993"><text:span text:style-name="T1076">Escrito está: Jesucristo </text:span><text:span text:style-name="Bible_5f_text"><text:span text:style-name="T1076">“</text:span></text:span><text:span text:style-name="Bible_5f_text">se dió á sí mismo en precio del rescate por </text:span><text:span text:style-name="Bible_5f_text"><text:span text:style-name="T1077">TODOS” </text:span></text:span><text:span text:style-name="Bible_5f_text"><text:span text:style-name="T1077"><text:note text:id="ftn443" text:note-class="footnote"><text:note-citation>443</text:note-citation><text:note-body><text:p text:style-name="Footnote"><text:s/><text:span text:style-name="T1076">1 Timoteo 2:6 </text:span><text:a xlink:type="simple" xlink:href="https://www.biblegateway.com/passage/?search=1+Timoteo+2%3A6&amp;version=RVA" text:style-name="Internet_20_link" text:visited-style-name="Visited_20_Internet_20_Link"><text:span text:style-name="T1076">RVA</text:span></text:a></text:p></text:note-body></text:note></text:span></text:span><text:span text:style-name="T1076">.</text:span></text:p>
      <text:p text:style-name="P993"><text:span text:style-name="T1076">Escrito está: El Señor </text:span><text:span text:style-name="Bible_5f_text"><text:span text:style-name="T1076">“</text:span></text:span><text:bookmark text:name="es-RVA-2015-30499"/><text:span text:style-name="Bible_5f_text">no quiere que </text:span><text:span text:style-name="Bible_5f_text"><text:span text:style-name="T1078">NADIE</text:span></text:span><text:span text:style-name="Bible_5f_text"> se pierda sino que </text:span><text:span text:style-name="Bible_5f_text"><text:span text:style-name="T1078">TODOS</text:span></text:span><text:span text:style-name="Bible_5f_text"> procedan al arrepentimiento</text:span><text:span text:style-name="Bible_5f_text"><text:span text:style-name="T1076">”</text:span></text:span><text:span text:style-name="Bible_5f_text"><text:span text:style-name="T1076"><text:note text:id="ftn444" text:note-class="footnote"><text:note-citation>444</text:note-citation><text:note-body><text:p text:style-name="Footnote"><text:s/><text:span text:style-name="T1078">2 Pedro 3:9 </text:span><text:a xlink:type="simple" xlink:href="https://www.biblegateway.com/passage/?search=2+Pedro+3%3A9&amp;version=RVA-2015" text:style-name="Internet_20_link" text:visited-style-name="Visited_20_Internet_20_Link"><text:span text:style-name="T1078">RVA-2015</text:span></text:a></text:p></text:note-body></text:note></text:span></text:span><text:span text:style-name="T1076">.</text:span></text:p>
      <text:p text:style-name="P993"><text:span text:style-name="T1076">Escrito está: </text:span><text:span text:style-name="Bible_5f_text"><text:span text:style-name="T1076">“TODA</text:span></text:span><text:span text:style-name="Bible_5f_text"> carne verá la salvación de Dio</text:span><text:span text:style-name="Bible_5f_text"><text:span text:style-name="T1082">s” </text:span></text:span><text:span text:style-name="Bible_5f_text"><text:span text:style-name="T1082"><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082">RVA-2015</text:span></text:a></text:p></text:note-body></text:note></text:span></text:span><text:span text:style-name="T1082">.</text:span></text:p>
      <text:p text:style-name="P993"><text:span text:style-name="T1076">Escrito está: </text:span><text:span text:style-name="Bible_5f_text"><text:span text:style-name="T1076">“</text:span></text:span><text:span text:style-name="Bible_5f_text">¡Canten al S</text:span><text:span text:style-name="Bible_5f_text"><text:span text:style-name="T1083">eñor</text:span></text:span><text:span text:style-name="Bible_5f_text">, </text:span><text:span text:style-name="Bible_5f_text"><text:span text:style-name="T1083">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083">ó</text:span>nicas 16:23 <text:a xlink:type="simple" xlink:href="https://www.biblegateway.com/passage/?search=1+Cronicas+16%3A23&amp;version=RVA-2015" text:style-name="Internet_20_link" text:visited-style-name="Visited_20_Internet_20_Link"><text:span text:style-name="T1083">RVA-2015</text:span></text:a></text:p></text:note-body></text:note></text:span>.</text:p>
      <text:p text:style-name="P993"><text:span text:style-name="T1083">Escrito está: </text:span><text:span text:style-name="Bible_5f_text"><text:span text:style-name="T1083">“</text:span></text:span><text:span text:style-name="Bible_5f_text">El S</text:span><text:span text:style-name="Bible_5f_text"><text:span text:style-name="T1083">eñor</text:span></text:span><text:span text:style-name="Bible_5f_text"> ha descubierto el brazo de su santidad ante los ojos de </text:span><text:span text:style-name="Bible_5f_text"><text:span text:style-name="T1083">TODAS</text:span></text:span><text:span text:style-name="Bible_5f_text"> las naciones. </text:span><text:span text:style-name="Bible_5f_text"><text:span text:style-name="T1083">TODOS</text:span></text:span><text:span text:style-name="Bible_5f_text"> los confines de la tierra verán la salvación de nuestro Dios</text:span><text:span text:style-name="Bible_5f_text"><text:span text:style-name="T1083">” </text:span></text:span><text:span text:style-name="Bible_5f_text"><text:span text:style-name="T1083"><text:note text:id="ftn447" text:note-class="footnote"><text:note-citation>447</text:note-citation><text:note-body><text:p text:style-name="Footnote"><text:s/>Isa<text:span text:style-name="T1083">í</text:span>as 52:10 <text:a xlink:type="simple" xlink:href="https://www.biblegateway.com/passage/?search=Isaias+52%3A10&amp;version=RVA-2015" text:style-name="Internet_20_link" text:visited-style-name="Visited_20_Internet_20_Link"><text:span text:style-name="T1083">RVA-2015</text:span></text:a></text:p></text:note-body></text:note></text:span></text:span><text:span text:style-name="T1083">.</text:span></text:p>
      <text:p text:style-name="P988">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083">RVA-2015</text:span></text:a></text:p></text:note-body></text:note></text:span>.</text:p>
      <text:p text:style-name="P993"><text:span text:style-name="T1084">Escrito está: Se manifestará </text:span><text:span text:style-name="Bible_5f_text"><text:span text:style-name="T1084">”</text:span></text:span><text:span text:style-name="Bible_5f_text">la gloria de Jehová, y </text:span><text:span text:style-name="Bible_5f_text"><text:span text:style-name="T1084">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084">RVA</text:span></text:a></text:p></text:note-body></text:note></text:span>.</text:p>
      <text:p text:style-name="P993"><text:span text:style-name="T1085">Escrito está: Jesucristo sabía </text:span><text:span text:style-name="Bible_5f_text"><text:span text:style-name="T1085">“</text:span></text:span><text:span text:style-name="Bible_5f_text">que el Padre le había dado </text:span><text:span text:style-name="Bible_5f_text"><text:span text:style-name="T1085">TODAS</text:span></text:span><text:span text:style-name="Bible_5f_text"> las cosas en las manos</text:span><text:span text:style-name="Bible_5f_text"><text:span text:style-name="T1085">” </text:span></text:span><text:span text:style-name="Bible_5f_text"><text:span text:style-name="T1085"><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085">RVA</text:span></text:a></text:p></text:note-body></text:note></text:span></text:span><text:span text:style-name="T1085">.</text:span></text:p>
      <text:p text:style-name="P993"><text:span text:style-name="T1085">Escrito está: Jesucristo dijo: </text:span><text:span text:style-name="Bible_5f_text"><text:span text:style-name="T1085">“</text:span></text:span><text:bookmark text:name="es-RVA-2015-26580"/><text:span text:style-name="Bible_5f_text">cuando sea levantado de la tierra, atraeré a </text:span><text:span text:style-name="Bible_5f_text"><text:span text:style-name="T1085">TODOS</text:span></text:span><text:span text:style-name="Bible_5f_text"> a mí mismo</text:span><text:span text:style-name="Bible_5f_text"><text:span text:style-name="T1085">” </text:span></text:span><text:span text:style-name="Bible_5f_text"><text:span text:style-name="T1085"><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085">RVA-2015</text:span></text:a></text:p></text:note-body></text:note></text:span></text:span><text:span text:style-name="T1085">.</text:span></text:p>
      <text:p text:style-name="P993"><text:span text:style-name="T1087">Escrito está: </text:span><text:span text:style-name="Bible_5f_text"><text:span text:style-name="T1087">”</text:span></text:span><text:bookmark text:name="es-RVA-2015-29725"/><text:span text:style-name="Bible_5f_text">trabajamos arduamente y luchamos, pues esperamos en el Dios viviente, quien es el Salvador de </text:span><text:span text:style-name="Bible_5f_text"><text:span text:style-name="T1087">TODOS</text:span></text:span><text:span text:style-name="Bible_5f_text"> los hombres, </text:span><text:span text:style-name="Bible_5f_text"><text:span text:style-name="T1087">ESPECIALMENTE</text:span></text:span><text:span text:style-name="Bible_5f_text"> de los que creen</text:span><text:span text:style-name="Bible_5f_text"><text:span text:style-name="T1087">” </text:span></text:span><text:span text:style-name="Bible_5f_text"><text:span text:style-name="T1087"><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087">RVA-2015</text:span></text:a></text:p></text:note-body></text:note></text:span></text:span><text:span text:style-name="T1087">.</text:span></text:p>
      <text:p text:style-name="P991">Escrito está: E<text:span text:style-name="T374">l plan de Dios es que: </text:span><text:span text:style-name="Bible_5f_text"><text:span text:style-name="T374">”</text:span></text:span><text:span text:style-name="Bible_5f_text"><text:span text:style-name="T331">en Cristo sean reunidas bajo una cabeza TODAS las cosas, tanto las que están en los cielos como las que están en la tierra</text:span></text:span><text:span text:style-name="Bible_5f_text"><text:span text:style-name="T374">” </text:span></text:span><text:span text:style-name="Bible_5f_text"><text:span text:style-name="T374"><text:note text:id="ftn453" text:note-class="footnote"><text:note-citation>453</text:note-citation><text:note-body><text:p text:style-name="Footnote"><text:span text:style-name="T331"><text:s/></text:span><text:span text:style-name="T375">Efesios 1:10 </text:span><text:a xlink:type="simple" xlink:href="https://www.biblegateway.com/passage/?search=Efesios+1%3A10&amp;version=RVA-2015" text:style-name="Internet_20_link" text:visited-style-name="Visited_20_Internet_20_Link"><text:span text:style-name="T375">RVA-2015</text:span></text:a></text:p></text:note-body></text:note></text:span></text:span><text:span text:style-name="T374">.</text:span></text:p>
      <text:p text:style-name="P993"><text:span text:style-name="T1087">Escrito está: </text:span><text:span text:style-name="Bible_5f_text"><text:span text:style-name="T1087">“</text:span></text:span><text:bookmark text:name="es-RVA-29400"/><text:span text:style-name="Bible_5f_text">Dios también le ensalzó á lo sumo, y dióle un nombre que es sobre </text:span><text:span text:style-name="Bible_5f_text"><text:span text:style-name="T1088">TODO</text:span></text:span><text:span text:style-name="Bible_5f_text"> nombre; Para que en el nombre de Jesús se doble </text:span><text:span text:style-name="Bible_5f_text"><text:span text:style-name="T1088">TODA</text:span></text:span><text:span text:style-name="Bible_5f_text"> rodilla de los que están en los cielos, y de los que en la tierra, y de los que debajo de la tierra; Y </text:span><text:span text:style-name="Bible_5f_text"><text:span text:style-name="T1088">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088">RVA</text:span></text:a></text:p></text:note-body></text:note></text:span>.</text:p>
      <text:p text:style-name="P993"><text:soft-page-break/><text:span text:style-name="T1089">Escrito está: </text:span><text:span text:style-name="Bible_5f_text"><text:span text:style-name="T1089">Dice Jehová “p</text:span></text:span><text:span text:style-name="Bible_5f_text">or mí mismo lo he jurado; de mi boca salió palabra en justicia, y no será revocada: que delante de mí se doblará </text:span><text:span text:style-name="Bible_5f_text"><text:span text:style-name="T1089">TODA</text:span></text:span><text:span text:style-name="Bible_5f_text"> rodilla, y jurará </text:span><text:span text:style-name="Bible_5f_text"><text:span text:style-name="T1089">TODA </text:span></text:span><text:span text:style-name="Bible_5f_text">lengua</text:span><text:span text:style-name="Bible_5f_text"><text:span text:style-name="T1089">” </text:span></text:span><text:span text:style-name="Bible_5f_text"><text:span text:style-name="T1089"><text:note text:id="ftn455" text:note-class="footnote"><text:note-citation>455</text:note-citation><text:note-body><text:p text:style-name="Footnote"><text:s/><text:span text:style-name="T1089">Isaías 45:23 </text:span><text:a xlink:type="simple" xlink:href="https://www.biblegateway.com/passage/?search=Isaias+45%3A23&amp;version=RVA-2015" text:style-name="Internet_20_link" text:visited-style-name="Visited_20_Internet_20_Link"><text:span text:style-name="T1089">RVA-2015</text:span></text:a></text:p></text:note-body></text:note></text:span></text:span><text:span text:style-name="T1089">.</text:span></text:p>
      <text:p text:style-name="P993"><text:span text:style-name="T1089">Escrito está: </text:span><text:span text:style-name="Bible_5f_text"><text:span text:style-name="T1089">”</text:span></text:span><text:span text:style-name="Bible_5f_text">Y oí á </text:span><text:span text:style-name="Bible_5f_text"><text:span text:style-name="T1089">TODA</text:span></text:span><text:span text:style-name="Bible_5f_text"> criatura que está en el cielo, y sobre la tierra, y debajo de la tierra, y que está en el mar, y </text:span><text:span text:style-name="Bible_5f_text"><text:span text:style-name="T1089">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089">” </text:span></text:span><text:span text:style-name="Bible_5f_text"><text:span text:style-name="T1089"><text:note text:id="ftn456" text:note-class="footnote"><text:note-citation>456</text:note-citation><text:note-body><text:p text:style-name="Footnote"><text:s/><text:span text:style-name="T1089">Revelación 5:13 </text:span><text:a xlink:type="simple" xlink:href="https://www.biblegateway.com/passage/?search=Apocalipsis+5%3A13&amp;version=RVA" text:style-name="Internet_20_link" text:visited-style-name="Visited_20_Internet_20_Link"><text:span text:style-name="T1089">RVA</text:span></text:a></text:p></text:note-body></text:note></text:span></text:span><text:span text:style-name="T1089">.</text:span></text:p>
      <text:p text:style-name="P989">En fin. Podría<text:span text:style-name="T1091">mos</text:span> terminar leyendo la biblia. El punto es que la promesa es para todos. Obviamente eso todavía no ha sucedido porque sino <text:span text:style-name="T1091">ya </text:span>no <text:span text:style-name="T1092">existirían</text:span> <text:span text:style-name="T1091">los </text:span>que <text:span text:style-name="T1091">piensan </text:span>que la cosa es <text:span text:style-name="T1091">solo </text:span>para unos pocos, <text:span text:style-name="T1091">entre los cuales, por supuesto, están ellos mismos</text:span>.</text:p>
      <text:p text:style-name="P989">Ademas la promesa de resurrección es para todos y eso tampoco ha sucedido, <text:span text:style-name="T1093">sin embargo esa</text:span> es la promesa del Dios vivo, del Creador del Cielo y de la tierra: <text:span text:style-name="T1090">TODOS, ABSOLUTAMENTE TODOS. </text:span>Y Dios no es hombre para mentir.</text:p>
      <text:p text:style-name="P990"><text:span text:style-name="T1123">ESTAS</text:span> son las <text:span text:style-name="T1123">buenas noticias</text:span>. <text:span text:style-name="T1124">Las realmente BUENAS NOTICIAS.</text:span></text:p>
      <text:h text:style-name="Heading_20_1" text:outline-level="1"><text:span text:style-name="T1296">El Regreso</text:span>.</text:h>
      <text:p text:style-name="P575">Según la biblia, Jesucristo anuncia que va a regresar y en el mismo momento en que lo ven por última vez sus discípulos, dos hombres, dos ángeles, vestidos de blanco les recuerdan lo mismo.</text:p>
      <text:p text:style-name="P575">En Hechos 1, después de la crucifixión y de la resurrección de Jesucristo, dice que estando reunidos en un monte escuchando a Jesucristo: </text:p>
      <text:p text:style-name="P576"><text:span text:style-name="Bible_5f_text"><text:span text:style-name="T1297">“</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oft-page-break/><text:span text:style-name="Bible_5f_text">—Hombres galileos, ¿por qué se quedan de pie mirando al cielo? Este Jesús, quien fue tomado de ustedes arriba al cielo, vendrá de la misma manera como le han visto ir al cielo</text:span><text:span text:style-name="Bible_5f_text"><text:span text:style-name="T1297">” </text:span></text:span><text:span text:style-name="Bible_5f_text"><text:span text:style-name="T1297"><text:note text:id="ftn457" text:note-class="footnote"><text:note-citation>457</text:note-citation><text:note-body><text:p text:style-name="Footnote"><text:s/><text:span text:style-name="T1298">Hechos 1:6-11 </text:span><text:a xlink:type="simple" xlink:href="https://www.biblegateway.com/passage/?search=Hechos+1%3A6-11&amp;version=RVA-2015" text:style-name="Internet_20_link" text:visited-style-name="Visited_20_Internet_20_Link"><text:span text:style-name="T1298">RVA-2015</text:span></text:a></text:p></text:note-body></text:note></text:span></text:span><text:span text:style-name="T1297">.</text:span></text:p>
      <text:p text:style-name="P575">Y en 2da Pedro 3, Pedro nos advierte que:</text:p>
      <text:p text:style-name="P576"><text:span text:style-name="Bible_5f_text"><text:span text:style-name="T1297">“</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298">2 Pedro 3:3-6 </text:span><text:a xlink:type="simple" xlink:href="https://www.biblegateway.com/passage/?search=2+Pedro+3%3A3-6&amp;version=RVA-2015" text:style-name="Internet_20_link" text:visited-style-name="Visited_20_Internet_20_Link"><text:span text:style-name="T1298">RVA-2015</text:span></text:a></text:p></text:note-body></text:note></text:span>.</text:p>
      <text:p text:style-name="P577">Y cuando los discípulos le preguntan a Jesucristo ¿que señal habrá de tu venida?, según Mateo 24 y 25, la respuesta tiene varias partes. Y por l<text:span text:style-name="T1315">as respuestas</text:span> que <text:span text:style-name="T1315">da </text:span>Jesucristo la cosa parece bastante dramática y nada agradable.</text:p>
      <text:p text:style-name="P578">Estas son la buenas noticias que no parecen tan buenas. El regreso del Hijo del Hombre son buenas noticias para todo aquel que <text:span text:style-name="T1300">NO ama a</text:span>l mundo. <text:span text:style-name="T1300">El mundo, según la biblia, es el sistema actual, ese que esta bajo el dominio de Satán, hasta donde Dios se lo permite. Para el mundo y </text:span>para todo aquel que ama al mundo, <text:span text:style-name="T1300">el regreso del Hijo del Hombre son</text:span> malas noticias.</text:p>
      <text:p text:style-name="P580">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81">El contexto general es un tiempo en el que el Meshiakh de Israel reinar<text:span text:style-name="T1301">á</text:span> sobre todas las naciones y habrá paz en toda la tierra. Esta es la disculpa principal que muchos <text:span text:style-name="T1301">Judíos</text:span> aún tienen para decir que Jesucristo no puede ser el Meshiakh. ¿Donde está el Rey del planeta? ¿Donde está esa paz global, de todas las naciones y pueblos de la tierra, prometida en las escrituras hebreas?</text:p>
      <text:h text:style-name="Heading_20_2" text:outline-level="2">Advertencia.</text:h>
      <text:p text:style-name="P579">Hasta el momento, su anfitrión, usease yo Jose Luis Quiroga, puede decir que tiene bastante confianza, digamos mas del 95 por ciento, de que TODO lo presentado hasta el momento, es cierto, es bíblico, es lo que enseñan las escrituras. Se reserva el resto, <text:soft-page-break/>digamos ese 5 por ciento, para estar completamente equivocado. Pero sus dudas son muy pequeñas.</text:p>
      <text:p text:style-name="P579">En todo lo que respecta a esta parte del futuro, a la secuencia de eventos que tienen que ver con el regreso del hijo del hombre, su anfitrión, yo Jose Luis Quiroga, deb<text:span text:style-name="T1859">e</text:span> <text:span text:style-name="T1859">admitir </text:span>que <text:span text:style-name="T1859">su</text:span> confianza <text:span text:style-name="T1859">se reduce a</text:span> un 70 por ciento. Y <text:span text:style-name="T1299">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96">Hecha esta advertencia continuemos <text:span text:style-name="T1316">con las partes en las que hay un 70 por ciento de confianza.</text:span></text:p>
      <text:h text:style-name="Heading_20_2" text:outline-level="2"><text:span text:style-name="T1303">Jesucristo</text:span>.</text:h>
      <text:p text:style-name="P584"><text:span text:style-name="T1304">Cuando los discípulos le preguntan a Jesucristo: ¿Qué señal habrá de tu venida? En Mateo 24 </text:span><text:span text:style-name="T1304"><text:note text:id="ftn459" text:note-class="footnote"><text:note-citation>459</text:note-citation><text:note-body><text:p text:style-name="Footnote"><text:s/><text:span text:style-name="T1304">Mateo 24:3 </text:span><text:a xlink:type="simple" xlink:href="https://www.biblegateway.com/passage/?search=Mateo+24%3A3&amp;version=RVA" text:style-name="Internet_20_link" text:visited-style-name="Visited_20_Internet_20_Link"><text:span text:style-name="T1304">RVA</text:span></text:a></text:p></text:note-body></text:note></text:span><text:span text:style-name="T1304">, el responde que: </text:span><text:span text:style-name="Bible_5f_text"><text:span text:style-name="T1304">“C</text:span></text:span><text:span text:style-name="Bible_5f_text">omo el relámpago que sale del oriente y se muestra hasta el occidente, así será también la venida del Hijo del hombre</text:span><text:span text:style-name="Bible_5f_text"><text:span text:style-name="T1304">” </text:span></text:span><text:span text:style-name="Bible_5f_text"><text:span text:style-name="T1304"><text:note text:id="ftn460" text:note-class="footnote"><text:note-citation>460</text:note-citation><text:note-body><text:p text:style-name="Footnote"><text:s/><text:span text:style-name="T1304">Mateo 24:27 </text:span><text:a xlink:type="simple" xlink:href="https://www.biblegateway.com/passage/?search=Mateo+24%3A27&amp;version=RVA" text:style-name="Internet_20_link" text:visited-style-name="Visited_20_Internet_20_Link"><text:span text:style-name="T1304">RVA</text:span></text:a></text:p></text:note-body></text:note></text:span></text:span><text:span text:style-name="T1304">. En Lucas 17 responde algo parecido: </text:span><text:span text:style-name="Bible_5f_text"><text:span text:style-name="T1304">“</text:span></text:span><text:bookmark text:name="es-RVA-2015-25643"/><text:span text:style-name="Bible_5f_text">como el relámpago que resplandece ilumina el cielo de un extremo al otro, así también será el Hijo del Hombre en su día</text:span><text:span text:style-name="Bible_5f_text"><text:span text:style-name="T1304">” </text:span></text:span><text:span text:style-name="Bible_5f_text"><text:span text:style-name="T1304"><text:note text:id="ftn461" text:note-class="footnote"><text:note-citation>461</text:note-citation><text:note-body><text:p text:style-name="Footnote"><text:s/><text:span text:style-name="T1306">Lucas 17:24 </text:span><text:a xlink:type="simple" xlink:href="https://www.biblegateway.com/passage/?search=Lucas+17%3A24&amp;version=RVA-2015" text:style-name="Internet_20_link" text:visited-style-name="Visited_20_Internet_20_Link"><text:span text:style-name="T1306">RVA-2015</text:span></text:a></text:p></text:note-body></text:note></text:span></text:span><text:span text:style-name="T1304">.</text:span></text:p>
      <text:p text:style-name="P583"><text:span text:style-name="T1304">Dice también en Mateo 24 que: </text:span><text:span text:style-name="Bible_5f_text"><text:span text:style-name="T1304">“</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304">” </text:span></text:span><text:span text:style-name="Bible_5f_text"><text:span text:style-name="T1304"><text:note text:id="ftn462" text:note-class="footnote"><text:note-citation>462</text:note-citation><text:note-body><text:p text:style-name="Footnote"><text:s/><text:span text:style-name="T1304">Mateo 24:38-42 </text:span><text:a xlink:type="simple" xlink:href="https://www.biblegateway.com/passage/?search=Mateo+24%3A38-42&amp;version=RVA" text:style-name="Internet_20_link" text:visited-style-name="Visited_20_Internet_20_Link"><text:span text:style-name="T1304">RVA</text:span></text:a></text:p></text:note-body></text:note></text:span></text:span><text:span text:style-name="T1304">. Y en Lucas 17 añade: </text:span><text:span text:style-name="Bible_5f_text"><text:span text:style-name="T1304">“</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304">” </text:span></text:span><text:span text:style-name="Bible_5f_text"><text:span text:style-name="T1304"><text:note text:id="ftn463" text:note-class="footnote"><text:note-citation>463</text:note-citation><text:note-body><text:p text:style-name="Footnote"><text:s/><text:span text:style-name="T1305">Lucas 17:28-30 </text:span><text:a xlink:type="simple" xlink:href="https://www.biblegateway.com/passage/?search=Lucas+17%3A28-30&amp;version=RVA-2015" text:style-name="Internet_20_link" text:visited-style-name="Visited_20_Internet_20_Link"><text:span text:style-name="T1305">RVA-2015</text:span></text:a></text:p></text:note-body></text:note></text:span></text:span><text:span text:style-name="T1304">. </text:span><text:span text:style-name="Bible_5f_text"><text:span text:style-name="T1304">“E</text:span></text:span><text:span text:style-name="Bible_5f_text">n aquella noche estarán dos en una cama; el uno será tomado y el otro será dejado</text:span><text:span text:style-name="Bible_5f_text"><text:span text:style-name="T1304">” </text:span></text:span><text:span text:style-name="Bible_5f_text"><text:span text:style-name="T1304"><text:note text:id="ftn464" text:note-class="footnote"><text:note-citation>464</text:note-citation><text:note-body><text:p text:style-name="Footnote"><text:s/><text:span text:style-name="T1305">Lucas 17:34 </text:span><text:a xlink:type="simple" xlink:href="https://www.biblegateway.com/passage/?search=Lucas+17%3A34&amp;version=RVA-2015" text:style-name="Internet_20_link" text:visited-style-name="Visited_20_Internet_20_Link"><text:span text:style-name="T1305">RVA-2015</text:span></text:a></text:p></text:note-body></text:note></text:span></text:span><text:span text:style-name="T1304">.</text:span></text:p>
      <text:p text:style-name="P585">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text:span><text:soft-page-break/><text:span text:style-name="Bible_5f_text">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307">2 Pedro 3:4 </text:span><text:a xlink:type="simple" xlink:href="https://www.biblegateway.com/passage/?search=2+Pedro+3%3A4&amp;version=RVA-2015" text:style-name="Internet_20_link" text:visited-style-name="Visited_20_Internet_20_Link"><text:span text:style-name="T1307">RVA-2015</text:span></text:a></text:p></text:note-body></text:note></text:span>.</text:p>
      <text:h text:style-name="Heading_20_2" text:outline-level="2">Paz.</text:h>
      <text:p text:style-name="P586"><text:span text:style-name="T1308">En Isaias 2 dice que: </text:span><text:span text:style-name="Bible_5f_text"><text:span text:style-name="T1308">“</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308">” </text:span></text:span><text:span text:style-name="Bible_5f_text"><text:span text:style-name="T1308"><text:note text:id="ftn466" text:note-class="footnote"><text:note-citation>466</text:note-citation><text:note-body><text:p text:style-name="Footnote"><text:s/><text:span text:style-name="T1308">Isaías 2:2-4 </text:span><text:a xlink:type="simple" xlink:href="https://www.biblegateway.com/passage/?search=Isaias+2%3A2-4&amp;version=RVA" text:style-name="Internet_20_link" text:visited-style-name="Visited_20_Internet_20_Link"><text:span text:style-name="T1308">RVA</text:span></text:a></text:p></text:note-body></text:note></text:span></text:span><text:span text:style-name="T1308">.</text:span></text:p>
      <text:p text:style-name="P586"><text:span text:style-name="T1308">En Isaías 9 dice que: </text:span><text:span text:style-name="Bible_5f_text"><text:span text:style-name="T1308">“</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308">” </text:span></text:span><text:span text:style-name="Bible_5f_text"><text:span text:style-name="T1308"><text:note text:id="ftn467" text:note-class="footnote"><text:note-citation>467</text:note-citation><text:note-body><text:p text:style-name="Footnote"><text:s/><text:span text:style-name="T1308">Isaías 9:6-7 </text:span><text:a xlink:type="simple" xlink:href="https://www.biblegateway.com/passage/?search=Isaias+9%3A6-7&amp;version=RVA" text:style-name="Internet_20_link" text:visited-style-name="Visited_20_Internet_20_Link"><text:span text:style-name="T1308">RVA</text:span></text:a></text:p></text:note-body></text:note></text:span></text:span><text:span text:style-name="T1308">.</text:span></text:p>
      <text:p text:style-name="P589"><text:span text:style-name="T1309">En Jeremías 33, Jehová le promete a Israel que: </text:span><text:span text:style-name="Bible_5f_text"><text:span text:style-name="T1197">“</text:span></text:span><text:span text:style-name="Bible_5f_text">los limpiaré de </text:span><text:span text:style-name="Bible_5f_text"><text:span text:style-name="T1309">toda</text:span></text:span><text:span text:style-name="Bible_5f_text"> su maldad con que pecaron contra mí; y perdonaré </text:span><text:span text:style-name="Bible_5f_text"><text:span text:style-name="T1309">todos</text:span></text:span><text:span text:style-name="Bible_5f_text"> sus pecados con que contra mí pecaron, y con que contra mí se rebelaron. Y seráme á mí por nombre de gozo, de alabanza y de gloria, entre </text:span><text:span text:style-name="Bible_5f_text"><text:span text:style-name="T1309">todas</text:span></text:span><text:span text:style-name="Bible_5f_text"> las gentes de la tierra, que habrán oído </text:span><text:span text:style-name="Bible_5f_text"><text:span text:style-name="T1309">todo</text:span></text:span><text:span text:style-name="Bible_5f_text"> el bien que yo les hago; y temerán y temblarán de </text:span><text:span text:style-name="Bible_5f_text"><text:span text:style-name="T1309">todo</text:span></text:span><text:span text:style-name="Bible_5f_text"> el bien y de </text:span><text:span text:style-name="Bible_5f_text"><text:span text:style-name="T1197">TODA</text:span></text:span><text:span text:style-name="Bible_5f_text"> la paz que yo les haré</text:span><text:span text:style-name="Bible_5f_text"><text:span text:style-name="T1197">” </text:span></text:span><text:span text:style-name="Bible_5f_text"><text:span text:style-name="T1197"><text:note text:id="ftn468" text:note-class="footnote"><text:note-citation>468</text:note-citation><text:note-body><text:p text:style-name="Footnote"><text:s/><text:span text:style-name="T1197">Jeremías 33:8-9 </text:span><text:a xlink:type="simple" xlink:href="https://www.biblegateway.com/passage/?search=Jeremias+33%3A8-9&amp;version=RVA" text:style-name="Internet_20_link" text:visited-style-name="Visited_20_Internet_20_Link"><text:span text:style-name="T1197">RVA</text:span></text:a></text:p></text:note-body></text:note></text:span></text:span><text:span text:style-name="T1197">.</text:span></text:p>
      <text:p text:style-name="P589"><text:span text:style-name="T1309">En Zacarías 14 que: </text:span><text:span text:style-name="Bible_5f_text"><text:span text:style-name="T1309">“</text:span></text:span><text:bookmark text:name="es-RVA-23078"/><text:span text:style-name="Bible_5f_text">Y Jehová será rey sobre toda la tierra. En aquel día Jehová será uno, y uno su nombre</text:span><text:span text:style-name="Bible_5f_text"><text:span text:style-name="T1309">” </text:span></text:span><text:span text:style-name="Bible_5f_text"><text:span text:style-name="T1309"><text:note text:id="ftn469" text:note-class="footnote"><text:note-citation>469</text:note-citation><text:note-body><text:p text:style-name="Footnote"><text:s/><text:span text:style-name="T1309">Zacarías 14:9 </text:span><text:a xlink:type="simple" xlink:href="https://www.biblegateway.com/passage/?search=Zacarías+14%3A9&amp;version=RVA" text:style-name="Internet_20_link" text:visited-style-name="Visited_20_Internet_20_Link"><text:span text:style-name="T1309">RVA</text:span></text:a></text:p></text:note-body></text:note></text:span></text:span><text:span text:style-name="T1309">.</text:span></text:p>
      <text:p text:style-name="P587">Esto era lo que los Israelitas del tiempo de Jesucristo estaban esperando del Meshiakh de Israel. Que fuera el rey de todas las naciones y que habría paz. Esa es la disculpa en que todavía insisten los Rabinos para negar a Yeshua como el Meshiakh.</text:p>
      <text:p text:style-name="P590"><text:span text:style-name="T1310">En Zacarías 14 también dice Jehová que: ANTES de que el reine, </text:span><text:span text:style-name="Bible_5f_text"><text:span text:style-name="T1310">“YO</text:span></text:span><text:span text:style-name="Bible_5f_text"> reuniré </text:span><text:span text:style-name="Bible_5f_text"><text:span text:style-name="T1310">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309">” </text:span></text:span><text:span text:style-name="Bible_5f_text"><text:span text:style-name="T1309"><text:note text:id="ftn470" text:note-class="footnote"><text:note-citation>470</text:note-citation><text:note-body><text:p text:style-name="Footnote"><text:s/><text:span text:style-name="T1310">Zacarías 14:2 </text:span><text:a xlink:type="simple" xlink:href="https://www.biblegateway.com/passage/?search=Zacarías+14%3A2&amp;version=RVA" text:style-name="Internet_20_link" text:visited-style-name="Visited_20_Internet_20_Link"><text:span text:style-name="T1310">RVA</text:span></text:a></text:p></text:note-body></text:note></text:span></text:span><text:span text:style-name="T1309">. Y cuando el este REINANDO, </text:span><text:span text:style-name="Bible_5f_text"><text:span text:style-name="T1309">“TODOS</text:span></text:span><text:span text:style-name="Bible_5f_text"> los que quedaren de las gentes que vinieron contra Jerusalem subirán de año en año á </text:span><text:span text:style-name="Bible_5f_text"><text:span text:style-name="T1310">ADORAR</text:span></text:span><text:span text:style-name="Bible_5f_text"> al Rey, Jehová de los ejércitos, y á celebrar la fiesta de las Cabañas</text:span><text:span text:style-name="Bible_5f_text"><text:span text:style-name="T1309">” </text:span></text:span><text:span text:style-name="Bible_5f_text"><text:span text:style-name="T1309"><text:note text:id="ftn471" text:note-class="footnote"><text:note-citation>471</text:note-citation><text:note-body><text:p text:style-name="Footnote"><text:s/><text:span text:style-name="T1310">Zacarías 14:16 </text:span><text:a xlink:type="simple" xlink:href="https://www.biblegateway.com/passage/?search=Zacarías+14%3A16&amp;version=RVA" text:style-name="Internet_20_link" text:visited-style-name="Visited_20_Internet_20_Link"><text:span text:style-name="T1310">RVA</text:span></text:a></text:p></text:note-body></text:note></text:span></text:span><text:span text:style-name="T1309">.</text:span></text:p>
      <text:p text:style-name="P591"><text:soft-page-break/>Y el país o nacion que no mande emisarios cada año a adorar al Rey <text:span text:style-name="T1311">en la fiesta de Sukot, la fiesta de Tabernaculos, </text:span>pailas y tuqui tuqui, <text:span text:style-name="T1312">nada de lluvias.</text:span></text:p>
      <text:p text:style-name="P588">Cuando Jesucristo, Yeshua, el Meshiakh de Israel regrese habrá PAZ y el será el Rey de TODAS las naciones.</text:p>
      <text:h text:style-name="Heading_20_2" text:outline-level="2">Templo.</text:h>
      <text:p text:style-name="P592">En Ezequiel se dedican 8 capítulos a describir como será el templo que se construya cuando el Meshiakh de Israel reine sobre todas las naciones. Una de las características mas interesantes es que no hay murallas o paredes que indiquen separación entre <text:span text:style-name="T1930">tipos de personas como las tenia el templo antes de Jesucristo. Dicho templo separaba los </text:span><text:s/>descendientes genéticos de Abraham <text:span text:style-name="T1930">del </text:span>resto de las personas: <text:span text:style-name="T1930">los paganos. Tampoco tiene un velo que separe al Santo de los Santos como un lugar al que solo tiene acceso el sacerdote supremo. En este templo TODOS tienen acceso al santo de los santos.</text:span></text:p>
      <text:p text:style-name="P593">Este templo es tan importante para la Biblia, que solo el Tabernaculo del Encuentro <text:span text:style-name="T1313">que se construyo tal y como YHWH le mostró a Moises en el monte Horeb, también conocido como monte Sinaí, </text:span>ese que cargaron los Israelitas por 40 años en el desierto siguiendo una columna de nube en el día y una columna de fuego en la noche, <text:span text:style-name="T1313">solo el Tabernaculo del Encuentro tiene mas páginas en la Biblia dedicadas a describirlo y explicarlo.</text:span></text:p>
      <text:p text:style-name="P594">En Jeremias 33 <text:note text:id="ftn472" text:note-class="footnote"><text:note-citation>472</text:note-citation><text:note-body><text:p text:style-name="Footnote"><text:s/><text:span text:style-name="T1314">Jeremias 33:11 </text:span><text:a xlink:type="simple" xlink:href="https://www.biblegateway.com/passage/?search=Jeremias+33%3A11&amp;version=RVA" text:style-name="Internet_20_link" text:visited-style-name="Visited_20_Internet_20_Link"><text:span text:style-name="T1314">RVA</text:span></text:a></text:p></text:note-body></text:note><text:s/>y en Isaias 66 <text:note text:id="ftn473" text:note-class="footnote"><text:note-citation>473</text:note-citation><text:note-body><text:p text:style-name="Footnote"><text:s/><text:span text:style-name="T1314">Isaías 66:20 </text:span><text:a xlink:type="simple" xlink:href="https://www.biblegateway.com/passage/?search=Isaias+66%3A20&amp;version=RVA" text:style-name="Internet_20_link" text:visited-style-name="Visited_20_Internet_20_Link"><text:span text:style-name="T1314">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95"><text:span text:style-name="T1314">Un tiempo en el que según Ezequiel 46 se harán sacrificios de ofrenda diariamente. </text:span><text:span text:style-name="Bible_5f_text"><text:span text:style-name="T1314">“</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314">” </text:span></text:span><text:span text:style-name="Bible_5f_text"><text:span text:style-name="T1314"><text:note text:id="ftn474" text:note-class="footnote"><text:note-citation>474</text:note-citation><text:note-body><text:p text:style-name="Footnote"><text:s/><text:span text:style-name="T1315">Ezequiel 46:13-15 </text:span><text:a xlink:type="simple" xlink:href="https://www.biblegateway.com/passage/?search=Ezequiel+46%3A13-15&amp;version=RVA" text:style-name="Internet_20_link" text:visited-style-name="Visited_20_Internet_20_Link"><text:span text:style-name="T1315">RVA</text:span></text:a></text:p></text:note-body></text:note></text:span></text:span><text:span text:style-name="T1314">.</text:span></text:p>
      <text:p text:style-name="P597">Otra característica interesante de este templo, <text:span text:style-name="T1318">según Ezequiel 47 </text:span><text:span text:style-name="T1318"><text:note text:id="ftn475" text:note-class="footnote"><text:note-citation>475</text:note-citation><text:note-body><text:p text:style-name="Footnote"><text:s/><text:span text:style-name="T1320">Ezequiel 47 </text:span><text:a xlink:type="simple" xlink:href="https://www.biblegateway.com/passage/?search=Ezequiel+47&amp;version=RVA" text:style-name="Internet_20_link" text:visited-style-name="Visited_20_Internet_20_Link"><text:span text:style-name="T1320">RVA</text:span></text:a></text:p></text:note-body></text:note></text:span><text:span text:style-name="T1318">,</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text:soft-page-break/>llama “mar muerto”. Ademas, a las orillas del rio crecerán arboles que <text:span text:style-name="T1319">siempre </text:span>da<text:span text:style-name="T1319">rán</text:span> fruto <text:span text:style-name="T1319">a tiempo que se puede comer y las hojas de dichos árboles nunca caerán y serán medicinales</text:span>. <text:span text:style-name="T1317">Y el que se bañe o nade en ese rio o en lo que es ahora el “mar muerto” sanará y vivirá.</text:span></text:p>
      <text:h text:style-name="P1023" text:outline-level="2">Mil años.</text:h>
      <text:p text:style-name="P612">En todas las profecías de la Biblia los números se interpretan como números. <text:span text:style-name="T1338">En los sueños de </text:span>Jose <text:span text:style-name="T1338">11</text:span> estrellas son <text:span text:style-name="T1338">11</text:span> hermanos <text:note text:id="ftn476"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44">RVA</text:span></text:a></text:p></text:note-body></text:note>, <text:span text:style-name="T1338">3 sarmientos son 3 días </text:span><text:span text:style-name="T1338"><text:note text:id="ftn477" text:note-class="footnote"><text:note-citation>477</text:note-citation><text:note-body><text:p text:style-name="Footnote"><text:s/><text:span text:style-name="T1344">Génesis 40:12 </text:span><text:a xlink:type="simple" xlink:href="https://www.biblegateway.com/passage/?search=Génesis+40%3A12&amp;version=RVA" text:style-name="Internet_20_link" text:visited-style-name="Visited_20_Internet_20_Link"><text:span text:style-name="T1344">RVA</text:span></text:a></text:p></text:note-body></text:note></text:span><text:span text:style-name="T1338">, 3 canastillos son 3 días </text:span><text:span text:style-name="T1338"><text:note text:id="ftn478" text:note-class="footnote"><text:note-citation>478</text:note-citation><text:note-body><text:p text:style-name="Footnote"><text:s/><text:span text:style-name="T1344">Génesis 40:18 </text:span><text:a xlink:type="simple" xlink:href="https://www.biblegateway.com/passage/?search=Génesis+40%3A18&amp;version=RVA" text:style-name="Internet_20_link" text:visited-style-name="Visited_20_Internet_20_Link"><text:span text:style-name="T1344">RVA</text:span></text:a></text:p></text:note-body></text:note></text:span><text:span text:style-name="T1338">, 7 vacas son 7 años, 7 espigas son 7 años </text:span><text:span text:style-name="T1338"><text:note text:id="ftn479" text:note-class="footnote"><text:note-citation>479</text:note-citation><text:note-body><text:p text:style-name="Footnote"><text:s/><text:span text:style-name="T1344">Génesis 41:26 </text:span><text:a xlink:type="simple" xlink:href="https://www.biblegateway.com/passage/?search=Génesis+41%3A26&amp;version=RVA" text:style-name="Internet_20_link" text:visited-style-name="Visited_20_Internet_20_Link"><text:span text:style-name="T1344">RVA</text:span></text:a></text:p></text:note-body></text:note></text:span><text:span text:style-name="T1338">.</text:span> <text:span text:style-name="T1338">En las visiones de Daniel 4 bestias son 4 imperios </text:span><text:span text:style-name="T1338"><text:note text:id="ftn480" text:note-class="footnote"><text:note-citation>480</text:note-citation><text:note-body><text:p text:style-name="Footnote"><text:s/><text:span text:style-name="T1344">Daniel 7:17 </text:span><text:a xlink:type="simple" xlink:href="https://www.biblegateway.com/passage/?search=Daniel+7%3A17&amp;version=RVA" text:style-name="Internet_20_link" text:visited-style-name="Visited_20_Internet_20_Link"><text:span text:style-name="T1344">RVA</text:span></text:a></text:p></text:note-body></text:note></text:span><text:span text:style-name="T1338">, 10 cuernos son 10 reyes </text:span><text:span text:style-name="T1338"><text:note text:id="ftn481" text:note-class="footnote"><text:note-citation>481</text:note-citation><text:note-body><text:p text:style-name="Footnote"><text:s/><text:span text:style-name="T1344">Daniel 7:24 </text:span><text:a xlink:type="simple" xlink:href="https://www.biblegateway.com/passage/?search=Daniel+7%3A24&amp;version=RVA" text:style-name="Internet_20_link" text:visited-style-name="Visited_20_Internet_20_Link"><text:span text:style-name="T1344">RVA</text:span></text:a></text:p></text:note-body></text:note></text:span><text:span text:style-name="T1338">, 70 semanas son 70 grupos de 7 años </text:span><text:span text:style-name="T1338"><text:note text:id="ftn482" text:note-class="footnote"><text:note-citation>482</text:note-citation><text:note-body><text:p text:style-name="Footnote"><text:s/><text:span text:style-name="T1344">Daniel 9:26 </text:span><text:a xlink:type="simple" xlink:href="https://www.biblegateway.com/passage/?search=Daniel+9%3A26&amp;version=RVA" text:style-name="Internet_20_link" text:visited-style-name="Visited_20_Internet_20_Link"><text:span text:style-name="T1344">RVA</text:span></text:a></text:p></text:note-body></text:note></text:span><text:span text:style-name="T1338">, 1290 días son 1290 años, 1335 días son 1335 años </text:span><text:span text:style-name="T1338"><text:note text:id="ftn483" text:note-class="footnote"><text:note-citation>483</text:note-citation><text:note-body><text:p text:style-name="Footnote"><text:s/><text:span text:style-name="T1345">Daniel 12:11-12 </text:span><text:a xlink:type="simple" xlink:href="https://www.biblegateway.com/passage/?search=Daniel+12%3A11-12&amp;version=RVA" text:style-name="Internet_20_link" text:visited-style-name="Visited_20_Internet_20_Link"><text:span text:style-name="T1345">RVA</text:span></text:a></text:p></text:note-body></text:note></text:span><text:span text:style-name="T1338">. Nunca sucede que 11 signifique muchos, o algunos, o pocos. 11 son 11, no son 5, ni 3.</text:span></text:p>
      <text:p text:style-name="P611">El libro de la revelación no es la excepción: <text:span text:style-name="T1343">las 7 estrellas son 7 ángeles, los 7 candelabros son 7 iglesias </text:span><text:span text:style-name="T1343"><text:note text:id="ftn484" text:note-class="footnote"><text:note-citation>484</text:note-citation><text:note-body><text:p text:style-name="Footnote"><text:s/><text:span text:style-name="T1345">Revelación 1:20 </text:span><text:a xlink:type="simple" xlink:href="https://www.biblegateway.com/passage/?search=Apocalipsis+1%3A20&amp;version=RVA" text:style-name="Internet_20_link" text:visited-style-name="Visited_20_Internet_20_Link"><text:span text:style-name="T1345">RVA</text:span></text:a></text:p></text:note-body></text:note></text:span><text:span text:style-name="T1343">, los </text:span>7 sellos son 7 procesos <text:span text:style-name="T1342">o plagas </text:span><text:span text:style-name="T1342"><text:note text:id="ftn485" text:note-class="footnote"><text:note-citation>485</text:note-citation><text:note-body><text:p text:style-name="Footnote"><text:s/><text:span text:style-name="T1345">Revelación 6 </text:span><text:a xlink:type="simple" xlink:href="https://www.biblegateway.com/passage/?search=Apocalipsis+6&amp;version=RVA" text:style-name="Internet_20_link" text:visited-style-name="Visited_20_Internet_20_Link"><text:span text:style-name="T1345">RVA</text:span></text:a></text:p></text:note-body></text:note></text:span>, <text:span text:style-name="T1343">las </text:span>7 trompetas son 7 procesos <text:s/><text:note text:id="ftn486" text:note-class="footnote"><text:note-citation>486</text:note-citation><text:note-body><text:p text:style-name="Footnote"><text:s/><text:span text:style-name="T1345">Revelación 8 </text:span><text:a xlink:type="simple" xlink:href="https://www.biblegateway.com/passage/?search=Apocalipsis+8&amp;version=RVA" text:style-name="Internet_20_link" text:visited-style-name="Visited_20_Internet_20_Link"><text:span text:style-name="T1345">RVA</text:span></text:a></text:p></text:note-body></text:note><text:s/>y <text:span text:style-name="T1343">las </text:span>7 copas son 7 procesos <text:note text:id="ftn487" text:note-class="footnote"><text:note-citation>487</text:note-citation><text:note-body><text:p text:style-name="Footnote"><text:s/><text:span text:style-name="T1345">Revelación 16 </text:span><text:a xlink:type="simple" xlink:href="https://www.biblegateway.com/passage/?search=Apocalipsis+16&amp;version=RVA" text:style-name="Internet_20_link" text:visited-style-name="Visited_20_Internet_20_Link"><text:span text:style-name="T1345">RVA</text:span></text:a></text:p></text:note-body></text:note>. Incluso en Revelación 17 el ángel le explica a Juan que las 7 cabezas son <text:span text:style-name="T1345">7 montes y </text:span>7 reyes <text:note text:id="ftn488" text:note-class="footnote"><text:note-citation>488</text:note-citation><text:note-body><text:p text:style-name="Footnote"><text:s/><text:span text:style-name="T1345">Revelación 17:9-10 </text:span><text:a xlink:type="simple" xlink:href="https://www.biblegateway.com/passage/?search=Apocalipsis+17%3A9-10&amp;version=RVA" text:style-name="Internet_20_link" text:visited-style-name="Visited_20_Internet_20_Link"><text:span text:style-name="T1345">RVA</text:span></text:a></text:p></text:note-body></text:note><text:s/>y los 10 cuernos son 10 reyes <text:note text:id="ftn489" text:note-class="footnote"><text:note-citation>489</text:note-citation><text:note-body><text:p text:style-name="Footnote"><text:s/><text:span text:style-name="T1345">Revelación 17:12 </text:span><text:a xlink:type="simple" xlink:href="https://www.biblegateway.com/passage/?search=Apocalipsis+17%3A12&amp;version=RVA" text:style-name="Internet_20_link" text:visited-style-name="Visited_20_Internet_20_Link"><text:span text:style-name="T1345">RVA</text:span></text:a></text:p></text:note-body></text:note>.</text:p>
      <text:p text:style-name="P610"><text:span text:style-name="T1341">De la misma manera, la interpretación correcta de </text:span>Revelación 20 <text:span text:style-name="T1340">cuando </text:span>dice que son mil años <text:span text:style-name="T1340">es justamente esa: </text:span>MIL AÑOS <text:note text:id="ftn490" text:note-class="footnote"><text:note-citation>490</text:note-citation><text:note-body><text:p text:style-name="Footnote"><text:s/><text:span text:style-name="T1345">Revelación 20 </text:span><text:a xlink:type="simple" xlink:href="https://www.biblegateway.com/passage/?search=Apocalipsis+20&amp;version=RVA" text:style-name="Internet_20_link" text:visited-style-name="Visited_20_Internet_20_Link"><text:span text:style-name="T1345">RVA</text:span></text:a></text:p></text:note-body></text:note>.</text:p>
      <text:p text:style-name="P598"><text:span text:style-name="T1339">Estos mil años son un tiempo de paz, en el que según Isaías 65 una persona que muera a los 100 años era un niño y la gente vivirá como los días de los arboles </text:span><text:span text:style-name="T1339"><text:note text:id="ftn491" text:note-class="footnote"><text:note-citation>491</text:note-citation><text:note-body><text:p text:style-name="Footnote"><text:s/><text:span text:style-name="T1361">Isaías 65:20,22 </text:span><text:a xlink:type="simple" xlink:href="https://www.biblegateway.com/passage/?search=Isaias+65%3A20%2C22&amp;version=RVA-2015" text:style-name="Internet_20_link" text:visited-style-name="Visited_20_Internet_20_Link"><text:span text:style-name="T1361">RVA-2015</text:span></text:a></text:p></text:note-body></text:note></text:span><text:span text:style-name="T1339"><text:s/>y </text:span><text:span text:style-name="Bible_5f_text"><text:span text:style-name="T1321">“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2</text:note-citation><text:note-body><text:p text:style-name="Footnote"><text:s/><text:span text:style-name="T1322">Isaías 65:25 </text:span><text:a xlink:type="simple" xlink:href="https://www.biblegateway.com/passage/?search=Isaias+65%3A25&amp;version=RVA" text:style-name="Internet_20_link" text:visited-style-name="Visited_20_Internet_20_Link"><text:span text:style-name="T1322">RVA</text:span></text:a></text:p></text:note-body></text:note></text:span>, <text:span text:style-name="T1323">según Revelación 20, durará mil años porque Satán, también llamado “la serpiente antigua” o “diablo” estará encadenado en el abismo </text:span><text:span text:style-name="T1323"><text:note text:id="ftn493" text:note-class="footnote"><text:note-citation>493</text:note-citation><text:note-body><text:p text:style-name="Footnote"><text:s/><text:span text:style-name="T1323">Revelación 20:2 </text:span><text:a xlink:type="simple" xlink:href="https://www.biblegateway.com/passage/?search=Apocalipsis+20%3A2&amp;version=RVA" text:style-name="Internet_20_link" text:visited-style-name="Visited_20_Internet_20_Link"><text:span text:style-name="T1323">RVA</text:span></text:a></text:p></text:note-body></text:note></text:span><text:span text:style-name="T1323">.</text:span></text:p>
      <text:p text:style-name="P599"><text:span text:style-name="T1323">Según Revelación 20, </text:span><text:span text:style-name="Bible_5f_text"><text:span text:style-name="T1323">“</text:span></text:span><text:bookmark text:name="es-RVA-310451"/><text:span text:style-name="Bible_5f_text">cuando los mil años fueren cumplidos, Satanás será suelto de su prisión</text:span><text:span text:style-name="Bible_5f_text"><text:span text:style-name="T1323">” </text:span></text:span><text:span text:style-name="Bible_5f_text"><text:span text:style-name="T1323"><text:note text:id="ftn494" text:note-class="footnote"><text:note-citation>494</text:note-citation><text:note-body><text:p text:style-name="Footnote"><text:s/><text:span text:style-name="T1324">Revelación 20:7 </text:span><text:a xlink:type="simple" xlink:href="https://www.biblegateway.com/passage/?search=Apocalipsis+20%3A7&amp;version=RVA" text:style-name="Internet_20_link" text:visited-style-name="Visited_20_Internet_20_Link"><text:span text:style-name="T1324">RVA</text:span></text:a></text:p></text:note-body></text:note></text:span></text:span><text:span text:style-name="T1323"><text:s/>y engañara a las naciones y rodeará la ciudad amada por Dios, pero caerá fuego del cielo y será derrotado.</text:span></text:p>
      <text:p text:style-name="P600">Al final de estos mil años todo es destruido por el fuego, ese que cae del cielo y destruye a los que se dejaron engañar por Satán y este cielo y esta tierra físicas ya no serán más. El resto de las personas, los que no fueron engañados por Satán, serán transformados directamente, sin morir, a su cuerpo glorioso, ese que no lo afecta el fuego físico, según lo explica Pablo en 1ra Corintios 15 <text:note text:id="ftn495" text:note-class="footnote"><text:note-citation>495</text:note-citation><text:note-body><text:p text:style-name="Footnote"><text:s/><text:span text:style-name="T1328">1</text:span> <text:span text:style-name="T1324">Corintios 15:51-52 </text:span><text:a xlink:type="simple" xlink:href="https://www.biblegateway.com/passage/?search=1+Corintios+15%3A51-52&amp;version=RVA-2015" text:style-name="Internet_20_link" text:visited-style-name="Visited_20_Internet_20_Link"><text:span text:style-name="T1324">RVA-2015</text:span></text:a></text:p></text:note-body></text:note>.</text:p>
      <text:p text:style-name="P601"><text:soft-page-break/><text:span text:style-name="T1325">En ese momento, el fuego consumirá el planeta entero, como nos lo relata 2da Pedro 3: </text:span><text:span text:style-name="Bible_5f_text"><text:span text:style-name="T1325">“</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325">” </text:span></text:span><text:span text:style-name="Bible_5f_text"><text:span text:style-name="T1325"><text:note text:id="ftn496" text:note-class="footnote"><text:note-citation>496</text:note-citation><text:note-body><text:p text:style-name="Footnote"><text:s/><text:span text:style-name="T1325">2 Pedro 3:10-13 </text:span><text:a xlink:type="simple" xlink:href="https://www.biblegateway.com/passage/?search=2+Pedro+3%3A10-13&amp;version=RVA-2015" text:style-name="Internet_20_link" text:visited-style-name="Visited_20_Internet_20_Link"><text:span text:style-name="T1325">RVA-2015</text:span></text:a></text:p></text:note-body></text:note></text:span></text:span><text:span text:style-name="T1325">. También nos lo anuncia Isaias 65 diciendo </text:span><text:span text:style-name="Bible_5f_text"><text:span text:style-name="T1325">“</text:span></text:span><text:bookmark text:name="es-RVA-18915"/><text:span text:style-name="Bible_5f_text">Porque he aquí que yo crío nuevos cielos y nueva tierra: y de lo primero no habrá memoria, ni más vendrá al pensamiento</text:span><text:span text:style-name="Bible_5f_text"><text:span text:style-name="T1325">” </text:span></text:span><text:span text:style-name="Bible_5f_text"><text:span text:style-name="T1325"><text:note text:id="ftn497" text:note-class="footnote"><text:note-citation>497</text:note-citation><text:note-body><text:p text:style-name="Footnote"><text:s/><text:span text:style-name="T1325">Isaías 65:17 </text:span><text:a xlink:type="simple" xlink:href="https://www.biblegateway.com/passage/?search=Isaías+65%3A17&amp;version=RVA" text:style-name="Internet_20_link" text:visited-style-name="Visited_20_Internet_20_Link"><text:span text:style-name="T1325">RVA</text:span></text:a></text:p></text:note-body></text:note></text:span></text:span><text:span text:style-name="T1325">. Y Revelación 21 diciendo: </text:span><text:span text:style-name="Bible_5f_text"><text:span text:style-name="T1325">“</text:span></text:span><text:bookmark text:name="es-RVA-31054"/><text:span text:style-name="Bible_5f_text">Y </text:span><text:span text:style-name="Bible_5f_text"><text:span text:style-name="T1325">ví</text:span></text:span><text:span text:style-name="Bible_5f_text"> un cielo nuevo, y una tierra nueva: porque el primer cielo y la primera tierra se fueron, y el mar ya no es</text:span><text:span text:style-name="Bible_5f_text"><text:span text:style-name="T1325">” </text:span></text:span><text:span text:style-name="Bible_5f_text"><text:span text:style-name="T1325"><text:note text:id="ftn498" text:note-class="footnote"><text:note-citation>498</text:note-citation><text:note-body><text:p text:style-name="Footnote"><text:s/><text:span text:style-name="T1325">Revelación 21:1 </text:span><text:a xlink:type="simple" xlink:href="https://www.biblegateway.com/passage/?search=Apocalipsis+21%3A1&amp;version=RVA" text:style-name="Internet_20_link" text:visited-style-name="Visited_20_Internet_20_Link"><text:span text:style-name="T1325">RVA</text:span></text:a></text:p></text:note-body></text:note></text:span></text:span><text:span text:style-name="T1325">. Y Sofonías 1 tambien se anuncia diciendo: </text:span><text:span text:style-name="Bible_5f_text"><text:span text:style-name="T1325">“</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325">” </text:span></text:span><text:span text:style-name="Bible_5f_text"><text:span text:style-name="T1325"><text:note text:id="ftn499" text:note-class="footnote"><text:note-citation>499</text:note-citation><text:note-body><text:p text:style-name="Footnote"><text:s/><text:span text:style-name="T1325">Sofonías 1:2-3 </text:span><text:a xlink:type="simple" xlink:href="https://www.biblegateway.com/passage/?search=Sofonias+1%3A2-3&amp;version=RVA" text:style-name="Internet_20_link" text:visited-style-name="Visited_20_Internet_20_Link"><text:span text:style-name="T1325">RVA</text:span></text:a></text:p></text:note-body></text:note></text:span></text:span><text:span text:style-name="T1325">. </text:span></text:p>
      <text:p text:style-name="P602">Este es el momento en el que la descendencia de Adan se termina. Ya no mas hijos de hijos de Adán. Final, final, no va mas.</text:p>
      <text:p text:style-name="P602">A partir de este momento, la tierra nueva con el cielo nuevo, ese Reino de los Cielos, ese Reino de Dios, que <text:span text:style-name="T1326">Jehová</text:span> <text:span text:style-name="T1326">empezó</text:span> a construir espiritualmente desde que Jesucristo <text:span text:style-name="T1327">empezó a anunciar el Reino de los Cielos</text:span>, empieza a ser una tierra nueva y un cielo nuevo físicos también. <text:span text:style-name="T1327">Un Reino de los Cielos también físico aquí en este planeta. Un Reino de Dios en el que Jehová habitará entre los hombres por siempre y para siempre.</text:span></text:p>
      <text:p text:style-name="P603"><text:span text:style-name="T1328">Pablo explica en 1ra Corintios 15 citando a Oseas 13 diciendo </text:span><text:span text:style-name="Bible_5f_text"><text:span text:style-name="T1328">“</text:span></text:span><text:bookmark text:name="es-RVA-2015-28741"/><text:span text:style-name="Bible_5f_text">¿Dónde está, oh muerte, tu victoria? ¿Dónde está, oh muerte, tu aguijón?</text:span><text:span text:style-name="Bible_5f_text"><text:span text:style-name="T1328">” </text:span></text:span><text:span text:style-name="Bible_5f_text"><text:span text:style-name="T1328"><text:note text:id="ftn500" text:note-class="footnote"><text:note-citation>500</text:note-citation><text:note-body><text:p text:style-name="Footnote"><text:s/><text:span text:style-name="T1328">1 Corintios 15:55 </text:span><text:a xlink:type="simple" xlink:href="https://www.biblegateway.com/passage/?search=1+Corintios+15%3A55&amp;version=RVA-2015" text:style-name="Internet_20_link" text:visited-style-name="Visited_20_Internet_20_Link"><text:span text:style-name="T1328">RVA-2015</text:span></text:a> <text:span text:style-name="T1328">Oseas 13:14 </text:span><text:a xlink:type="simple" xlink:href="https://www.biblegateway.com/passage/?search=Oseas+13%3A14&amp;version=RVA-2015" text:style-name="Internet_20_link" text:visited-style-name="Visited_20_Internet_20_Link"><text:span text:style-name="T1328">RVA-2015</text:span></text:a></text:p></text:note-body></text:note></text:span></text:span><text:span text:style-name="T1328">. Y en Isaías 25 se anuncia este momento diciendo </text:span><text:span text:style-name="Bible_5f_text"><text:span text:style-name="T1328">“</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328">” </text:span></text:span><text:span text:style-name="Bible_5f_text"><text:span text:style-name="T1328"><text:note text:id="ftn501" text:note-class="footnote"><text:note-citation>501</text:note-citation><text:note-body><text:p text:style-name="Footnote"><text:s/><text:span text:style-name="T1328">Isaías 25:8 </text:span><text:a xlink:type="simple" xlink:href="https://www.biblegateway.com/passage/?search=Isaias+25%3A8&amp;version=RVA" text:style-name="Internet_20_link" text:visited-style-name="Visited_20_Internet_20_Link"><text:span text:style-name="T1328">RVA</text:span></text:a></text:p></text:note-body></text:note></text:span></text:span><text:span text:style-name="T1328">.</text:span></text:p>
      <text:p text:style-name="P622"><text:span text:style-name="T1358">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58">“</text:span></text:span><text:span text:style-name="Bible_5f_text">Cuando se cumplan los mil años</text:span><text:span text:style-name="Bible_5f_text"><text:span text:style-name="T1358">” </text:span></text:span><text:span text:style-name="Bible_5f_text"><text:span text:style-name="T1358"><text:note text:id="ftn502" text:note-class="footnote"><text:note-citation>502</text:note-citation><text:note-body><text:p text:style-name="Footnote"><text:s/><text:span text:style-name="T1359">Revelación 20:7 </text:span><text:a xlink:type="simple" xlink:href="https://www.biblegateway.com/passage/?search=Apocalipsis+20%3A7&amp;version=RVA-2015" text:style-name="Internet_20_link" text:visited-style-name="Visited_20_Internet_20_Link"><text:span text:style-name="T1359">RVA-2015</text:span></text:a></text:p></text:note-body></text:note></text:span></text:span><text:span text:style-name="T1358">. Es después de esos mil años cuando se cumple el anuncio de Jesucristo cuando dice: </text:span><text:span text:style-name="Bible_5f_text"><text:span text:style-name="T384">“</text:span></text:span><text:bookmark text:name="es-RVA-2015-2620611"/><text:span text:style-name="Bible_5f_text"><text:span text:style-name="T609">No se asombren de esto, porque vendrá la hora cuando </text:span></text:span><text:span text:style-name="Bible_5f_text"><text:span text:style-name="T394">TODOS</text:span></text:span><text:span text:style-name="Bible_5f_text"><text:span text:style-name="T609"> los que están en los sepulcros oirán su voz y </text:span></text:span><text:soft-page-break/><text:span text:style-name="Bible_5f_text"><text:span text:style-name="T609">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503" text:note-class="footnote"><text:note-citation>503</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span text:style-name="T384">. </text:span><text:span text:style-name="T608">Y que Juan describe en Revelacion 20 diciendo: </text:span><text:span text:style-name="Bible_5f_text"><text:span text:style-name="T608">“</text:span></text:span><text:bookmark text:name="es-RVA-2015-31021"/><text:span text:style-name="Bible_5f_text"><text:span text:style-name="T608">Y el mar entregó los muertos que estaban en él, y la Muerte y el Hades entregaron los muertos que estaban en ellos; y fueron juzgados, cada uno según sus obras” </text:span></text:span><text:span text:style-name="Bible_5f_text"><text:span text:style-name="T608"><text:note text:id="ftn504" text:note-class="footnote"><text:note-citation>504</text:note-citation><text:note-body><text:p text:style-name="Footnote"><text:s/><text:span text:style-name="T1357">Revelación 20:13 </text:span><text:a xlink:type="simple" xlink:href="https://www.biblegateway.com/passage/?search=Apocalipsis+20%3A13&amp;version=RVA-2015" text:style-name="Internet_20_link" text:visited-style-name="Visited_20_Internet_20_Link"><text:span text:style-name="T1357">RVA-2015</text:span></text:a></text:p></text:note-body></text:note></text:span></text:span><text:span text:style-name="T608">.</text:span></text:p>
      <text:h text:style-name="Heading_20_2" text:outline-level="2"><text:span text:style-name="T384">1</text:span><text:span text:style-name="T331">44.000</text:span></text:h>
      <text:p text:style-name="P623"><text:span text:style-name="T590">Las primicias en Cristo son primero en el Espíritu y luego también físicamente en la resurrección. Todo nacido de nuevo, todo nacido en el Espíritu es primicia espiritual en Cristo, pero no ha resucitado físicamente aún. Mateo 27 </text:span><text:span text:style-name="T610">cuando nos habla de la muerte de Jesucristo, también </text:span><text:span text:style-name="T590">nos habla de unas primicias físicas, dice: </text:span><text:span text:style-name="Bible_5f_text"><text:span text:style-name="T590">“</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90">” </text:span></text:span><text:span text:style-name="Bible_5f_text"><text:span text:style-name="T590"><text:note text:id="ftn505" text:note-class="footnote"><text:note-citation>505</text:note-citation><text:note-body><text:p text:style-name="Footnote"><text:s/><text:span text:style-name="T1329">Mateo 27:52-53 </text:span><text:a xlink:type="simple" xlink:href="https://www.biblegateway.com/passage/?search=Mateo+27%3A52-53&amp;version=RVA" text:style-name="Internet_20_link" text:visited-style-name="Visited_20_Internet_20_Link"><text:span text:style-name="T1329">RVA</text:span></text:a></text:p></text:note-body></text:note></text:span></text:span><text:span text:style-name="T590">. </text:span></text:p>
      <text:p text:style-name="P604"><text:span text:style-name="T592">Jesucristo nos habla de estos POCOS cuando </text:span><text:span text:style-name="T591">hablándole a los Israelitas les </text:span><text:span text:style-name="T592">dice </text:span><text:span text:style-name="T593">en Mateo 7 </text:span><text:span text:style-name="T592">que: </text:span><text:span text:style-name="Bible_5f_text"><text:span text:style-name="T592">“</text:span></text:span><text:bookmark text:name="es-RVA-23331"/><text:span text:style-name="Bible_5f_text"><text:span text:style-name="T331">Porque estrecha es la puerta, y angosto el camino que lleva á la vida, y pocos son los que la hallan</text:span></text:span><text:span text:style-name="Bible_5f_text"><text:span text:style-name="T592">” </text:span></text:span><text:span text:style-name="Bible_5f_text"><text:span text:style-name="T592"><text:note text:id="ftn506" text:note-class="footnote"><text:note-citation>506</text:note-citation><text:note-body><text:p text:style-name="Footnote"><text:s/><text:span text:style-name="T1330">Mateo 7:14 </text:span><text:a xlink:type="simple" xlink:href="https://www.biblegateway.com/passage/?search=Mateo+7%3A14&amp;version=RVA" text:style-name="Internet_20_link" text:visited-style-name="Visited_20_Internet_20_Link"><text:span text:style-name="T1330">RVA</text:span></text:a></text:p></text:note-body></text:note></text:span></text:span><text:span text:style-name="T592">, </text:span><text:span text:style-name="T591">o en </text:span><text:span text:style-name="T593">en Mateo 20 cuando dice que: </text:span><text:span text:style-name="Bible_5f_text"><text:span text:style-name="T593">“</text:span></text:span><text:bookmark text:name="es-RVA-23809"/><text:span text:style-name="Bible_5f_text"><text:span text:style-name="T593">porque muchos son llamados, mas pocos escogidos” </text:span></text:span><text:span text:style-name="Bible_5f_text"><text:span text:style-name="T593"><text:note text:id="ftn507" text:note-class="footnote"><text:note-citation>507</text:note-citation><text:note-body><text:p text:style-name="Footnote"><text:s/><text:span text:style-name="T1330">Mateo 20:16 </text:span><text:a xlink:type="simple" xlink:href="https://www.biblegateway.com/passage/?search=Mateo+20%3A16&amp;version=RVA" text:style-name="Internet_20_link" text:visited-style-name="Visited_20_Internet_20_Link"><text:span text:style-name="T1330">RVA</text:span></text:a></text:p></text:note-body></text:note></text:span></text:span><text:span text:style-name="T593">. </text:span></text:p>
      <text:p text:style-name="P605"><text:span text:style-name="T593">En Revelación 14 nos dice de estos 144.000 que: </text:span><text:span text:style-name="Bible_5f_text"><text:span text:style-name="T593">“</text:span></text:span><text:span text:style-name="Bible_5f_text"><text:span text:style-name="T331">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3">” </text:span></text:span><text:span text:style-name="Bible_5f_text"><text:span text:style-name="T593"><text:note text:id="ftn508" text:note-class="footnote"><text:note-citation>508</text:note-citation><text:note-body><text:p text:style-name="Footnote"><text:s/><text:span text:style-name="T1330">Revelación 14:4-5 </text:span><text:a xlink:type="simple" xlink:href="https://www.biblegateway.com/passage/?search=Apocalipsis+14%3A4-5&amp;version=RVA" text:style-name="Internet_20_link" text:visited-style-name="Visited_20_Internet_20_Link"><text:span text:style-name="T1330">RVA</text:span></text:a></text:p></text:note-body></text:note></text:span></text:span><text:span text:style-name="T593">. </text:span><text:span text:style-name="T594">Y en Revelación 7 dice que son </text:span><text:span text:style-name="Bible_5f_text"><text:span text:style-name="T594">“de TODAS las tribus de los hijos de Israel” </text:span></text:span><text:span text:style-name="Bible_5f_text"><text:span text:style-name="T594"><text:note text:id="ftn509" text:note-class="footnote"><text:note-citation>509</text:note-citation><text:note-body><text:p text:style-name="Footnote"><text:s/><text:span text:style-name="T1331">Revelación 7:4 </text:span><text:a xlink:type="simple" xlink:href="https://www.biblegateway.com/passage/?search=Apocalipsis+7%3A4&amp;version=RVA" text:style-name="Internet_20_link" text:visited-style-name="Visited_20_Internet_20_Link"><text:span text:style-name="T1331">RVA</text:span></text:a></text:p></text:note-body></text:note></text:span></text:span><text:span text:style-name="T594">. Son </text:span><text:span text:style-name="T593">solo varones Israelitas, </text:span><text:span text:style-name="T595">doce mil de cada tribu. </text:span><text:span text:style-name="T596">Ojo:</text:span><text:span text:style-name="T593"> </text:span><text:span text:style-name="T611">Solo </text:span><text:span text:style-name="T596">de CADA tribu de los HIJOS de ISRAEL </text:span><text:span text:style-name="T596"><text:note text:id="ftn510"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333">Comentario de Pulpit.</text:span></text:a> “Ewald believes that St. John wrote ΔΑΝ, and that MAN., the abbreviated form of "Manasses," was substituted by error”</text:p></text:note-body></text:note></text:span><text:span text:style-name="T596">. </text:span><text:span text:style-name="T597">Y</text:span><text:span text:style-name="T593"> hablando en pasado y de manera profética hacia el futuro, nos di</text:span><text:span text:style-name="T594">c</text:span><text:span text:style-name="T593">e </text:span><text:span text:style-name="T594">que </text:span><text:span text:style-name="T593">no tendrán relaciones con mujeres y nunca mentirán.</text:span></text:p>
      <text:p text:style-name="P607"><text:span text:style-name="T593">J</text:span><text:span text:style-name="T331">esucristo nos dice en Lucas 13 </text:span><text:span text:style-name="T331"><text:note text:id="ftn511" text:note-class="footnote"><text:note-citation>511</text:note-citation><text:note-body><text:p text:style-name="Footnote"><text:s/><text:span text:style-name="T1332">Lucas 13:28 </text:span><text:a xlink:type="simple" xlink:href="https://www.biblegateway.com/passage/?search=Lucas+13%3A28&amp;version=RVA" text:style-name="Internet_20_link" text:visited-style-name="Visited_20_Internet_20_Link"><text:span text:style-name="T1332">RVA</text:span></text:a></text:p></text:note-body></text:note></text:span><text:span text:style-name="T331"><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12">después de la resurrección de Jesucristo</text:span><text:span text:style-name="T331">. Solo que cuando regrese con nuestro Señor pues le tocara cero sexo. Virgen. Cero esposas.</text:span></text:p>
      <text:p text:style-name="P608"><text:soft-page-break/><text:span text:style-name="T606">L</text:span><text:span text:style-name="T605">os apóstoles </text:span><text:span text:style-name="T606">también </text:span><text:span text:style-name="T613">están</text:span><text:span text:style-name="T606"> entre los 144.000. S</text:span><text:span text:style-name="T605">egún Mateo 28: </text:span><text:span text:style-name="Bible_5f_text"><text:span text:style-name="T605">“</text:span></text:span><text:span text:style-name="Bible_5f_text"><text:span text:style-name="T331">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605">” </text:span></text:span><text:span text:style-name="Bible_5f_text"><text:span text:style-name="T605"><text:note text:id="ftn512" text:note-class="footnote"><text:note-citation>512</text:note-citation><text:note-body><text:p text:style-name="Footnote"><text:s/><text:span text:style-name="T1336">Mateo 19:28 </text:span><text:a xlink:type="simple" xlink:href="https://www.biblegateway.com/passage/?search=Mateo+19%3A28&amp;version=RVA" text:style-name="Internet_20_link" text:visited-style-name="Visited_20_Internet_20_Link"><text:span text:style-name="T1336">RVA</text:span></text:a></text:p></text:note-body></text:note></text:span></text:span><text:span text:style-name="T605">. </text:span><text:span text:style-name="T606">Y es muy posible que ya estén resucitados y con Jesucristo en el cielo. Ese que tiene nubes y en tiempos de Adán tenía aguas debajo y aguas encima.</text:span></text:p>
      <text:p text:style-name="P606"><text:span text:style-name="T598">Así, muchos de estos 144.000 ya están resucitados y reinando con Jesucristo desde el Cielo, y en este momento está sucediendo lo que Juan profetizó en Revelación 6, que: </text:span><text:span text:style-name="Bible_5f_text"><text:span text:style-name="T598">“</text:span></text:span><text:bookmark text:name="es-RVA-30803"/><text:span text:style-name="Bible_5f_text"><text:span text:style-name="T331">clamaban en alta voz diciendo: ¿Hasta cuándo, Señor, santo y verdadero, no juzgas y vengas nuestra sangre de los que moran en la tierra?</text:span></text:span><text:span text:style-name="Bible_5f_text"><text:span text:style-name="T598">” </text:span></text:span><text:span text:style-name="Bible_5f_text"><text:span text:style-name="T598"><text:note text:id="ftn513" text:note-class="footnote"><text:note-citation>513</text:note-citation><text:note-body><text:p text:style-name="Footnote"><text:s/><text:span text:style-name="T1334">Revelación 6:10 </text:span><text:a xlink:type="simple" xlink:href="https://www.biblegateway.com/passage/?search=Apocalipsis+6%3A10&amp;version=RVA" text:style-name="Internet_20_link" text:visited-style-name="Visited_20_Internet_20_Link"><text:span text:style-name="T1334">RVA</text:span></text:a></text:p></text:note-body></text:note></text:span></text:span><text:span text:style-name="T598">. </text:span><text:span text:style-name="T599">Pero todavía no han sido sellados porque todavía no están completos. </text:span><text:span text:style-name="T598">Y como a algunos se les olvida lo que dicen las escrituras, hay que recordarles que solo los vivos, los que tienen cuerpo </text:span><text:span text:style-name="T601">y boca </text:span><text:span text:style-name="T598">para hablar, pueden clamar, pueden pensar, pueden alabar. </text:span><text:span text:style-name="T600">Y para estar en el Cielo y poder clamar se necesita estar resucitado, en cuerpo y Espíritu. </text:span><text:span text:style-name="T598">El resto DORMIDITOS.</text:span></text:p>
      <text:p text:style-name="P638"><text:span text:style-name="T598">E</text:span><text:span text:style-name="T602">stos </text:span><text:span text:style-name="T603">144.000 </text:span><text:span text:style-name="T602">son los mismos que </text:span><text:span text:style-name="T633">se mencionan en </text:span><text:span text:style-name="T602">Revelación 20 </text:span><text:span text:style-name="T632">cuando Juan dice que</text:span><text:span text:style-name="T602">: </text:span><text:span text:style-name="Bible_5f_text"><text:span text:style-name="T602">“</text:span></text:span><text:bookmark text:name="es-RVA-31042"/><text:span text:style-name="Bible_5f_text"><text:span text:style-name="T602">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602"><text:note text:id="ftn514" text:note-class="footnote"><text:note-citation>514</text:note-citation><text:note-body><text:p text:style-name="Footnote"><text:s/><text:span text:style-name="T1335">Revelación 20:4 </text:span><text:a xlink:type="simple" xlink:href="https://www.biblegateway.com/passage/?search=Apocalipsis+20%3A4&amp;version=RVA" text:style-name="Internet_20_link" text:visited-style-name="Visited_20_Internet_20_Link"><text:span text:style-name="T1335">RVA</text:span></text:a></text:p></text:note-body></text:note></text:span></text:span><text:span text:style-name="T602">. </text:span><text:span text:style-name="T632">El resto </text:span><text:span text:style-name="T633">de los que INICIAN los mil años son</text:span><text:span text:style-name="T615"> una multitud </text:span><text:span text:style-name="T633">sobre la cual reinan los 144.000, multitud </text:span><text:span text:style-name="T615">que Juan describe en Revelación 7 como </text:span><text:span text:style-name="Bible_5f_text"><text:span text:style-name="T615">“Estos son los que vienen de la gran tribulación” </text:span></text:span><text:span text:style-name="Bible_5f_text"><text:span text:style-name="T615"><text:note text:id="ftn515" text:note-class="footnote"><text:note-citation>515</text:note-citation><text:note-body><text:p text:style-name="Footnote"><text:s/><text:span text:style-name="T1360">Revelación 7:14 </text:span><text:a xlink:type="simple" xlink:href="https://www.biblegateway.com/passage/?search=Apocalipsis+7%3A14&amp;version=RVA-2015" text:style-name="Internet_20_link" text:visited-style-name="Visited_20_Internet_20_Link"><text:span text:style-name="T1360">RVA-2015</text:span></text:a></text:p></text:note-body></text:note></text:span></text:span><text:span text:style-name="T615">. Y que son </text:span><text:span text:style-name="Bible_5f_text"><text:span text:style-name="T615">“una gran multitud de todas las naciones y razas y pueblos y lenguas, y nadie podía contar su número” </text:span></text:span><text:span text:style-name="Bible_5f_text"><text:span text:style-name="T615"><text:note text:id="ftn516" text:note-class="footnote"><text:note-citation>516</text:note-citation><text:note-body><text:p text:style-name="Footnote"><text:s/><text:span text:style-name="T1360">Revelación 7:9 </text:span><text:a xlink:type="simple" xlink:href="https://www.biblegateway.com/passage/?search=Apocalipsis+7%3A9&amp;version=RVA-2015" text:style-name="Internet_20_link" text:visited-style-name="Visited_20_Internet_20_Link"><text:span text:style-name="T1360">RVA-2015</text:span></text:a></text:p></text:note-body></text:note></text:span></text:span><text:span text:style-name="T615">. </text:span></text:p>
      <text:p text:style-name="P625"><text:span text:style-name="T615">Pero solo esos 144.000 están resucitados, el resto no. El resto mueren común y corriente. </text:span><text:span text:style-name="T620">Y este resto de los que </text:span><text:span text:style-name="T624">INICIAN</text:span><text:span text:style-name="T620"> los mil años, esa gran multitud de Revelación 7, solo incluye a los que </text:span><text:span text:style-name="Bible_5f_text"><text:span text:style-name="T615">”</text:span></text:span><text:span text:style-name="Bible_5f_text"><text:span text:style-name="T620">v</text:span></text:span><text:span text:style-name="Bible_5f_text"><text:span text:style-name="T615">ienen de la gran tribulación” </text:span></text:span><text:span text:style-name="Bible_5f_text"><text:span text:style-name="T615"><text:note text:id="ftn517" text:note-class="footnote"><text:note-citation>517</text:note-citation><text:note-body><text:p text:style-name="Footnote"><text:s/><text:span text:style-name="T1360">Revelación 7:14 </text:span><text:a xlink:type="simple" xlink:href="https://www.biblegateway.com/passage/?search=Apocalipsis+7%3A14&amp;version=RVA-2015" text:style-name="Internet_20_link" text:visited-style-name="Visited_20_Internet_20_Link"><text:span text:style-name="T1360">RVA-2015</text:span></text:a></text:p></text:note-body></text:note></text:span></text:span><text:span text:style-name="T620">. </text:span><text:span text:style-name="T623">Esa gran multitud no incluye ninguna persona </text:span><text:span text:style-name="T625">que haya </text:span><text:span text:style-name="T623">muert</text:span><text:span text:style-name="T625">o</text:span><text:span text:style-name="T623"> físicamente. Toda la gran multitud estaba viva físicamente cuando empezó esa “gran tribulación” de la que vienen. </text:span><text:span text:style-name="T615">Solo que </text:span><text:span text:style-name="T623">después de terminada esa gran tribulación </text:span><text:span text:style-name="T615">viv</text:span><text:span text:style-name="T626">irán</text:span><text:span text:style-name="T615"> mas larguito que </text:span><text:span text:style-name="T623">los que murieron antes de esa gran tribulación </text:span><text:span text:style-name="T626">o durante esa gran tribulación</text:span><text:span text:style-name="T615">. </text:span><text:span text:style-name="T616">Como dice </text:span><text:span text:style-name="T617">Isaías 65 una persona que muera a los 100 años era un niño y la gente vivirá como los días de los arboles </text:span><text:span text:style-name="T617"><text:note text:id="ftn518" text:note-class="footnote"><text:note-citation>518</text:note-citation><text:note-body><text:p text:style-name="Footnote"><text:s/><text:span text:style-name="T1361">Isaías 65:20,22 </text:span><text:a xlink:type="simple" xlink:href="https://www.biblegateway.com/passage/?search=Isaias+65%3A20%2C22&amp;version=RVA-2015" text:style-name="Internet_20_link" text:visited-style-name="Visited_20_Internet_20_Link"><text:span text:style-name="T1361">RVA-2015</text:span></text:a></text:p></text:note-body></text:note></text:span><text:span text:style-name="T617">. </text:span></text:p>
      <text:p text:style-name="P639"><text:span text:style-name="T617">T</text:span><text:span text:style-name="T640">odos los 144.000 son sellados, </text:span><text:span text:style-name="T634">señalados, escogidos,</text:span><text:span text:style-name="T640"> </text:span><text:span text:style-name="T634">ANTES</text:span><text:span text:style-name="T640"> de las trompetas del libro de la Revelación. </text:span><text:span text:style-name="T634">TODOS los resucitados hacen parte de los 144.000. </text:span><text:span text:style-name="T640">Pero NO TODOS </text:span><text:span text:style-name="T634">los 144.000 </text:span><text:span text:style-name="T640">han muerto físicamente. Es decir que NO TODOS han resucitado. Algunos </text:span><text:soft-page-break/><text:span text:style-name="T640">son muertos y resucitados DURANTE las trompetas. </text:span><text:span text:style-name="T637">Por eso Revelación 20 describe a algunos de ellos como aquellos </text:span><text:span text:style-name="Bible_5f_text"><text:span text:style-name="T602">“que no habían adorado la bestia, ni á su imagen, y que no recibieron la señal en sus frentes, ni en sus manos” </text:span></text:span><text:span text:style-name="Bible_5f_text"><text:span text:style-name="T602"><text:note text:id="ftn519" text:note-class="footnote"><text:note-citation>519</text:note-citation><text:note-body><text:p text:style-name="Footnote"><text:s/><text:span text:style-name="T1335">Revelación 20:4 </text:span><text:a xlink:type="simple" xlink:href="https://www.biblegateway.com/passage/?search=Apocalipsis+20%3A4&amp;version=RVA" text:style-name="Internet_20_link" text:visited-style-name="Visited_20_Internet_20_Link"><text:span text:style-name="T1335">RVA</text:span></text:a></text:p></text:note-body></text:note></text:span></text:span><text:span text:style-name="T637">. </text:span><text:span text:style-name="T640">Todos </text:span><text:span text:style-name="T634">están</text:span><text:span text:style-name="T640"> finalmente resucitados al FINAL de las trompetas pero ANTES de las copas. </text:span><text:span text:style-name="T635">Esto es de los que nos habla Revelación 14 </text:span><text:span text:style-name="T635"><text:note text:id="ftn520" text:note-class="footnote"><text:note-citation>520</text:note-citation><text:note-body><text:p text:style-name="Footnote"><text:s/><text:span text:style-name="T1374">Revelación 14 </text:span><text:a xlink:type="simple" xlink:href="https://www.biblegateway.com/passage/?search=Apocalipsis+14%3A1-5&amp;version=RVA" text:style-name="Internet_20_link" text:visited-style-name="Visited_20_Internet_20_Link"><text:span text:style-name="T1374">RVA</text:span></text:a></text:p></text:note-body></text:note></text:span><text:span text:style-name="T635">. </text:span><text:span text:style-name="T636">En Revelación 7 son señalados y en Revelación 14 ya todos </text:span><text:span text:style-name="T638">están</text:span><text:span text:style-name="T636"> resucitados. </text:span><text:span text:style-name="T639">Estos son los Santos mencionados Revelación 13 cuando dice que a la primera bestia </text:span><text:span text:style-name="Bible_5f_text"><text:span text:style-name="T639">“</text:span></text:span><text:bookmark text:name="es-RVA-2015-30885"/><text:span text:style-name="Bible_5f_text"><text:span text:style-name="T639">le fue permitido hacer guerra contra los santos y vencerlos” </text:span></text:span><text:span text:style-name="Bible_5f_text"><text:span text:style-name="T639"><text:note text:id="ftn521" text:note-class="footnote"><text:note-citation>521</text:note-citation><text:note-body><text:p text:style-name="Footnote"><text:s/><text:span text:style-name="T1375">Revelación 13:7 </text:span><text:a xlink:type="simple" xlink:href="https://www.biblegateway.com/passage/?search=Apocalipsis+13%3A7&amp;version=RVA-2015" text:style-name="Internet_20_link" text:visited-style-name="Visited_20_Internet_20_Link"><text:span text:style-name="T1375">RVA-2015</text:span></text:a></text:p></text:note-body></text:note></text:span></text:span><text:span text:style-name="T639">.</text:span></text:p>
      <text:p text:style-name="P625"><text:span text:style-name="T620">Además, los 144.00 no incluyen mujeres. N</text:span><text:span text:style-name="T618">o hay mujeres resucitadas </text:span><text:span text:style-name="T620">en los mil años </text:span><text:span text:style-name="T627">que reine Jesucristo junto con esos 144.000, esos POCOS</text:span><text:span text:style-name="T620">. </text:span><text:span text:style-name="T621">Las que hay</text:span><text:span text:style-name="T618">, </text:span><text:span text:style-name="T621">están </text:span><text:span text:style-name="T620">todas entre la gran multitud que se muere común y corriente. N</text:span><text:span text:style-name="T618">o hay mujeres </text:span><text:span text:style-name="T622">resucitadas </text:span><text:span text:style-name="T618">virgenes o no que puedan rogar por los mortales. No hasta que se cumplan los mil años. </text:span><text:span text:style-name="T619">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624"><text:span text:style-name="T602">Muchos creen que por solo seguir a </text:span><text:span text:style-name="T648">Jesuc</text:span><text:span text:style-name="T602">risto, o haber nacido de nuevo en el Espíritu, </text:span><text:span text:style-name="T614">o morir por Jesucristo, </text:span><text:span text:style-name="T602">están en esa lista </text:span><text:span text:style-name="T628">de </text:span><text:span text:style-name="T629">los </text:span><text:span text:style-name="T641">que reinaron con </text:span><text:span text:style-name="T648">Jesuc</text:span><text:span text:style-name="T641">risto </text:span><text:span text:style-name="T642">por mil años</text:span><text:span text:style-name="T628">. </text:span><text:span text:style-name="T641">Será porque les gusta reinar. Pero primero hay que reinar sobre </text:span><text:span text:style-name="T647">el </text:span><text:span text:style-name="T641">Satán, el pecado y el mundo. Primero hay que poner a </text:span><text:span text:style-name="T646">el </text:span><text:span text:style-name="T641">Sat</text:span><text:span text:style-name="T645">á</text:span><text:span text:style-name="T641">n a nuestros pies. Y eso solo lo hace el Espíritu Santo</text:span><text:span text:style-name="T602">. </text:span><text:span text:style-name="T643">Yes un proceso. </text:span><text:span text:style-name="T644">Primero hay que pasar por el fuego eterno. </text:span><text:span text:style-name="T602">A esos creyentes les recomiendo leer de nuevo las </text:span><text:span text:style-name="T604">características de los que </text:span><text:span text:style-name="T607">están</text:span><text:span text:style-name="T602"> en </text:span><text:span text:style-name="T604">la</text:span><text:span text:style-name="T602"> lista.</text:span></text:p>
      <text:h text:style-name="Heading_20_2" text:outline-level="2">La Ira de Dios.</text:h>
      <text:p text:style-name="P609">Solo hay dos formas de entender <text:span text:style-name="T1346">los procesos del libro de la Revelación llamados “sellos”, “trompetas” y “copas”</text:span>: espiritualmente o físicamente. <text:span text:style-name="T1337">Y para este momento ya 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13"><text:span text:style-name="T1347">Cuando Revelación 8 dice que: </text:span><text:span text:style-name="Bible_5f_text"><text:span text:style-name="T1347">“</text:span></text:span><text:bookmark text:name="es-RVA-30834"/><text:span text:style-name="Bible_5f_text">la tercera parte de los árboles fué quemada, y quemóse toda la hierba verde</text:span><text:span text:style-name="Bible_5f_text"><text:span text:style-name="T1347">” </text:span></text:span><text:span text:style-name="Bible_5f_text"><text:span text:style-name="T1347"><text:note text:id="ftn522" text:note-class="footnote"><text:note-citation>522</text:note-citation><text:note-body><text:p text:style-name="Footnote"><text:s/><text:span text:style-name="T1347">Revelación 8:7 </text:span><text:a xlink:type="simple" xlink:href="https://www.biblegateway.com/passage/?search=Apocalipsis+8%3A7&amp;version=RVA" text:style-name="Internet_20_link" text:visited-style-name="Visited_20_Internet_20_Link"><text:span text:style-name="T1347">RVA</text:span></text:a></text:p></text:note-body></text:note></text:span></text:span><text:span text:style-name="T1347">, lo que significa es exactamente eso: que </text:span><text:bookmark text:name="es-RVA-308341"/>la tercera parte de los árboles <text:span text:style-name="T1347">se quemó y que TODA la hierba verde también se quemó.</text:span></text:p>
      <text:p text:style-name="P613"><text:soft-page-break/><text:span text:style-name="T1347">Cuando dice que: </text:span><text:span text:style-name="Bible_5f_text"><text:span text:style-name="T1347">“</text:span></text:span><text:bookmark text:name="es-RVA-30836"/><text:span text:style-name="Bible_5f_text">murió la tercera parte de las criaturas que estaban en la mar</text:span><text:span text:style-name="Bible_5f_text"><text:span text:style-name="T1347">” </text:span></text:span><text:span text:style-name="Bible_5f_text"><text:span text:style-name="T1347"><text:note text:id="ftn523" text:note-class="footnote"><text:note-citation>523</text:note-citation><text:note-body><text:p text:style-name="Footnote"><text:s/><text:span text:style-name="T1347">Revelación 8:9 </text:span><text:a xlink:type="simple" xlink:href="https://www.biblegateway.com/passage/?search=Apocalipsis+8%3A9&amp;version=RVA" text:style-name="Internet_20_link" text:visited-style-name="Visited_20_Internet_20_Link"><text:span text:style-name="T1347">RVA</text:span></text:a></text:p></text:note-body></text:note></text:span></text:span><text:span text:style-name="T1347">, lo que significa es justamente eso: que la tercera parte de lo que vivía en el mar se murió.</text:span></text:p>
      <text:p text:style-name="P613"><text:span text:style-name="T1353">Y cuando dice que el Sol y la Luna: </text:span><text:span text:style-name="Bible_5f_text"><text:span text:style-name="T1347">“</text:span></text:span><text:bookmark text:name="es-RVA-30839"/><text:span text:style-name="Bible_5f_text">no alumbraba la tercera parte del día, y lo mismo de la noche</text:span><text:span text:style-name="Bible_5f_text"><text:span text:style-name="T1347">” </text:span></text:span><text:span text:style-name="Bible_5f_text"><text:span text:style-name="T1347"><text:note text:id="ftn524" text:note-class="footnote"><text:note-citation>524</text:note-citation><text:note-body><text:p text:style-name="Footnote"><text:s/><text:span text:style-name="T1347">Revelación 8:12 </text:span><text:a xlink:type="simple" xlink:href="https://www.biblegateway.com/passage/?search=Apocalipsis+8%3A12&amp;version=RVA" text:style-name="Internet_20_link" text:visited-style-name="Visited_20_Internet_20_Link"><text:span text:style-name="T1347">RVA</text:span></text:a></text:p></text:note-body></text:note></text:span></text:span><text:span text:style-name="T1347">, ¿adivine que? Eso es lo que significa.</text:span></text:p>
      <text:p text:style-name="P619"><text:span text:style-name="T1347">Lo mismo sucede cuando Revelación 9 dice que durante cinco meses </text:span><text:span text:style-name="Bible_5f_text"><text:span text:style-name="T1347">“</text:span></text:span><text:span text:style-name="Bible_5f_text">buscarán los hombres la muerte, y no la hallarán; y desearán morir, y la muerte huirá de ellos</text:span><text:span text:style-name="Bible_5f_text"><text:span text:style-name="T1347">” </text:span></text:span><text:span text:style-name="Bible_5f_text"><text:span text:style-name="T1347"><text:note text:id="ftn525" text:note-class="footnote"><text:note-citation>525</text:note-citation><text:note-body><text:p text:style-name="Footnote"><text:s/><text:span text:style-name="T1348">Revelación 9:6 </text:span><text:a xlink:type="simple" xlink:href="https://www.biblegateway.com/passage/?search=Apocalipsis+9%3A6&amp;version=RVA" text:style-name="Internet_20_link" text:visited-style-name="Visited_20_Internet_20_Link"><text:span text:style-name="T1348">RVA</text:span></text:a></text:p></text:note-body></text:note></text:span></text:span><text:span text:style-name="T1347">, o cuando dice que: </text:span><text:span text:style-name="Bible_5f_text"><text:span text:style-name="T1347">“</text:span></text:span><text:bookmark text:name="es-RVA-30858"/><text:span text:style-name="Bible_5f_text">fué muerta la tercera parte de los hombre</text:span><text:span text:style-name="Bible_5f_text"><text:span text:style-name="T1348">s” </text:span></text:span><text:span text:style-name="Bible_5f_text"><text:span text:style-name="T1348"><text:note text:id="ftn526" text:note-class="footnote"><text:note-citation>526</text:note-citation><text:note-body><text:p text:style-name="Footnote"><text:s/><text:span text:style-name="T1348">Revelación 9:18 </text:span><text:a xlink:type="simple" xlink:href="https://www.biblegateway.com/passage/?search=Apocalipsis+9%3A18&amp;version=RVA" text:style-name="Internet_20_link" text:visited-style-name="Visited_20_Internet_20_Link"><text:span text:style-name="T1348">RVA</text:span></text:a></text:p></text:note-body></text:note></text:span></text:span><text:span text:style-name="T1347">, o cuando dice que los que quedaron vivos: </text:span><text:span text:style-name="Bible_5f_text"><text:span text:style-name="T1347">“</text:span></text:span><text:span text:style-name="Bible_5f_text">no se arrepintieron de sus homicidios, ni de sus hechicerías, ni de su fornicación, ni de sus hurtos</text:span><text:span text:style-name="Bible_5f_text"><text:span text:style-name="T1347">” </text:span></text:span><text:span text:style-name="Bible_5f_text"><text:span text:style-name="T1347"><text:note text:id="ftn527" text:note-class="footnote"><text:note-citation>527</text:note-citation><text:note-body><text:p text:style-name="Footnote"><text:s/><text:span text:style-name="T1348">Revelación 9:21 </text:span><text:a xlink:type="simple" xlink:href="https://www.biblegateway.com/passage/?search=Apocalipsis+9%3A21&amp;version=RVA" text:style-name="Internet_20_link" text:visited-style-name="Visited_20_Internet_20_Link"><text:span text:style-name="T1348">RVA</text:span></text:a></text:p></text:note-body></text:note></text:span></text:span><text:span text:style-name="T1347">. La interpretación es directa.</text:span></text:p>
      <text:p text:style-name="P621">Y eso es solo en las trompetas. Después vienen las copas.</text:p>
      <text:p text:style-name="P614"><text:span text:style-name="T1348">En Revelación 16 dice que el mar </text:span><text:span text:style-name="Bible_5f_text"><text:span text:style-name="T1348">“</text:span></text:span><text:bookmark text:name="es-RVA-30957"/><text:span text:style-name="Bible_5f_text">se convirtió en sangre como de un muerto; y toda alma viviente fué muerta en el mar</text:span><text:span text:style-name="Bible_5f_text"><text:span text:style-name="T1349">” </text:span></text:span><text:span text:style-name="Bible_5f_text"><text:span text:style-name="T1349"><text:note text:id="ftn528" text:note-class="footnote"><text:note-citation>528</text:note-citation><text:note-body><text:p text:style-name="Footnote"><text:s/><text:span text:style-name="T1349">Revelación 16:3 </text:span><text:a xlink:type="simple" xlink:href="https://www.biblegateway.com/passage/?search=Apocalipsis+16%3A3&amp;version=RVA" text:style-name="Internet_20_link" text:visited-style-name="Visited_20_Internet_20_Link"><text:span text:style-name="T1349">RVA</text:span></text:a></text:p></text:note-body></text:note></text:span></text:span><text:span text:style-name="T1349">. También dice que los ríos y las fuentes de agua </text:span><text:span text:style-name="Bible_5f_text"><text:span text:style-name="T1349">“</text:span></text:span><text:bookmark text:name="es-RVA-30958"/><text:span text:style-name="Bible_5f_text">se convirtieron en sangre</text:span><text:span text:style-name="Bible_5f_text"><text:span text:style-name="T1349">” </text:span></text:span><text:span text:style-name="Bible_5f_text"><text:span text:style-name="T1349"><text:note text:id="ftn529" text:note-class="footnote"><text:note-citation>529</text:note-citation><text:note-body><text:p text:style-name="Footnote"><text:s/><text:span text:style-name="T1349">Revelación 16:4 </text:span><text:a xlink:type="simple" xlink:href="https://www.biblegateway.com/passage/?search=Apocalipsis+16&amp;version=RVA" text:style-name="Internet_20_link" text:visited-style-name="Visited_20_Internet_20_Link"><text:span text:style-name="T1349">RVA</text:span></text:a></text:p></text:note-body></text:note></text:span></text:span><text:span text:style-name="T1349">. Y que después de esto tres espíritus inmundos actuaron sobre </text:span><text:span text:style-name="Bible_5f_text"><text:span text:style-name="T1349">“</text:span></text:span><text:bookmark text:name="es-RVA-30968"/><text:span text:style-name="Bible_5f_text">los reyes de la tierra y de todo el mundo, para congregarlos para la batalla de aquel gran día del Dios Todopoderos</text:span><text:span text:style-name="Bible_5f_text"><text:span text:style-name="T1349">o” </text:span></text:span><text:span text:style-name="Bible_5f_text"><text:span text:style-name="T1349"><text:note text:id="ftn530" text:note-class="footnote"><text:note-citation>530</text:note-citation><text:note-body><text:p text:style-name="Footnote"><text:s/><text:span text:style-name="T1349">Revelación 16:14 </text:span><text:a xlink:type="simple" xlink:href="https://www.biblegateway.com/passage/?search=Apocalipsis+16%3A14&amp;version=RVA" text:style-name="Internet_20_link" text:visited-style-name="Visited_20_Internet_20_Link"><text:span text:style-name="T1349">RVA</text:span></text:a></text:p></text:note-body></text:note></text:span></text:span><text:span text:style-name="T1349">. Otra guerra mundial entre tres grandes poderes.</text:span></text:p>
      <text:p text:style-name="P615"><text:span text:style-name="T1349">Pero ahí no acaba la cosa, porque después dice que hubo </text:span><text:span text:style-name="Bible_5f_text"><text:span text:style-name="T1349">“</text:span></text:span><text:bookmark text:name="es-RVA-30972"/><text:span text:style-name="Bible_5f_text">un terremoto tan grande, cual no fué jamás desde que los hombres han estado sobre la tierra</text:span><text:span text:style-name="Bible_5f_text"><text:span text:style-name="T1349">” </text:span></text:span><text:span text:style-name="Bible_5f_text"><text:span text:style-name="T1349"><text:note text:id="ftn531" text:note-class="footnote"><text:note-citation>531</text:note-citation><text:note-body><text:p text:style-name="Footnote"><text:s/><text:span text:style-name="T1350">Revelación 16:18 </text:span><text:a xlink:type="simple" xlink:href="https://www.biblegateway.com/passage/?search=Apocalipsis+16%3A18&amp;version=RVA" text:style-name="Internet_20_link" text:visited-style-name="Visited_20_Internet_20_Link"><text:span text:style-name="T1350">RVA</text:span></text:a></text:p></text:note-body></text:note></text:span></text:span><text:span text:style-name="T1349"><text:s/>y que </text:span><text:span text:style-name="Bible_5f_text"><text:span text:style-name="T1349">“</text:span></text:span><text:bookmark text:name="es-DHH-30625"/><text:span text:style-name="Bible_5f_text">las ciudades del mundo se derrumbaro</text:span><text:span text:style-name="Bible_5f_text"><text:span text:style-name="T1350">n” </text:span></text:span><text:span text:style-name="Bible_5f_text"><text:span text:style-name="T1350"><text:note text:id="ftn532" text:note-class="footnote"><text:note-citation>532</text:note-citation><text:note-body><text:p text:style-name="Footnote"><text:s/><text:span text:style-name="T1350">Revelación 16:19 </text:span><text:a xlink:type="simple" xlink:href="https://www.biblegateway.com/passage/?search=Apocalipsis+16%3A19&amp;version=DHH" text:style-name="Internet_20_link" text:visited-style-name="Visited_20_Internet_20_Link"><text:span text:style-name="T1350">DHH</text:span></text:a></text:p></text:note-body></text:note></text:span></text:span><text:span text:style-name="T1350"><text:s/>y que </text:span><text:span text:style-name="Bible_5f_text"><text:span text:style-name="T1350">“</text:span></text:span><text:bookmark text:name="es-RVA-30974"/><text:span text:style-name="Bible_5f_text">toda isla huyó, y los montes no fueron hallados</text:span><text:span text:style-name="Bible_5f_text"><text:span text:style-name="T1349">” </text:span></text:span><text:span text:style-name="Bible_5f_text"><text:span text:style-name="T1349"><text:note text:id="ftn533" text:note-class="footnote"><text:note-citation>533</text:note-citation><text:note-body><text:p text:style-name="Footnote"><text:s/><text:span text:style-name="T1350">Revelación 16:20 </text:span><text:a xlink:type="simple" xlink:href="https://www.biblegateway.com/passage/?search=Apocalipsis+16%3A20&amp;version=RVA" text:style-name="Internet_20_link" text:visited-style-name="Visited_20_Internet_20_Link"><text:span text:style-name="T1350">RVA</text:span></text:a></text:p></text:note-body></text:note></text:span></text:span><text:span text:style-name="T1349">. Un terremoto como no fue JAMAS desde que los hombres han estado sobre la tierra, en el que las ciudades del mundo se derrumban.</text:span></text:p>
      <text:p text:style-name="P635"><text:span text:style-name="T1350">Pero ahí tampoco acaba la cosa. Después de eso </text:span>cayó <text:span text:style-name="Bible_5f_text">“enorme granizo, como de treinta y cuatro kilos de peso</text:span><text:span text:style-name="Bible_5f_text"><text:span text:style-name="T1350">” </text:span></text:span><text:span text:style-name="Bible_5f_text"><text:span text:style-name="T1350"><text:note text:id="ftn534" text:note-class="footnote"><text:note-citation>534</text:note-citation><text:note-body><text:p text:style-name="Footnote"><text:s/><text:span text:style-name="T1350">Revelación 16:21</text:span> <text:a xlink:type="simple" xlink:href="https://www.biblegateway.com/passage/?search=Apocalipsis+16%3A21&amp;version=RVA-2015" text:style-name="Internet_20_link" text:visited-style-name="Visited_20_Internet_20_Link"><text:span text:style-name="T1350">RVA-2015</text:span></text:a></text:p></text:note-body></text:note></text:span></text:span><text:span text:style-name="T1350">. Y aquí si la interpretación puede ser algo diferente porque la palabra griega es </text:span>talantiaios <text:span text:style-name="T1369">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636"><text:span text:style-name="T1370">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54">contra</text:span> Dios <text:span text:style-name="T1350"><text:note text:id="ftn535" text:note-class="footnote"><text:note-citation>535</text:note-citation><text:note-body><text:p text:style-name="Footnote"><text:s/><text:span text:style-name="T1350">Revelación 16:21</text:span> <text:a xlink:type="simple" xlink:href="https://www.biblegateway.com/passage/?search=Apocalipsis+16%3A21&amp;version=RVA-2015" text:style-name="Internet_20_link" text:visited-style-name="Visited_20_Internet_20_Link"><text:span text:style-name="T1350">RVA-2015</text:span></text:a></text:p></text:note-body></text:note></text:span><text:span text:style-name="T1350">. Pero, dice Revelacion 19, que esos que queden vivos físicamente, </text:span><text:span text:style-name="Bible_5f_text"><text:span text:style-name="T1365">“</text:span></text:span><text:bookmark text:name="es-RVA-31038"/><text:span text:style-name="Bible_5f_text"><text:span text:style-name="T1365">fueron muertos con la </text:span></text:span><text:soft-page-break/><text:span text:style-name="Bible_5f_text"><text:span text:style-name="T1365">espada que salía de la boca del que estaba sentado sobre el caballo, y todas las aves fueron hartas de las carnes de ellos” </text:span></text:span><text:span text:style-name="Bible_5f_text"><text:span text:style-name="T1365"><text:note text:id="ftn536" text:note-class="footnote"><text:note-citation>536</text:note-citation><text:note-body><text:p text:style-name="Footnote"><text:s/><text:span text:style-name="T1368">Revelación 19:21 </text:span><text:a xlink:type="simple" xlink:href="https://www.biblegateway.com/passage/?search=Apocalipsis+19%3A21&amp;version=RVA" text:style-name="Internet_20_link" text:visited-style-name="Visited_20_Internet_20_Link"><text:span text:style-name="T1368">RVA</text:span></text:a></text:p></text:note-body></text:note></text:span></text:span><text:span text:style-name="T1368">.</text:span></text:p>
      <text:p text:style-name="P637"><text:span text:style-name="T1368">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368">“</text:span></text:span><text:bookmark text:name="es-RVA-2015-30909"/><text:span text:style-name="Bible_5f_text">¡Bienaventurados los muertos que de aquí en adelante mueren en el Señor!</text:span><text:span text:style-name="Bible_5f_text"><text:span text:style-name="T1368">” </text:span></text:span><text:span text:style-name="Bible_5f_text"><text:span text:style-name="T1368"><text:note text:id="ftn537" text:note-class="footnote"><text:note-citation>537</text:note-citation><text:note-body><text:p text:style-name="Footnote"><text:s/><text:span text:style-name="T1371">Revelación 14:13 </text:span><text:a xlink:type="simple" xlink:href="https://www.biblegateway.com/passage/?search=Apocalipsis+14%3A13&amp;version=RVA-2015" text:style-name="Internet_20_link" text:visited-style-name="Visited_20_Internet_20_Link"><text:span text:style-name="T1371">RVA-2015</text:span></text:a></text:p></text:note-body></text:note></text:span></text:span><text:span text:style-name="T1368">.</text:span></text:p>
      <text:p text:style-name="P616"><text:span text:style-name="T1351">Tal vez por este gran sufrimiento y mortandad es que justo antes de empezar el séptimo sello, es decir antes de todas las trompetas y de todas las copas, dice Revelación 6 que: </text:span><text:span text:style-name="Bible_5f_text"><text:span text:style-name="T1351">“</text:span></text:span><text:span text:style-name="Bible_5f_text">los reyes de la tierra, y los príncipes, y los ricos, y los capitanes, y los fuertes, y todo siervo y todo libre</text:span><text:span text:style-name="Bible_5f_text"><text:span text:style-name="T1351">”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51">” </text:span></text:span><text:span text:style-name="Bible_5f_text"><text:span text:style-name="T1351"><text:note text:id="ftn538" text:note-class="footnote"><text:note-citation>538</text:note-citation><text:note-body><text:p text:style-name="Footnote"><text:s/><text:span text:style-name="T1351">Revelación 6:15-17 </text:span><text:a xlink:type="simple" xlink:href="https://www.biblegateway.com/passage/?search=Apocalipsis+6%3A15-17&amp;version=RVA" text:style-name="Internet_20_link" text:visited-style-name="Visited_20_Internet_20_Link"><text:span text:style-name="T1351">RVA</text:span></text:a></text:p></text:note-body></text:note></text:span></text:span><text:span text:style-name="T1351">. La Ira de Cordero. Las trompetas y las copas son esa ira de Dios. </text:span></text:p>
      <text:p text:style-name="P620"><text:span text:style-name="T1352">Y para este anfitrión es lógicamente inconsistente, incoherente, incongruente creer que mientras están sucediendo estas cosas la gente este </text:span><text:span text:style-name="Bible_5f_text"><text:span text:style-name="T1304">“</text:span></text:span><text:span text:style-name="Bible_5f_text">comiendo y bebiendo, casándose y dando en casamiento</text:span><text:span text:style-name="Bible_5f_text"><text:span text:style-name="T1304">” </text:span></text:span><text:span text:style-name="Bible_5f_text"><text:span text:style-name="T1304"><text:note text:id="ftn539" text:note-class="footnote"><text:note-citation>539</text:note-citation><text:note-body><text:p text:style-name="Footnote"><text:s/><text:span text:style-name="T1304">Mateo 24:38-42 </text:span><text:a xlink:type="simple" xlink:href="https://www.biblegateway.com/passage/?search=Mateo+24%3A38-42&amp;version=RVA" text:style-name="Internet_20_link" text:visited-style-name="Visited_20_Internet_20_Link"><text:span text:style-name="T1304">RVA</text:span></text:a></text:p></text:note-body></text:note></text:span></text:span><text:span text:style-name="T1304">, como dice nuestro Señor Jesucristo, según Mateo 24, que será en el momento de su venida. O que las personas </text:span><text:span text:style-name="Bible_5f_text"><text:span text:style-name="T1304">“</text:span></text:span><text:span text:style-name="Bible_5f_text">Comían, bebían, compraban, vendían, plantaban y edificaban</text:span><text:span text:style-name="Bible_5f_text"><text:span text:style-name="T1304">” </text:span></text:span><text:span text:style-name="Bible_5f_text"><text:span text:style-name="T1304"><text:note text:id="ftn540" text:note-class="footnote"><text:note-citation>540</text:note-citation><text:note-body><text:p text:style-name="Footnote"><text:s/><text:span text:style-name="T1305">Lucas 17:28-30 </text:span><text:a xlink:type="simple" xlink:href="https://www.biblegateway.com/passage/?search=Lucas+17%3A28-30&amp;version=RVA-2015" text:style-name="Internet_20_link" text:visited-style-name="Visited_20_Internet_20_Link"><text:span text:style-name="T1305">RVA-2015</text:span></text:a></text:p></text:note-body></text:note></text:span></text:span><text:span text:style-name="T1304">, como dice Jesucristo, según Lucas 17. </text:span></text:p>
      <text:p text:style-name="P618">Cuando no haya agua potable, todo lo que hay en el mar este muerto, no haya buena luz ni en el día ni en la noche, y haya <text:span text:style-name="T1355">otra </text:span>guerra mundial, la gente no estará pensando en casarse ni en plantar ni en edificar ni en beber. La gente estará pensando en como sobrevivir y según lo que nos dice el mismo libro <text:span text:style-name="Bible_5f_text"><text:span text:style-name="T1347">“</text:span></text:span><text:span text:style-name="Bible_5f_text">no se arrepintieron de sus homicidios, ni de sus hechicerías, ni de su fornicación, ni de sus hurtos</text:span><text:span text:style-name="Bible_5f_text"><text:span text:style-name="T1347">” </text:span></text:span><text:span text:style-name="Bible_5f_text"><text:span text:style-name="T1347"><text:note text:id="ftn541" text:note-class="footnote"><text:note-citation>541</text:note-citation><text:note-body><text:p text:style-name="Footnote"><text:s/><text:span text:style-name="T1348">Revelación 9:21 </text:span><text:a xlink:type="simple" xlink:href="https://www.biblegateway.com/passage/?search=Apocalipsis+9%3A21&amp;version=RVA" text:style-name="Internet_20_link" text:visited-style-name="Visited_20_Internet_20_Link"><text:span text:style-name="T1348">RVA</text:span></text:a></text:p></text:note-body></text:note></text:span></text:span>. Ah y <text:span text:style-name="T1356">los que quedan vivos después de cada plaga, </text:span>también <text:span text:style-name="T1355">estarán</text:span> pensando en blasfemar contra Dios. </text:p>
      <text:p text:style-name="P617"><text:span text:style-name="T1860">También es muy difícil de creer que todas las “trompetas” y “copas” sucedan </text:span><text:span text:style-name="Bible_5f_text"><text:span text:style-name="T1304">“Como el relámpago que sale del oriente y se muestra hasta el occidente” </text:span></text:span><text:span text:style-name="Bible_5f_text"><text:span text:style-name="T1304"><text:note text:id="ftn542" text:note-class="footnote"><text:note-citation>542</text:note-citation><text:note-body><text:p text:style-name="Footnote"><text:s/><text:span text:style-name="T1304">Mateo 24:27 </text:span><text:a xlink:type="simple" xlink:href="https://www.biblegateway.com/passage/?search=Mateo+24%3A27&amp;version=RVA" text:style-name="Internet_20_link" text:visited-style-name="Visited_20_Internet_20_Link"><text:span text:style-name="T1304">RVA</text:span></text:a></text:p></text:note-body></text:note></text:span></text:span><text:span text:style-name="T1304">, como nos dice Jesucristo que será su regreso según Mateo 24. Esas “trompetas” y esas “copas” duran un tiempito. Algo ya ha pasado antes de la ira de Dios.</text:span></text:p>
      <text:h text:style-name="P1024" text:outline-level="2"><text:soft-page-break/><text:span text:style-name="T1362">Arrebatados</text:span>.</text:h>
      <text:p text:style-name="P626"><text:span text:style-name="T1362">Pablo dice en 1ra Tesalonicenses 4 que los que estén vivos cuando vuelva Jesucristo serán </text:span><text:span text:style-name="Bible_5f_text"><text:span text:style-name="T1362">“</text:span></text:span><text:bookmark text:name="es-RVA-29620"/><text:span text:style-name="Bible_5f_text">arrebatados en las nubes á recibir al Señor en el aire</text:span><text:span text:style-name="Bible_5f_text"><text:span text:style-name="T1362">” </text:span></text:span><text:span text:style-name="Bible_5f_text"><text:span text:style-name="T1362"><text:note text:id="ftn543" text:note-class="footnote"><text:note-citation>543</text:note-citation><text:note-body><text:p text:style-name="Footnote"><text:s/><text:span text:style-name="T1362">1 Tesalonicenses 4:17 </text:span><text:a xlink:type="simple" xlink:href="https://www.biblegateway.com/passage/?search=1+Tesalonicenses+4%3A17&amp;version=RVA" text:style-name="Internet_20_link" text:visited-style-name="Visited_20_Internet_20_Link"><text:span text:style-name="T1362">RVA</text:span></text:a></text:p></text:note-body></text:note></text:span></text:span><text:span text:style-name="T1362">. A recibir, o sea a volver después con Jesucristo una vez termine la recepción.</text:span></text:p>
      <text:p text:style-name="P633"><text:span text:style-name="T1362">También dice Pablo en Romanos 5 de los creyentes en Jesucristo que </text:span><text:span text:style-name="Bible_5f_text"><text:span text:style-name="T1362">“</text:span></text:span><text:bookmark text:name="es-RVA-28056"/><text:span text:style-name="Bible_5f_text">justificados en su sangre, por él seremos salvos de la ira</text:span><text:span text:style-name="Bible_5f_text"><text:span text:style-name="T1363">” </text:span></text:span><text:span text:style-name="Bible_5f_text"><text:span text:style-name="T1363"><text:note text:id="ftn544" text:note-class="footnote"><text:note-citation>544</text:note-citation><text:note-body><text:p text:style-name="Footnote"><text:s/><text:span text:style-name="T1363">Romanos 5:9 </text:span><text:a xlink:type="simple" xlink:href="https://www.biblegateway.com/passage/?search=Romanos+5%3A9&amp;version=RVA" text:style-name="Internet_20_link" text:visited-style-name="Visited_20_Internet_20_Link"><text:span text:style-name="T1363">RVA</text:span></text:a></text:p></text:note-body></text:note></text:span></text:span><text:span text:style-name="T1363">. Y en 1 Tesalonicenses 5 dice: </text:span><text:span text:style-name="Bible_5f_text"><text:span text:style-name="T1363">“</text:span></text:span><text:bookmark text:name="es-RVA-29630"/><text:span text:style-name="Bible_5f_text">Porque no nos ha puesto Dios para ira, sino para alcanzar salud por nuestro Señor Jesucristo</text:span><text:span text:style-name="Bible_5f_text"><text:span text:style-name="T1363">” </text:span></text:span><text:span text:style-name="Bible_5f_text"><text:span text:style-name="T1363"><text:note text:id="ftn545" text:note-class="footnote"><text:note-citation>545</text:note-citation><text:note-body><text:p text:style-name="Footnote"><text:s/><text:span text:style-name="T1364">1 Tesalonicenses 5:9 </text:span><text:a xlink:type="simple" xlink:href="https://www.biblegateway.com/passage/?search=1+Tesalonicenses+5%3A9&amp;version=RVA" text:style-name="Internet_20_link" text:visited-style-name="Visited_20_Internet_20_Link"><text:span text:style-name="T1364">RVA</text:span></text:a></text:p></text:note-body></text:note></text:span></text:span><text:span text:style-name="T1363">. Y en 1ra Tesalonicenses 1 habla de </text:span><text:span text:style-name="Bible_5f_text"><text:span text:style-name="T1363">“</text:span></text:span><text:span text:style-name="Bible_5f_text">esperar á su Hijo de los cielos, al cual resucitó de los muertos; á Jesús, el cual nos libró de la ira que ha de venir</text:span><text:span text:style-name="Bible_5f_text"><text:span text:style-name="T1363">” </text:span></text:span><text:span text:style-name="Bible_5f_text"><text:span text:style-name="T1363"><text:note text:id="ftn546" text:note-class="footnote"><text:note-citation>546</text:note-citation><text:note-body><text:p text:style-name="Footnote"><text:s/><text:span text:style-name="T1363">1 Tesalonicenses 1:10 </text:span><text:a xlink:type="simple" xlink:href="https://www.biblegateway.com/passage/?search=1+Tesalonicenses+1%3A10&amp;version=RVA" text:style-name="Internet_20_link" text:visited-style-name="Visited_20_Internet_20_Link"><text:span text:style-name="T1363">RVA</text:span></text:a></text:p></text:note-body></text:note></text:span></text:span><text:span text:style-name="T1363">. De la ira que ha de venir. ¿Cuando? Pues justamente cuando regrese, por eso habla de esperar a su Hijo. Por eso en Romanos 2 nos habla del </text:span><text:span text:style-name="Bible_5f_text"><text:span text:style-name="T1363">“</text:span></text:span><text:span text:style-name="Bible_5f_text">día de la ira y de la manifestación del justo juicio de Dios</text:span><text:span text:style-name="Bible_5f_text"><text:span text:style-name="T1363">” </text:span></text:span><text:span text:style-name="Bible_5f_text"><text:span text:style-name="T1363"><text:note text:id="ftn547" text:note-class="footnote"><text:note-citation>547</text:note-citation><text:note-body><text:p text:style-name="Footnote"><text:s/><text:span text:style-name="T1364">Romanos 2 </text:span><text:a xlink:type="simple" xlink:href="https://www.biblegateway.com/passage/?search=Romanos+2%3A5&amp;version=RVA" text:style-name="Internet_20_link" text:visited-style-name="Visited_20_Internet_20_Link"><text:span text:style-name="T1364">RVA</text:span></text:a></text:p></text:note-body></text:note></text:span></text:span><text:span text:style-name="T1363">. Día que no dura mucho </text:span><text:span text:style-name="Bible_5f_text"><text:span text:style-name="T1363">“Porque su ira dura solo un momento pero su favor dura toda la vida. Por la noche dura el llanto pero al amanecer vendrá la alegría” </text:span></text:span><text:span text:style-name="Bible_5f_text"><text:span text:style-name="T1363"><text:note text:id="ftn548" text:note-class="footnote"><text:note-citation>548</text:note-citation><text:note-body><text:p text:style-name="Footnote"><text:s/><text:span text:style-name="T1366">Salmos 30:5 </text:span><text:a xlink:type="simple" xlink:href="https://www.biblegateway.com/passage/?search=Salmos+30%3A5&amp;version=RVA-2015" text:style-name="Internet_20_link" text:visited-style-name="Visited_20_Internet_20_Link"><text:span text:style-name="T1366">RVA-2015</text:span></text:a></text:p></text:note-body></text:note></text:span></text:span><text:span text:style-name="T1363">, eso dice el Salmo 30. Un poco mas de tres años y medio. Digamos unos 4 a 6 añitos. Mientras que la alegría dura mil.</text:span></text:p>
      <text:p text:style-name="P634">Así, mientras los que han sido arrebatados están recibiendo a Jesucristo los demás están bajo la ira de Dios. Recibiendo trompetas y copas. </text:p>
      <text:p text:style-name="P627"><text:span text:style-name="T1365">Los que escoja Jesucristo son arrebatados o tomados como dice en Mateo 24: </text:span><text:span text:style-name="Bible_5f_text"><text:span text:style-name="T1304">“estarán dos en el campo; el uno será tomado, y el otro será dejado:</text:span></text:span><text:bookmark text:name="es-RVA-239991"/><text:span text:style-name="Bible_5f_text"><text:span text:style-name="T1304"> Dos mujeres moliendo á un molinillo; la una será tomada, y la otra será dejada. Velad pues, porque no sabéis á qué hora ha de venir vuestro Señor” </text:span></text:span><text:span text:style-name="Bible_5f_text"><text:span text:style-name="T1304"><text:note text:id="ftn549" text:note-class="footnote"><text:note-citation>549</text:note-citation><text:note-body><text:p text:style-name="Footnote"><text:s/><text:span text:style-name="T1304">Mateo 24:38-42 </text:span><text:a xlink:type="simple" xlink:href="https://www.biblegateway.com/passage/?search=Mateo+24%3A38-42&amp;version=RVA" text:style-name="Internet_20_link" text:visited-style-name="Visited_20_Internet_20_Link"><text:span text:style-name="T1304">RVA</text:span></text:a></text:p></text:note-body></text:note></text:span></text:span><text:span text:style-name="T1304">. O en Lucas 17 cuando dice: </text:span><text:span text:style-name="Bible_5f_text"><text:span text:style-name="T1304">“En aquella noche estarán dos en una cama; el uno será tomado y el otro será dejado” </text:span></text:span><text:span text:style-name="Bible_5f_text"><text:span text:style-name="T1304"><text:note text:id="ftn550" text:note-class="footnote"><text:note-citation>550</text:note-citation><text:note-body><text:p text:style-name="Footnote"><text:s/><text:span text:style-name="T1305">Lucas 17:34 </text:span><text:a xlink:type="simple" xlink:href="https://www.biblegateway.com/passage/?search=Lucas+17%3A34&amp;version=RVA-2015" text:style-name="Internet_20_link" text:visited-style-name="Visited_20_Internet_20_Link"><text:span text:style-name="T1305">RVA-2015</text:span></text:a></text:p></text:note-body></text:note></text:span></text:span><text:span text:style-name="T1304">. Y esto sucederá </text:span><text:span text:style-name="Bible_5f_text"><text:span text:style-name="T1304">“C</text:span></text:span><text:span text:style-name="Bible_5f_text">omo el relámpago que sale del oriente y se muestra hasta el occidente, así será también la venida del Hijo del hombre</text:span><text:span text:style-name="Bible_5f_text"><text:span text:style-name="T1304">” </text:span></text:span><text:span text:style-name="Bible_5f_text"><text:span text:style-name="T1304"><text:note text:id="ftn551" text:note-class="footnote"><text:note-citation>551</text:note-citation><text:note-body><text:p text:style-name="Footnote"><text:s/><text:span text:style-name="T1304">Mateo 24:27 </text:span><text:a xlink:type="simple" xlink:href="https://www.biblegateway.com/passage/?search=Mateo+24%3A27&amp;version=RVA" text:style-name="Internet_20_link" text:visited-style-name="Visited_20_Internet_20_Link"><text:span text:style-name="T1304">RVA</text:span></text:a></text:p></text:note-body></text:note></text:span></text:span><text:span text:style-name="T1304">.</text:span></text:p>
      <text:p text:style-name="P628"><text:span text:style-name="T1366">Así será el día de su regreso. Día que dura mil años porque Pedro explica que: </text:span><text:span text:style-name="Bible_5f_text"><text:span text:style-name="T1366">“</text:span></text:span><text:bookmark text:name="es-RVA-30530"/><text:span text:style-name="Bible_5f_text">un día delante del Señor es como mil años y mil años como un dí</text:span><text:span text:style-name="Bible_5f_text"><text:span text:style-name="T1367">a” </text:span></text:span><text:span text:style-name="Bible_5f_text"><text:span text:style-name="T1367"><text:note text:id="ftn552" text:note-class="footnote"><text:note-citation>552</text:note-citation><text:note-body><text:p text:style-name="Footnote"><text:s/><text:span text:style-name="T1367">2 Pedro 3:8 </text:span><text:a xlink:type="simple" xlink:href="https://www.biblegateway.com/passage/?search=2+Pedro+3%3A8&amp;version=RVA" text:style-name="Internet_20_link" text:visited-style-name="Visited_20_Internet_20_Link"><text:span text:style-name="T1367">RVA</text:span></text:a></text:p></text:note-body></text:note></text:span></text:span><text:span text:style-name="T1367">. Y los que vivan ese día estarán siempre delante del Señor, porque Jesucristo estará reinando, con la ayuda de 144.000 señalados, sobre una multitud que no se puede contar, esos que fueron arrebatados, esos que vienen de la gran tribulación, escapando de la ira de Dios, desde el templo descrito en Ezequiel, que será construido en Israel.</text:span></text:p>
      <text:p text:style-name="P629"><text:span text:style-name="T1372">Los tomados o arrebatados son esa gran multitud que </text:span><text:span text:style-name="T615">describe Revelación 7 como </text:span><text:span text:style-name="Bible_5f_text"><text:span text:style-name="T615">“Estos son los que vienen de la gran tribulación” </text:span></text:span><text:span text:style-name="Bible_5f_text"><text:span text:style-name="T615"><text:note text:id="ftn553" text:note-class="footnote"><text:note-citation>553</text:note-citation><text:note-body><text:p text:style-name="Footnote"><text:s/><text:span text:style-name="T1360">Revelación 7:14 </text:span><text:a xlink:type="simple" xlink:href="https://www.biblegateway.com/passage/?search=Apocalipsis+7%3A14&amp;version=RVA-2015" text:style-name="Internet_20_link" text:visited-style-name="Visited_20_Internet_20_Link"><text:span text:style-name="T1360">RVA-2015</text:span></text:a></text:p></text:note-body></text:note></text:span></text:span><text:span text:style-name="T615">. Y que son </text:span><text:span text:style-name="Bible_5f_text"><text:span text:style-name="T615">“una gran multitud de todas las naciones y razas y pueblos y lenguas, y nadie podía contar su número” </text:span></text:span><text:span text:style-name="Bible_5f_text"><text:span text:style-name="T615"><text:note text:id="ftn554" text:note-class="footnote"><text:note-citation>554</text:note-citation><text:note-body><text:p text:style-name="Footnote"><text:s/><text:span text:style-name="T1360">Revelación 7:9 </text:span><text:a xlink:type="simple" xlink:href="https://www.biblegateway.com/passage/?search=Apocalipsis+7%3A9&amp;version=RVA-2015" text:style-name="Internet_20_link" text:visited-style-name="Visited_20_Internet_20_Link"><text:span text:style-name="T1360">RVA-2015</text:span></text:a></text:p></text:note-body></text:note></text:span></text:span><text:span text:style-name="T615">. </text:span><text:soft-page-break/><text:span text:style-name="T631">Descripción</text:span><text:span text:style-name="T630"> que hace Revelación 7 justo antes de la séptimo sello. </text:span><text:span text:style-name="T631">Dice de esta multitud que: </text:span><text:span text:style-name="Bible_5f_text"><text:span text:style-name="T631">“</text:span></text:span><text:bookmark text:name="es-RVA-30819"/><text:span text:style-name="Bible_5f_text"><text:span text:style-name="T631">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31">” </text:span></text:span><text:span text:style-name="Bible_5f_text"><text:span text:style-name="T631"><text:note text:id="ftn555" text:note-class="footnote"><text:note-citation>555</text:note-citation><text:note-body><text:p text:style-name="Footnote"><text:s/><text:span text:style-name="T1373">Revelación 7:9-10 </text:span><text:a xlink:type="simple" xlink:href="https://www.biblegateway.com/passage/?search=Apocalipsis+7%3A9-10&amp;version=RVA" text:style-name="Internet_20_link" text:visited-style-name="Visited_20_Internet_20_Link"><text:span text:style-name="T1373">RVA</text:span></text:a></text:p></text:note-body></text:note></text:span></text:span><text:span text:style-name="T631">.</text:span></text:p>
      <text:p text:style-name="P630"><text:span text:style-name="T1377">En este contexto es muy fácil entender las palabras de Jesucristo en sus parábolas de Mateo 25 cuando dice que el reino de los cielos será como diez vírgenes en las que cinco prudentes entran a la bodas y otras no </text:span><text:span text:style-name="T1377"><text:note text:id="ftn556" text:note-class="footnote"><text:note-citation>556</text:note-citation><text:note-body><text:p text:style-name="Footnote"><text:s/><text:span text:style-name="T1376">Mateo 25:1-13 </text:span><text:a xlink:type="simple" xlink:href="https://www.biblegateway.com/passage/?search=Mateo+25%3A1-13&amp;version=RVA" text:style-name="Internet_20_link" text:visited-style-name="Visited_20_Internet_20_Link"><text:span text:style-name="T1376">RVA</text:span></text:a></text:p></text:note-body></text:note></text:span><text:span text:style-name="T1377">, o la parábola en la que dice que </text:span><text:span text:style-name="Bible_5f_text"><text:span text:style-name="T1377">“</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377">”</text:span></text:span><text:span text:style-name="T1377"> y a unos les dirá </text:span><text:span text:style-name="Bible_5f_text"><text:span text:style-name="T1377">“v</text:span></text:span><text:span text:style-name="Bible_5f_text">enid, benditos de mi Padre, heredad el reino preparado para vosotros desde la fundación del mundo</text:span><text:span text:style-name="Bible_5f_text"><text:span text:style-name="T1377">”</text:span></text:span><text:span text:style-name="T1377"> y a los otros les dirá </text:span><text:span text:style-name="Bible_5f_text"><text:span text:style-name="T1377">“a</text:span></text:span><text:span text:style-name="Bible_5f_text">partaos de mí, malditos, al fuego eterno preparado para el diablo y para sus ángeles</text:span><text:span text:style-name="Bible_5f_text"><text:span text:style-name="T1377">” </text:span></text:span><text:span text:style-name="Bible_5f_text"><text:span text:style-name="T1377"><text:note text:id="ftn557" text:note-class="footnote"><text:note-citation>557</text:note-citation><text:note-body><text:p text:style-name="Footnote"><text:s/><text:span text:style-name="T1378">Mateo 25:31-46 </text:span><text:a xlink:type="simple" xlink:href="https://www.biblegateway.com/passage/?search=Mateo+25%3A31-46&amp;version=RVA" text:style-name="Internet_20_link" text:visited-style-name="Visited_20_Internet_20_Link"><text:span text:style-name="T1378">RVA</text:span></text:a></text:p></text:note-body></text:note></text:span></text:span><text:span text:style-name="T1377">. Y entonces se cumplirá la primera parte de la manifestación física del Reino de los Cielos en la tierra, y las palabras de Jesucristo cuando dice que: </text:span><text:span text:style-name="Bible_5f_text"><text:span text:style-name="T1377">“</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8</text:note-citation><text:note-body><text:p text:style-name="Footnote"><text:s/><text:span text:style-name="T1379">Mateo 7:21-23 </text:span><text:a xlink:type="simple" xlink:href="https://www.biblegateway.com/passage/?search=Mateo+7%3A21-23&amp;version=RVA" text:style-name="Internet_20_link" text:visited-style-name="Visited_20_Internet_20_Link"><text:span text:style-name="T1379">RVA</text:span></text:a></text:p></text:note-body></text:note></text:span>.</text:p>
      <text:p text:style-name="P631"><text:span text:style-name="T1380">Los que entran a las bodas son los tomados o arrebatados. El resto se quedan fuera de las bodas. Y en Mateo 22 nos dan un detalle adicional cuando en otra parábola de bodas nos dice que: </text:span><text:span text:style-name="Bible_5f_text"><text:span text:style-name="T1380">“</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380">” </text:span></text:span><text:span text:style-name="Bible_5f_text"><text:span text:style-name="T1380"><text:note text:id="ftn559" text:note-class="footnote"><text:note-citation>559</text:note-citation><text:note-body><text:p text:style-name="Footnote"><text:s/><text:span text:style-name="T1380">Mateo 22:11-13 </text:span><text:a xlink:type="simple" xlink:href="https://www.biblegateway.com/passage/?search=Mateo+22%3A11-13&amp;version=RVA" text:style-name="Internet_20_link" text:visited-style-name="Visited_20_Internet_20_Link"><text:span text:style-name="T1380">RVA</text:span></text:a></text:p></text:note-body></text:note></text:span></text:span><text:span text:style-name="T1380">. Incluso después de haber entrado a las bodas lo pueden devolver si no esta vestido de boda.</text:span></text:p>
      <text:p text:style-name="P632"><text:span text:style-name="T1381">Estas bodas son las mismas de las que nos habla Revelación 19 cuando dice: </text:span><text:span text:style-name="Bible_5f_text"><text:span text:style-name="T1381">“</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381">” </text:span></text:span><text:span text:style-name="Bible_5f_text"><text:span text:style-name="T1381"><text:note text:id="ftn560" text:note-class="footnote"><text:note-citation>560</text:note-citation><text:note-body><text:p text:style-name="Footnote"><text:s/><text:span text:style-name="T1381">Revelación 19:7-9 </text:span><text:a xlink:type="simple" xlink:href="https://www.biblegateway.com/passage/?search=Apocalipsis+19%3A7-9&amp;version=RVR1960" text:style-name="Internet_20_link" text:visited-style-name="Visited_20_Internet_20_Link"><text:span text:style-name="T1381">RVR1960</text:span></text:a></text:p></text:note-body></text:note></text:span></text:span><text:span text:style-name="T1381">. </text:span></text:p>
      <text:p text:style-name="P643">Algo que Dios podría hacer es simplemente dejar que maten a todos los seguidores de Jesucristo, <text:span text:style-name="T1388">luego permitir que todos se maten entre si en una guerra mundial por la </text:span><text:soft-page-break/><text:span text:style-name="T1388">supervivencia en un planeta sin agua potable y afectado por el resto de consecuencias del uso de hidrocarburos como combustibles, el cambio climático y la superpoblación.</text:span> <text:span text:style-name="T1475">Y</text:span> <text:span text:style-name="T1388">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95">Argumentos bíblicos para revivir a alguien y permitir que muera después de varios miles de años, o en este caso algunos cientos de años, podrían sustentarse con dos casos biblicos. </text:p>
      <text:p text:style-name="P695">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94"><text:span text:style-name="T1476">Otro punto de sustentación podría ser la situación hipotética que Jesucristo, según Juan 21, le plantea a Pedro acerca de Juan cuando le dice: </text:span><text:span text:style-name="Bible_5f_text"><text:span text:style-name="T1476">“</text:span></text:span><text:span text:style-name="Bible_5f_text">Si yo quiero que él quede hasta que yo venga, ¿qué tiene esto que ver contigo? Tú, sígueme</text:span><text:span text:style-name="Bible_5f_text"><text:span text:style-name="T1476">” </text:span></text:span><text:span text:style-name="Bible_5f_text"><text:span text:style-name="T1476"><text:note text:id="ftn561" text:note-class="footnote"><text:note-citation>561</text:note-citation><text:note-body><text:p text:style-name="Footnote"><text:s/><text:span text:style-name="T1478">Juan 21:22 </text:span><text:a xlink:type="simple" xlink:href="https://www.biblegateway.com/passage/?search=Juan+21%3A22&amp;version=RVA-2015" text:style-name="Internet_20_link" text:visited-style-name="Visited_20_Internet_20_Link"><text:span text:style-name="T1478">RVA-2015</text:span></text:a></text:p></text:note-body></text:note></text:span></text:span><text:span text:style-name="T1476">.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42">Lo que pasa es que <text:span text:style-name="T1477">la descripción de tomados o arrebatados es en un instante, todos esos supuestos muertos que serán revividos para el milenio, tendrían que morir físicamente al mismo tiempo, en un instante, como el relámpago. E</text:span>so no es coherente con <text:span text:style-name="T1477">lo descrito en los evangelios.</text:span></text:p>
      <text:p text:style-name="P642">Ese no es el plan de Dios según las escrituras. Unos serán arrebatados y otros no.</text:p>
      <text:h text:style-name="Heading_20_2" text:outline-level="2">Gran Tribulación.</text:h>
      <text:p text:style-name="P640"><text:span text:style-name="T1382">Jesucristo le advierte a sus seguidores que: </text:span><text:span text:style-name="Bible_5f_text"><text:span text:style-name="T1382">“</text:span></text:span><text:bookmark text:name="es-RVA-26759"/><text:span text:style-name="Bible_5f_text">En el mundo tendréis aflicción: mas confiad, yo he vencido al mundo</text:span><text:span text:style-name="Bible_5f_text"><text:span text:style-name="T1382">” </text:span></text:span><text:span text:style-name="Bible_5f_text"><text:span text:style-name="T1382"><text:note text:id="ftn562" text:note-class="footnote"><text:note-citation>562</text:note-citation><text:note-body><text:p text:style-name="Footnote"><text:s/><text:span text:style-name="T1382">Juan 16:33 </text:span><text:a xlink:type="simple" xlink:href="https://www.biblegateway.com/passage/?search=Juan+16%3A33&amp;version=RVA" text:style-name="Internet_20_link" text:visited-style-name="Visited_20_Internet_20_Link"><text:span text:style-name="T1382">RVA</text:span></text:a></text:p></text:note-body></text:note></text:span></text:span><text:span text:style-name="T1382">. Y que </text:span><text:span text:style-name="Bible_5f_text"><text:span text:style-name="T1382">“</text:span></text:span><text:bookmark text:name="es-RVA-23440"/><text:span text:style-name="Bible_5f_text">seréis aborrecidos de todos por mi </text:span><text:soft-page-break/><text:span text:style-name="Bible_5f_text">nombre; mas el que soportare hasta el fin, éste será salvo</text:span><text:span text:style-name="Bible_5f_text"><text:span text:style-name="T1382">” </text:span></text:span><text:span text:style-name="Bible_5f_text"><text:span text:style-name="T1382"><text:note text:id="ftn563" text:note-class="footnote"><text:note-citation>563</text:note-citation><text:note-body><text:p text:style-name="Footnote"><text:s/><text:span text:style-name="T1382">Mateo 10:22 </text:span><text:a xlink:type="simple" xlink:href="https://www.biblegateway.com/passage/?search=Mateo+10%3A22&amp;version=RVA" text:style-name="Internet_20_link" text:visited-style-name="Visited_20_Internet_20_Link"><text:span text:style-name="T1382">RVA</text:span></text:a></text:p></text:note-body></text:note></text:span></text:span><text:span text:style-name="T1382">. Y que </text:span><text:span text:style-name="Bible_5f_text"><text:span text:style-name="T1382">“</text:span></text:span><text:bookmark text:name="es-RVA-26728"/><text:span text:style-name="Bible_5f_text">Os echarán de los sinagogas; y aun viene la hora, cuando cualquiera que os matare, pensará que hace servició á Dios</text:span><text:span text:style-name="Bible_5f_text"><text:span text:style-name="T1382">” </text:span></text:span><text:span text:style-name="Bible_5f_text"><text:span text:style-name="T1382"><text:note text:id="ftn564" text:note-class="footnote"><text:note-citation>564</text:note-citation><text:note-body><text:p text:style-name="Footnote"><text:s/><text:span text:style-name="T1383">Juan 16:2 </text:span><text:a xlink:type="simple" xlink:href="https://www.biblegateway.com/passage/?search=Juan+16%3A2&amp;version=RVA" text:style-name="Internet_20_link" text:visited-style-name="Visited_20_Internet_20_Link"><text:span text:style-name="T1383">RVA</text:span></text:a></text:p></text:note-body></text:note></text:span></text:span><text:span text:style-name="T1382">. Y que </text:span><text:span text:style-name="Bible_5f_text"><text:span text:style-name="T1382">“</text:span></text:span><text:span text:style-name="Bible_5f_text">seréis entregados aun de vuestros padres, y hermanos, y parientes, y amigos; y matarán á algunos de vosotros</text:span><text:span text:style-name="Bible_5f_text"><text:span text:style-name="T1382">” </text:span></text:span><text:span text:style-name="Bible_5f_text"><text:span text:style-name="T1382"><text:note text:id="ftn565" text:note-class="footnote"><text:note-citation>565</text:note-citation><text:note-body><text:p text:style-name="Footnote"><text:s/><text:span text:style-name="T1384">Lucas 21:16 </text:span><text:a xlink:type="simple" xlink:href="https://www.biblegateway.com/passage/?search=Lucas+21%3A16&amp;version=RVA" text:style-name="Internet_20_link" text:visited-style-name="Visited_20_Internet_20_Link"><text:span text:style-name="T1384">RVA</text:span></text:a></text:p></text:note-body></text:note></text:span></text:span><text:span text:style-name="T1382">. Y que: </text:span><text:span text:style-name="Bible_5f_text"><text:span text:style-name="T1382">“</text:span></text:span><text:bookmark text:name="es-RVA-24729"/><text:span text:style-name="Bible_5f_text">entregará á la muerte el hermano al hermano, y el padre al hijo: y se levantarán los hijos contra los padres, y los matarán</text:span><text:span text:style-name="Bible_5f_text"><text:span text:style-name="T1382">” </text:span></text:span><text:span text:style-name="Bible_5f_text"><text:span text:style-name="T1382"><text:note text:id="ftn566" text:note-class="footnote"><text:note-citation>566</text:note-citation><text:note-body><text:p text:style-name="Footnote"><text:s/><text:span text:style-name="T1386">Marcos 13:12 </text:span><text:a xlink:type="simple" xlink:href="https://www.biblegateway.com/passage/?search=Marcos+13%3A12&amp;version=RVA" text:style-name="Internet_20_link" text:visited-style-name="Visited_20_Internet_20_Link"><text:span text:style-name="T1386">RVA</text:span></text:a></text:p></text:note-body></text:note></text:span></text:span><text:span text:style-name="T1382">. Y que: </text:span><text:span text:style-name="Bible_5f_text"><text:span text:style-name="T1382">“</text:span></text:span><text:bookmark text:name="es-RVA-26717"/><text:span text:style-name="Bible_5f_text"> Si el mundo os aborrece, sabed que á mí me aborreció antes que á vosotros</text:span><text:span text:style-name="Bible_5f_text"><text:span text:style-name="T1382">” </text:span></text:span><text:span text:style-name="Bible_5f_text"><text:span text:style-name="T1382"><text:note text:id="ftn567" text:note-class="footnote"><text:note-citation>567</text:note-citation><text:note-body><text:p text:style-name="Footnote"><text:s/><text:span text:style-name="T1384">Juan 15:18 </text:span><text:a xlink:type="simple" xlink:href="https://www.biblegateway.com/passage/?search=Juan+15%3A18&amp;version=RVA" text:style-name="Internet_20_link" text:visited-style-name="Visited_20_Internet_20_Link"><text:span text:style-name="T1384">RVA</text:span></text:a></text:p></text:note-body></text:note></text:span></text:span><text:span text:style-name="T1382">. Y que: </text:span><text:span text:style-name="Bible_5f_text"><text:span text:style-name="T1382">“</text:span></text:span><text:bookmark text:name="es-RVA-26719"/><text:span text:style-name="Bible_5f_text">No es el siervo mayor que su señor. Si á mí mé han perseguido, también á vosotros perseguirán</text:span><text:span text:style-name="Bible_5f_text"><text:span text:style-name="T1382">” </text:span></text:span><text:span text:style-name="Bible_5f_text"><text:span text:style-name="T1382"><text:note text:id="ftn568" text:note-class="footnote"><text:note-citation>568</text:note-citation><text:note-body><text:p text:style-name="Footnote"><text:s/><text:span text:style-name="T1384">Juan 15:20 </text:span><text:a xlink:type="simple" xlink:href="https://www.biblegateway.com/passage/?search=Juan+15%3A20&amp;version=RVA" text:style-name="Internet_20_link" text:visited-style-name="Visited_20_Internet_20_Link"><text:span text:style-name="T1384">RVA</text:span></text:a></text:p></text:note-body></text:note></text:span></text:span><text:span text:style-name="T1382">. Y que </text:span><text:span text:style-name="Bible_5f_text"><text:span text:style-name="T1382">“</text:span></text:span><text:bookmark text:name="es-RVA-23967"/><text:span text:style-name="Bible_5f_text">os entregarán para ser afligidos, y os matarán; y seréis aborrecidos de todas las gentes por causa de mi nombre</text:span><text:span text:style-name="Bible_5f_text"><text:span text:style-name="T1382">” </text:span></text:span><text:span text:style-name="Bible_5f_text"><text:span text:style-name="T1382"><text:note text:id="ftn569" text:note-class="footnote"><text:note-citation>569</text:note-citation><text:note-body><text:p text:style-name="Footnote"><text:s/><text:span text:style-name="T1384">Mateo 24:9 </text:span><text:a xlink:type="simple" xlink:href="https://www.biblegateway.com/passage/?search=Mateo+24%3A9&amp;version=RVA" text:style-name="Internet_20_link" text:visited-style-name="Visited_20_Internet_20_Link"><text:span text:style-name="T1384">RVA</text:span></text:a></text:p></text:note-body></text:note></text:span></text:span><text:span text:style-name="T1382">.</text:span></text:p>
      <text:p text:style-name="P641"><text:span text:style-name="T1385">Y en particular para el momento en que el ya va a volver, en Mateo 24 nos dice que: </text:span><text:span text:style-name="Bible_5f_text"><text:span text:style-name="T1385">“</text:span></text:span><text:bookmark text:name="es-RVA-23979"/><text:span text:style-name="Bible_5f_text">habrá entonces grande aflicción, cual no fué desde el principio del mundo hasta ahora, ni será</text:span><text:span text:style-name="Bible_5f_text"><text:span text:style-name="T1385">” </text:span></text:span><text:span text:style-name="Bible_5f_text"><text:span text:style-name="T1385"><text:note text:id="ftn570" text:note-class="footnote"><text:note-citation>570</text:note-citation><text:note-body><text:p text:style-name="Footnote"><text:s/><text:span text:style-name="T1385">Mateo 24:21 </text:span><text:a xlink:type="simple" xlink:href="https://www.biblegateway.com/passage/?search=Mateo+24%3A21&amp;version=RVA" text:style-name="Internet_20_link" text:visited-style-name="Visited_20_Internet_20_Link"><text:span text:style-name="T1385">RVA</text:span></text:a></text:p></text:note-body></text:note></text:span></text:span><text:span text:style-name="T1385">. Lo mismo nos dice en Marcos 13: </text:span><text:span text:style-name="Bible_5f_text"><text:span text:style-name="T1385">“</text:span></text:span><text:bookmark text:name="es-RVA-24736"/><text:span text:style-name="Bible_5f_text">aquellos días serán de aflicción, cual nunca fué desde el principio de la creación que crió Dios, hasta este tiempo, ni será</text:span><text:span text:style-name="Bible_5f_text"><text:span text:style-name="T1385">” </text:span></text:span><text:span text:style-name="Bible_5f_text"><text:span text:style-name="T1385"><text:note text:id="ftn571" text:note-class="footnote"><text:note-citation>571</text:note-citation><text:note-body><text:p text:style-name="Footnote"><text:s/><text:span text:style-name="T1387">Marcos 13:19 </text:span><text:a xlink:type="simple" xlink:href="https://www.biblegateway.com/passage/?search=Marcos+13%3A19&amp;version=RVA" text:style-name="Internet_20_link" text:visited-style-name="Visited_20_Internet_20_Link"><text:span text:style-name="T1387">RVA</text:span></text:a></text:p></text:note-body></text:note></text:span></text:span><text:span text:style-name="T1385">. Cual NO fue desde la creación y NO habrá después.</text:span></text:p>
      <text:p text:style-name="P644"><text:span text:style-name="T1389">Y añade que </text:span><text:span text:style-name="Bible_5f_text"><text:span text:style-name="T1389">“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389">” </text:span></text:span><text:span text:style-name="Bible_5f_text"><text:span text:style-name="T1389"><text:note text:id="ftn572" text:note-class="footnote"><text:note-citation>572</text:note-citation><text:note-body><text:p text:style-name="Footnote"><text:s/><text:span text:style-name="T1390">Mateo 24:22 </text:span><text:a xlink:type="simple" xlink:href="https://www.biblegateway.com/passage/?search=Mateo+24%3A22&amp;version=RVA-2015" text:style-name="Internet_20_link" text:visited-style-name="Visited_20_Internet_20_Link"><text:span text:style-name="T1390">RVA-2015</text:span></text:a></text:p></text:note-body></text:note></text:span></text:span><text:span text:style-name="T1389">. Son acortados por y para los escogidos, porque para el resto no. El resto todos sufren la ira de Dios y mueren. Solo volverán a vivir hasta la resurrección de los muertos, mil años después.</text:span></text:p>
      <text:p text:style-name="P645">Los escogidos arrancan la gran tribulación pero no sufren la parte mas dramática, esa en la que no sobrevive nadie, la llamada ira de Dios. Los escogidos solo viven la tribulación.</text:p>
      <text:p text:style-name="P645">La tribulación incluye los seis primeros “sellos”, y estos los sufre todo el planeta.</text:p>
      <text:p text:style-name="P646"><text:span text:style-name="T1391">En Revelación 6, Juan nos habla de que un jinete al que se le da </text:span><text:span text:style-name="Bible_5f_text"><text:span text:style-name="T1391">“</text:span></text:span><text:bookmark text:name="es-RVA-30797"/><text:span text:style-name="Bible_5f_text">poder de quitar la paz de la tierra, y que se maten unos á otro</text:span><text:span text:style-name="Bible_5f_text"><text:span text:style-name="T1391">s” </text:span></text:span><text:span text:style-name="Bible_5f_text"><text:span text:style-name="T1391"><text:note text:id="ftn573" text:note-class="footnote"><text:note-citation>573</text:note-citation><text:note-body><text:p text:style-name="Footnote"><text:s/><text:span text:style-name="T1391">Revelación 6:4 </text:span><text:a xlink:type="simple" xlink:href="https://www.biblegateway.com/passage/?search=Apocalipsis+6%3A4&amp;version=RVA" text:style-name="Internet_20_link" text:visited-style-name="Visited_20_Internet_20_Link"><text:span text:style-name="T1391">RVA</text:span></text:a></text:p></text:note-body></text:note></text:span></text:span><text:span text:style-name="T1391">. Y de otro jinete al que le fue dada </text:span><text:span text:style-name="Bible_5f_text"><text:span text:style-name="T1391">“</text:span></text:span><text:bookmark text:name="es-RVA-30801"/><text:span text:style-name="Bible_5f_text">potestad sobre la cuarta parte de la tierra, para matar con espada, con hambre, con mortandad, y con las bestias de la tierra</text:span><text:span text:style-name="Bible_5f_text"><text:span text:style-name="T1391">” </text:span></text:span><text:span text:style-name="Bible_5f_text"><text:span text:style-name="T1391"><text:note text:id="ftn574" text:note-class="footnote"><text:note-citation>574</text:note-citation><text:note-body><text:p text:style-name="Footnote"><text:s/><text:span text:style-name="T1391">Revelación 6:8 </text:span><text:a xlink:type="simple" xlink:href="https://www.biblegateway.com/passage/?search=Apocalipsis+6%3A8&amp;version=RVA" text:style-name="Internet_20_link" text:visited-style-name="Visited_20_Internet_20_Link"><text:span text:style-name="T1391">RVA</text:span></text:a></text:p></text:note-body></text:note></text:span></text:span><text:span text:style-name="T1391">. </text:span></text:p>
      <text:p text:style-name="P647"><text:span text:style-name="T1393">Lo cual se corresponde con la descripción que hace Jesucristo según Mateo 24 sobre los eventos anteriores a su llegada: </text:span><text:span text:style-name="Bible_5f_text"><text:span text:style-name="T1393">“</text:span></text:span><text:bookmark text:name="es-RVA-23965"/><text:span text:style-name="Bible_5f_text">se levantará nación contra nación, y reino contra reino; y habrá pestilencias, y hambres, y terremotos por los lugares</text:span><text:span text:style-name="Bible_5f_text"><text:span text:style-name="T1393">” </text:span></text:span><text:span text:style-name="Bible_5f_text"><text:span text:style-name="T1393"><text:note text:id="ftn575" text:note-class="footnote"><text:note-citation>575</text:note-citation><text:note-body><text:p text:style-name="Footnote"><text:s/><text:span text:style-name="T1394">Mateo 24:7 </text:span><text:a xlink:type="simple" xlink:href="https://www.biblegateway.com/passage/?search=Mateo+24%3A7&amp;version=RVA" text:style-name="Internet_20_link" text:visited-style-name="Visited_20_Internet_20_Link"><text:span text:style-name="T1394">RVA</text:span></text:a></text:p></text:note-body></text:note></text:span></text:span><text:span text:style-name="T1393"><text:s/>y que El llama el </text:span><text:span text:style-name="Bible_5f_text"><text:span text:style-name="T1393">“</text:span></text:span><text:bookmark text:name="es-RVA-23966"/><text:span text:style-name="Bible_5f_text">principio de dolores</text:span><text:span text:style-name="Bible_5f_text"><text:span text:style-name="T1393">” </text:span></text:span><text:span text:style-name="Bible_5f_text"><text:span text:style-name="T1393"><text:note text:id="ftn576" text:note-class="footnote"><text:note-citation>576</text:note-citation><text:note-body><text:p text:style-name="Footnote"><text:s/><text:span text:style-name="T1394">Mateo 24:8 </text:span><text:a xlink:type="simple" xlink:href="https://www.biblegateway.com/passage/?search=Mateo+24%3A8&amp;version=RVA" text:style-name="Internet_20_link" text:visited-style-name="Visited_20_Internet_20_Link"><text:span text:style-name="T1394">RVA</text:span></text:a></text:p></text:note-body></text:note></text:span></text:span><text:span text:style-name="T1393">. Lo cual también esta narrado en Marcos 13 </text:span><text:span text:style-name="T1393"><text:note text:id="ftn577" text:note-class="footnote"><text:note-citation>577</text:note-citation><text:note-body><text:p text:style-name="Footnote"><text:s/><text:span text:style-name="T1396">Marcos 13 </text:span><text:a xlink:type="simple" xlink:href="https://www.biblegateway.com/passage/?search=Marcos+13&amp;version=RVA" text:style-name="Internet_20_link" text:visited-style-name="Visited_20_Internet_20_Link"><text:span text:style-name="T1396">RVA</text:span></text:a></text:p></text:note-body></text:note></text:span><text:span text:style-name="T1393">.</text:span></text:p>
      <text:p text:style-name="P648"><text:soft-page-break/>Como quien dice nada que no <text:span text:style-name="T1403">se </text:span>haya visto desde que Jesucristo resucitó, <text:span text:style-name="T1398">solo que mas seguido. Tal cual como sucede con los dolores de parto, estos dolores se van poniendo mas seguidos a medida que se acerca el momento de su venida.</text:span></text:p>
      <text:p text:style-name="P651"><text:span text:style-name="T1404">Según Revelación 6, cuando El Cordero abrió el sexto sello hubo </text:span><text:span text:style-name="Bible_5f_text"><text:span text:style-name="T1391">“</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391">” </text:span></text:span><text:span text:style-name="Bible_5f_text"><text:span text:style-name="T1391"><text:note text:id="ftn578" text:note-class="footnote"><text:note-citation>578</text:note-citation><text:note-body><text:p text:style-name="Footnote"><text:s/><text:span text:style-name="T1392">Revelación 6:12-14 </text:span><text:a xlink:type="simple" xlink:href="https://www.biblegateway.com/passage/?search=Apocalipsis+6%3A12-14&amp;version=RVA" text:style-name="Internet_20_link" text:visited-style-name="Visited_20_Internet_20_Link"><text:span text:style-name="T1392">RVA</text:span></text:a></text:p></text:note-body></text:note></text:span></text:span><text:span text:style-name="T1391">.</text:span></text:p>
      <text:p text:style-name="P649"><text:span text:style-name="T1397">Que se corresponde con lo descrito por Jesucristo en Mateo 24 después de ese “principio de dolores”: </text:span><text:span text:style-name="Bible_5f_text"><text:span text:style-name="T1393">“</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393">” </text:span></text:span><text:span text:style-name="Bible_5f_text"><text:span text:style-name="T1393"><text:note text:id="ftn579" text:note-class="footnote"><text:note-citation>579</text:note-citation><text:note-body><text:p text:style-name="Footnote"><text:s/><text:span text:style-name="T1395">Mateo 24:29 </text:span><text:a xlink:type="simple" xlink:href="https://www.biblegateway.com/passage/?search=Mateo+24%3A29&amp;version=RVA" text:style-name="Internet_20_link" text:visited-style-name="Visited_20_Internet_20_Link"><text:span text:style-name="T1395">RVA</text:span></text:a></text:p></text:note-body></text:note></text:span></text:span><text:span text:style-name="T1393">. <text:s/>O con lo descrito en Marcos 13: </text:span><text:span text:style-name="Bible_5f_text"><text:span text:style-name="T1393">“</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393">” </text:span></text:span><text:span text:style-name="Bible_5f_text"><text:span text:style-name="T1393"><text:note text:id="ftn580" text:note-class="footnote"><text:note-citation>580</text:note-citation><text:note-body><text:p text:style-name="Footnote"><text:s/><text:span text:style-name="T1399">Marcos 13:24-25 </text:span><text:a xlink:type="simple" xlink:href="https://www.biblegateway.com/passage/?search=Marcos+13%3A24-25&amp;version=RVA" text:style-name="Internet_20_link" text:visited-style-name="Visited_20_Internet_20_Link"><text:span text:style-name="T1399">RVA</text:span></text:a></text:p></text:note-body></text:note></text:span></text:span><text:span text:style-name="T1393">.</text:span></text:p>
      <text:p text:style-name="P650"><text:span text:style-name="T1400">No parece muy fácil que se cumpla que: </text:span><text:span text:style-name="Bible_5f_text"><text:span text:style-name="T1400">”las estrellas del cielo cayeron sobre la tierra, como la higuera echa sus higos cuando es movida de gran viento” </text:span></text:span><text:span text:style-name="Bible_5f_text"><text:span text:style-name="T1400"><text:note text:id="ftn581" text:note-class="footnote"><text:note-citation>581</text:note-citation><text:note-body><text:p text:style-name="Footnote"><text:s/><text:span text:style-name="T1392">Revelación 6:12-14 </text:span><text:a xlink:type="simple" xlink:href="https://www.biblegateway.com/passage/?search=Apocalipsis+6%3A12-14&amp;version=RVA" text:style-name="Internet_20_link" text:visited-style-name="Visited_20_Internet_20_Link"><text:span text:style-name="T1392">RVA</text:span></text:a></text:p></text:note-body></text:note></text:span></text:span><text:span text:style-name="T1391">, pero mas clara y gráfica descripción no se puede pedir. Esta descripción se corresponde con la dada por Isaías 34 para el momento de la ira de Dios: </text:span><text:span text:style-name="Bible_5f_text"><text:span text:style-name="T1391">“</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401">” </text:span></text:span><text:span text:style-name="Bible_5f_text"><text:span text:style-name="T1401"><text:note text:id="ftn582" text:note-class="footnote"><text:note-citation>582</text:note-citation><text:note-body><text:p text:style-name="Footnote"><text:s/><text:span text:style-name="T1401">Isaías 34:4 </text:span><text:a xlink:type="simple" xlink:href="https://www.biblegateway.com/passage/?search=Isaias+34%3A4&amp;version=RVA" text:style-name="Internet_20_link" text:visited-style-name="Visited_20_Internet_20_Link"><text:span text:style-name="T1401">RVA</text:span></text:a></text:p></text:note-body></text:note></text:span></text:span><text:span text:style-name="T1401">. El vocablo hebreo que muchas veces se traduce como estrellas es el vocablo tzabaot, el H6635. Este vocablo literalmente traduce “ejércitos” por estar en plural. Este vocablo hebreo puede referirse a las estrellas pero lo correcto es entenderlo como los ejércitos de ángeles que hay en el cielo. Lo que cae como cae la hoja de la parra o los higos de la higuera son ángeles. Ejércitos de ellos. Tal cual y como continua Jesucristo describiendo aquel momento en Mateo 24: </text:span><text:span text:style-name="Bible_5f_text"><text:span text:style-name="T1401">“</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401">” </text:span></text:span><text:span text:style-name="Bible_5f_text"><text:span text:style-name="T1401"><text:note text:id="ftn583" text:note-class="footnote"><text:note-citation>583</text:note-citation><text:note-body><text:p text:style-name="Footnote"><text:s/><text:span text:style-name="T1402">Mateo 24:30-31 </text:span><text:a xlink:type="simple" xlink:href="https://www.biblegateway.com/passage/?search=Mateo+24%3A30-31&amp;version=RVA" text:style-name="Internet_20_link" text:visited-style-name="Visited_20_Internet_20_Link"><text:span text:style-name="T1402">RVA</text:span></text:a></text:p></text:note-body></text:note></text:span></text:span><text:span text:style-name="T1401">. </text:span></text:p>
      <text:p text:style-name="P652">Este es el momento que sucede como un relámpago, el momento en que unos son arrebatados o tomados y otros no. El momento que nadie sabe ni el día ni la hora, solo el Padre celestial. El momento que llega como en tiempos de Noé o como en tiempos de Lot.</text:p>
      <text:p text:style-name="P692">Las buenas noticias para los que <text:span text:style-name="T1474">SON</text:span> arrebatados, <text:span text:style-name="T1406">según Jesucristo en Lucas 17,</text:span> es que, a pesar de <text:span text:style-name="T1473">que los </text:span>momentos de gran tribulación, mas de la que <text:span text:style-name="T1405">nunca </text:span>ha habido y que <text:soft-page-break/><text:span text:style-name="T1405">jamás </text:span>habrá, <text:span text:style-name="T1473">ya comenzaron, para cuando sean arrebatados los creyentes, las personas </text:span>todavía<text:span text:style-name="T1304"> </text:span><text:span text:style-name="Bible_5f_text"><text:span text:style-name="T1304">“</text:span></text:span><text:span text:style-name="Bible_5f_text">Comían, bebían, compraban, vendían, plantaban y edificaban</text:span><text:span text:style-name="Bible_5f_text"><text:span text:style-name="T1304">” </text:span></text:span><text:span text:style-name="Bible_5f_text"><text:span text:style-name="T1304"><text:note text:id="ftn584" text:note-class="footnote"><text:note-citation>584</text:note-citation><text:note-body><text:p text:style-name="Footnote"><text:s/><text:span text:style-name="T1305">Lucas 17:28-30 </text:span><text:a xlink:type="simple" xlink:href="https://www.biblegateway.com/passage/?search=Lucas+17%3A28-30&amp;version=RVA-2015" text:style-name="Internet_20_link" text:visited-style-name="Visited_20_Internet_20_Link"><text:span text:style-name="T1305">RVA-2015</text:span></text:a></text:p></text:note-body></text:note></text:span></text:span><text:span text:style-name="T1304">. </text:span></text:p>
      <text:p text:style-name="P693">Las malas noticias para los que NO son arrebatados es que para cuando termine la gran tribulación todos mueren. No queda ni uno vivo. Les toca esperar hasta la resurrección de los muertos.</text:p>
      <text:h text:style-name="Heading_20_2" text:outline-level="2"><text:span text:style-name="T1407">L</text:span>a <text:span text:style-name="T1407">A</text:span>bominación de <text:span text:style-name="T1407">A</text:span>solamiento.</text:h>
      <text:p text:style-name="P654"><text:span text:style-name="T1408">Según Mateo 24, Jesucristo explica que el comienzo de la Gran Tribulación esta marcado por el momento </text:span><text:span text:style-name="Bible_5f_text"><text:span text:style-name="T1408">“</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08">” </text:span></text:span><text:span text:style-name="Bible_5f_text"><text:span text:style-name="T1408"><text:note text:id="ftn585" text:note-class="footnote"><text:note-citation>585</text:note-citation><text:note-body><text:p text:style-name="Footnote"><text:s/><text:span text:style-name="T1408">Mateo 24:15 </text:span><text:a xlink:type="simple" xlink:href="https://www.biblegateway.com/passage/?search=Mateo+24%3A15&amp;version=RVA" text:style-name="Internet_20_link" text:visited-style-name="Visited_20_Internet_20_Link"><text:span text:style-name="T1408">RVA</text:span></text:a></text:p></text:note-body></text:note></text:span></text:span><text:span text:style-name="T1408">. Y palabras muy parecidas según Marcos 13 </text:span><text:span text:style-name="Bible_5f_text"><text:span text:style-name="T1408">“</text:span></text:span><text:span text:style-name="Bible_5f_text">cuando viereis la abominación de asolamiento, que fué dicha por el profeta Daniel, que estará donde no debe (el que lee, entienda)</text:span><text:span text:style-name="Bible_5f_text"><text:span text:style-name="T1408">” </text:span></text:span><text:span text:style-name="Bible_5f_text"><text:span text:style-name="T1408"><text:note text:id="ftn586" text:note-class="footnote"><text:note-citation>586</text:note-citation><text:note-body><text:p text:style-name="Footnote"><text:s/><text:span text:style-name="T1408">Marcos 13:14 </text:span><text:a xlink:type="simple" xlink:href="https://www.biblegateway.com/passage/?search=Marcos+13%3A14&amp;version=RVA" text:style-name="Internet_20_link" text:visited-style-name="Visited_20_Internet_20_Link"><text:span text:style-name="T1408">RVA</text:span></text:a></text:p></text:note-body></text:note></text:span></text:span><text:span text:style-name="T1408">.</text:span></text:p>
      <text:p text:style-name="P653">Solo hay dos versículos en el nuevo testamento que mencionan al profeta Daniel. <text:span text:style-name="T1471">S</text:span>on estos dos y ambos están en boca de nuestro Señor Jesucristo anunciando <text:span text:style-name="T1409">el comienzo de una</text:span> <text:span text:style-name="Bible_5f_text"><text:span text:style-name="T1385">“</text:span></text:span><text:span text:style-name="Bible_5f_text">grande aflicción, cual no fué desde el principio del mundo hasta ahora, ni será</text:span><text:span text:style-name="Bible_5f_text"><text:span text:style-name="T1385">” </text:span></text:span><text:span text:style-name="Bible_5f_text"><text:span text:style-name="T1385"><text:note text:id="ftn587" text:note-class="footnote"><text:note-citation>587</text:note-citation><text:note-body><text:p text:style-name="Footnote"><text:s/><text:span text:style-name="T1385">Mateo 24:21 </text:span><text:a xlink:type="simple" xlink:href="https://www.biblegateway.com/passage/?search=Mateo+24%3A21&amp;version=RVA" text:style-name="Internet_20_link" text:visited-style-name="Visited_20_Internet_20_Link"><text:span text:style-name="T1385">RVA</text:span></text:a></text:p></text:note-body></text:note></text:span></text:span>.</text:p>
      <text:p text:style-name="P655"><text:span text:style-name="T1410">El vocablo griego detrás de la palabra “ver”, el vocablo G3708, </text:span>horaó, <text:span text:style-name="T1410">se usa también en el sentido de entender, de discernir, de reconocer. Por eso al final de ambos textos también nos enfatiza “el que lee entienda”.</text:span></text:p>
      <text:p text:style-name="P656">Para ver, entender, discernir y reconocer, primero veamos entendamos y reconozcamos de que habló Daniel.</text:p>
      <text:p text:style-name="P688"><text:span text:style-name="T1411">La frase “Abominación de Asolamiento” se refiere a la secuencia de vocablos hebreos “</text:span>shiqquts” <text:span text:style-name="T1411">y “shamem”, los vocablos H8251 </text:span><text:span text:style-name="T1411"><text:note text:id="ftn588" text:note-class="footnote"><text:note-citation>588</text:note-citation><text:note-body><text:p text:style-name="Footnote"><text:s/><text:a xlink:type="simple" xlink:href="https://biblehub.com/hebrew/8251.htm" text:style-name="Internet_20_link" text:visited-style-name="Visited_20_Internet_20_Link"><text:span text:style-name="T1411">H8251</text:span></text:a></text:p></text:note-body></text:note></text:span><text:span text:style-name="T1411"><text:s/>y H8074 </text:span><text:span text:style-name="T1411"><text:note text:id="ftn589" text:note-class="footnote"><text:note-citation>589</text:note-citation><text:note-body><text:p text:style-name="Footnote"><text:s/><text:a xlink:type="simple" xlink:href="https://biblehub.com/hebrew/8074.htm" text:style-name="Internet_20_link" text:visited-style-name="Visited_20_Internet_20_Link"><text:span text:style-name="T1411">H8074</text:span></text:a></text:p></text:note-body></text:note></text:span><text:span text:style-name="T1411">. Esta secuencia solo aparece en tres versículos en toda la tanakh: en Daniel 9 </text:span><text:span text:style-name="T1411"><text:note text:id="ftn590" text:note-class="footnote"><text:note-citation>590</text:note-citation><text:note-body><text:p text:style-name="Footnote"><text:s/><text:span text:style-name="T1411">Daniel 9:27 </text:span><text:a xlink:type="simple" xlink:href="https://biblehub.com/text/daniel/9-27.htm" text:style-name="Internet_20_link" text:visited-style-name="Visited_20_Internet_20_Link"><text:span text:style-name="T1411">biblehub</text:span></text:a></text:p></text:note-body></text:note></text:span><text:span text:style-name="T1411">, en Daniel 11 </text:span><text:span text:style-name="T1411"><text:note text:id="ftn591" text:note-class="footnote"><text:note-citation>591</text:note-citation><text:note-body><text:p text:style-name="Footnote"><text:s/><text:span text:style-name="T1412">Daniel 11:31 </text:span><text:a xlink:type="simple" xlink:href="https://biblehub.com/text/daniel/11-31.htm" text:style-name="Internet_20_link" text:visited-style-name="Visited_20_Internet_20_Link"><text:span text:style-name="T1412">biblehub</text:span></text:a></text:p></text:note-body></text:note></text:span><text:span text:style-name="T1411"><text:s/>y en Daniel 12 </text:span><text:span text:style-name="T1411"><text:note text:id="ftn592" text:note-class="footnote"><text:note-citation>592</text:note-citation><text:note-body><text:p text:style-name="Footnote"><text:s/><text:span text:style-name="T1412">Daniel 12:11 </text:span><text:a xlink:type="simple" xlink:href="https://biblehub.com/text/daniel/12-11.htm" text:style-name="Internet_20_link" text:visited-style-name="Visited_20_Internet_20_Link"><text:span text:style-name="T1412">biblehub</text:span></text:a></text:p></text:note-body></text:note></text:span><text:span text:style-name="T1411">.</text:span></text:p>
      <text:h text:style-name="Heading_20_3" text:outline-level="3">El momento final.</text:h>
      <text:p text:style-name="P689"><text:span text:style-name="T1470">La primera a entender de las tres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12">“</text:span></text:span><text:span text:style-name="Bible_5f_text">Anda, Daniel, que estas palabras están cerradas y selladas hasta el tiempo del cumplimiento. Muchos serán limpios, y emblanquecidos, y purificados; mas los impíos </text:span><text:soft-page-break/><text:span text:style-name="Bible_5f_text">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12">” </text:span></text:span><text:span text:style-name="Bible_5f_text"><text:span text:style-name="T1412"><text:note text:id="ftn593" text:note-class="footnote"><text:note-citation>593</text:note-citation><text:note-body><text:p text:style-name="Footnote"><text:s/><text:span text:style-name="T1413">Daniel 12:9-12 </text:span><text:a xlink:type="simple" xlink:href="https://www.biblegateway.com/passage/?search=Daniel+12%3A9-12&amp;version=RVA" text:style-name="Internet_20_link" text:visited-style-name="Visited_20_Internet_20_Link"><text:span text:style-name="T1413">RVA</text:span></text:a></text:p></text:note-body></text:note></text:span></text:span><text:span text:style-name="T1412">.</text:span></text:p>
      <text:p text:style-name="P657">Así que empecemos a abrir y quitar el sello a estas palabras porque ya es el tiempo del cumplimiento.</text:p>
      <text:p text:style-name="P658">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413">Que es justamente lo que permite discernir Daniel 12 en lo que respecta a la “Abominación de Asolamiento”.</text:span></text:p>
      <text:p text:style-name="P659"><text:span text:style-name="T1413">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13">”desde el tiempo que fuere quitado el continuo sacrificio” </text:span></text:span><text:span text:style-name="Bible_5f_text"><text:span text:style-name="T1413"><text:note text:id="ftn594" text:note-class="footnote"><text:note-citation>594</text:note-citation><text:note-body><text:p text:style-name="Footnote"><text:s/><text:span text:style-name="T1413">Daniel 12:11 </text:span><text:a xlink:type="simple" xlink:href="https://www.biblegateway.com/passage/?search=Daniel+12%3A11&amp;version=RVA" text:style-name="Internet_20_link" text:visited-style-name="Visited_20_Internet_20_Link"><text:span text:style-name="T1413">RVA</text:span></text:a></text:p></text:note-body></text:note></text:span></text:span><text:span text:style-name="T1413">, solo aparece en dos versículos de la tanakh: en Daniel 12 y en Levítico 4 cuando dice </text:span><text:span text:style-name="Bible_5f_text"><text:span text:style-name="T1413">“</text:span></text:span><text:bookmark text:name="es-RVA-2827"/><text:span text:style-name="Bible_5f_text">le quitará todo su sebo, de la manera que fue quitado el sebo del sacrificio de las paces</text:span><text:span text:style-name="Bible_5f_text"><text:span text:style-name="T1413">” </text:span></text:span><text:span text:style-name="Bible_5f_text"><text:span text:style-name="T1413"><text:note text:id="ftn595" text:note-class="footnote"><text:note-citation>595</text:note-citation><text:note-body><text:p text:style-name="Footnote"><text:s/><text:span text:style-name="T1413">Levítico 4:31 </text:span><text:a xlink:type="simple" xlink:href="https://www.biblegateway.com/passage/?search=Levitico+4%3A31&amp;version=RVA" text:style-name="Internet_20_link" text:visited-style-name="Visited_20_Internet_20_Link"><text:span text:style-name="T1413">RVA</text:span></text:a></text:p></text:note-body></text:note></text:span></text:span><text:span text:style-name="T1413"><text:s/>y la ocurrencia es cuando se refiere a sebo que fue QUITADO en el sacrificio de paces. </text:span></text:p>
      <text:p text:style-name="P691"><text:span text:style-name="T1414">Entendiendo de esta manera el “quitado” cuando Daniel 12 nos dice que: </text:span><text:span text:style-name="Bible_5f_text"><text:span text:style-name="T1413">”desde el tiempo que fuere QUITADO el continuo sacrificio” </text:span></text:span><text:span text:style-name="Bible_5f_text"><text:span text:style-name="T1413"><text:note text:id="ftn596" text:note-class="footnote"><text:note-citation>596</text:note-citation><text:note-body><text:p text:style-name="Footnote"><text:s/><text:span text:style-name="T1413">Daniel 12:11 </text:span><text:a xlink:type="simple" xlink:href="https://www.biblegateway.com/passage/?search=Daniel+12%3A11&amp;version=RVA" text:style-name="Internet_20_link" text:visited-style-name="Visited_20_Internet_20_Link"><text:span text:style-name="T1413">RVA</text:span></text:a></text:p></text:note-body></text:note></text:span></text:span><text:span text:style-name="T1414">,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14">“</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414">” </text:span></text:span><text:span text:style-name="Bible_5f_text"><text:span text:style-name="T1414"><text:note text:id="ftn597" text:note-class="footnote"><text:note-citation>597</text:note-citation><text:note-body><text:p text:style-name="Footnote"><text:s/><text:span text:style-name="T1414">2 Reyes 24:13 </text:span><text:a xlink:type="simple" xlink:href="https://www.biblegateway.com/passage/?search=2+Reyes+24%3A13&amp;version=RVA" text:style-name="Internet_20_link" text:visited-style-name="Visited_20_Internet_20_Link"><text:span text:style-name="T1414">RVA</text:span></text:a></text:p></text:note-body></text:note></text:span></text:span><text:span text:style-name="T1414">, o el momento narrado en 2da Reyes 25 cuando Nabucodonosor se toma Jerusalén y </text:span><text:span text:style-name="Bible_5f_text"><text:span text:style-name="T1414">“</text:span></text:span><text:bookmark text:name="es-RVA-10232"/><text:span text:style-name="Bible_5f_text">quemó la casa de Jehová, y la casa del rey, y todas las casas de Jerusalem; y todas las casas de los príncipes quemó á fuego</text:span><text:span text:style-name="Bible_5f_text"><text:span text:style-name="T1414">” </text:span></text:span><text:span text:style-name="Bible_5f_text"><text:span text:style-name="T1414"><text:note text:id="ftn598" text:note-class="footnote"><text:note-citation>598</text:note-citation><text:note-body><text:p text:style-name="Footnote"><text:s/><text:span text:style-name="T1414">2 Reyes 25:9 </text:span><text:a xlink:type="simple" xlink:href="https://www.biblegateway.com/passage/?search=2+Reyes+25%3A9&amp;version=RVA" text:style-name="Internet_20_link" text:visited-style-name="Visited_20_Internet_20_Link"><text:span text:style-name="T1414">RVA</text:span></text:a></text:p></text:note-body></text:note></text:span></text:span><text:span text:style-name="T1414">. Según la evidencia histórica, el primero momento sucedió en el 598 o 597 antes de Jesucristo y <text:s/>el segundo momento sucedió en el 587 o 586 antes de Jesucristo.</text:span></text:p>
      <text:p text:style-name="P668"><text:soft-page-break/><text:span text:style-name="T1433">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34">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60">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60">Y si usted no lo había visto de esa manera, ya empezó a verlo y ya empezaron a cumplirse las palabras de Jesucristo: “cuando vean” <text:span text:style-name="T1422">y</text:span> “el que lea entienda”. </text:p>
      <text:p text:style-name="P660">Así, <text:span text:style-name="T1421">para</text:span> cuando <text:span text:style-name="T1417">la mayoría d</text:span>el cuerpo de Jesucristo, <text:span text:style-name="T1417">de </text:span>la congregación de los nacidos de nuevo, vean, <text:span text:style-name="T1412">ent</text:span>iendan<text:span text:style-name="T1412">, disc</text:span>iernan <text:span text:style-name="T1412">y recono</text:span>zcan la “Abominación de Asolamiento”, <text:span text:style-name="T1423">para cuando eso suceda, </text:span>la Gran Tribulación, ese <text:span text:style-name="T1420">periodo</text:span> <text:span text:style-name="T1420">de tiempo </text:span>de sufrimiento como nunca ha habido y nunca habrá, ya habrá comenzado.</text:p>
      <text:p text:style-name="P661">Y <text:span text:style-name="T1426">según Daniel 12 </text:span><text:span text:style-name="T1426"><text:note text:id="ftn599" text:note-class="footnote"><text:note-citation>599</text:note-citation><text:note-body><text:p text:style-name="Footnote"><text:s/><text:span text:style-name="T1426">Daniel 12:12 </text:span><text:a xlink:type="simple" xlink:href="https://www.biblegateway.com/passage/?search=Daniel+12%3A12&amp;version=RVA" text:style-name="Internet_20_link" text:visited-style-name="Visited_20_Internet_20_Link"><text:span text:style-name="T1426">RVA</text:span></text:a></text:p></text:note-body></text:note></text:span><text:span text:style-name="T1426">, bienaventurados</text:span> los que logren esperar <text:span text:style-name="T1416">los</text:span> 1335 años desde que esa mezquita est<text:span text:style-name="T1415">á</text:span> en el lugar santo. Para la primera opción ese año es entre el 2026 y el 202<text:span text:style-name="T1419">7</text:span> y para la segunda opción es entre el 203<text:span text:style-name="T1418">7</text:span> y el 20<text:span text:style-name="T1418">38</text:span>.</text:p>
      <text:p text:style-name="P662">Este anfitrión, Jose Luis Quiroga, cree <text:span text:style-name="T1425">cualquiera de los grandes eventos pendientes respecto al regreso de Jesucristo sucederá en ese momento de “bienaventurados”. Incluso el que simplemente se cumplan las palabras de Jesucristo: </text:span><text:span text:style-name="Bible_5f_text"><text:span text:style-name="T1408">“</text:span></text:span><text:bookmark text:name="es-RVA-239731"/><text:span text:style-name="Bible_5f_text"><text:span text:style-name="T1408">cuando viereis la abominación del asolamiento, que fué dicha por Daniel profeta, que estará en el lugar santo, (el que lee, entienda)” </text:span></text:span><text:span text:style-name="Bible_5f_text"><text:span text:style-name="T1408"><text:note text:id="ftn600" text:note-class="footnote"><text:note-citation>600</text:note-citation><text:note-body><text:p text:style-name="Footnote"><text:s/><text:span text:style-name="T1408">Mateo 24:15 </text:span><text:a xlink:type="simple" xlink:href="https://www.biblegateway.com/passage/?search=Mateo+24%3A15&amp;version=RVA" text:style-name="Internet_20_link" text:visited-style-name="Visited_20_Internet_20_Link"><text:span text:style-name="T1408">RVA</text:span></text:a></text:p></text:note-body></text:note></text:span></text:span><text:span text:style-name="T1424">, indicando el comienzo de la Gran Tribulación.</text:span></text:p>
      <text:h text:style-name="Heading_20_3" text:outline-level="3">70 Semanas.</text:h>
      <text:p text:style-name="P665"><text:span text:style-name="T1470">La segunda a entender de las tres menciones en la Tanakh de la secuencia “Abominación de Asolamiento” es la de Daniel 9. Esta</text:span> ocurrencia de la secuencia <text:span text:style-name="T1411">de vocablos hebreos “</text:span>shiqquts” <text:span text:style-name="T1411">y “shamem”, los vocablos H8251 </text:span><text:span text:style-name="T1411"><text:note text:id="ftn601" text:note-class="footnote"><text:note-citation>601</text:note-citation><text:note-body><text:p text:style-name="Footnote"><text:s/><text:a xlink:type="simple" xlink:href="https://biblehub.com/hebrew/8251.htm" text:style-name="Internet_20_link" text:visited-style-name="Visited_20_Internet_20_Link"><text:span text:style-name="T1411">H8251</text:span></text:a></text:p></text:note-body></text:note></text:span><text:span text:style-name="T1411"><text:s/>y H8074 </text:span><text:span text:style-name="T1411"><text:note text:id="ftn602" text:note-class="footnote"><text:note-citation>602</text:note-citation><text:note-body><text:p text:style-name="Footnote"><text:s/><text:a xlink:type="simple" xlink:href="https://biblehub.com/hebrew/8074.htm" text:style-name="Internet_20_link" text:visited-style-name="Visited_20_Internet_20_Link"><text:span text:style-name="T1411">H8074</text:span></text:a></text:p></text:note-body></text:note></text:span><text:span text:style-name="T1411">, </text:span>comúnmente traducida como <text:span text:style-name="T1411">“Abominación de Asolamiento” </text:span>es justo después del final de la profecía de las 70 <text:soft-page-break/>semanas en Daniel. La profecía de las 70 semanas termina en la mitad del versículo 27 <text:note text:id="ftn603" text:note-class="footnote"><text:note-citation>603</text:note-citation><text:note-body><text:p text:style-name="Footnote"><text:s/><text:span text:style-name="T1427">Daniel 9:27 </text:span><text:a xlink:type="simple" xlink:href="https://biblehub.com/text/daniel/9-27.htm" text:style-name="Internet_20_link" text:visited-style-name="Visited_20_Internet_20_Link"><text:span text:style-name="T1427">biblehub</text:span></text:a></text:p></text:note-body></text:note>. </text:p>
      <text:p text:style-name="P663">Es una construcción muy común en el hebreo anteponer un carácter “vev” al vocablo “al”, el vocablo H5921, para indicar “y después”, o “y sobre”, <text:span text:style-name="T1427">o “y encima”, </text:span>como una continuación gramatical. Y esta continuación puede suceder incluso 600 años después.</text:p>
      <text:p text:style-name="P664">Así, la descripción de las 70 semanas termina <text:span text:style-name="T1427">con el vocablo “minkha”, el vocablo H4503, que significa regalo u ofrenda, y se refiere a la muerte de Jesucristo en la mitad de la última semana. </text:span></text:p>
      <text:p text:style-name="P664"><text:span text:style-name="T1429">Esta última semana termina con la aparición de Jesucristo a Shaul, comúnmente conocido como Pablo, en su camino a Damasco </text:span><text:span text:style-name="T1429"><text:note text:id="ftn604" text:note-class="footnote"><text:note-citation>604</text:note-citation><text:note-body><text:p text:style-name="Footnote"><text:s/><text:span text:style-name="T1428">Hechos 9 </text:span><text:a xlink:type="simple" xlink:href="https://www.biblegateway.com/passage/?search=Hechos+9&amp;version=RVA" text:style-name="Internet_20_link" text:visited-style-name="Visited_20_Internet_20_Link"><text:span text:style-name="T1428">RVA</text:span></text:a></text:p></text:note-body></text:note></text:span><text:span text:style-name="T1429">,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66">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37">Solo hace falta usar Internet.</text:span></text:p>
      <text:h text:style-name="Heading_20_3" text:outline-level="3">Norte y Sur.</text:h>
      <text:p text:style-name="P690">Y la tercera a entender de las tres menciones en la Tanakh de la secuencia “Abominación de Asolamiento” es la de Daniel 11. </text:p>
      <text:p text:style-name="P674">Daniel 11 describe <text:span text:style-name="T1465">por anticipado la manera en que el control sobre Jerusalén y el territorio del Israel de Salomón se alterna entre fuerzas del norte y fuerzas del sur representadas en la historia por diferentes nombres.</text:span></text:p>
      <text:p text:style-name="P673"><text:span text:style-name="T1466">En la narración de Daniel 11 </text:span><text:note text:id="ftn605" text:note-class="footnote"><text:note-citation>605</text:note-citation><text:note-body><text:p text:style-name="Footnote"><text:s/><text:span text:style-name="T1438">Daniel 11 </text:span><text:a xlink:type="simple" xlink:href="https://www.biblegateway.com/passage/?search=Daniel+11&amp;version=RVA" text:style-name="Internet_20_link" text:visited-style-name="Visited_20_Internet_20_Link"><text:span text:style-name="T1438">RVA</text:span></text:a></text:p></text:note-body></text:note><text:s/><text:span text:style-name="T1466">se puede</text:span> observar como el poder sobre <text:span text:style-name="T1468">el territorio sobre </text:span>Jerusalén <text:span text:style-name="T1465">y alrededores </text:span>desde <text:span text:style-name="T1468">que la alianza Medo-Persa toma el control,</text:span> se ha venido alternando entre fuerzas del Norte y fuerzas del Sur <text:note text:id="ftn606" text:note-class="footnote"><text:note-citation>606</text:note-citation><text:note-body><text:p text:style-name="P951"><text:s/></text:p><text:p text:style-name="P951"><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466">Se pueden identificar figuras como Alejandro Magno, algunos Antiocos, algunos Ptolomeos, algunos Caesar y algunos períodos como el Bizantino, el primer Musulmán, el de Cruzadas y el segundo Musulmán. </text:span></text:p>
      <text:p text:style-name="P672"><text:span text:style-name="T1466">La llave, como siempre, para poder entender un pasaje del las escrituras, es Nuestro Señor Jesucristo. Primero se debe observar que <text:s/>el vocablo H1285 </text:span><text:span text:style-name="T1466"><text:note text:id="ftn607" text:note-class="footnote"><text:note-citation>607</text:note-citation><text:note-body><text:p text:style-name="Footnote"><text:s/><text:a xlink:type="simple" xlink:href="https://biblehub.com/hebrew/1285.htm" text:style-name="Internet_20_link" text:visited-style-name="Visited_20_Internet_20_Link"><text:span text:style-name="T1469">H1285</text:span></text:a></text:p></text:note-body></text:note></text:span><text:span text:style-name="T1466">, traducido como </text:span><text:soft-page-break/><text:span text:style-name="T1466">“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71"><text:span text:style-name="T1467">De esta manera, </text:span>el momento en que <text:span text:style-name="T1467">se </text:span>menciona la “<text:span text:style-name="T1411">Abominación de Asolamiento</text:span>” se corresponde con el control <text:span text:style-name="T1467">del</text:span> primer periodo <text:span text:style-name="T1472">Musulmán</text:span> <text:span text:style-name="T1467">sobre Jerusalén y el momento</text:span> cuando fue construido el complejo de templos <text:span text:style-name="T1467">musulmanes </text:span>sobre el monte Santo.</text:p>
      <text:h text:style-name="Heading_20_2" text:outline-level="2"><text:span text:style-name="T1439">Israel</text:span>.</text:h>
      <text:p text:style-name="P675">La principal profecía cumplida que nos indica que el regreso de Yeshua, de Jesucristo, de Nuestro Señor, del Rey de Reyes, del Meshiakh de Israel, está muy cerca es la existencia de Israel desde hace menos de 100 años.</text:p>
      <text:p text:style-name="P676"><text:span text:style-name="T1440">En Deuteronomio 30 se anuncia el final desde el principio, dice que después de que Jehová </text:span><text:span text:style-name="Bible_5f_text"><text:span text:style-name="T1440">“</text:span></text:span><text:bookmark text:name="es-RVA-5708"/><text:span text:style-name="Bible_5f_text">los desarraigó de su tierra con enojo, y con saña, y con furor grande, y los echó á otra tierra</text:span><text:span text:style-name="Bible_5f_text"><text:span text:style-name="T1440">” </text:span></text:span><text:span text:style-name="Bible_5f_text"><text:span text:style-name="T1440"><text:note text:id="ftn608" text:note-class="footnote"><text:note-citation>608</text:note-citation><text:note-body><text:p text:style-name="Footnote"><text:s/><text:span text:style-name="T1441">Deuteronomio 29:28 </text:span><text:a xlink:type="simple" xlink:href="https://www.biblegateway.com/passage/?search=Deuteronomio+29%3A28&amp;version=RVA" text:style-name="Internet_20_link" text:visited-style-name="Visited_20_Internet_20_Link"><text:span text:style-name="T1441">RVA</text:span></text:a></text:p></text:note-body></text:note></text:span></text:span><text:span text:style-name="T1440"><text:s/>y después de que </text:span><text:span text:style-name="Bible_5f_text"><text:span text:style-name="T1440">“</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9" text:note-class="footnote"><text:note-citation>609</text:note-citation><text:note-body><text:p text:style-name="Footnote"><text:s/><text:span text:style-name="T1441">Deuteronomio 30:24-26 </text:span><text:a xlink:type="simple" xlink:href="https://www.biblegateway.com/passage/?search=Deuteronomio+29%3A24-26&amp;version=RVA" text:style-name="Internet_20_link" text:visited-style-name="Visited_20_Internet_20_Link"><text:span text:style-name="T1441">RVA</text:span></text:a></text:p></text:note-body></text:note></text:span>, <text:span text:style-name="T1442">después de que </text:span><text:span text:style-name="Bible_5f_text"><text:span text:style-name="T1442">“</text:span></text:span><text:bookmark text:name="es-RVA-5710"/><text:span text:style-name="Bible_5f_text">sobrevinieren todas estas cosas, la bendición y la maldición que he puesto delante de ti</text:span><text:span text:style-name="Bible_5f_text"><text:span text:style-name="T1442">” </text:span></text:span><text:span text:style-name="Bible_5f_text"><text:span text:style-name="T1442"><text:note text:id="ftn610" text:note-class="footnote"><text:note-citation>610</text:note-citation><text:note-body><text:p text:style-name="Footnote"><text:s/><text:span text:style-name="T1442">Deuteronomio 30:1 </text:span><text:a xlink:type="simple" xlink:href="https://www.biblegateway.com/passage/?search=Deuteronomio+30%3A1&amp;version=RVA" text:style-name="Internet_20_link" text:visited-style-name="Visited_20_Internet_20_Link"><text:span text:style-name="T1442">RVA</text:span></text:a></text:p></text:note-body></text:note></text:span></text:span><text:span text:style-name="T1442">, entonces Jehová </text:span><text:span text:style-name="Bible_5f_text"><text:span text:style-name="T1442">“</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40">” </text:span></text:span><text:span text:style-name="Bible_5f_text"><text:span text:style-name="T1440"><text:note text:id="ftn611" text:note-class="footnote"><text:note-citation>611</text:note-citation><text:note-body><text:p text:style-name="Footnote"><text:s/><text:span text:style-name="T1442">Deuteronomio 30:3-5 </text:span><text:a xlink:type="simple" xlink:href="https://www.biblegateway.com/passage/?search=Deuteronomio+30%3A3-5&amp;version=RVA" text:style-name="Internet_20_link" text:visited-style-name="Visited_20_Internet_20_Link"><text:span text:style-name="T1442">RVA</text:span></text:a></text:p></text:note-body></text:note></text:span></text:span><text:span text:style-name="T1440">.</text:span></text:p>
      <text:p text:style-name="P677"><text:span text:style-name="T1445">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text:span><text:soft-page-break/><text:span text:style-name="T1445">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45">“</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43">” </text:span></text:span><text:span text:style-name="Bible_5f_text"><text:span text:style-name="T1443"><text:note text:id="ftn612" text:note-class="footnote"><text:note-citation>612</text:note-citation><text:note-body><text:p text:style-name="Footnote"><text:s/><text:span text:style-name="T1444">Isaías 46:9-13 </text:span><text:a xlink:type="simple" xlink:href="https://www.biblegateway.com/passage/?search=isaias+46%3A9-13&amp;version=RVA" text:style-name="Internet_20_link" text:visited-style-name="Visited_20_Internet_20_Link"><text:span text:style-name="T1444">RVA</text:span></text:a></text:p></text:note-body></text:note></text:span></text:span><text:span text:style-name="T1443">.</text:span></text:p>
      <text:p text:style-name="P678"><text:span text:style-name="T1446">Jehová también nos habla a través de Jeremías. En Jeremías 29 al 33 nos da varios detalles de lo que solo hasta ahora está pasando. En primera instancia menciona que </text:span><text:span text:style-name="Bible_5f_text"><text:span text:style-name="T1446">“</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47">” </text:span></text:span><text:span text:style-name="Bible_5f_text"><text:span text:style-name="T1447"><text:note text:id="ftn613" text:note-class="footnote"><text:note-citation>613</text:note-citation><text:note-body><text:p text:style-name="Footnote"><text:s/><text:span text:style-name="T1447">Jeremías 29_10 </text:span><text:a xlink:type="simple" xlink:href="https://www.biblegateway.com/passage/?search=Jeremias+29%3A10&amp;version=RVA" text:style-name="Internet_20_link" text:visited-style-name="Visited_20_Internet_20_Link"><text:span text:style-name="T1447">RVA</text:span></text:a></text:p></text:note-body></text:note></text:span></text:span><text:span text:style-name="T1447">.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47">“</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47">” </text:span></text:span><text:span text:style-name="Bible_5f_text"><text:span text:style-name="T1447"><text:note text:id="ftn614" text:note-class="footnote"><text:note-citation>614</text:note-citation><text:note-body><text:p text:style-name="Footnote"><text:s/><text:span text:style-name="T1448">Jeremías 29:14 </text:span><text:a xlink:type="simple" xlink:href="https://www.biblegateway.com/passage/?search=Jeremias+29%3A14&amp;version=RVA" text:style-name="Internet_20_link" text:visited-style-name="Visited_20_Internet_20_Link"><text:span text:style-name="T1448">RVA</text:span></text:a></text:p></text:note-body></text:note></text:span></text:span><text:span text:style-name="T1447">, y que </text:span><text:span text:style-name="Bible_5f_text"><text:span text:style-name="T1447">“</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47">” </text:span></text:span><text:span text:style-name="Bible_5f_text"><text:span text:style-name="T1447"><text:note text:id="ftn615" text:note-class="footnote"><text:note-citation>615</text:note-citation><text:note-body><text:p text:style-name="Footnote"><text:s/><text:span text:style-name="T1448">Jeremías 30:3 </text:span><text:a xlink:type="simple" xlink:href="https://www.biblegateway.com/passage/?search=Jeremias+30%3A3&amp;version=RVA" text:style-name="Internet_20_link" text:visited-style-name="Visited_20_Internet_20_Link"><text:span text:style-name="T1448">RVA</text:span></text:a></text:p></text:note-body></text:note></text:span></text:span><text:span text:style-name="T1447">, y que </text:span><text:span text:style-name="Bible_5f_text"><text:span text:style-name="T1447">“</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47">” </text:span></text:span><text:span text:style-name="Bible_5f_text"><text:span text:style-name="T1447"><text:note text:id="ftn616" text:note-class="footnote"><text:note-citation>616</text:note-citation><text:note-body><text:p text:style-name="Footnote"><text:s/><text:span text:style-name="T1449">Jeremías 30:8 </text:span><text:a xlink:type="simple" xlink:href="https://www.biblegateway.com/passage/?search=Jeremias+30%3A8&amp;version=RVA" text:style-name="Internet_20_link" text:visited-style-name="Visited_20_Internet_20_Link"><text:span text:style-name="T1449">RVA</text:span></text:a></text:p></text:note-body></text:note></text:span></text:span><text:span text:style-name="T1447">, y que </text:span><text:span text:style-name="Bible_5f_text"><text:span text:style-name="T1447">“</text:span></text:span><text:bookmark text:name="es-RVA-2015-19645"/><text:span text:style-name="Bible_5f_text">Jacob volverá y estará tranquilo; estará confiado, y no habrá quien lo atemorice</text:span><text:span text:style-name="Bible_5f_text"><text:span text:style-name="T1447">” </text:span></text:span><text:span text:style-name="Bible_5f_text"><text:span text:style-name="T1447"><text:note text:id="ftn617" text:note-class="footnote"><text:note-citation>617</text:note-citation><text:note-body><text:p text:style-name="Footnote"><text:s/><text:span text:style-name="T1450">Jeremías 30:10 </text:span><text:a xlink:type="simple" xlink:href="https://www.biblegateway.com/passage/?search=Jeremias+30%3A10&amp;version=RVA-2015" text:style-name="Internet_20_link" text:visited-style-name="Visited_20_Internet_20_Link"><text:span text:style-name="T1450">RVA-2015</text:span></text:a></text:p></text:note-body></text:note></text:span></text:span><text:span text:style-name="T1447">, y que </text:span><text:span text:style-name="Bible_5f_text"><text:span text:style-name="T1447">“s</text:span></text:span><text:span text:style-name="Bible_5f_text">us hijos serán como en el pasado, y su congregación tendrá estabilidad delante de mí. Y castigaré a todos sus opresores</text:span><text:span text:style-name="Bible_5f_text"><text:span text:style-name="T1447">” </text:span></text:span><text:span text:style-name="Bible_5f_text"><text:span text:style-name="T1447"><text:note text:id="ftn618" text:note-class="footnote"><text:note-citation>618</text:note-citation><text:note-body><text:p text:style-name="Footnote"><text:s/><text:span text:style-name="T1451">Jeremías 30:20 </text:span><text:a xlink:type="simple" xlink:href="https://www.biblegateway.com/passage/?search=Jeremias+30%3A20&amp;version=RVA-2015" text:style-name="Internet_20_link" text:visited-style-name="Visited_20_Internet_20_Link"><text:span text:style-name="T1451">RVA-2015</text:span></text:a></text:p></text:note-body></text:note></text:span></text:span><text:span text:style-name="T1447">, y que </text:span><text:span text:style-name="Bible_5f_text"><text:span text:style-name="T1447">“e</text:span></text:span><text:span text:style-name="Bible_5f_text">n aquel tiempo, dice el SEÑOR, yo seré el Dios de todas las familias de Israel; y ellos serán mi pueblo</text:span><text:span text:style-name="Bible_5f_text"><text:span text:style-name="T1447">” </text:span></text:span><text:span text:style-name="Bible_5f_text"><text:span text:style-name="T1447"><text:note text:id="ftn619" text:note-class="footnote"><text:note-citation>619</text:note-citation><text:note-body><text:p text:style-name="Footnote"><text:s/><text:span text:style-name="T1452">Jeremías 31:1 </text:span><text:a xlink:type="simple" xlink:href="https://www.biblegateway.com/passage/?search=Jeremias+31%3A1&amp;version=RVA-2015" text:style-name="Internet_20_link" text:visited-style-name="Visited_20_Internet_20_Link"><text:span text:style-name="T1452">RVA-2015</text:span></text:a></text:p></text:note-body></text:note></text:span></text:span><text:span text:style-name="T1447">, y que </text:span><text:span text:style-name="Bible_5f_text"><text:span text:style-name="T1447">“</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47">” </text:span></text:span><text:span text:style-name="Bible_5f_text"><text:span text:style-name="T1447"><text:note text:id="ftn620" text:note-class="footnote"><text:note-citation>620</text:note-citation><text:note-body><text:p text:style-name="Footnote"><text:s/><text:span text:style-name="T1452">Jeremías 31:4-5 </text:span><text:a xlink:type="simple" xlink:href="https://www.biblegateway.com/passage/?search=Jeremias+31%3A4-5&amp;version=RVA" text:style-name="Internet_20_link" text:visited-style-name="Visited_20_Internet_20_Link"><text:span text:style-name="T1452">RVA</text:span></text:a></text:p></text:note-body></text:note></text:span></text:span><text:span text:style-name="T1447">, y que </text:span><text:span text:style-name="Bible_5f_text"><text:span text:style-name="T1447">“</text:span></text:span><text:span text:style-name="Bible_5f_text">griten de júbilo ante la cabeza de las naciones</text:span><text:span text:style-name="Bible_5f_text"><text:span text:style-name="T1447">” </text:span></text:span><text:span text:style-name="Bible_5f_text"><text:span text:style-name="T1447"><text:note text:id="ftn621" text:note-class="footnote"><text:note-citation>621</text:note-citation><text:note-body><text:p text:style-name="Footnote"><text:s/><text:span text:style-name="T1452">Jeremías 31:7 </text:span><text:a xlink:type="simple" xlink:href="https://www.biblegateway.com/passage/?search=Jeremias+31%3A7&amp;version=RVA-2015" text:style-name="Internet_20_link" text:visited-style-name="Visited_20_Internet_20_Link"><text:span text:style-name="T1452">RVA-2015</text:span></text:a></text:p></text:note-body></text:note></text:span></text:span><text:span text:style-name="T1447">, y que </text:span><text:span text:style-name="Bible_5f_text"><text:span text:style-name="T1447">“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47">” </text:span></text:span><text:span text:style-name="Bible_5f_text"><text:span text:style-name="T1447"><text:note text:id="ftn622" text:note-class="footnote"><text:note-citation>622</text:note-citation><text:note-body><text:p text:style-name="Footnote"><text:s/><text:span text:style-name="T1452">Jeremías 31:8 </text:span><text:a xlink:type="simple" xlink:href="https://www.biblegateway.com/passage/?search=Jeremias+31%3A8&amp;version=RVA-2015" text:style-name="Internet_20_link" text:visited-style-name="Visited_20_Internet_20_Link"><text:span text:style-name="T1452">RVA-2015</text:span></text:a></text:p></text:note-body></text:note></text:span></text:span><text:span text:style-name="T1447">, </text:span><text:soft-page-break/><text:span text:style-name="T1447">y que </text:span><text:span text:style-name="Bible_5f_text"><text:span text:style-name="T1447">“</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47">” </text:span></text:span><text:span text:style-name="Bible_5f_text"><text:span text:style-name="T1447"><text:note text:id="ftn623" text:note-class="footnote"><text:note-citation>623</text:note-citation><text:note-body><text:p text:style-name="Footnote"><text:s/><text:span text:style-name="T1453">Jeremías 31:10 </text:span><text:a xlink:type="simple" xlink:href="https://www.biblegateway.com/passage/?search=Jeremias+31%3A10&amp;version=RVA" text:style-name="Internet_20_link" text:visited-style-name="Visited_20_Internet_20_Link"><text:span text:style-name="T1453">RVA</text:span></text:a></text:p></text:note-body></text:note></text:span></text:span><text:span text:style-name="T1447">, y que Jerusalén </text:span><text:span text:style-name="Bible_5f_text"><text:span text:style-name="T1447">“n</text:span></text:span><text:span text:style-name="Bible_5f_text">unca más será arrancada ni destruida</text:span><text:span text:style-name="Bible_5f_text"><text:span text:style-name="T1447">” </text:span></text:span><text:span text:style-name="Bible_5f_text"><text:span text:style-name="T1447"><text:note text:id="ftn624" text:note-class="footnote"><text:note-citation>624</text:note-citation><text:note-body><text:p text:style-name="Footnote"><text:s/><text:span text:style-name="T1454">Jeremías 31:40 </text:span><text:a xlink:type="simple" xlink:href="https://www.biblegateway.com/passage/?search=Jeremias+31%3A40&amp;version=RVA-2015" text:style-name="Internet_20_link" text:visited-style-name="Visited_20_Internet_20_Link"><text:span text:style-name="T1454">RVA-2015</text:span></text:a></text:p></text:note-body></text:note></text:span></text:span><text:span text:style-name="T1447">.</text:span></text:p>
      <text:p text:style-name="P679">Jeremías era un profeta que <text:span text:style-name="T1456">anunciaba</text:span> en Jeremías 21 que <text:span text:style-name="T1456">Jehová </text:span>entregaría a lo que quedaba de Juda y Jerusalén a Nabucodonosor, rey de Babilonia, y que este este no los perdonaría ni <text:span text:style-name="T1456">tendría</text:span> compasión ni misericordia. Que <text:span text:style-name="T1456">Jerusalén </text:span>sería quemada y entregada y que el que se pasara a los caldeos, a los que los tenían sitiados, viviría. <text:span text:style-name="T1456">Y que Sedequías, el rey de Judá, seria llevado preso a Babilonia. </text:span>Y en Jeremías 26 se nos narra que es amenazado de muerte por profetizar en contra de J<text:span text:style-name="T1455">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80"><text:span text:style-name="T1455">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55">“</text:span></text:span><text:span text:style-name="Bible_5f_text">se comprarán casas, y heredades, y viñas en esta tierra</text:span><text:span text:style-name="Bible_5f_text"><text:span text:style-name="T1455">” </text:span></text:span><text:span text:style-name="Bible_5f_text"><text:span text:style-name="T1455"><text:note text:id="ftn625" text:note-class="footnote"><text:note-citation>625</text:note-citation><text:note-body><text:p text:style-name="Footnote"><text:s/><text:span text:style-name="T1456">Jeremías 32:15 </text:span><text:a xlink:type="simple" xlink:href="https://www.biblegateway.com/passage/?search=Jeremias+32%3A15&amp;version=RVA" text:style-name="Internet_20_link" text:visited-style-name="Visited_20_Internet_20_Link"><text:span text:style-name="T1456">RVA</text:span></text:a></text:p></text:note-body></text:note></text:span></text:span><text:span text:style-name="T1455"><text:s/>otra vez. Y Jeremías le compra el terreno a su primo, estando preso en la casa del rey y sabiendo que Nabucodonosor está a punto de invadir Jerusalén, como señal de que algún día los Israelítas </text:span><text:span text:style-name="Bible_5f_text"><text:span text:style-name="T1455">“se comprarán casas, y heredades, y viñas en esta tierra” </text:span></text:span><text:span text:style-name="Bible_5f_text"><text:span text:style-name="T1455"><text:note text:id="ftn626" text:note-class="footnote"><text:note-citation>626</text:note-citation><text:note-body><text:p text:style-name="Footnote"><text:s/><text:span text:style-name="T1456">Jeremías 32:15 </text:span><text:a xlink:type="simple" xlink:href="https://www.biblegateway.com/passage/?search=Jeremias+32%3A15&amp;version=RVA" text:style-name="Internet_20_link" text:visited-style-name="Visited_20_Internet_20_Link"><text:span text:style-name="T1456">RVA</text:span></text:a></text:p></text:note-body></text:note></text:span></text:span><text:span text:style-name="T1455"><text:s/>otra vez. Profecía que solo se cumple hasta el siglo pasado cuando se funda el país Israel y los descendientes de Abraham pueden volver a comprar y vender en lo que ahora es Israel. </text:span></text:p>
      <text:p text:style-name="P681"><text:span text:style-name="T1457">Jehová también anuncia en Jeremías 32 que </text:span><text:span text:style-name="Bible_5f_text"><text:span text:style-name="T1457">“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7" text:note-class="footnote"><text:note-citation>627</text:note-citation><text:note-body><text:p text:style-name="Footnote"><text:s/><text:span text:style-name="T1457">Jeremías 32:37 </text:span><text:a xlink:type="simple" xlink:href="https://www.biblegateway.com/passage/?search=Jeremias+32%3A37&amp;version=RVA" text:style-name="Internet_20_link" text:visited-style-name="Visited_20_Internet_20_Link"><text:span text:style-name="T1457">RVA</text:span></text:a></text:p></text:note-body></text:note></text:span>, <text:span text:style-name="T1457">y que </text:span><text:span text:style-name="Bible_5f_text"><text:span text:style-name="T1457">“</text:span></text:span><text:span text:style-name="Bible_5f_text">poseerán heredad en esta tierra de la cual vosotros decís: Está desierta, sin hombres y sin animales</text:span><text:span text:style-name="Bible_5f_text"><text:span text:style-name="T1457">” </text:span></text:span><text:span text:style-name="Bible_5f_text"><text:span text:style-name="T1457"><text:note text:id="ftn628" text:note-class="footnote"><text:note-citation>628</text:note-citation><text:note-body><text:p text:style-name="Footnote"><text:s/><text:span text:style-name="T1457">Jeremías 32:43 </text:span><text:a xlink:type="simple" xlink:href="https://www.biblegateway.com/passage/?search=Jeremias+32%3A43&amp;version=RVA" text:style-name="Internet_20_link" text:visited-style-name="Visited_20_Internet_20_Link"><text:span text:style-name="T1457">RVA</text:span></text:a></text:p></text:note-body></text:note></text:span></text:span><text:span text:style-name="T1457">.</text:span></text:p>
      <text:p text:style-name="P682"><text:span text:style-name="T1458">Jehová anuncia en Jeremías 16 que </text:span><text:span text:style-name="Bible_5f_text"><text:span text:style-name="T1458">“</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458">” </text:span></text:span><text:span text:style-name="Bible_5f_text"><text:span text:style-name="T1458"><text:note text:id="ftn629" text:note-class="footnote"><text:note-citation>629</text:note-citation><text:note-body><text:p text:style-name="Footnote"><text:s/><text:span text:style-name="T1458">Jeremías 16:14-15 </text:span><text:a xlink:type="simple" xlink:href="https://www.biblegateway.com/passage/?search=Jeremias+16%3A14-15&amp;version=RVA-2015" text:style-name="Internet_20_link" text:visited-style-name="Visited_20_Internet_20_Link"><text:span text:style-name="T1458">RVA-2015</text:span></text:a></text:p></text:note-body></text:note></text:span></text:span><text:span text:style-name="T1458">. Esta profecía de la existencia del actual Israel será como se le identifique a Jehová. Y ya está empezando a cumplirse.</text:span></text:p>
      <text:p text:style-name="P683"><text:soft-page-break/><text:span text:style-name="T1459">Isaías también profetiza en Isaías 11 que Dios </text:span><text:span text:style-name="Bible_5f_text"><text:span text:style-name="T1459">“</text:span></text:span><text:bookmark text:name="es-RVA-2015-17864"/><text:span text:style-name="Bible_5f_text">juntará a los desterrados de Israel. Reunirá a los dispersos de Judá desde los cuatro extremos de la tierra</text:span><text:span text:style-name="Bible_5f_text"><text:span text:style-name="T1459">” </text:span></text:span><text:span text:style-name="Bible_5f_text"><text:span text:style-name="T1459"><text:note text:id="ftn630" text:note-class="footnote"><text:note-citation>630</text:note-citation><text:note-body><text:p text:style-name="Footnote"><text:s/><text:span text:style-name="T1459">Isaías 11:12 </text:span><text:a xlink:type="simple" xlink:href="https://www.biblegateway.com/passage/?search=Isaías+11%3A12&amp;version=RVA-2015" text:style-name="Internet_20_link" text:visited-style-name="Visited_20_Internet_20_Link"><text:span text:style-name="T1459">RVA-2015</text:span></text:a></text:p></text:note-body></text:note></text:span></text:span><text:span text:style-name="T1459">.</text:span></text:p>
      <text:p text:style-name="P684"><text:span text:style-name="T1459">En Ezequiel 11, Jehová anuncia que </text:span><text:span text:style-name="Bible_5f_text"><text:span text:style-name="T1459">“</text:span></text:span><text:bookmark text:name="es-RVA-20673"/><text:span text:style-name="Bible_5f_text">Yo os recogeré de los pueblos, y os allegaré de las tierras en las cuales estáis esparcidos, y os daré la tierra de Israel</text:span><text:span text:style-name="Bible_5f_text"><text:span text:style-name="T1459">” </text:span></text:span><text:span text:style-name="Bible_5f_text"><text:span text:style-name="T1459"><text:note text:id="ftn631" text:note-class="footnote"><text:note-citation>631</text:note-citation><text:note-body><text:p text:style-name="Footnote"><text:s/><text:span text:style-name="T1459">Ezequiel 11:17 </text:span><text:a xlink:type="simple" xlink:href="https://www.biblegateway.com/passage/?search=Ezequiel+11%3A17&amp;version=RVA" text:style-name="Internet_20_link" text:visited-style-name="Visited_20_Internet_20_Link"><text:span text:style-name="T1459">RVA</text:span></text:a></text:p></text:note-body></text:note></text:span></text:span><text:span text:style-name="T1459">. Y en Ezequiel 37, Jehová dice que </text:span><text:span text:style-name="Bible_5f_text"><text:span text:style-name="T1459">“</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459">” </text:span></text:span><text:span text:style-name="Bible_5f_text"><text:span text:style-name="T1459"><text:note text:id="ftn632" text:note-class="footnote"><text:note-citation>632</text:note-citation><text:note-body><text:p text:style-name="Footnote"><text:s/><text:span text:style-name="T1460">Ezequiel 37:22 </text:span><text:a xlink:type="simple" xlink:href="https://www.biblegateway.com/passage/?search=Ezequiel+37%3A22&amp;version=RVA" text:style-name="Internet_20_link" text:visited-style-name="Visited_20_Internet_20_Link"><text:span text:style-name="T1460">RVA</text:span></text:a></text:p></text:note-body></text:note></text:span></text:span><text:span text:style-name="T1459">. </text:span></text:p>
      <text:p text:style-name="P685"><text:span text:style-name="T1461">En Ezequiel 36, Dios le dice a Ezequiel que </text:span><text:span text:style-name="Bible_5f_text"><text:span text:style-name="T1461">“</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461">” </text:span></text:span><text:span text:style-name="Bible_5f_text"><text:span text:style-name="T1461"><text:note text:id="ftn633" text:note-class="footnote"><text:note-citation>633</text:note-citation><text:note-body><text:p text:style-name="Footnote"><text:s/><text:span text:style-name="T1461">Ezequiel 36:22 </text:span><text:a xlink:type="simple" xlink:href="https://www.biblegateway.com/passage/?search=Ezequiel+36%3A22&amp;version=RVA" text:style-name="Internet_20_link" text:visited-style-name="Visited_20_Internet_20_Link"><text:span text:style-name="T1461">RVA</text:span></text:a></text:p></text:note-body></text:note></text:span></text:span><text:span text:style-name="T1461">, </text:span><text:span text:style-name="Bible_5f_text"><text:span text:style-name="T1461">“</text:span></text:span><text:bookmark text:name="es-RVA-21384"/><text:span text:style-name="Bible_5f_text">yo os tomaré de las gentes, y os juntaré de todas las tierras, y os traeré á vuestro país</text:span><text:span text:style-name="Bible_5f_text"><text:span text:style-name="T1461">” </text:span></text:span><text:span text:style-name="Bible_5f_text"><text:span text:style-name="T1461"><text:note text:id="ftn634" text:note-class="footnote"><text:note-citation>634</text:note-citation><text:note-body><text:p text:style-name="Footnote"><text:s/><text:span text:style-name="T1461">Ezequiel 36:24 </text:span><text:a xlink:type="simple" xlink:href="https://www.biblegateway.com/passage/?search=Ezequiel+36%3A24&amp;version=RVA" text:style-name="Internet_20_link" text:visited-style-name="Visited_20_Internet_20_Link"><text:span text:style-name="T1461">RVA</text:span></text:a></text:p></text:note-body></text:note></text:span></text:span><text:span text:style-name="T1461">, </text:span><text:span text:style-name="Bible_5f_text"><text:span text:style-name="T1461">“</text:span></text:span><text:span text:style-name="Bible_5f_text">No lo hago por vosotros, dice el Señor Jehová, séaos notorio: avergonzaos y confundíos de vuestras iniquidades, casa de Israel</text:span><text:span text:style-name="Bible_5f_text"><text:span text:style-name="T1461">” </text:span></text:span><text:span text:style-name="Bible_5f_text"><text:span text:style-name="T1461"><text:note text:id="ftn635" text:note-class="footnote"><text:note-citation>635</text:note-citation><text:note-body><text:p text:style-name="Footnote"><text:s/><text:span text:style-name="T1462">Ezequiel 36:32 </text:span><text:a xlink:type="simple" xlink:href="https://www.biblegateway.com/passage/?search=Ezequiel+36%3A32&amp;version=RVA" text:style-name="Internet_20_link" text:visited-style-name="Visited_20_Internet_20_Link"><text:span text:style-name="T1462">RVA</text:span></text:a></text:p></text:note-body></text:note></text:span></text:span><text:span text:style-name="T1461">. Y que </text:span><text:span text:style-name="Bible_5f_text"><text:span text:style-name="T1461">“</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461">” </text:span></text:span><text:span text:style-name="Bible_5f_text"><text:span text:style-name="T1461"><text:note text:id="ftn636" text:note-class="footnote"><text:note-citation>636</text:note-citation><text:note-body><text:p text:style-name="Footnote"><text:s/><text:span text:style-name="T1463">Ezequiel 36:34-36 </text:span><text:a xlink:type="simple" xlink:href="https://www.biblegateway.com/passage/?search=Ezequiel+36%3A34-36&amp;version=RVA" text:style-name="Internet_20_link" text:visited-style-name="Visited_20_Internet_20_Link"><text:span text:style-name="T1463">RVA</text:span></text:a></text:p></text:note-body></text:note></text:span></text:span><text:span text:style-name="T1461">.</text:span></text:p>
      <text:p text:style-name="P686"><text:span text:style-name="T1459">En Amós 9, Diós anuncia que </text:span><text:span text:style-name="Bible_5f_text"><text:span text:style-name="T1459">“</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464">NUNCA</text:span></text:span><text:span text:style-name="Bible_5f_text"> más serán arrancados de su tierra que yo les dí, ha dicho Jehová Dios tuyo</text:span><text:span text:style-name="Bible_5f_text"><text:span text:style-name="T1459">” </text:span></text:span><text:span text:style-name="Bible_5f_text"><text:span text:style-name="T1459"><text:note text:id="ftn637" text:note-class="footnote"><text:note-citation>637</text:note-citation><text:note-body><text:p text:style-name="Footnote"><text:s/><text:span text:style-name="T1459">Amós 9:14-15 </text:span><text:a xlink:type="simple" xlink:href="https://www.biblegateway.com/passage/?search=Amos+9%3A14-15&amp;version=RVA" text:style-name="Internet_20_link" text:visited-style-name="Visited_20_Internet_20_Link"><text:span text:style-name="T1459">RVA</text:span></text:a></text:p></text:note-body></text:note></text:span></text:span><text:span text:style-name="T1459">.</text:span></text:p>
      <text:p text:style-name="P687">Israel llegó para quedarse. Promesa del Dios creador del Cielo y de la Tierra.</text:p>
      <text:h text:style-name="P1025" text:outline-level="2">Detalles.</text:h>
      <text:p text:style-name="P701">En cuanto a los capítulos de los cuales se tienen serias dudas respecto a los detalles vale la pena mencionar los siguientes temas.</text:p>
      <text:h text:style-name="Heading_20_3" text:outline-level="3"><text:span text:style-name="T1490">El parto</text:span>.</text:h>
      <text:p text:style-name="P696"><text:span text:style-name="T1481">En Revelación 12 Juan dice que: </text:span><text:span text:style-name="Bible_5f_text"><text:span text:style-name="T1481">“una</text:span></text:span><text:span text:style-name="Bible_5f_text"> grande señal apareció en el cielo: una mujer vestida del sol, y la luna debajo de sus pies, y sobre su cabeza una corona de doce estrellas</text:span><text:span text:style-name="Bible_5f_text"><text:span text:style-name="T1480">” </text:span></text:span><text:span text:style-name="Bible_5f_text"><text:span text:style-name="T1480"><text:note text:id="ftn638" text:note-class="footnote"><text:note-citation>638</text:note-citation><text:note-body><text:p text:style-name="Footnote"><text:s/><text:span text:style-name="T1480">Revelación 12:1 </text:span><text:a xlink:type="simple" xlink:href="https://www.biblegateway.com/passage/?search=Apocalipsis+12&amp;version=RVA" text:style-name="Internet_20_link" text:visited-style-name="Visited_20_Internet_20_Link"><text:span text:style-name="T1480">RVA</text:span></text:a></text:p></text:note-body></text:note></text:span></text:span><text:span text:style-name="T1480">.</text:span></text:p>
      <text:p text:style-name="P697"><text:soft-page-break/><text:span text:style-name="T1482">S</text:span>in llegar a adorar a las estrellas <text:span text:style-name="T1482">lo cual </text:span>sería idolatría, <text:span text:style-name="T1483">y s</text:span>in llegar a pensar que influencian nuestra personalidad <text:span text:style-name="T1482">lo cual </text:span>sería <text:span text:style-name="T1482">ocultismo o brujería,</text:span> <text:span text:style-name="T1483">a</text:span>lgunos cristianos aceptan que Dios nos da señales usando las estrellas <text:span text:style-name="T1482">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482"><text:note text:id="ftn639" text:note-class="footnote"><text:note-citation>639</text:note-citation><text:note-body><text:p text:style-name="Footnote"><text:s/><text:span text:style-name="T1484">Daniel 12:1 </text:span><text:a xlink:type="simple" xlink:href="https://www.biblegateway.com/passage/?search=Daniel+12%3A1&amp;version=RVA" text:style-name="Internet_20_link" text:visited-style-name="Visited_20_Internet_20_Link"><text:span text:style-name="T1484">RVA</text:span></text:a></text:p></text:note-body></text:note></text:span><text:span text:style-name="T1482"><text:s/>y otro en Revelación 12 </text:span><text:span text:style-name="T1482"><text:note text:id="ftn640" text:note-class="footnote"><text:note-citation>640</text:note-citation><text:note-body><text:p text:style-name="Footnote"><text:s/><text:span text:style-name="T1485">Revelación 12:7 </text:span><text:a xlink:type="simple" xlink:href="https://www.biblegateway.com/passage/?search=Apocalipsis+12%3A7&amp;version=RVA" text:style-name="Internet_20_link" text:visited-style-name="Visited_20_Internet_20_Link"><text:span text:style-name="T1485">RVA</text:span></text:a></text:p></text:note-body></text:note></text:span><text:span text:style-name="T1482">, y que en ambas ocurrencias las narraciones parecen referirse a eventos similares, tenemos que ubicar la narración de Revelación 12 en sincronía con la de Daniel 12.</text:span></text:p>
      <text:p text:style-name="P700">Si hacemos esto, solo hay una posible configuración del firmamento en la cual haya podido ocurrir dicha señal en el cielo: <text:span text:style-name="T1491">el </text:span>23 de Septiembre del 2017. <text:span text:style-name="T1493">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99">La mujer sería Israel y sería el comienzo del nacimiento espiritual de los descendientes de Abraham como nación. El momento en que <text:span text:style-name="T1486">los</text:span> habitantes <text:span text:style-name="T1486">de Israel </text:span>nacen al reino de los cielos al aceptar a su <text:span text:style-name="T678">Meshiakh</text:span>: <text:span text:style-name="T1486">Yeshua Ha</text:span><text:span text:style-name="T678">Meshiakh</text:span><text:span text:style-name="T1486">, mas conocido como Jesucristo</text:span>. <text:span text:style-name="T1486">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organización. Y como dato significativo esta el hecho de que correspondió con el final de una fiesta bíblica anual muy importante: la fiesta de Trompetas.</text:span></text:p>
      <text:p text:style-name="P698"><text:span text:style-name="T1494">Si la sincronía de Miguel es correcta, se puede </text:span>establecer otra gran sincronía en el libro de la <text:span text:style-name="T1492">R</text:span>evelación: <text:span text:style-name="T1492">el tiempo de las trompetas, el tiempo de los dos testigos de Revelación 11 </text:span><text:span text:style-name="T1492"><text:note text:id="ftn641" text:note-class="footnote"><text:note-citation>641</text:note-citation><text:note-body><text:p text:style-name="P952"><text:s/><text:span text:style-name="T1487">Revelación 11:2 </text:span><text:a xlink:type="simple" xlink:href="https://www.biblegateway.com/passage/?search=Apocalipsis+11%3A2&amp;version=RVA" text:style-name="Internet_20_link" text:visited-style-name="Visited_20_Internet_20_Link"><text:span text:style-name="T1487">RVA</text:span></text:a><text:span text:style-name="T1487"> Revelación 11:3 </text:span><text:a xlink:type="simple" xlink:href="https://www.biblegateway.com/passage/?search=Apocalipsis+11%3A3&amp;version=RVA" text:style-name="Internet_20_link" text:visited-style-name="Visited_20_Internet_20_Link"><text:span text:style-name="T1487">RVA</text:span></text:a></text:p></text:note-body></text:note></text:span><text:span text:style-name="T1492">, el tiempo de la mujer en el desierto de Revelación 12 </text:span><text:span text:style-name="T1492"><text:note text:id="ftn642" text:note-class="footnote"><text:note-citation>642</text:note-citation><text:note-body><text:p text:style-name="P952"><text:s/><text:span text:style-name="T1487">Revelación 12:6 <text:s/></text:span><text:a xlink:type="simple" xlink:href="https://www.biblegateway.com/passage/?search=Apocalipsis+12%3A6&amp;version=RVA" text:style-name="Internet_20_link" text:visited-style-name="Visited_20_Internet_20_Link"><text:span text:style-name="T1487">RVA</text:span></text:a><text:span text:style-name="T1487"> Revelación 12:14 </text:span><text:a xlink:type="simple" xlink:href="https://www.biblegateway.com/passage/?search=Apocalipsis+12%3A14&amp;version=RVA" text:style-name="Internet_20_link" text:visited-style-name="Visited_20_Internet_20_Link"><text:span text:style-name="T1487">RVA</text:span></text:a></text:p></text:note-body></text:note></text:span><text:span text:style-name="T1492">, y el tiempo de la primera bestia de Revelación 13 </text:span><text:span text:style-name="T1492"><text:note text:id="ftn643" text:note-class="footnote"><text:note-citation>643</text:note-citation><text:note-body><text:p text:style-name="Footnote"><text:s/><text:span text:style-name="T1488">Revelación 13:5 </text:span><text:a xlink:type="simple" xlink:href="https://www.biblegateway.com/passage/?search=Apocalipsis+13%3A5&amp;version=RVA" text:style-name="Internet_20_link" text:visited-style-name="Visited_20_Internet_20_Link"><text:span text:style-name="T1488">RVA</text:span></text:a></text:p></text:note-body></text:note></text:span><text:span text:style-name="T1492">, corresponden exactamente al mismo período de tiempo y dura 1260 días. </text:span></text:p>
      <text:p text:style-name="P866"><text:soft-page-break/>Trompetas que ocurren justo después del parto de Israel, del tiempo en que Israel acepta a su <text:span text:style-name="T678">Meshiakh</text:span>. Parto que ocurre durante el tiempo de los seis primeros sellos del libro de la Revelación y antes del arrebatamiento que ocurre entre el sexto y el séptimo sello.</text:p>
      <text:h text:style-name="Heading_20_3" text:outline-level="3"><text:span text:style-name="T1489">7 </text:span>mensajeros.</text:h>
      <text:p text:style-name="P703"><text:span text:style-name="T1495">Si en Revelación 12 la frase “señal en el cielo” se refiere a alguna configuración en el firmamento, también en Revelación 15 la frase tendría que ser alguna configuración estelar cuando Juan nos dice que: </text:span><text:span text:style-name="Bible_5f_text"><text:span text:style-name="T1495">“</text:span></text:span><text:bookmark text:name="es-RVA-30947"/><text:span text:style-name="Bible_5f_text">V</text:span><text:span text:style-name="Bible_5f_text"><text:span text:style-name="T1495">i</text:span></text:span><text:span text:style-name="Bible_5f_text"> otra señal en el cielo, grande y admirable, que era siete ángeles que tenían las siete plagas postreras; porque en ellas es consumada la ira de Dio</text:span><text:span text:style-name="Bible_5f_text"><text:span text:style-name="T1495">” </text:span></text:span><text:span text:style-name="Bible_5f_text"><text:span text:style-name="T1495"><text:note text:id="ftn644" text:note-class="footnote"><text:note-citation>644</text:note-citation><text:note-body><text:p text:style-name="Footnote"><text:s/><text:span text:style-name="T1495">Revelación 15:1</text:span> <text:a xlink:type="simple" xlink:href="https://www.biblegateway.com/passage/?search=Apocalipsis+15%3A1&amp;version=RVA" text:style-name="Internet_20_link" text:visited-style-name="Visited_20_Internet_20_Link"><text:span text:style-name="T1495">RVA</text:span></text:a></text:p></text:note-body></text:note></text:span></text:span><text:span text:style-name="T1495">.</text:span></text:p>
      <text:p text:style-name="P702">La única “gran” configuración en el firmamento después del 2017 y bastante extraña en general es la que ocurrirá el 8 de Septiembre del 2040, <text:span text:style-name="T1496">correspondiente a la fiesta de Trompetas de ese año,</text:span> cuando las siete estrellas <text:span text:style-name="T1496">móviles, o planetas clásicos</text:span> de la antigüedad, <text:span text:style-name="T1496">que se pueden ver sin ayuda</text:span>: <text:span text:style-name="T1496">Saturno, Júpiter, Marte, Venus, Mercurio, el Sol y la Luna.</text:span></text:p>
      <text:p text:style-name="P704">En menos de 20 grados se observará esta alineación estelar de muy rara ocurrencia. <text:span text:style-name="T1503">Con menos de 20 grados de distancia angular entre los objetos la anterior ocurrió el 3 de Julio del 710. De muy rara ocurrencia.</text:span></text:p>
      <text:p text:style-name="P705">Est<text:span text:style-name="T1649">a configuración celestial</text:span> podría ser <text:span text:style-name="T1648">el anuncio, la señal, que marca el momento en que </text:span>los siete <text:span text:style-name="T1648">ángeles </text:span>de Revelación 15 <text:span text:style-name="T1648">inician su actividad de derramar las siete copas finales de la ira de Dios</text:span>. <text:span text:style-name="T1648">Dicha señal marcaría </text:span>el comienzo de las copas, <text:span text:style-name="T1648">es decir</text:span> el <text:span text:style-name="T1648">inicio de la última trompeta del libro de la Revelación.</text:span></text:p>
      <text:h text:style-name="Heading_20_3" text:outline-level="3">Babilonia.</text:h>
      <text:p text:style-name="P707"><text:span text:style-name="T1497">La gran prostituta de Revelación 17 y la gran Babilonia de Revelación 18 serían una y la misma. Y se refiere a todos las personas que no son arrebatadas y que no mueren <text:s/>por 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497">“</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497">” </text:span></text:span><text:span text:style-name="Bible_5f_text"><text:span text:style-name="T1497"><text:note text:id="ftn645" text:note-class="footnote"><text:note-citation>645</text:note-citation><text:note-body><text:p text:style-name="Footnote"><text:s/><text:span text:style-name="T1498">Revelación 18:4 </text:span><text:a xlink:type="simple" xlink:href="https://www.biblegateway.com/passage/?search=Apocalipsis+18%3A4&amp;version=RVA" text:style-name="Internet_20_link" text:visited-style-name="Visited_20_Internet_20_Link"><text:span text:style-name="T1498">RVA</text:span></text:a></text:p></text:note-body></text:note></text:span></text:span><text:span text:style-name="T1497">.</text:span></text:p>
      <text:p text:style-name="P708">Esto sucede justo antes del comienzo del reinado de Jesucristo desde Israel.</text:p>
      <text:h text:style-name="Heading_20_2" text:outline-level="2"><text:soft-page-break/>Reinado.</text:h>
      <text:p text:style-name="P706">Después de la destrucción de la gran Babilonia, <text:span text:style-name="T1500">de la ira de Dios, de las copas, comienza el reinado. </text:span>Jesucristo baja del cielo con toda la multitud incontable y vestida de lino blanco de la que habla Revelación 6 <text:note text:id="ftn646" text:note-class="footnote"><text:note-citation>646</text:note-citation><text:note-body><text:p text:style-name="Footnote"><text:s/><text:span text:style-name="T1502">Revelación 6 </text:span><text:a xlink:type="simple" xlink:href="https://www.biblegateway.com/passage/?search=Apocalipsis+6&amp;version=RVA" text:style-name="Internet_20_link" text:visited-style-name="Visited_20_Internet_20_Link"><text:span text:style-name="T1502">RVA</text:span></text:a></text:p></text:note-body></text:note><text:s/>y que salió a recibirlo según Pablo <text:span text:style-name="T1362"><text:note text:id="ftn647" text:note-class="footnote"><text:note-citation>647</text:note-citation><text:note-body><text:p text:style-name="Footnote"><text:s/><text:span text:style-name="T1362">1 Tesalonicenses 4:17 </text:span><text:a xlink:type="simple" xlink:href="https://www.biblegateway.com/passage/?search=1+Tesalonicenses+4%3A17&amp;version=RVA" text:style-name="Internet_20_link" text:visited-style-name="Visited_20_Internet_20_Link"><text:span text:style-name="T1362">RVA</text:span></text:a></text:p></text:note-body></text:note></text:span>. Todos los que fueron arrebatados al cielo. Multitud que será gobernada por Jesucristo y 144.000 resucitados durante mil años. </text:p>
      <text:p text:style-name="P876"><text:span text:style-name="T1497">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497">“c</text:span></text:span><text:span text:style-name="Bible_5f_text">on Cristo estoy juntamente crucificado, y vivo, no ya yo, mas vive Cristo en mí</text:span><text:span text:style-name="Bible_5f_text"><text:span text:style-name="T1501">” </text:span></text:span><text:span text:style-name="Bible_5f_text"><text:span text:style-name="T1501"><text:note text:id="ftn648" text:note-class="footnote"><text:note-citation>648</text:note-citation><text:note-body><text:p text:style-name="Footnote"><text:s/><text:span text:style-name="T1501">Gálatas 2:20 </text:span><text:a xlink:type="simple" xlink:href="https://www.biblegateway.com/passage/?search=Galatas+2%3A20&amp;version=RVA" text:style-name="Internet_20_link" text:visited-style-name="Visited_20_Internet_20_Link"><text:span text:style-name="T1501">RVA</text:span></text:a></text:p></text:note-body></text:note></text:span></text:span><text:span text:style-name="T1501">. Pueblos y naciones conformados por personas en los cuales ya reina Cristo en su corazón. </text:span></text:p>
      <text:p text:style-name="P877">Es el comienzo de esa tierra nueva con cielo nuevo que anuncia Isaías en sus dos últimos capítulos. Pero es un comienzo espiritual. El comienzo físico de esa tierra nueva con un cielo nuevo es hasta después de la resurrección de TODOS los muertos. Y esto solo sucede hasta pasados los mil años.</text:p>
      <text:p text:style-name="P884">Jesucristo no llega a reinar sobre nadie que no lo haya aceptado como rey previamente a ese momento. <text:span text:style-name="T1499">El no llega a reinar sobre Babilonia.</text:span></text:p>
      <text:p text:style-name="P885">Estas son BUENAS noticias pero no PARECEN buenas.</text:p>
      <text:h text:style-name="Heading_20_1" text:outline-level="1"><text:span text:style-name="T1872">Creencias</text:span>.</text:h>
      <text:p text:style-name="P880">En este momento del video ya se puede decir que el <text:span text:style-name="T1874">principal </text:span>objetivo de <text:span text:style-name="T679">darle unas </text:span><text:span text:style-name="T331">BUENAS</text:span><text:span text:style-name="T679"> noticias y otras que no </text:span><text:span text:style-name="T331">PARECEN </text:span><text:span text:style-name="T679">buenas, </text:span><text:span text:style-name="T331">ya se cumplió. Sin embargo </text:span><text:span text:style-name="T681">no</text:span><text:span text:style-name="T331"> todo el conjunto de preguntas que se plantearon al comienzo del video han sido respuestas y ese era un tercer objetivo: matar todos los pájaros de un tiro. </text:span></text:p>
      <text:p text:style-name="P881"><text:span text:style-name="T331">El objetivo de esta sección es presentar toda una serie de temas que tienen relación </text:span><text:span text:style-name="T680">con La Verdad, con lo que afirma la Biblia, y con la palabra “ciencia”. </text:span><text:span text:style-name="T682">Y de esta manera matar casi todos los pájaros que quedan pendientes. </text:span></text:p>
      <text:p text:style-name="P882"><text:span text:style-name="T680">Algunos </text:span><text:span text:style-name="T682">de estos temas</text:span><text:span text:style-name="T680">, muy pocos, se les puede relacionar con la creatividad técnica, ese criterio que este video considera necesaria para discernir lo que verdaderamente es una teoría científica. Es por eso que toda esta sección esta bajo el titulo de simplemente creencias. </text:span><text:span text:style-name="T683">Lo que la mayoría de la gente cree y lo que su anfitrión cree. </text:span></text:p>
      <text:p text:style-name="P886"><text:soft-page-break/><text:span text:style-name="T331">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84">dinámicas</text:span><text:span text:style-name="T331">.</text:span></text:p>
      <text:p text:style-name="P883"><text:span text:style-name="T683">Todas las creencias presentadas tienen que ver con la biblia. Si las creencias </text:span><text:span text:style-name="T685">aquí presentadas como falsas </text:span><text:span text:style-name="T683">son ciertas, la biblia no parece inspirada por el Dios creador del cielo y de la tierra. Si las creencias </text:span><text:span text:style-name="T685">aquí presentadas como verdaderas </text:span><text:span text:style-name="T683">son ciertas, la biblia es consistente con la verdad. </text:span></text:p>
      <text:p text:style-name="P288">Claro la mas importante de todas las creencias para un cristiano es la de que Jesucristo está vivo porque resucitó. Jesucristo hablo de No<text:span text:style-name="T1884">é</text:span>, de Jonás, de Moises, y de <text:span text:style-name="T1884">la Torah, la cual incluye al libro del Génesis, </text:span>como algo completamente cierto. <text:span text:style-name="T1884">Luego, si Jesucristo está vivo porque resucitó, puede que no entendamos todos los detalles de porqué toda la biblia tiene que ser cierta pero tiene que serlo.</text:span></text:p>
      <text:p text:style-name="P289">Así, los dos <text:span text:style-name="T1937">principios</text:span> <text:span text:style-name="T1937">fundamentales</text:span> para cualquiera de los argumentos que se presenten de aquí en adelante a favor de las narraciones bíblicas son los que ya se analizaron al comienzo del video:</text:p>
      <text:p text:style-name="P289">1. Existe un Creador, <text:span text:style-name="T1926">diseñador e inteligente,</text:span> de toda planta, animal y persona de este planeta.</text:p>
      <text:p text:style-name="P291">2. Jesucristo está vivo porque <text:span text:style-name="T1940">después de morir en la cruz </text:span>resucitó <text:span text:style-name="T1940">al tercer día</text:span>.</text:p>
      <text:p text:style-name="P290">Si <text:span text:style-name="T1927">estos dos puntos fundamentales </text:span>se niegan, se ignoran, o no se tienen en cuenta,<text:span text:style-name="T1927"> </text:span>es racionalmente inalcanzable el poder creer las creencias <text:span text:style-name="T1927">bíblicas </text:span>analizadas en esta sección.</text:p>
      <text:h text:style-name="Heading_20_2" text:outline-level="2">La Verdad.</text:h>
      <text:p text:style-name="P709"><text:span text:style-name="T1508">La Verdad según la biblia es algo que se vive, que se experimenta. </text:span><text:span text:style-name="T650">Según</text:span><text:span text:style-name="T331"> Juan 14, </text:span><text:span text:style-name="T650">Jesucristo</text:span><text:span text:style-name="T331"> dice: </text:span><text:span text:style-name="Bible_5f_text"><text:span text:style-name="T331">"Yo soy el camino, la verdad y la vida</text:span></text:span><text:bookmark text:name="es-RVA-266741"/><text:span text:style-name="Bible_5f_text"><text:span text:style-name="T331">: nadie viene al Padre, sino por m</text:span></text:span><text:span text:style-name="Bible_5f_text"><text:span text:style-name="T649">í</text:span></text:span><text:span text:style-name="Bible_5f_text"><text:span text:style-name="T331">" </text:span></text:span><text:span text:style-name="Bible_5f_text"><text:span text:style-name="T331"><text:note text:id="ftn649" text:note-class="footnote"><text:note-citation>649</text:note-citation><text:note-body><text:p text:style-name="Footnote"><text:span text:style-name="T331"><text:s/></text:span><text:span text:style-name="T354">Juan 14:6 </text:span><text:a xlink:type="simple" xlink:href="https://www.biblegateway.com/passage/?search=Juan+14%3A6&amp;version=RVA-2015" text:style-name="Internet_20_link" text:visited-style-name="Visited_20_Internet_20_Link"><text:span text:style-name="T354">RVA-2015</text:span></text:a></text:p></text:note-body></text:note></text:span></text:span><text:span text:style-name="T331">. </text:span><text:span text:style-name="T650">Jesucristo es La Verdad y conocer La Verdad es conocerlo a el. Juan, en 1ra Juan 2 nos dice que: </text:span><text:span text:style-name="Bible_5f_text"><text:span text:style-name="T462">“El que dice que está en él, debe andar como él anduvo” </text:span></text:span><text:span text:style-name="Bible_5f_text"><text:span text:style-name="T462"><text:note text:id="ftn650" text:note-class="footnote"><text:note-citation>650</text:note-citation><text:note-body><text:p text:style-name="Footnote"><text:s/><text:span text:style-name="T1507">1 Juan 2:6 </text:span><text:a xlink:type="simple" xlink:href="https://www.biblegateway.com/passage/?search=1+Juan+2%3A6&amp;version=RVA" text:style-name="Internet_20_link" text:visited-style-name="Visited_20_Internet_20_Link"><text:span text:style-name="T1507">RVA</text:span></text:a></text:p></text:note-body></text:note></text:span></text:span><text:span text:style-name="T462">. </text:span><text:span text:style-name="T650">El que dice que conoce a Jesucristo debe vivir como el vivió. Esta forma de vivir es amando, el mismo nos dice en </text:span><text:span text:style-name="T462">1ra Juan 4 </text:span><text:span text:style-name="T650">que </text:span><text:span text:style-name="Bible_5f_text"><text:span text:style-name="T462">“</text:span></text:span><text:span text:style-name="Bible_5f_text"><text:span text:style-name="T650">El que no ama, no conoce á Dios; porque Dios es amor</text:span></text:span><text:span text:style-name="Bible_5f_text"><text:span text:style-name="T462">” </text:span></text:span><text:span text:style-name="Bible_5f_text"><text:span text:style-name="T462"><text:note text:id="ftn651" text:note-class="footnote"><text:note-citation>651</text:note-citation><text:note-body><text:p text:style-name="Footnote"><text:s/><text:span text:style-name="T941">1 Juan 4:8 </text:span><text:a xlink:type="simple" xlink:href="https://www.biblegateway.com/passage/?search=+1+Juan+4%3A8&amp;version=RVA" text:style-name="Internet_20_link" text:visited-style-name="Visited_20_Internet_20_Link"><text:span text:style-name="T941">RVA</text:span></text:a></text:p></text:note-body></text:note></text:span></text:span><text:span text:style-name="T462">. </text:span><text:span text:style-name="T650">Y nos explica Jesucristo según Juan 15 que </text:span><text:span text:style-name="Bible_5f_text"><text:span text:style-name="T650">“nadie tiene mayor amor que este, que ponga alguno su vida por sus amigos” </text:span></text:span><text:span text:style-name="Bible_5f_text"><text:span text:style-name="T650"><text:note text:id="ftn652" text:note-class="footnote"><text:note-citation>652</text:note-citation><text:note-body><text:p text:style-name="Footnote"><text:s/><text:span text:style-name="T1508">Juan 15:13 </text:span><text:a xlink:type="simple" xlink:href="https://www.biblegateway.com/passage/?search=Juan+15%3A13&amp;version=RVA" text:style-name="Internet_20_link" text:visited-style-name="Visited_20_Internet_20_Link"><text:span text:style-name="T1508">RVA</text:span></text:a></text:p></text:note-body></text:note></text:span></text:span><text:span text:style-name="T650">. Dar</text:span><text:span text:style-name="T651">se la persona completa</text:span><text:span text:style-name="T650">. </text:span><text:soft-page-break/><text:span text:style-name="T650">Jesucristo lleva dándonos </text:span><text:span text:style-name="T651">su persona completa</text:span><text:span text:style-name="T650">, su vida, desde la creación del Cielo y de la Tierra</text:span><text:span text:style-name="T652">.</text:span></text:p>
      <text:p text:style-name="P984">Así, conocer La Verdad es el objeto de La Vida misma. La Verdad no es solo información. Es una persona, es Jesucristo mismo.</text:p>
      <text:h text:style-name="Heading_20_3" text:outline-level="3">Milagros y lo sobrenatural.</text:h>
      <text:p text:style-name="P907">La posición de su anfitrión respecto a la palabra “milagro” y la palabra “sobrenatural” está basada en los conceptos bíblicos.</text:p>
      <text:p text:style-name="P907">Esto quiere decir que milagro no significa nada diferente de “señal” o “maravilla”. Esto quiere decir que por mas MARAVILLADO que alguien quede con un milagro, esto no significa que no tenga una explicación racional. Y que es justamente por lo difícil de explicar racionalmente que se considera también una SEÑAL de que es el Creador el que esta interviniendo en el MARAVILLOSO evento.</text:p>
      <text:p text:style-name="P907">Esta posición esta directamente relacionada con la palabra “sobrenatural”, <text:span text:style-name="T1928">que en realidad no existe en el hebreo. Tiene un origen del latín. La palabra “natura” del latín es tan contraria a la biblia que no aparece una sola vez en el antiguo testamento de la vulgata. Solo aparece deformada 2 veces como “naturae” y 1 vez como “naturam” en el antiguo testamento de la vulgata. La razón es que la palabra misma significa “nacer” e implica en su su uso generalizado que no hay un creador. Las cosas “nacen” de alguna manera.</text:span></text:p>
      <text:p text:style-name="P908">Así, para su anfitrión sobre-natural simplemente significa por encima de lo que es “natural”, <text:span text:style-name="T1929">de lo que simplemente “nace”, </text:span>es decir que tiene un CREADOR. Si algo tiene un creador es “sobrenatural”. Así, cualquier cosa creada por el hombre es tan “sobrenatural” como lo creado por nuestro CREADOR. </text:p>
      <text:p text:style-name="P910">Es por eso que su anfitrión evita la palabra “naturaleza” como la plaga. Solo la usa en citas o como sinónimo de ESTA creación, lo que se observa en este planeta. Y solo la usa para diferencial lo creado por nuestro creador de lo creado por nosotros. </text:p>
      <text:p text:style-name="P911">La mal llamada “naturaleza” es ya de por si algo SOBRENATURAL, porque fue creada. A algunos les parece que las plantas, los animales y las personas simplemente “nacieran” pero si se analiza el proceso se observa la necesidad de un CREADOR. Es por eso que su anfitrión prefiere usar la palabra CREACIÓN en lugar de la palabra “naturaleza”. </text:p>
      <text:p text:style-name="P909"><text:soft-page-break/>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P1026" text:outline-level="2"><text:span text:style-name="T1875">La b</text:span>úsqueda.</text:h>
      <text:p text:style-name="P710">La búsqueda personal de La Verdad comienza desde que tenemos un cerebro en funcionando en un cuerpo que pueda percibir su entorno. Es el proceso de formar modelos mentales que sean coherentes con las percepciones que dicho cuerpo recibe.</text:p>
      <text:p text:style-name="P710">No es muy diferente al proceso social de la búsqueda de La Verdad. </text:p>
      <text:p text:style-name="P710">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11">A dichos lenguajes se les <text:span text:style-name="T1515">puede nombrar</text:span> con la palabra “matemáticas”, a dichos modelos se les <text:span text:style-name="T1515">puede nombrar</text:span> con la palabra “teorías”, <text:span text:style-name="T1518">y </text:span>a dichos objetos se les <text:span text:style-name="T1515">puede nombrar</text:span> con la palabra “tecnología<text:span text:style-name="T1516">s</text:span>”<text:span text:style-name="T1515">. También podrían usarse palabras mas bíblicas y por lo tanto mas cercanas a La Verdad. Se podrían usar palabras como “lógicas” por su origen en la palabra logos, la palabra “nombres” y la palabra “creaciones”. </text:span></text:p>
      <text:p text:style-name="P712">El problema radica en creer que conocer nuestro entorno, conocer la Creación, es lo mismo que conocer al Creador. <text:span text:style-name="T1517">No es lo mismo. Conocer al creador es l</text:span>a razón de nuestro existir, la causa y objetivo, el principio y el fin, lo único que puede satisfacer al <text:span text:style-name="T1517">ser </text:span>h<text:span text:style-name="T1517">umano.</text:span></text:p>
      <text:p text:style-name="P712">Conocer la creación no es suficiente para conocer al Creador. Jesucristo nos lo advierte “yo soy el camino la verdad y la vida”. No hay otro camino. El es el camino. No hay otro. Es por eso que finalmente el es La Verdad. Eso que buscamos en donde no está: <text:span text:style-name="T1517">en la Creación.</text:span></text:p>
      <text:p text:style-name="P733">El único modelo mental que puede satisfacer <text:span text:style-name="T1519">el conocimiento de la Realidad, de La Verdad, </text:span>es la mente de Jesucristo. El único <text:span text:style-name="T1861">nombre</text:span> que se apropia de la razón fundamental del ser humano es Jesucristo mismo. Cuando Jesucristo vive en mi y yo muero a mi mismo, alcanzo La Verdad. Eso que <text:span text:style-name="T1517">tanto </text:span>busc<text:span text:style-name="T1517">o, eso que tanto deseo</text:span>.</text:p>
      <text:p text:style-name="P734">Estamos en la búsqueda de La Verdad.</text:p>
      <text:h text:style-name="Heading_20_2" text:outline-level="2"><text:soft-page-break/>Ciencia.</text:h>
      <text:p text:style-name="P982"><text:span text:style-name="T1510">Palabras como</text:span> “ciencia”, <text:span text:style-name="T1509">“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983">Irónicamente el criterio mas popular para determinar si una hipótesis es científica o no. es el criterio “falsibilidad”, es decir que dicha hipótesis sea posible contradecirla por observación o por lógica. Es decir la ausencia de “certeza”. Y todos los métodos reconocidos como científicos incluyen <text:span text:style-name="T1862">el </text:span>po<text:span text:style-name="T1862">der</text:span> repetir la observación experimental de los resultados esperados para una hipótesis falsificable. </text:p>
      <text:p text:style-name="P983">Se adquiere confianza a medida que se puede repetir la experimentación y es por eso que se <text:span text:style-name="T1863">termina </text:span>relaciona<text:span text:style-name="T1863">ndo</text:span> la palabra “ciencia” con la palabra “certeza” a pesar de que una hipótesis científica debe ser falsificable para ser científica.</text:p>
      <text:p text:style-name="P236">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36"><text:span text:style-name="T1512">El ser humano</text:span> puede cambiar, reestructurar, rediseñar el sistema que sea pero si sus partes, el usuario <text:span text:style-name="T1512">o el diseñador</text:span> del mismo están dañados el sistema va a fallar.</text:p>
      <text:p text:style-name="P237"><text:span text:style-name="T1512">Incluso e</text:span>l criterio presentado en este video como <text:span text:style-name="T1511">el mecanismo mas importante, mas confiable, para sustentar cualquier modelo o teoría científica, </text:span>la creatividad técnica, también va a fallar. </text:p>
      <text:p text:style-name="P238">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text:span text:style-name="T1864">repetidamente </text:span>algo <text:span text:style-name="T1864">útil para el ser humano</text:span>, califica como “conocimiento”, califica como “ciencia”.</text:p>
      <text:p text:style-name="P238"><text:soft-page-break/>La creatividad técnica excluye cualquier disciplina que no construya su objeto de estudio. Estudia las estrellas pero no construye nada con ellas. No califica. Estudia los <text:span text:style-name="T1865">c</text:span>ua<text:span text:style-name="T1866">rks</text:span> pero no construye nada con ellos. No califica. Estudia el tiempo pero no construye nada con el. No califica. Estudia la gravedad pero no construye nada con ella. No califica. </text:p>
      <text:p text:style-name="P239">En el criterio de creatividad técnica lo que se repite no es una observación sino un objeto utilizable.</text:p>
      <text:p text:style-name="P25">Cuando sea <text:span text:style-name="T98">racionalmente </text:span>imposible decir:”Yo no creo que viajemos a las estrellas”, <text:span text:style-name="T97">c</text:span>uando sea <text:span text:style-name="T98">racionalmente </text:span>imposible decir: “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text:span text:style-name="T1513">estudian</text:span> <text:span text:style-name="T50">el espacio y el tiempo a ese nivel</text:span>.</text:p>
      <text:p text:style-name="P248">Parece mas difícil que <text:span text:style-name="T1514">el </text:span>criterio <text:span text:style-name="T1514">de creatividad técnica </text:span>falle pero puede fallar. El problema esta en el usuario.</text:p>
      <text:p text:style-name="P243"><text:span text:style-name="T1534">A</text:span>sí como es completamente equivocado razonar que se necesitó saber química para <text:span text:style-name="T1533">desarrollar la receta</text:span> culinaria <text:span text:style-name="T1533">de un Burrito </text:span>y que se necesito el análisis de elementos finitos en estructuras físicas para construir el templo de Salomón. Así mismo es completamente equivocado razonar que se necesitó una teoría para construir <text:span text:style-name="T1520">algo en </text:span>lo que nunca se usó <text:span text:style-name="T1520">dicha teoría </text:span>para <text:span text:style-name="T1522">poder reproducir sus primeras construcciones.</text:span></text:p>
      <text:p text:style-name="P243">Y así como es un imposible racional el pensar que los <text:span text:style-name="T1526">primeros desarrolladores</text:span> de un <text:span text:style-name="T1525">dispositivo</text:span> cuyas partes funcionales son del tamaño de <text:span text:style-name="T1525">piezas de dominó</text:span> est<text:span text:style-name="T1520">aban</text:span> pensando en mecánica <text:span text:style-name="T1531">cuántica</text:span> cuando se lo inventaron, también es un imposible racional pensar que los <text:span text:style-name="T1531">constructores de los </text:span>primer<text:span text:style-name="T1531">os</text:span> transistor<text:span text:style-name="T1531">es</text:span> estaban pensando en mecánica <text:span text:style-name="T1531">cuántica</text:span> cuando lo<text:span text:style-name="T1532">s</text:span> <text:span text:style-name="T1532">construyeron</text:span>.</text:p>
      <text:p text:style-name="P245">Explicar la semiconductividad, después de su descubrimiento, <text:span text:style-name="T1524">de la </text:span>aplicación, construcción y desarrollo en diferentes dispositivos, en términos de la teoría de los duendes verdes, no hace que la teoría de los duendes verdes sea aplicable o verdadera. <text:span text:style-name="T1528">L</text:span>a teoría de los duendes verdes<text:span text:style-name="T1527"> nunca se necesitó para construir los primeros semiconductores, ni los primeros dispositivos construidos con ellos.</text:span></text:p>
      <text:p text:style-name="P247"><text:span text:style-name="T1524">Una tecnología solo valida las teorías que fueron necesarias para su creación y reproducción. No las que después se usen para explicarla. </text:span>S<text:span text:style-name="T1521">i</text:span> no necesit<text:span text:style-name="T1529">é</text:span> <text:span text:style-name="T1529">una</text:span> <text:span text:style-name="T1529">teoría </text:span>para <text:soft-page-break/><text:span text:style-name="T1523">producir</text:span> <text:span text:style-name="T1530">las</text:span> primera<text:span text:style-name="T1529">s</text:span> <text:span text:style-name="T1529">construcciones de un dispositivo,</text:span> <text:span text:style-name="T1529">d</text:span>icha teoría no esta validada por dich<text:span text:style-name="T1530">o</text:span> <text:span text:style-name="T1530">dispositivo</text:span>.</text:p>
      <text:p text:style-name="P251">La teoría de los duendes verdes no esta validada por la existencia de los transistores porque nunca fue necesaria para el primer transistor ni sus primeras reproducciones.</text:p>
      <text:p text:style-name="P249">Sin embargo si la teoría de los duendes verdes pretende explicar el mundo sin la existencia de un creador y la mayoría de las personas tienen ese corazón que quisiera continuar su comportamiento como si no existiera el creador, es muy factible que la teoría de los duendes verdes se vuelva popular y se pretenda explicar todo, absolutamente todo con dicha teoría.</text:p>
      <text:p text:style-name="P735"><text:span text:style-name="T653">El </text:span><text:span text:style-name="T654">criterio </text:span><text:span text:style-name="T655">de creatividad técnica </text:span><text:span text:style-name="T654">puede fallar. </text:span><text:span text:style-name="T653">El problema esta en el corazón del ser humano. Nos lo advierte el creador cuando dice, </text:span><text:span text:style-name="T657">según</text:span><text:span text:style-name="T656"> Jeremías 17, </text:span><text:span text:style-name="T657">que</text:span><text:span text:style-name="T656">: </text:span><text:span text:style-name="Bible_5f_text"><text:span text:style-name="T653">“</text:span></text:span><text:span text:style-name="Bible_5f_text">Engañoso es el corazón más que todas las cosas, y perverso; ¿quién lo conocerá?</text:span><text:span text:style-name="Bible_5f_text"><text:span text:style-name="T653">” </text:span></text:span><text:span text:style-name="Bible_5f_text"><text:span text:style-name="T653"><text:note text:id="ftn653" text:note-class="footnote"><text:note-citation>653</text:note-citation><text:note-body><text:p text:style-name="Footnote"><text:s/><text:span text:style-name="T1535">Jeremías 17:9 </text:span><text:a xlink:type="simple" xlink:href="https://www.biblegateway.com/passage/?search=Jeremias+17%3A9&amp;version=RVA" text:style-name="Internet_20_link" text:visited-style-name="Visited_20_Internet_20_Link"><text:span text:style-name="T1535">RVA</text:span></text:a></text:p></text:note-body></text:note></text:span></text:span><text:span text:style-name="T653">.</text:span></text:p>
      <text:p text:style-name="P734"><text:span text:style-name="T653">L</text:span><text:span text:style-name="T331">a ciencia busca La Verdad pero no la puede alcanzar.</text:span></text:p>
      <text:h text:style-name="Heading_20_2" text:outline-level="2"><text:span text:style-name="T1558">Distancias</text:span>.</text:h>
      <text:p text:style-name="P713">Se observan luces en el cielo. <text:span text:style-name="T1547">Percibimos </text:span>diferentes frecuencias <text:span text:style-name="T1547">de la </text:span>luz <text:span text:style-name="T1547">que emiten</text:span>. <text:span text:style-name="T1547">¿</text:span>Que tan lejos están?. La respuesta mas sencilla es: NO lo sabemos. Pero el ser humano en vez de admitir su ignorancia, <text:span text:style-name="T1536">supone, asume cosas que no puede confirmar y saca conclusiones basadas en esa suposiciones.</text:span></text:p>
      <text:p text:style-name="P736">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54">PARECE</text:span> haberse desplazado respecto al punto en la hoja. <text:span text:style-name="T1557">¿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737">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11">para poder obtener un valor aproximado</text:span>. Esta segunda opción fue la que se uso <text:soft-page-break/>en los primeros cálculos aproximados de la distancia de la luna a la tierra. Las estrellas eran el fondo y estas se asumían varios ordenes de magnitud mas distantes que la luna. Medir el desplazamiento aparente de un objeto respecto a un fondo del cual no podemos asumir que este mucho mas lejano que el objeto es abusar de l<text:span text:style-name="T1867">a</text:span> <text:span text:style-name="T1867">aproximación, ya ni siquiera es una aproximación es una incertidumbre</text:span>. Sin embargo esto <text:span text:style-name="T1612">es</text:span> lo que se <text:span text:style-name="T1612">hace normalmente</text:span> para calcular el <text:span text:style-name="T1868">famoso </text:span>ángulo Parallax con estrellas.</text:p>
      <text:p text:style-name="P739"><text:span text:style-name="T1608">I</text:span>magínese poner el lápiz a 8 kilómetros <text:span text:style-name="T1588">o 5 millas </text:span>de distancia <text:span text:style-name="T1589">de sus ojos y ubicándolo entre usted y una estrella. El punto el la</text:span> hoja ahora es <text:span text:style-name="T1615">la estrella.</text:span> <text:span text:style-name="T1589">Y luego</text:span> tratar de medir la distancia que el lápiz PARECE haberse desplazado <text:span text:style-name="T1607">respecto a la estrella </text:span>al observarlo alternativamente primero por un ojo y luego por el otro, <text:span text:style-name="T1587">o al observarlo con la mejor tecnología que se imagine pero separando cada observación solo por 6 centímetros. Y con esa medición </text:span>luego calcular la distancia del lápiz a sus ojos mediante una aproximación <text:span text:style-name="T1586">trigonométrica.</text:span> <text:span text:style-name="T1551">Algo así sería </text:span>lo que <text:span text:style-name="T1586">se trata</text:span> de calcular<text:span text:style-name="T1551">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y la aproximación empieza a ser incertidumbre. </text:span></text:p>
      <text:p text:style-name="P740">El método Parallax es solo una aproximación y solo funciona <text:span text:style-name="T1609">como aproximación </text:span>si <text:span text:style-name="T1609">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38">Una alarma en el uso de<text:span text:style-name="T1610">l</text:span> método <text:span text:style-name="T1610">Parallax para aproximar la distancia de una estrella </text:span>debería ser el valor en dichos ángulos. Son demasiado pequeños. <text:span text:style-name="T1613">Cuando el lápiz esta muy lejos el ángulo es muy pequeño. Y c</text:span>uando la hoja está muy cerca del lápiz este parece moverse casi nada. El fondo no es tan fondo como creíamos. <text:span text:style-name="T1614">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text:span><text:soft-page-break/><text:span text:style-name="T1614">efectivamente ese sea el ángulo entre las dos lineas de visión al objeto. ASUMIR eso es asumir demasiado.</text:span></text:p>
      <text:p text:style-name="P724">E<text:span text:style-name="T1536">ste método Parallax que asume demasiado y que se usa para hacer un cálculo aproximado e indirecto de la distancia de una estrella </text:span>es lo que <text:span text:style-name="T1869">la astrónomia, la cosmología y las ciencias que estudian las estrellas </text:span>llama<text:span text:style-name="T1869">n</text:span> <text:span text:style-name="T1554">MEDICIÓN</text:span> DIRECTA de distancias <text:span text:style-name="T1616">estelares</text:span>, <text:span text:style-name="T1869">hágame el favor, esa el la DIRECTA, es lo mejor que tenemos,</text:span> imagínese ahora las <text:span text:style-name="T1869">mediciones </text:span>indirectas.</text:p>
      <text:p text:style-name="P725">Con base <text:span text:style-name="T1552">en estos cálculos para los objetos que creemos que se puede calcular, los que creemos mas cercanos, que son menos del 0.07% de los objetos relacionados y menos del 0 PUNTO 000000000000, veintidós ceros, un uno, por ciento, de los que se cree son visibles en el universo, </text:span>se empieza a construir lo que se conoce como la escalera de distancias <text:span text:style-name="T1537">cósmicas.</text:span> Que no es otra cosa que una escalera de <text:span text:style-name="T1553">mas suposiciones con la que se pretenden establecer las demás distancias cósmicas de las luces que observamos en el cielo. Suposiciones sobre suposiciones sobre suposiciones.</text:span></text:p>
      <text:p text:style-name="P719">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esa es la actitud que tenemos, <text:span text:style-name="T1556">de </text:span>cual es la distancia que tiene una luz que observamos en el cielo.</text:p>
      <text:p text:style-name="P734">No podemos alcanzar La Verdad de lo muy lejano <text:span text:style-name="T1605">sin tener contacto con ella.</text:span></text:p>
      <text:h text:style-name="Heading_20_2" text:outline-level="2">Corrimiento al Rojo.</text:h>
      <text:p text:style-name="P716"><text:span text:style-name="T1559">Para calcular las aproximaciones de la distancia de una estrella a</text:span> veces suponemos que mayor tamaño significa mayor cercanía, <text:span text:style-name="T1538">a veces suponemos que objetos conectados luminosamente están a la misma distancia, </text:span>a veces suponemos que mayor <text:span text:style-name="T1541">luminosidad percibida</text:span> como emitida por el objeto implica menor distancia, a veces suponemos los mecanismos mediante los cuales <text:span text:style-name="T1548">se </text:span>emite luz, <text:span text:style-name="T1560">y aveces suponemos que mayor corrimiento al rojo</text:span> <text:span text:style-name="T1560">implica una mayor distancia, </text:span>y <text:span text:style-name="T1560">basados en estas suposiciones </text:span>inconfirmables<text:span text:style-name="T1560"> </text:span>hacemos toda una serie de cálculos para llegar a conclusi<text:span text:style-name="T1560">ones</text:span> <text:span text:style-name="T1560">que damos como verdaderas</text:span>.</text:p>
      <text:p text:style-name="P715">Pero por la causa de la argumentación <text:span text:style-name="T1555">ASUMAMOS, CREAMOS, ACEPTEMOS</text:span> que TODAS, <text:span text:style-name="T1555">absolutamente TODAS,</text:span> esas <text:span text:style-name="T1556">SUPOSICIONES</text:span> son ciertas.</text:p>
      <text:p text:style-name="P714"><text:soft-page-break/>En el milenio pasado se llegó a la conclusión de que el universo esta expandiéndose porque una de esas suposiciones <text:span text:style-name="T1542">nos dice que:</text:span> el corrimiento al rojo de un grupo de objetos o de un objeto <text:span text:style-name="T1542">es</text:span> <text:span text:style-name="T1538">mayor entre mayor sea la distancia del objeto.</text:span></text:p>
      <text:p text:style-name="P720">Pero ¿Que pasa cuando se encuentran objetos conectados <text:span text:style-name="T1543">luminosamente</text:span> pero con diferentes corrimientos al rojo? ¿Que pasa con NGC-7603 o NGC-4319 <text:span text:style-name="T1543">en los que varios objetos están conectados luminosamente pero tienen diferentes corrimientos al rojo</text:span>? Simple. Se ignoran porque <text:span text:style-name="T1545">implican que </text:span>las suposiciones <text:span text:style-name="T1545">se contradicen unas a otras. Y eso implica que las conclusiones son falsas.</text:span></text:p>
      <text:p text:style-name="P721"><text:span text:style-name="T1539">¿</text:span>Que pasa cuando se hace el diagrama de brill<text:span text:style-name="T1539">o</text:span> aparente contra corrimientos al rojo de los <text:span text:style-name="T1540">C</text:span>uasares que o<text:span text:style-name="T1539">b</text:span>servamos y se encuentra que <text:span text:style-name="T1539">los puntos en el diagrama están regados por todo el diagrama y no presentan una correlación estadística? Simple. </text:span>Se ignoran porque <text:span text:style-name="T1545">implican que </text:span>las suposiciones <text:span text:style-name="T1545">se contradicen unas a otras. Y eso implica que las conclusiones son falsas.</text:span></text:p>
      <text:p text:style-name="P722">Si la suposición de que el corrimiento al rojo nos indica distancia es falsa, el principal argumento para un universo en expansión <text:span text:style-name="T1543">es</text:span> falso.</text:p>
      <text:p text:style-name="P722">Un universo en expansión es el principal argumento para el famoso Big-Bang, esa explosión de absolutamente nada, porque antes de la explosión no había nada, y de <text:span text:style-name="T1543">la cual </text:span>salió todo. Un absurdo lógico que incluso hoy en día algunos aceptan sin ningún problema porque fue lo que le enseñaron en el colegio: que todo salió de un explosión de nada.</text:p>
      <text:p text:style-name="P723">La evidencia que muestran los C<text:span text:style-name="T1538">uasares </text:span>de que el corrimiento al rojo NO indica distancia es evidencia <text:span text:style-name="T1545">que </text:span>destruye el principal argumento para concluir que el universo está en expansión. <text:span text:style-name="T1546">Que a su vez es el principal argumento para concluir que empezó con una explosión. Que a su vez es la principal base para calcular su tiempo de existencia. Que a su vez es argumento para ...</text:span></text:p>
      <text:p text:style-name="P723">N<text:span text:style-name="T1550">O</text:span> <text:span text:style-name="T1550">CONOCEMOS</text:span> las distancias de <text:span text:style-name="T1549">esas</text:span> <text:span text:style-name="T1549">luces</text:span> que vemos en el cielo, pero somos tan orgullosos que nos negamos a admitir nuestra ignorancia,<text:span text:style-name="T1544"> sacamos conclusiones de un universo en expansión basados en eso que no podemos confirmar, y al proceso lo llamamos ciencia.</text:span></text:p>
      <text:p text:style-name="P734">La Verdad de lo muy lejano no la podemos alcanzar <text:span text:style-name="T1605">si no tenemos contacto con ella.</text:span></text:p>
      <text:h text:style-name="Heading_20_2" text:outline-level="2"><text:soft-page-break/>Radioactivos.</text:h>
      <text:p text:style-name="P115">Para cualquier <text:span text:style-name="T157">supuesta </text:span>datación radiométrica se parte de las siguientes suposiciones:</text:p>
      <text:p text:style-name="P115">Suponiendo que se conocen las condiciones iniciales.</text:p>
      <text:p text:style-name="P115">Suponiendo que no hay efectos exte<text:span text:style-name="T1563">r</text:span>nos que alteren las condiciones de los elementos <text:span text:style-name="T158">químico </text:span>medidos.</text:p>
      <text:p text:style-name="P115">Suponiendo que la velocidad de cambio, <text:span text:style-name="T1563">de radiactividad,</text:span> de los elementos <text:span text:style-name="T158">químicos </text:span>medidos se ha mantenido.</text:p>
      <text:p text:style-name="P117">Entonces puedo calcular cuando <text:span text:style-name="T156">ser formaron dichas rocas u objetos que contienen dichos </text:span>elemento<text:span text:style-name="T159">s</text:span> <text:span text:style-name="T156">radioáctivos</text:span>.</text:p>
      <text:p text:style-name="P203"><text:span text:style-name="T759">L</text:span>a datación por elementos radiactivos <text:span text:style-name="T761">es una de las maneras mas absurdas de usar alta tecnología para obtener resultados completamente inútiles porque supone demasiadas cosas imposibles de verificar.</text:span></text:p>
      <text:p text:style-name="P717">Pero por la causa de la argumentación <text:span text:style-name="T1555">ASUMAMOS, CREAMOS, ACEPTEMOS</text:span> que TODAS, <text:span text:style-name="T1555">absolutamente TODAS,</text:span> esas <text:span text:style-name="T1556">SUPOSICIONES</text:span> son <text:span text:style-name="T1580">válidas</text:span>.</text:p>
      <text:p text:style-name="P253">La velocidad de decaimiento en estos elementos radiactivos se busca aproximar midiendo cada cuanto <text:span text:style-name="T1583">tiempo </text:span>el elemento radiactivo se disminuye a la mitad. A este dato se le llama vida media del elemento radiactivo.</text:p>
      <text:p text:style-name="P254">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584">tiradas por ahí</text:span>. </text:p>
      <text:p text:style-name="P254">ACEPTANDO las suposiciones <text:span text:style-name="T1581">necesarias</text:span>, con esta vida media se puede<text:span text:style-name="T1579"> determinar cual es la máxima cantidad de tiempo que puede pasar antes de que los átomos, en realidad isotopos, de una cantidad inicial de dicho elemento radiactivo, pierd</text:span>a<text:span text:style-name="T1579">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582">c</text:span>ae en un elemento estable sino en otro también radiactivo.</text:p>
      <text:p text:style-name="P256"><text:soft-page-break/>Pero ¿Que pasa cuando un MISMO pedazo de roca que se le aplican varios y DIFERENTES métodos de datación radiactiva y l<text:span text:style-name="T1597">o</text:span>s <text:span text:style-name="T1597">resultados son múltiplos, MÚLTIPLOS, ojo MÚLTIPLOS, unos de otros?</text:span> <text:span text:style-name="T1590">Lo ignoramos, porque significaría que nuestras suposiciones son falsas. Y </text:span>que NINGUN<text:span text:style-name="T1598">A</text:span> de las mediciones es confiable.</text:p>
      <text:p text:style-name="P255">Para el mas famoso de todos los elementos radiactivos, el Carbono 14, se ha calculado que dicha vida media es de aproximadamente 5730 años. <text:span text:style-name="T1585">El Carbono 14 decae en Nitrogeno 14 al perder un electrón y liberar energía en forma de luz. Y para los efectos prácticos de medición, el tiempo máximo de existencia de dicho elemento radiactivo en una muestra cualquiera es de 60 mil años. Esto significa que si la muestra tiene mas de 60 mil años ya no se espera encontrar NADA absolutamente NADA de Carbono 14 porque todo habrá decaído en Nitrogeno 14.</text:span></text:p>
      <text:p text:style-name="P258">O ¿Que pasa cuando a un animal QUE ACABA DE MORIR se le hace la prueba de Carbono 14 y resulta que supuestamente vivió hace miles de años? <text:span text:style-name="T1590">Lo ignoramos, porque significaría que nuestras suposiciones son falsas </text:span>y que el método no funciona<text:span text:style-name="T1590">.</text:span></text:p>
      <text:p text:style-name="P259">O ¿Que pasa cuando <text:span text:style-name="T1591">se le hace la prueba de Carbono 14 a dos partes DEL MISMO</text:span> <text:span text:style-name="T1592">animal </text:span>y <text:span text:style-name="T1591">los resultados tiene diferencias de miles de años? Lo ignoramos, porque significaría que nuestras suposiciones son falsas </text:span>y que el método no funciona, <text:span text:style-name="T1591">o que una parte del animal vivió miles de años antes que la otra, lo cual es absurdo.</text:span></text:p>
      <text:p text:style-name="P260">O ¿Que pasa cuando <text:span text:style-name="T1593">una parte de</text:span> un animal <text:span text:style-name="T1593">ESTA VIVO</text:span> se le hace la prueba de Carbono 14 y resulta que supuestamente vivió hace miles de años? <text:span text:style-name="T1590">Lo ignoramos, porque significaría que nuestras suposiciones son falsas </text:span>y que el método no funciona<text:span text:style-name="T1590">.</text:span></text:p>
      <text:p text:style-name="P257"><text:span text:style-name="T1594">O</text:span> ¿Que pasa cuando un MISMO pedazo de <text:span text:style-name="T1594">animal</text:span> <text:span text:style-name="T1594">se le aplica la datación por Carbono 14 en laboratorios diferentes </text:span>y <text:span text:style-name="T1594">una edad resulta ser menor de 20 mil años y la otra mayor de 28 mil años?</text:span> <text:span text:style-name="T1590">Lo ignoramos, porque significaría que nuestras suposiciones son falsas y que el método no funciona.</text:span></text:p>
      <text:p text:style-name="P261"><text:span text:style-name="T1595">La datación radiometrica </text:span>NO FUNCIONA.</text:p>
      <text:p text:style-name="P718">Pero por la causa de la argumentación <text:span text:style-name="T1555">ASUMAMOS, CREAMOS, ACEPTEMOS</text:span> que <text:span text:style-name="T1595">si funciona. ASUMAMOS que funciona a las mil maravillas</text:span>.</text:p>
      <text:p text:style-name="P273">¿Que pasa cuando <text:span text:style-name="T1889">cada vez que se realiza una prueba de Carbono 14 en algún pedazo de </text:span><text:s/>carbón <text:span text:style-name="T1889">del planeta encontramos que </text:span>tiene tiene Carbono 14? Lo ignoramos, porque significaría que, <text:span text:style-name="T1889">según las suposiciones de las dataciónes radiométricas, esos pedazos</text:span> de <text:soft-page-break/>carbón <text:span text:style-name="T1889">NO pueden tener </text:span>mas de 60 mil años. Y <text:span text:style-name="T1596">no nos gusta porque, si no creemos la biblia, queremos creer </text:span>lo que nos enseñaron en el colegio.</text:p>
      <text:p text:style-name="P273">O ¿Que pasa cuando <text:span text:style-name="T1889">cada vez que se realiza una prueba de Carbono 14 en algún pedazo de </text:span>diamante <text:span text:style-name="T1889">encontramos que </text:span>tiene Carbono 14? Lo ignoramos, porque significaría que, <text:span text:style-name="T1889">según las suposiciones de las dataciónes radiométricas, esos pedazos</text:span> de diamante <text:span text:style-name="T1889">NO pueden tener </text:span>mas de 60 mil años. Y <text:span text:style-name="T1596">no nos gusta porque, si no creemos la biblia, queremos creer </text:span>lo que nos enseñaron en el colegio.</text:p>
      <text:p text:style-name="P273">O ¿Que pasa cuando <text:span text:style-name="T1889">cada vez que se realiza una prueba de Carbono 14 en fósiles de dinosaurio encontramos que tiene </text:span>Carbono 14? Lo ignoramos, porque significaría que, <text:span text:style-name="T1889">según las suposiciones de las dataciónes radiométricas, esos</text:span> fósil<text:span text:style-name="T1889">es</text:span> de dinosaurio <text:span text:style-name="T1889">NO pueden </text:span>t<text:span text:style-name="T1889">ener</text:span> mas de 60 mil años. Y <text:span text:style-name="T1596">no nos gusta porque, si no creemos la biblia, queremos creer </text:span>lo que nos enseñaron en el colegio.</text:p>
      <text:p text:style-name="P262">No podemos alcanzar La Verdad de<text:span text:style-name="T1604">l pasado antiguo cuando suponemos algo que no se puede comprobar en el presente. </text:span></text:p>
      <text:h text:style-name="Heading_20_2" text:outline-level="2"><text:span text:style-name="T1599">Helio</text:span>.</text:h>
      <text:p text:style-name="P729">El helio es un gas que se escapa prácticamente de cualquier contenedor. Y entre mayor sea la temperatura es mas fácil que se escape.</text:p>
      <text:p text:style-name="P727">Si encontramos globos llenos de helio en el techo de un salón donde hubo una fiesta para niños, preguntamos a que hora fue la fiesta y nos responden que fue hace tres <text:span text:style-name="T1600">días</text:span>, sabemos que hay evidencia que indica la contrario. Los globos llenos de helio estarían en el piso y no en el techo. </text:p>
      <text:p text:style-name="P732">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26">El zircón es un mineral que se encuentra en el granito y en otros tipos de rocas.</text:p>
      <text:p text:style-name="P730"><text:span text:style-name="T1602">Y s</text:span>imilar <text:span text:style-name="T1602">a lo que hicimos con</text:span> las suposiciones de la datación por Carbono 14, ASUM<text:span text:style-name="T1602">AMOS</text:span>, ACEPT<text:span text:style-name="T1602">EMOS</text:span>, CRE<text:span text:style-name="T1602">AMOS</text:span> que las suposiciones de la datación por Uranio en estos pedazos de zircon <text:span text:style-name="T1602">se cumplen</text:span>, <text:span text:style-name="T1602">y ASUMAMOS que el Helio en esos pedazos de zircón se genera cuando el</text:span> Uranio <text:span text:style-name="T1602">que había en el zircón decae en</text:span> Plomo. </text:p>
      <text:p text:style-name="P728"><text:soft-page-break/>¿Que pasa cuando encontramos <text:span text:style-name="T1602">H</text:span>elio en <text:span text:style-name="T1602">esos pedazos de</text:span> zircón que <text:span text:style-name="T1602">han sido datados en miles de millones de años y que se encontraron</text:span> <text:span text:style-name="T1601">a temperaturas entre los 100 y los 270 </text:span>grados centigrados <text:span text:style-name="T1601">entre los 1000 y 4000 metros de profundidad en la corteza terrestre</text:span>? </text:p>
      <text:p text:style-name="P728">Que tenemos evidencia que indica que ese granito no puede haber sido formado <text:span text:style-name="T1601">antes de hace </text:span>unos pocos miles de años. <text:span text:style-name="T1601">Si hubieran pasado tan solo unos cientos de miles de años, no habría nada, absolutamente nada de Helio en esos pedazos de zircón.</text:span></text:p>
      <text:p text:style-name="P731">O no se cumplen los supuestos de la datación por Uranio, o no debería haber absolutamente nada de <text:span text:style-name="T1603">H</text:span>elio en esos pedazos de Zircón. </text:p>
      <text:p text:style-name="P263">La Verdad de<text:span text:style-name="T1604">l pasado antiguo es inalcanzable cuando suponemos cosas que no se pueden comprobar en el presente.</text:span></text:p>
      <text:h text:style-name="P1012" text:outline-level="2"><text:span text:style-name="T1606">Fábricas</text:span>.</text:h>
      <text:p text:style-name="P741"><text:span text:style-name="T658">Imagínese</text:span><text:span text:style-name="T331"> una </text:span><text:span text:style-name="T659">fábrica</text:span><text:span text:style-name="T658"> que produce </text:span><text:span text:style-name="T659">automóviles. </text:span><text:span text:style-name="T660">Una fábrica completamente automatizada </text:span><text:span text:style-name="T662">sin intervención humana</text:span><text:span text:style-name="T660">. </text:span><text:span text:style-name="T661">Esta fábrica produce toda la energía que consume. </text:span><text:span text:style-name="T662">Tiene </text:span><text:span text:style-name="T672">sus propios generadores de energía, </text:span><text:span text:style-name="T662">su</text:span><text:span text:style-name="T672">s</text:span><text:span text:style-name="T662"> propio</text:span><text:span text:style-name="T672">s</text:span><text:span text:style-name="T662"> mecanismo</text:span><text:span text:style-name="T672">s</text:span><text:span text:style-name="T662"> de almacenamiento y de transporte interno de energía y su propio mecanismo para uso de dicha energía. </text:span><text:span text:style-name="T661">Toda interacción con el exterior es controlada por sistemas automáticos. Puede verificar cantidad y calidad en el ingreso de cada uno de los insumos que utiliza </text:span><text:span text:style-name="T662">a través de compuertas especializadas para cada insumo. Tiene maquinas que pueden 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65">de si misma</text:span><text:span text:style-name="T662">. </text:span><text:span text:style-name="T672">Incluso en caso de emergencia puede entrar en modo de autodestrucción. </text:span><text:span text:style-name="T662">Es una fabrica que no necesita intervención humana. Completamente automatizada.</text:span></text:p>
      <text:p text:style-name="P742"><text:span text:style-name="T331">Imagínese que ésta fábrica </text:span><text:span text:style-name="T663">es tan automatizada que se puede copiar a si misma. Puede empezar a construir todas sus maquinas internamente, </text:span><text:span text:style-name="T666">empezar a separar a un extremos </text:span><text:soft-page-break/><text:span text:style-name="T666">de su estructura interna dichas maquinas</text:span><text:span text:style-name="T663"> y terminar por construir otra </text:span><text:span text:style-name="T666">estructura física </text:span><text:span text:style-name="T663">aparte con exactamente las mismas características de si misma. </text:span><text:span text:style-name="T666">Otra fábrica igual a si misma.</text:span><text:span text:style-name="T663"> Toda la información, todos los programas, todos los mecanismos de control de como hacerlo están dentro de la fábrica misma. </text:span><text:span text:style-name="T664">No necesita comunicarse con el exterior para realizar la tarea de duplicación. </text:span><text:span text:style-name="T663">Solo necesita de los mismos insumos que recibe para fabricar automóviles para poder duplicarse a si misma. </text:span></text:p>
      <text:p text:style-name="P743"><text:span text:style-name="T662">Imagínese </text:span><text:span text:style-name="T668">ahora, que é</text:span><text:span text:style-name="T331">sta fabrica </text:span><text:span text:style-name="T667">no se puede observar a simple vista porque es demasiado pequeña, se necesita un microscopio. </text:span><text:span text:style-name="T669">Tiene tan solo unos miles de micrómetros cúbicos de volumen. Y los automóviles que produce tienen </text:span><text:span text:style-name="T670">unos </text:span><text:span text:style-name="T671">miles</text:span><text:span text:style-name="T670"> de nanometros cúbicos de volumen.</text:span></text:p>
      <text:p text:style-name="P264">Los automóviles que produce esta fábrica <text:span text:style-name="T1617">tienen una velocidad respectiva a su tamaño tres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65">Ahora tomemos <text:span text:style-name="T1618">un</text:span> <text:span text:style-name="T1617">automóvil de uso común por seres humanos </text:span>y desarmemolo. Pieza por pieza. <text:span text:style-name="T1618">Tuerca por tuerca, tornillo por tornillo, circuito por circuito. </text:span></text:p>
      <text:p text:style-name="P267">Supongamos que cada pieza esta cuidadosamente numerada, cada circuito cuidadosamente especificado e numerado, que se tiene un manual de instrucciones 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66">¿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19">¿Y si a medida que pasa el tiempo las piezas que ya armó tienden a 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68"><text:soft-page-break/>Recuerde que solo estamos tratando de armar un <text:span text:style-name="T1617">automóvil de uso común por seres humanos. </text:span>En el caso de <text:span text:style-name="T1621">armar</text:span> un ser humano estamos hablando de una <text:span text:style-name="T1621">organismo</text:span> que en la gran mayoría de sus fábricas, de sus células, tiene toda la información de como construir el organismo completo. Que todo el organismo salió de una sola fábrica, de una sola célula, <text:span text:style-name="T1622">un óvulo fecundado</text:span>. Que <text:span text:style-name="T1620">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text:span></text:p>
      <text:p text:style-name="P269">En el cuento que nos metieron desde el colegio <text:span text:style-name="T1623">no solo </text:span>ese automóvil de uso común se armó con mucho tiempo y pura chepa, <text:span text:style-name="T1623">sino también el que creó ese </text:span>automóvil <text:span text:style-name="T1624">se armó de la misma manera.</text:span></text:p>
      <text:p text:style-name="P270">Es como el cuento en <text:span text:style-name="T1625">el </text:span>que un sapo se convierte en <text:span text:style-name="T1626">príncipe</text:span>, solo que exagerado y metiendole mucho tiempo y mucha chepa para que los niños lo crean.</text:p>
      <text:p text:style-name="P271">El campo de estudio llamado abiogénesis es ahora el encargado de darle un toque científico a ese cuento.</text:p>
      <text:h text:style-name="P1027" text:outline-level="2"><text:span text:style-name="T673">Monómeros</text:span>.</text:h>
      <text:p text:style-name="P767">Los monómeros son las letras y piezas de los sistemas biólogicos.</text:p>
      <text:p text:style-name="P744">La persona que pretende explicar el proceso mediante el cual puede surgir la vida de la materia, sin la existencia de un creador, <text:span text:style-name="T1627">tiene que explicar como formar compuestos orgánicos a partir de la tabla periódica. Es lo mínimo. 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45">La abiogénesis es el campo de estudio que pretende explicar el origen de la vida a partir de materia sin vida. </text:p>
      <text:p text:style-name="P745"><text:span text:style-name="T1628">Uno de los objetivos de la </text:span>abiogénesis <text:span text:style-name="T1628">es</text:span> explicar el proceso, antes de la existencia de la bioquímica, antes de la existencia de los compuestos orgánicos, mediante el cual se <text:span text:style-name="T1628">formaron dichos compuestos orgánicos a partir de los elementos de la tabla periódica. </text:span><text:soft-page-break/><text:span text:style-name="T1628">Otro de los objetivos de la abiogénesis es explicar como construir, como sintetizar, como armar, como ensamblar una célula. </text:span></text:p>
      <text:p text:style-name="P766">Los compuestos orgánicos <text:span text:style-name="T1651">mas simples,</text:span> necesarios y presentes en todos los sistemas biológicos, esos que <text:span text:style-name="T1629">son absolutamente necesarios para empezar a armar una célula viva, </text:span>son básicamente cuatro <text:span text:style-name="T1651">tipos de monómeros</text:span>: <text:span text:style-name="T1651">los monosacaridos, los aminoácidos, los nucleótidos y el glicerol. Estas son las piezas de las máquinas y las letras de los programas que permiten armar células. Los carbohidratos están hechos de monosacaridos. Los péptidos o proteínas están hechos de aminoácidos. Los ácidos nucleicos están hechos con nucleótidos. Los lípidos están hechos de glicerol. Las máquinas y programas que se necesitan para armar una célula son estos polímeros: carbohidratos, <text:s/>péptidos, <text:s/>ácidos nucleicos y lípidos.</text:span></text:p>
      <text:p text:style-name="P746">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33">cuando en</text:span> una muestra de un compuesto químico solo <text:span text:style-name="T1633">hay un </text:span>tipo de quiralidad, todos son guantes para la mano derecha o todos son guantes para la izquierda, se dice que la muestra es homoquiral. Cuando hay guantes para la derecha y <text:span text:style-name="T1632">guantes </text:span>para la izquierda mezclados en la muestra, se dice que <text:span text:style-name="T1631">la muestra </text:span>es <text:span text:style-name="T1631">racémica.</text:span></text:p>
      <text:p text:style-name="P747"><text:span text:style-name="T1651">Los monomeros, esas</text:span> piezas y letras, <text:span text:style-name="T1651">esos que son de cuatro tipos: monosacaridos, aminoácidos, nucleótidos y </text:span>el <text:span text:style-name="T1630">glicerol, </text:span>que se observan en los sistemas biológicos, tienen esa característica son homoquirales. <text:span text:style-name="T1631">Todos son guantes para la misma mano. Las letras y las piezas con las que se arman las maquinas y programas que se observan en las células son </text:span>homoquirales.</text:p>
      <text:p text:style-name="P748">Cada reacción químicas tiene diferentes condiciones necesarias de temperatura, acidez, presión, radiación electromagnética, <text:span text:style-name="T1634">de energía, de pureza en los reactivos, </text:span>etc para que se pueda dar.</text:p>
      <text:p text:style-name="P748">Algunas reacciones necesitan de la presencia de compuestos específicos que las faciliten <text:span text:style-name="T1634">aunque no participan en la reacción. Necesitan facilitadores.</text:span></text:p>
      <text:p text:style-name="P748">Algunas reacciones necesitan ser detenidas porque si continúan no se obtiene el resultado esperado. <text:span text:style-name="T1635">Necesitan un cambio en las condiciones para detener la reacción. Necesitan un freno en el momento preciso. </text:span></text:p>
      <text:p text:style-name="P748"><text:soft-page-break/>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35">La basura no se desea.</text:span></text:p>
      <text:p text:style-name="P749">Algunas reacciones no funcionan a la inversa. Solo funcionan en una dirección.</text:p>
      <text:p text:style-name="P750">Algunas reacciones necesitan que ciertas partes del reactivo estén protegidas, para que la reacción se de solo en la parte donde se desea. Algo así como ponerse zapatos y un guante en la mano derecha para que la unión con el otro, <text:span text:style-name="T1637">ese enlace deseado, </text:span>se de <text:span text:style-name="T1637">solo </text:span>por la mano izquierda y no por ninguna otra extremidad. Esto implica una preparación previa a la reacción de cada uno de los reactivos. <text:span text:style-name="T1636">A veces se necesita protección.</text:span></text:p>
      <text:p text:style-name="P751">Una vez que se tiene una reacción, es necesario demostrar que si se obtuvo lo que se desea y en que cantidades. A este proceso se le llama caracterización. Y muchas veces es incluso mas complejo que la misma reacción.</text:p>
      <text:p text:style-name="P752"><text:span text:style-name="T1639">¿</text:span>Que pasa entonces cuando en el campo de la abiogénesis, se pretende explicar como se formaron dichas letras y piezas fundamentales, <text:span text:style-name="T1643">esos primeros compuestos orgánicos</text:span> que son <text:span text:style-name="T1638">los monosacaridos, aminoácidos, nucleótidos y el glicerol, en un planeta muerto y bruto donde no había laboratorios, </text:span>y para mi siguiente paso en mi cadena de reacciones <text:span text:style-name="T1639">químicas </text:span>necesito que el resultado de mi paso anterior este en forma homoquiral, <text:span text:style-name="T1639">que tenga</text:span> <text:span text:style-name="T1639">la</text:span> pureza <text:span text:style-name="T1639">necesaria</text:span>, convenientemente protegido para que se de la siguiente reacción, convenientemente separado de otros compuestos, con las condiciones de temperatura, presión, acides, etc. <text:span text:style-name="T1639">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753">Fácil. Primero hago trampa y lo extraigo de sistemas biológicos existentes, esos que pretendo demostrar como se formaron, mediante los procedimientos de destrucción que <text:soft-page-break/>hemos desarrollado para lograr extraer dichos compuestos. Algo así como <text:span text:style-name="T1644">destruir un carro para </text:span>quitarle las llantas que necesito, <text:span text:style-name="T1644">esos</text:span>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640">como la necesidad de un ser humano controlando las condiciones de las reacciones,</text:span> y anunciando que ya se logró el objetivo.</text:p>
      <text:p text:style-name="P754">Y esto es solo para demostrar que se puede, en un laboratorio moderno <text:span text:style-name="T1641">y con intervención humana</text:span>, construir las letras y piezas de los <text:span text:style-name="T1630">programa</text:span>s y maquinas que encontramos en las células.</text:p>
      <text:p text:style-name="P755"><text:span text:style-name="T1642">Esa es l</text:span>a verdad de la mentira, la trampa <text:span text:style-name="T1642">y el engaño de esos artículos sobre abiogénesis.</text:span></text:p>
      <text:h text:style-name="Heading_20_2" text:outline-level="2"><text:span text:style-name="T1650">Polímeros</text:span>.</text:h>
      <text:p text:style-name="P767">Los polímeros son las máquinas y programas de los sistemas <text:span text:style-name="T1656">biológicos.</text:span> <text:span text:style-name="T1656">Están hechos de monómeros.</text:span></text:p>
      <text:p text:style-name="P761">El ser humano no es capaz de sintetizar l<text:span text:style-name="T1654">os monómeros que componen los polímeros esenciales para </text:span>construir una célula <text:span text:style-name="T1660">sin usar lo que ya hay en células vivas, en los sistemas biológicos existentes, esos que pretende mostrar como se formaron</text:span>.</text:p>
      <text:p text:style-name="P756">Pero SUPONGAMOS, ACEPTEMOS, CREAMOS que si, que <text:span text:style-name="T1659">el hombre ya </text:span>puede construir <text:span text:style-name="T1655">monómeros</text:span> sin usar compuestos <text:span text:style-name="T1652">extraídos</text:span> de sistemas biológicos. <text:span text:style-name="T1655">Que puede sintetizar</text:span> <text:span text:style-name="T1638">monosacaridos, aminoácidos, nucleótidos y el glicerol. </text:span>Ese es el menor de los problemas. </text:p>
      <text:p text:style-name="P758">Si pretende negar el creador, el ser humano tendría que como mínimo, usando toda su inteligencia, diseño y creatividad, <text:span text:style-name="T1646">usando toda su tecnología, usando laboratorios modernos, esos que no tiene un planeta muerto y bruto en el cual supuestamente sucedió todo espontaneamente,</text:span> desarrollar procedimientos químicos que permitan reproducir al menos <text:span text:style-name="T1650">los polímeros</text:span> mas simples <text:span text:style-name="T1645">que se observan en los sistemas biológicos. De los cuales ya se conozca la secuencia, sin tener que diseñarla, </text:span>con los que se construye una célula: los <text:span text:style-name="T1630">carbohidratos, péptidos, ácidos nucleicos y lípidos. De la célula que considere mas simple, la mas fácil de todas, la que quiera, la que escoja. No puede. Le toca hacer trampa. Le toca extraer las maquinas y programas de los sistemas biológicos ya existentes para usarlos en la síntesis de dichos polímeros. Esos que supuestamente desea probar que aparecieron en un planeta muerto y bruto hace millones de años a punta de </text:span><text:soft-page-break/><text:span text:style-name="T1630">tiempo, chepa y reacciones químicas que suceden espontáneamente pero que el hombre no puede ni siquiera hacer con la última tecnología y usando toda su creatividad, inteligencia y diseño.</text:span></text:p>
      <text:p text:style-name="P757"><text:span text:style-name="T1630">Con esas letras y piezas que son los monosacaridos, aminoácidos, nucleótidos y el glicerol debería poder armar por lo menos </text:span>los <text:span text:style-name="T1630">carbohidratos, péptidos, ácidos nucleicos y lípidos de la célula mas simple. Debería poder sintetizarlos. Debería poder polimerizarlos. No puede. Le toca usar de lo que esta en funcionamiento en la creación, en los sistemas biológicos existentes, para poder hacerlo. Por eso cuando se desea negar al creador y se trata de explicar como supuestamente sucedió en un planeta muerto y bruto hace miles de millones de años, le toca usar la palabra que lo explica todo: “espontaneamente”. Puff, solito.</text:span></text:p>
      <text:p text:style-name="P765">Las maquinas que puede crear el hombre para unir letras de un programa biológico tienen el tamaño de una nevera y solo pueden unir un máximo 15 a 20 letras antes de que empezar a tener <text:span text:style-name="T1650">los mismos </text:span>problemas, <text:span text:style-name="T1657">en sus reacciones químicas, que tiene para sintetizar los monómeros. El programa mas largo que puede sintetizar el hombre con sus máquinas llega hasta unas 20 letras</text:span>. <text:span text:style-name="T1653">Si quiere cadenas más largas le toca usar las máquinas de los sistemas biológicos. Le toca usar carbohidratos, péptidos, ácidos nucleicos extraídos destructivamente de sistemas biológicos. 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764">Un programa biológico <text:span text:style-name="T1647">de una célula simple </text:span>tiene cientos de miles de letras y las maquinas que se encuentran en los sistemas biológicos tienen tamaños tan pequeños que cientos de miles de estas maquinas caben en una sola célula. <text:span text:style-name="T1647">No estamos ni cerca de poder sintetizar los polímeros necesarios para armar una célula. No podemos ni siquiera aceptando como si pudiéramos lo que no podemos hacer: sintetizar los monómeros. No podemos ni siquiera conociendo la información que describe la estructura de dichos polímeros. Pero supuestamente un planeta muerto y bruto si pudo. Supuestamente todo sucedió espontaneamente hace millones de años.</text:span></text:p>
      <text:h text:style-name="Heading_20_2" text:outline-level="2"><text:soft-page-break/><text:span text:style-name="T1660">Programador</text:span>.</text:h>
      <text:p text:style-name="P759">El ser humano no es capaz de sintetizar l<text:span text:style-name="T1654">os polímeros esenciales para </text:span>construir una célula <text:span text:style-name="T1660">sin usar lo que ya hay en células vivas, en los sistemas biológicos existentes, esos que pretende mostrar como se formaron</text:span>.</text:p>
      <text:p text:style-name="P760">Pero SUPONGAMOS, ACEPTEMOS, CREAMOS que si, que <text:span text:style-name="T1659">el hombre ya </text:span>puede construir <text:span text:style-name="T1655">los polímeros esenciales para </text:span>construir una célula, sin usar compuestos <text:span text:style-name="T1652">extraídos</text:span> de sistemas biológicos. <text:span text:style-name="T1655">Que puede sintetizar</text:span> <text:span text:style-name="T1630">carbohidratos, péptidos, ácidos nucleicos y lípidos. </text:span></text:p>
      <text:p text:style-name="P760">Ese es <text:span text:style-name="T1658">apenas el segundo reto</text:span>. <text:span text:style-name="T1658">Ese es apenas el poder escribir. </text:span></text:p>
      <text:p text:style-name="P768">La pregunta mas importante d<text:span text:style-name="T1661">e</text:span> todas es que va a escribir?</text:p>
      <text:p text:style-name="P770">Los programas no se escriben solitos. Y mucho menos al azar, aleatoriamente, de chepa. Algunos creen que si y tratan de demostrarlo escribiendo programas. Programas que tampoco se escribieron solos. <text:span text:style-name="T1663">Absurdo no?. </text:span>Programas que buscan ser aleatorios usando una maquina. Usando algo completamente determinista como es un computador. <text:span text:style-name="T1663">Mas absurdo no?. </text:span>Usando funciones que pretenden ser aleatorias, funciones pseudo-aleatorias, “casi” pero “no” aleatorias. </text:p>
      <text:p text:style-name="P769">La pregunta matemática de si existe una moneda justa, una que no este cargada, una función verdaderamente aleatoria, esa que ya no es pseudo, esa que ya no es casi-aleatoria sino que <text:span text:style-name="T1662">ES</text:span> aleatoria, se considera un problema abierto. Se considera un problema que no ha sido resuelto. Ni para si ni para no. No debería serlo porque <text:span text:style-name="T1664">es equivalente a </text:span>problemas que si han sido resueltos. No existe. No la busque. Hay un Creador.</text:p>
      <text:p text:style-name="P762">Pero SUPONGAMOS, ACEPTEMOS, CREAMOS, <text:span text:style-name="T1665">con el ánimo de argumentación, que el ser humano use cualquier herramienta que desee, no necesariamente polímeros orgánicos, para escribir el programa que quiera y como lo quiera.</text:span></text:p>
      <text:p text:style-name="P771">El programa que el ser humano tendría que poder escribir, usando toda su capacidad intelectual, de creatividad y diseño, esa que no tiene el supuesto planeta muerto y bruto en el cual todo sucedió espontáneamente, sería uno que pueda por lo menos hacer lo que <text:span text:style-name="T1668">el mismo ser humano hace.</text:span> <text:span text:style-name="T1668">Debería poder simular, imitar, lo que </text:span>hace un cerebro humano. La famosa inteligencia artificial. Uno que pase el test de Turing. Uno que aprenda a aprender. Uno que procese información de manera indistinguible a como l<text:span text:style-name="T1669">o</text:span> hace un ser humano. No hemos podido.</text:p>
      <text:p text:style-name="P763"><text:soft-page-break/>Pero SUPONGAMOS, ACEPTEMOS, CREAMOS, <text:span text:style-name="T1670">que sí, que el ser humano ya logró crear un programa que procesa información de manera indistinguible a como lo hace un ser humano. En ese caso hipotético lo ÚNICO que se habrá demostrado es que para crear una inteligencia real se necesita de otra. Lo ÚNICO que habrá demostrado es la necesidad de un programador, de un Creador.</text:span></text:p>
      <text:p text:style-name="P771"><text:span text:style-name="T1671">Ese Creador no solo diseñó e</text:span>l programa del ADN. <text:span text:style-name="T1671">El ADN</text:span> es solo el programa. Se necesita la maquina en la que se va a ejecutar, y dicha maquina necesita de la <text:span text:style-name="T1666">energía</text:span> y el ambiente propicio para que pueda ejecutar el programa. El ovulo fecundado necesita del <text:span text:style-name="T1666">útero.</text:span></text:p>
      <text:p text:style-name="P772">Esa fabrica que es el ovulo fecundado empieza a subdividirse siguiendo el programa especifico y después de nueve meses tenemos, tan solo en el cerebro, un programa que no <text:s/>tenemos ni idea de como funciona y ni siquiera podemos imitarlo con nuestra mejor tecnología.</text:p>
      <text:p text:style-name="P772">Pero no, algunas personas llegan a creer, porque eso fue lo que le enseñaron de niños, que un planeta muerto y bruto resulto mas vivo e inteligente que nosotros. Absurdo.</text:p>
      <text:p text:style-name="P798"><text:span text:style-name="T1666">Una persona hace aproximadamente 3 mil años lo entendía mejor que muchos científicos modernos. El Salmo 100 nos dice: </text:span><text:span text:style-name="Bible_5f_text"><text:span text:style-name="T1666">“</text:span></text:span><text:bookmark text:name="es-RVA-15512"/><text:span text:style-name="Bible_5f_text">Reconoced que Jehová él es Dios: El nos hizo, y no nosotros á nosotros mismos</text:span><text:span text:style-name="Bible_5f_text"><text:span text:style-name="T1666">” </text:span></text:span><text:span text:style-name="Bible_5f_text"><text:span text:style-name="T1666"><text:note text:id="ftn654" text:note-class="footnote"><text:note-citation>654</text:note-citation><text:note-body><text:p text:style-name="Footnote"><text:s/><text:span text:style-name="T1667">Salmo 100:3 </text:span><text:a xlink:type="simple" xlink:href="https://www.biblegateway.com/passage/?search=Salmos+100%3A3&amp;version=RVA" text:style-name="Internet_20_link" text:visited-style-name="Visited_20_Internet_20_Link"><text:span text:style-name="T1667">RVA</text:span></text:a></text:p></text:note-body></text:note></text:span></text:span><text:span text:style-name="T1666">.</text:span></text:p>
      <text:p text:style-name="P799">Muertos en el engaño de negar al Creador.</text:p>
      <text:h text:style-name="Heading_20_2" text:outline-level="2"><text:span text:style-name="T1672">El cuento del sapo</text:span>.</text:h>
      <text:p text:style-name="P773">Uno de los cuentos mas famosos es el del sapo que se convierte en príncipe. Es un cuento para niños.</text:p>
      <text:p text:style-name="P773">El mismo cuento pero añadiendo millones de años es el de la evolución. El hombre evolucion<text:span text:style-name="T1870">ó</text:span> de un reptil en millones de años.</text:p>
      <text:p text:style-name="P774">Todo método reconocido como científico tiene que partir de evidencia <text:span text:style-name="T1677">observable</text:span>. <text:span text:style-name="T1673">No existe ninguna evidencia OBSERVABLE de que una </text:span>clase de animal, un felino, un canino, un equino, se transforme, <text:span text:style-name="T1678">evolucione,</text:span> con el tiempo en otra clase.</text:p>
      <text:p text:style-name="P775"><text:span text:style-name="T1674">En los ejemplos de cambio que les encanta citar a los que creen el cuento, el animal NUNCA cambia de clase. </text:span>Las <text:span text:style-name="T1674">bacterias</text:span> siguen siendo <text:span text:style-name="T1674">bacterias</text:span>, los <text:span text:style-name="T1674">pájaros</text:span> siguen siendo <text:span text:style-name="T1674">pájaros</text:span>, las tortugas siguen siendo tortugas, los peces siguen siendo peces, los insectos siguen siendo insectos, los caninos siguen siendo caninos, los <text:s/>equinos siguen <text:soft-page-break/>siendo equinos y los felinos siguen siendo felinos. <text:span text:style-name="T1674">Y en los ejemplos mas modernos que pretenden mostrar cambios genéticos, es simplemente el mismo animal sin un miembro, con el miembro desmejorado, <text:s/>o con un miembro en el lugar equivocado.</text:span></text:p>
      <text:p text:style-name="P777">Se pone como evidencia a unos fósiles de huesos que supuestamente llevan ahí millones de años, pero que recordemos tienen Carbono 14, <text:span text:style-name="T1679">ese Carbono 14 que supuestamente no puede estar ahí si algo murió hace mas de 50 mil años, </text:span>y con ellos arman un cuento de la imaginación <text:span text:style-name="T1680">que dura millones de años</text:span>. </text:p>
      <text:p text:style-name="P777">Es imposible OBSERVAR, eso que requiere cualquier método que se considere a si mismo científico, el cambio porque supuestamente ocurrió hace millones de años y no es posible reproducirlo en NINGÚN laboratorio porque el cambio supuestamente también ocurre en millones de años.</text:p>
      <text:p text:style-name="P776">No hay evidencia OBSERVABLE de un cambio de clase de animal.</text:p>
      <text:p text:style-name="P778">Lo único que se observa es adaptación. Eso sucede incluso con el ser humano pero nadie argument<text:span text:style-name="T1681">a</text:span> que una persona de baja estatura es de diferente clase <text:span text:style-name="T1682">a</text:span> <text:span text:style-name="T1682">una persona con </text:span>estatura alta. Solo una persona que cree el cuento puede considerar que una persona de piel negra es de diferente clase a una de piel blanca.</text:p>
      <text:p text:style-name="P780">La clasificación moderna según una especie, es completamente arbitraria, hay mas de diez definiciones diferentes de la palabra, y lo único que logra es diferenciar las ramificaciones de la ADAPTACIÓN que ha tenido una misma clase de animal. <text:span text:style-name="T1683">Los caninos siguen siendo caninos, los <text:s/>equinos siguen siendo equinos y los felinos siguen siendo felinos</text:span></text:p>
      <text:p text:style-name="P781">La supuesta evolución de las especies, esa que cambia de clase, esa que llaman macro-evolución, esa que fue la original, no se puede OBSERVAR en ninguna parte. Es un cuento imaginario. No hay evidencia OBSERVABLE de cambio de clase. <text:span text:style-name="T1676">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span></text:p>
      <text:p text:style-name="P779"><text:span text:style-name="T1675">Por el contrario, se ha observado en múltiples ocasiones que c</text:span>uando dos de estas adaptaciones empieza<text:span text:style-name="T1675">n</text:span> a convivir en un mismo medio por un periodo prolongado de tiempo, digamos cuarenta años, se observa que llegan a poder cruzarse entre si. </text:p>
      <text:p text:style-name="P779"><text:soft-page-break/>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675">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792">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684">las ballenas y otros animales acuáticos tienen unos pequeños huesos que son vestigio de lo que algunas vez fueron una pelvis y una patas, solo para venir a descubrir la importante función que cumplen en el apareamiento de estos animales. </text:span></text:p>
      <text:p text:style-name="P793">Tal vez, de pronto, a lo mejor, se debería considerar la posibilidad de que simplemente el cuento nunca sucedió. Que la razón por la que NO hay EVIDENCIA OBSERVABLE de transformación, de evolución, de clases de animales, no es solo que se pretende conocer la película de supuestos miles de millones de años observando <text:span text:style-name="T1697">solo </text:span>la última foto, sino que dicha transformación NUNCA sucedió, NUNCA hubo evolución, NO fueron miles de millones <text:span text:style-name="T1697">de años </text:span>sino que la película solo tiene miles de años y empezó cuando el Creador así lo decidió <text:span text:style-name="T1699">y todas las clases de animales fueron creadas físicamente al mismo tiempo.</text:span></text:p>
      <text:p text:style-name="P879"><text:span text:style-name="T1698">Pero no. Se continua con los c</text:span>uentos para soportar <text:span text:style-name="T1685">un</text:span> cuento <text:span text:style-name="T1685">de un sapo que se convirtió en príncipe. Solo que en millones de millones de años para que parezca creíble. </text:span></text:p>
      <text:p text:style-name="P802">Muertos en el engaño de negar al Creador.</text:p>
      <text:h text:style-name="Heading_20_2" text:outline-level="2"><text:soft-page-break/>Arboles.</text:h>
      <text:p text:style-name="P782">En los estratos geológicos se encuentran fósiles de arboles en posición vertical. Un mismo fósil atraviesa varias capas o estratos geológicos que supuestamente duraron millones de años en formarse.</text:p>
      <text:p text:style-name="P782">La explicación <text:span text:style-name="T1749">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688">Eso fue un volcán, eso fue un río, eso fue un glacial</text:span>. <text:span text:style-name="T1687">Pero eso si, ni por accidente se considera que la evidencia es perfectamente consistente con un evento de inundación planetaria.</text:span></text:p>
      <text:p text:style-name="P783">Pero que pasa cuando no todos los <text:span text:style-name="T1686">fósiles</text:span> de árboles <text:span text:style-name="T1686">están</text:span> en posición vertical, algunos están con la raíz hacia arriba, que pasa si se encuentra el famoso Carbono 14 en dichos fósiles, <text:span text:style-name="T1679">ese Carbono 14 que supuestamente no puede estar ahí si un árbol murió hace mas de 50 mil años, que pasa cuando esto sucede en estratos que ya estaban clasificados como de millones de años?</text:span></text:p>
      <text:p text:style-name="P784">Nada, se ignoran. La evidencia simplemente es como si no existiera. Es demasiado contradictoria incluso con los mismos supuestos de lo que se denomina evidencia.</text:p>
      <text:p text:style-name="P787">Se sigue sosteniendo el cuento del sapo que se convierte en príncipe, porque es la única alternativa a <text:span text:style-name="T1693">admitir</text:span> la existencia de un Creador. <text:span text:style-name="T1685">Muertos en el engaño de negar al Creador.</text:span></text:p>
      <text:h text:style-name="Heading_20_2" text:outline-level="2">Carbón.</text:h>
      <text:p text:style-name="P789">La explicación que se enseña incluso en la enciclopedias en linea es que la formación del carbón que observamos en el planeta tomó millones de año<text:span text:style-name="T1691">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90">Pero que pasa cuando encontramos reservas de carbón de 26 mil kilómetros cuadrados con bandas de carbón, <text:span text:style-name="T1689">bajas en </text:span>impurezas<text:span text:style-name="T1689"> y bajas en azufre,</text:span> de <text:span text:style-name="T1689">61 metros de grosor, cientos de </text:span>kilómetros<text:span text:style-name="T1689"> de largo </text:span>y<text:span text:style-name="T1689"> de casi 80 </text:span>kilómetros<text:span text:style-name="T1689"> de ancho? </text:span>Como explicar que se mantuvieran las condiciones necesarias <text:span text:style-name="T1694">para formarlas </text:span>por millones de años? <text:span text:style-name="T1690">¿</text:span>P<text:span text:style-name="T1690">orque no </text:span><text:soft-page-break/><text:span text:style-name="T1690">se diluyeron las </text:span>bandas<text:span text:style-name="T1690"> en flujos de arcilla u otras impurezas antes de engrosarse? </text:span>¿Que pasa cuando se encuentra Carbono 14 <text:span text:style-name="T1695">dentro de</text:span>l carbón<text:span text:style-name="T1692">, ese Carbono 14 que supuestamente no puede estar ahí si algo </text:span>tiene<text:span text:style-name="T1692"> mas de 50 mil años? </text:span>¿Que pasa cuando se encuentran estelas <text:span text:style-name="T1693">ovaladas </text:span>de radiación dentro del carbón <text:span text:style-name="T1693">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85">Nada. <text:span text:style-name="T1695">No pasa nada.</text:span> <text:span text:style-name="T1695">S</text:span>e ignora <text:span text:style-name="T1693">el tema</text:span>. La evidencia simplemente es como si no existiera. Es demasiado contradictoria incluso con los mismos supuestos de lo que se denomina evidencia.</text:p>
      <text:p text:style-name="P786">Se sigue sosteniendo el cuento del sapo que se convierte en príncipe, porque es la única alternativa a <text:span text:style-name="T1693">admitir</text:span> la existencia de un Creador. <text:span text:style-name="T1685">Muertos en el engaño de negar al Creador.</text:span></text:p>
      <text:h text:style-name="P1028" text:outline-level="2"><text:span text:style-name="T1873">Tectónicas</text:span>.</text:h>
      <text:p text:style-name="P803">Se observan en el planeta una serie de características en la tierra y el océano. Montañas, lagos, volcanes en tierra y <text:span text:style-name="T1712">océano</text:span>, grandes yacimientos de minerales y compuestos orgánicos, grandes cañones, fosas oceánicas, dorsales mid-oceanicas, una corteza de granito que cubre parcialmente el planeta, etc.</text:p>
      <text:p text:style-name="P805">En el siglo pasado, buscando explicar lo que observamos y usando demasiada imaginación se propuso la teoría de placas tectónicas. <text:span text:style-name="T1708">Una teoría</text:span> que plantea una serie de mecanismos <text:span text:style-name="T1708">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804">La disculpa es la misma que la del cuento <text:span text:style-name="T1871">del sapo, la del cuento</text:span> de la macroevolución: es que sucede en miles de millones de años. A la teoría de placas tectónicas le sucede <text:span text:style-name="T1721">que asume demasiado, que imagina demasiado. Le pasa lo</text:span> mismo que <text:span text:style-name="T1721">a </text:span>todas las otras teorías que se apoyan en el presente para <text:span text:style-name="T1720">imaginar, sus seguidores le llaman deducir,</text:span> el pasado. Con una foto se imagina una película de miles de millones de años.</text:p>
      <text:p text:style-name="P804"><text:soft-page-break/>NO hay evidencia OBSERVABLE de los muy imaginativos mecanismos que supuestamente explican lo que <text:span text:style-name="T1715">si </text:span>observamos. <text:span text:style-name="T1713">Supuestamente se deducen con la vivida imaginación de quienes los plantearon. </text:span>Eso pasa porque cuando se trata de negar al Creador hay que tener una imaginación mucho mas grande que la que se necesita para creer que Jesucristo <text:span text:style-name="T1714">está vivo porque </text:span>resucitó.</text:p>
      <text:p text:style-name="P806">No hay que confundir las placas que se <text:span text:style-name="T1719">IMAGINAN</text:span> con la corteza de GRANITO que <text:span text:style-name="T1717">SI</text:span> se observa <text:span text:style-name="T1718">y el manto terrestre de SILICATOS que SI se observa</text:span>. </text:p>
      <text:p text:style-name="P807">La corteza <text:span text:style-name="T1722">de granito que hemos podido observar, que se conoce como corteza continental, </text:span>se corresponde con <text:span text:style-name="T1716">el terreno seco que observamos sobre el nivel de mar</text:span> y se extiende parcialmente a manera de borde en los <text:span text:style-name="T1716">océanos hasta lo que se conoce como plataforma continental.</text:span> <text:span text:style-name="T1716">La corteza de granito tiene en promedio 40 km de grosor y esta compuesta fundamentalmente de granito y sedimentos. 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El manto es esa capa terrestre que podemos OBSERVAR, que está compuesta de silicatos, que tiene unos tiene 2900 kilómetros de grosor, y que rodea el núcleo, el centro del planeta.</text:span></text:p>
      <text:p text:style-name="P808"><text:span text:style-name="T1723">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El grosor de las supuestas placas está formado por una mezcla arbitraria en que incluy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16">el terreno seco que observamos sobre el nivel de mar</text:span> <text:span text:style-name="T1716">sino con una división arbitraria que cambia tanto como cambia la división en continentes. Algunos admiten mas otros admiten menos. Ademas penetran en el océano mucho mas que la corteza de granito que SI podemos observar hasta las conocidas dorsales oceánicas que también podemos observar y que es donde supuestamente se forman las tales placas tectónicas. Otra división completamente arbitraria, esta vez en el área que cubren las supuestas placas tectónicas. Las placas tectónicas no se pueden OBSERVAR </text:span><text:soft-page-break/><text:span text:style-name="T1716">porque los supuestos procesos que nos permitirían identificar sus límites, sus bordes, suceden en cientos de millones de años.</text:span></text:p>
      <text:h text:style-name="Heading_20_3" text:outline-level="3">Fosas. </text:h>
      <text:p text:style-name="P791">En el océano pacifico se observan la gran mayoría de las fosas oceánicas del planeta. La imaginación <text:span text:style-name="T1696">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796">La tomografía sísmica de hoy día debería mostrar claras imágenes en tres dimensiones de gigantescas placas <text:span text:style-name="T1707">que supuestamente tienen un </text:span>espesor<text:span text:style-name="T1707"> promedio de 14 veces la altura del Everest, unos 125 kilómetros de grosor, </text:span>penetrando una debajo de la otra en <text:span text:style-name="T1706">cada</text:span> <text:span text:style-name="T1706">zona</text:span> donde hay una fosa oceánica en el pacifico. No las hay. </text:p>
      <text:p text:style-name="P797"><text:span text:style-name="T1705">S</text:span>i supuestamente somos capaces de medir un desplazamiento de <text:span text:style-name="T1710">hasta máximo </text:span>10 cm anuales, <text:span text:style-name="T1709">cuidadosamente medidos con una tecnología que normalmente tiene un margen de error de 15 METROS, </text:span>en <text:span text:style-name="T1709">la corteza del planeta que tiene en promedio 15 kilómetros de espesor, ojo en la CORTEZA, NO en unas supuestas placas que se nos quiere hacer creer que existen y que supuestamente son casi 10 veces mas gruesas que la corteza terrestre</text:span>, ¿Porqué no somos capaces de observar la supuesta subducción de <text:span text:style-name="T1709">las supuestas </text:span>placas? <text:span text:style-name="T1708">La disculpa es la misma de siempre: es que sucede en miles de millones de años. Las personas que simplemente repiten el cuento que les enseñaron, como si fueran loros, deberían considerar la posibilidad de que simplemente NO sucede. </text:span></text:p>
      <text:p text:style-name="P794">Pero <text:span text:style-name="T1702">el cuento de la subducción, que una placa de 125 kilómetros de gruesa, que no se corresponde con características observables sino imaginadas, que penetra debajo de otra de un grosor parecido, </text:span>además presenta <text:span text:style-name="T1711">otros </text:span>serios problemas lógicos para explicar, <text:span text:style-name="T1703">como se pretende, </text:span>las fosas oceánicas del <text:span text:style-name="T1700">pacifico.</text:span></text:p>
      <text:p text:style-name="P795">¿Cual es el mecanismo que hace que las placas se muevan? <text:span text:style-name="T1701">¿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text:span><text:soft-page-break/><text:span text:style-name="T1701">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88"><text:span text:style-name="T1704">Pero que pasa con toda la evidencia en contra y la falta de ella a favor? </text:span>Nada. <text:span text:style-name="T1695">No pasa nada.</text:span> <text:span text:style-name="T1695">S</text:span>e ignora <text:span text:style-name="T1693">el tema</text:span>. La evidencia simplemente es como si no existiera. </text:p>
      <text:p text:style-name="P800">Muertos en el engaño de negar al Creador.</text:p>
      <text:h text:style-name="Heading_20_2" text:outline-level="2">Dorsales.</text:h>
      <text:p text:style-name="P809">En los océanos del planeta se <text:span text:style-name="T1724">observa</text:span> una formación en el suelo submarino conocida como dorsales mid-<text:span text:style-name="T1724">oceánicas</text:span> o medio-oceánicas. En realidad todas las dorsales <text:span text:style-name="T1724">están</text:span> conectadas en lo que <text:span text:style-name="T1724">es </text:span>formación rocosa mas larga del planeta. <text:span text:style-name="T1727">Es una enorme y larga cicatriz que rodea el planeta de manera similar a como las costuras rodean una pelota de béisbol. </text:span></text:p>
      <text:p text:style-name="P810">Se le atribuye la formación de las placas tectonicas. El problema es el mismo de siempre: NO hay evidencia OBSERVABLE. Todo sucede esporádicamente en procesos que supuestamente duran cientos de millones de años. <text:span text:style-name="T1731">Erupciones volcánicas esporádicas durante cientos de millones de años. Supuestamente por eso no observamos como es que se forman las placas tectónicas.</text:span></text:p>
      <text:p text:style-name="P810">Lo que <text:span text:style-name="T1731">SI</text:span> observamos es que en varias partes de la formación hay rajaduras en direcciones perpendiculares. Estas rajaduras indican fractura por tensión, <text:span text:style-name="T1726">por separación, por alejamiento,</text:span> en dos direcciones perpendiculares. Unas perpendiculares a la linea de la dorsal y otras paralelas a la linea de la dorsal. Las paralelas <text:span text:style-name="T1759">a la dorsal </text:span>NUNCA cruzan las perpendiculares. <text:span text:style-name="T1725">Esta observación es completamente contraria a la forma en que se cree que se forman las montañas en la superficie: por compresión de material. Las dorsales parecen formadas por fracturas de tensión, NO de compresión, en DOS </text:span><text:soft-page-break/><text:span text:style-name="T1725">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820"><text:span text:style-name="T1729">D</text:span>ebajo de India, <text:span text:style-name="T1729">al oriente de África, </text:span>en un mapa de relieve oceánico, se observa una característica de la dorsal planetaria: Hay una gigantesca “ye” invertida, <text:span text:style-name="T1730">f</text:span>ormando un <text:span text:style-name="T1730">encuentro</text:span> en forma de “te” <text:span text:style-name="T1730">mayúscula.</text:span> <text:span text:style-name="T1728">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p text:style-name="P801">Muertos en el engaño de negar al Creador.</text:p>
      <text:h text:style-name="Heading_20_2" text:outline-level="2">Hidroplacas</text:h>
      <text:p text:style-name="P831">La alternativa <text:span text:style-name="T1755">a todo el cuento de las placas tectónicas y sus millones de años </text:span>es por supuesto <text:span text:style-name="T1784">otro cuento en el que también se usa la imaginación porque el pasado no lo podemos conocer con seguridad. Nadie puede viajar al pasado y confirmar que así sucedió. </text:span></text:p>
      <text:p text:style-name="P831"><text:span text:style-name="T1784">En este cuento hay </text:span>reconocer que <text:span text:style-name="T1784">la evidencia y la lógica indican que </text:span>tiene que haber un Creador.</text:p>
      <text:p text:style-name="P832">Este cuento cuadra mejor con la lógica, con la evidencia y con el testimonio del <text:span text:style-name="T1857">6to</text:span> capítulo del libro del génesis sobre un evento que marcó la historia de la humanidad: una inundación planetaria. </text:p>
      <text:p text:style-name="P832">Solo <text:span text:style-name="T1785">basta con </text:span>mirar un<text:span text:style-name="T1823">a foto</text:span> del planeta <text:span text:style-name="T1823">desde el espacio </text:span>y ver que parece inundado de agua para reconocer que, ahí no mas, este cuento ya cuadra mejor con la lógica, la evidencia <text:span text:style-name="T1786">y la biblia.</text:span></text:p>
      <text:p text:style-name="P859">Pero sigue siendo solo otro cuento más. No hay creatividad técnica. No es algo que el ser humano pueda reconstruir.</text:p>
      <text:p text:style-name="P873">La siguiente presentación está basada en la teoría de hidroplacas o “hydroplate theory” en Inglés, propuesta <text:span text:style-name="T1756">inicialmente </text:span>por Walt Brown <text:span text:style-name="T1756">en 1980 y revisada por última vez en 2019. Al Dr Brown se le puede llamar doctor porque es</text:span> <text:span text:style-name="T1757">PhD en ingeniería mecánica de </text:span><text:soft-page-break/><text:span text:style-name="T1757">MIT. Su </text:span>presentación completa está en un libro en Internet <text:span text:style-name="T1756">llamado “</text:span><text:a xlink:type="simple" xlink:href="http://www.creationscience.com/onlinebook/IntheBeginningTOC.html" text:style-name="Internet_20_link" text:visited-style-name="Visited_20_Internet_20_Link"><text:span text:style-name="T1756">In the Beginning</text:span></text:a><text:span text:style-name="T1756">” </text:span>que se puede descargar gratuitamente <text:span text:style-name="T1757">o comprar físicamente en</text:span> <text:a xlink:type="simple" xlink:href="http://www.creationscience.com/" text:style-name="Internet_20_link" text:visited-style-name="Visited_20_Internet_20_Link"><text:span text:style-name="T1855">creationscience.com</text:span></text:a>. </text:p>
      <text:p text:style-name="P823">Su anfitrión, <text:span text:style-name="T1857">es decir</text:span> yo, Jose Luis Quiroga, no comparte la teoría de hidroplacas en su totalidad, <text:span text:style-name="T1787">ni siquiera en toda la fundamentación bíblica. P</text:span>ero, en todo lo relacionado con geología planetaria, le parece que es simplemente la explicación mas lógica y coherente, <text:span text:style-name="T1823">con toda la evidencia, incluyendo la biblia,</text:span> que existe hasta el momento para lo que observamos hoy día en el planeta.</text:p>
      <text:p text:style-name="P833">La teoría de hidroplacas parte de tan solo <text:span text:style-name="T1759">2</text:span> <text:span text:style-name="T1759">condiciones iniciales</text:span> <text:span text:style-name="T1758">para explicar mas de 15 características geológicas y planetarias que se observan hoy día, y que, a la luz de las explicaciones mas populares, parecen contradictorias.</text:span></text:p>
      <text:p text:style-name="P834">Las dos condiciones iniciales son:</text:p>
      <text:p text:style-name="P824">1. Agua subterránea.</text:p>
      <text:p text:style-name="P824">2. <text:span text:style-name="T1788">Caparazón</text:span> global <text:span text:style-name="T1760">de granito</text:span></text:p>
      <text:p text:style-name="P835"><text:span text:style-name="T1788">E</text:span>ste planeta <text:span text:style-name="T1788">tenía una caparazón</text:span> global de granito que <text:span text:style-name="T1788">lo recubría completamente y </text:span>tenía, debajo de <text:span text:style-name="T1788">la caparazón</text:span>, agua almacenada en cámaras subterráneas. No había grandes océanos ni grandes montañas. <text:span text:style-name="T1788">El planeta no parecía inundado de agua. </text:span>El agua de la superficie era de algunos cientos de metros profundidad y las partes mas altas del continente eran también de algunos cientos de metros. <text:span text:style-name="T1761">La caparazón de granito tenía algunas decenas de kilómetros de grosor. La altura de las cámaras subterráneas que contenían el agua entre la caparazón de granito y el centro del planeta era de tan solo un par de kilómetros.</text:span></text:p>
      <text:p text:style-name="P854">Esa gran caparazón de granito que cubría el planeta entero y que tenia debajo agua súper-crítica aumentando de presión cada vez que la tierra giraba sobre su eje, se quebró <text:span text:style-name="T1791">y se rasgó</text:span>, por la presión de <text:span text:style-name="T1791">esa </text:span>agua súper-crítica,<text:span text:style-name="T1791"> justo encima de la formación que </text:span>hoy llamamos dorsal oceánica <text:span text:style-name="T1798">y que divide el planeta en dos grandes partes como lo hacen las costuras de una pelota de beisbol</text:span>. Todos los continentes <text:span text:style-name="T1791">que vemos hoy día son los pedazos desgarrados y encogidos de lo que era </text:span>esa caparazón <text:span text:style-name="T1791">de granito</text:span>. Al reventarse <text:span text:style-name="T1791">y rasgarse </text:span>esta caparazón, se contrajo, <text:span text:style-name="T1821">se desplazó</text:span> <text:span text:style-name="T1791">y se arrugó ligeramente</text:span>, <text:span text:style-name="T1798">liberando toda el agua de su interior, </text:span>y como estaba lubricada por el agua que <text:span text:style-name="T1781">estaba escapando de su interior, </text:span>se desplazo en dirección de la contracción. <text:span text:style-name="T1798">La inestabilidad interna en el planeta generada por ese desgarre</text:span> <text:span text:style-name="T1791">abulto ligeramente el planeta en el atlántico y lo sumió ligeramente en el pacifico</text:span>. <text:span text:style-name="T1794">Las arrugas en la caparazón de granito </text:span><text:soft-page-break/><text:span text:style-name="T1794">cambiaron la distribución de la masa superficial del planeta y esto, por conservación del momento angular, provocó una rotación de latitud en el planeta y lo que estaba cerca al ecuador del planeta ahora es el polo norte. </text:span>El resultado <text:span text:style-name="T1792">final </text:span>de <text:span text:style-name="T1793">este proceso </text:span>es lo que observamos hoy <text:span text:style-name="T1783">día.</text:span> <text:span text:style-name="T1821">La fase de ruptura duró horas, luego la fase de inundación duro meses, después la fase de desplazamiento duro días y finalmente la fase de recuperación aún no ha terminado.</text:span></text:p>
      <text:p text:style-name="P843">La dorsal oceánica parte el planeta en dos. Una parte incluye la mitad lo que ahora conocemos como polo norte, todas las Américas actuales, todo actual polo sur y toda la parte <text:s/>sur del océano Indico hasta la punta de la “y” invertida de la dorsal que queda debajo de la actual India. La otra parte incluye el resto: Europa, Africa, Asia, Australia, casi todo el océano pacífico y la parte norte del océano Indico. <text:span text:style-name="T1773">A la parte de la caparazón de granito que ahora contiene a las Américas se le denominará de ahora en adelante la placa del Atlántico y a la otra parte de la caparazón de granito, la mas grande en área, <text:s/>se le denominará la placa del Pacifico. La placa del pacifico cubría casi 3 cuartas partes del planeta mientras que la placa del atlántico solo 1 cuarta parte del planeta. Las dos grandes placas en las que se dividió la caparazón de granito que cubría el planeta estaban lubricadas por el agua subterránea. De ahí el nombre de la teoría. Teoría de hidroplacas.</text:span></text:p>
      <text:p text:style-name="P836">Imagínese una pelota del tamaño de una manzana con una tela impermeable que la recubre. La tela tiene el mismo grosor de la cascara de la manzana, y entre la pelota y la tela hay un lubricante. La pelota es el planeta, la tela la caparazón de granito y el lubricante <text:span text:style-name="T1799">es el </text:span>agua lodosa en estado super-critico. Cuando la tela que recubre la pelota se rasga por una linea con la misma forma de la dorsal oceánica, la tela se desliza sobre la superficie de la pelota dejando escapar el lubricante y se contrae formando lo que ahora llamamos continentes. 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Cuando la tela se encoge y se desplaza, la tela se arrugue ligeramente en algunas partes de su superficie, no mas de una décima parte del grosor de la tela. Las arrugas serían las montañas. El lubricante que se escapa termina en buena parte sobre la tela que lo cubría. Esa agua serían los océanos. A simple vista solo parece que la tela se rasgó y se encogió y que el liquido se escapó y quedó cubriendo buena parte de la pelota. Las arrugas, es decir las montañas, y los hundimientos, es decir las fosas, son difíciles de percibir a simple vista en la pelota <text:soft-page-break/>del tamaño de una manzana porque solo tienen una altura máxima de una décima del grosor de la cascara de manzana. </text:p>
      <text:p text:style-name="P837">Esta comparación solo nos una idea de lo que sucedió con la tela y con el lubricante, es decir con la caparazón de granito y con el agua súper-crítica que estaba en las cámaras subterráneas, <text:span text:style-name="T1795">las dos condiciones iniciales del la teoría de hidroplacas. </text:span></text:p>
      <text:p text:style-name="P837">Veamos un poco mas en detalle como <text:span text:style-name="T1799">es todo el</text:span> proceso.</text:p>
      <text:h text:style-name="Heading_20_3" text:outline-level="3">Ruptura.</text:h>
      <text:p text:style-name="P826"><text:span text:style-name="T1800">Durante algunos cientos de años, e</text:span>l agua que estaba en cámaras subterráneas debajo de la caparazón de granito que cubría completamente al planeta se fue calentando y aumentando de presión debido a la rotación <text:span text:style-name="T1819">diaria </text:span>del planeta <text:span text:style-name="T1762">y la presencia de la luna </text:span>hasta alcanzar el estado conocido como súper-fluido <text:span text:style-name="T1789">o súper-crítico</text:span>. Estado en que <text:span text:style-name="T1796">la materia</text:span> no es ni gas ni líquido sino súper-fluido, <text:span text:style-name="T1789">también llamado súper-crítico</text:span>.</text:p>
      <text:p text:style-name="P828">El aumento de presión y temperatura del <text:span text:style-name="T1764">agua súper-crítica</text:span> contenida en las cámaras subterráneas hizo que el techo de granito y el piso de silicatos de las cámaras se empezara a disolver por el <text:span text:style-name="T1764">agua súper-crítica</text:span>. Un par de kilómetros de la caparazón de granito fue disuelta en algunos cientos de años por el <text:span text:style-name="T1764">agua súper-crítica</text:span> y esto debilito la caparazón de granito.</text:p>
      <text:p text:style-name="P827">La presión llegó a tal punto que se abrió una grieta en <text:span text:style-name="T1763">la superficie de la</text:span> caparazón de granito que creció <text:span text:style-name="T1763">horizontal y verticalmente, es decir en profundidad. Primero</text:span> terminó recorriendo <text:span text:style-name="T1797">horizontalmente </text:span>el planeta entero en cuestión de algunas horas, justo encima de lo que ahora se observa como la dorsal oceánica. <text:span text:style-name="T1790">La g</text:span>rieta <text:span text:style-name="T1790">en la caparazón de granito se abrió como la tela estirada que se empieza a rasgar.</text:span></text:p>
      <text:p text:style-name="P825"><text:span text:style-name="T1763">Cuando la grieta alcanzó la profundidad de las cámaras subterráneas, e</text:span>l <text:span text:style-name="T1764">agua súper-crítica </text:span>almacenada debajo de la caparazón empezó a salir disparada por dicha grieta a velocidades súper-sónicas <text:span text:style-name="T1761">liberando una energía almacenada superior a diez mil millones de bombas de hidrógeno y alcanzando alturas de decenas de kilómetros en la atmósfera. La mayoría de esa agua es la que ahora observamos en los océanos.</text:span></text:p>
      <text:p text:style-name="P828"><text:span text:style-name="T1764">E</text:span>l agua en estado de súper-fluido <text:span text:style-name="T1764">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text:span><text:soft-page-break/><text:span text:style-name="T1764">forma de vapor a velocidades súper-sonicas a medida que el super-fluido era liberado. 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ba por la grieta como la que se observa que tiene el vapor que escapa en dichas lunas. De la misma manera que la punta de una antorcha de cortar metal enfoca el gas liberado en un chorro dirigido de gas, el chorro del agua súper-critica liberada estaba enfocado verticalmente hacia el espacio exterior por la grieta en la caparazón de granito y <text:s/>formada encima de lo que ahora se conoce como la dorsal oceánica. La dorsal era el piso de la cámara subterránea debajo de la grieta y simplemente marca el punto donde la caparazón de granito cedió por la presión y se abrió la grieta. Para este momento todavía no se había levantado dicho piso y la dorsal todavía no existía.</text:span></text:p>
      <text:p text:style-name="P855">Una buena parte del material que salia disparado verticalmente con el agua súper-crítica escapó al espacio exterior y debido a que tenían aproximadamente la misma velocidad vectorial, es decir que su velocidad era aproximadamente la misma tanto magnitud como en dirección, ese material se reuniendo por simple acción de la gravedad en <text:span text:style-name="T1801">muchos de los objetos que hoy llamamos </text:span>asteroides, meteoritos, cometas y objetos trans-neptunianos.</text:p>
      <text:h text:style-name="Heading_20_3" text:outline-level="3">Inundación.</text:h>
      <text:p text:style-name="P838"><text:span text:style-name="T1802">Otra parte de</text:span>l <text:span text:style-name="T1764">agua súper-crítica</text:span> que salio disparado <text:span text:style-name="T1802">no salió</text:span> de la atmósfera <text:span text:style-name="T1802">sino que </text:span>produjo lluvias torrenciales como el planeta no había <text:span text:style-name="T1766">tenido</text:span> hasta entonces y jamas a <text:span text:style-name="T1766">tenido</text:span> después. <text:span text:style-name="T1766">Parte de ese agua súper-crítica se congeló en las bajas </text:span>temperaturas <text:span text:style-name="T1766">d</text:span>e <text:span text:style-name="T1766">las capas mas altas de la atmósfera y </text:span>produj<text:span text:style-name="T1766">o</text:span> <text:span text:style-name="T1767">torrenciales </text:span>lluvias de granizo.</text:p>
      <text:p text:style-name="P829">Todo el material que <text:span text:style-name="T1765">había</text:span> sido diluido en el techo de las <text:span text:style-name="T1765">cámaras</text:span> <text:span text:style-name="T1765">subterráneas</text:span> fue <text:span text:style-name="T1765">expulsado junto con el agua súper-crítica y cayó sobre el planeta en forma de lluvia lodosa o granizo helado y lodoso.</text:span></text:p>
      <text:p text:style-name="P839">Donde ocurrieron lluvias de granizo se produjo un efecto que hoy identificamos con eras de hielo. En realidad fue solo una y los efectos se han conservado <text:span text:style-name="T1803">en algunas partes </text:span>debido a la rotación <text:span text:style-name="T1819">de latitud </text:span>que sufrió el planeta. <text:span text:style-name="T1803">Toda la evidencia de plantas y animales congelados cerca al polo norte indica que eran de zona tropical y que fueron </text:span><text:soft-page-break/><text:span text:style-name="T1803">congelados muy rápidamente. Esta evidencia es consistente con lo que sucedería si algunos meses después de ser enterrados bajo granizo el planeta sufriera una rotación de latitud que pone una zona tropical en el polo norte.</text:span></text:p>
      <text:p text:style-name="P840">Las altas presiones, <text:span text:style-name="T1771">con las que salía disparada el agua súper critica por la grieta, </text:span>fueron ensanchando, <text:span text:style-name="T1771">erosionando, desgastando,</text:span> <text:span text:style-name="T1771">la grieta, </text:span>la abertura por la que escapaba el agua hasta tal punto que perdió presión y las lluvias cesaron pero el nivel del agua <text:span text:style-name="T1767">en el planeta </text:span>continuo subiendo porque seguía escapando agua lodosa de las cámaras subterráneas <text:span text:style-name="T1771">que estaban debajo de la caparazón de granito.</text:span></text:p>
      <text:p text:style-name="P841">A medida que la abertura de escape del agua súper-crítica se ensanchaba se produjo sobre la caparazón de granito un efecto parecido al que sucede <text:span text:style-name="T1816">con la lengua cuando se dice “BRRRRRRRRRR”</text:span>: l<text:span text:style-name="T1816">a</text:span> <text:span text:style-name="T1816">lengua</text:span> vibra o aletea. Este efecto de aleteo, de ondulación, de vibración vertical que hizo que el chorro de agua que salia disparado por la abertura también pulsara. </text:p>
      <text:p text:style-name="P841">Esta ondulación en la<text:span text:style-name="T1804">s placas del atlántico y del pacífico</text:span> produjo un efecto piezo-el<text:span text:style-name="T1804">é</text:span>ctrico en <text:span text:style-name="T1804">el interior de las placas que generaron grandes descargas de energía, parecidas a las que suceden cuando vemos caer un rayo del cielo. Estos rayos o descargas de energía eléctrica sucedieron entre la superficie y el fondo de las gigantescas 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p text:style-name="P857">El agua lodosa se fue <text:span text:style-name="T1769">sentando</text:span> encima de la caparazón de granito por <text:span text:style-name="T1769">la acción de lentas ondulaciones de unos 60 metros de alto tanto del agua encima de estos como de la caparazón misma de granito sobre la cual se estaban sentando. La </text:span>li<text:span text:style-name="T1768">c</text:span>uefacción <text:span text:style-name="T1769">de estos sedimentos en conjunto con ésta ondulación fueron separando los sedimentos en diferentes capas con patrones repetitivos. Estas capas no quedaron necesariamente en orden de tamaño, forma y densidad porque no todos los sedimentos cayeron al mismo tiempo. 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El agua </text:span><text:soft-page-break/><text:span text:style-name="T1769">transporto el material diluido durante cientos de años antes de la ruptura, de que se formara la grieta, de la parte inferior de la caparazón de granito a la parte superior, a la superficie de la caparazón, a medida que dicha agua fue escapando de las cámaras subterráneas. No todos los estratos geológicos se formaron en este momento pero la mayoría del material NO biológico proviene del techo de dichas cámaras.</text:span></text:p>
      <text:h text:style-name="Heading_20_3" text:outline-level="3">Desplazamiento.</text:h>
      <text:p text:style-name="P844">Cuando la lluvias cesaron <text:span text:style-name="T1822">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770">en la caparazón de granito. Después, </text:span>a medida que la grieta <text:span text:style-name="T1770">en el granito </text:span>se fue ensanchando, <text:span text:style-name="T1770">el piso debajo de la grieta se fue levantando </text:span>en <text:span text:style-name="T1770">dirección</text:span> perpendicular <text:span text:style-name="T1770">a la grieta en el granito. Estos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se formaron primero y luego las paralelas a la dorsal oceánica. Este proceso genero lo que ahora conocemos como la dorsal oceánica.</text:span></text:p>
      <text:p text:style-name="P856">Las rajaduras de la dorsal oceánica que corren paralelas a la linea de la misma hacen que la temperatura subterranea de la dorsal debajo de las rajaduras menor que en las zonas donde no hay rajadura. Puesto que la capacidad de magnetismo de los elementos químicos depende de la temperatura, la intensidad del magnetismo es mayor donde la temperatura es menor, es decir justo encima de donde están las rajaduras haciendo la temperatura un poco menor que donde no hay rajadura. Esta curva de intensidad de magnetismo que se corresponde perfectamente con la temperatura subterránea es la que se ha malinterpretado en el popular cuento para decir que el pasado hubo inversiones de polaridad en los polos magnéticos del planeta. Nunca sucedieron. Solo hay que interpretar correctamente la evidencia.</text:p>
      <text:p text:style-name="P842">Como las placas en las que se dividió la caparazón de granito estaban lubricadas por el agua subterránea, y debido al fuerte flujo de agua super-crítica, las dos gigantescas placas quedaron a la deriva, mantenidas a flote por la presión del agua que trataba de <text:soft-page-break/>salir solo por la zona de ruptura, justo encima de la actual dorsal oceánica. Este movimiento de las gigantescas placas duró hasta que la presión del agua que salia de las cámaras subterráneas disminuyo lo suficiente para que el techo de las cámaras empezara a rozarse con el suelo de las cámaras. Este rozamiento generó grandes cantidades de magma y el movimiento de las placas empezó a detenerse.</text:p>
      <text:h text:style-name="Heading_20_3" text:outline-level="3">Recuperación.</text:h>
      <text:p text:style-name="P830">E<text:span text:style-name="T1772">l desbalance en las presiones en el manto terrestre producto de los levantamientos en la dorsal oceánica y del desplazamiento de las placas </text:span>hizo que internamente en el manto del planeta se generaran pequeños cortes verticales que se friccionaron <text:span text:style-name="T1779">como consecuencia de</text:span> ese desplazamiento vertical de la superficie y de las regiones debajo de ellas. Estos cortes <text:span text:style-name="T1780">verticales </text:span>aumentaron <text:span text:style-name="T1780">en cantidad</text:span> hacia los lados y hacia el interior del planeta a medida que <text:span text:style-name="T1772">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span text:style-name="T1776">E</text:span>l magma es <text:span text:style-name="T1776">mucho mas comprimible que el manto y d</text:span>ebajo de la profundidad de cruce, <text:span text:style-name="T1805">que es de unos 350 kilómetros,</text:span> el magma se comprimió, se volvió mas denso y se hundió <text:span text:style-name="T1776">hacia el núcleo del planeta</text:span>. Encima de la profundidad de cruce el magma se expandió y salió a la superficie. <text:span text:style-name="T1805">Este tipo de movimientos del magma son la causa de lo que aún hoy día observamos y llamamos terremotos. Actualmente en la zona cercana a la profundidad de cruce ya casi no hay movimientos de magma. Esta es la razón por la cual casi no se perciben terremotos cuyo epicentro este cercano a la profundidad de los 350 kilómetros. En esta zona casi no hay desplazamientos de magma. La gran mayoría se dan cerca de la superficie, y una minoría se dan cerca de la zona líquida del núcleo planetario.</text:span></text:p>
      <text:p text:style-name="P845">El aumento de magma comprimida en la zona líquida del núcleo del planeta hizo <text:span text:style-name="T1806">que el material magnético en los cristales líquidos que se desplazaban se reorientaran con el campo magnético y esta es la razón por la que el campo magnético de este planeta es mucho más grande que el del resto de planetas sólidos del sistema solar. Este alineamiento con el campo preexistente de los elementos magnéticos que se desplazaron </text:span><text:soft-page-break/><text:span text:style-name="T1806">hacia el núcleo aumentó dicho campo magnético. La cristalización de estos elementos magnéticos, principalmente hierro y níquel, generó un centro sólido en el planeta.</text:span></text:p>
      <text:p text:style-name="P848">E<text:span text:style-name="T1807">l movimiento del magma </text:span>se <text:span text:style-name="T1777">retroalimentó: mas movimiento vertical, mas fricción, mas calor, mas magma, mas lubricación y</text:span> <text:span text:style-name="T1808">mas movimiento vertical. E</text:span>l desbalance interno del planeta <text:span text:style-name="T1777">aumento. U</text:span>na parte del planeta se abulto y la parte contraria se sumió. La parte que se abultó es lo ahora conocemos como <text:span text:style-name="T1775">océano</text:span> atlántico y la parte que se sumió es la zona que está dentro lo que ahora conocemos como el cinturón de fuego del océano pacífico. <text:span text:style-name="T1809">El magma que salió a la superficie formo los mas de 40 mil volcanes oceánicos que se observan en el pacífico.</text:span></text:p>
      <text:p text:style-name="P850">Est<text:span text:style-name="T1775">e análisis permite hacer </text:span>una de las predicciones mas importantes de la teoría de hidroplacas que no ha sido verificada. <text:span text:style-name="T1782">En la zona dentro de </text:span>la gigantesca “u” formada por el cinturón de fuego, <text:span text:style-name="T1782">al interior de esa “u”, </text:span>debajo de<text:span text:style-name="T1782">l piso de</text:span> esa zona que esta toda <text:span text:style-name="T1782">hundida en</text:span> el océano pacífico, debajo de<text:span text:style-name="T1782">l piso de</text:span> la capa de formaciones volcánicas que hay en esa zona, <text:span text:style-name="T1782">y bordeando todo el interior de esa “u” que forma el cinturón de fuego, </text:span>debe haber <text:span text:style-name="T1778">dos grandes pedazos sumergidos de las placas de granito que se separaron justo sobre la dorsal del pacífico. Una <text:s/>se hundió, se sumió, <text:s/>formando la parte occidental de la gigantesca “u” </text:span>del océano pacífico <text:span text:style-name="T1775">que hoy conocemos como el cinturón de fuego del pacífico, bordeando las costas de Asia y Oceanía y forma parte de la placa del pacífico, y la otra zona se hundió, se sumió, en la parte oriental del cinturón de fuego, bordeando las costas de las Américas y forma parte de la placa del atlántico. Estos hundimientos es lo que observamos como fosas oceánicas en dicho cinturón de fuego.</text:span></text:p>
      <text:p text:style-name="P849">El incremento de masa comprimida de magma en el núcleo del planeta continua hoy día y este incremento a causado que el planeta este perdiendo volumen similar a como se observa que una fruta pierde volumen cuando se seca. El flujo de magma hacia el centro del planeta continua hoy día y es la causa de los movimientos sísmicos del planeta.</text:p>
      <text:p text:style-name="P852"><text:span text:style-name="T1776">Cuando el roce entre el techo y el piso de las cámaras subterráneas detuvieron el movimiento de las gigantescas hidroplacas, en </text:span>algunas partes las placas se levantaron, <text:span text:style-name="T1776">se arrugaron, </text:span>produciendo las montañas que observamos hoy día<text:span text:style-name="T1774">. Para ese momento estaban en estado de licuefacción y se comportaban como un fluido denso. En algunas zonas del planeta, donde había arrugas en las placas de granito lo suficientemente bajas para estar todavía completamente cubiertas de agua, los sedimentos que estaban sobre los puntos altos de las arrugas fueron re-ordenados por las olas en el agua al no </text:span><text:soft-page-break/><text:span text:style-name="T1774">encontrar soporte sobre la placa de granito. Debido a la diferencia de densidades entre capa y capa, los restos biológicos de plantas y animales se deslizaron cuesta arriba donde la presión era mas baja y se reorganizaron en nuevas capas horizontales sobre los niveles que ahora se conoce como discordancias geológicas.</text:span></text:p>
      <text:p text:style-name="P851">El material biológico que quedo separado en medio de estas capas superiores de sedimentación fue comprimida por el arrugamiento de las placas y posteriormente por el peso de las capas superiores y alcanzo grandes temperaturas. Dependiendo de la cantidad de agua, la presión alcanzada y la temperatura alcanzado formo los depósitos de carbón, petróleo y gas que observamos hoy día. Los gigantescos depósitos de <text:span text:style-name="T1817">hidrocarburos</text:span> que no se pueden explicar si se formaron durante millones de años, porque sería imposible mantener <text:span text:style-name="T1817">las</text:span> condiciones <text:span text:style-name="T1817">necesarias </text:span>en bloques tan grandes durante tanto tiempo, encuentran una explicación completamente factible bajo un proceso que duró tan solo unos meses <text:span text:style-name="T1818">y que se puede reproducir en su aspecto químico hoy día en el laboratorio.</text:span></text:p>
      <text:p text:style-name="P847">La formación de montañas hizo que parte del agua que se encontraba sobre las placas quedara atrapada en algunas partes formando así gigantescos lagos encima de las placas. <text:s/><text:span text:style-name="T1810">Los movimientos sísmicos producidos por el desplazamiento de magma en el planeta</text:span> <text:span text:style-name="T1810">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Este proceso fue el que generó, en unas pocas semanas, grandes cañones como el que se encuentra en Colorado. El agua que salía de estos lagos buscaba el camino de menor resistencia y a medida que fluía se llevaba consigo parte del terreno a su alrededor y escarbaba, <text:s/>esculpía, en el terreno el tipo de patrones que se observan en los cañones.</text:span></text:p>
      <text:p text:style-name="P846">El roce entre el techo y el piso de las cámaras subterráneas no solo detuvo el movimiento de las placas y las arrugo formando las montañas de hoy día, sino que genero grandes cantidades de magma donde se rozaron <text:span text:style-name="T1812">el </text:span>techo y <text:span text:style-name="T1812">el </text:span>piso de las cámaras. Cuando el peso de las placas de granito <text:span text:style-name="T1815">donde había mas masa, es decir en las zonas montañosas, </text:span>empezó a <text:span text:style-name="T1811">hundirlas,</text:span> el magma se desplazo a las partes subterraneas de las cámaras donde había menos peso encima, menos presión, es decir donde no había montañas encima. Al acumularse magma debajo de <text:span text:style-name="T1813">estas </text:span>zonas llanas<text:span text:style-name="T1812"> </text:span>la presión que hacía el magma hacia arriba fracturó <text:span text:style-name="T1813">verticalmente </text:span>la <text:span text:style-name="T1812">placa de granito y la grieta de las fracturas verticales se lleno de magma permitiendo</text:span> que el magma escap<text:span text:style-name="T1813">ara</text:span> de las <text:soft-page-break/>cámaras a la superficie de las placas. <text:span text:style-name="T1814">Esta lubricación con magma permitió que bloques de placa subieran como sube in pistón. La presión del magma que estaba debajo y que escapaba por su perímetro lubricando la subida de estos bloques de placa generaron las mesetas que se observan cerca de algunas grandes y pesadas zonas montañosas. Este mismo levantamiento fue el que generó el desborde de lagos que se habían formado cuando el agua quedo rodeada por montañas y que generaron lo s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span></text:p>
      <text:p text:style-name="P853">Después de la formación de las montañas, ese arrugamiento de las placa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p text:style-name="P853">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1820">rasgándose</text:span> siempre por el mismo punto <text:span text:style-name="T1820">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text:span></text:p>
      <text:p text:style-name="P858">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25">El ligero abultamiento en el atlántico y ligero </text:span><text:soft-page-break/><text:span text:style-name="T1825">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3" text:outline-level="3">Diferencias.</text:h>
      <text:p text:style-name="P874"><text:span text:style-name="T1827">S</text:span>u anfitrión, es decir yo, Jose Luis Quiroga, <text:span text:style-name="T1827">tiene algunas </text:span>diferencias con la presentación de la <text:span text:style-name="T1827">teoría</text:span> de h<text:span text:style-name="T1827">idr</text:span>oplacas o “hydroplate theory” <text:span text:style-name="T1828">que hace </text:span>Walt Brown <text:span text:style-name="T1827">en su libro “In the Beginnig” </text:span>y <text:span text:style-name="T1828">con la </text:span>de Brian Nickel, <text:span text:style-name="T1827">un colaborador de “Center for Scientific Creation” la organización que mantiene creationscience.com, en sus videos de Internet</text:span>.</text:p>
      <text:p text:style-name="P872"><text:span text:style-name="T1858">Una</text:span> gran diferencia <text:span text:style-name="T1854">está en lo que Génesis 1 y 2 incluye como parte de ESTA creación. Esto</text:span> debe ser evidente para cualquiera que no se haya saltado la sección de este video dedicada a la creación, <text:span text:style-name="T1854">y</text:span> que lea <text:span text:style-name="T1854">el libro “In the beginning” de Walt Brown. </text:span>Afortunadamente la teoría de hidroplacas tiene mas que ver con <text:span text:style-name="T1854">lo sucedido durante </text:span>la inundación <text:span text:style-name="T1856">planetaria </text:span>en tiempos de Noé que con <text:span text:style-name="T1854">sucedido durante </text:span>la creación.</text:p>
      <text:p text:style-name="P878">La diferencia mas grande está en la sustentación bíblica de las condiciones iniciales de la teoría de hidroplacas.</text:p>
      <text:p text:style-name="P875"><text:span text:style-name="T1858">Es completamente incoherente pensar que el vocablo H8064 </text:span><text:span text:style-name="T1858"><text:note text:id="ftn655" text:note-class="footnote"><text:note-citation>655</text:note-citation><text:note-body><text:p text:style-name="Footnote"><text:s/><text:a xlink:type="simple" xlink:href="https://biblehub.com/hebrew/8064.htm" text:style-name="Internet_20_link" text:visited-style-name="Visited_20_Internet_20_Link"><text:span text:style-name="T1828">H8064</text:span></text:a></text:p></text:note-body></text:note></text:span><text:span text:style-name="T1858"><text:s/>deja de significar cielos, shamaim, ese en el que según Génesis 1 las aves vuelan, en un solo versículo de la biblia: ese que dice que </text:span><text:span text:style-name="Bible_5f_text"><text:span text:style-name="T1828">“</text:span></text:span><text:bookmark text:name="es-RVA-8"/><text:span text:style-name="Bible_5f_text">llamó Dios á la expansión Cielos: y fué la tarde y la mañana el día segundo</text:span><text:span text:style-name="Bible_5f_text"><text:span text:style-name="T1826">” </text:span></text:span><text:span text:style-name="Bible_5f_text"><text:span text:style-name="T1826"><text:note text:id="ftn656" text:note-class="footnote"><text:note-citation>656</text:note-citation><text:note-body><text:p text:style-name="Footnote"><text:s/><text:span text:style-name="T1828">Génesis 1:8 </text:span><text:a xlink:type="simple" xlink:href="https://www.biblegateway.com/passage/?search=Génesis+1%3A8&amp;version=RVA" text:style-name="Internet_20_link" text:visited-style-name="Visited_20_Internet_20_Link"><text:span text:style-name="T1828">RVA</text:span></text:a></text:p></text:note-body></text:note></text:span></text:span><text:span text:style-name="T1826">. </text:span></text:p>
      <text:p text:style-name="P862">Tratar de darle varios significados a<text:span text:style-name="T1830">l </text:span>vocablo <text:span text:style-name="T1828">H8064 </text:span><text:span text:style-name="T1828"><text:note text:id="ftn657" text:note-class="footnote"><text:note-citation>657</text:note-citation><text:note-body><text:p text:style-name="Footnote"><text:s/><text:a xlink:type="simple" xlink:href="https://biblehub.com/hebrew/8064.htm" text:style-name="Internet_20_link" text:visited-style-name="Visited_20_Internet_20_Link"><text:span text:style-name="T1828">H8064</text:span></text:a></text:p></text:note-body></text:note></text:span><text:span text:style-name="T1828">, el shamaim, los cielos, </text:span>en el primer capitulo de l<text:span text:style-name="T1830">a</text:span> biblia, para luego escoger el que mas me gusta para que cuadre con las dos principales suposiciones de mi cuento, por lógico y coherente que sea con la evidencia actual, es teológicamente insostenible.</text:p>
      <text:p text:style-name="P863"><text:span text:style-name="T1835">La biblia dice que: </text:span><text:span text:style-name="Bible_5f_text"><text:span text:style-name="T1835">“</text:span></text:span><text:bookmark text:name="es-RVA-7"/><text:span text:style-name="Bible_5f_text">E hizo Dios la expansión, y apartó las aguas que estaban </text:span><text:span text:style-name="Bible_5f_text"><text:span text:style-name="T1838">DEBAJO</text:span></text:span><text:span text:style-name="Bible_5f_text"> de la expansión, de las aguas que estaban </text:span><text:span text:style-name="Bible_5f_text"><text:span text:style-name="T1838">SOBRE</text:span></text:span><text:span text:style-name="Bible_5f_text"> la expansión: y fué así</text:span><text:span text:style-name="Bible_5f_text"><text:span text:style-name="T1835">” </text:span></text:span><text:span text:style-name="Bible_5f_text"><text:span text:style-name="T1835"><text:note text:id="ftn658" text:note-class="footnote"><text:note-citation>658</text:note-citation><text:note-body><text:p text:style-name="Footnote"><text:s/><text:span text:style-name="T1835">Génesis 1:7 </text:span><text:a xlink:type="simple" xlink:href="https://www.biblegateway.com/passage/?search=Génesis+1%3A7&amp;version=RVA" text:style-name="Internet_20_link" text:visited-style-name="Visited_20_Internet_20_Link"><text:span text:style-name="T1835">RVA</text:span></text:a></text:p></text:note-body></text:note></text:span></text:span><text:span text:style-name="T1835">. Y que luego </text:span><text:span text:style-name="Bible_5f_text"><text:span text:style-name="T1828">“</text:span></text:span><text:bookmark text:name="es-RVA-81"/><text:span text:style-name="Bible_5f_text"><text:span text:style-name="T1828">llamó Dios á la expansión CIELOS” </text:span></text:span><text:span text:style-name="Bible_5f_text"><text:span text:style-name="T1828"><text:note text:id="ftn659" text:note-class="footnote"><text:note-citation>659</text:note-citation><text:note-body><text:p text:style-name="Footnote"><text:s/><text:span text:style-name="T1828">Génesis 1:8 </text:span><text:a xlink:type="simple" xlink:href="https://www.biblegateway.com/passage/?search=Génesis+1%3A8&amp;version=RVA" text:style-name="Internet_20_link" text:visited-style-name="Visited_20_Internet_20_Link"><text:span text:style-name="T1828">RVA</text:span></text:a></text:p></text:note-body></text:note></text:span></text:span><text:span text:style-name="T1835">. El mismo vocablo cielos, el vocablo H8064 </text:span><text:span text:style-name="T1835"><text:note text:id="ftn660" text:note-class="footnote"><text:note-citation>660</text:note-citation><text:note-body><text:p text:style-name="Footnote"><text:s/><text:a xlink:type="simple" xlink:href="https://biblehub.com/hebrew/8064.htm" text:style-name="Internet_20_link" text:visited-style-name="Visited_20_Internet_20_Link"><text:span text:style-name="T1828">H8064</text:span></text:a></text:p></text:note-body></text:note></text:span><text:span text:style-name="T1835">, plural, shamaim, es usado durante todos los dos primeros capítulos consistentemente para referirse a ese lugar donde se observan el sol, la luna y las estrellas, ese lugar donde vuelan la aves. Pero no, solo cuando Dios decidió llamar “cielos” a la expansión que esta teoría quiere entender como la caparazón de granito es </text:span><text:soft-page-break/><text:span text:style-name="T1835">que no significa lo que siempre significa porque obviamente los cielos no pueden ser una caparazón de granito.</text:span></text:p>
      <text:p text:style-name="P864"><text:span text:style-name="T1836">Además es muy clara en decir que Dios dijo: </text:span><text:span text:style-name="Bible_5f_text"><text:span text:style-name="T1829">“</text:span></text:span><text:bookmark text:name="es-RVA-93"/><text:span text:style-name="Bible_5f_text"><text:span text:style-name="T1829">Júntense las aguas que están DEBAJO de los cielos en un lugar, y descúbrase lo SECO: y fué así” </text:span></text:span><text:span text:style-name="Bible_5f_text"><text:span text:style-name="T1829"><text:note text:id="ftn661" text:note-class="footnote"><text:note-citation>661</text:note-citation><text:note-body><text:p text:style-name="Footnote"><text:s/><text:span text:style-name="T1833">Génesis 1:9 </text:span><text:a xlink:type="simple" xlink:href="https://www.biblegateway.com/passage/?search=Génesis+1%3A9&amp;version=RVA" text:style-name="Internet_20_link" text:visited-style-name="Visited_20_Internet_20_Link"><text:span text:style-name="T1833">RVA</text:span></text:a></text:p></text:note-body></text:note></text:span></text:span><text:span text:style-name="T1829">. Eso seco es la caparazón de granito. Eso seco salio de las aguas que estaban DEBAJO de la expansión. Eso seco quedo DEBAJO de la expansión. Eso seco que es la caparazón de granito quedo DEBAJO de los cielos. Eso seco NO son los cielos. Eso seco que es la caparazón de granito NO son los cielos.</text:span></text:p>
      <text:p text:style-name="P864"><text:span text:style-name="T1836">Es perfectamente posible que sea justamente este versículo el que le da sustententación a las dos condiciones iniciales de la teoría de hidroplacas. Dice: </text:span><text:span text:style-name="Bible_5f_text"><text:span text:style-name="T1829">“</text:span></text:span><text:bookmark text:name="es-RVA-9"/><text:span text:style-name="Bible_5f_text">Júntense las aguas que están </text:span><text:span text:style-name="Bible_5f_text"><text:span text:style-name="T1839">DEBAJO</text:span></text:span><text:span text:style-name="Bible_5f_text"> de los cielos en un lugar, y descúbrase la seca: y fué así</text:span><text:span text:style-name="Bible_5f_text"><text:span text:style-name="T1829">” </text:span></text:span><text:span text:style-name="Bible_5f_text"><text:span text:style-name="T1829"><text:note text:id="ftn662" text:note-class="footnote"><text:note-citation>662</text:note-citation><text:note-body><text:p text:style-name="Footnote"><text:s/><text:span text:style-name="T1833">Génesis 1:9 </text:span><text:a xlink:type="simple" xlink:href="https://www.biblegateway.com/passage/?search=Génesis+1%3A9&amp;version=RVA" text:style-name="Internet_20_link" text:visited-style-name="Visited_20_Internet_20_Link"><text:span text:style-name="T1833">RVA</text:span></text:a></text:p></text:note-body></text:note></text:span></text:span><text:span text:style-name="T1829">.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860">Y el que a los proponentes de la teoría de hidroplacas no les parezca posible que haya la famosa canopy, esa agua que nos dice la biblia que estaba <text:span text:style-name="T1836">ENCIMA</text:span> de los cielos, que porque la presión, que porque la temperatura, que porque el efecto invernadero, <text:span text:style-name="T1836">que porque … a mi </text:span>me suena al mismo tipo de disculpas que tienen muchos supuestos científicos con este cuento en particular, con la teoría de hidroplacas: <text:span text:style-name="T1839">que mucho calor, que mucho frio, que la transferencia de calor, que mucha energía. </text:span></text:p>
      <text:p text:style-name="P860">Si realmente Jesucristo resucitó, puede que no entendamos todos los detalles de por qué había aguas encima de los cielos, de por qué la biblia es completamente cierta, pero eso no significa que no puede ser <text:span text:style-name="T1831">como lo afirma la biblia, o que me ponga a adaptarla para que cuadre con mis prejuicios.</text:span></text:p>
      <text:p text:style-name="P861">Para inventar cuentos de un pasado que cuadre con la descripción <text:span text:style-name="T1834">bíblica, con lo observado hoy día y</text:span> que sea lo suficientemente coherente como para llamarlo científico solo falta imaginación. Además para explicar toda la masa que hay en asteroides, meteoritos, cometas y objetos <text:span text:style-name="T1800">trans-neptunianos </text:span>que supuestamente salieron de este planeta es mucho más fácil con esa aguita que nos dice la biblia que estaba allí, <text:span text:style-name="T1837">en vez de estar sextuplicando el ancho de la caparazón de granito para que los datos reportados por la NASA cuadren con mi teoría.</text:span></text:p>
      <text:p text:style-name="P861">Aquí no estamos hablando de creatividad técnica, esa que <text:span text:style-name="T1840">en este </text:span>video <text:span text:style-name="T1834">es la única que se acepta para </text:span>valida<text:span text:style-name="T1834">r</text:span> una teoría científica. <text:span text:style-name="T1840">Aquí estamos hablando simplemente de </text:span><text:soft-page-break/><text:span text:style-name="T1840">imaginación. E</text:span>ste es <text:span text:style-name="T1832">solo </text:span>un cuento mas sobre el pasa<text:span text:style-name="T1831">do, ese que no podemos conocer.</text:span> <text:span text:style-name="T1834">Aquí s</text:span>olo falta imaginación. No tanta como la <text:span text:style-name="T1831">necesaria en </text:span>la teoría de placas tectónicas, pero imaginación al fin y al cabo.</text:p>
      <text:h text:style-name="Heading_20_2" text:outline-level="2">Dinosaurios.</text:h>
      <text:p text:style-name="P887">Uno de los principales hechos que se deben tener en cuenta cada vez que se piense en dinosaurios es que: c<text:span text:style-name="T331">ada vez que se ha realizado una prueba de Carbono 14 en fósiles de dinosaurio </text:span><text:span text:style-name="T688">se ha encontrado</text:span><text:span text:style-name="T331"> que tiene </text:span><text:span text:style-name="T686">Carbono 14. </text:span><text:span text:style-name="T331">Esto</text:span><text:span text:style-name="T686"> significa que, </text:span><text:span text:style-name="T687">según las suposiciones de las dataciónes radiométricas, esos</text:span><text:span text:style-name="T686"> fósil</text:span><text:span text:style-name="T687">es</text:span><text:span text:style-name="T686"> de dinosaurio </text:span><text:span text:style-name="T687">NO pueden </text:span><text:span text:style-name="T686">t</text:span><text:span text:style-name="T687">ener</text:span><text:span text:style-name="T686"> mas de 60 mil años. </text:span></text:p>
      <text:p text:style-name="P274"><text:span text:style-name="T1892">A ninguna persona que</text:span> <text:span text:style-name="T1892">crea el cuento de la evolución le gusta este hecho. Porque la única alternativa a la existencia del Creador del cielo y de la tierra es ese cuentico de la evolución. Y, si no queremos reconocer la existencia del Creador, decidimos creer </text:span>l<text:span text:style-name="T1897">as falsedades</text:span> que nos enseñaron en el colegio.</text:p>
      <text:p text:style-name="P279">Pero hay mas evidencia de que los dinosaurios se extinguieron, si es que no han terminado de extinguirse, recientemente y que el hombre siempre convivió con estos animales, si es que <text:span text:style-name="T1893">no sigue conviviendo con los que quedan</text:span>.</text:p>
      <text:p text:style-name="P280">Actualmente, gracias a Internet, es fácil comprobar que:</text:p>
      <text:p text:style-name="P275">1. Diferentes culturas alrededor del planeta en diferentes periodos de tiempo han dibujado, esculpido y <text:span text:style-name="T1895">elaborado objetos en diferentes materiales de </text:span>animales cuya forma coincide con lo que ahora llamamos dinosaurios.</text:p>
      <text:p text:style-name="P275">2. Registros históricos en diferentes periodos de tiempo han narrado eventos en los que se describen animales que coinciden con lo que ahora llamamos dinosaurios.</text:p>
      <text:p text:style-name="P275">3. <text:span text:style-name="T1895">En diferentes partes del mundo hay huellas fosilizadas de seres humanos junto a las de animales que coinciden con lo que ahora llamamos dinosaurios.</text:span></text:p>
      <text:p text:style-name="P276">4. La gran mayoría de los fósiles de dinosaurios <text:span text:style-name="T1896">se </text:span>en<text:span text:style-name="T1896">cuentran en </text:span>grupos de animales <text:span text:style-name="T1896">que </text:span>indican una muerte rápida y simultanea.</text:p>
      <text:p text:style-name="P278">5. Se han encontrado huesos de estos animales que están preservados y SIN fosilizar.</text:p>
      <text:p text:style-name="P277"><text:span text:style-name="T1896">6</text:span>. <text:span text:style-name="T1896">Se ha encontrado tejido blando en algunos de estos animales.</text:span></text:p>
      <text:p text:style-name="P278">7. Se han encontrado residuos de células de sangre de estos animales.</text:p>
      <text:p text:style-name="P278"><text:soft-page-break/>8. Se han encontrado residuos de vasos sanguíneos de estos animales.</text:p>
      <text:p text:style-name="P278">9. Se ha encontrado tejido conjuntivo de estos animales.</text:p>
      <text:p text:style-name="P278">10. Se ha encontrado en el estomago de estos animales residuos de flores, de hojas de árbol, de helechos, de arbustos, de algas y de vegetación en general.</text:p>
      <text:p text:style-name="P287">11. Hay testimonios recientes, en diferentes partes del planeta, que afirman haber visto animales que <text:span text:style-name="T1894">coinciden con lo que ahora llamamos dinosaurios.</text:span></text:p>
      <text:p text:style-name="P286">12. Hasta el siglo 19 la palabra “dragon” se encontraba en <text:span text:style-name="T1904">algunos</text:span> diccionarios como una palabra que se refiere a una clase de animales <text:span text:style-name="T1904">como los que ahora llamamos dinosaurios</text:span>. Algunos diccionarios incluso anotan que <text:span text:style-name="T1904">estos animales </text:span>se encuentran en peligro de extinción.</text:p>
      <text:p text:style-name="P281">Pero ¿Que pasa cuando se encuentra esta evidencia? Nada, no pasa nada. Simplemente se ignora, se niega o se tergiversa porque no es coherente con el cuento de los millones de años que nos enseñaron en el colegio.</text:p>
      <text:p text:style-name="P281">Hay varios animales <text:span text:style-name="T1898">reptiles </text:span>que tienen apariencia de lo que ahora llamamos dinosaurios. <text:span text:style-name="T1898">De hecho la palabra “dinosaurio” significa “lagartija terrible”. Varios de estos animales nunca dejan de crecer. Ahora la mayoría no viven mucho tiempo pero es muy posible que vivieran cientos de años antes de la inundación planetaria. 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span></text:p>
      <text:p text:style-name="P282"><text:span text:style-name="T1904">Adicionalmente, l</text:span>a biblia nos describe algunos animales que se parecen mucho a lo que ahora conocemos como dinos<text:span text:style-name="T1904">a</text:span>urios. </text:p>
      <text:p text:style-name="P283">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text:span><text:soft-page-break/><text:span text:style-name="Bible_5f_text">miedo aunque el Jordán le llegue hasta la boca. ¿Puede alguien capturarlo ante sus ojos? ¿Puede alguien atravesar su nariz con lazos?” </text:span><text:span text:style-name="Bible_5f_text"><text:note text:id="ftn663" text:note-class="footnote"><text:note-citation>663</text:note-citation><text:note-body><text:p text:style-name="Footnote"><text:s/><text:span text:style-name="T1899">Job 40:15-24 </text:span><text:a xlink:type="simple" xlink:href="https://www.biblegateway.com/passage/?search=job+40%3A15-24&amp;version=PDT" text:style-name="Internet_20_link" text:visited-style-name="Visited_20_Internet_20_Link"><text:span text:style-name="T1899">PDT</text:span></text:a></text:p></text:note-body></text:note></text:span>.</text:p>
      <text:p text:style-name="P283">Por esa descripción, el behemot se parece mucho a l<text:span text:style-name="T1903">os que ahora llamamos</text:span> <text:span text:style-name="T1901">saurópodos.</text:span></text:p>
      <text:p text:style-name="P284">En Job 41 dice: <text:span text:style-name="Bible_5f_text">“Te hablaré sobre las piernas, la fuerza y la buena forma de Leviatán. ¿Quién es capaz de agujerear su piel? ¿Quién puede penetrar su doble coraza? ¿Quién 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4" text:note-class="footnote"><text:note-citation>664</text:note-citation><text:note-body><text:p text:style-name="Footnote"><text:s/><text:span text:style-name="T1900">Job 41:12-34 </text:span><text:a xlink:type="simple" xlink:href="https://www.biblegateway.com/passage/?search=job+41%3A12-34&amp;version=PDT" text:style-name="Internet_20_link" text:visited-style-name="Visited_20_Internet_20_Link"><text:span text:style-name="T1900">PDT</text:span></text:a></text:p></text:note-body></text:note></text:span>.</text:p>
      <text:p text:style-name="P285">Por esa descripción, el <text:span text:style-name="T1902">leviatán</text:span> <text:span text:style-name="T1902">puede ser fácilmente algún tipo de los que ahora llamamos tiranosaurios.</text:span></text:p>
      <text:p text:style-name="P286"><text:span text:style-name="T1905">L</text:span>a biblia también <text:span text:style-name="T1905">contiene evidencia de que estos animales siempre convivieron con el ser humano.</text:span></text:p>
      <text:h text:style-name="Heading_20_2" text:outline-level="2">Taxonomía.</text:h>
      <text:p text:style-name="P896">La clasificación de los animales actualmente está plagada del cuentico de la evolución. Los criterios de clasificación <text:span text:style-name="T1906">son los de una</text:span> evolución genética que nunca sucedió.</text:p>
      <text:p text:style-name="P897">A <text:span text:style-name="T1907">comienzos</text:span> del siglo 18, la clasificación era mas evidente. Literalmente. La clasificación del padre de la taxonomía moderna era simple <text:span text:style-name="T1907">y de acuerdo a la evidencia </text:span><text:soft-page-break/><text:span text:style-name="T1907">observable a simple vista</text:span>. <text:span text:style-name="T1907">Clasificó mas de 40 mil animales en s</text:span>olo seis grandes grupos que traducidos del <text:span text:style-name="T1907">latín, porque a el le gustaba el latín,</text:span> serían algo así como: cuadrupedos, aves, anfibios, peces, insectos <text:span text:style-name="T1907">y gusanos. Por supuesto es solo un nombre porque entre los cuadrúpedos estaba el hombre y el simio. En sus primeras versiones los cuadrupedos tenían 33 clases de animales, las aves tenían 47 clases, los anfibios 4 clases, los peces 41 clases, los insectos 47 clases y los gusanos 19 clases. A estas clases de animales las llamó “genera” o género en español. Con el tiempo la clasificación adquirió mas niveles, pero en sus primeras versiones no existían ni las familias ni las que después llamó clases como tal. </text:span></text:p>
      <text:p text:style-name="P912">En estas primeras clasificaciones de animales por “genera” se pueden distinguir nombres como “equus”, “elephas”, “tigris”, “canis”, “felis”, “camelus”, “simia”, “pavo”, “gallina”, “falco”, que lógicamente corresponden a nombres como “equino”, “elefante”, “tigre”, “canino”, “felino”, “camello”, “simio”, “pavo”, “gallina”, “falco”. Cada una sería una clase o tipo de animal de los que se parecen entre si. Así, entre los “equus” encontramos la cebra y el caballo. Era una clasificación lógica, simple. No era bíblica pero era evidente. </text:p>
      <text:p text:style-name="P897">En la biblia, la clasificación de los animales es <text:span text:style-name="T1908">todavía</text:span> mas simple, <text:span text:style-name="T1910">mas evidente</text:span> <text:span text:style-name="T1909">y obviamente entre los animales no esta el ser humano pero si están los dragones, es decir los dinosaurios, esos que ya eran escasos en el siglo 18.</text:span></text:p>
      <text:p text:style-name="P899">Una primera clasificación es la carne. Y la carne en la biblia tiene <text:span text:style-name="T1916">SANGRE</text:span>. Y la sangre en la biblia es <text:span text:style-name="T1916">ROJA</text:span>. En la biblia no hay sangre azul, ni amarilla, ni verde, ni purpura, solo hay sangre roja. Así, una primera clasificación de los animales está dada por aquellos que tienen sangre roja.</text:p>
      <text:p text:style-name="P898">Una segunda clasificación es si <text:span text:style-name="T1911">vive en el agua, en la tierra o vuelan</text:span>. <text:span text:style-name="T1911">Los anfibios cuentan entre los que viven en el agua.</text:span></text:p>
      <text:p text:style-name="P900">Aquellos que cumplen <text:span text:style-name="T1912">con </text:span>vivir en la tierra y t<text:span text:style-name="T1912">ener </text:span>carne, <text:span text:style-name="T1912">la biblia los divide en dos grupos: los que se arrastran y los que no. </text:span></text:p>
      <text:p text:style-name="P901">Es una clasificación que aproximadamente se corresponde con la que le enseña<text:span text:style-name="T1913">ban </text:span>a uno en el colegio. <text:span text:style-name="T1913">Dos grandes grupos: v</text:span>ertebrados en invertebrados. <text:span text:style-name="T1913">Es decir carne y no carne porque casi la totalidad de los vertebrados son de sangre roja, por eso la comparación es aproximada. </text:span></text:p>
      <text:p text:style-name="P902"><text:soft-page-break/>Los vertebrados se dividen en peces, <text:span text:style-name="T1913">anfibios, mamíferos</text:span>, reptiles <text:span text:style-name="T1913">y </text:span>aves<text:span text:style-name="T1913">. Es decir agua, tierra y vuelan. Donde los de tierra están divididos en mamíferos y reptiles. Y los de agua serían los peces y anfibios porque la biblia no los diferencia.</text:span></text:p>
      <text:p text:style-name="P906">Es una clasificación simple, lógica y evidente. Mucho mas que las <text:span text:style-name="T1924">del siglo 21</text:span>.</text:p>
      <text:p text:style-name="P903"><text:span text:style-name="T1923">Y </text:span>¿Por qué tod<text:span text:style-name="T1915">a</text:span> esta explicación?</text:p>
      <text:p text:style-name="P904">Pues porque si tenemos en cuenta la clasificación por “genera” del padre de la taxonomía moderna, a principios del siglo 18, <text:span text:style-name="T1920">es decir muy recientemente, </text:span>solo tenemos <text:span text:style-name="T1918">un poco mas de </text:span>80 clases o tipos de animales que meter en el barco <text:span text:style-name="T1922">construido</text:span> por Noé <text:span text:style-name="T1922">y sus familiares</text:span>. <text:span text:style-name="T1919">Estos serían los mismos que Adan nombró en una mañanita porque YHWH no lo puso a nombrar insectos, ni animales acuáticos, ni otros supuestos animales, según algunas clasificaciones EXA-modernas, del siglo 21, que ni siquiera se ven a simple vista, como los virus o BACTERIAS.</text:span></text:p>
      <text:p text:style-name="P904">La diversificación de <text:span text:style-name="T1915">los </text:span>animales <text:span text:style-name="T1915">que salieron del arca de Noé, en lo que ahora llaman especies, que no es otra cosa que </text:span>la adaptación de estos animales, se <text:span text:style-name="T1914">dio</text:span> después de la gran inundación planetaria. <text:span text:style-name="T1914">Todos los caninos que clasificamos como especies diferentes son simplemente la adaptación a un medio ambiente especifico de la pareja de caninos que salió del barco que construyó Noé y sus familiares. Pero de los caninos solo salen caninitos y NUNCA se ha visto que de un canino salga un FELINITO o un EQUINITO. Lo mismo pasa con todos los “elephas”, “tigris”, “equus”, “felis”, “camelus”, “simia”, “pavo”, “gallina”, “falco” del padre de la taxonomía MODERNA.</text:span></text:p>
      <text:p text:style-name="P903">Entre la evidencia que soporta esta afirmación está el que:</text:p>
      <text:p text:style-name="P903">1. Se da el caso de animales del mismo género pero <text:span text:style-name="T1914">de diferente especie, </text:span>que supuestamente no se pueden cruzar, si conviven suficiente tiempo en las mismas condiciones, empiezan a poderse cruzar.</text:p>
      <text:p text:style-name="P903">2. Se da el caso de animales del mismo género y <text:span text:style-name="T1914">de diferente especie y </text:span>que no se pueden cruzar entre sí, <text:span text:style-name="T1914">para los cuales existe </text:span>un<text:span text:style-name="T1914">a</text:span> terc<text:span text:style-name="T1914">era especie</text:span> del mismo género que se puede cruzar con <text:span text:style-name="T1914">la dos primeras</text:span>.</text:p>
      <text:p text:style-name="P905">Así, el total de animales en el arca de Noé es incluso menor que el que tiene un zoológico <text:span text:style-name="T1921">actual </text:span>promedio <text:span text:style-name="T1921">y que es </text:span>mantenido por <text:span text:style-name="T1917">3</text:span> o <text:span text:style-name="T1917">4</text:span> personas encargadas de los animales.</text:p>
      <text:h text:style-name="P1029" text:outline-level="2"><text:soft-page-break/>Arca de Noé.</text:h>
      <text:p text:style-name="P888">La biblia nos habla de que YHWH le ordena a Noé construir un <text:span text:style-name="T1876">arca hecha de madera tratada de manera especial y de 300 codos de largo por 50 codos de ancho por 30 codos de altura. Nos dice también que dicha arca encallo en los montes de Ararat después de que el agua de la inundación planetaria empezó a bajar.</text:span></text:p>
      <text:p text:style-name="P889">En el año 1948 una serie de terremotos y lluvias saco a flote lo que ahora se conoce como el sitio arqueológico de Durupinar en Uzengili Turquía. Fue descubierto por un pastor del área y posteriormente en 1959 identificado en un foto aérea por un <text:span text:style-name="T1877">experimentado cartógrafo</text:span> llamado Durupinar y por eso ahora se le conoce con dicho nombre.</text:p>
      <text:p text:style-name="P890">La razón por la que le llamó la atención a Durupinar dicho lugar es por la forma que tiene. Desde el aire parece <text:span text:style-name="T1925">la cubierta de </text:span>un <text:span text:style-name="T1877">barco</text:span>. Un enorme <text:span text:style-name="T1877">barco</text:span>.</text:p>
      <text:p text:style-name="P890">Después de dinamitar una parte de lo que parecía un <text:span text:style-name="T1877">barco</text:span>, la expedición de la cual hacia parte Durupinar, llegaron a la conclusión de que lo que parecía un <text:span text:style-name="T1877">barco</text:span> “era un fenómeno de la naturaleza y que no era hecho por el hombre”. <text:span text:style-name="T1885">Los enciclopedias populares en Internet se quedan con esta conclusión. Tal vez les parece que dinamitar un lugar, que el gobierno de Turquía ahora reconoce como arqueológico, es una manera eficiente de excavar un terreno de interés arqueológico.</text:span></text:p>
      <text:p text:style-name="P890">Varias personas han continuado impulsando la investigación del lugar de manera particular. Sin la ayuda de gobierno alguno y con dinero propio.</text:p>
      <text:p text:style-name="P891">Recientemente en 2014 un <text:span text:style-name="T1878">equipo de Nueva Zelanda liderado por un geofísico</text:span> de nombre <text:span text:style-name="T1877">John Larsen obtuvo el permiso de Turquía para escanear la resistividad del terreno de la zona. 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span></text:p>
      <text:p text:style-name="P892">Los hechos <text:span text:style-name="T1880">de lo que tiene estructura de barco </text:span>son varios:</text:p>
      <text:p text:style-name="P892">1. Tiene las dimensiones en codos reales egipcios dadas en la biblia: 300 codos por 50 codos por 30 codos.</text:p>
      <text:p text:style-name="P892">2. Esta en los antiguos montes de Ararat.</text:p>
      <text:p text:style-name="P892">3. La traducción del nombre local de la montaña sería “la montaña del juicio”.</text:p>
      <text:p text:style-name="P892"><text:soft-page-break/>4. <text:span text:style-name="T1886">Está c</text:span>erca a un población que los locales conocen como “el pueblo de los 8”.</text:p>
      <text:p text:style-name="P892">5. <text:span text:style-name="T1886">Cerca al lugar hay</text:span> anclas de piedra del tamaño apropiado para un bote de ese tamaño.</text:p>
      <text:p text:style-name="P892">6. Esta a casi 1800 metros sobre el nivel del mar en un lugar donde no hay agua cerca.</text:p>
      <text:p text:style-name="P892">7. Existen mapas antiguos que identificaban el lugar como el lugar de descanso del arca bíblica.</text:p>
      <text:p text:style-name="P892">8. El lugar <text:span text:style-name="T1879">era</text:span> visitado por peregrinos <text:span text:style-name="T1879">en la antigüedad</text:span>.</text:p>
      <text:p text:style-name="P893">9. La forma de bote incorpora principios de alta matemática y conocimientos avanzados de hidrodinámica.</text:p>
      <text:p text:style-name="P893">10. Su historia es consistente con las historias de Sumeria, Akkad, Babilonia así como de la Torah, del antiguo testamento y de los Coranes.</text:p>
      <text:p text:style-name="P894">11. <text:span text:style-name="T1881">Dos</text:span> escaneos <text:span text:style-name="T1888">adicionales realizados</text:span> <text:span text:style-name="T1883">en el año 2019 </text:span>con metodologías diferentes, <text:span text:style-name="T1883">por una empresa especializada</text:span> <text:span text:style-name="T1882">contratada por Andrew Jones de </text:span><text:a xlink:type="simple" xlink:href="https://www.noahsarkscans.com/" text:style-name="Internet_20_link" text:visited-style-name="Visited_20_Internet_20_Link"><text:span text:style-name="T1882">noahsarkscans.com</text:span></text:a><text:span text:style-name="T1882">, </text:span>indican que se trata de un <text:span text:style-name="T1886">barco</text:span>.</text:p>
      <text:p text:style-name="P895">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887">razonablemente </text:span>imposible <text:span text:style-name="T1887">negar que se trata del barco descrito en la biblia.</text:span></text:p>
      <text:h text:style-name="Heading_20_3" text:outline-level="3">Log<text:span text:style-name="T1935">í</text:span>stica.</text:h>
      <text:p text:style-name="P913">Sin embargo si nos saltamos los <text:span text:style-name="T1936">dos principios</text:span> fundamentales de la biblia, <text:span text:style-name="T1935">es racionalmente inalcanzable el creer la historia de Noé. </text:span></text:p>
      <text:p text:style-name="P915">Incluso en el siglo 21, asumiendo disponibilidad a la tecnología actual, y suponiendo abundancia de recursos, es difícil imaginar la posibilidad de una empresa como esa.</text:p>
      <text:p text:style-name="P914">¿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916"><text:soft-page-break/>Que no eran tantos animales, que se puede <text:span text:style-name="T1939">tratar la madera con calor y presión junto con aceites de origen vegetal y </text:span>hacer un material mas fuerte que el acero, que no tuvieron que ir por los animales, que Dios le explicó todo a Noé, que Noe <text:span text:style-name="T1942">duró</text:span> mas de cincuenta años en hacer el arca, que los animales antes de la inundación eran vegetarianos incluyendo al T-rex, que fue una inundación y no una gigantesca tormenta, que las olas <text:span text:style-name="T1942">en la zona del arca </text:span>eran pasivas, que estaban ubicados en la zona del planeta menos afectada por la gran rotación, que antes de la inundación los sistemas biológicos <text:span text:style-name="T1939">incluyendo los humanos crecían </text:span>mucho mas <text:span text:style-name="T1939">y eran mucho mas fuertes que después de la inundación</text:span>, que solo llevaron crías de animales y no animales adultos, que <text:span text:style-name="T1938">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p text:style-name="P917">En realidad no importa que cantidad de evidencia o de argumentos se tengan de la posibilidad de que la narración bíblica sea cierta si no se cree primero que todos esos animales y que esas ocho personas, por necesidad lógica, tuvieron que ser creadas por un Creador y diseñador con una inteligencia y conocimiento que el hombre de hoy día, con la tecnología de hoy día, apenas puede imaginar.</text:p>
      <text:p text:style-name="P918">Y para poder aceptar que realmente fue así, y que la narración bíblica es histórica, es casi racionalmente imposible aceptarlo sin primero creer que Jesucristo está vivo porque después de morir en la cruz resucitó. El testimonio sobre Jesucristo es que habló de Noé como un evento histórico, luego si el testimonio de que Jesucristo resucitó es cierto la narración bíblica tiene que ser autentica.</text:p>
      <text:p text:style-name="P919">Es por eso que cuando se empezó esta parte del video se hizo énfasis en estos dos principios bíblicos:</text:p>
      <text:p text:style-name="P291"><text:soft-page-break/>1. Existe un Creador, <text:span text:style-name="T1926">diseñador e inteligente,</text:span> de toda planta, animal y persona de este planeta.</text:p>
      <text:p text:style-name="P291">2. Jesucristo está vivo porque <text:span text:style-name="T1940">después de morir en la cruz </text:span>resucitó <text:span text:style-name="T1940">al tercer día</text:span>.</text:p>
      <text:p text:style-name="P291">Si <text:span text:style-name="T1927">estos dos puntos fundamentales </text:span>se niegan, se ignoran, o no se tienen en cuenta,<text:span text:style-name="T1927"> </text:span>es racionalmente inalcanzable el poder creer <text:span text:style-name="T1941">que la historia de Noé es autentica</text:span>.</text:p>
      <text:p text:style-name="P292">Ese Dios, que dice la narración bíblica le habló a Noé, fue el mismo que se encarg<text:span text:style-name="T1943">ó</text:span> de que todo sucediera como está escrito en la biblia. El siempre ha estado y estará en control. Nada absolutamente nada lo toma por sorpresa. Ese es el Dios de la biblia. <text:span text:style-name="T1943">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span></text:p>
      <text:h text:style-name="P1030"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186</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0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10-26T13:33:27.192850773</dc:date>
    <meta:editing-duration>P13DT10H46M16S</meta:editing-duration>
    <meta:editing-cycles>3766</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2" meta:object-count="0" meta:page-count="204" meta:paragraph-count="2169" meta:word-count="79329" meta:character-count="451404" meta:non-whitespace-character-count="373288"/>
  </office:meta>
</office:document-meta>
</file>